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0.089cm" style:rel-width="98%" fo:margin-left="-0.018cm" table:align="left"/>
    </style:style>
    <style:style style:name="Tableau1.A" style:family="table-column">
      <style:table-column-properties style:column-width="20.089cm" style:rel-column-width="11380*"/>
    </style:style>
    <style:style style:name="Tableau1.1" style:family="table-row">
      <style:table-row-properties style:min-row-height="1.258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20.089cm" style:rel-width="98%" fo:margin-left="-0.078cm" table:align="left"/>
    </style:style>
    <style:style style:name="Tableau2.A" style:family="table-column">
      <style:table-column-properties style:column-width="0.725cm" style:rel-column-width="411*"/>
    </style:style>
    <style:style style:name="Tableau2.B" style:family="table-column">
      <style:table-column-properties style:column-width="0.748cm" style:rel-column-width="424*"/>
    </style:style>
    <style:style style:name="Tableau2.C" style:family="table-column">
      <style:table-column-properties style:column-width="0.407cm" style:rel-column-width="231*"/>
    </style:style>
    <style:style style:name="Tableau2.D" style:family="table-column">
      <style:table-column-properties style:column-width="0.319cm" style:rel-column-width="181*"/>
    </style:style>
    <style:style style:name="Tableau2.E" style:family="table-column">
      <style:table-column-properties style:column-width="0.79cm" style:rel-column-width="448*"/>
    </style:style>
    <style:style style:name="Tableau2.F" style:family="table-column">
      <style:table-column-properties style:column-width="0.55cm" style:rel-column-width="312*"/>
    </style:style>
    <style:style style:name="Tableau2.G" style:family="table-column">
      <style:table-column-properties style:column-width="0.176cm" style:rel-column-width="100*"/>
    </style:style>
    <style:style style:name="Tableau2.H" style:family="table-column">
      <style:table-column-properties style:column-width="0.041cm" style:rel-column-width="23*"/>
    </style:style>
    <style:style style:name="Tableau2.J" style:family="table-column">
      <style:table-column-properties style:column-width="0.78cm" style:rel-column-width="442*"/>
    </style:style>
    <style:style style:name="Tableau2.K" style:family="table-column">
      <style:table-column-properties style:column-width="1.314cm" style:rel-column-width="745*"/>
    </style:style>
    <style:style style:name="Tableau2.L" style:family="table-column">
      <style:table-column-properties style:column-width="2.464cm" style:rel-column-width="1396*"/>
    </style:style>
    <style:style style:name="Tableau2.M" style:family="table-column">
      <style:table-column-properties style:column-width="2.469cm" style:rel-column-width="1399*"/>
    </style:style>
    <style:style style:name="Tableau2.O" style:family="table-column">
      <style:table-column-properties style:column-width="0.471cm" style:rel-column-width="267*"/>
    </style:style>
    <style:style style:name="Tableau2.P" style:family="table-column">
      <style:table-column-properties style:column-width="2.454cm" style:rel-column-width="1390*"/>
    </style:style>
    <style:style style:name="Tableau2.Q" style:family="table-column">
      <style:table-column-properties style:column-width="1.466cm" style:rel-column-width="830*"/>
    </style:style>
    <style:style style:name="Tableau2.R" style:family="table-column">
      <style:table-column-properties style:column-width="0.734cm" style:rel-column-width="416*"/>
    </style:style>
    <style:style style:name="Tableau2.S" style:family="table-column">
      <style:table-column-properties style:column-width="0.219cm" style:rel-column-width="124*"/>
    </style:style>
    <style:style style:name="Tableau2.T" style:family="table-column">
      <style:table-column-properties style:column-width="0.508cm" style:rel-column-width="288*"/>
    </style:style>
    <style:style style:name="Tableau2.U" style:family="table-column">
      <style:table-column-properties style:column-width="0.773cm" style:rel-column-width="438*"/>
    </style:style>
    <style:style style:name="Tableau2.W" style:family="table-column">
      <style:table-column-properties style:column-width="0.492cm" style:rel-column-width="279*"/>
    </style:style>
    <style:style style:name="Tableau2.X" style:family="table-column">
      <style:table-column-properties style:column-width="0.693cm" style:rel-column-width="393*"/>
    </style:style>
    <style:style style:name="Tableau2.1" style:family="table-row">
      <style:table-row-properties style:min-row-height="0.656cm" style:use-optimal-row-height="false"/>
    </style:style>
    <style:style style:name="Tableau2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2.L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au2.T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au2.3" style:family="table-row">
      <style:table-row-properties style:min-row-height="0.504cm" style:use-optimal-row-height="false"/>
    </style:style>
    <style:style style:name="Tableau2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L3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2.T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2.4" style:family="table-row">
      <style:table-row-properties style:min-row-height="0.485cm" style:use-optimal-row-height="false"/>
    </style:style>
    <style:style style:name="Tableau2.L4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T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2.5" style:family="table-row">
      <style:table-row-properties style:min-row-height="0.651cm" style:use-optimal-row-height="false"/>
    </style:style>
    <style:style style:name="Tableau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K5" style:family="table-cell">
      <style:table-cell-properties style:vertical-align="middle" fo:background-color="#eaf1d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M5" style:family="table-cell">
      <style:table-cell-properties style:vertical-align="middle" fo:background-color="#eaf1dd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au2.P5" style:family="table-cell">
      <style:table-cell-properties style:vertical-align="middle" fo:background-color="#eaf1dd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au2.Q5" style:family="table-cell">
      <style:table-cell-properties style:vertical-align="middle"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6" style:family="table-row">
      <style:table-row-properties style:min-row-height="0.649cm" style:use-optimal-row-height="false"/>
    </style:style>
    <style:style style:name="Tableau2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Q6" style:family="table-cell">
      <style:table-cell-properties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R6" style:family="table-cell">
      <style:table-cell-properties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S6" style:family="table-cell">
      <style:table-cell-properties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U6" style:family="table-cell">
      <style:table-cell-properties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V6" style:family="table-cell">
      <style:table-cell-properties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W6" style:family="table-cell">
      <style:table-cell-properties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X6" style:family="table-cell">
      <style:table-cell-properties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7" style:family="table-row">
      <style:table-row-properties style:min-row-height="1.12cm" style:use-optimal-row-height="false"/>
    </style:style>
    <style:style style:name="Tableau2.8" style:family="table-row">
      <style:table-row-properties style:min-row-height="1.489cm" style:use-optimal-row-height="false"/>
    </style:style>
    <style:style style:name="Tableau2.Q8" style:family="table-cell">
      <style:table-cell-properties style:vertical-align="middle" fo:background-color="#eaf1dd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2.9" style:family="table-row">
      <style:table-row-properties style:min-row-height="0.501cm" style:use-optimal-row-height="false"/>
    </style:style>
    <style:style style:name="Tableau2.K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V9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2.11" style:family="table-row">
      <style:table-row-properties style:min-row-height="0.594cm" style:use-optimal-row-height="false"/>
    </style:style>
    <style:style style:name="Tableau2.K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V1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3" style:family="table">
      <style:table-properties style:width="19.918cm" table:align="center"/>
    </style:style>
    <style:style style:name="Tableau3.A" style:family="table-column">
      <style:table-column-properties style:column-width="5.786cm"/>
    </style:style>
    <style:style style:name="Tableau3.B" style:family="table-column">
      <style:table-column-properties style:column-width="5.327cm"/>
    </style:style>
    <style:style style:name="Tableau3.C" style:family="table-column">
      <style:table-column-properties style:column-width="3.709cm"/>
    </style:style>
    <style:style style:name="Tableau3.D" style:family="table-column">
      <style:table-column-properties style:column-width="0.235cm"/>
    </style:style>
    <style:style style:name="Tableau3.E" style:family="table-column">
      <style:table-column-properties style:column-width="3.318cm"/>
    </style:style>
    <style:style style:name="Tableau3.F" style:family="table-column">
      <style:table-column-properties style:column-width="1.543cm"/>
    </style:style>
    <style:style style:name="Tableau3.1" style:family="table-row">
      <style:table-row-properties style:min-row-height="0.353cm" fo:keep-together="always" style:use-optimal-row-height="false"/>
    </style:style>
    <style:style style:name="Tableau3.A1" style:family="table-cell">
      <style:table-cell-properties fo:padding="0.101cm" fo:border="0.75pt solid #000000" style:writing-mode="lr-tb"/>
    </style:style>
    <style:style style:name="Tableau3.F1" style:family="table-cell">
      <style:table-cell-properties style:vertical-align="middle" fo:padding-left="0.011cm" fo:padding-right="0.011cm" fo:padding-top="0cm" fo:padding-bottom="0cm" fo:border="0.75pt solid #000000" style:writing-mode="lr-tb"/>
    </style:style>
    <style:style style:name="Tableau3.2" style:family="table-row">
      <style:table-row-properties style:min-row-height="0.487cm" fo:keep-together="always" style:use-optimal-row-height="false"/>
    </style:style>
    <style:style style:name="Tableau3.3" style:family="table-row">
      <style:table-row-properties style:min-row-height="0.522cm" fo:keep-together="always" style:use-optimal-row-height="false"/>
    </style:style>
    <style:style style:name="Tableau3.5" style:family="table-row">
      <style:table-row-properties style:min-row-height="0.374cm" fo:keep-together="always" style:use-optimal-row-height="false"/>
    </style:style>
    <style:style style:name="Tableau3.B8" style:family="table-cell">
      <style:table-cell-properties fo:padding-left="0.011cm" fo:padding-right="0.011cm" fo:padding-top="0cm" fo:padding-bottom="0cm" fo:border="0.75pt solid #000000" style:writing-mode="lr-tb"/>
    </style:style>
    <style:style style:name="Tableau3.C8" style:family="table-cell">
      <style:table-cell-properties fo:padding-left="0.011cm" fo:padding-right="0.011cm" fo:padding-top="0cm" fo:padding-bottom="0cm" fo:border="0.75pt solid #000000" style:writing-mode="lr-tb"/>
    </style:style>
    <style:style style:name="Tableau3.E8" style:family="table-cell">
      <style:table-cell-properties fo:padding-left="0.011cm" fo:padding-right="0.011cm" fo:padding-top="0cm" fo:padding-bottom="0cm" fo:border="0.75pt solid #000000" style:writing-mode="lr-tb"/>
    </style:style>
    <style:style style:name="Tableau3.C9" style:family="table-cell">
      <style:table-cell-properties fo:padding-left="0.011cm" fo:padding-right="0.011cm" fo:padding-top="0cm" fo:padding-bottom="0cm" fo:border="0.75pt solid #000000" style:writing-mode="lr-tb"/>
    </style:style>
    <style:style style:name="Tableau4" style:family="table">
      <style:table-properties style:width="19.897cm" table:align="center"/>
    </style:style>
    <style:style style:name="Tableau4.A" style:family="table-column">
      <style:table-column-properties style:column-width="5.789cm"/>
    </style:style>
    <style:style style:name="Tableau4.B" style:family="table-column">
      <style:table-column-properties style:column-width="5.771cm"/>
    </style:style>
    <style:style style:name="Tableau4.C" style:family="table-column">
      <style:table-column-properties style:column-width="6.262cm"/>
    </style:style>
    <style:style style:name="Tableau4.D" style:family="table-column">
      <style:table-column-properties style:column-width="2.074cm"/>
    </style:style>
    <style:style style:name="Tableau4.1" style:family="table-row">
      <style:table-row-properties style:min-row-height="0.6cm" style:use-optimal-row-height="false"/>
    </style:style>
    <style:style style:name="Tableau4.A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au4.2" style:family="table-row">
      <style:table-row-properties style:min-row-height="0.501cm" style:use-optimal-row-height="false"/>
    </style:style>
    <style:style style:name="Tableau4.3" style:family="table-row">
      <style:table-row-properties style:min-row-height="2.769cm" style:use-optimal-row-height="false"/>
    </style:style>
    <style:style style:name="Tableau4.A3" style:family="table-cell">
      <style:table-cell-properties fo:padding-left="0.191cm" fo:padding-right="0.191cm" fo:padding-top="0cm" fo:padding-bottom="0cm" fo:border="0.75pt solid #000000" style:writing-mode="lr-tb"/>
    </style:style>
    <style:style style:name="Tableau4.B3" style:family="table-cell">
      <style:table-cell-properties fo:padding-left="0.191cm" fo:padding-right="0.191cm" fo:padding-top="0cm" fo:padding-bottom="0cm" fo:border="0.75pt solid #000000" style:writing-mode="lr-tb"/>
    </style:style>
    <style:style style:name="Tableau4.C3" style:family="table-cell">
      <style:table-cell-properties fo:padding-left="0.191cm" fo:padding-right="0.191cm" fo:padding-top="0cm" fo:padding-bottom="0cm" fo:border="0.75pt solid #000000" style:writing-mode="lr-tb"/>
    </style:style>
    <style:style style:name="Tableau4.4" style:family="table-row">
      <style:table-row-properties style:min-row-height="0.374cm" fo:keep-together="always" style:use-optimal-row-height="false"/>
    </style:style>
    <style:style style:name="Tableau4.A4" style:family="table-cell">
      <style:table-cell-properties fo:padding="0.101cm" fo:border="0.75pt solid #000000" style:writing-mode="lr-tb"/>
    </style:style>
    <style:style style:name="Tableau4.D4" style:family="table-cell">
      <style:table-cell-properties fo:padding-left="0.011cm" fo:padding-right="0.011cm" fo:padding-top="0cm" fo:padding-bottom="0cm" fo:border="0.75pt solid #000000" style:writing-mode="lr-tb"/>
    </style:style>
    <style:style style:name="Tableau5" style:family="table" style:master-page-name="MP1">
      <style:table-properties style:width="28.698cm" style:rel-width="100%" fo:margin-left="-0.018cm" style:page-number="auto" table:align="left"/>
    </style:style>
    <style:style style:name="Tableau5.A" style:family="table-column">
      <style:table-column-properties style:column-width="8.638cm" style:rel-column-width="4894*"/>
    </style:style>
    <style:style style:name="Tableau5.B" style:family="table-column">
      <style:table-column-properties style:column-width="1.339cm" style:rel-column-width="759*"/>
    </style:style>
    <style:style style:name="Tableau5.C" style:family="table-column">
      <style:table-column-properties style:column-width="1.335cm" style:rel-column-width="757*"/>
    </style:style>
    <style:style style:name="Tableau5.D" style:family="table-column">
      <style:table-column-properties style:column-width="1.341cm" style:rel-column-width="760*"/>
    </style:style>
    <style:style style:name="Tableau5.E" style:family="table-column">
      <style:table-column-properties style:column-width="1.337cm" style:rel-column-width="758*"/>
    </style:style>
    <style:style style:name="Tableau5.P" style:family="table-column">
      <style:table-column-properties style:column-width="1.33cm" style:rel-column-width="754*"/>
    </style:style>
    <style:style style:name="Tableau5.1" style:family="table-row">
      <style:table-row-properties style:min-row-height="0.727cm" style:use-optimal-row-height="false"/>
    </style:style>
    <style:style style:name="Tableau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2" style:family="table-row">
      <style:table-row-properties style:min-row-height="2.434cm" style:use-optimal-row-height="false"/>
    </style:style>
    <style:style style:name="Tableau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F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G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H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I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J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K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L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M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N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O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P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3" style:family="table-row">
      <style:table-row-properties style:min-row-height="0.69cm" style:use-optimal-row-height="false"/>
    </style:style>
    <style:style style:name="Tableau5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5" style:family="table-row">
      <style:table-row-properties style:min-row-height="0.91cm" style:use-optimal-row-height="false"/>
    </style:style>
    <style:style style:name="Tableau5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6" style:family="table-row">
      <style:table-row-properties style:min-row-height="0.554cm" style:use-optimal-row-height="false"/>
    </style:style>
    <style:style style:name="Tableau5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7" style:family="table-row">
      <style:table-row-properties style:min-row-height="1.697cm" style:use-optimal-row-height="false"/>
    </style:style>
    <style:style style:name="Tableau5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8" style:family="table-row">
      <style:table-row-properties style:min-row-height="0.146cm" style:use-optimal-row-height="false"/>
    </style:style>
    <style:style style:name="Tableau5.11" style:family="table-row">
      <style:table-row-properties style:min-row-height="0.55cm" style:use-optimal-row-height="false"/>
    </style:style>
    <style:style style:name="Tableau5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F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G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H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I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J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K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L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M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N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O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P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12" style:family="table-row">
      <style:table-row-properties style:min-row-height="0.609cm" style:use-optimal-row-height="false"/>
    </style:style>
    <style:style style:name="Tableau5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15" style:family="table-row">
      <style:table-row-properties style:min-row-height="0.543cm" style:use-optimal-row-height="false"/>
    </style:style>
    <style:style style:name="Tableau5.A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16" style:family="table-row">
      <style:table-row-properties style:min-row-height="0.674cm" style:use-optimal-row-height="false"/>
    </style:style>
    <style:style style:name="Tableau5.A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17" style:family="table-row">
      <style:table-row-properties style:min-row-height="0.349cm" style:use-optimal-row-height="false"/>
    </style:style>
    <style:style style:name="Tableau5.A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1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19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20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2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22" style:family="table-row">
      <style:table-row-properties style:min-row-height="0.418cm" style:use-optimal-row-height="false"/>
    </style:style>
    <style:style style:name="Tableau5.A2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23" style:family="table-row">
      <style:table-row-properties style:min-row-height="0.901cm" style:use-optimal-row-height="false"/>
    </style:style>
    <style:style style:name="Tableau5.A2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24" style:family="table-row">
      <style:table-row-properties style:min-row-height="0.3cm" style:use-optimal-row-height="false"/>
    </style:style>
    <style:style style:name="Tableau5.A2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25" style:family="table-row">
      <style:table-row-properties style:min-row-height="0.469cm" style:use-optimal-row-height="false"/>
    </style:style>
    <style:style style:name="Tableau5.A2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27" style:family="table-row">
      <style:table-row-properties style:min-row-height="0.4cm" style:use-optimal-row-height="false"/>
    </style:style>
    <style:style style:name="Tableau5.28" style:family="table-row">
      <style:table-row-properties style:min-row-height="0.337cm" style:use-optimal-row-height="false"/>
    </style:style>
    <style:style style:name="Tableau5.29" style:family="table-row">
      <style:table-row-properties style:min-row-height="0.601cm" style:use-optimal-row-height="false"/>
    </style:style>
    <style:style style:name="Tableau6" style:family="table">
      <style:table-properties style:width="28.123cm" style:rel-width="98%" table:align="center"/>
    </style:style>
    <style:style style:name="Tableau6.A" style:family="table-column">
      <style:table-column-properties style:column-width="24.456cm" style:rel-column-width="13857*"/>
    </style:style>
    <style:style style:name="Tableau6.B" style:family="table-column">
      <style:table-column-properties style:column-width="2.177cm" style:rel-column-width="1233*"/>
    </style:style>
    <style:style style:name="Tableau6.C" style:family="table-column">
      <style:table-column-properties style:column-width="1.49cm" style:rel-column-width="845*"/>
    </style:style>
    <style:style style:name="Tableau6.1" style:family="table-row">
      <style:table-row-properties style:min-row-height="0.385cm" style:use-optimal-row-height="false"/>
    </style:style>
    <style:style style:name="Tableau6.A1" style:family="table-cell">
      <style:table-cell-properties fo:padding="0.101cm" fo:border="0.5pt solid #000000" style:writing-mode="lr-tb"/>
    </style:style>
    <style:style style:name="Tableau6.B1" style:family="table-cell">
      <style:table-cell-properties style:vertical-align="middle" fo:padding-left="0.011cm" fo:padding-right="0.011cm" fo:padding-top="0cm" fo:padding-bottom="0cm" fo:border="0.5pt solid #000000" style:writing-mode="lr-tb"/>
    </style:style>
    <style:style style:name="Tableau6.4" style:family="table-row">
      <style:table-row-properties style:min-row-height="0.397cm" style:use-optimal-row-height="false"/>
    </style:style>
    <style:style style:name="Tableau7" style:family="table">
      <style:table-properties style:width="28.131cm" fo:margin-left="0.173cm" table:align="left"/>
    </style:style>
    <style:style style:name="Tableau7.A" style:family="table-column">
      <style:table-column-properties style:column-width="0.769cm"/>
    </style:style>
    <style:style style:name="Tableau7.B" style:family="table-column">
      <style:table-column-properties style:column-width="2.953cm"/>
    </style:style>
    <style:style style:name="Tableau7.C" style:family="table-column">
      <style:table-column-properties style:column-width="1.33cm"/>
    </style:style>
    <style:style style:name="Tableau7.D" style:family="table-column">
      <style:table-column-properties style:column-width="5.175cm"/>
    </style:style>
    <style:style style:name="Tableau7.E" style:family="table-column">
      <style:table-column-properties style:column-width="1.344cm"/>
    </style:style>
    <style:style style:name="Tableau7.F" style:family="table-column">
      <style:table-column-properties style:column-width="1.277cm"/>
    </style:style>
    <style:style style:name="Tableau7.G" style:family="table-column">
      <style:table-column-properties style:column-width="2.117cm"/>
    </style:style>
    <style:style style:name="Tableau7.H" style:family="table-column">
      <style:table-column-properties style:column-width="1.82cm"/>
    </style:style>
    <style:style style:name="Tableau7.I" style:family="table-column">
      <style:table-column-properties style:column-width="1.706cm"/>
    </style:style>
    <style:style style:name="Tableau7.J" style:family="table-column">
      <style:table-column-properties style:column-width="1.231cm"/>
    </style:style>
    <style:style style:name="Tableau7.K" style:family="table-column">
      <style:table-column-properties style:column-width="3.387cm"/>
    </style:style>
    <style:style style:name="Tableau7.L" style:family="table-column">
      <style:table-column-properties style:column-width="1.753cm"/>
    </style:style>
    <style:style style:name="Tableau7.M" style:family="table-column">
      <style:table-column-properties style:column-width="3.268cm"/>
    </style:style>
    <style:style style:name="Tableau7.1" style:family="table-row">
      <style:table-row-properties style:min-row-height="3.512cm" fo:keep-together="always" style:use-optimal-row-height="false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1" style:family="table-cell">
      <style:table-cell-properties style:vertical-align="middle" fo:padding-left="0.191cm" fo:padding-right="0.191cm" fo:padding-top="0cm" fo:padding-bottom="0cm" fo:border="0.5pt solid #000000" loext:writing-mode="bt-lr"/>
    </style:style>
    <style:style style:name="Tableau7.C1" style:family="table-cell">
      <style:table-cell-properties fo:padding-left="0.191cm" fo:padding-right="0.191cm" fo:padding-top="0cm" fo:padding-bottom="0cm" fo:border="0.5pt solid #000000" loext:writing-mode="bt-lr"/>
    </style:style>
    <style:style style:name="Tableau7.L1" style:family="table-cell">
      <style:table-cell-properties fo:padding-left="0.191cm" fo:padding-right="0.191cm" fo:padding-top="0cm" fo:padding-bottom="0cm" fo:border="0.5pt solid #000000" loext:writing-mode="bt-lr"/>
    </style:style>
    <style:style style:name="Tableau7.2" style:family="table-row">
      <style:table-row-properties style:min-row-height="0.298cm" fo:keep-together="always" style:use-optimal-row-height="false"/>
    </style:style>
    <style:style style:name="Tableau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3" style:family="table-row">
      <style:table-row-properties fo:keep-together="always" style:use-optimal-row-height="false"/>
    </style:style>
    <style:style style:name="Tableau7.4" style:family="table-row">
      <style:table-row-properties fo:keep-together="always" style:use-optimal-row-height="false"/>
    </style:style>
    <style:style style:name="Tableau7.5" style:family="table-row">
      <style:table-row-properties fo:keep-together="always" style:use-optimal-row-height="false"/>
    </style:style>
    <style:style style:name="Tableau7.6" style:family="table-row">
      <style:table-row-properties fo:keep-together="always" style:use-optimal-row-height="false"/>
    </style:style>
    <style:style style:name="Tableau8" style:family="table">
      <style:table-properties style:width="28.131cm" fo:margin-left="0.173cm" table:align="left"/>
    </style:style>
    <style:style style:name="Tableau8.A" style:family="table-column">
      <style:table-column-properties style:column-width="0.769cm"/>
    </style:style>
    <style:style style:name="Tableau8.B" style:family="table-column">
      <style:table-column-properties style:column-width="2.953cm"/>
    </style:style>
    <style:style style:name="Tableau8.C" style:family="table-column">
      <style:table-column-properties style:column-width="1.33cm"/>
    </style:style>
    <style:style style:name="Tableau8.D" style:family="table-column">
      <style:table-column-properties style:column-width="5.175cm"/>
    </style:style>
    <style:style style:name="Tableau8.E" style:family="table-column">
      <style:table-column-properties style:column-width="1.344cm"/>
    </style:style>
    <style:style style:name="Tableau8.F" style:family="table-column">
      <style:table-column-properties style:column-width="1.277cm"/>
    </style:style>
    <style:style style:name="Tableau8.G" style:family="table-column">
      <style:table-column-properties style:column-width="2.117cm"/>
    </style:style>
    <style:style style:name="Tableau8.H" style:family="table-column">
      <style:table-column-properties style:column-width="1.82cm"/>
    </style:style>
    <style:style style:name="Tableau8.I" style:family="table-column">
      <style:table-column-properties style:column-width="1.706cm"/>
    </style:style>
    <style:style style:name="Tableau8.J" style:family="table-column">
      <style:table-column-properties style:column-width="1.231cm"/>
    </style:style>
    <style:style style:name="Tableau8.K" style:family="table-column">
      <style:table-column-properties style:column-width="3.387cm"/>
    </style:style>
    <style:style style:name="Tableau8.L" style:family="table-column">
      <style:table-column-properties style:column-width="1.753cm"/>
    </style:style>
    <style:style style:name="Tableau8.M" style:family="table-column">
      <style:table-column-properties style:column-width="3.268cm"/>
    </style:style>
    <style:style style:name="Tableau8.1" style:family="table-row">
      <style:table-row-properties fo:keep-together="always" style:use-optimal-row-height="false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8.F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G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H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I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J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L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28.131cm" fo:margin-left="0.173cm" table:align="left"/>
    </style:style>
    <style:style style:name="Tableau9.A" style:family="table-column">
      <style:table-column-properties style:column-width="0.769cm"/>
    </style:style>
    <style:style style:name="Tableau9.B" style:family="table-column">
      <style:table-column-properties style:column-width="2.953cm"/>
    </style:style>
    <style:style style:name="Tableau9.C" style:family="table-column">
      <style:table-column-properties style:column-width="1.33cm"/>
    </style:style>
    <style:style style:name="Tableau9.D" style:family="table-column">
      <style:table-column-properties style:column-width="5.175cm"/>
    </style:style>
    <style:style style:name="Tableau9.E" style:family="table-column">
      <style:table-column-properties style:column-width="1.344cm"/>
    </style:style>
    <style:style style:name="Tableau9.F" style:family="table-column">
      <style:table-column-properties style:column-width="1.277cm"/>
    </style:style>
    <style:style style:name="Tableau9.G" style:family="table-column">
      <style:table-column-properties style:column-width="2.117cm"/>
    </style:style>
    <style:style style:name="Tableau9.H" style:family="table-column">
      <style:table-column-properties style:column-width="1.82cm"/>
    </style:style>
    <style:style style:name="Tableau9.I" style:family="table-column">
      <style:table-column-properties style:column-width="1.706cm"/>
    </style:style>
    <style:style style:name="Tableau9.J" style:family="table-column">
      <style:table-column-properties style:column-width="1.231cm"/>
    </style:style>
    <style:style style:name="Tableau9.K" style:family="table-column">
      <style:table-column-properties style:column-width="3.387cm"/>
    </style:style>
    <style:style style:name="Tableau9.L" style:family="table-column">
      <style:table-column-properties style:column-width="1.753cm"/>
    </style:style>
    <style:style style:name="Tableau9.M" style:family="table-column">
      <style:table-column-properties style:column-width="3.268cm"/>
    </style:style>
    <style:style style:name="Tableau9.1" style:family="table-row">
      <style:table-row-properties fo:keep-together="always" style:use-optimal-row-height="false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F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G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H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I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J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L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" style:family="table">
      <style:table-properties style:width="28.698cm" style:rel-width="100%" table:align="center"/>
    </style:style>
    <style:style style:name="Tableau10.A" style:family="table-column">
      <style:table-column-properties style:column-width="26.45cm" style:rel-column-width="14986*"/>
    </style:style>
    <style:style style:name="Tableau10.B" style:family="table-column">
      <style:table-column-properties style:column-width="2.249cm" style:rel-column-width="1274*"/>
    </style:style>
    <style:style style:name="Tableau10.1" style:family="table-row">
      <style:table-row-properties style:min-row-height="0.642cm" fo:keep-together="always" style:use-optimal-row-height="false"/>
    </style:style>
    <style:style style:name="Tableau10.A1" style:family="table-cell">
      <style:table-cell-properties fo:padding="0.101cm" fo:border="0.5pt solid #000000" style:writing-mode="lr-tb"/>
    </style:style>
    <style:style style:name="Tableau10.B1" style:family="table-cell">
      <style:table-cell-properties style:vertical-align="middle" fo:padding-left="0.011cm" fo:padding-right="0.011cm" fo:padding-top="0cm" fo:padding-bottom="0cm" fo:border="0.5pt solid #000000" style:writing-mode="lr-tb"/>
    </style:style>
    <style:style style:name="Tableau11" style:family="table">
      <style:table-properties style:width="28.409cm" table:align="center"/>
    </style:style>
    <style:style style:name="Tableau11.A" style:family="table-column">
      <style:table-column-properties style:column-width="0.704cm"/>
    </style:style>
    <style:style style:name="Tableau11.B" style:family="table-column">
      <style:table-column-properties style:column-width="1.974cm"/>
    </style:style>
    <style:style style:name="Tableau11.C" style:family="table-column">
      <style:table-column-properties style:column-width="1.251cm"/>
    </style:style>
    <style:style style:name="Tableau11.D" style:family="table-column">
      <style:table-column-properties style:column-width="2cm"/>
    </style:style>
    <style:style style:name="Tableau11.E" style:family="table-column">
      <style:table-column-properties style:column-width="1.443cm"/>
    </style:style>
    <style:style style:name="Tableau11.F" style:family="table-column">
      <style:table-column-properties style:column-width="4.927cm"/>
    </style:style>
    <style:style style:name="Tableau11.G" style:family="table-column">
      <style:table-column-properties style:column-width="1.339cm"/>
    </style:style>
    <style:style style:name="Tableau11.H" style:family="table-column">
      <style:table-column-properties style:column-width="1.416cm"/>
    </style:style>
    <style:style style:name="Tableau11.I" style:family="table-column">
      <style:table-column-properties style:column-width="2.041cm"/>
    </style:style>
    <style:style style:name="Tableau11.J" style:family="table-column">
      <style:table-column-properties style:column-width="1.603cm"/>
    </style:style>
    <style:style style:name="Tableau11.K" style:family="table-column">
      <style:table-column-properties style:column-width="1.612cm"/>
    </style:style>
    <style:style style:name="Tableau11.L" style:family="table-column">
      <style:table-column-properties style:column-width="0.949cm"/>
    </style:style>
    <style:style style:name="Tableau11.M" style:family="table-column">
      <style:table-column-properties style:column-width="2.87cm"/>
    </style:style>
    <style:style style:name="Tableau11.N" style:family="table-column">
      <style:table-column-properties style:column-width="1.325cm"/>
    </style:style>
    <style:style style:name="Tableau11.O" style:family="table-column">
      <style:table-column-properties style:column-width="2.956cm"/>
    </style:style>
    <style:style style:name="Tableau11.1" style:family="table-row">
      <style:table-row-properties style:min-row-height="3.542cm" fo:keep-together="always" style:use-optimal-row-height="false"/>
    </style:style>
    <style:style style:name="Tableau11.A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1.B1" style:family="table-cell">
      <style:table-cell-properties style:vertical-align="middle" fo:padding-left="0.191cm" fo:padding-right="0.191cm" fo:padding-top="0cm" fo:padding-bottom="0cm" fo:border="0.5pt solid #000000" loext:writing-mode="bt-lr"/>
    </style:style>
    <style:style style:name="Tableau11.2" style:family="table-row">
      <style:table-row-properties style:min-row-height="0.478cm" fo:keep-together="always" style:use-optimal-row-height="false"/>
    </style:style>
    <style:style style:name="Tableau1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.3" style:family="table-row">
      <style:table-row-properties style:min-row-height="0.113cm" fo:keep-together="always" style:use-optimal-row-height="false"/>
    </style:style>
    <style:style style:name="Tableau1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.4" style:family="table-row">
      <style:table-row-properties fo:keep-together="always" style:use-optimal-row-height="false"/>
    </style:style>
    <style:style style:name="Tableau1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" style:family="table">
      <style:table-properties style:width="28.413cm" style:rel-width="99%" table:align="center"/>
    </style:style>
    <style:style style:name="Tableau12.A" style:family="table-column">
      <style:table-column-properties style:column-width="26.402cm" style:rel-column-width="14958*"/>
    </style:style>
    <style:style style:name="Tableau12.B" style:family="table-column">
      <style:table-column-properties style:column-width="2.011cm" style:rel-column-width="1139*"/>
    </style:style>
    <style:style style:name="Tableau12.1" style:family="table-row">
      <style:table-row-properties style:min-row-height="0.658cm" fo:keep-together="always" style:use-optimal-row-height="false"/>
    </style:style>
    <style:style style:name="Tableau12.A1" style:family="table-cell">
      <style:table-cell-properties fo:padding="0.101cm" fo:border="0.5pt solid #000000" style:writing-mode="lr-tb"/>
    </style:style>
    <style:style style:name="Tableau12.B1" style:family="table-cell">
      <style:table-cell-properties style:vertical-align="middle" fo:padding-left="0.011cm" fo:padding-right="0.011cm" fo:padding-top="0cm" fo:padding-bottom="0cm" fo:border="0.5pt solid #000000" style:writing-mode="lr-tb"/>
    </style:style>
    <style:style style:name="Tableau13" style:family="table">
      <style:table-properties style:width="28.123cm" style:rel-width="98%" table:align="center"/>
    </style:style>
    <style:style style:name="Tableau13.A" style:family="table-column">
      <style:table-column-properties style:column-width="0.494cm" style:rel-column-width="280*"/>
    </style:style>
    <style:style style:name="Tableau13.B" style:family="table-column">
      <style:table-column-properties style:column-width="1.983cm" style:rel-column-width="1123*"/>
    </style:style>
    <style:style style:name="Tableau13.C" style:family="table-column">
      <style:table-column-properties style:column-width="1.722cm" style:rel-column-width="975*"/>
    </style:style>
    <style:style style:name="Tableau13.D" style:family="table-column">
      <style:table-column-properties style:column-width="1.974cm" style:rel-column-width="1118*"/>
    </style:style>
    <style:style style:name="Tableau13.E" style:family="table-column">
      <style:table-column-properties style:column-width="1.969cm" style:rel-column-width="1115*"/>
    </style:style>
    <style:style style:name="Tableau13.F" style:family="table-column">
      <style:table-column-properties style:column-width="1.977cm" style:rel-column-width="1120*"/>
    </style:style>
    <style:style style:name="Tableau13.G" style:family="table-column">
      <style:table-column-properties style:column-width="1.229cm" style:rel-column-width="697*"/>
    </style:style>
    <style:style style:name="Tableau13.I" style:family="table-column">
      <style:table-column-properties style:column-width="5.427cm" style:rel-column-width="3075*"/>
    </style:style>
    <style:style style:name="Tableau13.J" style:family="table-column">
      <style:table-column-properties style:column-width="0.965cm" style:rel-column-width="547*"/>
    </style:style>
    <style:style style:name="Tableau13.K" style:family="table-column">
      <style:table-column-properties style:column-width="2.963cm" style:rel-column-width="1679*"/>
    </style:style>
    <style:style style:name="Tableau13.L" style:family="table-column">
      <style:table-column-properties style:column-width="1.642cm" style:rel-column-width="930*"/>
    </style:style>
    <style:style style:name="Tableau13.M" style:family="table-column">
      <style:table-column-properties style:column-width="3.814cm" style:rel-column-width="2161*"/>
    </style:style>
    <style:style style:name="Tableau13.1" style:family="table-row">
      <style:table-row-properties style:min-row-height="3.512cm" fo:keep-together="always" style:use-optimal-row-height="false"/>
    </style:style>
    <style:style style:name="Tableau13.A1" style:family="table-cell">
      <style:table-cell-properties fo:padding-left="0.191cm" fo:padding-right="0.191cm" fo:padding-top="0cm" fo:padding-bottom="0cm" fo:border="0.5pt solid #000000" style:writing-mode="tb-rl"/>
    </style:style>
    <style:style style:name="Tableau13.B1" style:family="table-cell">
      <style:table-cell-properties style:vertical-align="middle" fo:padding-left="0.191cm" fo:padding-right="0.191cm" fo:padding-top="0cm" fo:padding-bottom="0cm" fo:border="0.5pt solid #000000" loext:writing-mode="bt-lr"/>
    </style:style>
    <style:style style:name="Tableau13.C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3.D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3.E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3.F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3.G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3.H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3.I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3.J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3.K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3.L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3.M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3.2" style:family="table-row">
      <style:table-row-properties fo:keep-together="always" style:use-optimal-row-height="false"/>
    </style:style>
    <style:style style:name="Tableau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3.3" style:family="table-row">
      <style:table-row-properties fo:keep-together="always" style:use-optimal-row-height="false"/>
    </style:style>
    <style:style style:name="Tableau14" style:family="table">
      <style:table-properties style:width="28.123cm" style:rel-width="98%" table:align="center"/>
    </style:style>
    <style:style style:name="Tableau14.A" style:family="table-column">
      <style:table-column-properties style:column-width="0.494cm" style:rel-column-width="280*"/>
    </style:style>
    <style:style style:name="Tableau14.B" style:family="table-column">
      <style:table-column-properties style:column-width="1.983cm" style:rel-column-width="1123*"/>
    </style:style>
    <style:style style:name="Tableau14.C" style:family="table-column">
      <style:table-column-properties style:column-width="1.722cm" style:rel-column-width="975*"/>
    </style:style>
    <style:style style:name="Tableau14.D" style:family="table-column">
      <style:table-column-properties style:column-width="1.974cm" style:rel-column-width="1118*"/>
    </style:style>
    <style:style style:name="Tableau14.E" style:family="table-column">
      <style:table-column-properties style:column-width="1.969cm" style:rel-column-width="1115*"/>
    </style:style>
    <style:style style:name="Tableau14.F" style:family="table-column">
      <style:table-column-properties style:column-width="1.977cm" style:rel-column-width="1120*"/>
    </style:style>
    <style:style style:name="Tableau14.G" style:family="table-column">
      <style:table-column-properties style:column-width="1.229cm" style:rel-column-width="697*"/>
    </style:style>
    <style:style style:name="Tableau14.I" style:family="table-column">
      <style:table-column-properties style:column-width="5.427cm" style:rel-column-width="3075*"/>
    </style:style>
    <style:style style:name="Tableau14.J" style:family="table-column">
      <style:table-column-properties style:column-width="0.965cm" style:rel-column-width="547*"/>
    </style:style>
    <style:style style:name="Tableau14.K" style:family="table-column">
      <style:table-column-properties style:column-width="2.963cm" style:rel-column-width="1679*"/>
    </style:style>
    <style:style style:name="Tableau14.L" style:family="table-column">
      <style:table-column-properties style:column-width="1.642cm" style:rel-column-width="930*"/>
    </style:style>
    <style:style style:name="Tableau14.M" style:family="table-column">
      <style:table-column-properties style:column-width="3.814cm" style:rel-column-width="2161*"/>
    </style:style>
    <style:style style:name="Tableau14.1" style:family="table-row">
      <style:table-row-properties fo:keep-together="always" style:use-optimal-row-height="false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5" style:family="table">
      <style:table-properties style:width="27.836cm" style:rel-width="97%" fo:margin-left="-0.018cm" table:align="left"/>
    </style:style>
    <style:style style:name="Tableau15.A" style:family="table-column">
      <style:table-column-properties style:column-width="4.782cm" style:rel-column-width="2711*"/>
    </style:style>
    <style:style style:name="Tableau15.B" style:family="table-column">
      <style:table-column-properties style:column-width="2.379cm" style:rel-column-width="1349*"/>
    </style:style>
    <style:style style:name="Tableau15.C" style:family="table-column">
      <style:table-column-properties style:column-width="3.452cm" style:rel-column-width="1957*"/>
    </style:style>
    <style:style style:name="Tableau15.D" style:family="table-column">
      <style:table-column-properties style:column-width="2.408cm" style:rel-column-width="1365*"/>
    </style:style>
    <style:style style:name="Tableau15.E" style:family="table-column">
      <style:table-column-properties style:column-width="4.826cm" style:rel-column-width="2736*"/>
    </style:style>
    <style:style style:name="Tableau15.F" style:family="table-column">
      <style:table-column-properties style:column-width="2.074cm" style:rel-column-width="1176*"/>
    </style:style>
    <style:style style:name="Tableau15.G" style:family="table-column">
      <style:table-column-properties style:column-width="5.166cm" style:rel-column-width="2929*"/>
    </style:style>
    <style:style style:name="Tableau15.H" style:family="table-column">
      <style:table-column-properties style:column-width="2.748cm" style:rel-column-width="1558*"/>
    </style:style>
    <style:style style:name="Tableau15.1" style:family="table-row">
      <style:table-row-properties style:min-row-height="0.513cm" style:use-optimal-row-height="false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5.2" style:family="table-row">
      <style:table-row-properties style:min-row-height="0.238cm" style:use-optimal-row-height="false"/>
    </style:style>
    <style:style style:name="Tableau15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5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5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5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5.F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5.G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5.H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5.3" style:family="table-row">
      <style:table-row-properties style:min-row-height="0.594cm" style:use-optimal-row-height="false"/>
    </style:style>
    <style:style style:name="Tableau15.4" style:family="table-row">
      <style:table-row-properties style:min-row-height="0.482cm" style:use-optimal-row-height="false"/>
    </style:style>
    <style:style style:name="Tableau15.6" style:family="table-row">
      <style:table-row-properties loext:text-changes-only="false"/>
    </style:style>
    <style:style style:name="Tableau15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6" style:family="table">
      <style:table-properties style:width="27.838cm" style:rel-width="97%" table:align="center"/>
    </style:style>
    <style:style style:name="Tableau16.A" style:family="table-column">
      <style:table-column-properties style:column-width="24.631cm" style:rel-column-width="13955*"/>
    </style:style>
    <style:style style:name="Tableau16.B" style:family="table-column">
      <style:table-column-properties style:column-width="3.207cm" style:rel-column-width="1817*"/>
    </style:style>
    <style:style style:name="Tableau16.1" style:family="table-row">
      <style:table-row-properties style:min-row-height="0.501cm" style:use-optimal-row-height="false"/>
    </style:style>
    <style:style style:name="Tableau1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7" style:family="table">
      <style:table-properties style:width="28.279cm" fo:margin-left="-0.018cm" table:align="left"/>
    </style:style>
    <style:style style:name="Tableau17.A" style:family="table-column">
      <style:table-column-properties style:column-width="0.739cm"/>
    </style:style>
    <style:style style:name="Tableau17.B" style:family="table-column">
      <style:table-column-properties style:column-width="4.505cm"/>
    </style:style>
    <style:style style:name="Tableau17.C" style:family="table-column">
      <style:table-column-properties style:column-width="2.646cm"/>
    </style:style>
    <style:style style:name="Tableau17.D" style:family="table-column">
      <style:table-column-properties style:column-width="1.706cm"/>
    </style:style>
    <style:style style:name="Tableau17.E" style:family="table-column">
      <style:table-column-properties style:column-width="1.565cm"/>
    </style:style>
    <style:style style:name="Tableau17.F" style:family="table-column">
      <style:table-column-properties style:column-width="3.907cm"/>
    </style:style>
    <style:style style:name="Tableau17.G" style:family="table-column">
      <style:table-column-properties style:column-width="2.565cm"/>
    </style:style>
    <style:style style:name="Tableau17.J" style:family="table-column">
      <style:table-column-properties style:column-width="3.101cm"/>
    </style:style>
    <style:style style:name="Tableau17.K" style:family="table-column">
      <style:table-column-properties style:column-width="2.572cm"/>
    </style:style>
    <style:style style:name="Tableau17.L" style:family="table-column">
      <style:table-column-properties style:column-width="1.704cm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7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C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D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E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F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G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H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I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J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K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L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F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G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H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I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J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K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L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F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G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H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I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J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K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L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E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F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G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H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I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J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K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L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" style:family="table">
      <style:table-properties style:width="28.123cm" style:rel-width="98%" table:align="center"/>
    </style:style>
    <style:style style:name="Tableau18.A" style:family="table-column">
      <style:table-column-properties style:column-width="1.15cm" style:rel-column-width="652*"/>
    </style:style>
    <style:style style:name="Tableau18.B" style:family="table-column">
      <style:table-column-properties style:column-width="2.492cm" style:rel-column-width="1412*"/>
    </style:style>
    <style:style style:name="Tableau18.C" style:family="table-column">
      <style:table-column-properties style:column-width="1.062cm" style:rel-column-width="602*"/>
    </style:style>
    <style:style style:name="Tableau18.D" style:family="table-column">
      <style:table-column-properties style:column-width="1.395cm" style:rel-column-width="791*"/>
    </style:style>
    <style:style style:name="Tableau18.E" style:family="table-column">
      <style:table-column-properties style:column-width="1.732cm" style:rel-column-width="981*"/>
    </style:style>
    <style:style style:name="Tableau18.F" style:family="table-column">
      <style:table-column-properties style:column-width="1.462cm" style:rel-column-width="829*"/>
    </style:style>
    <style:style style:name="Tableau18.G" style:family="table-column">
      <style:table-column-properties style:column-width="1.064cm" style:rel-column-width="603*"/>
    </style:style>
    <style:style style:name="Tableau18.H" style:family="table-column">
      <style:table-column-properties style:column-width="1.065cm" style:rel-column-width="604*"/>
    </style:style>
    <style:style style:name="Tableau18.I" style:family="table-column">
      <style:table-column-properties style:column-width="1.311cm" style:rel-column-width="743*"/>
    </style:style>
    <style:style style:name="Tableau18.J" style:family="table-column">
      <style:table-column-properties style:column-width="1.658cm" style:rel-column-width="939*"/>
    </style:style>
    <style:style style:name="Tableau18.K" style:family="table-column">
      <style:table-column-properties style:column-width="1.182cm" style:rel-column-width="670*"/>
    </style:style>
    <style:style style:name="Tableau18.L" style:family="table-column">
      <style:table-column-properties style:column-width="1.672cm" style:rel-column-width="947*"/>
    </style:style>
    <style:style style:name="Tableau18.M" style:family="table-column">
      <style:table-column-properties style:column-width="2.669cm" style:rel-column-width="1512*"/>
    </style:style>
    <style:style style:name="Tableau18.N" style:family="table-column">
      <style:table-column-properties style:column-width="1.429cm" style:rel-column-width="810*"/>
    </style:style>
    <style:style style:name="Tableau18.O" style:family="table-column">
      <style:table-column-properties style:column-width="2.415cm" style:rel-column-width="1368*"/>
    </style:style>
    <style:style style:name="Tableau18.P" style:family="table-column">
      <style:table-column-properties style:column-width="1.715cm" style:rel-column-width="971*"/>
    </style:style>
    <style:style style:name="Tableau18.Q" style:family="table-column">
      <style:table-column-properties style:column-width="2.649cm" style:rel-column-width="1501*"/>
    </style:style>
    <style:style style:name="Tableau18.1" style:family="table-row">
      <style:table-row-properties style:min-row-height="2.002cm" fo:keep-together="always" style:use-optimal-row-height="false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 loext:writing-mode="bt-lr"/>
    </style:style>
    <style:style style:name="Tableau18.B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C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D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F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G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H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I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J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K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L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M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N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O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P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Q1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B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C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D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E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F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G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H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I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J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K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L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M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N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O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P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Q2" style:family="table-cell">
      <style:table-cell-properties fo:padding-left="0.191cm" fo:padding-right="0.191cm" fo:padding-top="0cm" fo:padding-bottom="0cm" fo:border="0.5pt solid #000000" loext:writing-mode="bt-lr"/>
    </style:style>
    <style:style style:name="Tableau18.3" style:family="table-row">
      <style:table-row-properties style:min-row-height="0.4cm" style:use-optimal-row-height="false"/>
    </style:style>
    <style:style style:name="Tableau18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8.J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K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4" style:family="table-row">
      <style:table-row-properties style:min-row-height="0.4cm" style:use-optimal-row-height="false"/>
    </style:style>
    <style:style style:name="Tableau18.J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K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5" style:family="table-row">
      <style:table-row-properties style:min-row-height="0.4cm" style:use-optimal-row-height="false"/>
    </style:style>
    <style:style style:name="Tableau18.J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K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6" style:family="table-row">
      <style:table-row-properties style:min-row-height="0.4cm" style:use-optimal-row-height="false"/>
    </style:style>
    <style:style style:name="Tableau18.J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K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7" style:family="table-row">
      <style:table-row-properties style:min-row-height="0.4cm" style:use-optimal-row-height="false"/>
    </style:style>
    <style:style style:name="Tableau18.J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K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8" style:family="table-row">
      <style:table-row-properties style:min-row-height="0.4cm" style:use-optimal-row-height="false"/>
    </style:style>
    <style:style style:name="Tableau18.J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K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9" style:family="table-row">
      <style:table-row-properties style:min-row-height="0.4cm" style:use-optimal-row-height="false"/>
    </style:style>
    <style:style style:name="Tableau18.J9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K9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10" style:family="table-row">
      <style:table-row-properties style:min-row-height="0.4cm" style:use-optimal-row-height="false"/>
    </style:style>
    <style:style style:name="Tableau18.J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K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19" style:family="table">
      <style:table-properties style:width="28.123cm" style:rel-width="98%" table:align="center"/>
    </style:style>
    <style:style style:name="Tableau19.A" style:family="table-column">
      <style:table-column-properties style:column-width="1.15cm" style:rel-column-width="652*"/>
    </style:style>
    <style:style style:name="Tableau19.B" style:family="table-column">
      <style:table-column-properties style:column-width="2.492cm" style:rel-column-width="1412*"/>
    </style:style>
    <style:style style:name="Tableau19.C" style:family="table-column">
      <style:table-column-properties style:column-width="1.062cm" style:rel-column-width="602*"/>
    </style:style>
    <style:style style:name="Tableau19.D" style:family="table-column">
      <style:table-column-properties style:column-width="1.395cm" style:rel-column-width="791*"/>
    </style:style>
    <style:style style:name="Tableau19.E" style:family="table-column">
      <style:table-column-properties style:column-width="1.732cm" style:rel-column-width="981*"/>
    </style:style>
    <style:style style:name="Tableau19.F" style:family="table-column">
      <style:table-column-properties style:column-width="1.462cm" style:rel-column-width="829*"/>
    </style:style>
    <style:style style:name="Tableau19.G" style:family="table-column">
      <style:table-column-properties style:column-width="1.064cm" style:rel-column-width="603*"/>
    </style:style>
    <style:style style:name="Tableau19.H" style:family="table-column">
      <style:table-column-properties style:column-width="1.065cm" style:rel-column-width="604*"/>
    </style:style>
    <style:style style:name="Tableau19.I" style:family="table-column">
      <style:table-column-properties style:column-width="1.311cm" style:rel-column-width="743*"/>
    </style:style>
    <style:style style:name="Tableau19.J" style:family="table-column">
      <style:table-column-properties style:column-width="1.658cm" style:rel-column-width="939*"/>
    </style:style>
    <style:style style:name="Tableau19.K" style:family="table-column">
      <style:table-column-properties style:column-width="1.182cm" style:rel-column-width="670*"/>
    </style:style>
    <style:style style:name="Tableau19.L" style:family="table-column">
      <style:table-column-properties style:column-width="1.672cm" style:rel-column-width="947*"/>
    </style:style>
    <style:style style:name="Tableau19.M" style:family="table-column">
      <style:table-column-properties style:column-width="2.669cm" style:rel-column-width="1512*"/>
    </style:style>
    <style:style style:name="Tableau19.N" style:family="table-column">
      <style:table-column-properties style:column-width="1.429cm" style:rel-column-width="810*"/>
    </style:style>
    <style:style style:name="Tableau19.O" style:family="table-column">
      <style:table-column-properties style:column-width="2.415cm" style:rel-column-width="1368*"/>
    </style:style>
    <style:style style:name="Tableau19.P" style:family="table-column">
      <style:table-column-properties style:column-width="1.715cm" style:rel-column-width="971*"/>
    </style:style>
    <style:style style:name="Tableau19.Q" style:family="table-column">
      <style:table-column-properties style:column-width="2.649cm" style:rel-column-width="1501*"/>
    </style:style>
    <style:style style:name="Tableau19.1" style:family="table-row">
      <style:table-row-properties style:min-row-height="0.4cm" style:use-optimal-row-height="false"/>
    </style:style>
    <style:style style:name="Tableau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9.J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9.K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0" style:family="table">
      <style:table-properties style:width="28.123cm" style:rel-width="98%" table:align="center"/>
    </style:style>
    <style:style style:name="Tableau20.A" style:family="table-column">
      <style:table-column-properties style:column-width="1.15cm" style:rel-column-width="652*"/>
    </style:style>
    <style:style style:name="Tableau20.B" style:family="table-column">
      <style:table-column-properties style:column-width="2.492cm" style:rel-column-width="1412*"/>
    </style:style>
    <style:style style:name="Tableau20.C" style:family="table-column">
      <style:table-column-properties style:column-width="1.062cm" style:rel-column-width="602*"/>
    </style:style>
    <style:style style:name="Tableau20.D" style:family="table-column">
      <style:table-column-properties style:column-width="1.395cm" style:rel-column-width="791*"/>
    </style:style>
    <style:style style:name="Tableau20.E" style:family="table-column">
      <style:table-column-properties style:column-width="1.732cm" style:rel-column-width="981*"/>
    </style:style>
    <style:style style:name="Tableau20.F" style:family="table-column">
      <style:table-column-properties style:column-width="1.462cm" style:rel-column-width="829*"/>
    </style:style>
    <style:style style:name="Tableau20.G" style:family="table-column">
      <style:table-column-properties style:column-width="1.064cm" style:rel-column-width="603*"/>
    </style:style>
    <style:style style:name="Tableau20.H" style:family="table-column">
      <style:table-column-properties style:column-width="1.065cm" style:rel-column-width="604*"/>
    </style:style>
    <style:style style:name="Tableau20.I" style:family="table-column">
      <style:table-column-properties style:column-width="1.311cm" style:rel-column-width="743*"/>
    </style:style>
    <style:style style:name="Tableau20.J" style:family="table-column">
      <style:table-column-properties style:column-width="1.658cm" style:rel-column-width="939*"/>
    </style:style>
    <style:style style:name="Tableau20.K" style:family="table-column">
      <style:table-column-properties style:column-width="1.182cm" style:rel-column-width="670*"/>
    </style:style>
    <style:style style:name="Tableau20.L" style:family="table-column">
      <style:table-column-properties style:column-width="1.672cm" style:rel-column-width="947*"/>
    </style:style>
    <style:style style:name="Tableau20.M" style:family="table-column">
      <style:table-column-properties style:column-width="2.669cm" style:rel-column-width="1512*"/>
    </style:style>
    <style:style style:name="Tableau20.N" style:family="table-column">
      <style:table-column-properties style:column-width="1.429cm" style:rel-column-width="810*"/>
    </style:style>
    <style:style style:name="Tableau20.O" style:family="table-column">
      <style:table-column-properties style:column-width="2.415cm" style:rel-column-width="1368*"/>
    </style:style>
    <style:style style:name="Tableau20.P" style:family="table-column">
      <style:table-column-properties style:column-width="1.715cm" style:rel-column-width="971*"/>
    </style:style>
    <style:style style:name="Tableau20.Q" style:family="table-column">
      <style:table-column-properties style:column-width="2.649cm" style:rel-column-width="1501*"/>
    </style:style>
    <style:style style:name="Tableau20.1" style:family="table-row">
      <style:table-row-properties style:min-row-height="0.4cm" style:use-optimal-row-height="false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0.J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0.K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1" style:family="table">
      <style:table-properties style:width="28.123cm" style:rel-width="98%" table:align="center"/>
    </style:style>
    <style:style style:name="Tableau21.A" style:family="table-column">
      <style:table-column-properties style:column-width="1.15cm" style:rel-column-width="652*"/>
    </style:style>
    <style:style style:name="Tableau21.B" style:family="table-column">
      <style:table-column-properties style:column-width="2.492cm" style:rel-column-width="1412*"/>
    </style:style>
    <style:style style:name="Tableau21.C" style:family="table-column">
      <style:table-column-properties style:column-width="1.062cm" style:rel-column-width="602*"/>
    </style:style>
    <style:style style:name="Tableau21.D" style:family="table-column">
      <style:table-column-properties style:column-width="1.395cm" style:rel-column-width="791*"/>
    </style:style>
    <style:style style:name="Tableau21.E" style:family="table-column">
      <style:table-column-properties style:column-width="1.732cm" style:rel-column-width="981*"/>
    </style:style>
    <style:style style:name="Tableau21.F" style:family="table-column">
      <style:table-column-properties style:column-width="1.462cm" style:rel-column-width="829*"/>
    </style:style>
    <style:style style:name="Tableau21.G" style:family="table-column">
      <style:table-column-properties style:column-width="1.064cm" style:rel-column-width="603*"/>
    </style:style>
    <style:style style:name="Tableau21.H" style:family="table-column">
      <style:table-column-properties style:column-width="1.065cm" style:rel-column-width="604*"/>
    </style:style>
    <style:style style:name="Tableau21.I" style:family="table-column">
      <style:table-column-properties style:column-width="1.311cm" style:rel-column-width="743*"/>
    </style:style>
    <style:style style:name="Tableau21.J" style:family="table-column">
      <style:table-column-properties style:column-width="1.658cm" style:rel-column-width="939*"/>
    </style:style>
    <style:style style:name="Tableau21.K" style:family="table-column">
      <style:table-column-properties style:column-width="1.182cm" style:rel-column-width="670*"/>
    </style:style>
    <style:style style:name="Tableau21.L" style:family="table-column">
      <style:table-column-properties style:column-width="1.672cm" style:rel-column-width="947*"/>
    </style:style>
    <style:style style:name="Tableau21.M" style:family="table-column">
      <style:table-column-properties style:column-width="2.669cm" style:rel-column-width="1512*"/>
    </style:style>
    <style:style style:name="Tableau21.N" style:family="table-column">
      <style:table-column-properties style:column-width="1.429cm" style:rel-column-width="810*"/>
    </style:style>
    <style:style style:name="Tableau21.O" style:family="table-column">
      <style:table-column-properties style:column-width="2.415cm" style:rel-column-width="1368*"/>
    </style:style>
    <style:style style:name="Tableau21.P" style:family="table-column">
      <style:table-column-properties style:column-width="1.715cm" style:rel-column-width="971*"/>
    </style:style>
    <style:style style:name="Tableau21.Q" style:family="table-column">
      <style:table-column-properties style:column-width="2.649cm" style:rel-column-width="1501*"/>
    </style:style>
    <style:style style:name="Tableau21.1" style:family="table-row">
      <style:table-row-properties style:min-row-height="0.4cm" style:use-optimal-row-height="false"/>
    </style:style>
    <style:style style:name="Tableau2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1.J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1.K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2" style:family="table">
      <style:table-properties style:width="28.411cm" style:rel-width="99%" fo:margin-left="-0.018cm" table:align="left"/>
    </style:style>
    <style:style style:name="Tableau22.A" style:family="table-column">
      <style:table-column-properties style:column-width="11.763cm" style:rel-column-width="6665*"/>
    </style:style>
    <style:style style:name="Tableau22.B" style:family="table-column">
      <style:table-column-properties style:column-width="3.006cm" style:rel-column-width="1703*"/>
    </style:style>
    <style:style style:name="Tableau22.C" style:family="table-column">
      <style:table-column-properties style:column-width="11.659cm" style:rel-column-width="6606*"/>
    </style:style>
    <style:style style:name="Tableau22.D" style:family="table-column">
      <style:table-column-properties style:column-width="1.983cm" style:rel-column-width="1123*"/>
    </style:style>
    <style:style style:name="Tableau22.1" style:family="table-row">
      <style:table-row-properties style:min-row-height="0.826cm" style:use-optimal-row-height="false"/>
    </style:style>
    <style:style style:name="Tableau2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22.2" style:family="table-row">
      <style:table-row-properties style:min-row-height="0.743cm" style:use-optimal-row-height="false"/>
    </style:style>
    <style:style style:name="Tableau22.3" style:family="table-row">
      <style:table-row-properties style:min-row-height="0.157cm" style:use-optimal-row-height="false"/>
    </style:style>
    <style:style style:name="Tableau22.4" style:family="table-row">
      <style:table-row-properties style:min-row-height="1.169cm" style:use-optimal-row-height="false"/>
    </style:style>
    <style:style style:name="Tableau23" style:family="table">
      <style:table-properties style:width="28.698cm" style:rel-width="100%" fo:margin-left="-0.018cm" table:align="left"/>
    </style:style>
    <style:style style:name="Tableau23.A" style:family="table-column">
      <style:table-column-properties style:column-width="22.317cm" style:rel-column-width="12644*"/>
    </style:style>
    <style:style style:name="Tableau23.B" style:family="table-column">
      <style:table-column-properties style:column-width="6.382cm" style:rel-column-width="3616*"/>
    </style:style>
    <style:style style:name="Tableau23.1" style:family="table-row">
      <style:table-row-properties style:min-row-height="1.037cm" style:use-optimal-row-height="false"/>
    </style:style>
    <style:style style:name="Tableau23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3.2" style:family="table-row">
      <style:table-row-properties style:min-row-height="0.425cm" style:use-optimal-row-height="false"/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23.3" style:family="table-row">
      <style:table-row-properties style:min-row-height="0.363cm" style:use-optimal-row-height="false"/>
    </style:style>
    <style:style style:name="Tableau24" style:family="table">
      <style:table-properties style:width="28.612cm" fo:margin-left="-0.018cm" table:align="left"/>
    </style:style>
    <style:style style:name="Tableau24.A" style:family="table-column">
      <style:table-column-properties style:column-width="0.982cm"/>
    </style:style>
    <style:style style:name="Tableau24.B" style:family="table-column">
      <style:table-column-properties style:column-width="4.893cm"/>
    </style:style>
    <style:style style:name="Tableau24.C" style:family="table-column">
      <style:table-column-properties style:column-width="0.748cm"/>
    </style:style>
    <style:style style:name="Tableau24.D" style:family="table-column">
      <style:table-column-properties style:column-width="1.752cm"/>
    </style:style>
    <style:style style:name="Tableau24.E" style:family="table-column">
      <style:table-column-properties style:column-width="1.748cm"/>
    </style:style>
    <style:style style:name="Tableau24.F" style:family="table-column">
      <style:table-column-properties style:column-width="1cm"/>
    </style:style>
    <style:style style:name="Tableau24.G" style:family="table-column">
      <style:table-column-properties style:column-width="1.252cm"/>
    </style:style>
    <style:style style:name="Tableau24.H" style:family="table-column">
      <style:table-column-properties style:column-width="1.842cm"/>
    </style:style>
    <style:style style:name="Tableau24.I" style:family="table-column">
      <style:table-column-properties style:column-width="0.646cm"/>
    </style:style>
    <style:style style:name="Tableau24.J" style:family="table-column">
      <style:table-column-properties style:column-width="0.811cm"/>
    </style:style>
    <style:style style:name="Tableau24.K" style:family="table-column">
      <style:table-column-properties style:column-width="1.154cm"/>
    </style:style>
    <style:style style:name="Tableau24.L" style:family="table-column">
      <style:table-column-properties style:column-width="1.166cm"/>
    </style:style>
    <style:style style:name="Tableau24.M" style:family="table-column">
      <style:table-column-properties style:column-width="1.205cm"/>
    </style:style>
    <style:style style:name="Tableau24.N" style:family="table-column">
      <style:table-column-properties style:column-width="2.736cm"/>
    </style:style>
    <style:style style:name="Tableau24.O" style:family="table-column">
      <style:table-column-properties style:column-width="1.997cm"/>
    </style:style>
    <style:style style:name="Tableau24.P" style:family="table-column">
      <style:table-column-properties style:column-width="2.191cm"/>
    </style:style>
    <style:style style:name="Tableau24.Q" style:family="table-column">
      <style:table-column-properties style:column-width="2.491cm"/>
    </style:style>
    <style:style style:name="Tableau24.1" style:family="table-row">
      <style:table-row-properties style:min-row-height="2.002cm" style:use-optimal-row-height="false"/>
    </style:style>
    <style:style style:name="Tableau24.A1" style:family="table-cell">
      <style:table-cell-properties style:vertical-align="middle" fo:padding-left="0.123cm" fo:padding-right="0.123cm" fo:padding-top="0cm" fo:padding-bottom="0cm" fo:border="0.5pt solid #000000" loext:writing-mode="bt-lr"/>
    </style:style>
    <style:style style:name="Tableau24.B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C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D1" style:family="table-cell">
      <style:table-cell-properties fo:padding-left="0.123cm" fo:padding-right="0.123cm" fo:padding-top="0cm" fo:padding-bottom="0cm" fo:border="0.5pt solid #000000" style:writing-mode="lr-tb"/>
    </style:style>
    <style:style style:name="Tableau24.I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J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K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L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M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N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O1" style:family="table-cell">
      <style:table-cell-properties fo:padding-left="0.123cm" fo:padding-right="0.123cm" fo:padding-top="0cm" fo:padding-bottom="0cm" fo:border="0.5pt solid #000000" style:writing-mode="lr-tb"/>
    </style:style>
    <style:style style:name="Tableau24.Q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4.2" style:family="table-row">
      <style:table-row-properties style:min-row-height="0.115cm" style:use-optimal-row-height="false"/>
    </style:style>
    <style:style style:name="Tableau24.B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C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D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4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4.I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J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K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L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M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N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O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4.3" style:family="table-row">
      <style:table-row-properties style:min-row-height="0.616cm" style:use-optimal-row-height="false"/>
    </style:style>
    <style:style style:name="Tableau24.B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C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D3" style:family="table-cell">
      <style:table-cell-properties fo:padding-left="0.123cm" fo:padding-right="0.123cm" fo:padding-top="0cm" fo:padding-bottom="0cm" fo:border="0.5pt solid #000000" style:writing-mode="lr-tb"/>
    </style:style>
    <style:style style:name="Tableau24.E3" style:family="table-cell">
      <style:table-cell-properties fo:padding-left="0.123cm" fo:padding-right="0.123cm" fo:padding-top="0cm" fo:padding-bottom="0cm" fo:border="0.5pt solid #000000" style:writing-mode="lr-tb"/>
    </style:style>
    <style:style style:name="Tableau24.I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J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K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L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M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N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4.4" style:family="table-row">
      <style:table-row-properties style:min-row-height="0.531cm" style:use-optimal-row-height="false"/>
    </style:style>
    <style:style style:name="Tableau24.B4" style:family="table-cell">
      <style:table-cell-properties fo:padding-left="0.123cm" fo:padding-right="0.123cm" fo:padding-top="0cm" fo:padding-bottom="0cm" fo:border="0.5pt solid #000000" style:writing-mode="lr-tb"/>
    </style:style>
    <style:style style:name="Tableau24.5" style:family="table-row">
      <style:table-row-properties style:min-row-height="0.679cm" style:use-optimal-row-height="false"/>
    </style:style>
    <style:style style:name="Tableau24.B5" style:family="table-cell">
      <style:table-cell-properties fo:padding-left="0.123cm" fo:padding-right="0.123cm" fo:padding-top="0cm" fo:padding-bottom="0cm" fo:border="0.5pt solid #000000" style:writing-mode="lr-tb"/>
    </style:style>
    <style:style style:name="Tableau24.6" style:family="table-row">
      <style:table-row-properties style:min-row-height="0.489cm" style:use-optimal-row-height="false"/>
    </style:style>
    <style:style style:name="Tableau24.B6" style:family="table-cell">
      <style:table-cell-properties fo:padding-left="0.123cm" fo:padding-right="0.123cm" fo:padding-top="0cm" fo:padding-bottom="0cm" fo:border="0.5pt solid #000000" style:writing-mode="lr-tb"/>
    </style:style>
    <style:style style:name="Tableau25" style:family="table">
      <style:table-properties style:width="28.698cm" style:rel-width="100%" fo:margin-left="-0.018cm" table:align="left"/>
    </style:style>
    <style:style style:name="Tableau25.A" style:family="table-column">
      <style:table-column-properties style:column-width="23.01cm" style:rel-column-width="13037*"/>
    </style:style>
    <style:style style:name="Tableau25.B" style:family="table-column">
      <style:table-column-properties style:column-width="5.689cm" style:rel-column-width="3223*"/>
    </style:style>
    <style:style style:name="Tableau25.1" style:family="table-row">
      <style:table-row-properties style:min-row-height="0.661cm" style:use-optimal-row-height="false"/>
    </style:style>
    <style:style style:name="Tableau2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2" style:family="table-row">
      <style:table-row-properties style:min-row-height="0.688cm" style:use-optimal-row-height="false"/>
    </style:style>
    <style:style style:name="Tableau26" style:family="table">
      <style:table-properties style:width="27.157cm" fo:margin-left="-0.018cm" table:align="left"/>
    </style:style>
    <style:style style:name="Tableau26.A" style:family="table-column">
      <style:table-column-properties style:column-width="1.334cm"/>
    </style:style>
    <style:style style:name="Tableau26.B" style:family="table-column">
      <style:table-column-properties style:column-width="4.297cm"/>
    </style:style>
    <style:style style:name="Tableau26.C" style:family="table-column">
      <style:table-column-properties style:column-width="0.889cm"/>
    </style:style>
    <style:style style:name="Tableau26.D" style:family="table-column">
      <style:table-column-properties style:column-width="2.011cm"/>
    </style:style>
    <style:style style:name="Tableau26.E" style:family="table-column">
      <style:table-column-properties style:column-width="1.397cm"/>
    </style:style>
    <style:style style:name="Tableau26.F" style:family="table-column">
      <style:table-column-properties style:column-width="1.037cm"/>
    </style:style>
    <style:style style:name="Tableau26.G" style:family="table-column">
      <style:table-column-properties style:column-width="1.101cm"/>
    </style:style>
    <style:style style:name="Tableau26.H" style:family="table-column">
      <style:table-column-properties style:column-width="1.905cm"/>
    </style:style>
    <style:style style:name="Tableau26.K" style:family="table-column">
      <style:table-column-properties style:column-width="0.91cm"/>
    </style:style>
    <style:style style:name="Tableau26.M" style:family="table-column">
      <style:table-column-properties style:column-width="1.762cm"/>
    </style:style>
    <style:style style:name="Tableau26.N" style:family="table-column">
      <style:table-column-properties style:column-width="2.196cm"/>
    </style:style>
    <style:style style:name="Tableau26.O" style:family="table-column">
      <style:table-column-properties style:column-width="2.794cm"/>
    </style:style>
    <style:style style:name="Tableau26.P" style:family="table-column">
      <style:table-column-properties style:column-width="2.434cm"/>
    </style:style>
    <style:style style:name="Tableau26.1" style:family="table-row">
      <style:table-row-properties style:min-row-height="2.002cm" style:use-optimal-row-height="false"/>
    </style:style>
    <style:style style:name="Tableau26.A1" style:family="table-cell">
      <style:table-cell-properties style:vertical-align="middle" fo:padding-left="0.123cm" fo:padding-right="0.123cm" fo:padding-top="0cm" fo:padding-bottom="0cm" fo:border="0.5pt solid #000000" loext:writing-mode="bt-lr"/>
    </style:style>
    <style:style style:name="Tableau26.B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C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D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E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H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I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J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K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L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M1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2" style:family="table-row">
      <style:table-row-properties style:min-row-height="0.406cm" style:use-optimal-row-height="false"/>
    </style:style>
    <style:style style:name="Tableau26.B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C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D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E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H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I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J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K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L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M2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B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C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D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E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H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I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J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K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L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M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N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O3" style:family="table-cell">
      <style:table-cell-properties fo:padding-left="0.123cm" fo:padding-right="0.123cm" fo:padding-top="0cm" fo:padding-bottom="0cm" fo:border="0.5pt solid #000000" loext:writing-mode="bt-lr"/>
    </style:style>
    <style:style style:name="Tableau26.4" style:family="table-row">
      <style:table-row-properties style:min-row-height="0.63cm" style:use-optimal-row-height="false"/>
    </style:style>
    <style:style style:name="Tableau26.A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5" style:family="table-row">
      <style:table-row-properties style:min-row-height="0.439cm" style:use-optimal-row-height="false"/>
    </style:style>
    <style:style style:name="Tableau26.6" style:family="table-row">
      <style:table-row-properties style:min-row-height="0.524cm" style:use-optimal-row-height="false"/>
    </style:style>
    <style:style style:name="Tableau27" style:family="table">
      <style:table-properties style:width="28.698cm" style:rel-width="100%" fo:margin-left="-0.018cm" table:align="left"/>
    </style:style>
    <style:style style:name="Tableau27.A" style:family="table-column">
      <style:table-column-properties style:column-width="26.46cm" style:rel-column-width="14996*"/>
    </style:style>
    <style:style style:name="Tableau27.B" style:family="table-column">
      <style:table-column-properties style:column-width="2.238cm" style:rel-column-width="1269*"/>
    </style:style>
    <style:style style:name="Tableau27.1" style:family="table-row">
      <style:table-row-properties style:min-row-height="0.847cm" style:use-optimal-row-height="false"/>
    </style:style>
    <style:style style:name="Tableau2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8" style:family="table">
      <style:table-properties style:width="28.43cm" fo:margin-left="-0.018cm" table:align="left"/>
    </style:style>
    <style:style style:name="Tableau28.A" style:family="table-column">
      <style:table-column-properties style:column-width="1.226cm"/>
    </style:style>
    <style:style style:name="Tableau28.B" style:family="table-column">
      <style:table-column-properties style:column-width="0.684cm"/>
    </style:style>
    <style:style style:name="Tableau28.C" style:family="table-column">
      <style:table-column-properties style:column-width="0.988cm"/>
    </style:style>
    <style:style style:name="Tableau28.D" style:family="table-column">
      <style:table-column-properties style:column-width="2.713cm"/>
    </style:style>
    <style:style style:name="Tableau28.E" style:family="table-column">
      <style:table-column-properties style:column-width="2.706cm"/>
    </style:style>
    <style:style style:name="Tableau28.F" style:family="table-column">
      <style:table-column-properties style:column-width="1.166cm"/>
    </style:style>
    <style:style style:name="Tableau28.G" style:family="table-column">
      <style:table-column-properties style:column-width="2.879cm"/>
    </style:style>
    <style:style style:name="Tableau28.H" style:family="table-column">
      <style:table-column-properties style:column-width="2.85cm"/>
    </style:style>
    <style:style style:name="Tableau28.I" style:family="table-column">
      <style:table-column-properties style:column-width="1.249cm"/>
    </style:style>
    <style:style style:name="Tableau28.J" style:family="table-column">
      <style:table-column-properties style:column-width="0.838cm"/>
    </style:style>
    <style:style style:name="Tableau28.K" style:family="table-column">
      <style:table-column-properties style:column-width="2.371cm"/>
    </style:style>
    <style:style style:name="Tableau28.L" style:family="table-column">
      <style:table-column-properties style:column-width="0.968cm"/>
    </style:style>
    <style:style style:name="Tableau28.M" style:family="table-column">
      <style:table-column-properties style:column-width="1.094cm"/>
    </style:style>
    <style:style style:name="Tableau28.N" style:family="table-column">
      <style:table-column-properties style:column-width="0.896cm"/>
    </style:style>
    <style:style style:name="Tableau28.O" style:family="table-column">
      <style:table-column-properties style:column-width="1.092cm"/>
    </style:style>
    <style:style style:name="Tableau28.P" style:family="table-column">
      <style:table-column-properties style:column-width="1.101cm"/>
    </style:style>
    <style:style style:name="Tableau28.Q" style:family="table-column">
      <style:table-column-properties style:column-width="1.203cm"/>
    </style:style>
    <style:style style:name="Tableau28.R" style:family="table-column">
      <style:table-column-properties style:column-width="2.408cm"/>
    </style:style>
    <style:style style:name="Tableau28.1" style:family="table-row">
      <style:table-row-properties style:min-row-height="0.397cm" style:use-optimal-row-height="false"/>
    </style:style>
    <style:style style:name="Tableau28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2" style:family="table-row">
      <style:table-row-properties style:min-row-height="1.614cm" style:use-optimal-row-height="false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loext:writing-mode="bt-lr"/>
    </style:style>
    <style:style style:name="Tableau28.3" style:family="table-row">
      <style:table-row-properties style:min-row-height="0.669cm" style:use-optimal-row-height="false"/>
    </style:style>
    <style:style style:name="Tableau28.4" style:family="table-row">
      <style:table-row-properties style:min-row-height="1.106cm" style:use-optimal-row-height="false"/>
    </style:style>
    <style:style style:name="Tableau28.I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28.6" style:family="table-row">
      <style:table-row-properties style:min-row-height="0.605cm" style:use-optimal-row-height="false"/>
    </style:style>
    <style:style style:name="Tableau28.H6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7" style:family="table-row">
      <style:table-row-properties style:min-row-height="0.503cm" style:use-optimal-row-height="false"/>
    </style:style>
    <style:style style:name="Tableau28.H7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8" style:family="table-row">
      <style:table-row-properties style:min-row-height="0.651cm" style:use-optimal-row-height="false"/>
    </style:style>
    <style:style style:name="Tableau28.H8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9" style:family="table-row">
      <style:table-row-properties style:min-row-height="0.524cm" style:use-optimal-row-height="false"/>
    </style:style>
    <style:style style:name="Tableau28.H9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10" style:family="table-row">
      <style:table-row-properties style:min-row-height="0.422cm" style:use-optimal-row-height="false"/>
    </style:style>
    <style:style style:name="Tableau28.H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11" style:family="table-row">
      <style:table-row-properties style:min-row-height="0.57cm" style:use-optimal-row-height="false"/>
    </style:style>
    <style:style style:name="Tableau28.H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12" style:family="table-row">
      <style:table-row-properties style:min-row-height="0.467cm" style:use-optimal-row-height="false"/>
    </style:style>
    <style:style style:name="Tableau28.H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13" style:family="table-row">
      <style:table-row-properties style:min-row-height="0.226cm" style:use-optimal-row-height="false"/>
    </style:style>
    <style:style style:name="Tableau28.H13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H14" style:family="table-cell">
      <style:table-cell-properties fo:padding-left="0.123cm" fo:padding-right="0.123cm" fo:padding-top="0cm" fo:padding-bottom="0cm" fo:border="0.5pt solid #000000" style:writing-mode="lr-tb"/>
    </style:style>
    <style:style style:name="Tableau29" style:family="table">
      <style:table-properties style:width="28.698cm" style:rel-width="100%" fo:margin-left="-0.018cm" table:align="left"/>
    </style:style>
    <style:style style:name="Tableau29.A" style:family="table-column">
      <style:table-column-properties style:column-width="1.429cm" style:rel-column-width="810*"/>
    </style:style>
    <style:style style:name="Tableau29.B" style:family="table-column">
      <style:table-column-properties style:column-width="24.555cm" style:rel-column-width="13912*"/>
    </style:style>
    <style:style style:name="Tableau29.C" style:family="table-column">
      <style:table-column-properties style:column-width="2.715cm" style:rel-column-width="1538*"/>
    </style:style>
    <style:style style:name="Tableau29.1" style:family="table-row">
      <style:table-row-properties style:min-row-height="0.681cm" style:use-optimal-row-height="false"/>
    </style:style>
    <style:style style:name="Tableau29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9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30" style:family="table">
      <style:table-properties style:width="19.064cm" style:rel-width="93%" fo:margin-left="-0.018cm" table:align="left"/>
    </style:style>
    <style:style style:name="Tableau30.A" style:family="table-column">
      <style:table-column-properties style:column-width="1.478cm" style:rel-column-width="837*"/>
    </style:style>
    <style:style style:name="Tableau30.B" style:family="table-column">
      <style:table-column-properties style:column-width="7.343cm" style:rel-column-width="4160*"/>
    </style:style>
    <style:style style:name="Tableau30.C" style:family="table-column">
      <style:table-column-properties style:column-width="2.323cm" style:rel-column-width="1316*"/>
    </style:style>
    <style:style style:name="Tableau30.D" style:family="table-column">
      <style:table-column-properties style:column-width="2.849cm" style:rel-column-width="1614*"/>
    </style:style>
    <style:style style:name="Tableau30.E" style:family="table-column">
      <style:table-column-properties style:column-width="2.321cm" style:rel-column-width="1315*"/>
    </style:style>
    <style:style style:name="Tableau30.F" style:family="table-column">
      <style:table-column-properties style:column-width="2.748cm" style:rel-column-width="1557*"/>
    </style:style>
    <style:style style:name="Tableau30.1" style:family="table-row">
      <style:table-row-properties style:min-row-height="0.529cm" style:use-optimal-row-height="false"/>
    </style:style>
    <style:style style:name="Tableau30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0.C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30.2" style:family="table-row">
      <style:table-row-properties style:min-row-height="0.794cm" style:use-optimal-row-height="false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3" style:family="table-row">
      <style:table-row-properties style:min-row-height="0.326cm" style:use-optimal-row-height="false"/>
    </style:style>
    <style:style style:name="Tableau30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0.5" style:family="table-row">
      <style:table-row-properties style:min-row-height="0.483cm" style:use-optimal-row-height="false"/>
    </style:style>
    <style:style style:name="Tableau30.F5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6" style:family="table-row">
      <style:table-row-properties style:min-row-height="0.743cm" style:use-optimal-row-height="false"/>
    </style:style>
    <style:style style:name="Tableau30.F6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7" style:family="table-row">
      <style:table-row-properties style:min-row-height="0.418cm" style:use-optimal-row-height="false"/>
    </style:style>
    <style:style style:name="Tableau30.F7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8" style:family="table-row">
      <style:table-row-properties style:min-row-height="0.478cm" style:use-optimal-row-height="false"/>
    </style:style>
    <style:style style:name="Tableau30.F8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F9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F10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F1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13" style:family="table-row">
      <style:table-row-properties style:min-row-height="0.485cm" style:use-optimal-row-height="false"/>
    </style:style>
    <style:style style:name="Tableau30.F1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14" style:family="table-row">
      <style:table-row-properties style:min-row-height="0.492cm" style:use-optimal-row-height="false"/>
    </style:style>
    <style:style style:name="Tableau30.F14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15" style:family="table-row">
      <style:table-row-properties style:min-row-height="0.45cm" style:use-optimal-row-height="false"/>
    </style:style>
    <style:style style:name="Tableau30.F15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16" style:family="table-row">
      <style:table-row-properties style:min-row-height="0.506cm" style:use-optimal-row-height="false"/>
    </style:style>
    <style:style style:name="Tableau30.F16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17" style:family="table-row">
      <style:table-row-properties style:min-row-height="0.489cm" style:use-optimal-row-height="false"/>
    </style:style>
    <style:style style:name="Tableau30.F17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18" style:family="table-row">
      <style:table-row-properties style:min-row-height="0.471cm" style:use-optimal-row-height="false"/>
    </style:style>
    <style:style style:name="Tableau30.F18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19" style:family="table-row">
      <style:table-row-properties style:min-row-height="0.503cm" style:use-optimal-row-height="false"/>
    </style:style>
    <style:style style:name="Tableau30.F19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20" style:family="table-row">
      <style:table-row-properties style:min-row-height="0.46cm" style:use-optimal-row-height="false"/>
    </style:style>
    <style:style style:name="Tableau30.F20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F21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22" style:family="table-row">
      <style:table-row-properties style:min-row-height="0.482cm" style:use-optimal-row-height="false"/>
    </style:style>
    <style:style style:name="Tableau30.F2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F2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0.F24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1" style:family="table">
      <style:table-properties style:width="19.884cm" style:rel-width="97%" fo:margin-left="-0.018cm" table:align="left"/>
    </style:style>
    <style:style style:name="Tableau31.A" style:family="table-column">
      <style:table-column-properties style:column-width="16.683cm" style:rel-column-width="9450*"/>
    </style:style>
    <style:style style:name="Tableau31.B" style:family="table-column">
      <style:table-column-properties style:column-width="3.201cm" style:rel-column-width="1814*"/>
    </style:style>
    <style:style style:name="Tableau31.1" style:family="table-row">
      <style:table-row-properties style:min-row-height="0.794cm" style:use-optimal-row-height="false"/>
    </style:style>
    <style:style style:name="Tableau3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32" style:family="table">
      <style:table-properties style:width="19.745cm" fo:margin-left="-0.018cm" table:align="left"/>
    </style:style>
    <style:style style:name="Tableau32.A" style:family="table-column">
      <style:table-column-properties style:column-width="0.624cm"/>
    </style:style>
    <style:style style:name="Tableau32.B" style:family="table-column">
      <style:table-column-properties style:column-width="1.252cm"/>
    </style:style>
    <style:style style:name="Tableau32.C" style:family="table-column">
      <style:table-column-properties style:column-width="0.866cm"/>
    </style:style>
    <style:style style:name="Tableau32.D" style:family="table-column">
      <style:table-column-properties style:column-width="2cm"/>
    </style:style>
    <style:style style:name="Tableau32.E" style:family="table-column">
      <style:table-column-properties style:column-width="1.272cm"/>
    </style:style>
    <style:style style:name="Tableau32.F" style:family="table-column">
      <style:table-column-properties style:column-width="2.362cm"/>
    </style:style>
    <style:style style:name="Tableau32.H" style:family="table-column">
      <style:table-column-properties style:column-width="2.999cm"/>
    </style:style>
    <style:style style:name="Tableau32.I" style:family="table-column">
      <style:table-column-properties style:column-width="1.15cm"/>
    </style:style>
    <style:style style:name="Tableau32.J" style:family="table-column">
      <style:table-column-properties style:column-width="1.422cm"/>
    </style:style>
    <style:style style:name="Tableau32.K" style:family="table-column">
      <style:table-column-properties style:column-width="1.429cm"/>
    </style:style>
    <style:style style:name="Tableau32.L" style:family="table-column">
      <style:table-column-properties style:column-width="2.369cm"/>
    </style:style>
    <style:style style:name="Tableau32.1" style:family="table-row">
      <style:table-row-properties style:min-row-height="0.82cm" style:use-optimal-row-height="false"/>
    </style:style>
    <style:style style:name="Tableau3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2" style:family="table-row">
      <style:table-row-properties style:min-row-height="0.794cm" style:use-optimal-row-height="false"/>
    </style:style>
    <style:style style:name="Tableau32.D2" style:family="table-cell">
      <style:table-cell-properties style:vertical-align="middle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3" style:family="table-row">
      <style:table-row-properties style:min-row-height="0.423cm" style:use-optimal-row-height="false"/>
    </style:style>
    <style:style style:name="Tableau32.B4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5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6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7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8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" style:family="table">
      <style:table-properties style:width="19.064cm" style:rel-width="93%" fo:margin-left="-0.018cm" table:align="left"/>
    </style:style>
    <style:style style:name="Tableau33.A" style:family="table-column">
      <style:table-column-properties style:column-width="17.348cm" style:rel-column-width="9827*"/>
    </style:style>
    <style:style style:name="Tableau33.B" style:family="table-column">
      <style:table-column-properties style:column-width="1.716cm" style:rel-column-width="972*"/>
    </style:style>
    <style:style style:name="Tableau33.1" style:family="table-row">
      <style:table-row-properties style:min-row-height="0.164cm" style:use-optimal-row-height="false"/>
    </style:style>
    <style:style style:name="Tableau3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3.2" style:family="table-row">
      <style:table-row-properties style:min-row-height="0.182cm" style:use-optimal-row-height="false"/>
    </style:style>
    <style:style style:name="Tableau33.4" style:family="table-row">
      <style:table-row-properties style:min-row-height="0.288cm" style:use-optimal-row-height="false"/>
    </style:style>
    <style:style style:name="Tableau34" style:family="table">
      <style:table-properties style:width="28.698cm" style:rel-width="100%" fo:margin-left="-0.018cm" table:align="left"/>
    </style:style>
    <style:style style:name="Tableau34.A" style:family="table-column">
      <style:table-column-properties style:column-width="26.404cm" style:rel-column-width="14960*"/>
    </style:style>
    <style:style style:name="Tableau34.B" style:family="table-column">
      <style:table-column-properties style:column-width="2.295cm" style:rel-column-width="1300*"/>
    </style:style>
    <style:style style:name="Tableau34.1" style:family="table-row">
      <style:table-row-properties style:min-row-height="0.953cm" style:use-optimal-row-height="false"/>
    </style:style>
    <style:style style:name="Tableau34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35" style:family="table">
      <style:table-properties style:width="29.104cm" table:align="center"/>
    </style:style>
    <style:style style:name="Tableau35.A" style:family="table-column">
      <style:table-column-properties style:column-width="0.751cm"/>
    </style:style>
    <style:style style:name="Tableau35.B" style:family="table-column">
      <style:table-column-properties style:column-width="4.593cm"/>
    </style:style>
    <style:style style:name="Tableau35.C" style:family="table-column">
      <style:table-column-properties style:column-width="1.558cm"/>
    </style:style>
    <style:style style:name="Tableau35.D" style:family="table-column">
      <style:table-column-properties style:column-width="1.295cm"/>
    </style:style>
    <style:style style:name="Tableau35.E" style:family="table-column">
      <style:table-column-properties style:column-width="2.217cm"/>
    </style:style>
    <style:style style:name="Tableau35.F" style:family="table-column">
      <style:table-column-properties style:column-width="2.559cm"/>
    </style:style>
    <style:style style:name="Tableau35.G" style:family="table-column">
      <style:table-column-properties style:column-width="2.272cm"/>
    </style:style>
    <style:style style:name="Tableau35.H" style:family="table-column">
      <style:table-column-properties style:column-width="1.499cm"/>
    </style:style>
    <style:style style:name="Tableau35.I" style:family="table-column">
      <style:table-column-properties style:column-width="3cm"/>
    </style:style>
    <style:style style:name="Tableau35.J" style:family="table-column">
      <style:table-column-properties style:column-width="1.409cm"/>
    </style:style>
    <style:style style:name="Tableau35.K" style:family="table-column">
      <style:table-column-properties style:column-width="1.998cm"/>
    </style:style>
    <style:style style:name="Tableau35.L" style:family="table-column">
      <style:table-column-properties style:column-width="3.501cm"/>
    </style:style>
    <style:style style:name="Tableau35.M" style:family="table-column">
      <style:table-column-properties style:column-width="2.45cm"/>
    </style:style>
    <style:style style:name="Tableau35.1" style:family="table-row">
      <style:table-row-properties style:min-row-height="3.113cm" fo:keep-together="always" style:use-optimal-row-height="false"/>
    </style:style>
    <style:style style:name="Tableau35.A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au3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5.C1" style:family="table-cell">
      <style:table-cell-properties style:vertical-align="middle" fo:padding-left="0.123cm" fo:padding-right="0.123cm" fo:padding-top="0cm" fo:padding-bottom="0cm" fo:border="0.5pt solid #000000" loext:writing-mode="bt-lr"/>
    </style:style>
    <style:style style:name="Tableau35.F1" style:family="table-cell">
      <style:table-cell-properties fo:padding-left="0.123cm" fo:padding-right="0.123cm" fo:padding-top="0cm" fo:padding-bottom="0cm" fo:border="0.5pt solid #000000" loext:writing-mode="bt-lr"/>
    </style:style>
    <style:style style:name="Tableau35.G1" style:family="table-cell">
      <style:table-cell-properties fo:padding-left="0.123cm" fo:padding-right="0.123cm" fo:padding-top="0cm" fo:padding-bottom="0cm" fo:border="0.5pt solid #000000" loext:writing-mode="bt-lr"/>
    </style:style>
    <style:style style:name="Tableau35.H1" style:family="table-cell">
      <style:table-cell-properties fo:padding-left="0.123cm" fo:padding-right="0.123cm" fo:padding-top="0cm" fo:padding-bottom="0cm" fo:border="0.5pt solid #000000" loext:writing-mode="bt-lr"/>
    </style:style>
    <style:style style:name="Tableau35.2" style:family="table-row">
      <style:table-row-properties style:min-row-height="0.499cm" style:use-optimal-row-height="false"/>
    </style:style>
    <style:style style:name="Tableau35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B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D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F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G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H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I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K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L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M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3" style:family="table-row">
      <style:table-row-properties style:min-row-height="0.499cm" style:use-optimal-row-height="false"/>
    </style:style>
    <style:style style:name="Tableau35.A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B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C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D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E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F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G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H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I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J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K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L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M3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4" style:family="table-row">
      <style:table-row-properties style:min-row-height="0.499cm" style:use-optimal-row-height="false"/>
    </style:style>
    <style:style style:name="Tableau35.A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B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C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D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E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F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G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H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I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J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K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L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M4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5" style:family="table-row">
      <style:table-row-properties style:min-row-height="0.499cm" style:use-optimal-row-height="false"/>
    </style:style>
    <style:style style:name="Tableau35.A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B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C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D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E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F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G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H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I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J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K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L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M5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6" style:family="table-row">
      <style:table-row-properties style:min-row-height="0.499cm" style:use-optimal-row-height="false"/>
    </style:style>
    <style:style style:name="Tableau35.A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B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C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D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E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F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G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H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I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J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K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L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M6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7" style:family="table-row">
      <style:table-row-properties style:min-row-height="0.499cm" style:use-optimal-row-height="false"/>
    </style:style>
    <style:style style:name="Tableau35.A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B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C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D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E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F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G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H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I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J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K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L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M7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8" style:family="table-row">
      <style:table-row-properties style:min-row-height="0.499cm" style:use-optimal-row-height="false"/>
    </style:style>
    <style:style style:name="Tableau35.A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B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C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D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E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F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G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H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I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J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K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L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M8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9" style:family="table-row">
      <style:table-row-properties style:min-row-height="0.499cm" style:use-optimal-row-height="false"/>
    </style:style>
    <style:style style:name="Tableau35.A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B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C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D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E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F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G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H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I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J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K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L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M9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10" style:family="table-row">
      <style:table-row-properties style:min-row-height="0.499cm" style:use-optimal-row-height="false"/>
    </style:style>
    <style:style style:name="Tableau35.A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B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C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D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E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F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G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H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I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J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K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L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M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11" style:family="table-row">
      <style:table-row-properties style:min-row-height="0.499cm" style:use-optimal-row-height="false"/>
    </style:style>
    <style:style style:name="Tableau35.A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B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C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D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E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F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G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H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I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J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K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L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M11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12" style:family="table-row">
      <style:table-row-properties style:min-row-height="0.499cm" style:use-optimal-row-height="false"/>
    </style:style>
    <style:style style:name="Tableau35.A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B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C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D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E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F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G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H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I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J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K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L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5.M1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6" style:family="table">
      <style:table-properties style:width="28.123cm" style:rel-width="98%" fo:margin-left="-0.018cm" table:align="left"/>
    </style:style>
    <style:style style:name="Tableau36.A" style:family="table-column">
      <style:table-column-properties style:column-width="25.862cm" style:rel-column-width="14654*"/>
    </style:style>
    <style:style style:name="Tableau36.B" style:family="table-column">
      <style:table-column-properties style:column-width="2.261cm" style:rel-column-width="1281*"/>
    </style:style>
    <style:style style:name="Tableau36.1" style:family="table-row">
      <style:table-row-properties style:min-row-height="0.704cm" style:use-optimal-row-height="false"/>
    </style:style>
    <style:style style:name="Tableau36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7" style:family="table">
      <style:table-properties style:width="19.68cm" style:rel-width="96%" fo:margin-left="0.674cm" table:align="left"/>
    </style:style>
    <style:style style:name="Tableau37.A" style:family="table-column">
      <style:table-column-properties style:column-width="18.454cm" style:rel-column-width="10454*"/>
    </style:style>
    <style:style style:name="Tableau37.B" style:family="table-column">
      <style:table-column-properties style:column-width="1.226cm" style:rel-column-width="694*"/>
    </style:style>
    <style:style style:name="Tableau37.1" style:family="table-row">
      <style:table-row-properties style:min-row-height="0.554cm" style:use-optimal-row-height="false"/>
    </style:style>
    <style:style style:name="Tableau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8" style:family="table">
      <style:table-properties style:width="19.473cm" style:rel-width="95%" fo:margin-left="0.674cm" table:align="left"/>
    </style:style>
    <style:style style:name="Tableau38.A" style:family="table-column">
      <style:table-column-properties style:column-width="1.032cm" style:rel-column-width="585*"/>
    </style:style>
    <style:style style:name="Tableau38.B" style:family="table-column">
      <style:table-column-properties style:column-width="3.037cm" style:rel-column-width="1721*"/>
    </style:style>
    <style:style style:name="Tableau38.C" style:family="table-column">
      <style:table-column-properties style:column-width="1.58cm" style:rel-column-width="895*"/>
    </style:style>
    <style:style style:name="Tableau38.D" style:family="table-column">
      <style:table-column-properties style:column-width="0.981cm" style:rel-column-width="556*"/>
    </style:style>
    <style:style style:name="Tableau38.E" style:family="table-column">
      <style:table-column-properties style:column-width="1.457cm" style:rel-column-width="825*"/>
    </style:style>
    <style:style style:name="Tableau38.F" style:family="table-column">
      <style:table-column-properties style:column-width="1.215cm" style:rel-column-width="688*"/>
    </style:style>
    <style:style style:name="Tableau38.G" style:family="table-column">
      <style:table-column-properties style:column-width="3.168cm" style:rel-column-width="1795*"/>
    </style:style>
    <style:style style:name="Tableau38.H" style:family="table-column">
      <style:table-column-properties style:column-width="2.438cm" style:rel-column-width="1381*"/>
    </style:style>
    <style:style style:name="Tableau38.I" style:family="table-column">
      <style:table-column-properties style:column-width="4.563cm" style:rel-column-width="2585*"/>
    </style:style>
    <style:style style:name="Tableau38.1" style:family="table-row">
      <style:table-row-properties style:min-row-height="3.288cm" fo:keep-together="always" style:use-optimal-row-height="false"/>
    </style:style>
    <style:style style:name="Tableau38.A1" style:family="table-cell">
      <style:table-cell-properties fo:padding-left="0.191cm" fo:padding-right="0.191cm" fo:padding-top="0cm" fo:padding-bottom="0cm" fo:border="0.5pt solid #000000" loext:writing-mode="bt-lr"/>
    </style:style>
    <style:style style:name="Tableau38.B1" style:family="table-cell">
      <style:table-cell-properties style:vertical-align="middle" fo:padding-left="0.191cm" fo:padding-right="0.191cm" fo:padding-top="0cm" fo:padding-bottom="0cm" fo:border="0.5pt solid #000000" loext:writing-mode="bt-lr"/>
    </style:style>
    <style:style style:name="Tableau38.2" style:family="table-row">
      <style:table-row-properties style:min-row-height="0.6cm" style:use-optimal-row-height="false"/>
    </style:style>
    <style:style style:name="Tableau3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8.3" style:family="table-row">
      <style:table-row-properties style:min-row-height="0.6cm" style:use-optimal-row-height="false"/>
    </style:style>
    <style:style style:name="Tableau38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8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8.4" style:family="table-row">
      <style:table-row-properties style:min-row-height="0.6cm" style:use-optimal-row-height="false"/>
    </style:style>
    <style:style style:name="Tableau38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8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8.5" style:family="table-row">
      <style:table-row-properties style:min-row-height="0.6cm" style:use-optimal-row-height="false"/>
    </style:style>
    <style:style style:name="Tableau38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38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38.6" style:family="table-row">
      <style:table-row-properties style:min-row-height="0.6cm" style:use-optimal-row-height="false"/>
    </style:style>
    <style:style style:name="Tableau38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38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39" style:family="table">
      <style:table-properties style:width="19.68cm" style:rel-width="96%" fo:margin-left="0.607cm" table:align="left"/>
    </style:style>
    <style:style style:name="Tableau39.A" style:family="table-column">
      <style:table-column-properties style:column-width="16.48cm" style:rel-column-width="9335*"/>
    </style:style>
    <style:style style:name="Tableau39.B" style:family="table-column">
      <style:table-column-properties style:column-width="3.2cm" style:rel-column-width="1813*"/>
    </style:style>
    <style:style style:name="Tableau39.1" style:family="table-row">
      <style:table-row-properties style:min-row-height="0.526cm" style:use-optimal-row-height="false"/>
    </style:style>
    <style:style style:name="Tableau39.A1" style:family="table-cell">
      <style:table-cell-properties style:vertical-align="middle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9.B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au40" style:family="table">
      <style:table-properties style:width="19.473cm" style:rel-width="95%" table:align="center"/>
    </style:style>
    <style:style style:name="Tableau40.A" style:family="table-column">
      <style:table-column-properties style:column-width="1.155cm" style:rel-column-width="648*"/>
    </style:style>
    <style:style style:name="Tableau40.B" style:family="table-column">
      <style:table-column-properties style:column-width="2.656cm" style:rel-column-width="1490*"/>
    </style:style>
    <style:style style:name="Tableau40.C" style:family="table-column">
      <style:table-column-properties style:column-width="2.376cm" style:rel-column-width="1333*"/>
    </style:style>
    <style:style style:name="Tableau40.D" style:family="table-column">
      <style:table-column-properties style:column-width="1.831cm" style:rel-column-width="1027*"/>
    </style:style>
    <style:style style:name="Tableau40.E" style:family="table-column">
      <style:table-column-properties style:column-width="1.931cm" style:rel-column-width="1083*"/>
    </style:style>
    <style:style style:name="Tableau40.F" style:family="table-column">
      <style:table-column-properties style:column-width="2.461cm" style:rel-column-width="1380*"/>
    </style:style>
    <style:style style:name="Tableau40.G" style:family="table-column">
      <style:table-column-properties style:column-width="1.676cm" style:rel-column-width="940*"/>
    </style:style>
    <style:style style:name="Tableau40.H" style:family="table-column">
      <style:table-column-properties style:column-width="5.389cm" style:rel-column-width="3023*"/>
    </style:style>
    <style:style style:name="Tableau40.1" style:family="table-row">
      <style:table-row-properties style:min-row-height="1.595cm" fo:keep-together="always" style:use-optimal-row-height="false"/>
    </style:style>
    <style:style style:name="Tableau40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40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40.2" style:family="table-row">
      <style:table-row-properties style:min-row-height="0.383cm" style:use-optimal-row-height="false"/>
    </style:style>
    <style:style style:name="Tableau40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D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E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F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G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H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3" style:family="table-row">
      <style:table-row-properties style:min-row-height="0.489cm" style:use-optimal-row-height="false"/>
    </style:style>
    <style:style style:name="Tableau40.C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D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E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F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G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H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4" style:family="table-row">
      <style:table-row-properties style:min-row-height="0.496cm" style:use-optimal-row-height="false"/>
    </style:style>
    <style:style style:name="Tableau40.C4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D4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E4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F4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G4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H4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5" style:family="table-row">
      <style:table-row-properties style:min-row-height="0.503cm" style:use-optimal-row-height="false"/>
    </style:style>
    <style:style style:name="Tableau40.C5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D5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E5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F5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G5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H5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6" style:family="table-row">
      <style:table-row-properties style:min-row-height="0.436cm" style:use-optimal-row-height="false"/>
    </style:style>
    <style:style style:name="Tableau40.C6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D6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E6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F6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G6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0.H6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41" style:family="table">
      <style:table-properties style:width="20.294cm" style:rel-width="99%" fo:margin-left="0.356cm" table:align="left"/>
    </style:style>
    <style:style style:name="Tableau41.A" style:family="table-column">
      <style:table-column-properties style:column-width="16.088cm" style:rel-column-width="9122*"/>
    </style:style>
    <style:style style:name="Tableau41.B" style:family="table-column">
      <style:table-column-properties style:column-width="4.205cm" style:rel-column-width="2384*"/>
    </style:style>
    <style:style style:name="Tableau41.1" style:family="table-row">
      <style:table-row-properties style:min-row-height="0.529cm" style:use-optimal-row-height="false"/>
    </style:style>
    <style:style style:name="Tableau4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42" style:family="table">
      <style:table-properties style:width="20.089cm" style:rel-width="98%" fo:margin-left="0.356cm" table:align="left"/>
    </style:style>
    <style:style style:name="Tableau42.A" style:family="table-column">
      <style:table-column-properties style:column-width="14.633cm" style:rel-column-width="8289*"/>
    </style:style>
    <style:style style:name="Tableau42.B" style:family="table-column">
      <style:table-column-properties style:column-width="5.456cm" style:rel-column-width="3091*"/>
    </style:style>
    <style:style style:name="Tableau42.1" style:family="table-row">
      <style:table-row-properties style:min-row-height="0.517cm" style:use-optimal-row-height="false"/>
    </style:style>
    <style:style style:name="Tableau4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2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43" style:family="table">
      <style:table-properties style:width="19.473cm" style:rel-width="95%" fo:margin-left="0.356cm" table:align="left"/>
    </style:style>
    <style:style style:name="Tableau43.A" style:family="table-column">
      <style:table-column-properties style:column-width="0.866cm" style:rel-column-width="491*"/>
    </style:style>
    <style:style style:name="Tableau43.B" style:family="table-column">
      <style:table-column-properties style:column-width="2.538cm" style:rel-column-width="1438*"/>
    </style:style>
    <style:style style:name="Tableau43.C" style:family="table-column">
      <style:table-column-properties style:column-width="2.542cm" style:rel-column-width="1440*"/>
    </style:style>
    <style:style style:name="Tableau43.D" style:family="table-column">
      <style:table-column-properties style:column-width="2.54cm" style:rel-column-width="1439*"/>
    </style:style>
    <style:style style:name="Tableau43.F" style:family="table-column">
      <style:table-column-properties style:column-width="2.976cm" style:rel-column-width="1686*"/>
    </style:style>
    <style:style style:name="Tableau43.G" style:family="table-column">
      <style:table-column-properties style:column-width="5.468cm" style:rel-column-width="3097*"/>
    </style:style>
    <style:style style:name="Tableau43.1" style:family="table-row">
      <style:table-row-properties style:min-row-height="1.217cm" style:use-optimal-row-height="false"/>
    </style:style>
    <style:style style:name="Tableau43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43.2" style:family="table-row">
      <style:table-row-properties style:min-row-height="0.379cm" style:use-optimal-row-height="false"/>
    </style:style>
    <style:style style:name="Tableau43.3" style:family="table-row">
      <style:table-row-properties style:min-row-height="0.316cm" style:use-optimal-row-height="false"/>
    </style:style>
    <style:style style:name="Tableau43.4" style:family="table-row">
      <style:table-row-properties style:min-row-height="0.616cm" style:use-optimal-row-height="false"/>
    </style:style>
    <style:style style:name="Tableau44" style:family="table">
      <style:table-properties style:width="28.698cm" style:rel-width="100%" fo:margin-left="-0.018cm" table:align="left"/>
    </style:style>
    <style:style style:name="Tableau44.A" style:family="table-column">
      <style:table-column-properties style:column-width="24.225cm" style:rel-column-width="13726*"/>
    </style:style>
    <style:style style:name="Tableau44.B" style:family="table-column">
      <style:table-column-properties style:column-width="4.473cm" style:rel-column-width="2534*"/>
    </style:style>
    <style:style style:name="Tableau44.1" style:family="table-row">
      <style:table-row-properties style:min-row-height="0.556cm" style:use-optimal-row-height="false"/>
    </style:style>
    <style:style style:name="Tableau44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4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45" style:family="table">
      <style:table-properties style:width="28.698cm" style:rel-width="100%" fo:margin-left="-0.018cm" table:align="left"/>
    </style:style>
    <style:style style:name="Tableau45.A" style:family="table-column">
      <style:table-column-properties style:column-width="0.864cm" style:rel-column-width="490*"/>
    </style:style>
    <style:style style:name="Tableau45.B" style:family="table-column">
      <style:table-column-properties style:column-width="1.909cm" style:rel-column-width="1081*"/>
    </style:style>
    <style:style style:name="Tableau45.C" style:family="table-column">
      <style:table-column-properties style:column-width="1.212cm" style:rel-column-width="687*"/>
    </style:style>
    <style:style style:name="Tableau45.D" style:family="table-column">
      <style:table-column-properties style:column-width="1.52cm" style:rel-column-width="861*"/>
    </style:style>
    <style:style style:name="Tableau45.E" style:family="table-column">
      <style:table-column-properties style:column-width="1.535cm" style:rel-column-width="869*"/>
    </style:style>
    <style:style style:name="Tableau45.F" style:family="table-column">
      <style:table-column-properties style:column-width="1.524cm" style:rel-column-width="863*"/>
    </style:style>
    <style:style style:name="Tableau45.G" style:family="table-column">
      <style:table-column-properties style:column-width="1.487cm" style:rel-column-width="842*"/>
    </style:style>
    <style:style style:name="Tableau45.H" style:family="table-column">
      <style:table-column-properties style:column-width="1.235cm" style:rel-column-width="700*"/>
    </style:style>
    <style:style style:name="Tableau45.J" style:family="table-column">
      <style:table-column-properties style:column-width="1.489cm" style:rel-column-width="843*"/>
    </style:style>
    <style:style style:name="Tableau45.M" style:family="table-column">
      <style:table-column-properties style:column-width="1.274cm" style:rel-column-width="722*"/>
    </style:style>
    <style:style style:name="Tableau45.N" style:family="table-column">
      <style:table-column-properties style:column-width="1.383cm" style:rel-column-width="784*"/>
    </style:style>
    <style:style style:name="Tableau45.O" style:family="table-column">
      <style:table-column-properties style:column-width="1.554cm" style:rel-column-width="880*"/>
    </style:style>
    <style:style style:name="Tableau45.P" style:family="table-column">
      <style:table-column-properties style:column-width="2.99cm" style:rel-column-width="1694*"/>
    </style:style>
    <style:style style:name="Tableau45.Q" style:family="table-column">
      <style:table-column-properties style:column-width="1.506cm" style:rel-column-width="853*"/>
    </style:style>
    <style:style style:name="Tableau45.S" style:family="table-column">
      <style:table-column-properties style:column-width="1.505cm" style:rel-column-width="852*"/>
    </style:style>
    <style:style style:name="Tableau45.1" style:family="table-row">
      <style:table-row-properties style:min-row-height="0.926cm" style:use-optimal-row-height="false"/>
    </style:style>
    <style:style style:name="Tableau45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45.H1" style:family="table-cell">
      <style:table-cell-properties style:vertical-align="middle" fo:padding-left="0.123cm" fo:padding-right="0.123cm" fo:padding-top="0cm" fo:padding-bottom="0cm" fo:border="0.5pt solid #000000" loext:writing-mode="bt-lr"/>
    </style:style>
    <style:style style:name="Tableau45.2" style:family="table-row">
      <style:table-row-properties style:min-row-height="2.117cm" fo:keep-together="always" style:use-optimal-row-height="false"/>
    </style:style>
    <style:style style:name="Tableau45.3" style:family="table-row">
      <style:table-row-properties style:min-row-height="0.6cm" style:use-optimal-row-height="false"/>
    </style:style>
    <style:style style:name="Tableau45.A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au45.4" style:family="table-row">
      <style:table-row-properties style:min-row-height="0.6cm" style:use-optimal-row-height="false"/>
    </style:style>
    <style:style style:name="Tableau45.P4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Q4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S4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5" style:family="table-row">
      <style:table-row-properties style:min-row-height="0.6cm" style:use-optimal-row-height="false"/>
    </style:style>
    <style:style style:name="Tableau45.P5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Q5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S5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6" style:family="table-row">
      <style:table-row-properties style:min-row-height="0.6cm" style:use-optimal-row-height="false"/>
    </style:style>
    <style:style style:name="Tableau45.P6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Q6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S6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7" style:family="table-row">
      <style:table-row-properties style:min-row-height="0.6cm" style:use-optimal-row-height="false"/>
    </style:style>
    <style:style style:name="Tableau45.P7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Q7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S7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8" style:family="table-row">
      <style:table-row-properties style:min-row-height="0.6cm" style:use-optimal-row-height="false"/>
    </style:style>
    <style:style style:name="Tableau45.P8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Q8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S8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9" style:family="table-row">
      <style:table-row-properties style:min-row-height="0.6cm" style:use-optimal-row-height="false"/>
    </style:style>
    <style:style style:name="Tableau45.P9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Q9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S9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10" style:family="table-row">
      <style:table-row-properties style:min-row-height="0.6cm" style:use-optimal-row-height="false"/>
    </style:style>
    <style:style style:name="Tableau45.P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Q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45.S10" style:family="table-cell">
      <style:table-cell-properties fo:padding-left="0.123cm" fo:padding-right="0.123cm" fo:padding-top="0cm" fo:padding-bottom="0cm" fo:border="0.5pt solid #000000" style:writing-mode="lr-tb"/>
    </style:style>
    <style:style style:name="Tableau46" style:family="table">
      <style:table-properties style:width="28.698cm" style:rel-width="100%" fo:margin-left="-0.018cm" table:align="left"/>
    </style:style>
    <style:style style:name="Tableau46.A" style:family="table-column">
      <style:table-column-properties style:column-width="26.569cm" style:rel-column-width="15054*"/>
    </style:style>
    <style:style style:name="Tableau46.B" style:family="table-column">
      <style:table-column-properties style:column-width="2.129cm" style:rel-column-width="1206*"/>
    </style:style>
    <style:style style:name="Tableau46.1" style:family="table-row">
      <style:table-row-properties style:min-row-height="0.423cm" style:use-optimal-row-height="false"/>
    </style:style>
    <style:style style:name="Tableau46.A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au46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46.2" style:family="table-row">
      <style:table-row-properties style:min-row-height="0.529cm" style:use-optimal-row-height="false"/>
    </style:style>
    <style:style style:name="Tableau47" style:family="table">
      <style:table-properties style:width="28.413cm" fo:margin-left="0.097cm" table:align="left"/>
    </style:style>
    <style:style style:name="Tableau47.A" style:family="table-column">
      <style:table-column-properties style:column-width="26.719cm"/>
    </style:style>
    <style:style style:name="Tableau47.B" style:family="table-column">
      <style:table-column-properties style:column-width="1.693cm"/>
    </style:style>
    <style:style style:name="Tableau47.1" style:family="table-row">
      <style:table-row-properties style:min-row-height="0.972cm" style:use-optimal-row-height="false"/>
    </style:style>
    <style:style style:name="Tableau47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4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48" style:family="table">
      <style:table-properties style:width="28.028cm" fo:margin-left="0.097cm" table:align="left"/>
    </style:style>
    <style:style style:name="Tableau48.A" style:family="table-column">
      <style:table-column-properties style:column-width="0.427cm"/>
    </style:style>
    <style:style style:name="Tableau48.B" style:family="table-column">
      <style:table-column-properties style:column-width="2.584cm"/>
    </style:style>
    <style:style style:name="Tableau48.C" style:family="table-column">
      <style:table-column-properties style:column-width="2.117cm"/>
    </style:style>
    <style:style style:name="Tableau48.D" style:family="table-column">
      <style:table-column-properties style:column-width="2.118cm"/>
    </style:style>
    <style:style style:name="Tableau48.F" style:family="table-column">
      <style:table-column-properties style:column-width="2.115cm"/>
    </style:style>
    <style:style style:name="Tableau48.G" style:family="table-column">
      <style:table-column-properties style:column-width="1.535cm"/>
    </style:style>
    <style:style style:name="Tableau48.H" style:family="table-column">
      <style:table-column-properties style:column-width="5.203cm"/>
    </style:style>
    <style:style style:name="Tableau48.I" style:family="table-column">
      <style:table-column-properties style:column-width="1.84cm"/>
    </style:style>
    <style:style style:name="Tableau48.K" style:family="table-column">
      <style:table-column-properties style:column-width="2.753cm"/>
    </style:style>
    <style:style style:name="Tableau48.L" style:family="table-column">
      <style:table-column-properties style:column-width="3.101cm"/>
    </style:style>
    <style:style style:name="Tableau48.1" style:family="table-row">
      <style:table-row-properties style:min-row-height="0.423cm" style:use-optimal-row-height="false"/>
    </style:style>
    <style:style style:name="Tableau48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48.C1" style:family="table-cell">
      <style:table-cell-properties style:vertical-align="bottom" fo:padding-left="0.123cm" fo:padding-right="0.123cm" fo:padding-top="0cm" fo:padding-bottom="0cm" fo:border="0.5pt solid #000000" loext:writing-mode="bt-lr"/>
    </style:style>
    <style:style style:name="Tableau48.D1" style:family="table-cell">
      <style:table-cell-properties fo:padding-left="0.123cm" fo:padding-right="0.123cm" fo:padding-top="0cm" fo:padding-bottom="0cm" fo:border="0.5pt solid #000000" loext:writing-mode="bt-lr"/>
    </style:style>
    <style:style style:name="Tableau48.E1" style:family="table-cell">
      <style:table-cell-properties fo:padding-left="0.123cm" fo:padding-right="0.123cm" fo:padding-top="0cm" fo:padding-bottom="0cm" fo:border="0.5pt solid #000000" loext:writing-mode="bt-lr"/>
    </style:style>
    <style:style style:name="Tableau48.F1" style:family="table-cell">
      <style:table-cell-properties fo:padding-left="0.123cm" fo:padding-right="0.123cm" fo:padding-top="0cm" fo:padding-bottom="0cm" fo:border="0.5pt solid #000000" loext:writing-mode="bt-lr"/>
    </style:style>
    <style:style style:name="Tableau48.G1" style:family="table-cell">
      <style:table-cell-properties style:vertical-align="middle" fo:padding-left="0.123cm" fo:padding-right="0.123cm" fo:padding-top="0cm" fo:padding-bottom="0cm" fo:border="0.5pt solid #000000" loext:writing-mode="bt-lr"/>
    </style:style>
    <style:style style:name="Tableau48.H1" style:family="table-cell">
      <style:table-cell-properties fo:padding-left="0.123cm" fo:padding-right="0.123cm" fo:padding-top="0cm" fo:padding-bottom="0cm" fo:border="0.5pt solid #000000" style:writing-mode="lr-tb"/>
    </style:style>
    <style:style style:name="Tableau48.I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au48.2" style:family="table-row">
      <style:table-row-properties style:min-row-height="2.002cm" style:use-optimal-row-height="false"/>
    </style:style>
    <style:style style:name="Tableau48.D2" style:family="table-cell">
      <style:table-cell-properties fo:padding-left="0.123cm" fo:padding-right="0.123cm" fo:padding-top="0cm" fo:padding-bottom="0cm" fo:border="0.5pt solid #000000" loext:writing-mode="bt-lr"/>
    </style:style>
    <style:style style:name="Tableau48.E2" style:family="table-cell">
      <style:table-cell-properties fo:padding-left="0.123cm" fo:padding-right="0.123cm" fo:padding-top="0cm" fo:padding-bottom="0cm" fo:border="0.5pt solid #000000" loext:writing-mode="bt-lr"/>
    </style:style>
    <style:style style:name="Tableau48.F2" style:family="table-cell">
      <style:table-cell-properties fo:padding-left="0.123cm" fo:padding-right="0.123cm" fo:padding-top="0cm" fo:padding-bottom="0cm" fo:border="0.5pt solid #000000" loext:writing-mode="bt-lr"/>
    </style:style>
    <style:style style:name="Tableau48.H2" style:family="table-cell">
      <style:table-cell-properties fo:padding-left="0.123cm" fo:padding-right="0.123cm" fo:padding-top="0cm" fo:padding-bottom="0cm" fo:border="0.5pt solid #000000" style:writing-mode="lr-tb"/>
    </style:style>
    <style:style style:name="Tableau48.H4" style:family="table-cell">
      <style:table-cell-properties fo:padding-left="0.123cm" fo:padding-right="0.123cm" fo:padding-top="0cm" fo:padding-bottom="0cm" fo:border="0.5pt solid #000000" style:writing-mode="lr-tb"/>
    </style:style>
    <style:style style:name="Tableau48.H5" style:family="table-cell">
      <style:table-cell-properties fo:padding-left="0.123cm" fo:padding-right="0.123cm" fo:padding-top="0cm" fo:padding-bottom="0cm" fo:border="0.5pt solid #000000" style:writing-mode="lr-tb"/>
    </style:style>
    <style:style style:name="Tableau49" style:family="table">
      <style:table-properties style:width="28.496cm" fo:margin-left="-0.018cm" table:align="left"/>
    </style:style>
    <style:style style:name="Tableau49.A" style:family="table-column">
      <style:table-column-properties style:column-width="14.34cm"/>
    </style:style>
    <style:style style:name="Tableau49.B" style:family="table-column">
      <style:table-column-properties style:column-width="14.155cm"/>
    </style:style>
    <style:style style:name="Tableau49.A1" style:family="table-cell">
      <style:table-cell-properties fo:padding-left="0.191cm" fo:padding-right="0.191cm" fo:padding-top="0cm" fo:padding-bottom="0cm" fo:border="none" style:writing-mode="lr-tb"/>
    </style:style>
    <style:style style:name="Tableau50" style:family="table">
      <style:table-properties style:width="28.123cm" style:rel-width="98%" fo:margin-left="-0.018cm" table:align="left"/>
    </style:style>
    <style:style style:name="Tableau50.A" style:family="table-column">
      <style:table-column-properties style:column-width="27.365cm" style:rel-column-width="15510*"/>
    </style:style>
    <style:style style:name="Tableau50.B" style:family="table-column">
      <style:table-column-properties style:column-width="0.758cm" style:rel-column-width="430*"/>
    </style:style>
    <style:style style:name="Tableau50.1" style:family="table-row">
      <style:table-row-properties style:min-row-height="0.587cm" style:use-optimal-row-height="false"/>
    </style:style>
    <style:style style:name="Tableau5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50.B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51" style:family="table">
      <style:table-properties style:width="27.836cm" style:rel-width="97%" fo:margin-left="-0.018cm" table:align="left"/>
    </style:style>
    <style:style style:name="Tableau51.A" style:family="table-column">
      <style:table-column-properties style:column-width="5.757cm" style:rel-column-width="3262*"/>
    </style:style>
    <style:style style:name="Tableau51.C" style:family="table-column">
      <style:table-column-properties style:column-width="5.756cm" style:rel-column-width="3261*"/>
    </style:style>
    <style:style style:name="Tableau51.E" style:family="table-column">
      <style:table-column-properties style:column-width="4.81cm" style:rel-column-width="2725*"/>
    </style:style>
    <style:style style:name="Tableau51.1" style:family="table-row">
      <style:table-row-properties style:min-row-height="1.005cm" style:use-optimal-row-height="false"/>
    </style:style>
    <style:style style:name="Tableau5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1.2" style:family="table-row">
      <style:table-row-properties style:min-row-height="0.513cm" style:use-optimal-row-height="false"/>
    </style:style>
    <style:style style:name="Tableau51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1.B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1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1.3" style:family="table-row">
      <style:table-row-properties style:min-row-height="0.721cm" style:use-optimal-row-height="false"/>
    </style:style>
    <style:style style:name="Tableau51.A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1.B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1.C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1.4" style:family="table-row">
      <style:table-row-properties style:min-row-height="0.482cm" style:use-optimal-row-height="false"/>
    </style:style>
    <style:style style:name="Tableau51.A4" style:family="table-cell">
      <style:table-cell-properties fo:padding-left="0.123cm" fo:padding-right="0.123cm" fo:padding-top="0cm" fo:padding-bottom="0cm" fo:border="0.5pt solid #000000" style:writing-mode="lr-tb"/>
    </style:style>
    <style:style style:name="Tableau51.B4" style:family="table-cell">
      <style:table-cell-properties fo:padding-left="0.123cm" fo:padding-right="0.123cm" fo:padding-top="0cm" fo:padding-bottom="0cm" fo:border="0.5pt solid #000000" style:writing-mode="lr-tb"/>
    </style:style>
    <style:style style:name="Tableau51.C4" style:family="table-cell">
      <style:table-cell-properties fo:padding-left="0.123cm" fo:padding-right="0.123cm" fo:padding-top="0cm" fo:padding-bottom="0cm" fo:border="0.5pt solid #000000" style:writing-mode="lr-tb"/>
    </style:style>
    <style:style style:name="Tableau52" style:family="table">
      <style:table-properties style:width="28.698cm" style:rel-width="100%" fo:margin-left="-0.018cm" table:align="left"/>
    </style:style>
    <style:style style:name="Tableau52.A" style:family="table-column">
      <style:table-column-properties style:column-width="26.391cm" style:rel-column-width="14953*"/>
    </style:style>
    <style:style style:name="Tableau52.B" style:family="table-column">
      <style:table-column-properties style:column-width="2.307cm" style:rel-column-width="1307*"/>
    </style:style>
    <style:style style:name="Tableau52.1" style:family="table-row">
      <style:table-row-properties style:min-row-height="0.485cm" style:use-optimal-row-height="false"/>
    </style:style>
    <style:style style:name="Tableau5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3" style:family="table">
      <style:table-properties style:width="25.254cm" style:rel-width="88%" fo:margin-left="-0.018cm" table:align="left"/>
    </style:style>
    <style:style style:name="Tableau53.A" style:family="table-column">
      <style:table-column-properties style:column-width="1.065cm" style:rel-column-width="604*"/>
    </style:style>
    <style:style style:name="Tableau53.B" style:family="table-column">
      <style:table-column-properties style:column-width="2.125cm" style:rel-column-width="1204*"/>
    </style:style>
    <style:style style:name="Tableau53.C" style:family="table-column">
      <style:table-column-properties style:column-width="1.409cm" style:rel-column-width="799*"/>
    </style:style>
    <style:style style:name="Tableau53.D" style:family="table-column">
      <style:table-column-properties style:column-width="1.896cm" style:rel-column-width="1074*"/>
    </style:style>
    <style:style style:name="Tableau53.E" style:family="table-column">
      <style:table-column-properties style:column-width="1.856cm" style:rel-column-width="1051*"/>
    </style:style>
    <style:style style:name="Tableau53.F" style:family="table-column">
      <style:table-column-properties style:column-width="2.007cm" style:rel-column-width="1137*"/>
    </style:style>
    <style:style style:name="Tableau53.G" style:family="table-column">
      <style:table-column-properties style:column-width="2.223cm" style:rel-column-width="1259*"/>
    </style:style>
    <style:style style:name="Tableau53.H" style:family="table-column">
      <style:table-column-properties style:column-width="5.872cm" style:rel-column-width="3327*"/>
    </style:style>
    <style:style style:name="Tableau53.I" style:family="table-column">
      <style:table-column-properties style:column-width="6.802cm" style:rel-column-width="3854*"/>
    </style:style>
    <style:style style:name="Tableau53.1" style:family="table-row">
      <style:table-row-properties style:min-row-height="0.6cm" style:use-optimal-row-height="false"/>
    </style:style>
    <style:style style:name="Tableau5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3.C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3.F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3.3" style:family="table-row">
      <style:table-row-properties style:min-row-height="0.464cm" style:use-optimal-row-height="false"/>
    </style:style>
    <style:style style:name="Tableau53.4" style:family="table-row">
      <style:table-row-properties style:min-row-height="0.222cm" style:use-optimal-row-height="false"/>
    </style:style>
    <style:style style:name="Tableau53.5" style:family="table-row">
      <style:table-row-properties style:min-row-height="0.123cm" style:use-optimal-row-height="false"/>
    </style:style>
    <style:style style:name="Tableau54" style:family="table">
      <style:table-properties style:width="28.566cm" fo:margin-left="0.097cm" table:align="left"/>
    </style:style>
    <style:style style:name="Tableau54.A" style:family="table-column">
      <style:table-column-properties style:column-width="3.879cm"/>
    </style:style>
    <style:style style:name="Tableau54.B" style:family="table-column">
      <style:table-column-properties style:column-width="1.15cm"/>
    </style:style>
    <style:style style:name="Tableau54.C" style:family="table-column">
      <style:table-column-properties style:column-width="1.182cm"/>
    </style:style>
    <style:style style:name="Tableau54.D" style:family="table-column">
      <style:table-column-properties style:column-width="1.494cm"/>
    </style:style>
    <style:style style:name="Tableau54.E" style:family="table-column">
      <style:table-column-properties style:column-width="1.48cm"/>
    </style:style>
    <style:style style:name="Tableau54.F" style:family="table-column">
      <style:table-column-properties style:column-width="2.33cm"/>
    </style:style>
    <style:style style:name="Tableau54.G" style:family="table-column">
      <style:table-column-properties style:column-width="1.249cm"/>
    </style:style>
    <style:style style:name="Tableau54.H" style:family="table-column">
      <style:table-column-properties style:column-width="1.245cm"/>
    </style:style>
    <style:style style:name="Tableau54.J" style:family="table-column">
      <style:table-column-properties style:column-width="1.154cm"/>
    </style:style>
    <style:style style:name="Tableau54.K" style:family="table-column">
      <style:table-column-properties style:column-width="1.244cm"/>
    </style:style>
    <style:style style:name="Tableau54.L" style:family="table-column">
      <style:table-column-properties style:column-width="1.316cm"/>
    </style:style>
    <style:style style:name="Tableau54.M" style:family="table-column">
      <style:table-column-properties style:column-width="1.155cm"/>
    </style:style>
    <style:style style:name="Tableau54.T" style:family="table-column">
      <style:table-column-properties style:column-width="1.148cm"/>
    </style:style>
    <style:style style:name="Tableau54.1" style:family="table-row">
      <style:table-row-properties style:min-row-height="0.529cm" style:use-optimal-row-height="false"/>
    </style:style>
    <style:style style:name="Tableau54.A1" style:family="table-cell">
      <style:table-cell-properties style:vertical-align="middle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4.F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4.G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4.2" style:family="table-row">
      <style:table-row-properties style:min-row-height="0.9cm" style:use-optimal-row-height="false"/>
    </style:style>
    <style:style style:name="Tableau54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4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4.3" style:family="table-row">
      <style:table-row-properties style:min-row-height="0.34cm" style:use-optimal-row-height="false"/>
    </style:style>
    <style:style style:name="Tableau54.F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4.G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4.8" style:family="table-row">
      <style:table-row-properties style:min-row-height="0.399cm" style:use-optimal-row-height="false"/>
    </style:style>
    <style:style style:name="Tableau54.11" style:family="table-row">
      <style:table-row-properties style:min-row-height="0.471cm" style:use-optimal-row-height="false"/>
    </style:style>
    <style:style style:name="Tableau55" style:family="table" style:master-page-name="MP7">
      <style:table-properties style:width="18.307cm" style:page-number="auto" table:align="center"/>
    </style:style>
    <style:style style:name="Tableau55.A" style:family="table-column">
      <style:table-column-properties style:column-width="13.986cm"/>
    </style:style>
    <style:style style:name="Tableau55.B" style:family="table-column">
      <style:table-column-properties style:column-width="4.322cm"/>
    </style:style>
    <style:style style:name="Tableau55.1" style:family="table-row">
      <style:table-row-properties style:min-row-height="0.873cm" style:use-optimal-row-height="false"/>
    </style:style>
    <style:style style:name="Tableau55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5.2" style:family="table-row">
      <style:table-row-properties style:min-row-height="0.661cm" style:use-optimal-row-height="false"/>
    </style:style>
    <style:style style:name="Tableau55.B2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55.3" style:family="table-row">
      <style:table-row-properties style:min-row-height="1.191cm" style:use-optimal-row-height="false"/>
    </style:style>
    <style:style style:name="Tableau55.4" style:family="table-row">
      <style:table-row-properties style:min-row-height="1.028cm" style:use-optimal-row-height="false"/>
    </style:style>
    <style:style style:name="Tableau56" style:family="table">
      <style:table-properties style:width="18.86cm" style:rel-width="92%" table:align="center"/>
    </style:style>
    <style:style style:name="Tableau56.A" style:family="table-column">
      <style:table-column-properties style:column-width="16.762cm" style:rel-column-width="9495*"/>
    </style:style>
    <style:style style:name="Tableau56.B" style:family="table-column">
      <style:table-column-properties style:column-width="2.097cm" style:rel-column-width="1188*"/>
    </style:style>
    <style:style style:name="Tableau56.1" style:family="table-row">
      <style:table-row-properties style:min-row-height="1.323cm" style:use-optimal-row-height="false"/>
    </style:style>
    <style:style style:name="Tableau56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6.2" style:family="table-row">
      <style:table-row-properties style:min-row-height="0.529cm" style:use-optimal-row-height="false"/>
    </style:style>
    <style:style style:name="Tableau5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57" style:family="table">
      <style:table-properties style:width="18.655cm" style:rel-width="91%" table:align="center"/>
    </style:style>
    <style:style style:name="Tableau57.A" style:family="table-column">
      <style:table-column-properties style:column-width="0.766cm" style:rel-column-width="434*"/>
    </style:style>
    <style:style style:name="Tableau57.B" style:family="table-column">
      <style:table-column-properties style:column-width="7.015cm" style:rel-column-width="3974*"/>
    </style:style>
    <style:style style:name="Tableau57.C" style:family="table-column">
      <style:table-column-properties style:column-width="2.473cm" style:rel-column-width="1401*"/>
    </style:style>
    <style:style style:name="Tableau57.D" style:family="table-column">
      <style:table-column-properties style:column-width="6.175cm" style:rel-column-width="3498*"/>
    </style:style>
    <style:style style:name="Tableau57.E" style:family="table-column">
      <style:table-column-properties style:column-width="2.224cm" style:rel-column-width="1260*"/>
    </style:style>
    <style:style style:name="Tableau57.1" style:family="table-row">
      <style:table-row-properties style:min-row-height="1.429cm" style:use-optimal-row-height="false"/>
    </style:style>
    <style:style style:name="Tableau57.A1" style:family="table-cell">
      <style:table-cell-properties style:vertical-align="middle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7.2" style:family="table-row">
      <style:table-row-properties style:min-row-height="0.736cm" style:use-optimal-row-height="false"/>
    </style:style>
    <style:style style:name="Tableau57.3" style:family="table-row">
      <style:table-row-properties style:min-row-height="0.635cm" style:use-optimal-row-height="false"/>
    </style:style>
    <style:style style:name="Tableau57.B3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7.D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7.E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7.4" style:family="table-row">
      <style:table-row-properties style:min-row-height="0.529cm" style:use-optimal-row-height="false"/>
    </style:style>
    <style:style style:name="Tableau57.B4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7.D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7.E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7.B5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7.D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7.E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7.B6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7.D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7.E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7.B7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7.D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7.E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7.8" style:family="table-row">
      <style:table-row-properties style:min-row-height="1.164cm" style:use-optimal-row-height="false"/>
    </style:style>
    <style:style style:name="Tableau57.B9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7.B10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7.B11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7.B12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7.B13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7.15" style:family="table-row">
      <style:table-row-properties style:min-row-height="1.376cm" style:use-optimal-row-height="false"/>
    </style:style>
    <style:style style:name="Tableau57.16" style:family="table-row">
      <style:table-row-properties style:min-row-height="0.972cm" style:use-optimal-row-height="false"/>
    </style:style>
    <style:style style:name="Tableau57.17" style:family="table-row">
      <style:table-row-properties style:min-row-height="1.011cm" style:use-optimal-row-height="false"/>
    </style:style>
    <style:style style:name="Tableau57.18" style:family="table-row">
      <style:table-row-properties style:min-row-height="0.975cm" style:use-optimal-row-height="false"/>
    </style:style>
    <style:style style:name="Tableau58" style:family="table">
      <style:table-properties style:width="19.599cm" style:rel-width="98%" fo:margin-left="-0.018cm" table:align="left"/>
    </style:style>
    <style:style style:name="Tableau58.A" style:family="table-column">
      <style:table-column-properties style:column-width="18.579cm" style:rel-column-width="10524*"/>
    </style:style>
    <style:style style:name="Tableau58.B" style:family="table-column">
      <style:table-column-properties style:column-width="1.02cm" style:rel-column-width="577*"/>
    </style:style>
    <style:style style:name="Tableau58.1" style:family="table-row">
      <style:table-row-properties style:min-row-height="0.82cm" style:use-optimal-row-height="false"/>
    </style:style>
    <style:style style:name="Tableau58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59" style:family="table">
      <style:table-properties style:width="19.999cm" style:rel-width="100%" fo:margin-left="-0.018cm" table:align="left"/>
    </style:style>
    <style:style style:name="Tableau59.A" style:family="table-column">
      <style:table-column-properties style:column-width="0.379cm" style:rel-column-width="215*"/>
    </style:style>
    <style:style style:name="Tableau59.B" style:family="table-column">
      <style:table-column-properties style:column-width="0.72cm" style:rel-column-width="408*"/>
    </style:style>
    <style:style style:name="Tableau59.C" style:family="table-column">
      <style:table-column-properties style:column-width="0.984cm" style:rel-column-width="558*"/>
    </style:style>
    <style:style style:name="Tableau59.D" style:family="table-column">
      <style:table-column-properties style:column-width="1.961cm" style:rel-column-width="1111*"/>
    </style:style>
    <style:style style:name="Tableau59.E" style:family="table-column">
      <style:table-column-properties style:column-width="0.982cm" style:rel-column-width="557*"/>
    </style:style>
    <style:style style:name="Tableau59.G" style:family="table-column">
      <style:table-column-properties style:column-width="1.473cm" style:rel-column-width="834*"/>
    </style:style>
    <style:style style:name="Tableau59.H" style:family="table-column">
      <style:table-column-properties style:column-width="1.201cm" style:rel-column-width="680*"/>
    </style:style>
    <style:style style:name="Tableau59.I" style:family="table-column">
      <style:table-column-properties style:column-width="1.081cm" style:rel-column-width="612*"/>
    </style:style>
    <style:style style:name="Tableau59.J" style:family="table-column">
      <style:table-column-properties style:column-width="0.988cm" style:rel-column-width="560*"/>
    </style:style>
    <style:style style:name="Tableau59.L" style:family="table-column">
      <style:table-column-properties style:column-width="0.741cm" style:rel-column-width="420*"/>
    </style:style>
    <style:style style:name="Tableau59.M" style:family="table-column">
      <style:table-column-properties style:column-width="1.976cm" style:rel-column-width="1119*"/>
    </style:style>
    <style:style style:name="Tableau59.P" style:family="table-column">
      <style:table-column-properties style:column-width="1.596cm" style:rel-column-width="904*"/>
    </style:style>
    <style:style style:name="Tableau59.1" style:family="table-row">
      <style:table-row-properties style:min-row-height="3.468cm" fo:keep-together="always" style:use-optimal-row-height="false"/>
    </style:style>
    <style:style style:name="Tableau59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9.H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au59.2" style:family="table-row">
      <style:table-row-properties style:min-row-height="0.552cm" style:use-optimal-row-height="false"/>
    </style:style>
    <style:style style:name="Tableau59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B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D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F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G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H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I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K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L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M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N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O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P2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3" style:family="table-row">
      <style:table-row-properties style:min-row-height="0.563cm" style:use-optimal-row-height="false"/>
    </style:style>
    <style:style style:name="Tableau59.A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B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C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D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E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F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G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H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I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J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K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L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M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N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O3" style:family="table-cell">
      <style:table-cell-properties fo:padding-left="0.123cm" fo:padding-right="0.123cm" fo:padding-top="0cm" fo:padding-bottom="0cm" fo:border="0.5pt solid #000000" style:writing-mode="lr-tb"/>
    </style:style>
    <style:style style:name="Tableau59.P3" style:family="table-cell">
      <style:table-cell-properties fo:padding-left="0.123cm" fo:padding-right="0.123cm" fo:padding-top="0cm" fo:padding-bottom="0cm" fo:border="0.5pt solid #000000" style:writing-mode="lr-tb"/>
    </style:style>
    <style:style style:name="Tableau60" style:family="table">
      <style:table-properties style:width="19.999cm" style:rel-width="100%" fo:margin-left="-0.018cm" table:align="left"/>
    </style:style>
    <style:style style:name="Tableau60.A" style:family="table-column">
      <style:table-column-properties style:column-width="17.059cm" style:rel-column-width="9662*"/>
    </style:style>
    <style:style style:name="Tableau60.B" style:family="table-column">
      <style:table-column-properties style:column-width="2.94cm" style:rel-column-width="1666*"/>
    </style:style>
    <style:style style:name="Tableau60.1" style:family="table-row">
      <style:table-row-properties style:min-row-height="0.661cm" style:use-optimal-row-height="false"/>
    </style:style>
    <style:style style:name="Tableau60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0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61" style:family="table">
      <style:table-properties style:width="19.999cm" style:rel-width="100%" fo:margin-left="-0.018cm" table:align="left"/>
    </style:style>
    <style:style style:name="Tableau61.A" style:family="table-column">
      <style:table-column-properties style:column-width="0.635cm" style:rel-column-width="360*"/>
    </style:style>
    <style:style style:name="Tableau61.B" style:family="table-column">
      <style:table-column-properties style:column-width="2.203cm" style:rel-column-width="1248*"/>
    </style:style>
    <style:style style:name="Tableau61.C" style:family="table-column">
      <style:table-column-properties style:column-width="2.72cm" style:rel-column-width="1541*"/>
    </style:style>
    <style:style style:name="Tableau61.D" style:family="table-column">
      <style:table-column-properties style:column-width="3.455cm" style:rel-column-width="1957*"/>
    </style:style>
    <style:style style:name="Tableau61.E" style:family="table-column">
      <style:table-column-properties style:column-width="4.482cm" style:rel-column-width="2539*"/>
    </style:style>
    <style:style style:name="Tableau61.F" style:family="table-column">
      <style:table-column-properties style:column-width="3.563cm" style:rel-column-width="2018*"/>
    </style:style>
    <style:style style:name="Tableau61.G" style:family="table-column">
      <style:table-column-properties style:column-width="2.939cm" style:rel-column-width="1665*"/>
    </style:style>
    <style:style style:name="Tableau61.1" style:family="table-row">
      <style:table-row-properties style:min-row-height="0.714cm" style:use-optimal-row-height="false"/>
    </style:style>
    <style:style style:name="Tableau6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1.2" style:family="table-row">
      <style:table-row-properties style:min-row-height="0.556cm" style:use-optimal-row-height="false"/>
    </style:style>
    <style:style style:name="Tableau61.B2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D2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F2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G2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B3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C3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D3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E3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F3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G3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B4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C4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D4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E4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F4" style:family="table-cell">
      <style:table-cell-properties fo:padding-left="0.123cm" fo:padding-right="0.123cm" fo:padding-top="0cm" fo:padding-bottom="0cm" fo:border="0.5pt solid #000000" style:writing-mode="lr-tb"/>
    </style:style>
    <style:style style:name="Tableau61.G4" style:family="table-cell">
      <style:table-cell-properties fo:padding-left="0.123cm" fo:padding-right="0.123cm" fo:padding-top="0cm" fo:padding-bottom="0cm" fo:border="0.5pt solid #000000" style:writing-mode="lr-tb"/>
    </style:style>
    <style:style style:name="Tableau62" style:family="table">
      <style:table-properties style:width="19.999cm" style:rel-width="100%" fo:margin-left="-0.018cm" table:align="left"/>
    </style:style>
    <style:style style:name="Tableau62.A" style:family="table-column">
      <style:table-column-properties style:column-width="17.099cm" style:rel-column-width="9685*"/>
    </style:style>
    <style:style style:name="Tableau62.B" style:family="table-column">
      <style:table-column-properties style:column-width="2.9cm" style:rel-column-width="1643*"/>
    </style:style>
    <style:style style:name="Tableau62.1" style:family="table-row">
      <style:table-row-properties style:min-row-height="0.623cm" style:use-optimal-row-height="false"/>
    </style:style>
    <style:style style:name="Tableau6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3" style:family="table">
      <style:table-properties style:width="19.999cm" style:rel-width="100%" fo:margin-left="-0.018cm" table:align="left"/>
    </style:style>
    <style:style style:name="Tableau63.A" style:family="table-column">
      <style:table-column-properties style:column-width="0.63cm" style:rel-column-width="357*"/>
    </style:style>
    <style:style style:name="Tableau63.B" style:family="table-column">
      <style:table-column-properties style:column-width="2.203cm" style:rel-column-width="1248*"/>
    </style:style>
    <style:style style:name="Tableau63.C" style:family="table-column">
      <style:table-column-properties style:column-width="2.72cm" style:rel-column-width="1541*"/>
    </style:style>
    <style:style style:name="Tableau63.D" style:family="table-column">
      <style:table-column-properties style:column-width="3.454cm" style:rel-column-width="1956*"/>
    </style:style>
    <style:style style:name="Tableau63.E" style:family="table-column">
      <style:table-column-properties style:column-width="4.484cm" style:rel-column-width="2540*"/>
    </style:style>
    <style:style style:name="Tableau63.F" style:family="table-column">
      <style:table-column-properties style:column-width="3.607cm" style:rel-column-width="2043*"/>
    </style:style>
    <style:style style:name="Tableau63.G" style:family="table-column">
      <style:table-column-properties style:column-width="2.9cm" style:rel-column-width="1643*"/>
    </style:style>
    <style:style style:name="Tableau63.1" style:family="table-row">
      <style:table-row-properties style:min-row-height="1.27cm" style:use-optimal-row-height="false"/>
    </style:style>
    <style:style style:name="Tableau63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3.B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2" style:family="table-row">
      <style:table-row-properties style:min-row-height="0.556cm" style:use-optimal-row-height="false"/>
    </style:style>
    <style:style style:name="Tableau63.B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C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D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E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F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G2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B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C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D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E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F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3.G3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4" style:family="table">
      <style:table-properties style:width="19.999cm" style:rel-width="100%" fo:margin-left="-0.026cm" table:align="left"/>
    </style:style>
    <style:style style:name="Tableau64.A" style:family="table-column">
      <style:table-column-properties style:column-width="17.316cm" style:rel-column-width="9791*"/>
    </style:style>
    <style:style style:name="Tableau64.B" style:family="table-column">
      <style:table-column-properties style:column-width="2.683cm" style:rel-column-width="1517*"/>
    </style:style>
    <style:style style:name="Tableau64.1" style:family="table-row">
      <style:table-row-properties style:min-row-height="0.54cm" fo:keep-together="always" style:use-optimal-row-height="false"/>
    </style:style>
    <style:style style:name="Tableau64.A1" style:family="table-cell">
      <style:table-cell-properties fo:padding="0.101cm" fo:border-left="1.5pt solid #000000" fo:border-right="1.5pt solid #000000" fo:border-top="0.5pt solid #000000" fo:border-bottom="1.5pt solid #000000" style:writing-mode="lr-tb"/>
    </style:style>
    <style:style style:name="Tableau64.B1" style:family="table-cell">
      <style:table-cell-properties style:vertical-align="middle" fo:padding-left="0.011cm" fo:padding-right="0.011cm" fo:padding-top="0cm" fo:padding-bottom="0cm" fo:border-left="1.5pt solid #000000" fo:border-right="1.5pt solid #000000" fo:border-top="0.5pt solid #000000" fo:border-bottom="1.5pt solid #000000" style:writing-mode="lr-tb"/>
    </style:style>
    <style:style style:name="Tableau65" style:family="table">
      <style:table-properties style:width="19.001cm" style:rel-width="95%" table:align="center"/>
    </style:style>
    <style:style style:name="Tableau65.A" style:family="table-column">
      <style:table-column-properties style:column-width="2.873cm" style:rel-column-width="1627*"/>
    </style:style>
    <style:style style:name="Tableau65.B" style:family="table-column">
      <style:table-column-properties style:column-width="5.249cm" style:rel-column-width="2973*"/>
    </style:style>
    <style:style style:name="Tableau65.C" style:family="table-column">
      <style:table-column-properties style:column-width="5.935cm" style:rel-column-width="3362*"/>
    </style:style>
    <style:style style:name="Tableau65.D" style:family="table-column">
      <style:table-column-properties style:column-width="4.944cm" style:rel-column-width="2800*"/>
    </style:style>
    <style:style style:name="Tableau65.1" style:family="table-row">
      <style:table-row-properties style:min-row-height="0.238cm" style:use-optimal-row-height="false"/>
    </style:style>
    <style:style style:name="Tableau6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5.2" style:family="table-row">
      <style:table-row-properties style:min-row-height="0.291cm" style:use-optimal-row-height="false"/>
    </style:style>
    <style:style style:name="Tableau65.3" style:family="table-row">
      <style:table-row-properties style:min-row-height="0.355cm" style:use-optimal-row-height="false"/>
    </style:style>
    <style:style style:name="Tableau65.4" style:family="table-row">
      <style:table-row-properties style:min-row-height="0.236cm" style:use-optimal-row-height="false"/>
    </style:style>
    <style:style style:name="Tableau65.5" style:family="table-row">
      <style:table-row-properties style:min-row-height="0.102cm" style:use-optimal-row-height="false"/>
    </style:style>
    <style:style style:name="Tableau66" style:family="table">
      <style:table-properties style:width="17.956cm" fo:margin-left="0.474cm" table:align="left"/>
    </style:style>
    <style:style style:name="Tableau66.A" style:family="table-column">
      <style:table-column-properties style:column-width="15.84cm"/>
    </style:style>
    <style:style style:name="Tableau66.B" style:family="table-column">
      <style:table-column-properties style:column-width="2.117cm"/>
    </style:style>
    <style:style style:name="Tableau66.1" style:family="table-row">
      <style:table-row-properties style:min-row-height="1.826cm" style:use-optimal-row-height="false"/>
    </style:style>
    <style:style style:name="Tableau66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67" style:family="table">
      <style:table-properties style:width="17.956cm" fo:margin-left="0.504cm" table:align="left"/>
    </style:style>
    <style:style style:name="Tableau67.A" style:family="table-column">
      <style:table-column-properties style:column-width="0.409cm"/>
    </style:style>
    <style:style style:name="Tableau67.B" style:family="table-column">
      <style:table-column-properties style:column-width="4.341cm"/>
    </style:style>
    <style:style style:name="Tableau67.C" style:family="table-column">
      <style:table-column-properties style:column-width="3.076cm"/>
    </style:style>
    <style:style style:name="Tableau67.D" style:family="table-column">
      <style:table-column-properties style:column-width="1.697cm"/>
    </style:style>
    <style:style style:name="Tableau67.E" style:family="table-column">
      <style:table-column-properties style:column-width="2.111cm"/>
    </style:style>
    <style:style style:name="Tableau67.F" style:family="table-column">
      <style:table-column-properties style:column-width="2.108cm"/>
    </style:style>
    <style:style style:name="Tableau67.G" style:family="table-column">
      <style:table-column-properties style:column-width="2.099cm"/>
    </style:style>
    <style:style style:name="Tableau67.H" style:family="table-column">
      <style:table-column-properties style:column-width="2.115cm"/>
    </style:style>
    <style:style style:name="Tableau67.1" style:family="table-row">
      <style:table-row-properties style:min-row-height="1.27cm" style:use-optimal-row-height="false"/>
    </style:style>
    <style:style style:name="Tableau67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67.C1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67.D1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67.E1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67.F1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67.G1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67.H1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67.2" style:family="table-row">
      <style:table-row-properties style:min-row-height="1.191cm" style:use-optimal-row-height="false"/>
    </style:style>
    <style:style style:name="Tableau67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7.3" style:family="table-row">
      <style:table-row-properties style:min-row-height="1.588cm" style:use-optimal-row-height="false"/>
    </style:style>
    <style:style style:name="Tableau67.4" style:family="table-row">
      <style:table-row-properties style:min-row-height="0.529cm" style:use-optimal-row-height="false"/>
    </style:style>
    <style:style style:name="Tableau67.A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7.B8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7.C8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7.D8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7.E8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7.F8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7.G8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7.H8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7.9" style:family="table-row">
      <style:table-row-properties style:min-row-height="0.794cm" style:use-optimal-row-height="false"/>
    </style:style>
    <style:style style:name="Tableau68" style:family="table">
      <style:table-properties style:width="18.443cm" fo:margin-left="-0.018cm" table:align="left"/>
    </style:style>
    <style:style style:name="Tableau68.A" style:family="table-column">
      <style:table-column-properties style:column-width="18.443cm"/>
    </style:style>
    <style:style style:name="Tableau68.A1" style:family="table-cell">
      <style:table-cell-properties fo:background-color="#fabf8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9" style:family="table">
      <style:table-properties style:width="20.214cm" fo:margin-left="-0.018cm" table:align="left"/>
    </style:style>
    <style:style style:name="Tableau69.A" style:family="table-column">
      <style:table-column-properties style:column-width="0.826cm"/>
    </style:style>
    <style:style style:name="Tableau69.B" style:family="table-column">
      <style:table-column-properties style:column-width="6.549cm"/>
    </style:style>
    <style:style style:name="Tableau69.C" style:family="table-column">
      <style:table-column-properties style:column-width="0.855cm"/>
    </style:style>
    <style:style style:name="Tableau69.D" style:family="table-column">
      <style:table-column-properties style:column-width="0.723cm"/>
    </style:style>
    <style:style style:name="Tableau69.E" style:family="table-column">
      <style:table-column-properties style:column-width="9.925cm"/>
    </style:style>
    <style:style style:name="Tableau69.F" style:family="table-column">
      <style:table-column-properties style:column-width="0.944cm"/>
    </style:style>
    <style:style style:name="Tableau69.G" style:family="table-column">
      <style:table-column-properties style:column-width="0.392cm"/>
    </style:style>
    <style:style style:name="Tableau69.1" style:family="table-row">
      <style:table-row-properties style:min-row-height="0.626cm" style:use-optimal-row-height="false"/>
    </style:style>
    <style:style style:name="Tableau69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9.2" style:family="table-row">
      <style:table-row-properties style:min-row-height="0.67cm" style:use-optimal-row-height="false"/>
    </style:style>
    <style:style style:name="Tableau69.3" style:family="table-row">
      <style:table-row-properties style:min-row-height="0.52cm" style:use-optimal-row-height="false"/>
    </style:style>
    <style:style style:name="Tableau69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9.B3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6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9.G3" style:family="table-cell">
      <style:table-cell-properties fo:padding-left="0.018cm" fo:padding-right="0.018cm" fo:padding-top="0cm" fo:padding-bottom="0cm" fo:border="none" style:writing-mode="lr-tb"/>
    </style:style>
    <style:style style:name="Tableau69.G4" style:family="table-cell">
      <style:table-cell-properties fo:padding-left="0.018cm" fo:padding-right="0.018cm" fo:padding-top="0cm" fo:padding-bottom="0cm" fo:border="none" style:writing-mode="lr-tb"/>
    </style:style>
    <style:style style:name="Tableau69.5" style:family="table-row">
      <style:table-row-properties style:min-row-height="0.397cm" style:use-optimal-row-height="false"/>
    </style:style>
    <style:style style:name="Tableau69.G5" style:family="table-cell">
      <style:table-cell-properties fo:padding-left="0.018cm" fo:padding-right="0.018cm" fo:padding-top="0cm" fo:padding-bottom="0cm" fo:border="none" style:writing-mode="lr-tb"/>
    </style:style>
    <style:style style:name="Tableau69.G6" style:family="table-cell">
      <style:table-cell-properties fo:padding-left="0.018cm" fo:padding-right="0.018cm" fo:padding-top="0cm" fo:padding-bottom="0cm" fo:border="none" style:writing-mode="lr-tb"/>
    </style:style>
    <style:style style:name="Tableau69.7" style:family="table-row">
      <style:table-row-properties style:min-row-height="0.406cm" style:use-optimal-row-height="false"/>
    </style:style>
    <style:style style:name="Tableau69.G7" style:family="table-cell">
      <style:table-cell-properties fo:padding-left="0.018cm" fo:padding-right="0.018cm" fo:padding-top="0cm" fo:padding-bottom="0cm" fo:border="none" style:writing-mode="lr-tb"/>
    </style:style>
    <style:style style:name="Tableau69.D8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au69.G8" style:family="table-cell">
      <style:table-cell-properties fo:padding-left="0.018cm" fo:padding-right="0.018cm" fo:padding-top="0cm" fo:padding-bottom="0cm" fo:border="none" style:writing-mode="lr-tb"/>
    </style:style>
    <style:style style:name="Tableau70" style:family="table">
      <style:table-properties style:width="19.999cm" style:rel-width="100%" fo:margin-left="-0.018cm" table:align="left"/>
    </style:style>
    <style:style style:name="Tableau70.A" style:family="table-column">
      <style:table-column-properties style:column-width="16.177cm" style:rel-column-width="9163*"/>
    </style:style>
    <style:style style:name="Tableau70.B" style:family="table-column">
      <style:table-column-properties style:column-width="3.822cm" style:rel-column-width="2165*"/>
    </style:style>
    <style:style style:name="Tableau70.1" style:family="table-row">
      <style:table-row-properties style:min-row-height="0.801cm" style:use-optimal-row-height="false"/>
    </style:style>
    <style:style style:name="Tableau70.A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au70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7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71" style:family="table">
      <style:table-properties style:width="19.999cm" style:rel-width="100%" fo:margin-left="-0.018cm" table:align="left"/>
    </style:style>
    <style:style style:name="Tableau71.A" style:family="table-column">
      <style:table-column-properties style:column-width="16.256cm" style:rel-column-width="9208*"/>
    </style:style>
    <style:style style:name="Tableau71.B" style:family="table-column">
      <style:table-column-properties style:column-width="3.743cm" style:rel-column-width="2120*"/>
    </style:style>
    <style:style style:name="Tableau71.1" style:family="table-row">
      <style:table-row-properties style:min-row-height="0.801cm" style:use-optimal-row-height="false"/>
    </style:style>
    <style:style style:name="Tableau71.A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au7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71.2" style:family="table-row">
      <style:table-row-properties style:min-row-height="0.499cm" style:use-optimal-row-height="false"/>
    </style:style>
    <style:style style:name="Tableau7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au7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71.3" style:family="table-row">
      <style:table-row-properties style:min-row-height="0.4cm" style:use-optimal-row-height="false"/>
    </style:style>
    <style:style style:name="Tableau71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71.4" style:family="table-row">
      <style:table-row-properties style:min-row-height="0.82cm" style:use-optimal-row-height="false"/>
    </style:style>
    <style:style style:name="Tableau71.A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71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7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71.6" style:family="table-row">
      <style:table-row-properties style:min-row-height="0.406cm" style:use-optimal-row-height="false"/>
    </style:style>
    <style:style style:name="Tableau72" style:family="table">
      <style:table-properties style:width="19.999cm" style:rel-width="100%" fo:margin-left="-0.018cm" table:align="left"/>
    </style:style>
    <style:style style:name="Tableau72.A" style:family="table-column">
      <style:table-column-properties style:column-width="16.424cm" style:rel-column-width="9303*"/>
    </style:style>
    <style:style style:name="Tableau72.B" style:family="table-column">
      <style:table-column-properties style:column-width="3.575cm" style:rel-column-width="2025*"/>
    </style:style>
    <style:style style:name="Tableau72.1" style:family="table-row">
      <style:table-row-properties style:min-row-height="0.499cm" style:use-optimal-row-height="false"/>
    </style:style>
    <style:style style:name="Tableau7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72.2" style:family="table-row">
      <style:table-row-properties style:min-row-height="0.801cm" style:use-optimal-row-height="false"/>
    </style:style>
    <style:style style:name="Tableau73" style:family="table">
      <style:table-properties style:width="19.999cm" style:rel-width="100%" fo:margin-left="-0.018cm" table:align="left"/>
    </style:style>
    <style:style style:name="Tableau73.A" style:family="table-column">
      <style:table-column-properties style:column-width="16.424cm" style:rel-column-width="9303*"/>
    </style:style>
    <style:style style:name="Tableau73.B" style:family="table-column">
      <style:table-column-properties style:column-width="3.575cm" style:rel-column-width="2025*"/>
    </style:style>
    <style:style style:name="Tableau73.1" style:family="table-row">
      <style:table-row-properties style:min-row-height="0.6cm" style:use-optimal-row-height="false"/>
    </style:style>
    <style:style style:name="Tableau73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74" style:family="table">
      <style:table-properties style:width="19.999cm" style:rel-width="100%" fo:margin-left="-0.018cm" table:align="left"/>
    </style:style>
    <style:style style:name="Tableau74.A" style:family="table-column">
      <style:table-column-properties style:column-width="16.424cm" style:rel-column-width="9303*"/>
    </style:style>
    <style:style style:name="Tableau74.B" style:family="table-column">
      <style:table-column-properties style:column-width="3.575cm" style:rel-column-width="2025*"/>
    </style:style>
    <style:style style:name="Tableau74.1" style:family="table-row">
      <style:table-row-properties style:min-row-height="0.801cm" style:use-optimal-row-height="false"/>
    </style:style>
    <style:style style:name="Tableau74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7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75" style:family="table">
      <style:table-properties style:width="19.999cm" style:rel-width="100%" fo:margin-left="-0.018cm" table:align="left"/>
    </style:style>
    <style:style style:name="Tableau75.A" style:family="table-column">
      <style:table-column-properties style:column-width="16.424cm" style:rel-column-width="9303*"/>
    </style:style>
    <style:style style:name="Tableau75.B" style:family="table-column">
      <style:table-column-properties style:column-width="3.575cm" style:rel-column-width="2025*"/>
    </style:style>
    <style:style style:name="Tableau75.1" style:family="table-row">
      <style:table-row-properties style:min-row-height="0.801cm" style:use-optimal-row-height="false"/>
    </style:style>
    <style:style style:name="Tableau75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7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76" style:family="table">
      <style:table-properties style:width="19.999cm" style:rel-width="100%" fo:margin-left="-0.018cm" table:align="left"/>
    </style:style>
    <style:style style:name="Tableau76.A" style:family="table-column">
      <style:table-column-properties style:column-width="16.424cm" style:rel-column-width="9303*"/>
    </style:style>
    <style:style style:name="Tableau76.B" style:family="table-column">
      <style:table-column-properties style:column-width="3.575cm" style:rel-column-width="2025*"/>
    </style:style>
    <style:style style:name="Tableau76.1" style:family="table-row">
      <style:table-row-properties style:min-row-height="0.9cm" style:use-optimal-row-height="false"/>
    </style:style>
    <style:style style:name="Tableau76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77" style:family="table">
      <style:table-properties style:width="19.999cm" style:rel-width="100%" fo:margin-left="-0.092cm" table:align="left"/>
    </style:style>
    <style:style style:name="Tableau77.A" style:family="table-column">
      <style:table-column-properties style:column-width="0.746cm" style:rel-column-width="423*"/>
    </style:style>
    <style:style style:name="Tableau77.B" style:family="table-column">
      <style:table-column-properties style:column-width="3.664cm" style:rel-column-width="2075*"/>
    </style:style>
    <style:style style:name="Tableau77.C" style:family="table-column">
      <style:table-column-properties style:column-width="2.212cm" style:rel-column-width="1253*"/>
    </style:style>
    <style:style style:name="Tableau77.D" style:family="table-column">
      <style:table-column-properties style:column-width="1.942cm" style:rel-column-width="1100*"/>
    </style:style>
    <style:style style:name="Tableau77.E" style:family="table-column">
      <style:table-column-properties style:column-width="3.455cm" style:rel-column-width="1957*"/>
    </style:style>
    <style:style style:name="Tableau77.F" style:family="table-column">
      <style:table-column-properties style:column-width="4.12cm" style:rel-column-width="2334*"/>
    </style:style>
    <style:style style:name="Tableau77.G" style:family="table-column">
      <style:table-column-properties style:column-width="3.859cm" style:rel-column-width="2186*"/>
    </style:style>
    <style:style style:name="Tableau77.1" style:family="table-row">
      <style:table-row-properties style:min-row-height="0.406cm" style:use-optimal-row-height="false"/>
    </style:style>
    <style:style style:name="Tableau77.A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eau77.2" style:family="table-row">
      <style:table-row-properties style:min-row-height="0.984cm" style:use-optimal-row-height="false"/>
    </style:style>
    <style:style style:name="Tableau77.C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Tableau77.3" style:family="table-row">
      <style:table-row-properties style:min-row-height="0.397cm" style:use-optimal-row-height="false"/>
    </style:style>
    <style:style style:name="Tableau77.A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Tableau77.F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77.F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au77.F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77.7" style:family="table-row">
      <style:table-row-properties style:min-row-height="0.499cm" style:use-optimal-row-height="false"/>
    </style:style>
    <style:style style:name="Tableau77.13" style:family="table-row">
      <style:table-row-properties style:min-row-height="0.953cm" style:use-optimal-row-height="false"/>
    </style:style>
    <style:style style:name="Tableau77.A13" style:family="table-cell">
      <style:table-cell-properties style:vertical-align="middle" fo:background-color="#ffffff" fo:padding-left="0.049cm" fo:padding-right="0.049cm" fo:padding-top="0cm" fo:padding-bottom="0cm" fo:border="0.5pt solid #000000" style:writing-mode="lr-tb">
        <style:background-image/>
      </style:table-cell-properties>
    </style:style>
    <style:style style:name="Tableau77.14" style:family="table-row">
      <style:table-row-properties style:min-row-height="1.108cm" style:use-optimal-row-height="false"/>
    </style:style>
    <style:style style:name="Tableau77.15" style:family="table-row">
      <style:table-row-properties style:min-row-height="0.6cm" style:use-optimal-row-height="false"/>
    </style:style>
    <style:style style:name="Tableau77.G15" style:family="table-cell">
      <style:table-cell-properties fo:padding-left="0.049cm" fo:padding-right="0.049cm" fo:padding-top="0cm" fo:padding-bottom="0cm" fo:border-left="none" fo:border-right="0.5pt solid #000000" fo:border-top="0.5pt solid #000000" fo:border-bottom="0.5pt solid #000000" style:writing-mode="lr-tb"/>
    </style:style>
    <style:style style:name="Tableau77.G16" style:family="table-cell">
      <style:table-cell-properties fo:padding-left="0.049cm" fo:padding-right="0.049cm" fo:padding-top="0cm" fo:padding-bottom="0cm" fo:border-left="none" fo:border-right="0.5pt solid #000000" fo:border-top="0.5pt solid #000000" fo:border-bottom="0.5pt solid #000000" style:writing-mode="lr-tb"/>
    </style:style>
    <style:style style:name="Tableau77.G17" style:family="table-cell">
      <style:table-cell-properties fo:padding-left="0.049cm" fo:padding-right="0.049cm" fo:padding-top="0cm" fo:padding-bottom="0cm" fo:border-left="none" fo:border-right="0.5pt solid #000000" fo:border-top="0.5pt solid #000000" fo:border-bottom="0.5pt solid #000000" style:writing-mode="lr-tb"/>
    </style:style>
    <style:style style:name="Tableau77.G18" style:family="table-cell">
      <style:table-cell-properties fo:padding-left="0.049cm" fo:padding-right="0.049cm" fo:padding-top="0cm" fo:padding-bottom="0cm" fo:border-left="none" fo:border-right="0.5pt solid #000000" fo:border-top="0.5pt solid #000000" fo:border-bottom="0.5pt solid #000000" style:writing-mode="lr-tb"/>
    </style:style>
    <style:style style:name="Tableau77.G19" style:family="table-cell">
      <style:table-cell-properties fo:padding-left="0.049cm" fo:padding-right="0.049cm" fo:padding-top="0cm" fo:padding-bottom="0cm" fo:border-left="none" fo:border-right="0.5pt solid #000000" fo:border-top="0.5pt solid #000000" fo:border-bottom="0.5pt solid #000000" style:writing-mode="lr-tb"/>
    </style:style>
    <style:style style:name="Tableau77.G20" style:family="table-cell">
      <style:table-cell-properties fo:padding-left="0.049cm" fo:padding-right="0.049cm" fo:padding-top="0cm" fo:padding-bottom="0cm" fo:border-left="none" fo:border-right="0.5pt solid #000000" fo:border-top="0.5pt solid #000000" fo:border-bottom="0.5pt solid #000000" style:writing-mode="lr-tb"/>
    </style:style>
    <style:style style:name="Tableau77.G21" style:family="table-cell">
      <style:table-cell-properties style:vertical-align="middle" fo:padding-left="0.049cm" fo:padding-right="0.049cm" fo:padding-top="0cm" fo:padding-bottom="0cm" fo:border-left="none" fo:border-right="0.5pt solid #000000" fo:border-top="0.5pt solid #000000" fo:border-bottom="0.5pt solid #000000" style:writing-mode="lr-tb"/>
    </style:style>
    <style:style style:name="Tableau78" style:family="table">
      <style:table-properties style:width="19.999cm" style:rel-width="100%" fo:margin-left="-0.018cm" table:align="left"/>
    </style:style>
    <style:style style:name="Tableau78.A" style:family="table-column">
      <style:table-column-properties style:column-width="0.303cm" style:rel-column-width="172*"/>
    </style:style>
    <style:style style:name="Tableau78.B" style:family="table-column">
      <style:table-column-properties style:column-width="0.041cm" style:rel-column-width="23*"/>
    </style:style>
    <style:style style:name="Tableau78.C" style:family="table-column">
      <style:table-column-properties style:column-width="5.375cm" style:rel-column-width="3045*"/>
    </style:style>
    <style:style style:name="Tableau78.D" style:family="table-column">
      <style:table-column-properties style:column-width="1.189cm" style:rel-column-width="673*"/>
    </style:style>
    <style:style style:name="Tableau78.E" style:family="table-column">
      <style:table-column-properties style:column-width="0.388cm" style:rel-column-width="220*"/>
    </style:style>
    <style:style style:name="Tableau78.F" style:family="table-column">
      <style:table-column-properties style:column-width="11.573cm" style:rel-column-width="6556*"/>
    </style:style>
    <style:style style:name="Tableau78.G" style:family="table-column">
      <style:table-column-properties style:column-width="1.131cm" style:rel-column-width="640*"/>
    </style:style>
    <style:style style:name="Tableau78.1" style:family="table-row">
      <style:table-row-properties style:min-row-height="0.423cm" style:use-optimal-row-height="false"/>
    </style:style>
    <style:style style:name="Tableau78.A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eau78.2" style:family="table-row">
      <style:table-row-properties style:min-row-height="0.397cm" style:use-optimal-row-height="false"/>
    </style:style>
    <style:style style:name="Tableau79" style:family="table">
      <style:table-properties style:width="19.999cm" style:rel-width="100%" fo:margin-left="-0.092cm" table:align="left"/>
    </style:style>
    <style:style style:name="Tableau79.A" style:family="table-column">
      <style:table-column-properties style:column-width="1.353cm" style:rel-column-width="766*"/>
    </style:style>
    <style:style style:name="Tableau79.B" style:family="table-column">
      <style:table-column-properties style:column-width="14.785cm" style:rel-column-width="8375*"/>
    </style:style>
    <style:style style:name="Tableau79.C" style:family="table-column">
      <style:table-column-properties style:column-width="3.861cm" style:rel-column-width="2187*"/>
    </style:style>
    <style:style style:name="Tableau79.1" style:family="table-row">
      <style:table-row-properties style:min-row-height="0.406cm" style:use-optimal-row-height="false"/>
    </style:style>
    <style:style style:name="Tableau79.A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eau79.2" style:family="table-row">
      <style:table-row-properties style:min-row-height="0.423cm" style:use-optimal-row-height="false"/>
    </style:style>
    <style:style style:name="Tableau79.A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Tableau79.B2" style:family="table-cell">
      <style:table-cell-properties style:vertical-align="middle" fo:padding-left="0.049cm" fo:padding-right="0.049cm" fo:padding-top="0cm" fo:padding-bottom="0cm" fo:border-left="none" fo:border-right="0.5pt solid #000000" fo:border-top="0.5pt solid #000000" fo:border-bottom="0.5pt solid #000000" style:writing-mode="lr-tb"/>
    </style:style>
    <style:style style:name="Tableau79.C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Tableau79.7" style:family="table-row">
      <style:table-row-properties style:min-row-height="0.397cm" style:use-optimal-row-height="false"/>
    </style:style>
    <style:style style:name="Tableau80" style:family="table">
      <style:table-properties style:width="19.999cm" style:rel-width="100%" fo:margin-left="-0.018cm" table:align="left"/>
    </style:style>
    <style:style style:name="Tableau80.A" style:family="table-column">
      <style:table-column-properties style:column-width="0.744cm" style:rel-column-width="422*"/>
    </style:style>
    <style:style style:name="Tableau80.B" style:family="table-column">
      <style:table-column-properties style:column-width="15.399cm" style:rel-column-width="8722*"/>
    </style:style>
    <style:style style:name="Tableau80.C" style:family="table-column">
      <style:table-column-properties style:column-width="3.856cm" style:rel-column-width="2184*"/>
    </style:style>
    <style:style style:name="Tableau80.1" style:family="table-row">
      <style:table-row-properties style:min-row-height="0.6cm" style:use-optimal-row-height="false"/>
    </style:style>
    <style:style style:name="Tableau80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0.C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80.2" style:family="table-row">
      <style:table-row-properties style:min-row-height="0.926cm" style:use-optimal-row-height="false"/>
    </style:style>
    <style:style style:name="Tableau8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0.3" style:family="table-row">
      <style:table-row-properties style:min-row-height="0.801cm" style:use-optimal-row-height="false"/>
    </style:style>
    <style:style style:name="Tableau80.6" style:family="table-row">
      <style:table-row-properties style:min-row-height="0.423cm" style:use-optimal-row-height="false"/>
    </style:style>
    <style:style style:name="Tableau80.A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0.8" style:family="table-row">
      <style:table-row-properties style:min-row-height="0.397cm" style:use-optimal-row-height="false"/>
    </style:style>
    <style:style style:name="Tableau80.9" style:family="table-row">
      <style:table-row-properties style:min-row-height="0.406cm" style:use-optimal-row-height="false"/>
    </style:style>
    <style:style style:name="Tableau81" style:family="table">
      <style:table-properties style:width="19.999cm" style:rel-width="100%" fo:margin-left="-0.018cm" table:align="left"/>
    </style:style>
    <style:style style:name="Tableau81.A" style:family="table-column">
      <style:table-column-properties style:column-width="0.743cm" style:rel-column-width="421*"/>
    </style:style>
    <style:style style:name="Tableau81.B" style:family="table-column">
      <style:table-column-properties style:column-width="6.071cm" style:rel-column-width="3439*"/>
    </style:style>
    <style:style style:name="Tableau81.C" style:family="table-column">
      <style:table-column-properties style:column-width="1.868cm" style:rel-column-width="1058*"/>
    </style:style>
    <style:style style:name="Tableau81.D" style:family="table-column">
      <style:table-column-properties style:column-width="2.94cm" style:rel-column-width="1666*"/>
    </style:style>
    <style:style style:name="Tableau81.E" style:family="table-column">
      <style:table-column-properties style:column-width="2.404cm" style:rel-column-width="1362*"/>
    </style:style>
    <style:style style:name="Tableau81.F" style:family="table-column">
      <style:table-column-properties style:column-width="5.971cm" style:rel-column-width="3382*"/>
    </style:style>
    <style:style style:name="Tableau81.1" style:family="table-row">
      <style:table-row-properties style:min-row-height="0.582cm" style:use-optimal-row-height="false"/>
    </style:style>
    <style:style style:name="Tableau8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1.2" style:family="table-row">
      <style:table-row-properties style:min-row-height="0.9cm" style:use-optimal-row-height="false"/>
    </style:style>
    <style:style style:name="Tableau8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1.F2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81.3" style:family="table-row">
      <style:table-row-properties style:min-row-height="0.413cm" style:use-optimal-row-height="false"/>
    </style:style>
    <style:style style:name="Tableau81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1.F3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au81.4" style:family="table-row">
      <style:table-row-properties style:min-row-height="0.474cm" style:use-optimal-row-height="false"/>
    </style:style>
    <style:style style:name="Tableau81.5" style:family="table-row">
      <style:table-row-properties style:min-row-height="0.476cm" style:use-optimal-row-height="false"/>
    </style:style>
    <style:style style:name="Tableau81.6" style:family="table-row">
      <style:table-row-properties style:min-row-height="0.483cm" style:use-optimal-row-height="false"/>
    </style:style>
    <style:style style:name="Tableau81.7" style:family="table-row">
      <style:table-row-properties style:min-row-height="0.49cm" style:use-optimal-row-height="false"/>
    </style:style>
    <style:style style:name="Tableau81.8" style:family="table-row">
      <style:table-row-properties style:min-row-height="0.473cm" style:use-optimal-row-height="false"/>
    </style:style>
    <style:style style:name="Tableau81.9" style:family="table-row">
      <style:table-row-properties style:min-row-height="0.48cm" style:use-optimal-row-height="false"/>
    </style:style>
    <style:style style:name="Tableau81.F9" style:family="table-cell">
      <style:table-cell-properties style:vertical-align="middle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81.10" style:family="table-row">
      <style:table-row-properties style:min-row-height="0.487cm" style:use-optimal-row-height="false"/>
    </style:style>
    <style:style style:name="Tableau81.11" style:family="table-row">
      <style:table-row-properties style:min-row-height="0.469cm" style:use-optimal-row-height="false"/>
    </style:style>
    <style:style style:name="Tableau81.12" style:family="table-row">
      <style:table-row-properties style:min-row-height="0.501cm" style:use-optimal-row-height="false"/>
    </style:style>
    <style:style style:name="Tableau81.14" style:family="table-row">
      <style:table-row-properties style:min-row-height="0.215cm" style:use-optimal-row-height="false"/>
    </style:style>
    <style:style style:name="Tableau81.15" style:family="table-row">
      <style:table-row-properties style:min-row-height="0.688cm" style:use-optimal-row-height="false"/>
    </style:style>
    <style:style style:name="Tableau82" style:family="table">
      <style:table-properties style:width="19.999cm" style:rel-width="100%" fo:margin-left="-0.018cm" table:align="left"/>
    </style:style>
    <style:style style:name="Tableau82.A" style:family="table-column">
      <style:table-column-properties style:column-width="15.707cm" style:rel-column-width="8897*"/>
    </style:style>
    <style:style style:name="Tableau82.B" style:family="table-column">
      <style:table-column-properties style:column-width="4.292cm" style:rel-column-width="2431*"/>
    </style:style>
    <style:style style:name="Tableau82.1" style:family="table-row">
      <style:table-row-properties style:min-row-height="0.926cm" style:use-optimal-row-height="false"/>
    </style:style>
    <style:style style:name="Tableau8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2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82.2" style:family="table-row">
      <style:table-row-properties style:min-row-height="0.425cm" style:use-optimal-row-height="false"/>
    </style:style>
    <style:style style:name="Tableau8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2.3" style:family="table-row">
      <style:table-row-properties style:min-row-height="0.73cm" style:use-optimal-row-height="false"/>
    </style:style>
    <style:style style:name="Tableau82.4" style:family="table-row">
      <style:table-row-properties style:min-row-height="1.429cm" style:use-optimal-row-height="false"/>
    </style:style>
    <style:style style:name="Tableau83" style:family="table">
      <style:table-properties style:width="19.599cm" style:rel-width="98%" fo:margin-left="-0.018cm" table:align="left"/>
    </style:style>
    <style:style style:name="Tableau83.A" style:family="table-column">
      <style:table-column-properties style:column-width="0.824cm" style:rel-column-width="467*"/>
    </style:style>
    <style:style style:name="Tableau83.B" style:family="table-column">
      <style:table-column-properties style:column-width="4.643cm" style:rel-column-width="2630*"/>
    </style:style>
    <style:style style:name="Tableau83.C" style:family="table-column">
      <style:table-column-properties style:column-width="2.307cm" style:rel-column-width="1307*"/>
    </style:style>
    <style:style style:name="Tableau83.D" style:family="table-column">
      <style:table-column-properties style:column-width="2.808cm" style:rel-column-width="1591*"/>
    </style:style>
    <style:style style:name="Tableau83.E" style:family="table-column">
      <style:table-column-properties style:column-width="2.632cm" style:rel-column-width="1491*"/>
    </style:style>
    <style:style style:name="Tableau83.F" style:family="table-column">
      <style:table-column-properties style:column-width="2.418cm" style:rel-column-width="1370*"/>
    </style:style>
    <style:style style:name="Tableau83.G" style:family="table-column">
      <style:table-column-properties style:column-width="3.963cm" style:rel-column-width="2245*"/>
    </style:style>
    <style:style style:name="Tableau83.1" style:family="table-row">
      <style:table-row-properties style:min-row-height="1.6cm" style:use-optimal-row-height="false"/>
    </style:style>
    <style:style style:name="Tableau83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3.2" style:family="table-row">
      <style:table-row-properties style:min-row-height="2.3cm" style:use-optimal-row-height="false"/>
    </style:style>
    <style:style style:name="Tableau8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3.3" style:family="table-row">
      <style:table-row-properties style:min-row-height="0.476cm" style:use-optimal-row-height="false"/>
    </style:style>
    <style:style style:name="Tableau83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3.F3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leau83.4" style:family="table-row">
      <style:table-row-properties style:min-row-height="0.794cm" style:use-optimal-row-height="false"/>
    </style:style>
    <style:style style:name="Tableau83.6" style:family="table-row">
      <style:table-row-properties style:min-row-height="0.847cm" style:use-optimal-row-height="false"/>
    </style:style>
    <style:style style:name="Tableau83.9" style:family="table-row">
      <style:table-row-properties style:min-row-height="0.45cm" style:use-optimal-row-height="false"/>
    </style:style>
    <style:style style:name="Tableau84" style:family="table">
      <style:table-properties style:width="19.999cm" style:rel-width="100%" fo:margin-left="-0.018cm" table:align="left"/>
    </style:style>
    <style:style style:name="Tableau84.A" style:family="table-column">
      <style:table-column-properties style:column-width="1.028cm" style:rel-column-width="582*"/>
    </style:style>
    <style:style style:name="Tableau84.B" style:family="table-column">
      <style:table-column-properties style:column-width="16.115cm" style:rel-column-width="9128*"/>
    </style:style>
    <style:style style:name="Tableau84.C" style:family="table-column">
      <style:table-column-properties style:column-width="2.856cm" style:rel-column-width="1618*"/>
    </style:style>
    <style:style style:name="Tableau84.1" style:family="table-row">
      <style:table-row-properties style:min-row-height="1.005cm" style:use-optimal-row-height="false"/>
    </style:style>
    <style:style style:name="Tableau84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4.2" style:family="table-row">
      <style:table-row-properties style:min-row-height="0.397cm" style:use-optimal-row-height="false"/>
    </style:style>
    <style:style style:name="Tableau84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4.B2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8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4.3" style:family="table-row">
      <style:table-row-properties style:min-row-height="0.423cm" style:use-optimal-row-height="false"/>
    </style:style>
    <style:style style:name="Tableau85" style:family="table">
      <style:table-properties style:width="19.999cm" style:rel-width="100%" fo:margin-left="-0.018cm" table:align="left"/>
    </style:style>
    <style:style style:name="Tableau85.A" style:family="table-column">
      <style:table-column-properties style:column-width="16.667cm" style:rel-column-width="9441*"/>
    </style:style>
    <style:style style:name="Tableau85.B" style:family="table-column">
      <style:table-column-properties style:column-width="3.332cm" style:rel-column-width="1887*"/>
    </style:style>
    <style:style style:name="Tableau85.1" style:family="table-row">
      <style:table-row-properties style:min-row-height="1.032cm" style:use-optimal-row-height="false"/>
    </style:style>
    <style:style style:name="Tableau85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86" style:family="table">
      <style:table-properties style:width="19.999cm" style:rel-width="100%" fo:margin-left="-0.018cm" table:align="left"/>
    </style:style>
    <style:style style:name="Tableau86.A" style:family="table-column">
      <style:table-column-properties style:column-width="16.667cm" style:rel-column-width="9441*"/>
    </style:style>
    <style:style style:name="Tableau86.B" style:family="table-column">
      <style:table-column-properties style:column-width="3.332cm" style:rel-column-width="1887*"/>
    </style:style>
    <style:style style:name="Tableau86.1" style:family="table-row">
      <style:table-row-properties style:min-row-height="1.032cm" style:use-optimal-row-height="false"/>
    </style:style>
    <style:style style:name="Tableau86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86.2" style:family="table-row">
      <style:table-row-properties style:min-row-height="1.24cm" style:use-optimal-row-height="false"/>
    </style:style>
    <style:style style:name="Tableau8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7" style:family="table">
      <style:table-properties style:width="19.999cm" style:rel-width="100%" fo:margin-left="-0.018cm" table:align="left"/>
    </style:style>
    <style:style style:name="Tableau87.A" style:family="table-column">
      <style:table-column-properties style:column-width="0.586cm" style:rel-column-width="332*"/>
    </style:style>
    <style:style style:name="Tableau87.B" style:family="table-column">
      <style:table-column-properties style:column-width="16.189cm" style:rel-column-width="9170*"/>
    </style:style>
    <style:style style:name="Tableau87.C" style:family="table-column">
      <style:table-column-properties style:column-width="3.224cm" style:rel-column-width="1826*"/>
    </style:style>
    <style:style style:name="Tableau87.1" style:family="table-row">
      <style:table-row-properties style:min-row-height="0.6cm" style:use-optimal-row-height="false"/>
    </style:style>
    <style:style style:name="Tableau87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7.2" style:family="table-row">
      <style:table-row-properties style:min-row-height="0.397cm" style:use-optimal-row-height="false"/>
    </style:style>
    <style:style style:name="Tableau87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7.B2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87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7.8" style:family="table-row">
      <style:table-row-properties style:min-row-height="0.423cm" style:use-optimal-row-height="false"/>
    </style:style>
    <style:style style:name="Tableau88" style:family="table">
      <style:table-properties style:width="19.999cm" style:rel-width="100%" fo:margin-left="-0.018cm" table:align="left"/>
    </style:style>
    <style:style style:name="Tableau88.A" style:family="table-column">
      <style:table-column-properties style:column-width="15.076cm" style:rel-column-width="8539*"/>
    </style:style>
    <style:style style:name="Tableau88.B" style:family="table-column">
      <style:table-column-properties style:column-width="4.923cm" style:rel-column-width="2789*"/>
    </style:style>
    <style:style style:name="Tableau88.1" style:family="table-row">
      <style:table-row-properties style:min-row-height="0.9cm" style:use-optimal-row-height="false"/>
    </style:style>
    <style:style style:name="Tableau88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89" style:family="table">
      <style:table-properties style:width="19.999cm" style:rel-width="100%" fo:margin-left="-0.018cm" table:align="left"/>
    </style:style>
    <style:style style:name="Tableau89.A" style:family="table-column">
      <style:table-column-properties style:column-width="15.076cm" style:rel-column-width="8539*"/>
    </style:style>
    <style:style style:name="Tableau89.B" style:family="table-column">
      <style:table-column-properties style:column-width="4.923cm" style:rel-column-width="2789*"/>
    </style:style>
    <style:style style:name="Tableau89.1" style:family="table-row">
      <style:table-row-properties style:min-row-height="1.455cm" style:use-optimal-row-height="false"/>
    </style:style>
    <style:style style:name="Tableau89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9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90" style:family="table">
      <style:table-properties style:width="19.999cm" style:rel-width="100%" fo:margin-left="-0.018cm" table:align="left"/>
    </style:style>
    <style:style style:name="Tableau90.A" style:family="table-column">
      <style:table-column-properties style:column-width="15.635cm" style:rel-column-width="8856*"/>
    </style:style>
    <style:style style:name="Tableau90.B" style:family="table-column">
      <style:table-column-properties style:column-width="4.364cm" style:rel-column-width="2472*"/>
    </style:style>
    <style:style style:name="Tableau90.1" style:family="table-row">
      <style:table-row-properties style:min-row-height="1.102cm" style:use-optimal-row-height="false"/>
    </style:style>
    <style:style style:name="Tableau90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au90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90.2" style:family="table-row">
      <style:table-row-properties style:min-row-height="0.335cm" style:use-optimal-row-height="false"/>
    </style:style>
    <style:style style:name="Tableau90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90.4" style:family="table-row">
      <style:table-row-properties style:min-row-height="0.397cm" style:use-optimal-row-height="false"/>
    </style:style>
    <style:style style:name="Tableau90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MP0">
      <style:paragraph-properties style:page-number="auto" fo:break-before="page">
        <style:tab-stops>
          <style:tab-stop style:position="18.24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.071cm" fo:margin-bottom="0.071cm" style:contextual-spacing="false" fo:text-align="justify" style:justify-single-word="false"/>
    </style:style>
    <style:style style:name="P6" style:family="paragraph" style:parent-style-name="Standard">
      <style:paragraph-properties fo:margin-top="0.035cm" fo:margin-bottom="0.035cm" style:contextual-spacing="false" fo:text-align="justify" style:justify-single-word="false"/>
    </style:style>
    <style:style style:name="P7" style:family="paragraph" style:parent-style-name="Standard">
      <style:paragraph-properties fo:margin-top="0.035cm" fo:margin-bottom="0.035cm" style:contextual-spacing="false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8.5pt" fo:language="en" fo:country="US" fo:background-color="#b3b3b3" style:font-size-asian="8.5pt" style:font-name-complex="Arial" style:font-size-complex="8.5pt"/>
    </style:style>
    <style:style style:name="P9" style:family="paragraph" style:parent-style-name="Standard">
      <style:paragraph-properties fo:margin-top="0.035cm" fo:margin-bottom="0.106cm" style:contextual-spacing="false"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8.5pt" fo:background-color="#b3b3b3" style:font-size-asian="8.5pt" style:font-name-complex="Arial" style:font-size-complex="8.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contextual-spacing="false" fo:text-align="justify" style:justify-single-word="false"/>
    </style:style>
    <style:style style:name="P13" style:family="paragraph" style:parent-style-name="Standard">
      <style:paragraph-properties fo:margin-top="0.071cm" fo:margin-bottom="0.071cm" style:contextual-spacing="false" fo:text-align="justify" style:justify-single-word="false">
        <style:tab-stops>
          <style:tab-stop style:position="0.258cm"/>
        </style:tab-stops>
      </style:paragraph-properties>
    </style:style>
    <style:style style:name="P14" style:family="paragraph" style:parent-style-name="Standard">
      <style:paragraph-properties fo:text-align="center" style:justify-single-word="false">
        <style:tab-stops>
          <style:tab-stop style:position="10.689cm"/>
          <style:tab-stop style:position="27.623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0.689cm"/>
          <style:tab-stop style:position="27.623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0.689cm"/>
          <style:tab-stop style:position="27.623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4.501cm"/>
          <style:tab-stop style:position="9.753cm"/>
        </style:tab-stops>
      </style:paragraph-properties>
    </style:style>
    <style:style style:name="P18" style:family="paragraph" style:parent-style-name="Standard">
      <style:paragraph-properties fo:margin-top="0.076cm" fo:margin-bottom="0.076cm" style:contextual-spacing="false" fo:text-align="center" style:justify-single-word="false"/>
    </style:style>
    <style:style style:name="P19" style:family="paragraph" style:parent-style-name="Standard">
      <style:paragraph-properties fo:margin-top="0.071cm" fo:margin-bottom="0.071cm" style:contextual-spacing="false"/>
    </style:style>
    <style:style style:name="P20" style:family="paragraph" style:parent-style-name="Standard">
      <style:paragraph-properties fo:text-align="start" style:justify-single-word="false">
        <style:tab-stops/>
      </style:paragraph-properties>
    </style:style>
    <style:style style:name="P21" style:family="paragraph" style:parent-style-name="Comment">
      <style:paragraph-properties fo:margin-top="0.42cm" fo:margin-bottom="0.349cm"/>
    </style:style>
    <style:style style:name="P22" style:family="paragraph" style:parent-style-name="Comment">
      <style:paragraph-properties fo:margin-top="0.42cm" fo:margin-bottom="0.349cm" fo:text-align="start"/>
    </style:style>
    <style:style style:name="P23" style:family="paragraph" style:parent-style-name="Standard">
      <style:text-properties fo:font-size="10pt" fo:language="en" fo:country="US" style:font-size-asian="10pt"/>
    </style:style>
    <style:style style:name="P24" style:family="paragraph" style:parent-style-name="Standard">
      <style:paragraph-properties>
        <style:tab-stops>
          <style:tab-stop style:position="27.623cm"/>
        </style:tab-stops>
      </style:paragraph-properties>
    </style:style>
    <style:style style:name="P25" style:family="paragraph" style:parent-style-name="Standard">
      <style:paragraph-properties fo:text-align="center" style:justify-single-word="false">
        <style:tab-stops>
          <style:tab-stop style:position="27.623cm"/>
        </style:tab-stops>
      </style:paragraph-properties>
    </style:style>
    <style:style style:name="P26" style:family="paragraph" style:parent-style-name="Standard">
      <style:paragraph-properties fo:margin-top="0.212cm" fo:margin-bottom="0.212cm" style:contextual-spacing="false">
        <style:tab-stops>
          <style:tab-stop style:position="27.623cm"/>
        </style:tab-stops>
      </style:paragraph-properties>
    </style:style>
    <style:style style:name="P27" style:family="paragraph" style:parent-style-name="Standard">
      <style:paragraph-properties fo:margin-top="0.212cm" fo:margin-bottom="0.212cm" style:contextual-spacing="false">
        <style:tab-stops>
          <style:tab-stop style:position="3.447cm"/>
          <style:tab-stop style:position="27.623cm"/>
        </style:tab-stops>
      </style:paragraph-properties>
    </style:style>
    <style:style style:name="P28" style:family="paragraph" style:parent-style-name="Standard">
      <style:paragraph-properties fo:margin-top="0.071cm" fo:margin-bottom="0.071cm" style:contextual-spacing="false" fo:text-align="end" style:justify-single-word="false"/>
    </style:style>
    <style:style style:name="P2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text-align="center" style:justify-single-word="false" fo:break-before="page"/>
    </style:style>
    <style:style style:name="P31" style:family="paragraph" style:parent-style-name="Standard">
      <style:text-properties fo:font-size="9pt" fo:language="en" fo:country="US" style:font-size-asian="9pt" style:font-size-complex="9pt"/>
    </style:style>
    <style:style style:name="P32" style:family="paragraph" style:parent-style-name="Standard">
      <style:text-properties fo:font-size="8pt" fo:language="en" fo:country="US" style:font-size-asian="8pt" style:font-size-complex="8pt"/>
    </style:style>
    <style:style style:name="P33" style:family="paragraph" style:parent-style-name="Standard">
      <style:paragraph-properties fo:margin-left="-0.206cm" fo:text-align="center" style:justify-single-word="false">
        <style:tab-stops/>
      </style:paragraph-properties>
    </style:style>
    <style:style style:name="P34" style:family="paragraph" style:parent-style-name="Standard">
      <style:paragraph-properties fo:margin-left="-0.191cm" fo:margin-right="-0.183cm" fo:text-align="center" style:justify-single-word="false">
        <style:tab-stops/>
      </style:paragraph-properties>
    </style:style>
    <style:style style:name="P35" style:family="paragraph" style:parent-style-name="Standard">
      <style:paragraph-properties fo:margin-left="-0.198cm" fo:margin-right="-0.189cm" fo:text-align="center" style:justify-single-word="false">
        <style:tab-stops/>
      </style:paragraph-properties>
    </style:style>
    <style:style style:name="P36" style:family="paragraph" style:parent-style-name="Standard">
      <style:paragraph-properties fo:margin-left="-0.192cm" fo:margin-right="-0.191cm" fo:text-align="center" style:justify-single-word="false">
        <style:tab-stops/>
      </style:paragraph-properties>
    </style:style>
    <style:style style:name="P37" style:family="paragraph" style:parent-style-name="Standard">
      <style:paragraph-properties fo:margin-left="-0.191cm" fo:margin-right="-0.189cm" fo:text-align="center" style:justify-single-word="false">
        <style:tab-stops/>
      </style:paragraph-properties>
    </style:style>
    <style:style style:name="P38" style:family="paragraph" style:parent-style-name="Standard">
      <style:paragraph-properties fo:margin-left="-0.192cm" fo:margin-right="-0.183cm" fo:text-align="center" style:justify-single-word="false">
        <style:tab-stops/>
      </style:paragraph-properties>
    </style:style>
    <style:style style:name="P39" style:family="paragraph" style:parent-style-name="Standard">
      <style:paragraph-properties fo:margin-left="-0.198cm" fo:margin-right="-0.183cm" fo:text-align="center" style:justify-single-word="false">
        <style:tab-stops/>
      </style:paragraph-properties>
    </style:style>
    <style:style style:name="P40" style:family="paragraph" style:parent-style-name="Standard">
      <style:paragraph-properties fo:margin-left="-0.198cm" fo:margin-right="-0.187cm" fo:text-align="center" style:justify-single-word="false">
        <style:tab-stops/>
      </style:paragraph-properties>
    </style:style>
    <style:style style:name="P41" style:family="paragraph" style:parent-style-name="Standard">
      <style:paragraph-properties fo:margin-left="-0.194cm" fo:margin-right="-0.187cm" fo:text-align="center" style:justify-single-word="false">
        <style:tab-stops/>
      </style:paragraph-properties>
    </style:style>
    <style:style style:name="P42" style:family="paragraph" style:parent-style-name="Standard">
      <style:paragraph-properties fo:margin-left="-0.194cm" fo:margin-right="-0.185cm" fo:text-align="center" style:justify-single-word="false">
        <style:tab-stops/>
      </style:paragraph-properties>
    </style:style>
    <style:style style:name="P43" style:family="paragraph" style:parent-style-name="Standard">
      <style:text-properties officeooo:paragraph-rsid="0025c662"/>
    </style:style>
    <style:style style:name="P44" style:family="paragraph" style:parent-style-name="Standard">
      <style:paragraph-properties fo:margin-top="0.035cm" fo:margin-bottom="0.035cm" style:contextual-spacing="false"/>
    </style:style>
    <style:style style:name="P45" style:family="paragraph" style:parent-style-name="Standard">
      <style:paragraph-properties fo:margin-top="0.071cm" fo:margin-bottom="0.071cm" style:contextual-spacing="false" fo:text-align="center" style:justify-single-word="false"/>
    </style:style>
    <style:style style:name="P46" style:family="paragraph" style:parent-style-name="Standard">
      <style:paragraph-properties>
        <style:tab-stops>
          <style:tab-stop style:position="6.35cm"/>
        </style:tab-stops>
      </style:paragraph-properties>
    </style:style>
    <style:style style:name="P47" style:family="paragraph" style:parent-style-name="Standard" style:master-page-name="MP2">
      <style:paragraph-properties style:page-number="auto" fo:break-before="page"/>
      <style:text-properties style:font-name="Arial" fo:font-size="8pt" style:font-size-asian="8pt" style:font-name-complex="Arial" style:font-size-complex="8pt"/>
    </style:style>
    <style:style style:name="P48" style:family="paragraph" style:parent-style-name="Default">
      <style:paragraph-properties fo:text-align="center" style:justify-single-word="false"/>
    </style:style>
    <style:style style:name="P49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50" style:family="paragraph" style:parent-style-name="Standard">
      <style:paragraph-properties fo:margin-left="0.199cm" fo:margin-right="0.199cm">
        <style:tab-stops/>
      </style:paragraph-properties>
    </style:style>
    <style:style style:name="P51" style:family="paragraph" style:parent-style-name="Standard">
      <style:text-properties fo:font-size="8pt" style:font-size-asian="8pt" style:font-size-complex="8pt"/>
    </style:style>
    <style:style style:name="P52" style:family="paragraph" style:parent-style-name="Standard">
      <style:text-properties fo:font-size="8pt" fo:background-color="transparent" style:font-size-asian="8pt" style:font-size-complex="8pt"/>
    </style:style>
    <style:style style:name="P53" style:family="paragraph" style:parent-style-name="Normal">
      <style:text-properties text:display="none"/>
    </style:style>
    <style:style style:name="P54" style:family="paragraph" style:parent-style-name="Standard">
      <style:text-properties style:font-name="Arial" fo:font-size="7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Arial" style:font-size-complex="9pt" style:font-weight-complex="bold"/>
    </style:style>
    <style:style style:name="P55" style:family="paragraph" style:parent-style-name="Standard">
      <style:text-properties style:font-name="Arial" fo:font-size="8pt" fo:font-style="italic" style:font-size-asian="8pt" style:font-style-asian="italic" style:font-name-complex="Arial" style:font-size-complex="8pt" style:font-weight-complex="bold"/>
    </style:style>
    <style:style style:name="P56" style:family="paragraph" style:parent-style-name="Standard">
      <style:paragraph-properties fo:margin-top="0.176cm" fo:margin-bottom="0.176cm" style:contextual-spacing="false" fo:text-align="center" style:justify-single-word="false"/>
    </style:style>
    <style:style style:name="P57" style:family="paragraph" style:parent-style-name="Standard">
      <style:text-properties fo:font-size="8pt" style:font-size-asian="8pt" style:font-name-complex="Arial" style:font-size-complex="8pt"/>
    </style:style>
    <style:style style:name="P58" style:family="paragraph" style:parent-style-name="Standard">
      <style:paragraph-properties fo:margin-left="-0.205cm" fo:margin-right="-0.164cm" fo:text-align="center" style:justify-single-word="false">
        <style:tab-stops/>
      </style:paragraph-properties>
      <style:text-properties fo:font-size="8pt" style:font-size-asian="8pt" style:font-size-complex="8pt"/>
    </style:style>
    <style:style style:name="P59" style:family="paragraph" style:parent-style-name="Standard">
      <style:paragraph-properties fo:margin-left="-0.205cm" fo:margin-right="-0.164cm">
        <style:tab-stops/>
      </style:paragraph-properties>
      <style:text-properties fo:font-size="8pt" style:font-size-asian="8pt" style:font-size-complex="8pt"/>
    </style:style>
    <style:style style:name="P6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61" style:family="paragraph" style:parent-style-name="Standard">
      <style:paragraph-properties fo:margin-left="-0.113cm" fo:margin-right="-0.182cm" fo:text-align="center" style:justify-single-word="false">
        <style:tab-stops/>
      </style:paragraph-properties>
      <style:text-properties fo:font-size="8pt" style:font-size-asian="8pt" style:font-size-complex="8pt"/>
    </style:style>
    <style:style style:name="P62" style:family="paragraph" style:parent-style-name="Standard">
      <style:paragraph-properties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paragraph-properties fo:orphans="2" fo:widows="2" fo:hyphenation-ladder-count="no-limit" fo:hyphenation-keep="auto" loext:hyphenation-keep-type="column" fo:break-before="page"/>
      <style:text-properties fo:hyphenate="false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paragraph-properties fo:margin-left="0.099cm" fo:margin-top="0.176cm" fo:margin-bottom="0.176cm" style:contextual-spacing="false" fo:text-align="center" style:justify-single-word="false">
        <style:tab-stops>
          <style:tab-stop style:position="26.589cm"/>
        </style:tab-stops>
      </style:paragraph-properties>
    </style:style>
    <style:style style:name="P6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name-complex="Arial" style:font-size-complex="8pt" style:font-weight-complex="bold"/>
    </style:style>
    <style:style style:name="P66" style:family="paragraph" style:parent-style-name="Default">
      <style:paragraph-properties fo:margin-left="0.199cm" fo:margin-right="0.199cm">
        <style:tab-stops/>
      </style:paragraph-properties>
    </style:style>
    <style:style style:name="P67" style:family="paragraph" style:parent-style-name="Standard">
      <style:paragraph-properties fo:margin-left="0.199cm" fo:margin-right="0.199cm">
        <style:tab-stops>
          <style:tab-stop style:position="1.439cm"/>
        </style:tab-stops>
      </style:paragraph-properties>
      <style:text-properties fo:font-size="8pt" style:font-size-asian="8pt" style:font-size-complex="8pt"/>
    </style:style>
    <style:style style:name="P68" style:family="paragraph" style:parent-style-name="Standard">
      <style:paragraph-properties fo:text-align="center" style:justify-single-word="false"/>
      <style:text-properties fo:font-size="8pt" style:font-size-asian="8pt" style:font-name-complex="Arial" style:font-size-complex="8pt" style:font-weight-complex="bold"/>
    </style:style>
    <style:style style:name="P69" style:family="paragraph" style:parent-style-name="Standard">
      <style:paragraph-properties fo:margin-left="-0.161cm" fo:margin-right="-0.217cm" fo:text-align="center" style:justify-single-word="false">
        <style:tab-stops/>
      </style:paragraph-properties>
      <style:text-properties fo:font-size="8pt" style:font-size-asian="8pt" style:font-size-complex="8pt"/>
    </style:style>
    <style:style style:name="P70" style:family="paragraph" style:parent-style-name="Normal">
      <style:text-properties fo:font-size="12pt" style:font-size-asian="12pt" style:font-size-complex="12pt" text:display="none"/>
    </style:style>
    <style:style style:name="P71" style:family="paragraph" style:parent-style-name="Standard">
      <style:text-properties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Arial" style:font-size-complex="8pt" style:font-weight-complex="bold"/>
    </style:style>
    <style:style style:name="P72" style:family="paragraph" style:parent-style-name="Standard">
      <style:text-properties style:font-name="Arial" fo:font-size="7pt" fo:language="en" fo:country="US" style:font-size-asian="7pt" style:font-name-complex="Arial" style:font-size-complex="10pt"/>
    </style:style>
    <style:style style:name="P73" style:family="paragraph" style:parent-style-name="Standard">
      <style:text-properties fo:font-size="10pt" fo:language="en" fo:country="US" officeooo:paragraph-rsid="002102a5" style:font-size-asian="10pt"/>
    </style:style>
    <style:style style:name="P74" style:family="paragraph" style:parent-style-name="Standard">
      <style:paragraph-properties fo:text-align="center" style:justify-single-word="false"/>
      <style:text-properties officeooo:paragraph-rsid="002102a5"/>
    </style:style>
    <style:style style:name="P75" style:family="paragraph" style:parent-style-name="Standard">
      <style:paragraph-properties fo:text-align="center" style:justify-single-word="false">
        <style:tab-stops>
          <style:tab-stop style:position="27.623cm"/>
        </style:tab-stops>
      </style:paragraph-properties>
      <style:text-properties officeooo:paragraph-rsid="002102a5"/>
    </style:style>
    <style:style style:name="P76" style:family="paragraph" style:parent-style-name="Standard">
      <style:paragraph-properties>
        <style:tab-stops>
          <style:tab-stop style:position="27.623cm"/>
        </style:tab-stops>
      </style:paragraph-properties>
      <style:text-properties officeooo:paragraph-rsid="002102a5"/>
    </style:style>
    <style:style style:name="P77" style:family="paragraph" style:parent-style-name="Standard">
      <style:text-properties officeooo:paragraph-rsid="002102a5"/>
    </style:style>
    <style:style style:name="P78" style:family="paragraph" style:parent-style-name="Standard">
      <style:paragraph-properties fo:text-align="center" style:justify-single-word="false">
        <style:tab-stops>
          <style:tab-stop style:position="27.623cm"/>
        </style:tab-stops>
      </style:paragraph-properties>
      <style:text-properties officeooo:paragraph-rsid="00246652"/>
    </style:style>
    <style:style style:name="P79" style:family="paragraph" style:parent-style-name="Standard">
      <style:paragraph-properties>
        <style:tab-stops>
          <style:tab-stop style:position="27.623cm"/>
        </style:tab-stops>
      </style:paragraph-properties>
      <style:text-properties fo:font-size="8pt" officeooo:paragraph-rsid="002102a5" style:font-size-asian="8pt" style:font-size-complex="8pt"/>
    </style:style>
    <style:style style:name="P80" style:family="paragraph" style:parent-style-name="Standard">
      <style:paragraph-properties fo:text-align="center" style:justify-single-word="false">
        <style:tab-stops>
          <style:tab-stop style:position="27.623cm"/>
        </style:tab-stops>
      </style:paragraph-properties>
      <style:text-properties fo:font-size="8pt" officeooo:paragraph-rsid="002102a5" style:font-size-asian="8pt" style:font-size-complex="8pt"/>
    </style:style>
    <style:style style:name="P81" style:family="paragraph" style:parent-style-name="Standard">
      <style:text-properties fo:font-size="8pt" officeooo:paragraph-rsid="002102a5" style:font-size-asian="8pt" style:font-size-complex="8pt"/>
    </style:style>
    <style:style style:name="P82" style:family="paragraph" style:parent-style-name="Standard">
      <style:text-properties style:font-name="Arial" fo:font-size="10pt" fo:font-weight="bold" officeooo:paragraph-rsid="002102a5" style:font-size-asian="10pt" style:font-weight-asian="bold" style:font-name-complex="Arial" style:font-size-complex="10pt"/>
    </style:style>
    <style:style style:name="P8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84" style:family="paragraph" style:parent-style-name="Standard">
      <style:text-properties fo:font-size="7pt" fo:language="en" fo:country="US" style:font-size-asian="7pt"/>
    </style:style>
    <style:style style:name="P85" style:family="paragraph" style:parent-style-name="Standard">
      <style:text-properties style:font-name="Arial" fo:font-size="8pt" style:font-size-asian="8pt" style:font-name-complex="Arial" style:font-size-complex="8pt"/>
    </style:style>
    <style:style style:name="P86" style:family="paragraph" style:parent-style-name="Standard">
      <style:paragraph-properties fo:text-align="center" style:justify-single-word="false" fo:break-before="pag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87" style:family="paragraph" style:parent-style-name="Standard">
      <style:paragraph-properties>
        <style:tab-stops>
          <style:tab-stop style:position="17.131cm"/>
        </style:tab-stops>
      </style:paragraph-properties>
    </style:style>
    <style:style style:name="P88" style:family="paragraph" style:parent-style-name="Standard">
      <style:paragraph-properties>
        <style:tab-stops>
          <style:tab-stop style:position="17.131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9" style:family="paragraph" style:parent-style-name="Standard">
      <style:paragraph-properties fo:text-align="center" style:justify-single-word="false"/>
      <style:text-properties fo:font-size="8pt" style:font-size-asian="8pt" style:font-size-complex="8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8pt" fo:background-color="#00ff00" style:font-size-asian="8pt" style:font-size-complex="8pt" style:font-weight-complex="bold"/>
    </style:style>
    <style:style style:name="P91" style:family="paragraph" style:parent-style-name="Standard">
      <style:text-properties style:font-name="Arial" fo:font-size="6pt" style:font-size-asian="6pt" style:font-name-complex="Arial" style:font-size-complex="6pt"/>
    </style:style>
    <style:style style:name="P92" style:family="paragraph" style:parent-style-name="Default">
      <style:text-properties officeooo:paragraph-rsid="0025c662"/>
    </style:style>
    <style:style style:name="P93" style:family="paragraph" style:parent-style-name="Standard">
      <style:text-properties style:font-name="Arial" fo:font-size="7pt" style:font-size-asian="7pt" style:font-name-complex="Arial" style:font-size-complex="8pt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font-name="Arial" fo:font-size="9pt" style:font-size-asian="9pt" style:font-name-complex="Arial" style:font-size-complex="9pt"/>
    </style:style>
    <style:style style:name="P95" style:family="paragraph" style:parent-style-name="Standard">
      <style:paragraph-properties fo:break-before="page"/>
      <style:text-properties style:font-name="Arial" fo:font-size="6pt" style:font-size-asian="6pt" style:font-name-complex="Arial" style:font-size-complex="6pt"/>
    </style:style>
    <style:style style:name="P96" style:family="paragraph" style:parent-style-name="Standard">
      <style:paragraph-properties fo:margin-left="0.199cm" fo:margin-right="0.199cm" fo:text-align="center" style:justify-single-word="false">
        <style:tab-stops/>
      </style:paragraph-properties>
    </style:style>
    <style:style style:name="P97" style:family="paragraph" style:parent-style-name="Standard">
      <style:paragraph-properties fo:text-align="center" style:justify-single-word="false"/>
      <style:text-properties fo:color="#000000" loext:opacity="100%" fo:font-size="8pt" style:font-size-asian="8pt" style:font-size-complex="8pt"/>
    </style:style>
    <style:style style:name="P98" style:family="paragraph" style:parent-style-name="Default">
      <style:text-properties fo:font-size="7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size-complex="8pt" style:font-weight-complex="bold"/>
    </style:style>
    <style:style style:name="P99" style:family="paragraph" style:parent-style-name="Standard">
      <style:text-properties fo:language="en" fo:country="US"/>
    </style:style>
    <style:style style:name="P100" style:family="paragraph" style:parent-style-name="Default">
      <style:text-properties style:font-name="Times New Roman" fo:font-size="8pt" style:font-size-asian="8pt" style:font-size-complex="8pt"/>
    </style:style>
    <style:style style:name="P101" style:family="paragraph" style:parent-style-name="Standard">
      <style:paragraph-properties fo:margin-left="0.199cm" fo:margin-right="0.199cm" fo:text-align="center" style:justify-single-word="false">
        <style:tab-stops/>
      </style:paragraph-properties>
      <style:text-properties fo:font-size="8pt" style:font-size-asian="8pt" style:font-size-complex="8pt"/>
    </style:style>
    <style:style style:name="P102" style:family="paragraph" style:parent-style-name="Standard">
      <style:paragraph-properties fo:text-align="center" style:justify-single-word="false"/>
      <style:text-properties fo:color="#000000" loext:opacity="100%" fo:font-size="8pt" style:font-size-asian="8pt" style:font-name-complex="Arial" style:font-size-complex="8pt"/>
    </style:style>
    <style:style style:name="P103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104" style:family="paragraph" style:parent-style-name="Standard">
      <style:paragraph-properties fo:text-align="center" style:justify-single-word="false"/>
      <style:text-properties style:font-name="Arial" fo:language="en" fo:country="US" fo:font-weight="bold" style:font-weight-asian="bold" style:font-name-complex="Arial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000000" loext:opacity="100%"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0000" loext:opacity="100%" fo:font-size="9pt" style:font-size-asian="9pt" style:font-size-complex="8pt"/>
    </style:style>
    <style:style style:name="P107" style:family="paragraph" style:parent-style-name="Standard">
      <style:text-properties style:font-name="Arial" fo:font-size="8pt" fo:font-weight="bold" style:font-size-asian="8pt" style:font-weight-asian="bold" style:font-name-complex="Arial" style:font-size-complex="8pt"/>
    </style:style>
    <style:style style:name="P108" style:family="paragraph" style:parent-style-name="Standard" style:master-page-name="MP3">
      <style:paragraph-properties style:page-number="auto" fo:break-before="page"/>
      <style:text-properties style:font-name="Arial" fo:font-size="6pt" style:font-size-asian="6pt" style:font-name-complex="Arial" style:font-size-complex="6pt"/>
    </style:style>
    <style:style style:name="P109" style:family="paragraph" style:parent-style-name="Standard">
      <style:text-properties style:font-name="Arial" fo:font-size="8pt" fo:language="en" fo:country="US" style:font-size-asian="8pt" style:font-name-complex="Arial" style:font-size-complex="8pt"/>
    </style:style>
    <style:style style:name="P110" style:family="paragraph" style:parent-style-name="Standard">
      <style:paragraph-properties fo:text-align="center" style:justify-single-word="false"/>
      <style:text-properties fo:color="#000000" loext:opacity="100%" fo:font-size="8pt" fo:language="en" fo:country="US" style:font-size-asian="8pt" style:font-size-complex="8pt"/>
    </style:style>
    <style:style style:name="P111" style:family="paragraph" style:parent-style-name="Standard">
      <style:paragraph-properties fo:text-align="end" style:justify-single-word="false"/>
    </style:style>
    <style:style style:name="P112" style:family="paragraph" style:parent-style-name="Default">
      <style:paragraph-properties fo:text-align="justify" style:justify-single-word="false"/>
    </style:style>
    <style:style style:name="P113" style:family="paragraph" style:parent-style-name="Default">
      <style:paragraph-properties fo:margin-right="0.497cm" fo:text-align="justify" style:justify-single-word="false"/>
    </style:style>
    <style:style style:name="P114" style:family="paragraph" style:parent-style-name="Default">
      <style:paragraph-properties fo:margin-right="0.746cm" fo:text-align="justify" style:justify-single-word="false"/>
    </style:style>
    <style:style style:name="P115" style:family="paragraph" style:parent-style-name="Standard">
      <style:paragraph-properties fo:text-align="justify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116" style:family="paragraph" style:parent-style-name="Default">
      <style:paragraph-properties fo:text-align="end" style:justify-single-word="false"/>
    </style:style>
    <style:style style:name="P117" style:family="paragraph" style:parent-style-name="Standard" style:master-page-name="MP4">
      <style:paragraph-properties style:page-number="auto" fo:break-before="page"/>
      <style:text-properties style:font-name="Arial" fo:font-size="8pt" fo:font-weight="bold" style:font-size-asian="8pt" style:font-weight-asian="bold" style:font-name-complex="Arial" style:font-size-complex="8pt"/>
    </style:style>
    <style:style style:name="P118" style:family="paragraph" style:parent-style-name="Standard">
      <style:paragraph-properties fo:text-align="justify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19" style:family="paragraph" style:parent-style-name="Standard">
      <style:paragraph-properties>
        <style:tab-stops>
          <style:tab-stop style:position="9.287cm"/>
        </style:tab-stops>
      </style:paragraph-properties>
    </style:style>
    <style:style style:name="P120" style:family="paragraph" style:parent-style-name="Standard">
      <style:paragraph-properties fo:text-align="center" style:justify-single-word="false"/>
      <style:text-properties fo:color="#000000" loext:opacity="100%" fo:font-size="9pt" style:font-size-asian="9pt" style:font-size-complex="9pt"/>
    </style:style>
    <style:style style:name="P121" style:family="paragraph" style:parent-style-name="Standard" style:master-page-name="MP5">
      <style:paragraph-properties style:page-number="auto" fo:break-before="page"/>
      <style:text-properties style:font-name="Arial" fo:font-size="8pt" fo:language="en" fo:country="US" style:font-size-asian="8pt" style:font-name-complex="Arial" style:font-size-complex="8pt"/>
    </style:style>
    <style:style style:name="P122" style:family="paragraph" style:parent-style-name="tableau">
      <style:text-properties fo:language="en" fo:country="US"/>
    </style:style>
    <style:style style:name="P123" style:family="paragraph" style:parent-style-name="Default">
      <style:paragraph-properties fo:margin-left="0.501cm">
        <style:tab-stops/>
      </style:paragraph-properties>
    </style:style>
    <style:style style:name="P124" style:family="paragraph" style:parent-style-name="Standard">
      <style:paragraph-properties fo:margin-left="0.501cm">
        <style:tab-stops/>
      </style:paragraph-properties>
    </style:style>
    <style:style style:name="P125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26" style:family="paragraph" style:parent-style-name="Standard">
      <style:paragraph-properties fo:margin-left="0.751cm">
        <style:tab-stops/>
      </style:paragraph-properties>
    </style:style>
    <style:style style:name="P127" style:family="paragraph" style:parent-style-name="Default">
      <style:paragraph-properties fo:margin-left="1cm">
        <style:tab-stops/>
      </style:paragraph-properties>
    </style:style>
    <style:style style:name="P128" style:family="paragraph" style:parent-style-name="Standard">
      <style:paragraph-properties fo:margin-left="-0.346cm" fo:text-align="center" style:justify-single-word="false" fo:text-indent="0.162cm" style:auto-text-indent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29" style:family="paragraph" style:parent-style-name="Standard" style:master-page-name="MP6">
      <style:paragraph-properties fo:text-align="center" style:justify-single-word="false" style:page-number="auto" fo:break-before="page"/>
    </style:style>
    <style:style style:name="P130" style:family="paragraph" style:parent-style-name="Standard">
      <style:paragraph-properties fo:text-align="center" style:justify-single-word="false"/>
      <style:text-properties fo:color="#000000" loext:opacity="100%" style:font-name="Arial" fo:font-size="9pt" fo:font-weight="bold" style:font-size-asian="9pt" style:font-weight-asian="bold" style:font-name-complex="Arial" style:font-size-complex="9pt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000000" loext:opacity="100%" fo:font-size="9pt" fo:font-weight="bold" style:font-size-asian="9pt" style:font-weight-asian="bold" style:font-size-complex="9pt"/>
    </style:style>
    <style:style style:name="P13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133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134" style:family="paragraph" style:parent-style-name="Standard">
      <style:text-properties fo:font-size="10pt" style:font-size-asian="10pt"/>
    </style:style>
    <style:style style:name="P135" style:family="paragraph" style:parent-style-name="Standard">
      <style:paragraph-properties fo:text-align="center" style:justify-single-word="false"/>
      <style:text-properties fo:font-size="9pt" style:font-size-asian="9pt" style:font-size-complex="9pt" style:font-weight-complex="bold"/>
    </style:style>
    <style:style style:name="P136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 style:font-weight-complex="bold"/>
    </style:style>
    <style:style style:name="P137" style:family="paragraph" style:parent-style-name="Standard">
      <style:paragraph-properties fo:text-align="center" style:justify-single-word="false"/>
      <style:text-properties fo:font-size="8pt" style:font-size-asian="8pt" style:font-size-complex="7pt"/>
    </style:style>
    <style:style style:name="P138" style:family="paragraph" style:parent-style-name="Standard">
      <style:paragraph-properties fo:line-height="150%" fo:text-align="center" style:justify-single-word="false"/>
    </style:style>
    <style:style style:name="P139" style:family="paragraph" style:parent-style-name="Standard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140" style:family="paragraph" style:parent-style-name="Standard" style:master-page-name="MP8">
      <style:paragraph-properties style:page-number="auto" fo:break-before="page"/>
      <style:text-properties style:font-name="Arial" fo:font-size="8pt" style:font-size-asian="8pt" style:font-name-complex="Arial" style:font-size-complex="8pt"/>
    </style:style>
    <style:style style:name="P141" style:family="paragraph" style:parent-style-name="Standard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42" style:family="paragraph" style:parent-style-name="Standard">
      <style:text-properties fo:color="#000000" loext:opacity="100%" style:font-name="Arial" fo:font-size="9pt" style:font-size-asian="9pt" style:font-name-complex="Arial" style:font-size-complex="9pt"/>
    </style:style>
    <style:style style:name="P143" style:family="paragraph" style:parent-style-name="Standard">
      <style:paragraph-properties fo:hyphenation-ladder-count="no-limit" fo:hyphenation-keep="auto" loext:hyphenation-keep-type="column"/>
      <style:text-properties style:font-name="Arial" fo:font-size="6pt" style:font-size-asian="6pt" style:font-name-complex="Arial" style:font-size-complex="6pt" fo:hyphenate="true" loext:hyphenation-no-caps="false" loext:hyphenation-no-last-word="false" loext:hyphenation-word-char-count="no-limit" loext:hyphenation-zone="no-limit"/>
    </style:style>
    <style:style style:name="P144" style:family="paragraph" style:parent-style-name="Standard">
      <style:paragraph-properties fo:margin-top="0.176cm" fo:margin-bottom="0.176cm" style:contextual-spacing="false" fo:line-height="115%" fo:text-align="center" style:justify-single-word="false"/>
    </style:style>
    <style:style style:name="P145" style:family="paragraph" style:parent-style-name="Standard">
      <style:text-properties style:font-name="Arial" fo:font-size="9pt" fo:font-weight="bold" style:font-size-asian="9pt" style:font-weight-asian="bold" style:font-name-complex="Arial" style:font-size-complex="9pt"/>
    </style:style>
    <style:style style:name="P146" style:family="paragraph" style:parent-style-name="Standard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47" style:family="paragraph" style:parent-style-name="Standard">
      <style:text-properties style:font-name="Arial" fo:font-size="8pt" fo:language="en" fo:country="US" style:font-size-asian="8pt" style:font-name-complex="Arial" style:font-size-complex="10pt"/>
    </style:style>
    <style:style style:name="P148" style:family="paragraph" style:parent-style-name="Standard">
      <style:text-properties fo:font-size="7pt" style:font-size-asian="7pt"/>
    </style:style>
    <style:style style:name="P149" style:family="paragraph" style:parent-style-name="Standard">
      <style:paragraph-properties fo:margin-right="-0.6cm"/>
    </style:style>
    <style:style style:name="P150" style:family="paragraph" style:parent-style-name="Standard">
      <style:paragraph-properties fo:text-align="center" style:justify-single-word="false"/>
      <style:text-properties fo:font-size="8pt" style:font-size-asian="8pt" style:font-size-complex="9pt"/>
    </style:style>
    <style:style style:name="P151" style:family="paragraph" style:parent-style-name="Standard">
      <style:text-properties fo:font-size="8pt" style:font-size-asian="8pt" style:font-size-complex="9pt"/>
    </style:style>
    <style:style style:name="P152" style:family="paragraph" style:parent-style-name="Standard">
      <style:text-properties fo:font-size="9pt" style:font-size-asian="9pt"/>
    </style:style>
    <style:style style:name="P153" style:family="paragraph" style:parent-style-name="Standard">
      <style:paragraph-properties fo:hyphenation-ladder-count="no-limit" fo:hyphenation-keep="auto" loext:hyphenation-keep-type="column"/>
      <style:text-properties fo:font-size="9pt" style:font-size-asian="9pt" fo:hyphenate="true" loext:hyphenation-no-caps="false" loext:hyphenation-no-last-word="false" loext:hyphenation-word-char-count="no-limit" loext:hyphenation-zone="no-limit"/>
    </style:style>
    <style:style style:name="P154" style:family="paragraph" style:parent-style-name="Standard">
      <style:paragraph-properties fo:break-before="page"/>
      <style:text-properties fo:font-size="9pt" style:font-size-asian="9pt"/>
    </style:style>
    <style:style style:name="P155" style:family="paragraph" style:parent-style-name="Standard">
      <style:paragraph-properties fo:text-align="center" style:justify-single-word="false"/>
      <style:text-properties style:font-name="Arial" fo:font-size="9pt" fo:language="pt" fo:country="BR" style:font-size-asian="9pt" style:font-name-complex="Arial" style:font-size-complex="9pt"/>
    </style:style>
    <style:style style:name="P156" style:family="paragraph" style:parent-style-name="Standard">
      <style:text-properties fo:font-size="8pt" fo:language="en" fo:country="US" style:font-size-asian="8pt"/>
    </style:style>
    <style:style style:name="P157" style:family="paragraph" style:parent-style-name="Standard">
      <style:text-properties fo:font-size="9pt" fo:language="en" fo:country="US" style:font-size-asian="9pt"/>
    </style:style>
    <style:style style:name="P15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59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160" style:family="paragraph" style:parent-style-name="Standard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161" style:family="paragraph" style:parent-style-name="Standard">
      <style:paragraph-properties fo:break-before="page"/>
    </style:style>
    <style:style style:name="P162" style:family="paragraph" style:parent-style-name="Standard">
      <style:paragraph-properties fo:text-align="center" style:justify-single-word="false" fo:keep-with-next="always"/>
    </style:style>
    <style:style style:name="P163" style:family="paragraph" style:parent-style-name="Standard">
      <style:paragraph-properties fo:keep-with-next="always"/>
    </style:style>
    <style:style style:name="P164" style:family="paragraph" style:parent-style-name="Paragraphe_20_de_20_liste">
      <style:paragraph-properties fo:margin-left="0cm">
        <style:tab-stops/>
      </style:paragraph-properties>
    </style:style>
    <style:style style:name="P165" style:family="paragraph" style:parent-style-name="Standard">
      <style:text-properties fo:language="pt" fo:country="BR"/>
    </style:style>
    <style:style style:name="P166" style:family="paragraph" style:parent-style-name="Standard">
      <style:paragraph-properties fo:text-align="center" style:justify-single-word="false"/>
      <style:text-properties fo:font-size="8pt" fo:language="pt" fo:country="BR" style:font-size-asian="8pt" style:font-size-complex="8pt"/>
    </style:style>
    <style:style style:name="P167" style:family="paragraph" style:parent-style-name="Standard">
      <style:text-properties style:font-name="Arial" fo:font-size="7pt" fo:language="pt" fo:country="BR" style:font-size-asian="7pt" style:font-name-complex="Arial" style:font-size-complex="9pt"/>
    </style:style>
    <style:style style:name="P168" style:family="paragraph" style:parent-style-name="Standard">
      <style:text-properties style:font-name="Arial" fo:font-size="7pt" fo:language="en" fo:country="US" style:font-size-asian="7pt" style:font-name-complex="Arial" style:font-size-complex="9pt"/>
    </style:style>
    <style:style style:name="T1" style:family="text">
      <style:text-properties style:font-name="Arial" fo:font-size="14pt" fo:font-weight="bold" style:font-size-asian="14pt" style:font-weight-asian="bold" style:font-name-complex="Arial"/>
    </style:style>
    <style:style style:name="T2" style:family="text">
      <style:text-properties style:font-name="Arial" fo:font-size="9.5pt" fo:font-weight="bold" style:font-size-asian="9.5pt" style:font-weight-asian="bold" style:font-name-complex="Arial" style:font-size-complex="9.5pt" style:font-weight-complex="bold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11pt" fo:background-color="#d9d9d9" loext:char-shading-value="0" style:font-size-asian="11pt" style:font-name-complex="Arial" style:font-size-complex="11pt" style:font-weight-complex="bold"/>
    </style:style>
    <style:style style:name="T5" style:family="text">
      <style:text-properties style:font-name="Arial" fo:font-size="11pt" style:font-size-asian="11pt" style:font-name-complex="Arial" style:font-size-complex="11pt" style:font-weight-complex="bold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9pt" style:font-size-asian="9pt" style:font-name-complex="Arial" style:font-size-complex="9pt"/>
    </style:style>
    <style:style style:name="T8" style:family="text">
      <style:text-properties style:font-name="Arial" fo:font-size="8pt" style:font-size-asian="8pt" style:font-name-complex="Arial" style:font-size-complex="9pt"/>
    </style:style>
    <style:style style:name="T9" style:family="text">
      <style:text-properties style:font-name="Arial" fo:font-size="11pt" style:font-size-asian="11pt" style:font-name-complex="Arial" style:font-size-complex="11pt"/>
    </style:style>
    <style:style style:name="T10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11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12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3" style:family="text">
      <style:text-properties style:font-name="Arial" fo:font-size="9pt" fo:language="en" fo:country="US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Arial" fo:font-size="9pt" fo:language="en" fo:country="US" style:font-size-asian="9pt" style:font-name-complex="Arial" style:font-size-complex="9pt"/>
    </style:style>
    <style:style style:name="T15" style:family="text">
      <style:text-properties style:font-name="Arial" fo:font-size="9pt" fo:language="en" fo:country="US" style:font-size-asian="9pt" style:font-name-complex="Arial" style:font-size-complex="9pt" style:font-weight-complex="bold"/>
    </style:style>
    <style:style style:name="T16" style:family="text">
      <style:text-properties style:font-name="Arial" fo:font-size="7pt" fo:language="en" fo:country="US" fo:font-style="italic" style:font-size-asian="7pt" style:font-style-asian="italic" style:font-name-complex="Arial" style:font-size-complex="7pt"/>
    </style:style>
    <style:style style:name="T17" style:family="text">
      <style:text-properties style:font-name="Arial" fo:font-size="10pt" style:font-size-asian="10pt" style:font-name-complex="Arial" style:font-size-complex="10pt" style:font-weight-complex="bold"/>
    </style:style>
    <style:style style:name="T18" style:family="text">
      <style:text-properties style:font-name="Arial" fo:font-size="9pt" fo:language="pt" fo:country="BR" fo:font-weight="bold" style:font-size-asian="9pt" style:font-weight-asian="bold" style:font-name-complex="Arial" style:font-size-complex="9pt" style:font-weight-complex="bold"/>
    </style:style>
    <style:style style:name="T19" style:family="text">
      <style:text-properties style:font-name="Arial" fo:font-size="9pt" fo:language="pt" fo:country="BR" fo:font-style="italic" fo:font-weight="bold" style:font-size-asian="9pt" style:font-style-asian="italic" style:font-weight-asian="bold" style:font-name-complex="Arial" style:font-size-complex="9pt" style:font-weight-complex="bold"/>
    </style:style>
    <style:style style:name="T20" style:family="text">
      <style:text-properties style:font-name="Arial" fo:font-size="9pt" fo:language="en" fo:country="US" fo:font-weight="bold" style:font-size-asian="9pt" style:font-weight-asian="bold" style:font-name-complex="Arial" style:font-size-complex="9pt"/>
    </style:style>
    <style:style style:name="T21" style:family="text">
      <style:text-properties style:font-name="Arial" fo:font-size="8pt" fo:language="pt" fo:country="BR" fo:font-weight="bold" style:font-size-asian="8pt" style:font-weight-asian="bold" style:font-name-complex="Arial" style:font-size-complex="9pt" style:font-weight-complex="bold"/>
    </style:style>
    <style:style style:name="T22" style:family="text">
      <style:text-properties style:font-name="Arial" fo:font-size="8pt" fo:language="pt" fo:country="BR" style:font-size-asian="8pt" style:font-name-complex="Arial" style:font-size-complex="9pt" style:font-weight-complex="bold"/>
    </style:style>
    <style:style style:name="T23" style:family="text">
      <style:text-properties style:font-name="Arial" fo:font-size="8pt" fo:language="pt" fo:country="BR" style:font-size-asian="8pt" style:font-name-complex="Arial" style:font-size-complex="7.5pt" style:font-weight-complex="bold"/>
    </style:style>
    <style:style style:name="T24" style:family="text">
      <style:text-properties style:font-name="Arial" fo:font-size="8pt" fo:language="pt" fo:country="BR" fo:font-style="italic" style:font-size-asian="8pt" style:font-style-asian="italic" style:font-name-complex="Arial" style:font-size-complex="7.5pt"/>
    </style:style>
    <style:style style:name="T25" style:family="text">
      <style:text-properties style:font-name="Arial" fo:font-size="6pt" fo:language="pt" fo:country="BR" style:font-size-asian="6pt" style:font-name-complex="Arial" style:font-size-complex="9pt"/>
    </style:style>
    <style:style style:name="T26" style:family="text">
      <style:text-properties style:font-name="Arial" fo:font-size="8pt" fo:language="en" fo:country="US" fo:font-weight="bold" style:font-size-asian="8pt" style:font-weight-asian="bold" style:font-name-complex="Arial" style:font-size-complex="9pt" style:font-weight-complex="bold"/>
    </style:style>
    <style:style style:name="T27" style:family="text">
      <style:text-properties style:font-name="Arial" fo:font-size="8pt" fo:language="en" fo:country="US" style:font-size-asian="8pt" style:font-name-complex="Arial" style:font-size-complex="9pt" style:font-weight-complex="bold"/>
    </style:style>
    <style:style style:name="T28" style:family="text">
      <style:text-properties style:font-name="Arial" fo:font-size="8pt" fo:language="en" fo:country="US" style:font-size-asian="8pt" style:font-name-complex="Arial" style:font-size-complex="9pt"/>
    </style:style>
    <style:style style:name="T29" style:family="text">
      <style:text-properties style:font-name="Arial" fo:font-size="6pt" fo:language="en" fo:country="US" style:font-size-asian="6pt" style:font-name-complex="Arial" style:font-size-complex="7pt"/>
    </style:style>
    <style:style style:name="T30" style:family="text">
      <style:text-properties style:font-name="Arial" fo:font-size="6pt" fo:language="en" fo:country="US" fo:font-style="italic" style:font-size-asian="6pt" style:font-style-asian="italic" style:font-name-complex="Arial" style:font-size-complex="7pt"/>
    </style:style>
    <style:style style:name="T31" style:family="text">
      <style:text-properties style:font-name="Arial" fo:font-size="8pt" fo:language="pt" fo:country="BR" style:font-size-asian="8pt" style:font-name-complex="Arial" style:font-size-complex="9pt"/>
    </style:style>
    <style:style style:name="T32" style:family="text">
      <style:text-properties style:font-name="Arial" fo:font-size="6pt" fo:language="pt" fo:country="BR" style:font-size-asian="6pt" style:font-name-complex="Arial" style:font-size-complex="7pt"/>
    </style:style>
    <style:style style:name="T33" style:family="text">
      <style:text-properties style:font-name="Arial" fo:font-size="6pt" fo:language="pt" fo:country="BR" fo:font-style="italic" style:font-size-asian="6pt" style:font-style-asian="italic" style:font-name-complex="Arial" style:font-size-complex="7pt"/>
    </style:style>
    <style:style style:name="T34" style:family="text">
      <style:text-properties style:font-name="Arial" fo:font-size="9pt" fo:language="pt" fo:country="BR" style:font-size-asian="9pt" style:font-name-complex="Arial" style:font-size-complex="9pt" style:font-weight-complex="bold"/>
    </style:style>
    <style:style style:name="T35" style:family="text">
      <style:text-properties style:font-name="Arial" fo:font-size="7.5pt" fo:language="pt" fo:country="BR" fo:font-style="italic" style:font-size-asian="7.5pt" style:font-style-asian="italic" style:font-name-complex="Arial" style:font-size-complex="7.5pt" style:font-weight-complex="bold"/>
    </style:style>
    <style:style style:name="T36" style:family="text">
      <style:text-properties style:font-name="Arial" fo:font-size="7.5pt" fo:language="pt" fo:country="BR" fo:font-style="italic" style:font-size-asian="7.5pt" style:font-style-asian="italic" style:font-name-complex="Arial" style:font-size-complex="7.5pt"/>
    </style:style>
    <style:style style:name="T37" style:family="text">
      <style:text-properties style:font-name="Arial" fo:font-size="9pt" fo:language="pt" fo:country="BR" style:font-size-asian="9pt" style:font-name-complex="Arial" style:font-size-complex="9pt"/>
    </style:style>
    <style:style style:name="T38" style:family="text">
      <style:text-properties style:font-name="Arial" fo:font-size="9pt" style:font-size-asian="9pt" style:font-name-complex="Arial" style:font-size-complex="9pt" style:font-weight-complex="bold"/>
    </style:style>
    <style:style style:name="T39" style:family="text">
      <style:text-properties style:font-name="Arial" fo:font-size="9pt" fo:background-color="#d9d9d9" loext:char-shading-value="0" style:font-size-asian="9pt" style:font-name-complex="Arial" style:font-size-complex="9pt" style:font-weight-complex="bold"/>
    </style:style>
    <style:style style:name="T40" style:family="text">
      <style:text-properties style:font-name="Arial" fo:font-size="9pt" fo:language="it" fo:country="IT" fo:font-weight="bold" style:font-size-asian="9pt" style:font-weight-asian="bold" style:font-name-complex="Arial" style:font-size-complex="9pt" style:font-weight-complex="bold"/>
    </style:style>
    <style:style style:name="T41" style:family="text">
      <style:text-properties style:font-name="Arial" fo:font-size="8pt" fo:language="it" fo:country="IT" fo:font-weight="bold" style:font-size-asian="8pt" style:font-weight-asian="bold" style:font-name-complex="Arial" style:font-size-complex="9pt" style:font-weight-complex="bold"/>
    </style:style>
    <style:style style:name="T42" style:family="text">
      <style:text-properties style:font-name="Arial" fo:font-size="10pt" fo:background-color="#d9d9d9" loext:char-shading-value="0" style:font-size-asian="10pt" style:font-name-complex="Arial" style:font-size-complex="10pt" style:font-weight-complex="bold"/>
    </style:style>
    <style:style style:name="T43" style:family="text">
      <style:text-properties style:font-name="Arial" fo:font-size="9pt" fo:language="es" fo:country="ES" fo:font-weight="bold" style:font-size-asian="9pt" style:font-weight-asian="bold" style:font-name-complex="Arial" style:font-size-complex="9pt" style:font-weight-complex="bold"/>
    </style:style>
    <style:style style:name="T44" style:family="text">
      <style:text-properties style:font-name="Arial" fo:font-size="9pt" fo:language="pt" fo:country="BR" fo:font-style="italic" style:font-size-asian="9pt" style:font-style-asian="italic" style:font-name-complex="Arial" style:font-size-complex="9pt"/>
    </style:style>
    <style:style style:name="T45" style:family="text">
      <style:text-properties style:font-name="Arial" fo:font-size="7pt" fo:language="pt" fo:country="BR" fo:font-style="italic" style:font-size-asian="7pt" style:font-style-asian="italic" style:font-name-complex="Arial" style:font-size-complex="9pt" style:font-weight-complex="bold"/>
    </style:style>
    <style:style style:name="T46" style:family="text">
      <style:text-properties style:font-name="Arial" fo:font-size="7pt" fo:language="pt" fo:country="BR" fo:font-style="italic" style:font-size-asian="7pt" style:font-style-asian="italic" style:font-name-complex="Arial" style:font-size-complex="9pt"/>
    </style:style>
    <style:style style:name="T47" style:family="text">
      <style:text-properties style:font-name="Arial" fo:font-size="7pt" fo:language="en" fo:country="US" fo:font-weight="bold" style:font-size-asian="7pt" style:font-weight-asian="bold" style:font-name-complex="Arial" style:font-size-complex="9pt" style:font-weight-complex="bold"/>
    </style:style>
    <style:style style:name="T48" style:family="text">
      <style:text-properties style:font-name="Arial" fo:font-size="7pt" fo:language="en" fo:country="US" style:font-size-asian="7pt" style:font-name-complex="Arial" style:font-size-complex="9pt" style:font-weight-complex="bold"/>
    </style:style>
    <style:style style:name="T49" style:family="text">
      <style:text-properties style:font-name="Arial" fo:font-size="7pt" fo:language="en" fo:country="US" style:font-size-asian="7pt" style:font-name-complex="Arial" style:font-size-complex="9pt"/>
    </style:style>
    <style:style style:name="T50" style:family="text">
      <style:text-properties style:font-name="Arial" fo:font-size="7pt" fo:language="en" fo:country="US" fo:font-weight="bold" style:font-size-asian="7pt" style:font-weight-asian="bold" style:font-name-complex="Arial" style:font-size-complex="9pt"/>
    </style:style>
    <style:style style:name="T51" style:family="text">
      <style:text-properties style:font-name="Arial" fo:font-size="14pt" style:font-size-asian="14pt" style:font-name-complex="Arial" style:font-size-complex="10pt" style:font-weight-complex="bold"/>
    </style:style>
    <style:style style:name="T52" style:family="text">
      <style:text-properties style:font-name="Arial" fo:font-size="7pt" fo:language="it" fo:country="IT" style:font-size-asian="7pt" style:font-name-complex="Arial" style:font-size-complex="8pt"/>
    </style:style>
    <style:style style:name="T53" style:family="text">
      <style:text-properties style:font-name="Arial" fo:font-size="7pt" fo:language="it" fo:country="IT" fo:font-weight="bold" style:font-size-asian="7pt" style:font-weight-asian="bold" style:font-name-complex="Arial" style:font-size-complex="8pt" style:font-weight-complex="bold"/>
    </style:style>
    <style:style style:name="T54" style:family="text">
      <style:text-properties style:font-name="Arial" fo:font-size="7pt" fo:language="it" fo:country="IT" style:font-size-asian="7pt" style:font-name-complex="Arial" style:font-size-complex="8pt" style:font-weight-complex="bold"/>
    </style:style>
    <style:style style:name="T55" style:family="text">
      <style:text-properties style:font-name="Arial" fo:font-size="7pt" fo:language="es" fo:country="ES" style:font-size-asian="7pt" style:font-name-complex="Arial" style:font-size-complex="8pt"/>
    </style:style>
    <style:style style:name="T56" style:family="text">
      <style:text-properties style:font-name="Arial" fo:font-size="7pt" fo:language="es" fo:country="ES" fo:font-weight="bold" style:font-size-asian="7pt" style:font-weight-asian="bold" style:font-name-complex="Arial" style:font-size-complex="8pt" style:font-weight-complex="bold"/>
    </style:style>
    <style:style style:name="T57" style:family="text">
      <style:text-properties style:font-name="Arial" fo:font-size="7pt" fo:language="es" fo:country="ES" style:font-size-asian="7pt" style:font-name-complex="Arial" style:font-size-complex="8pt" style:font-weight-complex="bold"/>
    </style:style>
    <style:style style:name="T58" style:family="text">
      <style:text-properties style:font-name="Arial" fo:font-size="7pt" fo:language="es" fo:country="ES" fo:font-weight="bold" style:font-size-asian="7pt" style:font-weight-asian="bold" style:font-name-complex="Arial" style:font-size-complex="8pt"/>
    </style:style>
    <style:style style:name="T59" style:family="text">
      <style:text-properties style:font-name="Arial" fo:font-size="7pt" fo:language="es" fo:country="ES" fo:font-style="italic" style:font-size-asian="7pt" style:font-style-asian="italic" style:font-name-complex="Arial" style:font-size-complex="8pt"/>
    </style:style>
    <style:style style:name="T60" style:family="text">
      <style:text-properties style:font-name="Arial" fo:font-size="8.5pt" fo:font-weight="bold" style:font-size-asian="8.5pt" style:font-weight-asian="bold" style:font-name-complex="Arial" style:font-size-complex="8.5pt" style:font-weight-complex="bold"/>
    </style:style>
    <style:style style:name="T61" style:family="text">
      <style:text-properties style:font-name="Arial" fo:font-size="9pt" fo:language="es" fo:country="ES" style:font-size-asian="9pt" style:font-name-complex="Arial" style:font-size-complex="9pt" style:font-weight-complex="bold"/>
    </style:style>
    <style:style style:name="T62" style:family="text">
      <style:text-properties style:font-name="Arial" fo:font-size="9pt" fo:language="es" fo:country="ES" fo:font-style="italic" style:font-size-asian="9pt" style:font-style-asian="italic" style:font-name-complex="Arial" style:font-size-complex="9pt" style:font-weight-complex="bold"/>
    </style:style>
    <style:style style:name="T63" style:family="text">
      <style:text-properties style:font-name="Arial" fo:font-size="8pt" style:font-size-asian="8pt" style:font-name-complex="Arial" style:font-size-complex="8pt" style:font-weight-complex="bold"/>
    </style:style>
    <style:style style:name="T64" style:family="text">
      <style:text-properties style:font-name="Arial" fo:font-size="8pt" fo:background-color="#d9d9d9" loext:char-shading-value="0" style:font-size-asian="8pt" style:font-name-complex="Arial" style:font-size-complex="8pt" style:font-weight-complex="bold"/>
    </style:style>
    <style:style style:name="T65" style:family="text">
      <style:text-properties fo:color="#000000" loext:opacity="100%" style:font-name="Arial" fo:font-size="10pt" style:font-size-asian="10pt" style:font-name-complex="Arial" style:font-size-complex="10pt" style:font-weight-complex="bold"/>
    </style:style>
    <style:style style:name="T66" style:family="text">
      <style:text-properties fo:color="#000000" loext:opacity="100%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 style:font-weight-complex="bold"/>
    </style:style>
    <style:style style:name="T67" style:family="text">
      <style:text-properties style:font-name="Arial" fo:font-size="8pt" fo:language="es" fo:country="ES" style:font-size-asian="8pt" style:font-name-complex="Arial" style:font-size-complex="9pt" style:font-weight-complex="bold"/>
    </style:style>
    <style:style style:name="T68" style:family="text">
      <style:text-properties style:font-name="Arial" fo:font-size="9pt" fo:language="es" fo:country="ES" style:font-size-asian="9pt" style:font-name-complex="Arial" style:font-size-complex="9pt"/>
    </style:style>
    <style:style style:name="T6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0" style:family="text">
      <style:text-properties style:font-name="Arial" fo:font-size="9pt" fo:language="en" fo:country="US" fo:font-weight="bold" style:font-size-asian="9pt" style:font-weight-asian="bold" style:font-name-complex="Arial" style:font-size-complex="10pt"/>
    </style:style>
    <style:style style:name="T71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72" style:family="text">
      <style:text-properties style:font-name="Arial" fo:font-size="9pt" fo:language="en" fo:country="US" style:font-size-asian="9pt" style:font-name-complex="Arial" style:font-size-complex="8pt"/>
    </style:style>
    <style:style style:name="T73" style:family="text">
      <style:text-properties style:font-name="Arial" fo:font-size="9pt" fo:language="en" fo:country="US" fo:font-weight="bold" style:font-size-asian="9pt" style:font-weight-asian="bold" style:font-name-complex="Arial" style:font-size-complex="8pt"/>
    </style:style>
    <style:style style:name="T74" style:family="text">
      <style:text-properties style:font-name="Arial" fo:font-size="7pt" fo:language="en" fo:country="US" style:font-size-asian="7pt" style:font-name-complex="Arial" style:font-size-complex="8pt"/>
    </style:style>
    <style:style style:name="T75" style:family="text">
      <style:text-properties style:font-name="Arial" fo:font-size="7pt" style:font-size-asian="7pt" style:font-name-complex="Arial" style:font-size-complex="8pt"/>
    </style:style>
    <style:style style:name="T76" style:family="text">
      <style:text-properties style:font-name="Arial" fo:font-size="7pt" style:font-size-asian="7pt" style:font-name-complex="Arial" style:font-size-complex="9pt"/>
    </style:style>
    <style:style style:name="T77" style:family="text">
      <style:text-properties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style style:name="T78" style:family="text">
      <style:text-properties style:font-name="Arial" fo:font-size="8pt" fo:language="en" fo:country="US" style:font-size-asian="8pt" style:font-name-complex="Arial" style:font-size-complex="8pt" style:font-weight-complex="bold"/>
    </style:style>
    <style:style style:name="T79" style:family="text">
      <style:text-properties fo:language="en" fo:country="US"/>
    </style:style>
    <style:style style:name="T80" style:family="text">
      <style:text-properties style:font-name="Arial" fo:font-size="8pt" fo:language="en" fo:country="US" style:font-size-asian="8pt" style:font-name-complex="Arial" style:font-size-complex="8pt"/>
    </style:style>
    <style:style style:name="T81" style:family="text">
      <style:text-properties fo:font-family="Calibri" style:font-family-generic="swiss" style:font-pitch="variable" fo:font-size="9pt" fo:font-weight="bold" style:font-size-asian="9pt" style:font-weight-asian="bold" style:font-family-complex="Calibri" style:font-family-generic-complex="swiss" style:font-pitch-complex="variable" style:font-size-complex="9pt"/>
    </style:style>
    <style:style style:name="T82" style:family="text">
      <style:text-properties fo:font-family="Calibri" style:font-family-generic="swiss" style:font-pitch="variable" fo:font-size="9pt" fo:font-weight="bold" style:font-size-asian="9pt" style:font-weight-asian="bold" style:font-family-complex="Calibri" style:font-family-generic-complex="swiss" style:font-pitch-complex="variable" style:font-size-complex="9pt" style:font-weight-complex="bold"/>
    </style:style>
    <style:style style:name="T83" style:family="text">
      <style:text-properties fo:font-family="Calibri" style:font-family-generic="swiss" style:font-pitch="variable" fo:font-size="9pt" fo:language="en" fo:country="US" fo:font-weight="bold" style:font-size-asian="9pt" style:font-weight-asian="bold" style:font-family-complex="Calibri" style:font-family-generic-complex="swiss" style:font-pitch-complex="variable" style:font-size-complex="9pt" style:font-weight-complex="bold"/>
    </style:style>
    <style:style style:name="T84" style:family="text">
      <style:text-properties fo:font-size="10pt" style:font-size-asian="10pt" style:font-size-complex="10pt"/>
    </style:style>
    <style:style style:name="T85" style:family="text">
      <style:text-properties fo:font-size="8pt" fo:font-style="italic"/>
    </style:style>
    <style:style style:name="T86" style:family="text">
      <style:text-properties style:font-name="Arial" fo:font-size="7pt" fo:language="en" fo:country="US" style:font-size-asian="7pt" style:font-name-complex="Arial" style:font-size-complex="8pt" style:font-weight-complex="bold"/>
    </style:style>
    <style:style style:name="T87" style:family="text">
      <style:text-properties style:font-name="Arial" fo:font-size="8pt" fo:language="en" fo:country="US" fo:font-weight="bold" style:font-size-asian="8pt" style:font-weight-asian="bold" style:font-name-complex="Arial" style:font-size-complex="8pt"/>
    </style:style>
    <style:style style:name="T88" style:family="text">
      <style:text-properties style:font-name="Arial" fo:font-size="10pt" fo:language="en" fo:country="US" fo:font-weight="bold" style:font-size-asian="10pt" style:font-weight-asian="bold" style:font-name-complex="Arial" style:font-size-complex="8pt" style:font-weight-complex="bold"/>
    </style:style>
    <style:style style:name="T89" style:family="text">
      <style:text-properties style:font-name="Arial" fo:font-size="7pt" fo:language="en" fo:country="US" fo:font-weight="bold" style:font-size-asian="7pt" style:font-weight-asian="bold" style:font-name-complex="Arial" style:font-size-complex="8pt" style:font-weight-complex="bold"/>
    </style:style>
    <style:style style:name="T90" style:family="text">
      <style:text-properties fo:font-size="9pt" fo:font-weight="bold" style:font-size-asian="9pt" style:font-weight-asian="bold" style:font-size-complex="9pt" style:font-weight-complex="bold"/>
    </style:style>
    <style:style style:name="T91" style:family="text">
      <style:text-properties fo:font-size="8pt" fo:font-weight="bold" style:font-size-asian="8pt" style:font-weight-asian="bold" style:font-size-complex="8pt" style:font-weight-complex="bold"/>
    </style:style>
    <style:style style:name="T92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93" style:family="text">
      <style:text-properties fo:font-size="9pt" fo:language="en" fo:country="US" style:font-size-asian="9pt" style:font-size-complex="9pt" style:font-weight-complex="bold"/>
    </style:style>
    <style:style style:name="T94" style:family="text">
      <style:text-properties fo:font-size="9pt" style:font-size-asian="9pt" style:font-size-complex="9pt" style:font-weight-complex="bold"/>
    </style:style>
    <style:style style:name="T95" style:family="text">
      <style:text-properties fo:font-size="8pt" style:font-size-asian="8pt" style:font-size-complex="8pt"/>
    </style:style>
    <style:style style:name="T96" style:family="text">
      <style:text-properties fo:font-size="8pt" fo:language="en" fo:country="US" fo:font-weight="bold" style:font-size-asian="8pt" style:font-weight-asian="bold" style:font-size-complex="8pt"/>
    </style:style>
    <style:style style:name="T97" style:family="text">
      <style:text-properties fo:font-size="8pt" fo:language="en" fo:country="US" style:font-size-asian="8pt" style:font-size-complex="8pt"/>
    </style:style>
    <style:style style:name="T98" style:family="text">
      <style:text-properties fo:font-size="8pt" fo:language="en" fo:country="US" fo:font-weight="bold" style:font-size-asian="8pt" style:font-weight-asian="bold" style:font-size-complex="8pt" style:font-weight-complex="bold"/>
    </style:style>
    <style:style style:name="T99" style:family="text">
      <style:text-properties fo:font-size="9pt" fo:language="en" fo:country="US" style:font-size-asian="9pt" style:font-size-complex="9pt" style:font-style-complex="italic" style:font-weight-complex="bold"/>
    </style:style>
    <style:style style:name="T100" style:family="text">
      <style:text-properties fo:font-size="8pt" fo:language="en" fo:country="US" style:font-size-asian="8pt" style:font-size-complex="8pt" style:font-style-complex="italic" style:font-weight-complex="bold"/>
    </style:style>
    <style:style style:name="T101" style:family="text">
      <style:text-properties fo:font-size="9pt" fo:language="pt" fo:country="BR" fo:font-weight="bold" style:font-size-asian="9pt" style:font-weight-asian="bold" style:font-size-complex="9pt" style:font-weight-complex="bold"/>
    </style:style>
    <style:style style:name="T102" style:family="text">
      <style:text-properties fo:font-size="8pt" fo:language="pt" fo:country="BR" fo:font-weight="bold" style:font-size-asian="8pt" style:font-weight-asian="bold" style:font-size-complex="8pt" style:font-weight-complex="bold"/>
    </style:style>
    <style:style style:name="T103" style:family="text">
      <style:text-properties fo:font-size="8pt" fo:language="pt" fo:country="BR" style:font-size-asian="8pt" style:font-size-complex="8pt" style:font-weight-complex="bold"/>
    </style:style>
    <style:style style:name="T104" style:family="text">
      <style:text-properties fo:font-size="8pt" fo:language="pt" fo:country="BR" style:font-size-asian="8pt" style:font-size-complex="8pt"/>
    </style:style>
    <style:style style:name="T105" style:family="text">
      <style:text-properties fo:font-size="8pt" fo:language="pt" fo:country="BR" fo:font-weight="bold" style:font-size-asian="8pt" style:font-weight-asian="bold" style:font-size-complex="8pt"/>
    </style:style>
    <style:style style:name="T106" style:family="text">
      <style:text-properties fo:font-size="8pt" fo:language="pt" fo:country="BR" fo:font-style="italic" style:font-size-asian="8pt" style:font-style-asian="italic" style:font-size-complex="8pt" style:font-weight-complex="bold"/>
    </style:style>
    <style:style style:name="T107" style:family="text">
      <style:text-properties fo:font-size="9pt" fo:language="pt" fo:country="BR" style:font-size-asian="9pt" style:font-size-complex="9pt" style:font-weight-complex="bold"/>
    </style:style>
    <style:style style:name="T108" style:family="text">
      <style:text-properties fo:font-size="9pt" fo:language="pt" fo:country="BR" style:font-size-asian="9pt" style:font-size-complex="9pt"/>
    </style:style>
    <style:style style:name="T109" style:family="text">
      <style:text-properties fo:font-size="9pt" fo:language="en" fo:country="US" style:font-size-asian="9pt" style:font-size-complex="9pt"/>
    </style:style>
    <style:style style:name="T110" style:family="text">
      <style:text-properties fo:font-size="9pt" fo:language="en" fo:country="GB" fo:font-style="italic" style:font-size-asian="9pt" style:font-style-asian="italic" style:font-size-complex="9pt" style:font-style-complex="italic"/>
    </style:style>
    <style:style style:name="T111" style:family="text">
      <style:text-properties style:font-size-complex="8pt"/>
    </style:style>
    <style:style style:name="T112" style:family="text">
      <style:text-properties style:font-name="Times New Roman" fo:font-size="9pt" fo:language="en" fo:country="US" fo:font-weight="bold" style:font-size-asian="9pt" style:font-weight-asian="bold" style:font-name-complex="Times New Roman" style:font-size-complex="9pt" style:font-weight-complex="bold"/>
    </style:style>
    <style:style style:name="T113" style:family="text">
      <style:text-properties style:font-name="Times New Roman" fo:font-size="9pt" fo:language="en" fo:country="US" style:font-size-asian="9pt" style:font-name-complex="Times New Roman" style:font-size-complex="9pt"/>
    </style:style>
    <style:style style:name="T114" style:family="text">
      <style:text-properties style:font-name="Times New Roman" fo:font-size="8pt" fo:language="en" fo:country="US" fo:font-weight="bold" style:font-size-asian="8pt" style:font-weight-asian="bold" style:font-name-complex="Times New Roman" style:font-size-complex="8pt" style:font-weight-complex="bold"/>
    </style:style>
    <style:style style:name="T115" style:family="text">
      <style:text-properties style:font-name="Times New Roman" fo:font-size="8pt" fo:language="en" fo:country="US" style:font-size-asian="8pt" style:font-name-complex="Times New Roman" style:font-size-complex="8pt"/>
    </style:style>
    <style:style style:name="T116" style:family="text">
      <style:text-properties style:font-name="Times New Roman" fo:font-size="8pt" style:font-size-asian="8pt" style:font-name-complex="Times New Roman" style:font-size-complex="8pt"/>
    </style:style>
    <style:style style:name="T117" style:family="text">
      <style:text-properties fo:font-size="9pt" fo:language="en" fo:country="US" fo:font-style="italic" style:font-size-asian="9pt" style:font-style-asian="italic" style:font-size-complex="9pt" style:font-style-complex="italic" style:font-weight-complex="bold"/>
    </style:style>
    <style:style style:name="T118" style:family="text">
      <style:text-properties fo:font-size="8pt" fo:language="en" fo:country="US" style:font-size-asian="8pt" style:font-size-complex="8pt" style:font-weight-complex="bold"/>
    </style:style>
    <style:style style:name="T119" style:family="text">
      <style:text-properties fo:font-size="8pt" fo:language="pt" fo:country="BR" officeooo:rsid="0020bd02" style:font-size-asian="8pt" style:font-size-complex="8pt" style:font-weight-complex="bold"/>
    </style:style>
    <style:style style:name="T120" style:family="text">
      <style:text-properties fo:font-size="8pt" style:font-size-asian="8pt" style:font-size-complex="8pt" style:font-weight-complex="bold"/>
    </style:style>
    <style:style style:name="T121" style:family="text">
      <style:text-properties fo:font-size="9pt" fo:language="es" fo:country="ES" fo:font-weight="bold" style:font-size-asian="9pt" style:font-weight-asian="bold" style:font-size-complex="9pt" style:font-weight-complex="bold"/>
    </style:style>
    <style:style style:name="T122" style:family="text">
      <style:text-properties fo:font-size="9pt" fo:language="es" fo:country="ES" style:font-size-asian="9pt" style:font-size-complex="9pt" style:font-weight-complex="bold"/>
    </style:style>
    <style:style style:name="T123" style:family="text">
      <style:text-properties fo:font-size="9pt" style:font-size-asian="9pt" style:font-size-complex="9pt"/>
    </style:style>
    <style:style style:name="T124" style:family="text">
      <style:text-properties fo:font-size="9pt" fo:language="es" fo:country="ES" style:font-size-asian="9pt" style:font-size-complex="9pt"/>
    </style:style>
    <style:style style:name="T125" style:family="text">
      <style:text-properties fo:font-size="9pt" fo:language="en" fo:country="GB" style:font-size-asian="9pt" style:font-size-complex="9pt"/>
    </style:style>
    <style:style style:name="T126" style:family="text">
      <style:text-properties fo:font-size="9pt" fo:language="pt" fo:country="BR" fo:font-style="italic" style:font-size-asian="9pt" style:font-style-asian="italic" style:font-size-complex="9pt" style:font-weight-complex="bold"/>
    </style:style>
    <style:style style:name="T127" style:family="text">
      <style:text-properties fo:font-size="9pt" fo:language="en" fo:country="GB" style:font-size-asian="9pt" style:font-size-complex="9pt" style:font-weight-complex="bold"/>
    </style:style>
    <style:style style:name="T128" style:family="text">
      <style:text-properties fo:font-size="9pt" fo:language="pt" fo:country="BR" fo:font-style="italic" style:font-size-asian="9pt" style:font-style-asian="italic" style:font-size-complex="9pt" style:font-style-complex="italic"/>
    </style:style>
    <style:style style:name="T129" style:family="text">
      <style:text-properties fo:font-size="9pt" fo:language="en" fo:country="GB" fo:font-style="italic" style:font-size-asian="9pt" style:font-style-asian="italic" style:font-size-complex="9pt" style:font-style-complex="italic" style:font-weight-complex="bold"/>
    </style:style>
    <style:style style:name="T130" style:family="text">
      <style:text-properties fo:font-size="9pt" fo:language="en" fo:country="US" fo:font-style="italic" style:font-size-asian="9pt" style:font-style-asian="italic" style:font-size-complex="9pt" style:font-style-complex="italic"/>
    </style:style>
    <style:style style:name="T131" style:family="text">
      <style:text-properties fo:language="en" fo:country="US" style:font-size-complex="8pt"/>
    </style:style>
    <style:style style:name="T132" style:family="text">
      <style:text-properties fo:font-size="9pt" fo:language="es" fo:country="ES" fo:font-style="italic" style:font-size-asian="9pt" style:font-style-asian="italic" style:font-size-complex="9pt" style:font-weight-complex="bold"/>
    </style:style>
    <style:style style:name="T133" style:family="text">
      <style:text-properties fo:font-size="9pt" fo:language="en" fo:country="GB" fo:font-weight="bold" style:font-size-asian="9pt" style:font-weight-asian="bold" style:font-size-complex="9pt" style:font-weight-complex="bold"/>
    </style:style>
    <style:style style:name="T134" style:family="text">
      <style:text-properties fo:font-size="9pt" fo:language="es" fo:country="ES" fo:font-style="italic" fo:font-weight="bold" style:font-size-asian="9pt" style:font-style-asian="italic" style:font-weight-asian="bold" style:font-size-complex="9pt" style:font-style-complex="italic"/>
    </style:style>
    <style:style style:name="T135" style:family="text">
      <style:text-properties style:font-size-complex="8pt" style:font-weight-complex="bold"/>
    </style:style>
    <style:style style:name="T136" style:family="text">
      <style:text-properties fo:font-size="9pt" fo:language="it" fo:country="IT" style:font-size-asian="9pt" style:font-size-complex="9pt" style:font-weight-complex="bold"/>
    </style:style>
    <style:style style:name="T137" style:family="text">
      <style:text-properties fo:font-size="9pt" fo:language="it" fo:country="IT" fo:font-style="italic" fo:font-weight="bold" style:font-size-asian="9pt" style:font-style-asian="italic" style:font-weight-asian="bold" style:font-size-complex="9pt" style:font-style-complex="italic"/>
    </style:style>
    <style:style style:name="T138" style:family="text">
      <style:text-properties fo:font-size="10pt" fo:font-weight="bold" style:font-size-asian="10pt" style:font-weight-asian="bold" style:font-size-complex="10pt" style:font-weight-complex="bold"/>
    </style:style>
    <style:style style:name="T139" style:family="text">
      <style:text-properties fo:font-size="8pt" fo:language="en" fo:country="US" fo:font-weight="bold" style:font-size-asian="8pt" style:font-weight-asian="bold" style:font-name-complex="Arial" style:font-size-complex="8pt"/>
    </style:style>
    <style:style style:name="T140" style:family="text">
      <style:text-properties fo:font-size="8pt" fo:language="en" fo:country="US" style:font-size-asian="8pt" style:font-name-complex="Arial" style:font-size-complex="8pt"/>
    </style:style>
    <style:style style:name="T141" style:family="text">
      <style:text-properties fo:font-size="8pt" style:font-size-asian="8pt" style:font-name-complex="Arial" style:font-size-complex="8pt"/>
    </style:style>
    <style:style style:name="T142" style:family="text">
      <style:text-properties fo:font-size="8pt" fo:language="en" fo:country="US" fo:font-weight="bold" style:font-size-asian="8pt" style:font-weight-asian="bold" style:font-name-complex="Arial" style:font-size-complex="8pt" style:font-weight-complex="bold"/>
    </style:style>
    <style:style style:name="T143" style:family="text">
      <style:text-properties fo:font-size="8pt" fo:language="en" fo:country="US" style:font-size-asian="8pt" style:font-name-complex="Arial" style:font-size-complex="8pt" style:font-weight-complex="bold"/>
    </style:style>
    <style:style style:name="T144" style:family="text">
      <style:text-properties fo:font-size="8pt" fo:font-weight="bold" style:font-size-asian="8pt" style:font-weight-asian="bold" style:font-size-complex="8pt"/>
    </style:style>
    <style:style style:name="T145" style:family="text">
      <style:text-properties fo:color="#ff0000" loext:opacity="100%" fo:font-size="8pt" fo:font-weight="bold" style:font-size-asian="8pt" style:font-weight-asian="bold" style:font-size-complex="8pt"/>
    </style:style>
    <style:style style:name="T146" style:family="text">
      <style:text-properties fo:color="#000000" loext:opacity="100%" fo:font-size="8pt" fo:font-weight="bold" style:font-size-asian="8pt" style:font-weight-asian="bold" style:font-size-complex="8pt"/>
    </style:style>
    <style:style style:name="T147" style:family="text">
      <style:text-properties fo:color="#000000" loext:opacity="100%" fo:font-size="8pt" fo:font-weight="bold" style:font-size-asian="8pt" style:font-weight-asian="bold" style:font-name-complex="Arial" style:font-size-complex="8pt" style:font-weight-complex="bold"/>
    </style:style>
    <style:style style:name="T148" style:family="text">
      <style:text-properties fo:color="#000000" loext:opacity="100%" fo:font-size="8pt" style:font-size-asian="8pt" style:font-name-complex="Arial" style:font-size-complex="8pt" style:font-weight-complex="bold"/>
    </style:style>
    <style:style style:name="T149" style:family="text">
      <style:text-properties fo:font-size="8pt" fo:font-weight="bold" style:font-size-asian="8pt" style:font-weight-asian="bold" style:font-name-complex="Arial" style:font-size-complex="8pt"/>
    </style:style>
    <style:style style:name="T150" style:family="text">
      <style:text-properties fo:font-size="8pt" fo:font-weight="bold" style:font-size-asian="8pt" style:font-weight-asian="bold" style:font-name-complex="Arial" style:font-size-complex="8pt" style:font-weight-complex="bold"/>
    </style:style>
    <style:style style:name="T151" style:family="text">
      <style:text-properties fo:font-size="8pt" style:font-size-asian="8pt" style:font-name-complex="Arial" style:font-size-complex="8pt" style:font-weight-complex="bold"/>
    </style:style>
    <style:style style:name="T152" style:family="text">
      <style:text-properties fo:font-size="10pt" fo:language="en" fo:country="US" fo:font-weight="bold" style:font-size-asian="10pt" style:font-weight-asian="bold" style:font-size-complex="10pt"/>
    </style:style>
    <style:style style:name="T153" style:family="text">
      <style:text-properties fo:color="#000000" loext:opacity="100%" fo:font-size="10pt" fo:language="en" fo:country="US" fo:font-weight="bold" style:font-size-asian="10pt" style:font-weight-asian="bold" style:font-size-complex="10pt"/>
    </style:style>
    <style:style style:name="T154" style:family="text">
      <style:text-properties style:font-name="Arial" fo:font-size="7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Arial" style:font-size-complex="9pt" style:font-weight-complex="bold"/>
    </style:style>
    <style:style style:name="T155" style:family="text">
      <style:text-properties fo:color="#000000" loext:opacity="100%" style:font-name="Arial" fo:font-size="7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Arial" style:font-size-complex="8pt" style:font-weight-complex="bold"/>
    </style:style>
    <style:style style:name="T156" style:family="text">
      <style:text-properties fo:color="#000000" loext:opacity="100%" style:font-name="Arial" fo:font-size="7pt" fo:language="en" fo:country="US" fo:font-weight="bold" style:font-size-asian="7pt" style:font-weight-asian="bold" style:font-name-complex="Arial" style:font-size-complex="8pt" style:font-weight-complex="bold"/>
    </style:style>
    <style:style style:name="T157" style:family="text">
      <style:text-properties fo:color="#000000" loext:opacity="100%" style:font-name="Arial" fo:font-size="7pt" fo:language="en" fo:country="US" style:font-size-asian="7pt" style:font-name-complex="Arial" style:font-size-complex="8pt"/>
    </style:style>
    <style:style style:name="T158" style:family="text">
      <style:text-properties fo:color="#000000" loext:opacity="100%" style:font-name="Arial" fo:font-size="7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size-asian="7pt" style:font-weight-asian="bold" style:font-name-complex="Arial" style:font-size-complex="8pt" style:font-weight-complex="bold"/>
    </style:style>
    <style:style style:name="T159" style:family="text">
      <style:text-properties fo:color="#000000" loext:opacity="100%" style:font-name="Arial" fo:font-size="7pt" fo:language="en" fo:country="US" fo:font-weight="bold" fo:background-color="transparent" loext:char-shading-value="0" style:font-size-asian="7pt" style:font-weight-asian="bold" style:font-name-complex="Arial" style:font-size-complex="8pt" style:font-weight-complex="bold"/>
    </style:style>
    <style:style style:name="T160" style:family="text">
      <style:text-properties fo:color="#000000" loext:opacity="100%" style:font-name="Arial" fo:font-size="7pt" fo:language="en" fo:country="US" fo:background-color="transparent" loext:char-shading-value="0" style:font-size-asian="7pt" style:font-name-complex="Arial" style:font-size-complex="8pt"/>
    </style:style>
    <style:style style:name="T161" style:family="text">
      <style:text-properties fo:color="#000000" loext:opacity="100%" style:font-name="Arial" fo:font-size="7pt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Arial" style:font-size-complex="8pt" style:font-weight-complex="bold"/>
    </style:style>
    <style:style style:name="T162" style:family="text">
      <style:text-properties fo:color="#000000" loext:opacity="100%" style:font-name="Arial" fo:font-size="7pt" fo:font-weight="bold" style:font-size-asian="7pt" style:font-weight-asian="bold" style:font-name-complex="Arial" style:font-size-complex="8pt" style:font-weight-complex="bold"/>
    </style:style>
    <style:style style:name="T163" style:family="text">
      <style:text-properties fo:color="#000000" loext:opacity="100%" style:font-name="Arial" fo:font-size="7pt" style:font-size-asian="7pt" style:font-name-complex="Arial" style:font-size-complex="8pt"/>
    </style:style>
    <style:style style:name="T164" style:family="text">
      <style:text-properties fo:color="#000000" loext:opacity="100%" style:font-name="Arial" fo:font-size="8pt" style:font-size-asian="8pt" style:font-name-complex="Arial" style:font-size-complex="8pt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style:font-name="Times New Roman" fo:font-size="8pt" fo:language="en" fo:country="US" fo:font-weight="bold" style:font-size-asian="8pt" style:font-weight-asian="bold" style:font-size-complex="8pt" style:font-weight-complex="bold"/>
    </style:style>
    <style:style style:name="T167" style:family="text">
      <style:text-properties style:font-name="Times New Roman" fo:font-size="8pt" fo:language="en" fo:country="US" style:font-size-asian="8pt" style:font-size-complex="8pt"/>
    </style:style>
    <style:style style:name="T168" style:family="text">
      <style:text-properties fo:font-size="8pt" fo:font-style="italic" style:font-size-asian="8pt" style:font-style-asian="italic" style:font-size-complex="8pt" style:font-style-complex="italic"/>
    </style:style>
    <style:style style:name="T169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170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171" style:family="text">
      <style:text-properties style:font-name="Times New Roman" fo:font-size="8pt" style:font-size-asian="8pt" style:font-size-complex="8pt"/>
    </style:style>
    <style:style style:name="T172" style:family="text">
      <style:text-properties fo:color="#3465a4" loext:opacity="100%" style:font-name="Times New Roman" fo:font-size="8pt" style:font-size-asian="8pt" style:font-size-complex="8pt"/>
    </style:style>
    <style:style style:name="T173" style:family="text">
      <style:text-properties style:font-name="Arial" fo:font-size="7pt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Arial" style:font-size-complex="9pt" style:font-weight-complex="bold"/>
    </style:style>
    <style:style style:name="T174" style:family="text">
      <style:text-properties style:font-name="Arial" fo:font-size="7pt" style:text-underline-style="solid" style:text-underline-width="auto" style:text-underline-color="font-color" style:text-underline-mode="continuous" style:text-overline-mode="continuous" style:text-line-through-mode="continuous" style:font-size-asian="7pt" style:font-name-complex="Arial" style:font-size-complex="9pt" style:font-weight-complex="bold"/>
    </style:style>
    <style:style style:name="T175" style:family="text">
      <style:text-properties style:font-name="Arial" fo:font-size="7pt" style:font-size-asian="7pt" style:font-name-complex="Arial" style:font-size-complex="9pt" style:font-weight-complex="bold"/>
    </style:style>
    <style:style style:name="T176" style:family="text">
      <style:text-properties style:font-name="Arial" fo:font-size="7pt" fo:font-weight="bold" style:font-size-asian="7pt" style:font-weight-asian="bold" style:font-name-complex="Arial" style:font-size-complex="9pt" style:font-weight-complex="bold"/>
    </style:style>
    <style:style style:name="T177" style:family="text">
      <style:text-properties style:font-name="Arial" fo:font-size="7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7pt" style:font-name-complex="Arial" style:font-size-complex="9pt" style:font-weight-complex="bold"/>
    </style:style>
    <style:style style:name="T178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79" style:family="text">
      <style:text-properties style:font-name="Arial" fo:font-size="8pt" style:font-size-asian="8pt" style:font-name-complex="Arial" style:font-size-complex="10pt" style:font-weight-complex="bold"/>
    </style:style>
    <style:style style:name="T180" style:family="text">
      <style:text-properties style:font-name="Arial" fo:font-size="8pt" style:font-size-asian="8pt" style:font-name-complex="Arial" style:font-size-complex="9pt" style:font-weight-complex="bold"/>
    </style:style>
    <style:style style:name="T181" style:family="text">
      <style:text-properties style:font-name="Arial" fo:font-size="8pt" officeooo:rsid="00246652" style:font-size-asian="8pt" style:font-name-complex="Arial" style:font-size-complex="8pt"/>
    </style:style>
    <style:style style:name="T182" style:family="text">
      <style:text-properties officeooo:rsid="0025c662"/>
    </style:style>
    <style:style style:name="T183" style:family="text">
      <style:text-properties fo:font-size="9pt" fo:language="en" fo:country="US" fo:font-weight="bold" style:font-size-asian="9pt" style:font-weight-asian="bold" style:font-size-complex="9pt"/>
    </style:style>
    <style:style style:name="T184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85" style:family="text">
      <style:text-properties style:use-window-font-color="true" loext:opacity="0%" fo:font-size="9pt" style:font-size-asian="9pt" style:font-size-complex="9pt"/>
    </style:style>
    <style:style style:name="T186" style:family="text">
      <style:text-properties style:font-name="Arial" fo:font-size="9pt" fo:language="en" fo:country="US" fo:font-weight="bold" style:font-size-asian="9pt" style:font-weight-asian="bold" style:font-name-complex="Arial" style:font-size-complex="10pt" style:font-weight-complex="bold"/>
    </style:style>
    <style:style style:name="T187" style:family="text">
      <style:text-properties fo:font-size="10pt" fo:language="en" fo:country="US" style:font-size-asian="10pt" style:font-size-complex="10pt" style:font-weight-complex="bold"/>
    </style:style>
    <style:style style:name="T188" style:family="text">
      <style:text-properties fo:font-size="10pt" style:font-size-asian="10pt" style:font-size-complex="9pt"/>
    </style:style>
    <style:style style:name="T189" style:family="text">
      <style:text-properties style:font-name="Arial" fo:font-size="10pt" style:font-size-asian="10pt" style:font-name-complex="Arial" style:font-size-complex="9pt"/>
    </style:style>
    <style:style style:name="T190" style:family="text">
      <style:text-properties style:font-name="Times New Roman" fo:font-size="9pt" style:font-size-asian="9pt" style:font-name-complex="Times New Roman" style:font-size-complex="9pt"/>
    </style:style>
    <style:style style:name="T191" style:family="text"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T192" style:family="text">
      <style:text-properties fo:font-size="9pt" fo:font-weight="bold" style:font-size-asian="9pt" style:font-weight-asian="bold" style:font-size-complex="10pt" style:font-weight-complex="bold"/>
    </style:style>
    <style:style style:name="T193" style:family="text"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T194" style:family="text">
      <style:text-properties fo:color="#000000" loext:opacity="100%" fo:font-size="8pt" style:font-size-asian="8pt" style:font-size-complex="8pt"/>
    </style:style>
    <style:style style:name="T195" style:family="text">
      <style:text-properties fo:font-size="7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size-complex="8pt" style:font-weight-complex="bold"/>
    </style:style>
    <style:style style:name="T196" style:family="text">
      <style:text-properties fo:font-size="7pt" fo:language="en" fo:country="US" fo:font-weight="bold" style:font-size-asian="7pt" style:font-weight-asian="bold" style:font-size-complex="8pt" style:font-weight-complex="bold"/>
    </style:style>
    <style:style style:name="T197" style:family="text">
      <style:text-properties fo:font-size="7pt" fo:language="en" fo:country="US" style:font-size-asian="7pt" style:font-size-complex="8pt"/>
    </style:style>
    <style:style style:name="T198" style:family="text">
      <style:text-properties style:font-name="Arial" fo:font-size="7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Arial" style:font-size-complex="8pt" style:font-weight-complex="bold"/>
    </style:style>
    <style:style style:name="T199" style:family="text">
      <style:text-properties style:use-window-font-color="true" loext:opacity="0%" fo:font-size="7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size-complex="8pt"/>
    </style:style>
    <style:style style:name="T200" style:family="text">
      <style:text-properties style:use-window-font-color="true" loext:opacity="0%" fo:font-size="7pt" fo:language="en" fo:country="US" fo:font-weight="bold" style:font-size-asian="7pt" style:font-weight-asian="bold" style:font-size-complex="8pt"/>
    </style:style>
    <style:style style:name="T201" style:family="text">
      <style:text-properties style:use-window-font-color="true" loext:opacity="0%" fo:font-size="7pt" fo:language="en" fo:country="US" style:font-size-asian="7pt" style:font-size-complex="8pt"/>
    </style:style>
    <style:style style:name="T202" style:family="text">
      <style:text-properties fo:font-size="7pt" style:font-size-asian="7pt" style:font-size-complex="8pt"/>
    </style:style>
    <style:style style:name="T203" style:family="text">
      <style:text-properties fo:font-size="7pt" fo:font-weight="bold" style:font-size-asian="7pt" style:font-weight-asian="bold" style:font-size-complex="8pt" style:font-weight-complex="bold"/>
    </style:style>
    <style:style style:name="T204" style:family="text">
      <style:text-properties fo:font-size="7pt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size-complex="8pt" style:font-weight-complex="bold"/>
    </style:style>
    <style:style style:name="T205" style:family="text">
      <style:text-properties fo:font-size="7pt" style:text-underline-style="solid" style:text-underline-width="auto" style:text-underline-color="font-color" style:text-underline-mode="continuous" style:text-overline-mode="continuous" style:text-line-through-mode="continuous" style:font-size-asian="7pt" style:font-size-complex="8pt"/>
    </style:style>
    <style:style style:name="T206" style:family="text">
      <style:text-properties fo:color="#000000" loext:opacity="100%" fo:font-family="Arial" style:font-family-generic="roman" style:font-pitch="variable" fo:font-size="7pt" fo:language="en" fo:country="US" style:font-size-asian="7pt" style:font-size-complex="8pt"/>
    </style:style>
    <style:style style:name="T207" style:family="text">
      <style:text-properties fo:color="#000000" loext:opacity="100%" fo:font-family="Arial" style:font-family-generic="roman" style:font-pitch="variable" fo:font-size="7pt" style:font-size-asian="7pt"/>
    </style:style>
    <style:style style:name="T208" style:family="text">
      <style:text-properties fo:font-size="7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7pt" style:font-size-complex="8pt"/>
    </style:style>
    <style:style style:name="T209" style:family="text">
      <style:text-properties style:font-name="Arial" fo:font-size="7pt" fo:font-weight="bold" style:font-size-asian="7pt" style:font-weight-asian="bold" style:font-name-complex="Arial" style:font-size-complex="8pt" style:font-weight-complex="bold"/>
    </style:style>
    <style:style style:name="T210" style:family="text">
      <style:text-properties fo:color="#000000" loext:opacity="100%" style:font-name="Arial" fo:font-size="9pt" fo:font-weight="bold" style:font-size-asian="9pt" style:font-weight-asian="bold" style:font-name-complex="Arial" style:font-size-complex="9pt" style:font-weight-complex="bold"/>
    </style:style>
    <style:style style:name="T211" style:family="text">
      <style:text-properties fo:color="#000000" loext:opacity="100%" style:font-name="Arial" fo:font-size="9pt" style:font-size-asian="9pt" style:font-name-complex="Arial" style:font-size-complex="9pt" style:font-weight-complex="bold"/>
    </style:style>
    <style:style style:name="T212" style:family="text">
      <style:text-properties fo:color="#000000" loext:opacity="100%" style:font-name="Arial" fo:font-size="9pt" style:font-size-asian="9pt" style:font-name-complex="Arial" style:font-size-complex="9pt"/>
    </style:style>
    <style:style style:name="T213" style:family="text">
      <style:text-properties fo:color="#000000" loext:opacity="100%" style:font-name="Arial" fo:font-size="9pt" fo:language="en" fo:country="US" fo:font-weight="bold" style:font-size-asian="9pt" style:font-weight-asian="bold" style:font-name-complex="Arial" style:font-size-complex="9pt" style:font-weight-complex="bold"/>
    </style:style>
    <style:style style:name="T214" style:family="text">
      <style:text-properties fo:color="#000000" loext:opacity="100%" style:font-name="Arial" fo:font-size="9pt" fo:language="en" fo:country="US" style:font-size-asian="9pt" style:font-name-complex="Arial" style:font-size-complex="9pt"/>
    </style:style>
    <style:style style:name="T215" style:family="text">
      <style:text-properties fo:color="#000000" loext:opacity="100%" style:font-name="Arial" fo:font-size="8pt" fo:font-weight="bold" style:font-size-asian="8pt" style:font-weight-asian="bold" style:font-name-complex="Arial" style:font-size-complex="9pt" style:font-weight-complex="bold"/>
    </style:style>
    <style:style style:name="T216" style:family="text">
      <style:text-properties fo:color="#000000" loext:opacity="100%" style:font-name="Arial" fo:font-size="8pt" fo:language="en" fo:country="US" fo:font-weight="bold" style:font-size-asian="8pt" style:font-weight-asian="bold" style:font-name-complex="Arial" style:font-size-complex="9pt" style:font-weight-complex="bold"/>
    </style:style>
    <style:style style:name="T217" style:family="text">
      <style:text-properties fo:color="#000000" loext:opacity="100%" style:font-name="Arial" fo:font-size="7pt" fo:language="en" fo:country="US" style:font-size-asian="7pt" style:font-name-complex="Arial" style:font-size-complex="9pt"/>
    </style:style>
    <style:style style:name="T218" style:family="text">
      <style:text-properties fo:color="#000000" loext:opacity="100%" fo:font-size="9pt" fo:language="en" fo:country="US" style:font-size-asian="9pt" style:font-size-complex="9pt"/>
    </style:style>
    <style:style style:name="T219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220" style:family="text">
      <style:text-properties fo:color="#000000" loext:opacity="100%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221" style:family="text">
      <style:text-properties fo:color="#000000" loext:opacity="100%" style:font-name="Arial" fo:font-size="10pt" fo:language="en" fo:country="US" style:font-size-asian="10pt" style:font-name-complex="Arial" style:font-size-complex="10pt" style:font-weight-complex="bold"/>
    </style:style>
    <style:style style:name="T222" style:family="text">
      <style:text-properties fo:color="#000000" loext:opacity="100%" style:font-name="Arial" fo:font-size="10pt" style:font-size-asian="10pt" style:font-name-complex="Arial" style:font-size-complex="10pt"/>
    </style:style>
    <style:style style:name="T223" style:family="text">
      <style:text-properties style:font-name="Arial" fo:font-size="10pt" style:font-size-asian="10pt" style:font-name-complex="Arial" style:font-size-complex="10pt"/>
    </style:style>
    <style:style style:name="T22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25" style:family="text">
      <style:text-properties fo:color="#000000" loext:opacity="100%" style:font-name="Arial" fo:font-size="10pt" fo:language="en" fo:country="US" style:font-size-asian="10pt" style:font-name-complex="Arial" style:font-size-complex="10pt"/>
    </style:style>
    <style:style style:name="T226" style:family="text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T227" style:family="text">
      <style:text-properties fo:color="#000000" loext:opacity="100%" fo:font-size="9pt" style:font-size-asian="9pt" style:font-size-complex="8pt"/>
    </style:style>
    <style:style style:name="T228" style:family="text">
      <style:text-properties fo:color="#000000" loext:opacity="100%" fo:font-size="10pt" fo:language="en" fo:country="US" fo:font-weight="bold" style:font-size-asian="10pt" style:font-weight-asian="bold" style:font-size-complex="10pt" style:font-weight-complex="bold"/>
    </style:style>
    <style:style style:name="T229" style:family="text">
      <style:text-properties fo:color="#000000" loext:opacity="100%" fo:font-size="10pt" fo:language="en" fo:country="US" style:font-size-asian="10pt" style:font-size-complex="10pt" style:font-weight-complex="bold"/>
    </style:style>
    <style:style style:name="T230" style:family="text">
      <style:text-properties fo:color="#000000" loext:opacity="100%" fo:font-size="8pt" fo:language="en" fo:country="US" style:font-size-asian="8pt" style:font-size-complex="10pt" style:font-weight-complex="bold"/>
    </style:style>
    <style:style style:name="T231" style:family="text">
      <style:text-properties fo:font-size="10pt" style:font-size-asian="10pt"/>
    </style:style>
    <style:style style:name="T232" style:family="text">
      <style:text-properties fo:font-size="9pt" style:font-size-asian="9pt"/>
    </style:style>
    <style:style style:name="T233" style:family="text">
      <style:text-properties fo:color="#000000" loext:opacity="100%" fo:font-size="10pt" fo:language="en" fo:country="US" style:font-size-asian="10pt" style:font-size-complex="10pt"/>
    </style:style>
    <style:style style:name="T234" style:family="text">
      <style:text-properties fo:color="#000000" loext:opacity="100%" fo:font-size="9pt" fo:language="en" fo:country="US" style:font-size-asian="9pt" style:font-size-complex="10pt"/>
    </style:style>
    <style:style style:name="T235" style:family="text">
      <style:text-properties style:font-name="Times New Roman" fo:font-size="8pt" fo:language="en" fo:country="US" style:font-size-asian="8pt" style:font-size-complex="8pt" style:font-weight-complex="bold"/>
    </style:style>
    <style:style style:name="T236" style:family="text">
      <style:text-properties fo:color="#000000" loext:opacity="100%" fo:font-size="8pt" style:font-size-asian="8pt" style:font-name-complex="Arial" style:font-size-complex="8pt"/>
    </style:style>
    <style:style style:name="T237" style:family="text">
      <style:text-properties style:use-window-font-color="true" loext:opacity="0%" fo:font-size="7pt" fo:language="en" fo:country="US" fo:font-weight="bold" style:font-size-asian="7pt" style:font-weight-asian="bold" style:font-size-complex="8pt" style:font-weight-complex="bold"/>
    </style:style>
    <style:style style:name="T238" style:family="text">
      <style:text-properties style:use-window-font-color="true" loext:opacity="0%" fo:font-size="7pt" fo:language="en" fo:country="US" style:font-size-asian="7pt" style:font-size-complex="8pt" style:font-weight-complex="bold"/>
    </style:style>
    <style:style style:name="T239" style:family="text">
      <style:text-properties fo:color="#000000" loext:opacity="100%"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style style:name="T240" style:family="text">
      <style:text-properties fo:color="#000000" loext:opacity="100%" style:font-name="Arial" fo:font-size="8pt" fo:language="en" fo:country="US" style:font-size-asian="8pt" style:font-name-complex="Arial" style:font-size-complex="8pt"/>
    </style:style>
    <style:style style:name="T241" style:family="text">
      <style:text-properties style:font-name="Arial" fo:font-size="8pt" fo:language="en" fo:country="US" style:font-size-asian="8pt" style:font-name-complex="Arial" style:font-size-complex="9.5pt"/>
    </style:style>
    <style:style style:name="T242" style:family="text">
      <style:text-properties style:font-name="Arial" fo:font-size="9.5pt" fo:language="en" fo:country="US" style:font-size-asian="9.5pt" style:font-name-complex="Arial" style:font-size-complex="9.5pt"/>
    </style:style>
    <style:style style:name="T243" style:family="text">
      <style:text-properties style:font-name="Arial" fo:font-size="7pt" fo:language="it" fo:country="IT" fo:font-weight="bold" style:font-size-asian="7pt" style:font-weight-asian="bold" style:font-name-complex="Arial" style:font-size-complex="9.5pt"/>
    </style:style>
    <style:style style:name="T244" style:family="text">
      <style:text-properties style:font-name="Arial" fo:font-size="7pt" fo:language="it" fo:country="IT" style:font-size-asian="7pt" style:font-name-complex="Arial" style:font-size-complex="9.5pt"/>
    </style:style>
    <style:style style:name="T245" style:family="text">
      <style:text-properties style:font-name="Arial" fo:font-size="8pt" fo:language="en" fo:country="US" style:font-size-asian="8pt" style:font-name-complex="Arial"/>
    </style:style>
    <style:style style:name="T246" style:family="text">
      <style:text-properties fo:color="#000000" loext:opacity="100%" fo:font-family="Calibri" style:font-family-generic="swiss" style:font-pitch="variable" fo:font-size="8pt" fo:font-weight="bold" style:font-size-asian="8pt" style:font-weight-asian="bold" style:font-family-complex="Calibri" style:font-family-generic-complex="swiss" style:font-pitch-complex="variable" style:font-size-complex="8pt" style:font-weight-complex="bold"/>
    </style:style>
    <style:style style:name="T247" style:family="text">
      <style:text-properties fo:font-size="9pt" fo:language="en" fo:country="US" fo:font-style="italic" style:font-size-asian="9pt" style:font-style-asian="italic" style:font-size-complex="9pt"/>
    </style:style>
    <style:style style:name="T248" style:family="text">
      <style:text-properties fo:font-family="Calibri" style:font-family-generic="swiss" style:font-pitch="variable" fo:font-size="9pt" style:font-size-asian="9pt" style:font-family-complex="Calibri" style:font-family-generic-complex="swiss" style:font-pitch-complex="variable" style:font-size-complex="9pt"/>
    </style:style>
    <style:style style:name="T249" style:family="text">
      <style:text-properties fo:font-size="9pt" fo:language="en" fo:country="US" officeooo:rsid="001894e5" style:font-size-asian="9pt" style:font-size-complex="9pt"/>
    </style:style>
    <style:style style:name="T250" style:family="text">
      <style:text-properties fo:color="#000000" loext:opacity="100%" style:font-name="Arial" fo:font-size="8pt" officeooo:rsid="001894e5" style:font-size-asian="8pt" style:font-name-complex="Arial" style:font-size-complex="8pt"/>
    </style:style>
    <style:style style:name="T251" style:family="text">
      <style:text-properties style:font-name="Arial" fo:font-size="8pt" fo:font-style="italic" style:font-size-asian="8pt" style:font-style-asian="italic" style:font-name-complex="Arial" style:font-size-complex="8pt"/>
    </style:style>
    <style:style style:name="T252" style:family="text">
      <style:text-properties fo:color="#000000" loext:opacity="100%" fo:font-size="8pt" fo:language="en" fo:country="US" style:font-size-asian="8pt" style:font-size-complex="8pt"/>
    </style:style>
    <style:style style:name="T253" style:family="text">
      <style:text-properties fo:font-size="7pt" style:font-size-asian="7pt"/>
    </style:style>
    <style:style style:name="T254" style:family="text">
      <style:text-properties fo:font-size="9pt" style:font-size-asian="9pt" style:font-size-complex="6.5pt"/>
    </style:style>
    <style:style style:name="T255" style:family="text">
      <style:text-properties style:font-name="Arial" fo:font-size="7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Arial" style:font-size-complex="7pt"/>
    </style:style>
    <style:style style:name="T256" style:family="text">
      <style:text-properties style:font-name="Arial" fo:font-size="7pt" fo:language="pt" fo:country="BR" fo:font-weight="bold" style:font-size-asian="7pt" style:font-weight-asian="bold" style:font-name-complex="Arial" style:font-size-complex="7pt"/>
    </style:style>
    <style:style style:name="T257" style:family="text">
      <style:text-properties style:font-name="Arial" fo:font-size="7pt" fo:language="pt" fo:country="BR" style:font-size-asian="7pt" style:font-name-complex="Arial" style:font-size-complex="7pt"/>
    </style:style>
    <style:style style:name="T258" style:family="text">
      <style:text-properties style:font-name="Arial" fo:font-size="7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Arial" style:font-size-complex="7pt"/>
    </style:style>
    <style:style style:name="T259" style:family="text">
      <style:text-properties style:font-name="Arial" fo:font-size="7pt" fo:language="en" fo:country="US" fo:font-weight="bold" style:font-size-asian="7pt" style:font-weight-asian="bold" style:font-name-complex="Arial" style:font-size-complex="7pt"/>
    </style:style>
    <style:style style:name="T260" style:family="text">
      <style:text-properties style:font-name="Arial" fo:font-size="7pt" fo:language="en" fo:country="US" style:font-size-asian="7pt" style:font-name-complex="Arial" style:font-size-complex="7pt"/>
    </style:style>
    <style:style style:name="T261" style:family="text">
      <style:text-properties style:font-name="Arial" fo:font-size="7pt" fo:language="pt" fo:country="BR" fo:font-style="italic" style:font-size-asian="7pt" style:font-style-asian="italic" style:font-name-complex="Arial" style:font-size-complex="7pt" style:font-style-complex="italic" style:font-weight-complex="bold"/>
    </style:style>
    <style:style style:name="T262" style:family="text">
      <style:text-properties style:font-name="Arial" fo:font-size="7pt" fo:language="pt" fo:country="BR" style:font-size-asian="7pt" style:font-name-complex="Arial" style:font-size-complex="7pt" style:font-weight-complex="bold"/>
    </style:style>
    <style:style style:name="T263" style:family="text">
      <style:text-properties fo:color="#ff0000" loext:opacity="100%" style:font-name="Arial" fo:font-size="7pt" fo:language="en" fo:country="US" style:font-size-asian="7pt" style:font-name-complex="Arial" style:font-size-complex="7pt"/>
    </style:style>
    <style:style style:name="T264" style:family="text">
      <style:text-properties fo:color="#000000" loext:opacity="100%" fo:font-size="8pt" fo:font-style="italic" style:font-size-asian="8pt" style:font-style-asian="italic" style:font-name-complex="Arial" style:font-size-complex="8pt"/>
    </style:style>
    <style:style style:name="T265" style:family="text">
      <style:text-properties fo:color="#ff0000" loext:opacity="100%" fo:font-size="8pt" fo:language="en" fo:country="US" style:font-size-asian="8pt" style:font-name-complex="Arial" style:font-size-complex="8pt"/>
    </style:style>
    <style:style style:name="T266" style:family="text">
      <style:text-properties fo:color="#ff0000" loext:opacity="100%" fo:font-size="8pt" style:font-size-asian="8pt" style:font-size-complex="8pt"/>
    </style:style>
    <style:style style:name="T267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68" style:family="text">
      <style:text-properties style:font-name="Times New Roman" fo:font-size="9pt" fo:language="en" fo:country="US" style:font-size-asian="9pt" style:font-name-complex="Times New Roman" style:font-size-complex="10pt" style:font-weight-complex="bold"/>
    </style:style>
    <style:style style:name="T269" style:family="text">
      <style:text-properties style:font-name="Times New Roman" fo:font-size="8pt" fo:language="en" fo:country="US" style:font-size-asian="8pt" style:font-name-complex="Times New Roman" style:font-size-complex="9pt" style:font-weight-complex="bold"/>
    </style:style>
    <style:style style:name="T270" style:family="text">
      <style:text-properties fo:font-size="8pt" fo:language="en" fo:country="US" fo:font-weight="bold" style:font-size-asian="8pt" style:font-weight-asian="bold" style:font-size-complex="9pt" style:font-weight-complex="bold"/>
    </style:style>
    <style:style style:name="T271" style:family="text">
      <style:text-properties fo:font-size="7pt" fo:language="en" fo:country="US" fo:font-weight="bold" style:font-size-asian="7pt" style:font-weight-asian="bold" style:font-size-complex="9pt" style:font-weight-complex="bold"/>
    </style:style>
    <style:style style:name="T272" style:family="text">
      <style:text-properties fo:font-size="7pt" fo:language="en" fo:country="US" style:font-size-asian="7pt" style:font-size-complex="9pt"/>
    </style:style>
    <style:style style:name="T273" style:family="text">
      <style:text-properties fo:font-size="8pt" fo:language="en" fo:country="US" style:font-size-asian="8pt" style:font-size-complex="9pt"/>
    </style:style>
    <style:style style:name="T274" style:family="text">
      <style:text-properties fo:font-size="7pt" fo:language="en" fo:country="US" style:font-size-asian="7pt" style:font-size-complex="7pt" style:font-style-complex="italic"/>
    </style:style>
    <style:style style:name="T275" style:family="text">
      <style:text-properties fo:color="#000000" loext:opacity="100%" fo:language="en" fo:country="US" fo:font-weight="bold" style:font-weight-asian="bold" style:font-size-complex="10pt" style:font-weight-complex="bold"/>
    </style:style>
    <style:style style:name="T276" style:family="text">
      <style:text-properties fo:color="#000000" loext:opacity="100%" fo:font-size="8pt" fo:font-style="italic" style:font-size-asian="8pt" style:font-style-asian="italic" style:font-name-complex="Arial" style:font-size-complex="8pt" style:font-style-complex="italic" style:font-weight-complex="bold"/>
    </style:style>
    <style:style style:name="T277" style:family="text">
      <style:text-properties fo:font-size="7pt" fo:language="en" fo:country="US" fo:font-weight="bold" style:font-size-asian="7pt" style:font-weight-asian="bold" style:font-size-complex="8pt"/>
    </style:style>
    <style:style style:name="T278" style:family="text">
      <style:text-properties fo:font-size="7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7pt" style:font-size-complex="8pt" style:font-weight-complex="bold"/>
    </style:style>
    <style:style style:name="T279" style:family="text">
      <style:text-properties fo:font-size="7pt" fo:language="en" fo:country="US" style:font-size-asian="7pt" style:font-size-complex="8pt" style:font-weight-complex="bold"/>
    </style:style>
    <style:style style:name="T280" style:family="text">
      <style:text-properties style:font-name="Times New Roman" fo:font-size="8pt" fo:font-weight="bold" style:font-size-asian="8pt" style:font-weight-asian="bold" style:font-name-complex="Times New Roman" style:font-size-complex="8pt" style:font-weight-complex="bold"/>
    </style:style>
    <style:style style:name="T281" style:family="text">
      <style:text-properties fo:color="#000000" loext:opacity="100%" fo:font-family="Calibri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T282" style:family="text">
      <style:text-properties fo:color="#000000" loext:opacity="100%" fo:font-size="11pt" fo:language="en" fo:country="US" fo:font-weight="bold" style:font-size-asian="11pt" style:font-weight-asian="bold" style:font-size-complex="11pt" style:font-weight-complex="bold"/>
    </style:style>
    <style:style style:name="T283" style:family="text">
      <style:text-properties fo:font-size="10pt" fo:language="en" fo:country="US" style:font-size-asian="10pt" style:font-size-complex="10pt"/>
    </style:style>
    <style:style style:name="T284" style:family="text">
      <style:text-properties style:font-name="Arial" fo:font-size="8pt" fo:language="en" fo:country="US" fo:font-weight="bold" style:font-size-asian="8pt" style:font-weight-asian="bold" style:font-name-complex="Arial" style:font-size-complex="10pt" style:font-weight-complex="bold"/>
    </style:style>
    <style:style style:name="T285" style:family="text">
      <style:text-properties style:font-name="Arial" fo:font-size="8pt" fo:language="en" fo:country="US" style:font-size-asian="8pt" style:font-name-complex="Arial" style:font-size-complex="10pt" style:font-weight-complex="bold"/>
    </style:style>
    <style:style style:name="T286" style:family="text">
      <style:text-properties style:font-name="Arial" fo:font-size="8pt" fo:language="en" fo:country="US" style:font-size-asian="8pt" style:font-name-complex="Arial" style:font-size-complex="10pt"/>
    </style:style>
    <style:style style:name="T287" style:family="text">
      <style:text-properties style:font-name="Arial" fo:font-size="10pt" fo:language="en" fo:country="US" style:font-size-asian="10pt" style:font-name-complex="Arial" style:font-size-complex="10pt"/>
    </style:style>
    <style:style style:name="T288" style:family="text">
      <style:text-properties fo:color="#000000" loext:opacity="100%" fo:font-size="11pt" style:font-size-asian="11pt" style:font-size-complex="11pt"/>
    </style:style>
    <style:style style:name="T289" style:family="text">
      <style:text-properties fo:color="#000000" loext:opacity="100%" style:font-name="Arial" fo:font-size="9pt" fo:language="en" fo:country="US" fo:font-weight="bold" style:font-size-asian="9pt" style:font-weight-asian="bold" style:font-name-complex="Arial" style:font-size-complex="11pt" style:font-weight-complex="bold"/>
    </style:style>
    <style:style style:name="T290" style:family="text">
      <style:text-properties fo:color="#ff0000" loext:opacity="100%" fo:font-size="9pt" fo:language="en" fo:country="US" style:font-size-asian="9pt" style:font-size-complex="9pt"/>
    </style:style>
    <style:style style:name="T291" style:family="text">
      <style:text-properties fo:color="#000000" loext:opacity="100%" fo:font-size="9pt" style:font-size-asian="9pt" style:font-size-complex="9pt"/>
    </style:style>
    <style:style style:name="T292" style:family="text">
      <style:text-properties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293" style:family="text">
      <style:text-properties fo:font-size="10pt" style:font-size-asian="10pt" style:font-size-complex="11pt" style:font-weight-complex="bold"/>
    </style:style>
    <style:style style:name="T294" style:family="text">
      <style:text-properties fo:font-family="Calibri" style:font-family-generic="swiss" style:font-pitch="variable" fo:font-size="10pt" fo:font-weight="bold" style:font-size-asian="10pt" style:font-weight-asian="bold" style:font-size-complex="11pt" style:font-weight-complex="bold"/>
    </style:style>
    <style:style style:name="T295" style:family="text">
      <style:text-properties style:font-name="Arial" fo:font-size="7pt" style:font-size-asian="7pt" style:font-name-complex="Arial" style:font-size-complex="11pt" style:font-weight-complex="bold"/>
    </style:style>
    <style:style style:name="T296" style:family="text">
      <style:text-properties fo:font-size="11pt" style:font-size-asian="11pt" style:font-size-complex="11pt"/>
    </style:style>
    <style:style style:name="T297" style:family="text">
      <style:text-properties fo:font-family="Calibri" style:font-family-generic="swiss" style:font-pitch="variable" fo:font-size="11pt" fo:font-weight="bold" style:font-size-asian="11pt" style:font-weight-asian="bold" style:font-family-complex="Calibri" style:font-family-generic-complex="swiss" style:font-pitch-complex="variable" style:font-size-complex="11pt" style:font-weight-complex="bold"/>
    </style:style>
    <style:style style:name="T298" style:family="text">
      <style:text-properties style:font-size-complex="11pt" style:font-weight-complex="bold"/>
    </style:style>
    <style:style style:name="T299" style:family="text">
      <style:text-properties style:font-name="Arial" fo:font-size="7pt" fo:language="en" fo:country="US" fo:font-style="italic" fo:font-weight="bold" style:font-size-asian="7pt" style:font-style-asian="italic" style:font-weight-asian="bold" style:font-name-complex="Arial" style:font-size-complex="7pt"/>
    </style:style>
    <style:style style:name="T300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301" style:family="text">
      <style:text-properties style:font-name="Times New Roman" fo:font-size="10pt" fo:language="en" fo:country="US" style:font-size-asian="10pt" style:font-name-complex="Times New Roman" style:font-size-complex="10pt"/>
    </style:style>
    <style:style style:name="T302" style:family="text">
      <style:text-properties style:font-name="Times New Roman" fo:font-size="10pt" fo:language="en" fo:country="US" fo:font-weight="bold" style:font-size-asian="10pt" style:font-weight-asian="bold" style:font-name-complex="Times New Roman" style:font-size-complex="10pt" style:font-weight-complex="bold"/>
    </style:style>
    <style:style style:name="T303" style:family="text">
      <style:text-properties style:font-name="Arial" fo:font-size="8pt" fo:language="en" fo:country="US" fo:font-style="italic" style:font-size-asian="8pt" style:font-style-asian="italic" style:font-name-complex="Arial" style:font-size-complex="10pt"/>
    </style:style>
    <style:style style:name="T304" style:family="text">
      <style:text-properties style:font-name="Times New Roman" fo:font-size="9pt" style:font-size-asian="9pt" style:font-name-complex="Times New Roman" style:font-size-complex="9pt" style:font-weight-complex="bold"/>
    </style:style>
    <style:style style:name="T305" style:family="text">
      <style:text-properties fo:font-size="9pt" fo:font-weight="bold" style:font-size-asian="9pt" style:font-weight-asian="bold" style:font-size-complex="9pt"/>
    </style:style>
    <style:style style:name="T306" style:family="text">
      <style:text-properties style:font-name="Times New Roman" fo:font-size="9pt" fo:language="en" fo:country="US" fo:font-weight="bold" style:font-size-asian="9pt" style:font-weight-asian="bold" style:font-name-complex="Times New Roman" style:font-size-complex="9pt"/>
    </style:style>
    <style:style style:name="T307" style:family="text">
      <style:text-properties fo:font-size="9pt" fo:language="en" fo:country="US" style:font-size-asian="9pt"/>
    </style:style>
    <style:style style:name="T308" style:family="text">
      <style:text-properties style:font-name="Times New Roman" fo:font-size="7pt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Times New Roman" style:font-size-complex="8pt" style:font-weight-complex="bold"/>
    </style:style>
    <style:style style:name="T309" style:family="text">
      <style:text-properties style:font-name="Times New Roman" fo:font-size="7pt" fo:font-weight="bold" style:font-size-asian="7pt" style:font-weight-asian="bold" style:font-name-complex="Times New Roman" style:font-size-complex="8pt" style:font-weight-complex="bold"/>
    </style:style>
    <style:style style:name="T310" style:family="text">
      <style:text-properties style:font-name="Times New Roman" fo:font-size="7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Times New Roman" style:font-size-complex="8pt" style:font-weight-complex="bold"/>
    </style:style>
    <style:style style:name="T311" style:family="text">
      <style:text-properties style:font-name="Times New Roman" fo:font-size="7pt" fo:language="en" fo:country="US" fo:font-weight="bold" style:font-size-asian="7pt" style:font-weight-asian="bold" style:font-name-complex="Times New Roman" style:font-size-complex="8pt" style:font-weight-complex="bold"/>
    </style:style>
    <style:style style:name="T312" style:family="text">
      <style:text-properties style:font-name="Times New Roman" fo:font-size="7pt" fo:language="en" fo:country="US" style:font-size-asian="7pt" style:font-name-complex="Times New Roman" style:font-size-complex="8pt" style:font-weight-complex="bold"/>
    </style:style>
    <style:style style:name="T313" style:family="text">
      <style:text-properties style:font-name="Times New Roman" fo:font-size="7pt" fo:language="en" fo:country="US" fo:background-color="#ff0000" loext:char-shading-value="0" style:font-size-asian="7pt" style:font-name-complex="Times New Roman" style:font-size-complex="8pt" style:font-weight-complex="bold"/>
    </style:style>
    <style:style style:name="T314" style:family="text">
      <style:text-properties fo:color="#000000" loext:opacity="100%" fo:font-size="7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size-complex="8pt" style:font-weight-complex="bold"/>
    </style:style>
    <style:style style:name="T315" style:family="text">
      <style:text-properties fo:color="#000000" loext:opacity="100%" fo:font-size="7pt" fo:language="en" fo:country="US" style:font-size-asian="7pt" style:font-size-complex="8pt"/>
    </style:style>
    <style:style style:name="T316" style:family="text">
      <style:text-properties fo:color="#000000" loext:opacity="100%" fo:font-size="7pt" fo:language="en" fo:country="US" style:font-size-asian="7pt" style:font-size-complex="8pt" style:font-weight-complex="bold"/>
    </style:style>
    <style:style style:name="T317" style:family="text">
      <style:text-properties fo:color="#ff0000" loext:opacity="100%" fo:font-size="7pt" fo:language="en" fo:country="US" style:font-size-asian="7pt" style:font-size-complex="8pt"/>
    </style:style>
    <style:style style:name="T318" style:family="text">
      <style:text-properties fo:color="#c00000" loext:opacity="100%" fo:font-size="7pt" fo:language="en" fo:country="US" fo:font-weight="bold" style:font-size-asian="7pt" style:font-weight-asian="bold" style:font-size-complex="8pt" style:font-weight-complex="bold"/>
    </style:style>
    <style:style style:name="T319" style:family="text">
      <style:text-properties fo:color="#000000" loext:opacity="100%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320" style:family="text">
      <style:text-properties style:font-name="Arial" fo:font-size="8pt" style:font-size-asian="8pt" style:font-name-complex="Arial" style:font-size-complex="9pt" style:font-style-complex="italic"/>
    </style:style>
    <style:style style:name="T321" style:family="text">
      <style:text-properties style:font-name="Times New Roman" fo:font-size="8pt" fo:language="en" fo:country="US" style:font-size-asian="8pt" style:font-name-complex="Times New Roman" style:font-size-complex="8pt" style:font-weight-complex="bold"/>
    </style:style>
    <style:style style:name="T322" style:family="text">
      <style:text-properties style:font-name="Times New Roman" fo:font-size="7pt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Times New Roman" style:font-size-complex="8pt"/>
    </style:style>
    <style:style style:name="T323" style:family="text">
      <style:text-properties style:font-name="Times New Roman" fo:font-size="7pt" style:text-underline-style="solid" style:text-underline-width="auto" style:text-underline-color="font-color" style:text-underline-mode="continuous" style:text-overline-mode="continuous" style:text-line-through-mode="continuous" style:font-size-asian="7pt" style:font-name-complex="Times New Roman" style:font-size-complex="8pt" style:font-weight-complex="bold"/>
    </style:style>
    <style:style style:name="T324" style:family="text">
      <style:text-properties style:font-name="Times New Roman" fo:font-size="7pt" style:font-size-asian="7pt" style:font-name-complex="Times New Roman" style:font-size-complex="8pt" style:font-weight-complex="bold"/>
    </style:style>
    <style:style style:name="T325" style:family="text">
      <style:text-properties fo:font-size="9pt" style:font-size-asian="9pt" style:font-size-complex="8pt"/>
    </style:style>
    <style:style style:name="T326" style:family="text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T327" style:family="text">
      <style:text-properties style:font-name="Times New Roman"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name-complex="Times New Roman" style:font-size-complex="8pt"/>
    </style:style>
    <style:style style:name="T328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329" style:family="text">
      <style:text-properties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30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8pt"/>
    </style:style>
    <style:style style:name="T331" style:family="text">
      <style:text-properties fo:font-size="7pt" style:font-size-asian="7pt" style:font-size-complex="8pt" style:font-weight-complex="bold"/>
    </style:style>
    <style:style style:name="T332" style:family="text">
      <style:text-properties fo:font-size="7pt" fo:language="en" fo:country="US" fo:background-color="#ff0000" loext:char-shading-value="0" style:font-size-asian="7pt" style:font-size-complex="8pt" style:font-weight-complex="bold"/>
    </style:style>
    <style:style style:name="T333" style:family="text">
      <style:text-properties fo:color="#000000" loext:opacity="100%" fo:font-size="7pt" fo:language="en" fo:country="US" style:font-size-asian="7pt" style:font-size-complex="9pt"/>
    </style:style>
    <style:style style:name="T334" style:family="text">
      <style:text-properties style:font-name="Arial" fo:font-size="8pt" fo:language="en" fo:country="GB" fo:font-weight="bold" style:font-size-asian="8pt" style:font-weight-asian="bold" style:font-name-complex="Arial" style:font-size-complex="8pt" style:font-weight-complex="bold"/>
    </style:style>
    <style:style style:name="T335" style:family="text">
      <style:text-properties fo:color="#ff0000" loext:opacity="100%" style:font-name="Arial" fo:font-size="9pt" style:font-size-asian="9pt" style:font-name-complex="Arial" style:font-size-complex="9pt"/>
    </style:style>
    <style:style style:name="T336" style:family="text">
      <style:text-properties style:font-name="Times New Roman" fo:font-size="7.5pt" style:font-size-asian="7.5pt" style:font-name-complex="Times New Roman" style:font-size-complex="7.5pt"/>
    </style:style>
    <style:style style:name="T337" style:family="text">
      <style:text-properties fo:color="#000000" loext:opacity="100%" style:font-name="Arial" fo:font-size="7pt" fo:font-weight="bold" style:font-size-asian="7pt" style:font-weight-asian="bold" style:font-name-complex="Arial" style:font-size-complex="8pt"/>
    </style:style>
    <style:style style:name="T338" style:family="text">
      <style:text-properties fo:color="#000000" loext:opacity="100%" style:font-name="Arial" fo:font-size="7pt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size-asian="7pt" style:font-weight-asian="normal" style:font-name-complex="Arial" style:font-size-complex="8pt" style:font-weight-complex="normal"/>
    </style:style>
    <style:style style:name="T339" style:family="text">
      <style:text-properties style:font-name="Arial" fo:font-size="7pt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size-asian="7pt" style:font-weight-asian="normal" style:font-name-complex="Arial" style:font-size-complex="8pt" style:font-weight-complex="normal"/>
    </style:style>
    <style:style style:name="T340" style:family="text">
      <style:text-properties style:font-name="Arial" fo:font-size="7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7pt" style:font-name-complex="Arial" style:font-size-complex="8pt" style:font-weight-complex="bold"/>
    </style:style>
    <style:style style:name="T341" style:family="text">
      <style:text-properties fo:font-family="Wingdings" style:font-family-generic="system" style:font-pitch="variable" style:font-charset="x-symbol" fo:font-size="8pt" style:font-family-asian="Wingdings" style:font-family-generic-asian="system" style:font-pitch-asian="variable" style:font-charset-asian="x-symbol" style:font-size-asian="8pt" style:font-family-complex="Wingdings" style:font-family-generic-complex="system" style:font-pitch-complex="variable" style:font-charset-complex="x-symbol" style:font-size-complex="8pt"/>
    </style:style>
    <style:style style:name="T342" style:family="text">
      <style:text-properties fo:font-size="8pt" fo:language="en" fo:country="US" fo:background-color="#ffff00" loext:char-shading-value="0" style:font-size-asian="8pt" style:font-size-complex="8pt"/>
    </style:style>
    <style:style style:name="T343" style:family="text">
      <style:text-properties fo:color="#000000" loext:opacity="100%" fo:font-size="9pt" fo:font-weight="bold" style:font-size-asian="9pt" style:font-weight-asian="bold" style:font-size-complex="9pt"/>
    </style:style>
    <style:style style:name="T344" style:family="text">
      <style:text-properties fo:color="#000000" loext:opacity="100%" fo:font-size="9pt" fo:language="en" fo:country="US" fo:font-weight="bold" style:font-size-asian="9pt" style:font-weight-asian="bold" style:font-size-complex="9pt"/>
    </style:style>
    <style:style style:name="T345" style:family="text">
      <style:text-properties fo:color="#000000" loext:opacity="100%" fo:font-size="10pt" style:font-size-asian="10pt" style:font-size-complex="9pt"/>
    </style:style>
    <style:style style:name="T346" style:family="text">
      <style:text-properties style:font-name="Arial" fo:font-size="7pt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Arial" style:font-size-complex="8pt" style:font-weight-complex="bold"/>
    </style:style>
    <style:style style:name="T347" style:family="text">
      <style:text-properties style:font-name="Arial" fo:font-size="7pt" style:font-size-asian="7pt" style:font-name-complex="Arial" style:font-size-complex="8pt" style:font-weight-complex="bold"/>
    </style:style>
    <style:style style:name="T348" style:family="text">
      <style:text-properties fo:color="#000000" loext:opacity="100%" style:font-name="Arial" fo:font-size="9pt" fo:language="pt" fo:country="BR" fo:font-weight="bold" style:font-size-asian="9pt" style:font-weight-asian="bold" style:font-name-complex="Arial" style:font-size-complex="9pt" style:font-weight-complex="bold"/>
    </style:style>
    <style:style style:name="T349" style:family="text">
      <style:text-properties fo:font-size="7pt" style:font-size-asian="7pt" style:font-size-complex="9pt"/>
    </style:style>
    <style:style style:name="T350" style:family="text">
      <style:text-properties style:font-name="Arial" fo:font-size="9pt" fo:language="en" fo:country="US" fo:font-weight="bold" style:font-size-asian="9pt" style:font-weight-asian="bold" style:font-name-complex="Arial" style:font-size-complex="8pt" style:font-weight-complex="bold"/>
    </style:style>
    <style:style style:name="T351" style:family="text">
      <style:text-properties fo:font-size="7pt" fo:language="en" fo:country="US" style:font-size-asian="7pt" style:font-size-complex="7pt"/>
    </style:style>
    <style:style style:name="T352" style:family="text">
      <style:text-properties fo:color="#000000" loext:opacity="100%" fo:font-size="11pt" style:font-size-asian="11pt" style:font-size-complex="9pt"/>
    </style:style>
    <style:style style:name="T353" style:family="text">
      <style:text-properties fo:language="pt" fo:country="BR"/>
    </style:style>
    <style:style style:name="T354" style:family="text">
      <style:text-properties style:font-name="Arial" fo:font-size="7pt" fo:language="pt" fo:country="BR" fo:font-weight="bold" style:font-size-asian="7pt" style:font-weight-asian="bold" style:font-name-complex="Arial" style:font-size-complex="9pt" style:font-weight-complex="bold"/>
    </style:style>
    <style:style style:name="T355" style:family="text">
      <style:text-properties style:font-name="Arial" fo:font-size="7pt" fo:language="pt" fo:country="BR" style:font-size-asian="7pt" style:font-name-complex="Arial" style:font-size-complex="9pt"/>
    </style:style>
    <style:style style:name="T356" style:family="text">
      <style:text-properties fo:color="#000000" loext:opacity="100%" style:font-name="Arial" fo:font-size="7pt" style:font-size-asian="7pt" style:font-name-complex="Arial" style:font-size-complex="9pt" style:font-weight-complex="bold"/>
    </style:style>
    <style:style style:name="T357" style:family="text">
      <style:text-properties style:font-name="Arial" fo:font-size="6pt" fo:font-weight="bold" style:font-size-asian="6pt" style:font-weight-asian="bold" style:font-name-complex="Arial" style:font-size-complex="9pt" style:font-weight-complex="bold"/>
    </style:style>
    <style:style style:name="T358" style:family="text">
      <style:text-properties style:font-name="Arial" fo:font-size="8pt" fo:font-weight="bold" style:font-size-asian="8pt" style:font-weight-asian="bold" style:font-name-complex="Arial" style:font-size-complex="9pt" style:font-weight-complex="bold"/>
    </style:style>
    <style:style style:name="T359" style:family="text">
      <style:text-properties fo:font-size="10pt" style:font-size-asian="10pt" style:font-size-complex="9pt" style:font-weight-complex="bold"/>
    </style:style>
    <style:style style:name="T360" style:family="text">
      <style:text-properties style:font-name="Arial" fo:language="en" fo:country="US" fo:font-weight="bold" style:font-weight-asian="bold" style:font-name-complex="Arial" style:font-weight-complex="bold"/>
    </style:style>
    <style:style style:name="T361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362" style:family="text">
      <style:text-properties fo:color="#000000" loext:opacity="100%" fo:font-size="9pt" fo:language="en" fo:country="US" fo:font-weight="bold" style:font-size-asian="9pt" style:font-weight-asian="bold" style:font-size-complex="9pt" style:font-weight-complex="bold"/>
    </style:style>
    <style:style style:name="T363" style:family="text">
      <style:text-properties fo:color="#c00000" loext:opacity="100%" fo:font-size="9pt" fo:language="en" fo:country="US" fo:font-weight="bold" style:font-size-asian="9pt" style:font-weight-asian="bold" style:font-size-complex="9pt" style:font-weight-complex="bold"/>
    </style:style>
    <style:style style:name="T364" style:family="text">
      <style:text-properties fo:color="#000000" loext:opacity="100%" style:font-name="Arial" fo:font-size="7pt" style:font-size-asian="7pt" style:font-name-complex="Arial" style:font-size-complex="7pt"/>
    </style:style>
    <style:style style:name="T365" style:family="text">
      <style:text-properties fo:color="#000000" loext:opacity="100%" style:font-name="Arial" fo:font-size="7pt" fo:font-weight="bold" style:font-size-asian="7pt" style:font-weight-asian="bold" style:font-name-complex="Arial" style:font-size-complex="7pt" style:font-weight-complex="bold"/>
    </style:style>
    <style:style style:name="T366" style:family="text">
      <style:text-properties fo:color="#000000" loext:opacity="100%" fo:font-size="8pt" style:font-size-asian="8pt" style:font-size-complex="7pt"/>
    </style:style>
    <style:style style:name="T367" style:family="text">
      <style:text-properties fo:font-size="8pt" style:font-size-asian="8pt" style:font-size-complex="7pt"/>
    </style:style>
    <style:style style:name="T368" style:family="text">
      <style:text-properties fo:font-size="8pt" fo:language="en" fo:country="GB" fo:font-weight="bold" style:font-size-asian="8pt" style:font-weight-asian="bold" style:font-size-complex="7pt" style:font-weight-complex="bold"/>
    </style:style>
    <style:style style:name="T369" style:family="text">
      <style:text-properties fo:font-size="7pt" style:font-size-asian="7pt" style:font-size-complex="6pt" style:font-weight-complex="bold"/>
    </style:style>
    <style:style style:name="T370" style:family="text">
      <style:text-properties style:font-name="Arial" fo:font-size="7pt" fo:language="pt" fo:country="BR" style:font-size-asian="7pt" style:font-name-complex="Arial" style:font-size-complex="8pt"/>
    </style:style>
    <style:style style:name="T371" style:family="text">
      <style:text-properties style:font-name="Arial" fo:font-size="7pt" fo:language="pt" fo:country="BR" fo:font-weight="bold" style:font-size-asian="7pt" style:font-weight-asian="bold" style:font-name-complex="Arial" style:font-size-complex="8pt" style:font-weight-complex="bold"/>
    </style:style>
    <style:style style:name="T372" style:family="text">
      <style:text-properties style:font-name="Arial" fo:font-size="7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Arial" style:font-size-complex="8pt" style:font-weight-complex="bold"/>
    </style:style>
    <style:style style:name="T373" style:family="text">
      <style:text-properties style:font-name="Arial" fo:font-size="7pt" fo:language="pt" fo:country="BR" style:font-size-asian="7pt" style:font-name-complex="Arial" style:font-size-complex="8pt" style:font-weight-complex="bold"/>
    </style:style>
    <style:style style:name="T374" style:family="text">
      <style:text-properties fo:color="#000000" loext:opacity="100%" style:font-name="Arial" fo:font-size="7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name-complex="Arial" style:font-size-complex="8pt" style:font-weight-complex="bold"/>
    </style:style>
    <style:style style:name="T375" style:family="text">
      <style:text-properties fo:color="#000000" loext:opacity="100%" style:font-name="Arial" fo:font-size="7pt" fo:language="pt" fo:country="BR" style:font-size-asian="7pt" style:font-name-complex="Arial" style:font-size-complex="8pt"/>
    </style:style>
    <style:style style:name="T376" style:family="text">
      <style:text-properties fo:color="#c00000" loext:opacity="100%" style:font-name="Arial" fo:font-size="7pt" fo:language="pt" fo:country="BR" fo:font-weight="bold" style:font-size-asian="7pt" style:font-weight-asian="bold" style:font-name-complex="Arial" style:font-size-complex="8pt" style:font-weight-complex="bold"/>
    </style:style>
    <style:style style:name="T377" style:family="text">
      <style:text-properties fo:font-size="9pt" fo:font-weight="bold" style:font-size-asian="9pt" style:font-weight-asian="bold" style:font-size-complex="7.5pt" style:font-weight-complex="bold"/>
    </style:style>
    <style:style style:name="T378" style:family="text">
      <style:text-properties fo:font-size="9pt" style:font-size-asian="9pt" style:font-size-complex="7.5pt" style:font-weight-complex="bold"/>
    </style:style>
    <style:style style:name="T379" style:family="text">
      <style:text-properties style:font-name="Arial" fo:font-size="8pt" style:font-size-asian="8pt" style:font-name-complex="Arial" style:font-size-complex="7.5pt" style:font-weight-complex="bold"/>
    </style:style>
    <style:style style:name="T380" style:family="text">
      <style:text-properties style:font-name="Arial" fo:font-size="8pt" fo:font-weight="bold" style:font-size-asian="8pt" style:font-weight-asian="bold" style:font-name-complex="Arial" style:font-size-complex="7.5pt" style:font-weight-complex="bold"/>
    </style:style>
    <style:style style:name="T381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382" style:family="text">
      <style:text-properties style:font-name="Times New Roman" fo:font-size="8.5pt" fo:font-weight="bold" style:font-size-asian="8.5pt" style:font-weight-asian="bold" style:font-name-complex="Times New Roman" style:font-size-complex="8.5pt" style:font-weight-complex="bold"/>
    </style:style>
    <style:style style:name="T383" style:family="text">
      <style:text-properties style:font-name="Times New Roman" fo:font-size="10pt" fo:language="en" fo:country="US" style:font-size-asian="10pt" style:font-name-complex="Times New Roman" style:font-size-complex="8.5pt" style:font-weight-complex="bold"/>
    </style:style>
    <style:style style:name="T384" style:family="text">
      <style:text-properties style:font-name="Arial" fo:font-weight="bold" style:font-weight-asian="bold" style:font-name-complex="Arial" style:font-weight-complex="bold"/>
    </style:style>
    <style:style style:name="T385" style:family="text">
      <style:text-properties fo:color="#000000" loext:opacity="100%" style:font-name="Arial" fo:font-size="8pt" style:font-size-asian="8pt" style:font-name-complex="Arial" style:font-size-complex="9pt" style:font-weight-complex="bold"/>
    </style:style>
    <style:style style:name="T386" style:family="text">
      <style:text-properties fo:color="#000000" loext:opacity="100%" style:font-name="Arial" fo:font-size="8pt" fo:language="en" fo:country="US" style:font-size-asian="8pt" style:font-name-complex="Arial" style:font-size-complex="9pt" style:font-weight-complex="bold"/>
    </style:style>
    <style:style style:name="T387" style:family="text">
      <style:text-properties fo:color="#000000" loext:opacity="100%" style:font-name="Arial" fo:font-size="8pt" style:font-size-asian="8pt" style:font-name-complex="Arial" style:font-size-complex="9pt"/>
    </style:style>
    <style:style style:name="T388" style:family="text">
      <style:text-properties fo:color="#000000" loext:opacity="100%" fo:font-size="8pt" style:font-size-asian="8pt" style:font-size-complex="9pt"/>
    </style:style>
    <style:style style:name="T389" style:family="text">
      <style:text-properties style:font-name="Arial"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T390" style:family="text">
      <style:text-properties style:font-name="Arial" fo:font-size="10pt" fo:language="it" fo:country="IT" fo:font-weight="bold" style:font-size-asian="10pt" style:font-weight-asian="bold" style:font-name-complex="Arial" style:font-size-complex="10pt"/>
    </style:style>
    <style:style style:name="T391" style:family="text">
      <style:text-properties fo:font-size="9pt" fo:language="it" fo:country="IT" style:font-size-asian="9pt" style:font-size-complex="9pt"/>
    </style:style>
    <style:style style:name="T392" style:family="text">
      <style:text-properties fo:color="#000000" loext:opacity="100%" style:font-name="Arial" fo:font-size="8pt" style:font-size-asian="8pt" style:font-name-complex="Arial" style:font-size-complex="7pt"/>
    </style:style>
    <style:style style:name="T393" style:family="text">
      <style:text-properties fo:color="#000000" loext:opacity="100%" style:font-name="Arial" fo:font-size="8pt" fo:font-weight="bold" style:font-size-asian="8pt" style:font-weight-asian="bold" style:font-name-complex="Arial" style:font-size-complex="7pt"/>
    </style:style>
    <style:style style:name="T394" style:family="text">
      <style:text-properties style:font-name="Arial" fo:font-size="8pt" fo:language="it" fo:country="IT" fo:font-weight="bold" style:font-size-asian="8pt" style:font-weight-asian="bold" style:font-name-complex="Arial" style:font-size-complex="8pt"/>
    </style:style>
    <style:style style:name="T395" style:family="text">
      <style:text-properties style:font-name="Arial" fo:font-size="7.5pt" fo:font-weight="bold" style:font-size-asian="7.5pt" style:font-weight-asian="bold" style:font-name-complex="Arial" style:font-size-complex="7.5pt" style:font-weight-complex="bold"/>
    </style:style>
    <style:style style:name="T396" style:family="text">
      <style:text-properties style:font-name="Arial" fo:font-size="9pt" fo:language="it" fo:country="IT" style:font-size-asian="9pt" style:font-name-complex="Arial" style:font-size-complex="9pt"/>
    </style:style>
    <style:style style:name="T397" style:family="text">
      <style:text-properties fo:color="#000000" loext:opacity="100%" style:font-name="Arial" fo:font-size="8pt" fo:language="en" fo:country="US" fo:font-weight="bold" style:font-size-asian="8pt" style:font-weight-asian="bold" style:font-name-complex="Arial" style:font-size-complex="8pt"/>
    </style:style>
    <style:style style:name="T398" style:family="text">
      <style:text-properties style:font-name="Arial" fo:font-size="7.5pt" fo:language="en" fo:country="GB" fo:font-weight="bold" style:font-size-asian="7.5pt" style:font-weight-asian="bold" style:font-name-complex="Arial" style:font-size-complex="7.5pt" style:font-weight-complex="bold"/>
    </style:style>
    <style:style style:name="T399" style:family="text">
      <style:text-properties style:font-name="Arial" fo:font-size="8pt" fo:language="en" fo:country="GB" style:font-size-asian="8pt" style:font-name-complex="Arial" style:font-size-complex="8pt"/>
    </style:style>
    <style:style style:name="T400" style:family="text">
      <style:text-properties fo:color="#000000" loext:opacity="100%" style:font-name="Arial" fo:font-size="9pt" fo:font-weight="bold" officeooo:rsid="001b08de" style:font-size-asian="9pt" style:font-weight-asian="bold" style:font-name-complex="Arial" style:font-size-complex="9pt" style:font-weight-complex="bold"/>
    </style:style>
    <style:style style:name="T401" style:family="text">
      <style:text-properties style:font-name="Arial" fo:font-size="10pt" fo:font-weight="bold" style:font-size-asian="10pt" style:language-asian="en" style:country-asian="US" style:font-weight-asian="bold" style:font-name-complex="Arial" style:font-size-complex="10pt" style:font-weight-complex="bold"/>
    </style:style>
    <style:style style:name="T402" style:family="text">
      <style:text-properties fo:font-size="9pt" fo:font-weight="bold" style:font-size-asian="9pt" style:language-asian="en" style:country-asian="US" style:font-weight-asian="bold" style:font-size-complex="9pt"/>
    </style:style>
    <style:style style:name="T403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404" style:family="text">
      <style:text-properties style:font-name="Arial" fo:font-size="7pt" style:font-size-asian="7pt" style:font-name-complex="Arial" style:font-size-complex="7pt"/>
    </style:style>
    <style:style style:name="T405" style:family="text">
      <style:text-properties fo:font-family="Calibri" style:font-family-generic="swiss" style:font-pitch="variable" fo:font-size="7pt" fo:language="en" fo:country="US" style:font-size-asian="7pt" style:font-family-complex="Calibri" style:font-family-generic-complex="swiss" style:font-pitch-complex="variable" style:font-size-complex="7pt"/>
    </style:style>
    <style:style style:name="T406" style:family="text"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T407" style:family="text">
      <style:text-properties style:font-name="Arial" fo:font-size="6pt" fo:language="en" fo:country="US" style:font-size-asian="6pt" style:font-name-complex="Arial" style:font-size-complex="6pt"/>
    </style:style>
    <style:style style:name="T408" style:family="text">
      <style:text-properties fo:font-family="Calibri" style:font-family-generic="swiss" style:font-pitch="variable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size-asian="10pt" style:font-weight-asian="bold" style:font-size-complex="11pt" style:font-weight-complex="bold"/>
    </style:style>
    <style:style style:name="T409" style:family="text">
      <style:text-properties fo:font-family="Calibri" style:font-family-generic="swiss" style:font-pitch="variable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0pt" style:font-size-complex="11pt" style:font-weight-complex="bold"/>
    </style:style>
    <style:style style:name="T410" style:family="text">
      <style:text-properties fo:font-family="Calibri" style:font-family-generic="swiss" style:font-pitch="variable" fo:font-size="10pt" fo:language="en" fo:country="US" fo:background-color="#ffff00" loext:char-shading-value="0" style:font-size-asian="10pt" style:font-size-complex="11pt"/>
    </style:style>
    <style:style style:name="T411" style:family="text">
      <style:text-properties style:font-name="Arial" fo:font-size="7pt" fo:language="en" fo:country="US" fo:background-color="#ffff00" loext:char-shading-value="0" style:font-size-asian="7pt" style:font-name-complex="Arial" style:font-size-complex="9pt" style:font-weight-complex="bold"/>
    </style:style>
    <style:style style:name="T412" style:family="text">
      <style:text-properties fo:font-size="8pt" fo:language="en" fo:country="US" fo:font-style="italic"/>
    </style:style>
    <style:style style:name="T413" style:family="text">
      <style:text-properties style:font-name="Arial" fo:font-size="9pt" fo:language="pt" fo:country="BR" fo:font-weight="bold" style:font-size-asian="9pt" style:font-weight-asian="bold" style:font-name-complex="Arial" style:font-size-complex="9pt" style:font-style-complex="italic" style:font-weight-complex="bold"/>
    </style:style>
    <style:style style:name="T414" style:family="text">
      <style:text-properties fo:font-size="9pt" fo:language="pt" fo:country="BR" officeooo:rsid="001c9a42" style:font-size-asian="9pt" style:font-size-complex="9pt" style:font-weight-complex="bold"/>
    </style:style>
    <style:style style:name="T415" style:family="text">
      <style:text-properties fo:font-size="8pt" style:font-size-asian="8pt" style:font-size-complex="9pt"/>
    </style:style>
    <style:style style:name="T416" style:family="text">
      <style:text-properties fo:font-size="8pt" fo:language="pt" fo:country="BR" style:font-size-asian="8pt" style:font-size-complex="9pt"/>
    </style:style>
    <style:style style:name="T417" style:family="text">
      <style:text-properties fo:font-size="8pt" fo:language="pt" fo:country="BR" style:font-size-asian="8pt" style:font-size-complex="9pt" style:font-weight-complex="bold"/>
    </style:style>
    <style:style style:name="T418" style:family="text">
      <style:text-properties style:font-name="Arial" fo:font-size="7pt" fo:language="pt" fo:country="BR" style:font-size-asian="7pt" style:font-name-complex="Arial" style:font-size-complex="9pt" style:font-weight-complex="bold"/>
    </style:style>
    <style:style style:name="T419" style:family="text">
      <style:text-properties style:font-name="Arial" fo:font-size="10pt" fo:font-weight="bold" style:font-size-asian="10pt" style:font-weight-asian="bold" style:font-name-complex="Arial" style:font-size-complex="7pt" style:font-weight-complex="bold"/>
    </style:style>
    <style:style style:name="T420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421" style:family="text">
      <style:text-properties style:font-name="Arial" fo:font-size="9pt" fo:language="pt" fo:country="BR" fo:font-style="italic" style:font-size-asian="9pt" style:font-style-asian="italic" style:font-name-complex="Arial" style:font-size-complex="9pt" style:font-style-complex="italic"/>
    </style:style>
    <style:style style:name="T422" style:family="text">
      <style:text-properties style:font-name="Arial" fo:font-size="9pt" fo:language="pt" fo:country="BR" fo:font-style="italic" style:font-size-asian="9pt" style:font-style-asian="italic" style:font-name-complex="Arial" style:font-size-complex="9pt" style:font-style-complex="italic" style:font-weight-complex="bold"/>
    </style:style>
    <style:style style:name="T423" style:family="text"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T424" style:family="text">
      <style:text-properties style:font-name="Arial" fo:font-size="8pt" fo:language="pt" fo:country="BR" fo:font-style="italic" style:font-size-asian="8pt" style:font-style-asian="italic" style:font-name-complex="Arial" style:font-size-complex="9pt" style:font-weight-complex="bold"/>
    </style:style>
    <style:style style:name="T425" style:family="text">
      <style:text-properties fo:font-size="8pt" fo:font-weight="bold" style:font-size-asian="8pt" style:font-weight-asian="bold" style:font-size-complex="9pt" style:font-weight-complex="bold"/>
    </style:style>
    <style:style style:name="T426" style:family="text">
      <style:text-properties fo:font-size="8pt" fo:language="pt" fo:country="BR" fo:font-weight="bold" style:font-size-asian="8pt" style:font-weight-asian="bold" style:font-size-complex="9pt" style:font-weight-complex="bold"/>
    </style:style>
    <style:style style:name="T427" style:family="text">
      <style:text-properties style:font-name="Arial" fo:font-size="7pt" fo:font-style="italic" fo:font-weight="bold" style:font-size-asian="7pt" style:font-style-asian="italic" style:font-weight-asian="bold" style:font-name-complex="Arial" style:font-size-complex="8pt" style:font-weight-complex="bold"/>
    </style:style>
    <style:style style:name="T428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429" style:family="text">
      <style:text-properties fo:font-size="10pt" fo:language="pt" fo:country="BR" style:font-size-asian="10pt" style:font-size-complex="10pt" style:font-weight-complex="bold"/>
    </style:style>
    <style:style style:name="T430" style:family="text">
      <style:text-properties fo:font-size="8pt" fo:font-style="italic" style:font-size-asian="8pt" style:font-style-asian="italic" style:font-size-complex="9pt" style:font-weight-complex="bold"/>
    </style:style>
    <style:style style:name="T431" style:family="text">
      <style:text-properties style:font-name="Arial" fo:font-size="7pt" fo:language="pt" fo:country="BR" officeooo:rsid="001e7b19" style:font-size-asian="7pt" style:font-name-complex="Arial" style:font-size-complex="9pt" style:font-weight-complex="bold"/>
    </style:style>
    <style:style style:name="T432" style:family="text">
      <style:text-properties style:text-position="super 63%" fo:font-size="8pt" fo:language="pt" fo:country="BR" style:font-size-asian="8pt" style:font-size-complex="8pt"/>
    </style:style>
    <style:style style:name="T433" style:family="text">
      <style:text-properties style:font-name="Arial" fo:font-size="7pt" fo:language="en" fo:country="US" fo:font-style="italic" style:font-size-asian="7pt" style:font-style-asian="italic" style:font-name-complex="Arial" style:font-size-complex="9pt" style:font-style-complex="italic"/>
    </style:style>
    <style:style style:name="T434" style:family="text">
      <style:text-properties style:font-name="Arial" fo:font-size="7pt" fo:language="en" fo:country="GB" style:font-size-asian="7pt" style:font-name-complex="Arial" style:font-size-complex="9pt"/>
    </style:style>
    <style:style style:name="T435" style:family="text">
      <style:text-properties fo:color="#000000" loext:opacity="100%" style:font-name="Arial" fo:font-size="7pt" fo:language="en" fo:country="US" style:font-name-asian="Arial" style:font-size-asian="12pt" style:language-asian="fr" style:country-asian="FR" style:font-name-complex="Arial" style:font-size-complex="8pt" style:language-complex="ar" style:country-complex="SA"/>
    </style:style>
  </office:automatic-styles>
  <office:body>
    <office:text text:use-soft-page-breaks="true">
      <text:tracked-changes>
        <text:changed-region xml:id="ct2001376168928" text:id="ct2001376168928">
          <text:insertion>
            <office:change-info>
              <dc:creator>Auteur inconnu</dc:creator>
              <dc:date>2025-08-18T11:21:10</dc:date>
              <text:p>Commentaire ajouté</text:p>
            </office:change-info>
          </text:insertion>
        </text:changed-region>
        <text:changed-region xml:id="ct1999363275872" text:id="ct1999363275872">
          <text:format-change>
            <office:change-info>
              <dc:creator>Auteur inconnu</dc:creator>
              <dc:date>2025-08-18T13:40:17</dc:date>
            </office:change-info>
          </text:format-change>
        </text:changed-region>
        <text:changed-region xml:id="ct1999363236416" text:id="ct1999363236416">
          <text:insertion>
            <office:change-info>
              <dc:creator>Auteur inconnu</dc:creator>
              <dc:date>2025-08-18T13:39:32</dc:date>
            </office:change-info>
          </text:insertion>
        </text:changed-region>
        <text:changed-region xml:id="ct2001376171520" text:id="ct2001376171520">
          <text:insertion>
            <office:change-info>
              <dc:creator>Auteur inconnu</dc:creator>
              <dc:date>2025-08-18T11:23:34</dc:date>
            </office:change-info>
          </text:insertion>
        </text:changed-region>
        <text:changed-region xml:id="ct1999363240736" text:id="ct1999363240736">
          <text:format-change>
            <office:change-info>
              <dc:creator>Auteur inconnu</dc:creator>
              <dc:date>2025-08-18T13:38:25</dc:date>
            </office:change-info>
          </text:format-change>
        </text:changed-region>
        <text:changed-region xml:id="ct2001396630240" text:id="ct2001396630240">
          <text:format-change>
            <office:change-info>
              <dc:creator>Auteur inconnu</dc:creator>
              <dc:date>2025-08-18T13:38:12</dc:date>
            </office:change-info>
          </text:format-change>
        </text:changed-region>
        <text:changed-region xml:id="ct2001396621312" text:id="ct2001396621312">
          <text:format-change>
            <office:change-info>
              <dc:creator>Auteur inconnu</dc:creator>
              <dc:date>2025-08-18T13:38:12</dc:date>
            </office:change-info>
          </text:format-change>
        </text:changed-region>
        <text:changed-region xml:id="ct2001396631392" text:id="ct2001396631392">
          <text:format-change>
            <office:change-info>
              <dc:creator>Auteur inconnu</dc:creator>
              <dc:date>2025-08-18T13:38:12</dc:date>
            </office:change-info>
          </text:format-change>
        </text:changed-region>
        <text:changed-region xml:id="ct2001396621600" text:id="ct2001396621600">
          <text:format-change>
            <office:change-info>
              <dc:creator>Auteur inconnu</dc:creator>
              <dc:date>2025-08-18T13:38:12</dc:date>
            </office:change-info>
          </text:format-change>
        </text:changed-region>
        <text:changed-region xml:id="ct2001396618720" text:id="ct2001396618720">
          <text:format-change>
            <office:change-info>
              <dc:creator>Auteur inconnu</dc:creator>
              <dc:date>2025-08-18T13:38:12</dc:date>
            </office:change-info>
          </text:format-change>
        </text:changed-region>
        <text:changed-region xml:id="ct2001396614688" text:id="ct2001396614688">
          <text:format-change>
            <office:change-info>
              <dc:creator>Auteur inconnu</dc:creator>
              <dc:date>2025-08-18T13:38:12</dc:date>
            </office:change-info>
          </text:format-change>
        </text:changed-region>
        <text:changed-region xml:id="ct2001396614976" text:id="ct2001396614976">
          <text:format-change>
            <office:change-info>
              <dc:creator>Auteur inconnu</dc:creator>
              <dc:date>2025-08-18T13:38:12</dc:date>
            </office:change-info>
          </text:format-change>
        </text:changed-region>
        <text:changed-region xml:id="ct2001396613536" text:id="ct2001396613536">
          <text:format-change>
            <office:change-info>
              <dc:creator>Auteur inconnu</dc:creator>
              <dc:date>2025-08-18T13:38:12</dc:date>
            </office:change-info>
          </text:format-change>
        </text:changed-region>
        <text:changed-region xml:id="ct2001396615264" text:id="ct2001396615264">
          <text:format-change>
            <office:change-info>
              <dc:creator>Auteur inconnu</dc:creator>
              <dc:date>2025-08-18T13:38:12</dc:date>
            </office:change-info>
          </text:format-change>
        </text:changed-region>
        <text:changed-region xml:id="ct2001396625632" text:id="ct2001396625632">
          <text:insertion>
            <office:change-info>
              <dc:creator>Auteur inconnu</dc:creator>
              <dc:date>2025-08-18T11:29:24</dc:date>
            </office:change-info>
          </text:insertion>
        </text:changed-region>
        <text:changed-region xml:id="ct1999363275296" text:id="ct1999363275296">
          <text:insertion>
            <office:change-info>
              <dc:creator>Auteur inconnu</dc:creator>
              <dc:date>2025-08-18T13:29:27</dc:date>
            </office:change-info>
          </text:insertion>
        </text:changed-region>
        <text:changed-region xml:id="ct1999363275584" text:id="ct1999363275584">
          <text:insertion>
            <office:change-info>
              <dc:creator>Auteur inconnu</dc:creator>
              <dc:date>2025-08-18T13:30:29</dc:date>
            </office:change-info>
          </text:insertion>
        </text:changed-region>
        <text:changed-region xml:id="ct1999363280768" text:id="ct1999363280768">
          <text:insertion>
            <office:change-info>
              <dc:creator>Auteur inconnu</dc:creator>
              <dc:date>2025-08-18T13:31:16</dc:date>
            </office:change-info>
          </text:insertion>
        </text:changed-region>
        <text:changed-region xml:id="ct2001396673440" text:id="ct2001396673440">
          <text:insertion>
            <office:change-info>
              <dc:creator>Auteur inconnu</dc:creator>
              <dc:date>2025-08-18T13:32:36</dc:date>
            </office:change-info>
          </text:insertion>
        </text:changed-region>
        <text:changed-region xml:id="ct2001396670848" text:id="ct2001396670848">
          <text:insertion>
            <office:change-info>
              <dc:creator>Auteur inconnu</dc:creator>
              <dc:date>2025-08-18T13:33:38</dc:date>
            </office:change-info>
          </text:insertion>
        </text:changed-region>
        <text:changed-region xml:id="ct2001396618432" text:id="ct2001396618432">
          <text:deletion>
            <office:change-info>
              <dc:creator>Auteur inconnu</dc:creator>
              <dc:date>2025-08-18T13:37:06</dc:date>
            </office:change-info>
            <text:p text:style-name="P92"><text:span text:style-name="Police_20_par_20_défaut"><text:span text:style-name="T197">taona </text:span></text:span></text:p>
          </text:deletion>
        </text:changed-region>
        <text:changed-region xml:id="ct2001396628512" text:id="ct2001396628512">
          <text:insertion>
            <office:change-info>
              <dc:creator>Auteur inconnu</dc:creator>
              <dc:date>2025-08-18T13:37:06</dc:date>
            </office:change-info>
          </text:insertion>
        </text:changed-region>
        <text:changed-region xml:id="ct2001396624480" text:id="ct2001396624480">
          <text:deletion>
            <office:change-info>
              <dc:creator>Auteur inconnu</dc:creator>
              <dc:date>2025-08-18T13:37:14</dc:date>
            </office:change-info>
            <text:p text:style-name="P92"><text:span text:style-name="Police_20_par_20_défaut"><text:span text:style-name="T197"><text:s/>no mankaty</text:span></text:span></text:p>
          </text:deletion>
        </text:changed-region>
        <text:changed-region xml:id="ct2001396619296" text:id="ct2001396619296">
          <text:deletion>
            <office:change-info>
              <dc:creator>Auteur inconnu</dc:creator>
              <dc:date>2025-08-18T13:37:29</dc:date>
              <text:p>Commentaire supprimé</text:p>
            </office:change-info>
            <text:p text:style-name="P92"><office:annotation loext:resolved="false"><dc:creator>Auteur inconnu</dc:creator><dc:date>2025-08-07T11:49:18.456362600</dc:date><text:p text:style-name="Comment">Tokony : « <text:span text:style-name="T435"> 6. Tamin’ny taona 2010 no mankaty . 7.Tamin’ny taona 2020 no mankaty »?</text:span></text:p></office:annotation></text:p>
          </text:deletion>
        </text:changed-region>
        <text:changed-region xml:id="ct2001396671424" text:id="ct2001396671424">
          <text:insertion>
            <office:change-info>
              <dc:creator>Auteur inconnu</dc:creator>
              <dc:date>2025-08-18T13:36:09</dc:date>
            </office:change-info>
          </text:insertion>
        </text:changed-region>
        <text:changed-region xml:id="ct2001248944464" text:id="ct2001248944464">
          <text:format-change>
            <office:change-info>
              <dc:creator>Auteur inconnu</dc:creator>
              <dc:date>2025-08-08T09:49:04</dc:date>
            </office:change-info>
          </text:format-change>
        </text:changed-region>
        <text:changed-region xml:id="ct2001248936112" text:id="ct2001248936112">
          <text:insertion>
            <office:change-info>
              <dc:creator>Auteur inconnu</dc:creator>
              <dc:date>2025-08-08T09:52:56</dc:date>
            </office:change-info>
          </text:insertion>
        </text:changed-region>
        <text:changed-region xml:id="ct2001248947056" text:id="ct2001248947056">
          <text:insertion>
            <office:change-info>
              <dc:creator>Auteur inconnu</dc:creator>
              <dc:date>2025-08-08T09:54:11</dc:date>
            </office:change-info>
          </text:insertion>
        </text:changed-region>
        <text:changed-region xml:id="ct2001248938416" text:id="ct2001248938416">
          <text:deletion>
            <office:change-info>
              <dc:creator>Auteur inconnu</dc:creator>
              <dc:date>2025-08-08T09:54:09</dc:date>
            </office:change-info>
            <text:p text:style-name="P2"><text:span text:style-name="Police_20_par_20_défaut"><text:span text:style-name="T250">R</text:span></text:span></text:p>
          </text:deletion>
        </text:changed-region>
        <text:changed-region xml:id="ct2001248952240" text:id="ct2001248952240">
          <text:deletion>
            <office:change-info>
              <dc:creator>Auteur inconnu</dc:creator>
              <dc:date>2025-08-08T09:53:02</dc:date>
            </office:change-info>
            <text:p text:style-name="P2"><text:span text:style-name="Police_20_par_20_défaut"><text:span text:style-name="T250">izières</text:span></text:span></text:p>
          </text:deletion>
        </text:changed-region>
        <text:changed-region xml:id="ct2001248946480" text:id="ct2001248946480">
          <text:format-change>
            <office:change-info>
              <dc:creator>Auteur inconnu</dc:creator>
              <dc:date>2025-08-08T09:55:35</dc:date>
            </office:change-info>
          </text:format-change>
        </text:changed-region>
        <text:changed-region xml:id="ct2001248936688" text:id="ct2001248936688">
          <text:format-change>
            <office:change-info>
              <dc:creator>Auteur inconnu</dc:creator>
              <dc:date>2025-08-08T10:25:01</dc:date>
            </office:change-info>
          </text:format-change>
        </text:changed-region>
        <text:changed-region xml:id="ct2001248953392" text:id="ct2001248953392">
          <text:format-change>
            <office:change-info>
              <dc:creator>Auteur inconnu</dc:creator>
              <dc:date>2025-08-08T10:25:15</dc:date>
            </office:change-info>
          </text:format-change>
        </text:changed-region>
        <text:changed-region xml:id="ct2001248951664" text:id="ct2001248951664">
          <text:format-change>
            <office:change-info>
              <dc:creator>Auteur inconnu</dc:creator>
              <dc:date>2025-08-08T10:25:20</dc:date>
            </office:change-info>
          </text:format-change>
        </text:changed-region>
        <text:changed-region xml:id="ct2001248941296" text:id="ct2001248941296">
          <text:format-change>
            <office:change-info>
              <dc:creator>Auteur inconnu</dc:creator>
              <dc:date>2025-08-08T10:29:24</dc:date>
            </office:change-info>
          </text:format-change>
        </text:changed-region>
        <text:changed-region xml:id="ct2001248952816" text:id="ct2001248952816">
          <text:format-change>
            <office:change-info>
              <dc:creator>Auteur inconnu</dc:creator>
              <dc:date>2025-08-08T10:29:28</dc:date>
            </office:change-info>
          </text:format-change>
        </text:changed-region>
        <text:changed-region xml:id="ct2001248953680" text:id="ct2001248953680">
          <text:format-change>
            <office:change-info>
              <dc:creator>Auteur inconnu</dc:creator>
              <dc:date>2025-08-08T10:29:32</dc:date>
            </office:change-info>
          </text:format-change>
        </text:changed-region>
        <text:changed-region xml:id="ct2001248945616" text:id="ct2001248945616">
          <text:format-change>
            <office:change-info>
              <dc:creator>Auteur inconnu</dc:creator>
              <dc:date>2025-08-08T10:40:02</dc:date>
            </office:change-info>
          </text:format-change>
        </text:changed-region>
        <text:changed-region xml:id="ct2001248947632" text:id="ct2001248947632">
          <text:format-change>
            <office:change-info>
              <dc:creator>Auteur inconnu</dc:creator>
              <dc:date>2025-08-08T10:40:07</dc:date>
            </office:change-info>
          </text:format-change>
        </text:changed-region>
        <text:changed-region xml:id="ct2001248948208" text:id="ct2001248948208">
          <text:format-change>
            <office:change-info>
              <dc:creator>Auteur inconnu</dc:creator>
              <dc:date>2025-08-08T10:40:27</dc:date>
            </office:change-info>
          </text:format-change>
        </text:changed-region>
        <text:changed-region xml:id="ct2001248946192" text:id="ct2001248946192">
          <text:format-change>
            <office:change-info>
              <dc:creator>Auteur inconnu</dc:creator>
              <dc:date>2025-08-08T10:40:30</dc:date>
            </office:change-info>
          </text:format-change>
        </text:changed-region>
        <text:changed-region xml:id="ct2001248944752" text:id="ct2001248944752">
          <text:format-change>
            <office:change-info>
              <dc:creator>Auteur inconnu</dc:creator>
              <dc:date>2025-08-08T10:40:35</dc:date>
            </office:change-info>
          </text:format-change>
        </text:changed-region>
        <text:changed-region xml:id="ct2001248943312" text:id="ct2001248943312">
          <text:format-change>
            <office:change-info>
              <dc:creator>Auteur inconnu</dc:creator>
              <dc:date>2025-08-08T10:40:40</dc:date>
            </office:change-info>
          </text:format-change>
        </text:changed-region>
        <text:changed-region xml:id="ct2001248947344" text:id="ct2001248947344">
          <text:format-change>
            <office:change-info>
              <dc:creator>Auteur inconnu</dc:creator>
              <dc:date>2025-08-08T10:40:53</dc:date>
            </office:change-info>
          </text:format-change>
        </text:changed-region>
        <text:changed-region xml:id="ct2001248948496" text:id="ct2001248948496">
          <text:format-change>
            <office:change-info>
              <dc:creator>Auteur inconnu</dc:creator>
              <dc:date>2025-08-08T10:41:08</dc:date>
            </office:change-info>
          </text:format-change>
        </text:changed-region>
        <text:changed-region xml:id="ct2001248950512" text:id="ct2001248950512">
          <text:format-change>
            <office:change-info>
              <dc:creator>Auteur inconnu</dc:creator>
              <dc:date>2025-08-08T10:41:13</dc:date>
            </office:change-info>
          </text:format-change>
        </text:changed-region>
        <text:changed-region xml:id="ct2001248939280" text:id="ct2001248939280">
          <text:format-change>
            <office:change-info>
              <dc:creator>Auteur inconnu</dc:creator>
              <dc:date>2025-08-08T10:41:17</dc:date>
            </office:change-info>
          </text:format-change>
        </text:changed-region>
        <text:changed-region xml:id="ct2001248945904" text:id="ct2001248945904">
          <text:format-change>
            <office:change-info>
              <dc:creator>Auteur inconnu</dc:creator>
              <dc:date>2025-08-08T10:41:23</dc:date>
            </office:change-info>
          </text:format-change>
        </text:changed-region>
        <text:changed-region xml:id="ct2001248948784" text:id="ct2001248948784">
          <text:format-change>
            <office:change-info>
              <dc:creator>Auteur inconnu</dc:creator>
              <dc:date>2025-08-08T10:41:39</dc:date>
            </office:change-info>
          </text:format-change>
        </text:changed-region>
        <text:changed-region xml:id="ct2001248940144" text:id="ct2001248940144">
          <text:format-change>
            <office:change-info>
              <dc:creator>Auteur inconnu</dc:creator>
              <dc:date>2025-08-08T10:41:45</dc:date>
            </office:change-info>
          </text:format-change>
        </text:changed-region>
        <text:changed-region xml:id="ct2001248936976" text:id="ct2001248936976">
          <text:format-change>
            <office:change-info>
              <dc:creator>Auteur inconnu</dc:creator>
              <dc:date>2025-08-08T10:41:51</dc:date>
            </office:change-info>
          </text:format-change>
        </text:changed-region>
        <text:changed-region xml:id="ct2001248949072" text:id="ct2001248949072">
          <text:format-change>
            <office:change-info>
              <dc:creator>Auteur inconnu</dc:creator>
              <dc:date>2025-08-08T10:41:54</dc:date>
            </office:change-info>
          </text:format-change>
        </text:changed-region>
        <text:changed-region xml:id="ct2001248951376" text:id="ct2001248951376">
          <text:format-change>
            <office:change-info>
              <dc:creator>Auteur inconnu</dc:creator>
              <dc:date>2025-08-08T10:43:23</dc:date>
            </office:change-info>
          </text:format-change>
        </text:changed-region>
        <text:changed-region xml:id="ct2001248947920" text:id="ct2001248947920">
          <text:format-change>
            <office:change-info>
              <dc:creator>Auteur inconnu</dc:creator>
              <dc:date>2025-08-08T10:43:32</dc:date>
            </office:change-info>
          </text:format-change>
        </text:changed-region>
        <text:changed-region xml:id="ct2001248949360" text:id="ct2001248949360">
          <text:format-change>
            <office:change-info>
              <dc:creator>Auteur inconnu</dc:creator>
              <dc:date>2025-08-08T10:43:37</dc:date>
            </office:change-info>
          </text:format-change>
        </text:changed-region>
        <text:changed-region xml:id="ct2001248951952" text:id="ct2001248951952">
          <text:format-change>
            <office:change-info>
              <dc:creator>Auteur inconnu</dc:creator>
              <dc:date>2025-08-08T10:43:42</dc:date>
            </office:change-info>
          </text:format-change>
        </text:changed-region>
        <text:changed-region xml:id="ct2001248954256" text:id="ct2001248954256">
          <text:format-change>
            <office:change-info>
              <dc:creator>Auteur inconnu</dc:creator>
              <dc:date>2025-08-08T10:44:12</dc:date>
            </office:change-info>
          </text:format-change>
        </text:changed-region>
        <text:changed-region xml:id="ct2001248950800" text:id="ct2001248950800">
          <text:format-change>
            <office:change-info>
              <dc:creator>Auteur inconnu</dc:creator>
              <dc:date>2025-08-08T10:44:09</dc:date>
            </office:change-info>
          </text:format-change>
        </text:changed-region>
        <text:changed-region xml:id="ct2001248949648" text:id="ct2001248949648">
          <text:insertion>
            <office:change-info>
              <dc:creator>Auteur inconnu</dc:creator>
              <dc:date>2025-08-08T10:44:02</dc:date>
            </office:change-info>
          </text:insertion>
        </text:changed-region>
        <text:changed-region xml:id="ct2001248937840" text:id="ct2001248937840">
          <text:format-change>
            <office:change-info>
              <dc:creator>Auteur inconnu</dc:creator>
              <dc:date>2025-08-08T10:48:34</dc:date>
            </office:change-info>
          </text:format-change>
        </text:changed-region>
        <text:changed-region xml:id="ct2001248950224" text:id="ct2001248950224">
          <text:insertion>
            <office:change-info>
              <dc:creator>Auteur inconnu</dc:creator>
              <dc:date>2025-08-08T10:50:50</dc:date>
            </office:change-info>
          </text:insertion>
        </text:changed-region>
        <text:changed-region xml:id="ct2001248938128" text:id="ct2001248938128">
          <text:deletion>
            <office:change-info>
              <dc:creator>Auteur inconnu</dc:creator>
              <dc:date>2025-08-08T10:50:49</dc:date>
            </office:change-info>
            <text:p text:style-name="Standard"><text:span text:style-name="Police_20_par_20_défaut"><text:span text:style-name="T414">oa</text:span></text:span></text:p>
          </text:deletion>
        </text:changed-region>
        <text:changed-region xml:id="ct2001248939856" text:id="ct2001248939856">
          <text:insertion>
            <office:change-info>
              <dc:creator>Auteur inconnu</dc:creator>
              <dc:date>2025-08-08T10:53:13</dc:date>
              <text:p>Commentaire ajouté</text:p>
              <text:p/>
            </office:change-info>
          </text:insertion>
        </text:changed-region>
        <text:changed-region xml:id="ct2001248940432" text:id="ct2001248940432">
          <text:format-change>
            <office:change-info>
              <dc:creator>Auteur inconnu</dc:creator>
              <dc:date>2025-08-08T10:56:31</dc:date>
            </office:change-info>
          </text:format-change>
        </text:changed-region>
        <text:changed-region xml:id="ct2001248942160" text:id="ct2001248942160">
          <text:insertion>
            <office:change-info>
              <dc:creator>Auteur inconnu</dc:creator>
              <dc:date>2025-08-08T11:04:18</dc:date>
            </office:change-info>
          </text:insertion>
        </text:changed-region>
        <text:changed-region xml:id="ct2001248943024" text:id="ct2001248943024">
          <text:deletion>
            <office:change-info>
              <dc:creator>Auteur inconnu</dc:creator>
              <dc:date>2025-08-08T11:04:17</dc:date>
            </office:change-info>
            <text:p text:style-name="P2"><text:span text:style-name="Police_20_par_20_défaut"><text:span text:style-name="T431">a</text:span></text:span></text:p>
          </text:deletion>
        </text:changed-region>
        <text:changed-region xml:id="ct1999414347312" text:id="ct1999414347312">
          <text:insertion>
            <office:change-info>
              <dc:creator>Auteur inconnu</dc:creator>
              <dc:date>2025-08-18T11:59:12</dc:date>
              <text:p>Commentaire ajouté</text:p>
            </office:change-info>
          </text:insertion>
        </text:changed-region>
        <text:changed-region xml:id="ct2001193540096" text:id="ct2001193540096">
          <text:insertion>
            <office:change-info>
              <dc:creator>Auteur inconnu</dc:creator>
              <dc:date>2025-08-08T11:13:45</dc:date>
              <text:p>Commentaire ajouté</text:p>
              <text:p/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Police_20_par_20_défaut"><text:span text:style-name="T1">FANADIHADIANA MIKASIKA NY FIFANDRAISAN’NY FIARAHAMONINA SY NY TONTOLO IAINANA MANODIDINA NY <text:s text:c="2"/>FARITRA AROVANA</text:span></text:span>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A"/>
        <table:table-column table:style-name="Tableau2.J"/>
        <table:table-column table:style-name="Tableau2.K"/>
        <table:table-column table:style-name="Tableau2.L"/>
        <table:table-column table:style-name="Tableau2.M"/>
        <table:table-column table:style-name="Tableau2.H"/>
        <table:table-column table:style-name="Tableau2.O"/>
        <table:table-column table:style-name="Tableau2.P"/>
        <table:table-column table:style-name="Tableau2.Q"/>
        <table:table-column table:style-name="Tableau2.R"/>
        <table:table-column table:style-name="Tableau2.S"/>
        <table:table-column table:style-name="Tableau2.T"/>
        <table:table-column table:style-name="Tableau2.U"/>
        <table:table-column table:style-name="Tableau2.A"/>
        <table:table-column table:style-name="Tableau2.W"/>
        <table:table-column table:style-name="Tableau2.X"/>
        <table:table-row table:style-name="Tableau2.1">
          <table:table-cell table:style-name="Tableau2.A1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L1" table:number-columns-spanned="8" office:value-type="string">
            <text:p text:style-name="P4"><text:span text:style-name="Police_20_par_20_défaut"><text:span text:style-name="T2">OBSERVATOIRE 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T1" table:number-columns-spanned="5" office:value-type="string">
            <text:p text:style-name="P5"><text:span text:style-name="Police_20_par_20_défaut"><text:span text:style-name="T3">J0. Code<text:tab/></text:span></text:span><text:span text:style-name="Police_20_par_20_défaut"><text:span text:style-name="T4">|</text:span></text:span><text:span text:style-name="Police_20_par_20_défaut"><text:span text:style-name="T5">__|__|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" table:number-columns-spanned="11" office:value-type="string">
            <text:p text:style-name="P4"><text:span text:style-name="Police_20_par_20_défaut"><text:span text:style-name="T3">J1</text:span></text:span><text:span text:style-name="Police_20_par_20_défaut"><text:span text:style-name="T6"> – </text:span></text:span><text:span text:style-name="Police_20_par_20_défaut"><text:span text:style-name="T7">Anaran’ny mpanadihady</text:span></text:span><text:span text:style-name="Police_20_par_20_défaut"><text:span text:style-name="T6"> :</text:span></text:span></text:p>
            <text:p text:style-name="P2"><text:span text:style-name="Police_20_par_20_défaut"><text:span text:style-name="T6">________________________________</text:span></text:span><text:span text:style-name="Police_20_par_20_défaut"><text:span text:style-name="T5">|__|__|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L1" table:number-columns-spanned="8" office:value-type="string">
            <text:p text:style-name="P4"><text:span text:style-name="Police_20_par_20_défaut"><text:span text:style-name="T3">J3</text:span></text:span><text:span text:style-name="Police_20_par_20_défaut"><text:span text:style-name="T6"> – </text:span></text:span><text:span text:style-name="Police_20_par_20_défaut"><text:span text:style-name="T8">Anaran’ny mpanaramaso</text:span></text:span><text:span text:style-name="Police_20_par_20_défaut"><text:span text:style-name="T6"> : _____________________________________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T1" table:number-columns-spanned="5" office:value-type="string">
            <text:p text:style-name="P5"><text:span text:style-name="Police_20_par_20_défaut"><text:span text:style-name="T3">J3. Code<text:tab/></text:span></text:span><text:span text:style-name="Police_20_par_20_défaut"><text:span text:style-name="T4">|</text:span></text:span><text:span text:style-name="Police_20_par_20_défaut"><text:span text:style-name="T5">__|__|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rows-spanned="2" table:number-columns-spanned="11" office:value-type="string">
            <text:p text:style-name="P4"><text:span text:style-name="Police_20_par_20_défaut"><text:span text:style-name="T3">J2</text:span></text:span><text:span text:style-name="Police_20_par_20_défaut"><text:span text:style-name="T6"> – </text:span></text:span><text:span text:style-name="Police_20_par_20_défaut"><text:span text:style-name="T7">Mpanao saisie</text:span></text:span><text:span text:style-name="Police_20_par_20_défaut"><text:span text:style-name="T6"> :</text:span></text:span></text:p>
            <text:p text:style-name="P4"><text:span text:style-name="Police_20_par_20_défaut"><text:span text:style-name="T6">________________________________</text:span></text:span><text:span text:style-name="Police_20_par_20_défaut"><text:span text:style-name="T9">|</text:span></text:span><text:span text:style-name="Police_20_par_20_défaut"><text:span text:style-name="T5">__|__|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L3" table:number-columns-spanned="8" office:value-type="string">
            <text:p text:style-name="P5"><text:span text:style-name="Police_20_par_20_défaut"><text:span text:style-name="T3">J42 </text:span></text:span><text:span text:style-name="Police_20_par_20_défaut"><text:span text:style-name="T6">– </text:span></text:span><text:span text:style-name="Police_20_par_20_défaut"><text:span text:style-name="T8">Anarana </text:span></text:span><text:span text:style-name="Police_20_par_20_défaut"><text:span text:style-name="T6">Kaomina _________________________________________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T3" table:number-columns-spanned="5" office:value-type="string">
            <text:p text:style-name="P5"><text:span text:style-name="Police_20_par_20_défaut"><text:span text:style-name="T3">J41. Code</text:span></text:span><text:span text:style-name="Police_20_par_20_défaut"><text:span text:style-name="T4">|</text:span></text:span><text:span text:style-name="Police_20_par_20_défaut"><text:span text:style-name="T5">__|__|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covered-table-cell table:style-name="Tableau2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L4" table:number-columns-spanned="8" office:value-type="string">
            <text:p text:style-name="P4"><text:span text:style-name="Police_20_par_20_défaut"><text:span text:style-name="T3">J</text:span></text:span><text:span text:style-name="Police_20_par_20_défaut"><text:span text:style-name="T10">4</text:span></text:span><text:span text:style-name="Police_20_par_20_défaut"><text:span text:style-name="T6">– </text:span></text:span><text:span text:style-name="Police_20_par_20_défaut"><text:span text:style-name="T8">Anarana tanàna</text:span></text:span><text:span text:style-name="Police_20_par_20_défaut"><text:span text:style-name="T6"> : ___________________________________________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T4" table:number-columns-spanned="5" office:value-type="string">
            <text:p text:style-name="P5"><text:span text:style-name="Police_20_par_20_défaut"><text:span text:style-name="T3">J4a. Code</text:span></text:span><text:span text:style-name="Police_20_par_20_défaut"><text:span text:style-name="T4">|</text:span></text:span><text:span text:style-name="Police_20_par_20_défaut"><text:span text:style-name="T5">__|__|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5" table:number-columns-spanned="10" office:value-type="string">
            <text:p text:style-name="P2"><text:span text:style-name="Police_20_par_20_défaut"><text:span text:style-name="T11">J5. </text:span></text:span><text:span text:style-name="Police_20_par_20_défaut"><text:span text:style-name="T12">MARIKA FANAVAHANA 202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5" table:number-columns-spanned="2" office:value-type="string">
            <text:p text:style-name="P6"><text:span text:style-name="Police_20_par_20_défaut"><text:span text:style-name="T13">J09. </text:span></text:span><text:span text:style-name="Police_20_par_20_défaut"><text:span text:style-name="T14">Voahadihady t@ taom-panadihadiana farany ?</text:span></text:span></text:p>
          </table:table-cell>
          <table:covered-table-cell/>
          <table:table-cell table:style-name="Tableau2.M5" table:number-columns-spanned="3" office:value-type="string">
            <text:p text:style-name="P6"><text:span text:style-name="Police_20_par_20_défaut"><text:span text:style-name="T13">1</text:span></text:span><text:span text:style-name="Police_20_par_20_défaut"><text:span text:style-name="T15">. </text:span></text:span><text:span text:style-name="Police_20_par_20_défaut"><text:span text:style-name="T14">Eny </text:span></text:span><text:span text:style-name="Police_20_par_20_défaut"><text:span text:style-name="T16">(Mankanesa J20)</text:span></text:span></text:p>
            <text:p text:style-name="P6"><text:span text:style-name="Police_20_par_20_défaut"><text:span text:style-name="T13">2</text:span></text:span><text:span text:style-name="Police_20_par_20_défaut"><text:span text:style-name="T15">. </text:span></text:span><text:span text:style-name="Police_20_par_20_défaut"><text:span text:style-name="T14">Tsia </text:span></text:span><text:span text:style-name="Police_20_par_20_défaut"><text:span text:style-name="T16">(Valio J21a)</text:span></text:span></text:p>
          </table:table-cell>
          <table:covered-table-cell/>
          <table:covered-table-cell/>
          <table:table-cell table:style-name="Tableau2.P5" office:value-type="string">
            <text:p text:style-name="P7"><text:span text:style-name="Police_20_par_20_défaut"><text:span text:style-name="T17">|__|</text:span></text:span></text:p>
          </table:table-cell>
          <table:table-cell table:style-name="Tableau2.Q5" table:number-columns-spanned="8" office:value-type="string">
            <text:p text:style-name="P6"><text:span text:style-name="Police_20_par_20_défaut"><text:span text:style-name="T18">J12. Raha J09≠</text:span></text:span><text:span text:style-name="Police_20_par_20_défaut"><text:span text:style-name="T19">1</text:span></text:span><text:span text:style-name="Police_20_par_20_défaut"><text:span text:style-name="T18">, inona no marika nanavahana ilay tokantrano nosoloina?</text:span></text:span><text:span text:style-name="Police_20_par_20_défaut"><text:span text:style-name="T20">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6">
          <table:table-cell table:style-name="Tableau2.A6" office:value-type="string">
            <text:p text:style-name="P8"/>
          </table:table-cell>
          <table:table-cell table:style-name="Tableau2.B6" office:value-type="string">
            <text:p text:style-name="P8"/>
          </table:table-cell>
          <table:table-cell table:style-name="Tableau2.C6" table:number-columns-spanned="2" office:value-type="string">
            <text:p text:style-name="P8"/>
          </table:table-cell>
          <table:covered-table-cell/>
          <table:table-cell table:style-name="Tableau2.E6" office:value-type="string">
            <text:p text:style-name="P8"/>
          </table:table-cell>
          <table:table-cell table:style-name="Tableau2.F6" table:number-columns-spanned="2" office:value-type="string">
            <text:p text:style-name="P8"/>
          </table:table-cell>
          <table:covered-table-cell/>
          <table:table-cell table:style-name="Tableau2.H6" table:number-columns-spanned="2" office:value-type="string">
            <text:p text:style-name="P8"/>
          </table:table-cell>
          <table:covered-table-cell/>
          <table:table-cell table:style-name="Tableau2.J6" office:value-type="string">
            <text:p text:style-name="P8"/>
          </table:table-cell>
          <table:table-cell table:style-name="Tableau2.K5" table:number-columns-spanned="2" office:value-type="string">
            <text:p text:style-name="P6"><text:span text:style-name="Police_20_par_20_défaut"><text:span text:style-name="T21">J21a</text:span></text:span><text:span text:style-name="Police_20_par_20_défaut"><text:span text:style-name="T22">.</text:span></text:span><text:span text:style-name="Police_20_par_20_défaut"><text:span text:style-name="T23">(</text:span></text:span><text:span text:style-name="Police_20_par_20_défaut"><text:span text:style-name="T24">Raha J09=2)</text:span></text:span></text:p>
            <text:p text:style-name="P6"><text:span text:style-name="Police_20_par_20_défaut"><text:span text:style-name="T25">Voahadihady talohan’ny taom-panadihadiana farany?</text:span></text:span></text:p>
          </table:table-cell>
          <table:covered-table-cell/>
          <table:table-cell table:style-name="Tableau2.M5" table:number-columns-spanned="3" office:value-type="string">
            <text:p text:style-name="P9"><text:span text:style-name="Police_20_par_20_défaut"><text:span text:style-name="T26">1</text:span></text:span><text:span text:style-name="Police_20_par_20_défaut"><text:span text:style-name="T27">. </text:span></text:span><text:span text:style-name="Police_20_par_20_défaut"><text:span text:style-name="T28">Eny </text:span></text:span><text:span text:style-name="Police_20_par_20_défaut"><text:span text:style-name="T29">(Valio</text:span></text:span><text:span text:style-name="Police_20_par_20_défaut"><text:span text:style-name="T30"> J21b sy J20</text:span></text:span><text:span text:style-name="Police_20_par_20_défaut"><text:span text:style-name="T29">)</text:span></text:span></text:p>
            <text:p text:style-name="P6"><text:span text:style-name="Police_20_par_20_défaut"><text:span text:style-name="T21">2</text:span></text:span><text:span text:style-name="Police_20_par_20_défaut"><text:span text:style-name="T22">. </text:span></text:span><text:span text:style-name="Police_20_par_20_défaut"><text:span text:style-name="T31">Tsia </text:span></text:span><text:span text:style-name="Police_20_par_20_défaut"><text:span text:style-name="T32">(Valio</text:span></text:span><text:span text:style-name="Police_20_par_20_défaut"><text:span text:style-name="T33">J20 sy J12</text:span></text:span><text:span text:style-name="Police_20_par_20_défaut"><text:span text:style-name="T32">)</text:span></text:span></text:p>
          </table:table-cell>
          <table:covered-table-cell/>
          <table:covered-table-cell/>
          <table:table-cell table:style-name="Tableau2.P5" office:value-type="string">
            <text:p text:style-name="P7"><text:span text:style-name="Police_20_par_20_défaut"><text:span text:style-name="T17">|__|</text:span></text:span></text:p>
          </table:table-cell>
          <table:table-cell table:style-name="Tableau2.Q6" office:value-type="string">
            <text:p text:style-name="P10"/>
          </table:table-cell>
          <table:table-cell table:style-name="Tableau2.R6" office:value-type="string">
            <text:p text:style-name="P10"/>
          </table:table-cell>
          <table:table-cell table:style-name="Tableau2.S6" table:number-columns-spanned="2" office:value-type="string">
            <text:p text:style-name="P10"/>
          </table:table-cell>
          <table:covered-table-cell/>
          <table:table-cell table:style-name="Tableau2.U6" office:value-type="string">
            <text:p text:style-name="P10"/>
          </table:table-cell>
          <table:table-cell table:style-name="Tableau2.V6" office:value-type="string">
            <text:p text:style-name="P10"/>
          </table:table-cell>
          <table:table-cell table:style-name="Tableau2.W6" office:value-type="string">
            <text:p text:style-name="P10"/>
          </table:table-cell>
          <table:table-cell table:style-name="Tableau2.X6" office:value-type="string">
            <text:p text:style-name="P10"/>
          </table:table-cell>
        </table:table-row>
        <table:table-row table:style-name="Tableau2.7">
          <table:table-cell table:style-name="Tableau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au2.A5" table:number-columns-spanned="3" office:value-type="string">
            <text:p text:style-name="P11"/>
          </table:table-cell>
          <table:covered-table-cell/>
          <table:covered-table-cell/>
          <table:table-cell table:style-name="Tableau2.A5" table:number-columns-spanned="2" office:value-type="string">
            <text:p text:style-name="P2"><text:span text:style-name="Police_20_par_20_défaut"><text:span text:style-name="T6">tokantrano</text:span></text:span></text:p>
          </table:table-cell>
          <table:covered-table-cell/>
          <table:table-cell table:style-name="Tableau2.K5" table:number-columns-spanned="3" office:value-type="string">
            <text:p text:style-name="P6"><text:span text:style-name="Police_20_par_20_défaut"><text:span text:style-name="T18">J21b</text:span></text:span><text:span text:style-name="Police_20_par_20_défaut"><text:span text:style-name="T34">.</text:span></text:span><text:span text:style-name="Police_20_par_20_défaut"><text:span text:style-name="T35">(</text:span></text:span><text:span text:style-name="Police_20_par_20_défaut"><text:span text:style-name="T36">Raha J21a=1) </text:span></text:span><text:span text:style-name="Police_20_par_20_défaut"><text:span text:style-name="T37">Taom-panadihadiana farany</text:span></text:span></text:p>
          </table:table-cell>
          <table:covered-table-cell/>
          <table:covered-table-cell/>
          <table:table-cell table:style-name="Tableau2.P5" table:number-columns-spanned="3" office:value-type="string">
            <text:p text:style-name="P7"><text:span text:style-name="Police_20_par_20_défaut"><text:span text:style-name="T38">|___|___</text:span></text:span><text:span text:style-name="Police_20_par_20_défaut"><text:span text:style-name="T39">|</text:span></text:span><text:span text:style-name="Police_20_par_20_défaut"><text:span text:style-name="T38">___</text:span></text:span><text:span text:style-name="Police_20_par_20_défaut"><text:span text:style-name="T39">|</text:span></text:span><text:span text:style-name="Police_20_par_20_défaut"><text:span text:style-name="T38">___</text:span></text:span><text:span text:style-name="Police_20_par_20_défaut"><text:span text:style-name="T39">|</text:span></text:span></text:p>
          </table:table-cell>
          <table:covered-table-cell/>
          <table:covered-table-cell/>
          <table:table-cell table:style-name="Tableau2.Q5" table:number-columns-spanned="5" office:value-type="string">
            <text:p text:style-name="P12"><text:span text:style-name="Police_20_par_20_défaut"><text:span text:style-name="T40">J13. </text:span></text:span><text:span text:style-name="Police_20_par_20_défaut"><text:span text:style-name="T41">Antony nanoloana azy</text:span></text:span></text:p>
          </table:table-cell>
          <table:covered-table-cell/>
          <table:covered-table-cell/>
          <table:covered-table-cell/>
          <table:covered-table-cell/>
          <table:table-cell table:style-name="Tableau2.Q5" table:number-columns-spanned="3" office:value-type="string">
            <text:p text:style-name="P13"><text:span text:style-name="Police_20_par_20_défaut"><text:span text:style-name="T42">|</text:span></text:span><text:span text:style-name="Police_20_par_20_défaut"><text:span text:style-name="T17">__|__|</text:span></text:span></text:p>
          </table:table-cell>
          <table:covered-table-cell/>
          <table:covered-table-cell/>
        </table:table-row>
        <table:table-row table:style-name="Tableau2.8">
          <table:table-cell table:style-name="Tableau2.A5" table:number-columns-spanned="10" office:value-type="string">
            <text:p text:style-name="P2"><text:span text:style-name="Police_20_par_20_défaut"><text:span text:style-name="T12">J.14 </text:span></text:span><text:span text:style-name="Police_20_par_20_défaut"><text:span text:style-name="T43">Fotoana nifampiresahana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Q5" table:number-columns-spanned="4" office:value-type="string">
            <text:p text:style-name="P6"><text:span text:style-name="Police_20_par_20_défaut"><text:span text:style-name="T18">J20</text:span></text:span><text:span text:style-name="Police_20_par_20_défaut"><text:span text:style-name="T34">.</text:span></text:span><text:span text:style-name="Police_20_par_20_défaut"><text:span text:style-name="T37">Niov</text:span></text:span><text:span text:style-name="Police_20_par_20_défaut"><text:span text:style-name="T44">a</text:span></text:span><text:span text:style-name="Police_20_par_20_défaut"><text:span text:style-name="T37"> ve ny lohantokantrano?</text:span></text:span></text:p>
            <text:p text:style-name="P6"><text:span text:style-name="Police_20_par_20_défaut"><text:span text:style-name="T45">(Eny na Tsia : </text:span></text:span><text:span text:style-name="Police_20_par_20_défaut"><text:span text:style-name="T46">raha J09=1 na J21a=1)</text:span></text:span></text:p>
            <text:p text:style-name="P6"><text:span text:style-name="Police_20_par_20_défaut"><text:span text:style-name="T47">1</text:span></text:span><text:span text:style-name="Police_20_par_20_défaut"><text:span text:style-name="T48">. </text:span></text:span><text:span text:style-name="Police_20_par_20_défaut"><text:span text:style-name="T49">Eny <text:s text:c="4"/></text:span></text:span><text:span text:style-name="Police_20_par_20_défaut"><text:span text:style-name="T47">2</text:span></text:span><text:span text:style-name="Police_20_par_20_défaut"><text:span text:style-name="T48">. </text:span></text:span><text:span text:style-name="Police_20_par_20_défaut"><text:span text:style-name="T49">Tsia <text:s text:c="4"/></text:span></text:span><text:span text:style-name="Police_20_par_20_défaut"><text:span text:style-name="T50">3</text:span></text:span><text:span text:style-name="Police_20_par_20_défaut"><text:span text:style-name="T49">. Tokantrano vaovao</text:span></text:span></text:p>
          </table:table-cell>
          <table:covered-table-cell/>
          <table:covered-table-cell/>
          <table:covered-table-cell/>
          <table:table-cell table:style-name="Tableau2.Q5" table:number-columns-spanned="2" office:value-type="string">
            <text:p text:style-name="P2"><text:span text:style-name="Police_20_par_20_défaut"><text:span text:style-name="T51">|_|</text:span></text:span></text:p>
          </table:table-cell>
          <table:covered-table-cell/>
          <table:table-cell table:style-name="Tableau2.Q8" table:number-columns-spanned="8" office:value-type="string">
            <text:p text:style-name="P4"><text:span text:style-name="Police_20_par_20_défaut"><text:span text:style-name="T52">01Nifindra toerana <text:s text:c="4"/></text:span></text:span><text:span text:style-name="Police_20_par_20_défaut"><text:span text:style-name="T53">02</text:span></text:span><text:span text:style-name="Police_20_par_20_défaut"><text:span text:style-name="T54">. </text:span></text:span><text:span text:style-name="Police_20_par_20_défaut"><text:span text:style-name="T55">Tsy teo</text:span></text:span></text:p>
            <text:p text:style-name="P4"><text:span text:style-name="Police_20_par_20_défaut"><text:span text:style-name="T53">0</text:span></text:span><text:span text:style-name="Police_20_par_20_défaut"><text:span text:style-name="T56">3</text:span></text:span><text:span text:style-name="Police_20_par_20_défaut"><text:span text:style-name="T57">.</text:span></text:span><text:span text:style-name="Police_20_par_20_défaut"><text:span text:style-name="T55"> Maty <text:s text:c="5"/></text:span></text:span><text:span text:style-name="Police_20_par_20_défaut"><text:span text:style-name="T53">0</text:span></text:span><text:span text:style-name="Police_20_par_20_défaut"><text:span text:style-name="T56">4</text:span></text:span><text:span text:style-name="Police_20_par_20_défaut"><text:span text:style-name="T57">. </text:span></text:span><text:span text:style-name="Police_20_par_20_défaut"><text:span text:style-name="T55">Leo fanadihadiana</text:span></text:span></text:p>
            <text:p text:style-name="P4"><text:span text:style-name="Police_20_par_20_défaut"><text:span text:style-name="T53">0</text:span></text:span><text:span text:style-name="Police_20_par_20_défaut"><text:span text:style-name="T56">5</text:span></text:span><text:span text:style-name="Police_20_par_20_défaut"><text:span text:style-name="T57">. Tsy misy fotoana</text:span></text:span></text:p>
            <text:p text:style-name="P4"><text:span text:style-name="Police_20_par_20_défaut"><text:span text:style-name="T53">0</text:span></text:span><text:span text:style-name="Police_20_par_20_défaut"><text:span text:style-name="T58">6</text:span></text:span><text:span text:style-name="Police_20_par_20_défaut"><text:span text:style-name="T55">. Tahotra noho ny tsaho miely</text:span></text:span></text:p>
            <text:p text:style-name="P4"><text:span text:style-name="Police_20_par_20_défaut"><text:span text:style-name="T53">0</text:span></text:span><text:span text:style-name="Police_20_par_20_défaut"><text:span text:style-name="T58">7</text:span></text:span><text:span text:style-name="Police_20_par_20_défaut"><text:span text:style-name="T55">. Tokantrano nitambatra</text:span></text:span></text:p>
            <text:p text:style-name="P4"><text:span text:style-name="Police_20_par_20_défaut"><text:span text:style-name="T53">0</text:span></text:span><text:span text:style-name="Police_20_par_20_défaut"><text:span text:style-name="T56">9</text:span></text:span><text:span text:style-name="Police_20_par_20_défaut"><text:span text:style-name="T55">. Tokantrano nosoloina</text:span></text:span></text:p>
            <text:p text:style-name="P4"><text:span text:style-name="Police_20_par_20_défaut"><text:span text:style-name="T53">1</text:span></text:span><text:span text:style-name="Police_20_par_20_défaut"><text:span text:style-name="T56">0</text:span></text:span><text:span text:style-name="Police_20_par_20_défaut"><text:span text:style-name="T57">.</text:span></text:span><text:span text:style-name="Police_20_par_20_défaut"><text:span text:style-name="T55"> Tokantrano rava </text:span></text:span><text:span text:style-name="Police_20_par_20_défaut"><text:span text:style-name="T59">(éclaté)</text:span></text:span></text:p>
            <text:p text:style-name="P13"><text:span text:style-name="Police_20_par_20_défaut"><text:span text:style-name="T56">99</text:span></text:span><text:span text:style-name="Police_20_par_20_défaut"><text:span text:style-name="T57">. </text:span></text:span><text:span text:style-name="Police_20_par_20_défaut"><text:span text:style-name="T55">Hafa ____________________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5" table:number-columns-spanned="3" office:value-type="string">
            <text:p text:style-name="P2"><text:span text:style-name="Police_20_par_20_défaut"><text:span text:style-name="T60">J14A</text:span></text:span></text:p>
          </table:table-cell>
          <table:covered-table-cell/>
          <table:covered-table-cell/>
          <table:table-cell table:style-name="Tableau2.A5" table:number-columns-spanned="3" office:value-type="string">
            <text:p text:style-name="P2"><text:span text:style-name="Police_20_par_20_défaut"><text:span text:style-name="T60">J14B</text:span></text:span></text:p>
          </table:table-cell>
          <table:covered-table-cell/>
          <table:covered-table-cell/>
          <table:table-cell table:style-name="Tableau2.A5" table:number-columns-spanned="4" office:value-type="string">
            <text:p text:style-name="P2"><text:span text:style-name="Police_20_par_20_défaut"><text:span text:style-name="T60">J14C</text:span></text:span></text:p>
          </table:table-cell>
          <table:covered-table-cell/>
          <table:covered-table-cell/>
          <table:covered-table-cell/>
          <table:table-cell table:style-name="Tableau2.K9" table:number-columns-spanned="11" office:value-type="string">
            <text:p text:style-name="P4"><text:span text:style-name="Police_20_par_20_défaut"><text:span text:style-name="T13">J10. </text:span></text:span><text:span text:style-name="Police_20_par_20_défaut"><text:span text:style-name="T61">. Ny namaly ny fanontaniana @ izao taom-panadihadiana (</text:span></text:span><text:span text:style-name="Police_20_par_20_défaut"><text:span text:style-name="T62">PR</text:span></text:span><text:span text:style-name="Police_20_par_20_défaut"><text:span text:style-name="T61">) 2025 izao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V9" table:number-columns-spanned="3" office:value-type="string">
            <text:p text:style-name="Standard"><text:span text:style-name="Police_20_par_20_défaut"><text:span text:style-name="T42">|</text:span></text:span><text:span text:style-name="Police_20_par_20_défaut"><text:span text:style-name="T17">__|__|</text:span></text:span></text:p>
          </table:table-cell>
          <table:covered-table-cell/>
          <table:covered-table-cell/>
        </table:table-row>
        <table:table-row table:style-name="Tableau2.9">
          <table:table-cell table:style-name="Tableau2.A5" table:number-rows-spanned="2" table:number-columns-spanned="3" office:value-type="string">
            <text:p text:style-name="P2"><text:span text:style-name="Police_20_par_20_défaut"><text:span text:style-name="T63">|___|___</text:span></text:span><text:span text:style-name="Police_20_par_20_défaut"><text:span text:style-name="T64">|</text:span></text:span></text:p>
          </table:table-cell>
          <table:covered-table-cell/>
          <table:covered-table-cell/>
          <table:table-cell table:style-name="Tableau2.A5" table:number-rows-spanned="2" table:number-columns-spanned="3" office:value-type="string">
            <text:p text:style-name="P2"><text:span text:style-name="Police_20_par_20_défaut"><text:span text:style-name="T63">|___|___</text:span></text:span><text:span text:style-name="Police_20_par_20_défaut"><text:span text:style-name="T64">|</text:span></text:span></text:p>
          </table:table-cell>
          <table:covered-table-cell/>
          <table:covered-table-cell/>
          <table:table-cell table:style-name="Tableau2.A5" table:number-rows-spanned="2" table:number-columns-spanned="4" office:value-type="string">
            <text:p text:style-name="P2"><text:span text:style-name="Police_20_par_20_défaut"><text:span text:style-name="T65">|</text:span></text:span><text:span text:style-name="Police_20_par_20_défaut"><text:span text:style-name="T66">2</text:span></text:span><text:span text:style-name="Police_20_par_20_défaut"><text:span text:style-name="T65">|</text:span></text:span><text:span text:style-name="Police_20_par_20_défaut"><text:span text:style-name="T66">0</text:span></text:span><text:span text:style-name="Police_20_par_20_défaut"><text:span text:style-name="T65">|</text:span></text:span><text:span text:style-name="Police_20_par_20_défaut"><text:span text:style-name="T66">2</text:span></text:span><text:span text:style-name="Police_20_par_20_défaut"><text:span text:style-name="T65">|</text:span></text:span><text:span text:style-name="Police_20_par_20_défaut"><text:span text:style-name="T66">5</text:span></text:span><text:span text:style-name="Police_20_par_20_défaut"><text:span text:style-name="T65">|</text:span></text:span></text:p>
          </table:table-cell>
          <table:covered-table-cell/>
          <table:covered-table-cell/>
          <table:covered-table-cell/>
          <table:table-cell table:style-name="Tableau2.K5" table:number-columns-spanned="11" office:value-type="string">
            <text:p text:style-name="P4"><text:span text:style-name="Police_20_par_20_défaut"><text:span text:style-name="T13">J10a. </text:span></text:span><text:span text:style-name="Police_20_par_20_défaut"><text:span text:style-name="T67">Ny namaly ny fanontaniana t@ taom-panadihadiana farany talohan’ny 2025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P5" table:number-columns-spanned="3" office:value-type="string">
            <text:p text:style-name="Standard"><text:span text:style-name="Police_20_par_20_défaut"><text:span text:style-name="T42">|</text:span></text:span><text:span text:style-name="Police_20_par_20_défaut"><text:span text:style-name="T17">__|__|</text:span></text:span></text:p>
          </table:table-cell>
          <table:covered-table-cell/>
          <table:covered-table-cell/>
        </table:table-row>
        <table:table-row table:style-name="Tableau2.11">
          <table:covered-table-cell table:style-name="Tableau2.A5"/>
          <table:covered-table-cell/>
          <table:covered-table-cell/>
          <table:covered-table-cell table:style-name="Tableau2.A5"/>
          <table:covered-table-cell/>
          <table:covered-table-cell/>
          <table:covered-table-cell table:style-name="Tableau2.A5"/>
          <table:covered-table-cell/>
          <table:covered-table-cell/>
          <table:covered-table-cell/>
          <table:table-cell table:style-name="Tableau2.K11" table:number-columns-spanned="11" office:value-type="string">
            <text:p text:style-name="P4"><text:span text:style-name="Police_20_par_20_défaut"><text:span text:style-name="T13">J11. </text:span></text:span><text:span text:style-name="Police_20_par_20_défaut"><text:span text:style-name="T61">. Hatsaran’ny fanadihadiana:<text:tab/><text:tab/></text:span></text:span><text:span text:style-name="Police_20_par_20_défaut"><text:span text:style-name="T43">1</text:span></text:span><text:span text:style-name="Police_20_par_20_défaut"><text:span text:style-name="T61">. </text:span></text:span><text:span text:style-name="Police_20_par_20_défaut"><text:span text:style-name="T68">Tsara <text:s text:c="2"/></text:span></text:span><text:span text:style-name="Police_20_par_20_défaut"><text:span text:style-name="T43">2</text:span></text:span><text:span text:style-name="Police_20_par_20_défaut"><text:span text:style-name="T61">. </text:span></text:span><text:span text:style-name="Police_20_par_20_défaut"><text:span text:style-name="T68">Antonony <text:s text:c="2"/></text:span></text:span><text:span text:style-name="Police_20_par_20_défaut"><text:span text:style-name="T43">3</text:span></text:span><text:span text:style-name="Police_20_par_20_défaut"><text:span text:style-name="T61">.</text:span></text:span><text:span text:style-name="Police_20_par_20_défaut"><text:span text:style-name="T68"> Ratsy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V11" table:number-columns-spanned="3" office:value-type="string">
            <text:p text:style-name="P7"><text:span text:style-name="Police_20_par_20_défaut"><text:span text:style-name="T17">|___|</text:span></text:span></text:p>
          </table:table-cell>
          <table:covered-table-cell/>
          <table:covered-table-cell/>
        </table:table-row>
      </table:table>
      <text:p text:style-name="P14"/>
      <text:p text:style-name="P15"><text:span text:style-name="Police_20_par_20_défaut"><text:span text:style-name="T69">NY TOERAM-PONENANA (H)</text:span>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table:number-columns-spanned="5" office:value-type="string">
            <text:p text:style-name="P16"><text:span text:style-name="Police_20_par_20_défaut"><text:span text:style-name="T70">H0</text:span></text:span><text:span text:style-name="Police_20_par_20_défaut"><text:span text:style-name="T71">. </text:span></text:span><text:span text:style-name="Police_20_par_20_défaut"><text:span text:style-name="T72">Satan’ny trano fonenana :</text:span></text:span><text:span text:style-name="Police_20_par_20_défaut"><text:span text:style-name="T73"> </text:span></text:span><text:span text:style-name="Police_20_par_20_défaut"><text:span text:style-name="T74">1. Tompontrano 2. Mpanofa 3. </text:span></text:span><text:span text:style-name="Police_20_par_20_défaut"><text:span text:style-name="T75">Mipetraka maimaimpoana 9. Hafa</text:span></text:span></text:p>
          </table:table-cell>
          <table:covered-table-cell/>
          <table:covered-table-cell/>
          <table:covered-table-cell/>
          <table:covered-table-cell/>
          <table:table-cell table:style-name="Tableau3.F1" office:value-type="string">
            <text:p text:style-name="P2"><text:span text:style-name="Police_20_par_20_défaut"><text:span text:style-name="T63">|___|</text:span></text:span></text:p>
          </table:table-cell>
        </table:table-row>
        <table:table-row table:style-name="Tableau3.2">
          <table:table-cell table:style-name="Tableau3.A1" table:number-columns-spanned="5" office:value-type="string">
            <text:p text:style-name="P17"><text:span text:style-name="Police_20_par_20_défaut"><text:span text:style-name="T20">H9a.</text:span></text:span><text:span text:style-name="Police_20_par_20_défaut"><text:span text:style-name="T14">Isan’ny efitra (ireo efitra rehetra ipetrahana / fatoriana)</text:span></text:span></text:p>
          </table:table-cell>
          <table:covered-table-cell/>
          <table:covered-table-cell/>
          <table:covered-table-cell/>
          <table:covered-table-cell/>
          <table:table-cell table:style-name="Tableau3.F1" office:value-type="string">
            <text:p text:style-name="P2"><text:span text:style-name="Police_20_par_20_défaut"><text:span text:style-name="T42">|</text:span></text:span><text:span text:style-name="Police_20_par_20_défaut"><text:span text:style-name="T17">__|__|</text:span></text:span></text:p>
          </table:table-cell>
        </table:table-row>
        <table:table-row table:style-name="Tableau3.3">
          <table:table-cell table:style-name="Tableau3.A1" table:number-columns-spanned="5" office:value-type="string">
            <text:p text:style-name="Standard"><text:span text:style-name="Police_20_par_20_défaut"><text:span text:style-name="T20">H1. </text:span></text:span><text:span text:style-name="Police_20_par_20_défaut"><text:span text:style-name="T14">Ny rindrina: <text:s text:c="5"/></text:span></text:span><text:span text:style-name="Police_20_par_20_défaut"><text:span text:style-name="T49">1. Trano mafy orina, simenitra, vato <text:tab/><text:tab/>2. Madio ivelany, biriky tany, toto-tany <text:tab/><text:tab/>3. Rotso-peta, peta-potaka <text:tab/>4. Hazo fisaka 5. Fanitso 6. Hazo fisaka sy fanitso miaraka <text:tab/>7.Zava-maniry (satrana, bozaka…) <text:tab/><text:tab/>9. Hafa__________</text:span></text:span></text:p>
          </table:table-cell>
          <table:covered-table-cell/>
          <table:covered-table-cell/>
          <table:covered-table-cell/>
          <table:covered-table-cell/>
          <table:table-cell table:style-name="Tableau3.F1" office:value-type="string">
            <text:p text:style-name="P18"><text:span text:style-name="Police_20_par_20_défaut"><text:span text:style-name="T71">|___|</text:span></text:span></text:p>
          </table:table-cell>
        </table:table-row>
        <table:table-row table:style-name="Tableau3.2">
          <table:table-cell table:style-name="Tableau3.A1" table:number-columns-spanned="5" office:value-type="string">
            <text:p text:style-name="Standard"><text:span text:style-name="Police_20_par_20_défaut"><text:span text:style-name="T20">H3. . Ny tafo <text:s text:c="26"/></text:span></text:span><text:span text:style-name="Police_20_par_20_défaut"><text:span text:style-name="T49">1. Fanitso<text:tab/> 2. Tanimanga (taila, kapila)<text:tab/> 3. </text:span></text:span><text:span text:style-name="Police_20_par_20_défaut"><text:span text:style-name="T76">Bozaka, satrana<text:tab/> 9. Hafa________</text:span></text:span></text:p>
          </table:table-cell>
          <table:covered-table-cell/>
          <table:covered-table-cell/>
          <table:covered-table-cell/>
          <table:covered-table-cell/>
          <table:table-cell table:style-name="Tableau3.F1" office:value-type="string">
            <text:p text:style-name="P2"><text:span text:style-name="Police_20_par_20_défaut"><text:span text:style-name="T69">|___|</text:span></text:span></text:p>
          </table:table-cell>
        </table:table-row>
        <table:table-row table:style-name="Tableau3.5">
          <table:table-cell table:style-name="Tableau3.A1" table:number-columns-spanned="3" office:value-type="string">
            <text:p text:style-name="Standard"><text:span text:style-name="Police_20_par_20_défaut"><text:span text:style-name="T20">H2. Ny gorodona </text:span></text:span><text:span text:style-name="Police_20_par_20_défaut"><text:span text:style-name="T49">1. Tany <text:tab/><text:tab/>2. Hazo, rapaka <text:tab/>3. Vato, Biriky <text:tab/>4. Simenitra, béton <text:tab/><text:tab/>9. Hafa </text:span></text:span><text:span text:style-name="Police_20_par_20_défaut"><text:span text:style-name="T28">___________</text:span></text:span></text:p>
          </table:table-cell>
          <table:covered-table-cell/>
          <table:covered-table-cell/>
          <table:table-cell table:style-name="Tableau3.F1" table:number-columns-spanned="3" office:value-type="string">
            <text:p text:style-name="Standard"><text:span text:style-name="Police_20_par_20_défaut"><text:span text:style-name="T77">H2a.</text:span></text:span><text:span text:style-name="Police_20_par_20_défaut"><text:span text:style-name="T78"> Ambany rihana <text:s text:c="9"/>|___|</text:span></text:span></text:p>
            <text:p text:style-name="Standard"><text:span text:style-name="Police_20_par_20_défaut"><text:span text:style-name="T78"><text:s/></text:span></text:span><text:span text:style-name="Police_20_par_20_défaut"><text:span text:style-name="T77">H2b.</text:span></text:span><text:span text:style-name="Police_20_par_20_défaut"><text:span text:style-name="T78"> Ambony rihana <text:s text:c="8"/>|___|</text:span></text:span></text:p>
          </table:table-cell>
          <table:covered-table-cell/>
          <table:covered-table-cell/>
        </table:table-row>
        <table:table-row table:style-name="Tableau3.5">
          <table:table-cell table:style-name="Tableau3.A1" table:number-columns-spanned="5" office:value-type="string">
            <text:p text:style-name="Standard"><text:span text:style-name="Police_20_par_20_défaut"><text:span text:style-name="T20">H5. Toeram-pivoahana</text:span></text:span><text:span text:style-name="Police_20_par_20_défaut"><text:span text:style-name="T79">: <text:s/></text:span></text:span><text:span text:style-name="Police_20_par_20_défaut"><text:span text:style-name="T49">1- Fosse septique tsy ikambanana <text:tab/>2- Fosse septique iraisana <text:tab/>3- Kabone mitokana <text:tab/>4-Kabone ikambanana<text:tab/> 5- Ankalamanjana (an’ala)<text:tab/><text:tab/>9- Hafa _____________________________</text:span></text:span></text:p>
          </table:table-cell>
          <table:covered-table-cell/>
          <table:covered-table-cell/>
          <table:covered-table-cell/>
          <table:covered-table-cell/>
          <table:table-cell table:style-name="Tableau3.F1" office:value-type="string">
            <text:p text:style-name="P18"><text:span text:style-name="Police_20_par_20_défaut"><text:span text:style-name="T71">|___|</text:span></text:span></text:p>
          </table:table-cell>
        </table:table-row>
        <table:table-row table:style-name="Tableau3.5">
          <table:table-cell table:style-name="Tableau3.A1" table:number-columns-spanned="6" office:value-type="string">
            <text:p text:style-name="Standard"><text:span text:style-name="Police_20_par_20_défaut"><text:span text:style-name="T20">H7. Jiro ampiasaina <text:s text:c="2"/></text:span></text:span><text:span text:style-name="Police_20_par_20_défaut"><text:span text:style-name="T28">1. Eny<text:tab/> 2. Tsia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5">
          <table:table-cell table:style-name="Tableau3.A1" office:value-type="string">
            <text:p text:style-name="P19"><text:span text:style-name="Police_20_par_20_défaut"><text:span text:style-name="T80">H7a. Herinaratra <text:s text:c="2"/><text:tab/><text:tab/> </text:span></text:span><text:span text:style-name="Police_20_par_20_défaut"><text:span text:style-name="T78">|___|</text:span></text:span></text:p>
            <text:p text:style-name="P19"><text:span text:style-name="Police_20_par_20_défaut"><text:span text:style-name="T80">H7b. Groupe électrogène<text:tab/></text:span></text:span><text:span text:style-name="Police_20_par_20_défaut"><text:span text:style-name="T78">|___|</text:span></text:span></text:p>
          </table:table-cell>
          <table:table-cell table:style-name="Tableau3.B8" office:value-type="string">
            <text:p text:style-name="P19"><text:span text:style-name="Police_20_par_20_défaut"><text:span text:style-name="T80">H7c. Masoandro(herinaratra <text:tab/></text:span></text:span><text:span text:style-name="Police_20_par_20_défaut"><text:span text:style-name="T78">|___|</text:span></text:span></text:p>
            <text:p text:style-name="Standard"><text:span text:style-name="Police_20_par_20_défaut"><text:span text:style-name="T80">H7d. Batteries <text:tab/><text:tab/></text:span></text:span><text:span text:style-name="Police_20_par_20_défaut"><text:span text:style-name="T78">|___|</text:span></text:span></text:p>
          </table:table-cell>
          <table:table-cell table:style-name="Tableau3.C8" table:number-columns-spanned="2" office:value-type="string">
            <text:p text:style-name="P19"><text:span text:style-name="Police_20_par_20_défaut"><text:span text:style-name="T80">H7e</text:span></text:span><text:span text:style-name="Police_20_par_20_défaut"><text:span text:style-name="T79"> </text:span></text:span><text:span text:style-name="Police_20_par_20_défaut"><text:span text:style-name="T80">Solitany<text:tab/><text:tab/></text:span></text:span><text:span text:style-name="Police_20_par_20_défaut"><text:span text:style-name="T78">|___|</text:span></text:span></text:p>
            <text:p text:style-name="P19"><text:span text:style-name="Police_20_par_20_défaut"><text:span text:style-name="T80">H7f. Piles<text:tab/><text:tab/><text:tab/></text:span></text:span><text:span text:style-name="Police_20_par_20_défaut"><text:span text:style-name="T78">|___|</text:span></text:span></text:p>
          </table:table-cell>
          <table:covered-table-cell/>
          <table:table-cell table:style-name="Tableau3.E8" table:number-columns-spanned="2" office:value-type="string">
            <text:p text:style-name="P19"><text:span text:style-name="Police_20_par_20_défaut"><text:span text:style-name="T80">H7g. Labozia<text:tab/><text:tab/></text:span></text:span><text:span text:style-name="Police_20_par_20_défaut"><text:span text:style-name="T78"> |___|</text:span></text:span></text:p>
            <text:p text:style-name="Standard"><text:span text:style-name="Police_20_par_20_défaut"><text:span text:style-name="T78">H7h <text:s text:c="2"/>Afo kitay <text:tab/><text:tab/>|___|</text:span></text:span></text:p>
            <text:p text:style-name="P19"><text:span text:style-name="Police_20_par_20_défaut"><text:span text:style-name="T80">H7i. Hafa <text:s/>____________<text:tab/></text:span></text:span><text:span text:style-name="Police_20_par_20_défaut"><text:span text:style-name="T78">|___|</text:span></text:span></text:p>
          </table:table-cell>
          <table:covered-table-cell/>
        </table:table-row>
        <table:table-row table:style-name="Tableau3.5">
          <table:table-cell table:style-name="Tableau3.A1" table:number-columns-spanned="2" office:value-type="string">
            <text:p text:style-name="Standard"><text:span text:style-name="Police_20_par_20_défaut"><text:span text:style-name="T81">H7c1. Panneau solaire : manana <text:s/>panneaux solaires mandeha ve ny tokan-trano : <text:s text:c="35"/></text:span></text:span></text:p>
          </table:table-cell>
          <table:covered-table-cell/>
          <table:table-cell table:style-name="Tableau3.C9" table:number-columns-spanned="4" office:value-type="string">
            <text:p text:style-name="P20"><text:span text:style-name="Police_20_par_20_défaut"><text:span text:style-name="T81"><text:s/></text:span></text:span><text:span text:style-name="Police_20_par_20_défaut"><text:span text:style-name="T82">|__|</text:span></text:span><text:span text:style-name="Police_20_par_20_défaut"><text:span text:style-name="T83">1. Eny <text:s text:c="7"/>2. </text:span></text:span><text:span text:style-name="Police_20_par_20_défaut"><text:span text:style-name="T83"><office:annotation office:name="__Annotation__28033_3557543983" loext:resolved="false"><dc:creator>Auteur inconnu</dc:creator><dc:date>2025-08-07T11:00:37.401045800</dc:date><text:p text:style-name="P21"><text:span text:style-name="T84">Niala ny «  </text:span></text:p><text:p text:style-name="P22"><text:span text:style-name="T84"> H8a. Si Eny i Nanomboka oviana:                                                     |__|</text:span></text:p><text:p text:style-name="P22"><text:span text:style-name="T84"> 1. talohan’ny2019     2. Taorian’ny 2019 »</text:span></text:p><text:p text:style-name="P22"><text:span text:style-name="T84"/></text:p></office:annotation></text:span></text:span><text:change-start text:change-id="ct2001376168928"/><text:span text:style-name="Police_20_par_20_défaut"><text:span text:style-name="T83"><office:annotation loext:parent-name="__Annotation__28033_3557543983" loext:resolved="false"><dc:creator>Auteur inconnu</dc:creator><dc:date>2025-08-18T11:21:10.024096600</dc:date><text:p text:style-name="Comment"><text:span text:style-name="T85">Répondre à Auteur inconnu (07/08/2025, 10:21): "..."</text:span></text:p><text:p text:style-name="Comment">Ie satria iny natao hirattraperna ny question tsy voapetraka tami’ny 2021</text:p></office:annotation></text:span></text:span><text:change-end text:change-id="ct2001376168928"/><text:span text:style-name="Police_20_par_20_défaut"><text:span text:style-name="T83">Tsia</text:span></text:span></text:p>
          </table:table-cell>
          <table:covered-table-cell/>
          <table:covered-table-cell/>
          <table:covered-table-cell/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4" office:value-type="string">
            <text:p text:style-name="P15"><text:span text:style-name="Police_20_par_20_défaut"><text:span text:style-name="T71">NY LAKOZIA</text:span></text:span>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1" office:value-type="string">
            <text:p text:style-name="P24"><text:span text:style-name="Police_20_par_20_défaut"><text:span text:style-name="T14">Fikarakarana sakafo ( Ketriky)</text:span></text:span></text:p>
          </table:table-cell>
          <table:table-cell table:style-name="Tableau4.A1" office:value-type="string">
            <text:p text:style-name="P24"><text:span text:style-name="Police_20_par_20_défaut"><text:span text:style-name="T20">H6. </text:span></text:span><text:span text:style-name="Police_20_par_20_défaut"><text:span text:style-name="T14">Fandrahoana sakafo</text:span></text:span><text:span text:style-name="Police_20_par_20_défaut"><text:span text:style-name="T20"> </text:span></text:span><text:span text:style-name="Police_20_par_20_défaut"><text:span text:style-name="T50">1. Eny 2. Tsia</text:span></text:span></text:p>
          </table:table-cell>
          <table:table-cell table:style-name="Tableau4.A1" table:number-columns-spanned="2" office:value-type="string">
            <text:p text:style-name="P25"><text:span text:style-name="Police_20_par_20_défaut"><text:span text:style-name="T13">H4. </text:span></text:span><text:span text:style-name="Police_20_par_20_défaut"><text:span text:style-name="T15">Famatsian-drano fisotro</text:span></text:span></text:p>
          </table:table-cell>
          <table:covered-table-cell/>
        </table:table-row>
        <table:table-row table:style-name="Tableau4.3">
          <table:table-cell table:style-name="Tableau4.A3" office:value-type="string">
            <text:p text:style-name="P26"><text:span text:style-name="Police_20_par_20_défaut"><text:span text:style-name="T20">H.9c1. </text:span></text:span><text:span text:style-name="Police_20_par_20_défaut"><text:span text:style-name="T14">Aiza no mikarakara sakafo?</text:span></text:span><text:span text:style-name="Police_20_par_20_défaut"><text:span text:style-name="T20"> </text:span></text:span><text:span text:style-name="Police_20_par_20_défaut"><text:span text:style-name="T86">|___|</text:span></text:span></text:p>
            <text:p text:style-name="P27"><text:span text:style-name="Police_20_par_20_défaut"><text:span text:style-name="T74">1. Efitra manokana ao antrano na toerana mikatona any ivelany <text:s text:c="2"/>2.Toerana voatokana ao antrano <text:s text:c="2"/>3. </text:span></text:span><text:span text:style-name="Police_20_par_20_défaut"><text:span text:style-name="T75">Any ivelan’ny trano 9.Hafa ____________</text:span></text:span></text:p>
          </table:table-cell>
          <table:table-cell table:style-name="Tableau4.B3" office:value-type="string">
            <text:p text:style-name="P19"><text:span text:style-name="Police_20_par_20_défaut"><text:span text:style-name="T80">H6a. Kitay <text:s/>fandrehitry<text:tab/>|___|</text:span></text:span></text:p>
            <text:p text:style-name="P19"><text:span text:style-name="Police_20_par_20_défaut"><text:span text:style-name="T80">H6b. Saribao <text:tab/><text:tab/>|___|</text:span></text:span></text:p>
            <text:p text:style-name="P19"><text:span text:style-name="Police_20_par_20_défaut"><text:span text:style-name="T80">H6c. Etona/Gaz<text:tab/><text:tab/>|___|</text:span></text:span></text:p>
            <text:p text:style-name="P19"><text:span text:style-name="Police_20_par_20_défaut"><text:span text:style-name="T80">H6d. Herinaratra <text:tab/><text:tab/>|___|</text:span></text:span></text:p>
            <text:p text:style-name="P19"><text:span text:style-name="Police_20_par_20_défaut"><text:span text:style-name="T80"><text:s/></text:span></text:span><text:span text:style-name="Police_20_par_20_défaut"><text:span text:style-name="T6">H6e. Hafa<text:tab/><text:tab/>|___|<text:tab/>____________</text:span></text:span></text:p>
          </table:table-cell>
          <table:table-cell table:style-name="Tableau4.C3" table:number-columns-spanned="2" office:value-type="string">
            <text:p text:style-name="P26"><text:span text:style-name="Police_20_par_20_défaut"><text:span text:style-name="T80">H4</text:span></text:span><text:span text:style-name="Police_20_par_20_défaut"><text:span text:style-name="T87">. Aiza no tena akana rano?</text:span></text:span><text:span text:style-name="Police_20_par_20_défaut"><text:span text:style-name="T78">|___|</text:span></text:span></text:p>
            <text:p text:style-name="P19"><text:span text:style-name="Police_20_par_20_défaut"><text:span text:style-name="T74">1. Citerne 2. Paompy an-trano/an-tokontany</text:span></text:span></text:p>
            <text:p text:style-name="P19"><text:span text:style-name="Police_20_par_20_défaut"><text:span text:style-name="T74">3. Paompim-panjakana 4. Lavadrano nohatsaraina</text:span></text:span></text:p>
            <text:p text:style-name="P19"><text:span text:style-name="Police_20_par_20_défaut"><text:span text:style-name="T74">5. Lavadrano tsotra</text:span></text:span></text:p>
            <text:p text:style-name="P19"><text:span text:style-name="Police_20_par_20_défaut"><text:span text:style-name="T75">6. Loharano 7. Renirano 8. Rano nangonina/miandrona</text:span></text:span></text:p>
            <text:p text:style-name="P19"><text:span text:style-name="Police_20_par_20_défaut"><text:span text:style-name="T75">i. Hafa ____________</text:span></text:span></text:p>
          </table:table-cell>
          <table:covered-table-cell/>
        </table:table-row>
        <table:table-row table:style-name="Tableau4.4">
          <table:table-cell table:style-name="Tableau4.A4" table:number-columns-spanned="3" office:value-type="string">
            <text:p text:style-name="P19"><text:span text:style-name="Police_20_par_20_défaut"><text:span text:style-name="T88">H6a1</text:span></text:span><text:span text:style-name="Police_20_par_20_défaut"><text:span text:style-name="T77">. </text:span></text:span><text:span text:style-name="Police_20_par_20_défaut"><text:span text:style-name="T78">Aiza inareo no maka ny kitay ampiasainareo ? <text:s/>( raha H6a=1)</text:span></text:span></text:p>
            <text:p text:style-name="P19"><text:span text:style-name="Police_20_par_20_défaut"><text:span text:style-name="T77"><text:s/></text:span></text:span><text:span text:style-name="Police_20_par_20_défaut"><text:span text:style-name="T89">1- </text:span></text:span><text:span text:style-name="Police_20_par_20_défaut"><text:span text:style-name="T86">Amin’ny ala akaikin’ny vohitra Faritra arovana 2- Ivelan’ny vohitra <text:s/>Faritra arovana 3 Sady ao anatiny no ivelan’I Faritra arovana 4. Novidiana 9- Hafa : </text:span></text:span><text:span text:style-name="Police_20_par_20_défaut"><text:span text:style-name="T27">____________________</text:span></text:span><text:span text:style-name="Police_20_par_20_défaut"><text:span text:style-name="T86">.</text:span></text:span></text:p>
          </table:table-cell>
          <table:covered-table-cell/>
          <table:covered-table-cell/>
          <table:table-cell table:style-name="Tableau4.D4" office:value-type="string">
            <text:p text:style-name="P28"><text:span text:style-name="Police_20_par_20_défaut"><text:span text:style-name="T69">|___|</text:span></text:span></text:p>
          </table:table-cell>
        </table:table-row>
      </table:table>
      <text:p text:style-name="P2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 table:number-columns-repeated="2"/>
        <table:table-column table:style-name="Tableau5.C"/>
        <table:table-column table:style-name="Tableau5.E" table:number-columns-repeated="5"/>
        <table:table-column table:style-name="Tableau5.C"/>
        <table:table-column table:style-name="Tableau5.E" table:number-columns-repeated="2"/>
        <table:table-column table:style-name="Tableau5.P"/>
        <table:table-header-rows>
          <table:table-row table:style-name="Tableau5.1">
            <table:table-cell table:style-name="Tableau5.A1" office:value-type="string">
              <text:p text:style-name="P30"><text:span text:style-name="Police_20_par_20_défaut"><text:span text:style-name="T90">NY TOKANTRANO (M)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01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02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03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04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05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06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07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08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09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10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11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12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13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14</text:span></text:span></text:p>
            </table:table-cell>
            <table:table-cell table:style-name="Tableau5.A1" office:value-type="string">
              <text:p text:style-name="P2"><text:span text:style-name="Police_20_par_20_défaut"><text:span text:style-name="T91">15</text:span></text:span></text:p>
            </table:table-cell>
          </table:table-row>
        </table:table-header-rows>
        <table:table-row table:style-name="Tableau5.2">
          <table:table-cell table:style-name="Tableau5.A1" office:value-type="string">
            <text:p text:style-name="P4"><text:span text:style-name="Police_20_par_20_défaut"><text:span text:style-name="T92">M1. Anaran’ny olona ao an-trano (soraty mitsangana)</text:span></text:span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5.B2" office:value-type="string">
            <text:p text:style-name="P32"/>
          </table:table-cell>
          <table:table-cell table:style-name="Tableau5.C2" office:value-type="string">
            <text:p text:style-name="P32"/>
          </table:table-cell>
          <table:table-cell table:style-name="Tableau5.D2" office:value-type="string">
            <text:p text:style-name="P32"/>
          </table:table-cell>
          <table:table-cell table:style-name="Tableau5.E2" office:value-type="string">
            <text:p text:style-name="P32"/>
          </table:table-cell>
          <table:table-cell table:style-name="Tableau5.F2" office:value-type="string">
            <text:p text:style-name="P32"/>
          </table:table-cell>
          <table:table-cell table:style-name="Tableau5.G2" office:value-type="string">
            <text:p text:style-name="P32"/>
          </table:table-cell>
          <table:table-cell table:style-name="Tableau5.H2" office:value-type="string">
            <text:p text:style-name="P32"/>
          </table:table-cell>
          <table:table-cell table:style-name="Tableau5.I2" office:value-type="string">
            <text:p text:style-name="P32"/>
          </table:table-cell>
          <table:table-cell table:style-name="Tableau5.J2" office:value-type="string">
            <text:p text:style-name="P32"/>
          </table:table-cell>
          <table:table-cell table:style-name="Tableau5.K2" office:value-type="string">
            <text:p text:style-name="P32"/>
          </table:table-cell>
          <table:table-cell table:style-name="Tableau5.L2" office:value-type="string">
            <text:p text:style-name="P32"/>
          </table:table-cell>
          <table:table-cell table:style-name="Tableau5.M2" office:value-type="string">
            <text:p text:style-name="P32"/>
          </table:table-cell>
          <table:table-cell table:style-name="Tableau5.N2" office:value-type="string">
            <text:p text:style-name="P32"/>
          </table:table-cell>
          <table:table-cell table:style-name="Tableau5.O2" office:value-type="string">
            <text:p text:style-name="P32"/>
          </table:table-cell>
          <table:table-cell table:style-name="Tableau5.P2" office:value-type="string">
            <text:p text:style-name="P32"/>
          </table:table-cell>
        </table:table-row>
        <table:table-row table:style-name="Tableau5.3">
          <table:table-cell table:style-name="Tableau5.A3" office:value-type="string">
            <text:p text:style-name="Standard"><text:span text:style-name="Police_20_par_20_défaut"><text:span text:style-name="T92">M6. </text:span></text:span><text:span text:style-name="Police_20_par_20_défaut"><text:span text:style-name="T93">Rohim-pihavanan’i Anarana amin’ny lohan-tokantrano? </text:span></text:span><text:span text:style-name="Police_20_par_20_défaut"><text:span text:style-name="T90">(</text:span></text:span><text:span text:style-name="Police_20_par_20_défaut"><text:span text:style-name="T94">Annexe 03)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33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33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33"><text:span text:style-name="Police_20_par_20_défaut"><text:span text:style-name="T95">|__|__|</text:span></text:span></text:p>
          </table:table-cell>
          <table:table-cell table:style-name="Tableau5.A1" office:value-type="string">
            <text:p text:style-name="P33"><text:span text:style-name="Police_20_par_20_défaut"><text:span text:style-name="T95">|__|__|</text:span></text:span></text:p>
          </table:table-cell>
        </table:table-row>
        <table:table-row table:style-name="Tableau5.3">
          <table:table-cell table:style-name="Tableau5.A4" office:value-type="string">
            <text:p text:style-name="Standard"><text:span text:style-name="Police_20_par_20_défaut"><text:span text:style-name="T92">M3 </text:span></text:span><text:span text:style-name="Police_20_par_20_défaut"><text:span text:style-name="T93">Eto an-tanana, « I Anarana» ve mohevi-tena ho :</text:span></text:span></text:p>
            <text:p text:style-name="Standard"><text:span text:style-name="Police_20_par_20_défaut"><text:span text:style-name="T96">1.</text:span></text:span><text:span text:style-name="Police_20_par_20_défaut"><text:span text:style-name="T97"> Tompon-tany <text:s text:c="2"/></text:span></text:span><text:span text:style-name="Police_20_par_20_défaut"><text:span text:style-name="T96">2.</text:span></text:span><text:span text:style-name="Police_20_par_20_défaut"><text:span text:style-name="T97"> Zana-tany <text:s text:c="2"/></text:span></text:span><text:span text:style-name="Police_20_par_20_défaut"><text:span text:style-name="T96">3.</text:span></text:span><text:span text:style-name="Police_20_par_20_défaut"><text:span text:style-name="T97"> Valivotaka <text:s/></text:span></text:span><text:span text:style-name="Police_20_par_20_défaut"><text:span text:style-name="T98">4.</text:span></text:span><text:span text:style-name="Police_20_par_20_défaut"><text:span text:style-name="T97"> Mpihavy <text:s/></text:span></text:span><text:span text:style-name="Police_20_par_20_défaut"><text:span text:style-name="T98">5.Mpandalo (</text:span></text:span><text:span text:style-name="Police_20_par_20_défaut"><text:span text:style-name="T97">Migrant temporaire</text:span></text:span><text:span text:style-name="Police_20_par_20_défaut"><text:span text:style-name="T98">.)</text:span></text:span><text:span text:style-name="Police_20_par_20_défaut"><text:span text:style-name="T97"> <text:s/>(</text:span></text:span><text:span text:style-name="Police_20_par_20_défaut"><text:span text:style-name="T96">Hoan’ny loham-pianakaviana sy ny Vadiny ihany</text:span></text:span><text:span text:style-name="Police_20_par_20_défaut"><text:span text:style-name="T97">)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5.5">
          <table:table-cell table:style-name="Tableau5.A5" office:value-type="string">
            <text:p text:style-name="Standard"><text:span text:style-name="Police_20_par_20_défaut"><text:span text:style-name="T92">M3a.</text:span></text:span><text:span text:style-name="Police_20_par_20_défaut"><text:span text:style-name="T93">Raha M3&gt;2 Aiza no misy ny tanin-drazany ( fasan-drazana, Lolo ????)</text:span></text:span><text:span text:style-name="Police_20_par_20_défaut"><text:span text:style-name="T99"> </text:span></text:span><text:span text:style-name="Police_20_par_20_défaut"><text:span text:style-name="T100">1.. Fokontany ao anatin’ny <text:s/>kaomina <text:s/>2. Kaomina ao antin’ny distrikta <text:s text:c="5"/>3. district <text:s text:c="2"/>hafa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5.6">
          <table:table-cell table:style-name="Tableau5.A6" office:value-type="string">
            <text:p text:style-name="Standard"><text:span text:style-name="Police_20_par_20_défaut"><text:span text:style-name="T92">M3b.</text:span></text:span><text:span text:style-name="Police_20_par_20_défaut"><text:span text:style-name="T93">Raha <text:s/>M3a=3 Aiza ny distrikta misy ny tanindrazany <text:s/>( fasan-drazana, Lolo  </text:span></text:span><text:span text:style-name="Police_20_par_20_défaut"><text:span text:style-name="T92"><text:s/>(</text:span></text:span><text:span text:style-name="Police_20_par_20_défaut"><text:span text:style-name="T93">District Annexe 1</text:span></text:span><text:span text:style-name="Police_20_par_20_défaut"><text:span text:style-name="T92">)</text:span></text:span></text:p>
          </table:table-cell>
          <table:table-cell table:style-name="Tableau5.A1" office:value-type="string">
            <text:p text:style-name="P34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35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36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37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38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39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39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40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41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41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41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42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42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42"><text:span text:style-name="Police_20_par_20_défaut"><text:span text:style-name="T95">|__|__|__|</text:span></text:span></text:p>
          </table:table-cell>
          <table:table-cell table:style-name="Tableau5.A1" office:value-type="string">
            <text:p text:style-name="P42"><text:span text:style-name="Police_20_par_20_défaut"><text:span text:style-name="T95">|__|__|__|</text:span></text:span></text:p>
          </table:table-cell>
        </table:table-row>
        <table:table-row table:style-name="Tableau5.7">
          <table:table-cell table:style-name="Tableau5.A7" office:value-type="string">
            <text:p text:style-name="Standard"><text:span text:style-name="Police_20_par_20_défaut"><text:span text:style-name="T101">M2a.Inona no satan’ny fonenan’i Anarana</text:span></text:span></text:p>
            <text:p text:style-name="Standard"><text:span text:style-name="Police_20_par_20_défaut"><text:span text:style-name="T102">1</text:span></text:span><text:span text:style-name="Police_20_par_20_défaut"><text:span text:style-name="T103">.</text:span></text:span><text:span text:style-name="Police_20_par_20_défaut"><text:span text:style-name="T104"> Mbola anisan’ny tokantrano <text:s text:c="5"/></text:span></text:span><text:span text:style-name="Police_20_par_20_défaut"><text:span text:style-name="T102">2</text:span></text:span><text:span text:style-name="Police_20_par_20_défaut"><text:span text:style-name="T103">.</text:span></text:span><text:span text:style-name="Police_20_par_20_défaut"><text:span text:style-name="T104"> Tsy anisan’ny tokantrano intsony </text:span></text:span><text:span text:style-name="Police_20_par_20_défaut"><text:span text:style-name="T102">3</text:span></text:span><text:span text:style-name="Police_20_par_20_défaut"><text:span text:style-name="T103">.</text:span></text:span><text:span text:style-name="Police_20_par_20_défaut"><text:span text:style-name="T104"> Mbola tsy tao @ tokantrano t@ fanadihadiana farany <text:s text:c="3"/></text:span></text:span><text:span text:style-name="Police_20_par_20_défaut"><text:span text:style-name="T102">4</text:span></text:span><text:span text:style-name="Police_20_par_20_défaut"><text:span text:style-name="T103">.</text:span></text:span><text:span text:style-name="Police_20_par_20_défaut"><text:span text:style-name="T104"> Tokantrano izay vao nohadihadiana <text:s text:c="6"/></text:span></text:span><text:span text:style-name="Police_20_par_20_défaut"><text:span text:style-name="T102">5</text:span></text:span><text:span text:style-name="Police_20_par_20_défaut"><text:span text:style-name="T103">.</text:span></text:span><text:span text:style-name="Police_20_par_20_défaut"><text:span text:style-name="T104"> Olona tsy fantatra </text:span></text:span><text:span text:style-name="Police_20_par_20_défaut"><text:span text:style-name="T105">6</text:span></text:span><text:span text:style-name="Police_20_par_20_défaut"><text:span text:style-name="T104">. Tokantrano nohadihadiana talohan’ny fanadihadiana farany<text:tab/><text:tab/></text:span></text:span><text:span text:style-name="Police_20_par_20_défaut"><text:span text:style-name="T106">Raha M2a=1/4/6, mankanesa Mg4a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5.8">
          <table:table-cell table:style-name="Tableau5.A1" office:value-type="string">
            <text:p text:style-name="Standard"><text:span text:style-name="Police_20_par_20_défaut"><text:span text:style-name="T101">M2b. Raha tsy anisan'ny tokantrano intsony i Anarana (M2a=2), inona no antony ? </text:span></text:span><text:span text:style-name="Police_20_par_20_défaut"><text:span text:style-name="T102">1. </text:span></text:span><text:span text:style-name="Police_20_par_20_défaut"><text:span text:style-name="T103">Fahafatesana </text:span></text:span><text:span text:style-name="Police_20_par_20_défaut"><text:span text:style-name="T102">2. </text:span></text:span><text:span text:style-name="Police_20_par_20_défaut"><text:span text:style-name="T103">Fanambadiana</text:span></text:span><text:span text:style-name="Police_20_par_20_défaut"><text:span text:style-name="T102"> 3. </text:span></text:span><text:span text:style-name="Police_20_par_20_défaut"><text:span text:style-name="T104">Fisaraham-panambadiana</text:span></text:span><text:span text:style-name="Police_20_par_20_défaut"><text:span text:style-name="T102"> 4. </text:span></text:span><text:span text:style-name="Police_20_par_20_défaut"><text:span text:style-name="T104">Fifindra-monina</text:span></text:span><text:span text:style-name="Police_20_par_20_défaut"><text:span text:style-name="T102"> 6. </text:span></text:span><text:span text:style-name="Police_20_par_20_défaut"><text:span text:style-name="T104">Fifindran-trano</text:span></text:span><text:span text:style-name="Police_20_par_20_défaut"><text:span text:style-name="T102"> 7. </text:span></text:span><text:span text:style-name="Police_20_par_20_défaut"><text:span text:style-name="T104">Fianarana </text:span></text:span><text:span text:style-name="Police_20_par_20_défaut"><text:span text:style-name="T102">8. </text:span></text:span><text:span text:style-name="Police_20_par_20_défaut"><text:span text:style-name="T104">Namonjy fianakaviana</text:span></text:span><text:span text:style-name="Police_20_par_20_défaut"><text:span text:style-name="T102"> 9. </text:span></text:span><text:span text:style-name="Police_20_par_20_défaut"><text:span text:style-name="T104">Disadisa @ tokantrano na fiaraha-monina </text:span></text:span><text:span text:style-name="Police_20_par_20_défaut"><text:span text:style-name="T102">5. </text:span></text:span><text:span text:style-name="Police_20_par_20_défaut"><text:span text:style-name="T104">Hafa </text:span></text:span><text:span text:style-name="Police_20_par_20_défaut"><text:span text:style-name="T102">___</text:span></text:span><text:span text:style-name="Police_20_par_20_défaut"><text:span text:style-name="T101">____________________________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5.8">
          <table:table-cell table:style-name="Tableau5.A1" office:value-type="string">
            <text:p text:style-name="P4"><text:span text:style-name="Police_20_par_20_défaut"><text:span text:style-name="T101">M2d. Raha mbola tsy tao @ tokantrano i Anarana t@</text:span></text:span></text:p>
            <text:p text:style-name="P4"><text:span text:style-name="Police_20_par_20_défaut"><text:span text:style-name="T101">fanadihadiana farany (M2a=3), inona no antony?</text:span></text:span></text:p>
            <text:p text:style-name="P4"><text:span text:style-name="Police_20_par_20_défaut"><text:span text:style-name="T101">1. </text:span></text:span><text:span text:style-name="Police_20_par_20_défaut"><text:span text:style-name="T103">Fahaterahana</text:span></text:span><text:span text:style-name="Police_20_par_20_défaut"><text:span text:style-name="T101"> 2. </text:span></text:span><text:span text:style-name="Police_20_par_20_défaut"><text:span text:style-name="T103">Fanambadiana</text:span></text:span><text:span text:style-name="Police_20_par_20_défaut"><text:span text:style-name="T101"> 3. </text:span></text:span><text:span text:style-name="Police_20_par_20_défaut"><text:span text:style-name="T103">Fifindra-monina</text:span></text:span><text:span text:style-name="Police_20_par_20_défaut"><text:span text:style-name="T101"> 4. </text:span></text:span><text:span text:style-name="Police_20_par_20_défaut"><text:span text:style-name="T103">Fiverenana ao an-tokantrano</text:span></text:span><text:span text:style-name="Police_20_par_20_défaut"><text:span text:style-name="T101"> 6. </text:span></text:span><text:span text:style-name="Police_20_par_20_défaut"><text:span text:style-name="T103">Fifindran-trano</text:span></text:span><text:span text:style-name="Police_20_par_20_défaut"><text:span text:style-name="T101"> 5. </text:span></text:span><text:span text:style-name="Police_20_par_20_défaut"><text:span text:style-name="T103">Hafa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5.8">
          <table:table-cell table:style-name="Tableau5.A1" office:value-type="string">
            <text:p text:style-name="P4"><text:span text:style-name="Police_20_par_20_défaut"><text:span text:style-name="T101">Mg4a. Inona no antony nahatongavan’i Anarana monina eto @ ity tanàna ity?</text:span></text:span><text:span text:style-name="Police_20_par_20_défaut"><text:span text:style-name="T107"> <text:s text:c="3"/></text:span></text:span><text:span text:style-name="Police_20_par_20_défaut"><text:span text:style-name="T102">1</text:span></text:span><text:span text:style-name="Police_20_par_20_défaut"><text:span text:style-name="T103">.</text:span></text:span><text:span text:style-name="Police_20_par_20_défaut"><text:span text:style-name="T104"> Teto no teraka na eto no tanindrazana <text:s text:c="3"/></text:span></text:span><text:span text:style-name="Police_20_par_20_défaut"><text:span text:style-name="T102">2</text:span></text:span><text:span text:style-name="Police_20_par_20_défaut"><text:span text:style-name="T103">.</text:span></text:span><text:span text:style-name="Police_20_par_20_défaut"><text:span text:style-name="T104"> Noho ny fanambadiana <text:s text:c="4"/></text:span></text:span><text:span text:style-name="Police_20_par_20_défaut"><text:span text:style-name="T102">3</text:span></text:span><text:span text:style-name="Police_20_par_20_défaut"><text:span text:style-name="T103">.</text:span></text:span><text:span text:style-name="Police_20_par_20_défaut"><text:span text:style-name="T104"> Asa aman-draharaha na fianarana <text:s text:c="2"/></text:span></text:span><text:span text:style-name="Police_20_par_20_défaut"><text:span text:style-name="T102">4</text:span></text:span><text:span text:style-name="Police_20_par_20_défaut"><text:span text:style-name="T103">.</text:span></text:span><text:span text:style-name="Police_20_par_20_défaut"><text:span text:style-name="T104"> Fanarahana fianakaviana na fiverenana ao an-tokantrano niaviana <text:s text:c="2"/></text:span></text:span><text:span text:style-name="Police_20_par_20_défaut"><text:span text:style-name="T102">5</text:span></text:span><text:span text:style-name="Police_20_par_20_défaut"><text:span text:style-name="T103">.</text:span></text:span><text:span text:style-name="Police_20_par_20_défaut"><text:span text:style-name="T104"> Noho ny olana ara-boajanahary tany @ faritra nialana <text:s text:c="5"/></text:span></text:span><text:span text:style-name="Police_20_par_20_défaut"><text:span text:style-name="T102">6</text:span></text:span><text:span text:style-name="Police_20_par_20_défaut"><text:span text:style-name="T103">. </text:span></text:span><text:span text:style-name="Police_20_par_20_défaut"><text:span text:style-name="T104">Tsy fandriampahalemana tany @ toerana nialana <text:s text:c="2"/></text:span></text:span><text:span text:style-name="Police_20_par_20_défaut"><text:span text:style-name="T102">7</text:span></text:span><text:span text:style-name="Police_20_par_20_défaut"><text:span text:style-name="T103">.</text:span></text:span><text:span text:style-name="Police_20_par_20_défaut"><text:span text:style-name="T104"> Noho ny fitadiavana harena voajanahary azo trandrahana <text:s text:c="3"/></text:span></text:span><text:span text:style-name="Police_20_par_20_défaut"><text:span text:style-name="T102">8</text:span></text:span><text:span text:style-name="Police_20_par_20_défaut"><text:span text:style-name="T103">.</text:span></text:span><text:span text:style-name="Police_20_par_20_défaut"><text:span text:style-name="T104"> Tsy fantatra/Efa ela loatra </text:span></text:span><text:span text:style-name="Police_20_par_20_défaut"><text:span text:style-name="T102">9</text:span></text:span><text:span text:style-name="Police_20_par_20_défaut"><text:span text:style-name="T103">. </text:span></text:span><text:span text:style-name="Police_20_par_20_défaut"><text:span text:style-name="T104">Hafa </text:span></text:span><text:span text:style-name="Police_20_par_20_défaut"><text:span text:style-name="T108">____________ ____________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5.11">
          <table:table-cell table:style-name="Tableau5.A11" office:value-type="string">
            <text:p text:style-name="Standard"><text:span text:style-name="Police_20_par_20_défaut"><text:span text:style-name="T101">M4. </text:span></text:span><text:span text:style-name="Police_20_par_20_défaut"><text:span text:style-name="T107">Lahy sa vavy i Anarana? <text:s text:c="4"/></text:span></text:span><text:span text:style-name="Police_20_par_20_défaut"><text:span text:style-name="T93">1.</text:span></text:span><text:span text:style-name="Police_20_par_20_défaut"><text:span text:style-name="T109"> Lahy <text:s text:c="17"/></text:span></text:span><text:span text:style-name="Police_20_par_20_défaut"><text:span text:style-name="T93">2.</text:span></text:span><text:span text:style-name="Police_20_par_20_défaut"><text:span text:style-name="T109"> Vavy</text:span></text:span></text:p>
          </table:table-cell>
          <table:table-cell table:style-name="Tableau5.B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C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D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E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F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G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H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I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J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K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L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M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N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O11" office:value-type="string">
            <text:p text:style-name="P2"><text:span text:style-name="Police_20_par_20_défaut"><text:span text:style-name="T95">|__|</text:span></text:span></text:p>
          </table:table-cell>
          <table:table-cell table:style-name="Tableau5.P11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5.12">
          <table:table-cell table:style-name="Tableau5.A12" office:value-type="string">
            <text:p text:style-name="Standard"><text:span text:style-name="Police_20_par_20_défaut"><text:span text:style-name="T101">M5. </text:span></text:span><text:span text:style-name="Police_20_par_20_défaut"><text:span text:style-name="T107">Firy taona i Anarana?</text:span></text:span><text:span text:style-name="Police_20_par_20_défaut"><text:span text:style-name="T110">(Omeo ny taona feno)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</table:table-row>
        <table:table-row>
          <table:table-cell table:style-name="Tableau5.A13" office:value-type="string">
            <text:p text:style-name="Standard"><text:span text:style-name="Police_20_par_20_défaut"><text:span text:style-name="T90">Mg4b. Inona <text:s/>ny <text:s/>fombandrazana <text:s/>arahin’i <text:s/>« Anarana » </text:span></text:span><text:span text:style-name="Police_20_par_20_défaut"><text:span text:style-name="T94">(mihoatra ny 15 taona) <text:s/>(Annexe 2)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</table:table-row>
        <text:soft-page-break/>
        <table:table-row>
          <table:table-cell table:style-name="Tableau5.A14" office:value-type="string">
            <text:p text:style-name="Default"><text:span text:style-name="Police_20_par_20_défaut"><text:span text:style-name="T112">Mg4c </text:span></text:span><text:span text:style-name="Police_20_par_20_défaut"><text:span text:style-name="T113">Taiza no teraka i Anarana (lohantokantrano sy ny vadiny ihany)? </text:span></text:span><text:span text:style-name="Police_20_par_20_défaut"><text:span text:style-name="T114">01. </text:span></text:span><text:span text:style-name="Police_20_par_20_défaut"><text:span text:style-name="T115">Eo @ fokontany </text:span></text:span><text:span text:style-name="Police_20_par_20_défaut"><text:span text:style-name="T114">02. </text:span></text:span><text:span text:style-name="Police_20_par_20_défaut"><text:span text:style-name="T115">Fokontany hafa fa Kaominina iray </text:span></text:span><text:span text:style-name="Police_20_par_20_défaut"><text:span text:style-name="T114">03. </text:span></text:span><text:span text:style-name="Police_20_par_20_défaut"><text:span text:style-name="T115">Kaominina hafa fa Faritra iray </text:span></text:span><text:span text:style-name="Police_20_par_20_défaut"><text:span text:style-name="T114">04. </text:span></text:span><text:span text:style-name="Police_20_par_20_défaut"><text:span text:style-name="T116">Faritra hafa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</table:table-row>
        <table:table-row table:style-name="Tableau5.15">
          <table:table-cell table:style-name="Tableau5.A15" office:value-type="string">
            <text:p text:style-name="Standard"><text:span text:style-name="Police_20_par_20_défaut"><text:span text:style-name="T92">Mg4d</text:span></text:span><text:span text:style-name="Police_20_par_20_défaut"><text:span text:style-name="T93">. Raha avy any @ faritra hafa, aiza?(Annexe 1)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</text:span></text:span></text:p>
          </table:table-cell>
        </table:table-row>
        <table:table-row table:style-name="Tableau5.16">
          <table:table-cell table:style-name="Tableau5.A16" office:value-type="string">
            <text:p text:style-name="P43"><text:span text:style-name="Police_20_par_20_défaut"><text:span text:style-name="T92">Mg4e- </text:span></text:span><text:span text:style-name="Police_20_par_20_défaut"><text:span text:style-name="T93">Raha tsy avy eto an-tanàna, oviana ny lohantokantrano no nonina teto?</text:span></text:span><text:span text:style-name="Police_20_par_20_défaut"><text:span text:style-name="T92"> (M3&gt;2) </text:span></text:span><text:span text:style-name="Police_20_par_20_défaut"><text:span text:style-name="T109">1</text:span></text:span><text:change-start text:change-id="ct1999363275872"/><text:span text:style-name="Police_20_par_20_défaut"><text:span text:style-name="T104">.Talohan’ny taona 1980 2. Nanomboka ny taona 1980 3. Nanomboka ny taona 90 4. Nanomboka ny taona 2000 5. </text:span></text:span><text:span text:style-name="Police_20_par_20_défaut"><text:span text:style-name="T104"><office:annotation office:name="__Annotation__27576_708793315" loext:resolved="false"><dc:creator>Auteur inconnu</dc:creator><dc:date>2025-08-07T11:14:22.957269000</dc:date><text:p text:style-name="Comment">Tsy tokony ampiana modalité « 6. Nanomboka ny taona 2020 » ? ve ?</text:p></office:annotation></text:span></text:span><text:span text:style-name="Police_20_par_20_défaut"><text:span text:style-name="T104">Nanomboka ny taona 2010</text:span></text:span><office:annotation-end office:name="__Annotation__27576_708793315"/><text:change-end text:change-id="ct1999363275872"/><text:change-start text:change-id="ct1999363236416"/><text:span text:style-name="Police_20_par_20_défaut"><text:span text:style-name="T104"> 5. </text:span></text:span><text:span text:style-name="Police_20_par_20_défaut"><text:span text:style-name="T104"><office:annotation office:name="__Annotation__27576_708793315 Copie 1" loext:resolved="false"><dc:creator>Auteur inconnu</dc:creator><dc:date>2025-08-07T11:14:22.957269000</dc:date><text:p text:style-name="Comment">Tsy tokony ampiana modalité « 6. Nanomboka ny taona 2020 » ? ve ?</text:p></office:annotation></text:span></text:span><text:span text:style-name="Police_20_par_20_défaut"><text:span text:style-name="T104">Nanomboka ny taona 2020</text:span></text:span><office:annotation-end office:name="__Annotation__27576_708793315 Copie 1"/><text:change-end text:change-id="ct1999363236416"/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</text:span></text:span></text:p>
          </table:table-cell>
        </table:table-row>
        <table:table-row table:style-name="Tableau5.17">
          <table:table-cell table:style-name="Tableau5.A17" office:value-type="string">
            <text:p text:style-name="Standard"><text:span text:style-name="Police_20_par_20_défaut"><text:span text:style-name="T92">IDP. </text:span></text:span><text:span text:style-name="Police_20_par_20_défaut"><text:span text:style-name="T107">Iza no ray niteraka an’i Anarana? </text:span></text:span><text:span text:style-name="Police_20_par_20_défaut"><text:span text:style-name="T117">(Marika fanavahana ny </text:span></text:span><text:span text:style-name="Police_20_par_20_défaut"><text:span text:style-name="T99">ray)</text:span></text:span></text:p>
            <text:p text:style-name="Standard"><text:span text:style-name="Police_20_par_20_défaut"><text:span text:style-name="T93">77. Tsy ao anatin’ny tokantrano 88. Efa maty 99- Tsy fantatra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</table:table-row>
        <table:table-row table:style-name="Tableau5.17">
          <table:table-cell table:style-name="Tableau5.A18" office:value-type="string">
            <text:p text:style-name="Standard"><text:span text:style-name="Police_20_par_20_défaut"><text:span text:style-name="T92">IDM. </text:span></text:span><text:span text:style-name="Police_20_par_20_défaut"><text:span text:style-name="T107">Iza no reny niteraka an’i Anarana?</text:span></text:span><text:span text:style-name="Police_20_par_20_défaut"><text:span text:style-name="T101"> </text:span></text:span><text:span text:style-name="Police_20_par_20_défaut"><text:span text:style-name="T117">(Marika fanavahana ny reny) </text:span></text:span><text:span text:style-name="Police_20_par_20_défaut"><text:span text:style-name="T118">77. Tsy ao anatin’ny tokantrano 88. Efa maty 99- Tsy fantatra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  <table:table-cell table:style-name="Tableau5.A1" office:value-type="string">
            <text:p text:style-name="P2"><text:span text:style-name="Police_20_par_20_défaut"><text:span text:style-name="T97">|__|__|</text:span></text:span></text:p>
          </table:table-cell>
        </table:table-row>
        <table:table-row table:style-name="Tableau5.17">
          <table:table-cell table:style-name="Tableau5.A19" office:value-type="string">
            <text:p text:style-name="Standard"><office:annotation office:name="__Annotation__27577_708793315" loext:resolved="true"><dc:creator>Auteur inconnu</dc:creator><dc:date>2025-08-07T11:17:13.373996000</dc:date><text:p text:style-name="Comment">Tsy tokony ampiana modalité « Mariazy relijiozy » ve ?. Satria raha tsy diso aho ny mpino silamo afaka manantona Imam amin’ ny voalohany dia tsy voatery misoratra ara-panjakana intsony</text:p><text:p text:style-name="Comment">OK.</text:p></office:annotation><text:span text:style-name="Police_20_par_20_défaut"><text:span text:style-name="T92">M7. </text:span></text:span><office:annotation-end office:name="__Annotation__27577_708793315"/><text:span text:style-name="Police_20_par_20_défaut"><text:span text:style-name="T101">.</text:span></text:span><text:span text:style-name="Police_20_par_20_défaut"><text:span text:style-name="T107">Inona no satam-panambadian’i Anarana?<text:tab/></text:span></text:span><text:span text:style-name="Police_20_par_20_défaut"><text:span text:style-name="T102">1</text:span></text:span><text:span text:style-name="Police_20_par_20_défaut"><text:span text:style-name="T103">. Mpitovo</text:span></text:span></text:p>
            <text:p text:style-name="Standard"><text:span text:style-name="Police_20_par_20_défaut"><text:span text:style-name="T102">2</text:span></text:span><text:span text:style-name="Police_20_par_20_défaut"><text:span text:style-name="T103">. Manambady ara-pomba nentin-drazana <text:s text:c="3"/></text:span></text:span><text:span text:style-name="Police_20_par_20_défaut"><text:span text:style-name="T102">3</text:span></text:span><text:span text:style-name="Police_20_par_20_défaut"><text:span text:style-name="T103">. Fiarahana tsotra </text:span></text:span><text:span text:style-name="Police_20_par_20_défaut"><text:span text:style-name="T102">4</text:span></text:span><text:span text:style-name="Police_20_par_20_défaut"><text:span text:style-name="T103">. Nisara-bady <text:s text:c="3"/></text:span></text:span><text:span text:style-name="Police_20_par_20_défaut"><text:span text:style-name="T102">5</text:span></text:span><text:span text:style-name="Police_20_par_20_défaut"><text:span text:style-name="T103">. Maty vady <text:s text:c="3"/></text:span></text:span><text:span text:style-name="Police_20_par_20_défaut"><text:span text:style-name="T102">6</text:span></text:span><text:span text:style-name="Police_20_par_20_défaut"><text:span text:style-name="T103">. Lehilahy mampirafy / ampirafesina na vehivavy mampirafy/ampirafesina <text:s text:c="3"/></text:span></text:span><text:span text:style-name="Police_20_par_20_défaut"><text:span text:style-name="T102">7</text:span></text:span><text:span text:style-name="Police_20_par_20_défaut"><text:span text:style-name="T103">. Manambady vita soratra</text:span></text:span><text:change-start text:change-id="ct2001376171520"/><text:span text:style-name="Police_20_par_20_défaut"><text:span text:style-name="T103"> <text:s/></text:span></text:span><text:span text:style-name="Police_20_par_20_défaut"><text:span text:style-name="T119">8 ara-pivavahana</text:span></text:span><text:change-end text:change-id="ct2001376171520"/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</table:table-row>
        <table:table-row table:style-name="Tableau5.17">
          <table:table-cell table:style-name="Tableau5.A20" office:value-type="string">
            <text:p text:style-name="Standard"><text:span text:style-name="Police_20_par_20_défaut"><text:span text:style-name="T92">S1a. </text:span></text:span><text:span text:style-name="Police_20_par_20_défaut"><text:span text:style-name="T121">. </text:span></text:span><text:span text:style-name="Police_20_par_20_défaut"><text:span text:style-name="T93">Mahay mamaky teny </text:span></text:span><text:span text:style-name="Police_20_par_20_défaut"><text:span text:style-name="T122">ve i </text:span></text:span><text:span text:style-name="Police_20_par_20_défaut"><text:span text:style-name="T93">Anarana</text:span></text:span><text:span text:style-name="Police_20_par_20_défaut"><text:span text:style-name="T122">?</text:span></text:span></text:p>
            <text:p text:style-name="P2"><text:span text:style-name="Police_20_par_20_défaut"><text:span text:style-name="T94">1. </text:span></text:span><text:span text:style-name="Police_20_par_20_défaut"><text:span text:style-name="T123">Eny <text:s text:c="4"/></text:span></text:span><text:span text:style-name="Police_20_par_20_défaut"><text:span text:style-name="T94">2.</text:span></text:span><text:span text:style-name="Police_20_par_20_défaut"><text:span text:style-name="T123"> Miezaka <text:s text:c="5"/></text:span></text:span><text:span text:style-name="Police_20_par_20_défaut"><text:span text:style-name="T94">3.</text:span></text:span><text:span text:style-name="Police_20_par_20_défaut"><text:span text:style-name="T123"> Tsia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</table:table-row>
        <table:table-row table:style-name="Tableau5.17">
          <table:table-cell table:style-name="Tableau5.A21" office:value-type="string">
            <text:p text:style-name="Standard"><text:span text:style-name="Police_20_par_20_défaut"><text:span text:style-name="T92">S1b. </text:span></text:span><text:span text:style-name="Police_20_par_20_défaut"><text:span text:style-name="T122">Mahay manoratra ve i </text:span></text:span><text:span text:style-name="Police_20_par_20_défaut"><text:span text:style-name="T107">Anarana?</text:span></text:span></text:p>
            <text:p text:style-name="P2"><text:span text:style-name="Police_20_par_20_défaut"><text:span text:style-name="T122">1. </text:span></text:span><text:span text:style-name="Police_20_par_20_défaut"><text:span text:style-name="T124">Eny <text:s text:c="4"/></text:span></text:span><text:span text:style-name="Police_20_par_20_défaut"><text:span text:style-name="T122">2.</text:span></text:span><text:span text:style-name="Police_20_par_20_défaut"><text:span text:style-name="T124"> Miezaka <text:s text:c="4"/></text:span></text:span><text:span text:style-name="Police_20_par_20_défaut"><text:span text:style-name="T122">3.</text:span></text:span><text:span text:style-name="Police_20_par_20_défaut"><text:span text:style-name="T125">Tsia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</table:table-row>
        <table:table-row table:style-name="Tableau5.22">
          <table:table-cell table:style-name="Tableau5.A22" office:value-type="string">
            <text:p text:style-name="Standard"><text:span text:style-name="Police_20_par_20_défaut"><text:span text:style-name="T92">S2. </text:span></text:span><text:span text:style-name="Police_20_par_20_défaut"><text:span text:style-name="T107">Nandia fianarana tany an-tsekoly </text:span></text:span><text:span text:style-name="Police_20_par_20_défaut"><text:span text:style-name="T122">ve i </text:span></text:span><text:span text:style-name="Police_20_par_20_défaut"><text:span text:style-name="T107">Anarana</text:span></text:span><text:span text:style-name="Police_20_par_20_défaut"><text:span text:style-name="T101">?</text:span></text:span></text:p>
            <text:p text:style-name="P2"><text:span text:style-name="Police_20_par_20_défaut"><text:span text:style-name="T107">1.</text:span></text:span><text:span text:style-name="Police_20_par_20_défaut"><text:span text:style-name="T108"> Eny<text:tab/></text:span></text:span><text:span text:style-name="Police_20_par_20_défaut"><text:span text:style-name="T107">2.</text:span></text:span><text:span text:style-name="Police_20_par_20_défaut"><text:span text:style-name="T108"> Tsia <text:s/><text:tab/></text:span></text:span><text:span text:style-name="Police_20_par_20_défaut"><text:span text:style-name="T126">Tsia : Mankanesa S5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</table:table-row>
        <table:table-row table:style-name="Tableau5.23">
          <table:table-cell table:style-name="Tableau5.A23" office:value-type="string">
            <text:p text:style-name="P44"><text:span text:style-name="Police_20_par_20_défaut"><text:span text:style-name="T92">S3a.</text:span></text:span><text:span text:style-name="Police_20_par_20_défaut"><text:span text:style-name="T101"> </text:span></text:span><text:span text:style-name="Police_20_par_20_défaut"><text:span text:style-name="T107">Kilasy fahafiry no narahin’</text:span></text:span><text:span text:style-name="Police_20_par_20_défaut"><text:span text:style-name="T122"> i </text:span></text:span><text:span text:style-name="Police_20_par_20_défaut"><text:span text:style-name="T127">Anarana</text:span></text:span><text:span text:style-name="Police_20_par_20_défaut"><text:span text:style-name="T107"> farany ?</text:span></text:span></text:p>
            <text:p text:style-name="P45"><text:span text:style-name="Police_20_par_20_défaut"><text:span text:style-name="T128">(kilasy nahazoana fahombiazana ao @ </text:span></text:span><text:span text:style-name="Police_20_par_20_défaut"><text:span text:style-name="T129">Annexe 05</text:span></text:span><text:span text:style-name="Police_20_par_20_défaut"><text:span text:style-name="T128">)</text:span></text:span><text:span text:style-name="Police_20_par_20_défaut"><text:span text:style-name="T130">)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</table:table-row>
        <table:table-row table:style-name="Tableau5.24">
          <table:table-cell table:style-name="Tableau5.A24" office:value-type="string">
            <text:p text:style-name="P46"><text:span text:style-name="Police_20_par_20_défaut"><text:span text:style-name="T92">SCO1. </text:span></text:span><text:span text:style-name="Police_20_par_20_défaut"><text:span text:style-name="T122">Raha &lt;=25 taona (&gt;=03), niditra nianatra ve i </text:span></text:span><text:span text:style-name="Police_20_par_20_défaut"><text:span text:style-name="T107">Anarana</text:span></text:span><text:span text:style-name="Police_20_par_20_défaut"><text:span text:style-name="T122"> t@ taompianarana 2023-2025? <text:s text:c="4"/>1.</text:span></text:span><text:span text:style-name="Police_20_par_20_défaut"><text:span text:style-name="T124"> Eny <text:s text:c="7"/></text:span></text:span><text:span text:style-name="Police_20_par_20_défaut"><text:span text:style-name="T122">2.</text:span></text:span><text:span text:style-name="Police_20_par_20_défaut"><text:span text:style-name="T124"> Tsia <text:s text:c="11"/></text:span></text:span><text:span text:style-name="Police_20_par_20_défaut"><text:span text:style-name="T132">Tsia : Mankanesa S5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5.A1" office:value-type="string">
            <text:p text:style-name="P2"><text:span text:style-name="Police_20_par_20_défaut"><text:span text:style-name="T120">|__|</text:span></text:span></text:p>
          </table:table-cell>
        </table:table-row>
        <table:table-row table:style-name="Tableau5.25">
          <table:table-cell table:style-name="Tableau5.A25" office:value-type="string">
            <text:p text:style-name="P19"><text:span text:style-name="Police_20_par_20_défaut"><text:span text:style-name="T92">SCO2. </text:span></text:span><text:span text:style-name="Police_20_par_20_défaut"><text:span text:style-name="T122">R</text:span></text:span><text:span text:style-name="Police_20_par_20_défaut"><text:span text:style-name="T93">aha Eny, kilas</text:span></text:span><text:span text:style-name="Police_20_par_20_défaut"><text:span text:style-name="T127">y fahafiry?</text:span></text:span><text:span text:style-name="Police_20_par_20_défaut"><text:span text:style-name="T133"> Mankanesa @ A1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1">|__|__|</text:span></text:span></text:p>
          </table:table-cell>
        </table:table-row>
        <table:table-row table:style-name="Tableau5.25">
          <table:table-cell table:style-name="Tableau5.A1" office:value-type="string">
            <text:p text:style-name="P19"><text:span text:style-name="Police_20_par_20_défaut"><text:span text:style-name="T92">S5. </text:span></text:span><text:span text:style-name="Police_20_par_20_défaut"><text:span text:style-name="T122">Nahoana i </text:span></text:span><text:span text:style-name="Police_20_par_20_défaut"><text:span text:style-name="T127">Anarana</text:span></text:span><text:span text:style-name="Police_20_par_20_défaut"><text:span text:style-name="T122"> no nijanona na tsy tany an-tsekoly mihitsy</text:span></text:span><text:span text:style-name="Police_20_par_20_défaut"><text:span text:style-name="T121">?</text:span></text:span><text:span text:style-name="Police_20_par_20_défaut"><text:span text:style-name="T134">(Annexe 04)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</table:table-row>
        <table:table-row table:style-name="Tableau5.27">
          <table:table-cell table:style-name="Tableau5.A1" table:number-columns-spanned="16" office:value-type="string">
            <text:p text:style-name="Standard"><text:span text:style-name="Police_20_par_20_défaut"><text:span text:style-name="T98">A. ASA NATAON’NY TOKANTRANO T@PR 2025 (A) (ireo mihoatra ny 15 taona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8">
          <table:table-cell table:style-name="Tableau5.A1" office:value-type="string">
            <text:p text:style-name="P19"><text:span text:style-name="Police_20_par_20_défaut"><text:span text:style-name="T92">A1. </text:span></text:span><text:span text:style-name="Police_20_par_20_défaut"><text:span text:style-name="T136">Inona no fototr’asan’</text:span></text:span><text:span text:style-name="Police_20_par_20_défaut"><text:span text:style-name="T122"> i </text:span></text:span><text:span text:style-name="Police_20_par_20_défaut"><text:span text:style-name="T107">Anarana </text:span></text:span><text:span text:style-name="Police_20_par_20_défaut"><text:span text:style-name="T136">? </text:span></text:span><text:span text:style-name="Police_20_par_20_défaut"><text:span text:style-name="T137">(Annexe 06)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11">|__|__|__|</text:span></text:span></text:p>
          </table:table-cell>
        </table:table-row>
        <table:table-row table:style-name="Tableau5.29">
          <table:table-cell table:style-name="Tableau5.A1" office:value-type="string">
            <text:p text:style-name="P19"><text:span text:style-name="Police_20_par_20_défaut"><text:span text:style-name="T92">Aa2. </text:span></text:span><text:span text:style-name="Police_20_par_20_défaut"><text:span text:style-name="T93">Manao asa fambolena na fiompiana na jono ve i Anarana?</text:span></text:span></text:p>
            <text:p text:style-name="P19"><text:span text:style-name="Police_20_par_20_défaut"><text:span text:style-name="T94">1. Eny, fototrasa 2. Eny, vadinasa 3.Tsia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</table:table-row>
        <table:table-row table:style-name="Tableau5.29">
          <table:table-cell table:style-name="Tableau5.A1" office:value-type="string">
            <text:p text:style-name="P19"><text:span text:style-name="Police_20_par_20_défaut"><text:span text:style-name="T92">Aa3. </text:span></text:span><text:span text:style-name="Police_20_par_20_défaut"><text:span text:style-name="T93">Nandray tambiny ve i Anarana t@ io asa io ka nampidi-bola na zavatra ho an’ny tokantrano?</text:span></text:span></text:p>
            <text:p text:style-name="P19"><text:span text:style-name="Police_20_par_20_défaut"><text:span text:style-name="T94">1. Eny, fototrasa 2. Eny, vadinasa 3.Tsia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</table:table-row>
        <table:table-row table:style-name="Tableau5.29">
          <table:table-cell table:style-name="Tableau5.A1" office:value-type="string">
            <text:p text:style-name="P19"><text:span text:style-name="Police_20_par_20_défaut"><text:span text:style-name="T92">Aa4. </text:span></text:span><text:span text:style-name="Police_20_par_20_défaut"><text:span text:style-name="T93">Miasa mikarama ivelan’ny fambolena sy fiompiana ve i Anarana?</text:span></text:span><text:span text:style-name="Police_20_par_20_défaut"><text:span text:style-name="T92"> </text:span></text:span><text:span text:style-name="Police_20_par_20_défaut"><text:span text:style-name="T94">1. Eny, fotrotrasa 2. Eny, vadinasa 3. Tsia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</table:table-row>
        <table:table-row table:style-name="Tableau5.29">
          <table:table-cell table:style-name="Tableau5.A1" office:value-type="string">
            <text:p text:style-name="P19"><text:span text:style-name="Police_20_par_20_défaut"><text:span text:style-name="T92">Aa5. </text:span></text:span><text:span text:style-name="Police_20_par_20_défaut"><text:span text:style-name="T93">Manao asa mahaleotena ankoatra ny fambolena, fiompiana ary jono ve i Anarana?</text:span></text:span><text:span text:style-name="Police_20_par_20_défaut"><text:span text:style-name="T92"> </text:span></text:span><text:span text:style-name="Police_20_par_20_défaut"><text:span text:style-name="T94">1. Eny, fototrasa 2. Eny, vadinasa 3. Tsia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  <table:table-cell table:style-name="Tableau5.A1" office:value-type="string">
            <text:p text:style-name="tableau"><text:span text:style-name="Police_20_par_20_défaut"><text:span text:style-name="T135">|__|</text:span></text:span></text:p>
          </table:table-cell>
        </table:table-row>
      </table:table>
      <text:p text:style-name="P47"/>
      <text:p text:style-name="P48"><text:span text:style-name="Police_20_par_20_défaut"><text:span text:style-name="T138">NY ASA FIHARIAN’NY TOKANTRANO T@ PR 2025 (SAC) : IZAY ASA REHETRA MAMPIDI-BOLA</text:span>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Standard"><text:span text:style-name="Police_20_par_20_défaut"><text:span text:style-name="T96">SAC1 : FAMOKARANA ARA-PAMBOLENA</text:span></text:span><text:span text:style-name="Police_20_par_20_défaut"><text:span text:style-name="T139"> : SAC 1a</text:span></text:span><text:span text:style-name="Police_20_par_20_défaut"><text:span text:style-name="T140">. Manao asa fambolena na fiompiana na jono ve ny tokantrano? <text:tab/>1. Eny =&gt; SAC1b <text:tab/>2. </text:span></text:span><text:span text:style-name="Police_20_par_20_défaut"><text:span text:style-name="T141">Tsia =&gt; SAC2</text:span></text:span></text:p>
          </table:table-cell>
          <table:table-cell table:style-name="Tableau6.B1" table:number-columns-spanned="2" office:value-type="string">
            <text:p text:style-name="P49">|__|</text:p>
          </table:table-cell>
          <table:covered-table-cell/>
        </table:table-row>
        <table:table-row>
          <table:table-cell table:style-name="Tableau6.A1" office:value-type="string">
            <text:p text:style-name="Standard"><text:span text:style-name="Police_20_par_20_défaut"><text:span text:style-name="T142">SAC1b. </text:span></text:span><text:span text:style-name="Police_20_par_20_défaut"><text:span text:style-name="T143">Iza ato @ tokantrano no tomponandraikitra amin’ny asa famokarana (mandray fanapahan-kevitra) ? Anarana sy marika olona (M). Mety ho valinteny 2 raha toa ka iraisana ny fanapahan-kevitra Anarana _____________________________ Anarana ______________________________</text:span></text:span></text:p>
          </table:table-cell>
          <table:table-cell table:style-name="Tableau6.B1" table:number-columns-spanned="2" office:value-type="string">
            <text:p text:style-name="P49">|__|__|</text:p>
            <text:p text:style-name="P49">|__|__|</text:p>
          </table:table-cell>
          <table:covered-table-cell/>
        </table:table-row>
        <table:table-row>
          <table:table-cell table:style-name="Tableau6.A1" table:number-columns-spanned="2" office:value-type="string">
            <text:p text:style-name="Standard"><text:span text:style-name="Police_20_par_20_défaut"><text:span text:style-name="T144">SAC2 </text:span></text:span><text:span text:style-name="Police_20_par_20_défaut"><text:span text:style-name="T145">: </text:span></text:span><text:span text:style-name="Police_20_par_20_défaut"><text:span text:style-name="T146">SARAKATSAHA</text:span></text:span><text:span text:style-name="Police_20_par_20_défaut"><text:span text:style-name="T147"> <text:s text:c="3"/>SAC2a. </text:span></text:span><text:span text:style-name="Police_20_par_20_défaut"><text:span text:style-name="T148">Misy mpikambana ato an-tokantrano ve manao sarakatsaha mahakasika ny fambolena, fiompiana na jono ? 1. Eny =&gt; SAC2b 2. Tsia =&gt; SAC4</text:span></text:span></text:p>
          </table:table-cell>
          <table:covered-table-cell/>
          <table:table-cell table:style-name="Tableau6.B1" office:value-type="string">
            <text:p text:style-name="P2"><text:span text:style-name="Police_20_par_20_défaut"><text:span text:style-name="T149">|___|</text:span></text:span></text:p>
          </table:table-cell>
        </table:table-row>
        <table:table-row table:style-name="Tableau6.4">
          <table:table-cell table:style-name="Tableau6.A1" office:value-type="string">
            <text:p text:style-name="P17"><text:span text:style-name="Police_20_par_20_défaut"><text:span text:style-name="T150">SAC2b. </text:span></text:span><text:span text:style-name="Police_20_par_20_défaut"><text:span text:style-name="T151">Nisy fotoana ve tao anatin’ny taona, nitady asa momba ny</text:span></text:span><text:span text:style-name="Police_20_par_20_défaut"><text:span text:style-name="T148"> sarakatsaha </text:span></text:span><text:span text:style-name="Police_20_par_20_défaut"><text:span text:style-name="T151">ny mpikambana ato an-tokantrano nefa tsy nahita?</text:span></text:span><text:span text:style-name="Police_20_par_20_défaut"><text:span text:style-name="T150"> <text:tab/></text:span></text:span><text:span text:style-name="Police_20_par_20_défaut"><text:span text:style-name="T151">1. Eny <text:tab/><text:tab/>2. Tsia</text:span></text:span></text:p>
          </table:table-cell>
          <table:table-cell table:style-name="Tableau6.B1" table:number-columns-spanned="2" office:value-type="string">
            <text:p text:style-name="P2"><text:span text:style-name="Police_20_par_20_défaut"><text:span text:style-name="T149">|___|</text:span></text:span></text:p>
          </table:table-cell>
          <table:covered-table-cell/>
        </table:table-row>
      </table:table>
      <text:p text:style-name="P2"><text:span text:style-name="Police_20_par_20_défaut"><text:span text:style-name="T152">SAC3-</text:span></text:span><text:span text:style-name="Police_20_par_20_défaut"><text:span text:style-name="T153">SARAKATSAHA </text:span></text:span><text:span text:style-name="Police_20_par_20_défaut"><text:span text:style-name="T152">: Andalana <text:s/>iray ho an’ny olona iray sy asa iray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column table:style-name="Tableau7.J"/>
        <table:table-column table:style-name="Tableau7.K"/>
        <table:table-column table:style-name="Tableau7.L"/>
        <table:table-column table:style-name="Tableau7.M"/>
        <table:table-row table:style-name="Tableau7.1">
          <table:table-cell table:style-name="Tableau7.A1" office:value-type="string">
            <text:p text:style-name="P32"/>
          </table:table-cell>
          <table:table-cell table:style-name="Tableau7.B1" office:value-type="string">
            <text:p text:style-name="Standard"><text:span text:style-name="Police_20_par_20_défaut"><text:span text:style-name="T144">SAC3a</text:span></text:span><text:span text:style-name="Police_20_par_20_défaut"><text:span text:style-name="T95">- Anarana</text:span></text:span></text:p>
          </table:table-cell>
          <table:table-cell table:style-name="Tableau7.C1" office:value-type="string">
            <text:p text:style-name="Standard"><text:span text:style-name="Police_20_par_20_défaut"><text:span text:style-name="T144">SAC3b</text:span></text:span><text:span text:style-name="Police_20_par_20_défaut"><text:span text:style-name="T95">-Marika olona</text:span></text:span></text:p>
          </table:table-cell>
          <table:table-cell table:style-name="Tableau7.B1" office:value-type="string">
            <text:p text:style-name="Standard"><text:span text:style-name="Police_20_par_20_défaut"><text:span text:style-name="T96">SAC3c</text:span></text:span><text:span text:style-name="Police_20_par_20_défaut"><text:span text:style-name="T97">-Volana inona tao anatin’ny taona « Anarana » no nanao io asa io ?</text:span></text:span></text:p>
          </table:table-cell>
          <table:table-cell table:style-name="Tableau7.B1" office:value-type="string">
            <text:p text:style-name="P50"><text:span text:style-name="Police_20_par_20_défaut"><text:span text:style-name="T96">SAC3d</text:span></text:span><text:span text:style-name="Police_20_par_20_défaut"><text:span text:style-name="T97">-Aiza i « Anarana » no manao io asa io ?</text:span></text:span></text:p>
          </table:table-cell>
          <table:table-cell table:style-name="Tableau7.B1" office:value-type="string">
            <text:p text:style-name="P50"><text:span text:style-name="Police_20_par_20_défaut"><text:span text:style-name="T96">SAC3e</text:span></text:span><text:span text:style-name="Police_20_par_20_défaut"><text:span text:style-name="T97">-Iantohana sakafo any @ toerana hiasany ve i « anarana » ?</text:span></text:span></text:p>
          </table:table-cell>
          <table:table-cell table:style-name="Tableau7.B1" office:value-type="string">
            <text:p text:style-name="P50"><text:span text:style-name="Police_20_par_20_défaut"><text:span text:style-name="T96">SAC3f</text:span></text:span><text:span text:style-name="Police_20_par_20_défaut"><text:span text:style-name="T97">-Endrika karama azon’i « Anarana »</text:span></text:span></text:p>
          </table:table-cell>
          <table:table-cell table:style-name="Tableau7.B1" office:value-type="string">
            <text:p text:style-name="Standard"><text:span text:style-name="Police_20_par_20_défaut"><text:span text:style-name="T96">SAC3g</text:span></text:span><text:span text:style-name="Police_20_par_20_défaut"><text:span text:style-name="T97">-Raha vola, tazomin’i «Anarana» ho an’ny fandaniany manokana ve ?*</text:span></text:span></text:p>
          </table:table-cell>
          <table:table-cell table:style-name="Tableau7.B1" office:value-type="string">
            <text:p text:style-name="Standard"><text:span text:style-name="Police_20_par_20_défaut"><text:span text:style-name="T96">SAC3h</text:span></text:span><text:span text:style-name="Police_20_par_20_défaut"><text:span text:style-name="T97">-Raha zavatra hafa ankoatra ny vola, tazomin’i «Anarana» ho an’ny fandaniany mnokana ve ?*</text:span></text:span></text:p>
          </table:table-cell>
          <table:table-cell table:style-name="Tableau7.B1" office:value-type="string">
            <text:p text:style-name="Standard"><text:span text:style-name="Police_20_par_20_défaut"><text:span text:style-name="T144">SAC3i</text:span></text:span><text:span text:style-name="Police_20_par_20_défaut"><text:span text:style-name="T95">-Fotoana fandraisam-bola</text:span></text:span></text:p>
          </table:table-cell>
          <table:table-cell table:style-name="Tableau7.B1" office:value-type="string">
            <text:p text:style-name="Standard"><text:span text:style-name="Police_20_par_20_défaut"><text:span text:style-name="T144">SAC3j</text:span></text:span><text:span text:style-name="Police_20_par_20_défaut"><text:span text:style-name="T95">-Vola aazo isaky ny fotoana fandraisam-bola</text:span></text:span></text:p>
          </table:table-cell>
          <table:table-cell table:style-name="Tableau7.L1" office:value-type="string">
            <text:p text:style-name="Standard"><text:span text:style-name="Police_20_par_20_défaut"><text:span text:style-name="T144">SAC3k</text:span></text:span><text:span text:style-name="Police_20_par_20_défaut"><text:span text:style-name="T95">-Isan’ny asa vita nandritra ny PR 2025</text:span></text:span></text:p>
          </table:table-cell>
          <table:table-cell table:style-name="Tableau7.B1" office:value-type="string">
            <text:p text:style-name="Standard"><text:span text:style-name="Police_20_par_20_défaut"><text:span text:style-name="T144">SAC3l</text:span></text:span><text:span text:style-name="Police_20_par_20_défaut"><text:span text:style-name="T95">-Vola azo nandritra ny PR 2025</text:span></text:span></text:p>
          </table:table-cell>
        </table:table-row>
        <table:table-row table:style-name="Tableau7.2">
          <table:table-cell table:style-name="Tableau7.A2" office:value-type="string">
            <text:p text:style-name="P51">1</text:p>
          </table:table-cell>
          <table:table-cell table:style-name="Tableau7.A2" office:value-type="string">
            <text:p text:style-name="P51"/>
          </table:table-cell>
          <table:table-cell table:style-name="Tableau7.A2" office:value-type="string">
            <text:p text:style-name="P51">|__|__|</text:p>
          </table:table-cell>
          <table:table-cell table:style-name="Tableau7.A2" office:value-type="string">
            <text:p text:style-name="P51">10 <text:s text:c="2"/>11 <text:s text:c="2"/>12 <text:s text:c="2"/>1 <text:s text:c="2"/>2 <text:s/>3 <text:s/>4 <text:s text:c="2"/>5 <text:s text:c="2"/>6 <text:s text:c="2"/>7 <text:s text:c="2"/>8 <text:s text:c="2"/>9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2"><text:change-start text:change-id="ct1999363240736"/>1 <text:s text:c="2"/>2 <text:s text:c="3"/>3 <text:s text:c="2"/>4 <text:s/>9<text:change-end text:change-id="ct1999363240736"/>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|__|__|__|__|__|__|</text:p>
          </table:table-cell>
          <table:table-cell table:style-name="Tableau7.A1" office:value-type="string">
            <text:p text:style-name="P51">|__|__|__|</text:p>
          </table:table-cell>
          <table:table-cell table:style-name="Tableau7.A2" office:value-type="string">
            <text:p text:style-name="P51">|__|__|__|__|__|__|__|</text:p>
          </table:table-cell>
        </table:table-row>
        <table:table-row table:style-name="Tableau7.3">
          <table:table-cell table:style-name="Tableau7.A2" office:value-type="string">
            <text:p text:style-name="P51">2</text:p>
          </table:table-cell>
          <table:table-cell table:style-name="Tableau7.A2" office:value-type="string">
            <text:p text:style-name="P51"/>
          </table:table-cell>
          <table:table-cell table:style-name="Tableau7.A2" office:value-type="string">
            <text:p text:style-name="P51">|__|__|</text:p>
          </table:table-cell>
          <table:table-cell table:style-name="Tableau7.A2" office:value-type="string">
            <text:p text:style-name="P51">10 <text:s text:c="2"/>11 <text:s text:c="2"/>12 <text:s text:c="2"/>1 <text:s text:c="2"/>2 <text:s/>3 <text:s/>4 <text:s text:c="2"/>5 <text:s text:c="2"/>6 <text:s text:c="2"/>7 <text:s text:c="2"/>8 <text:s text:c="2"/>9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1" office:value-type="string">
            <text:p text:style-name="P51">1 <text:s text:c="2"/>2 <text:s text:c="3"/>3 <text:s text:c="2"/>4 <text:s/>9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|__|__|__|__|__|__|</text:p>
          </table:table-cell>
          <table:table-cell table:style-name="Tableau7.A1" office:value-type="string">
            <text:p text:style-name="P51">|__|__|__|</text:p>
          </table:table-cell>
          <table:table-cell table:style-name="Tableau7.A2" office:value-type="string">
            <text:p text:style-name="P51">|__|__|__|__|__|__|__|</text:p>
          </table:table-cell>
        </table:table-row>
        <table:table-row table:style-name="Tableau7.4">
          <table:table-cell table:style-name="Tableau7.A2" office:value-type="string">
            <text:p text:style-name="P51">3</text:p>
          </table:table-cell>
          <table:table-cell table:style-name="Tableau7.A2" office:value-type="string">
            <text:p text:style-name="P51"/>
          </table:table-cell>
          <table:table-cell table:style-name="Tableau7.A2" office:value-type="string">
            <text:p text:style-name="P51">|__|__|</text:p>
          </table:table-cell>
          <table:table-cell table:style-name="Tableau7.A2" office:value-type="string">
            <text:p text:style-name="P51">10 <text:s text:c="2"/>11 <text:s text:c="2"/>12 <text:s text:c="2"/>1 <text:s text:c="2"/>2 <text:s/>3 <text:s/>4 <text:s text:c="2"/>5 <text:s text:c="2"/>6 <text:s text:c="2"/>7 <text:s text:c="2"/>8 <text:s text:c="2"/>9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1" office:value-type="string">
            <text:p text:style-name="P51">1 <text:s text:c="2"/>2 <text:s text:c="3"/>3 <text:s text:c="2"/>4 <text:s/>9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|__|__|__|__|__|__|</text:p>
          </table:table-cell>
          <table:table-cell table:style-name="Tableau7.A1" office:value-type="string">
            <text:p text:style-name="P51">|__|__|__|</text:p>
          </table:table-cell>
          <table:table-cell table:style-name="Tableau7.A2" office:value-type="string">
            <text:p text:style-name="P51">|__|__|__|__|__|__|__|</text:p>
          </table:table-cell>
        </table:table-row>
        <table:table-row table:style-name="Tableau7.5">
          <table:table-cell table:style-name="Tableau7.A2" office:value-type="string">
            <text:p text:style-name="P51">4</text:p>
          </table:table-cell>
          <table:table-cell table:style-name="Tableau7.A2" office:value-type="string">
            <text:p text:style-name="P51"/>
          </table:table-cell>
          <table:table-cell table:style-name="Tableau7.A2" office:value-type="string">
            <text:p text:style-name="P51">|__|__|</text:p>
          </table:table-cell>
          <table:table-cell table:style-name="Tableau7.A2" office:value-type="string">
            <text:p text:style-name="P51">10 <text:s text:c="2"/>11 <text:s text:c="2"/>12 <text:s text:c="2"/>1 <text:s text:c="2"/>2 <text:s/>3 <text:s/>4 <text:s text:c="2"/>5 <text:s text:c="2"/>6 <text:s text:c="2"/>7 <text:s text:c="2"/>8 <text:s text:c="2"/>9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1" office:value-type="string">
            <text:p text:style-name="P51">1 <text:s text:c="2"/>2 <text:s text:c="3"/>3 <text:s text:c="2"/>4 <text:s/>9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__|</text:p>
          </table:table-cell>
          <table:table-cell table:style-name="Tableau7.A2" office:value-type="string">
            <text:p text:style-name="P51">|__|__|__|__|__|__|__|</text:p>
          </table:table-cell>
          <table:table-cell table:style-name="Tableau7.A1" office:value-type="string">
            <text:p text:style-name="P51">|__|__|__|</text:p>
          </table:table-cell>
          <table:table-cell table:style-name="Tableau7.A2" office:value-type="string">
            <text:p text:style-name="P51">|__|__|__|__|__|__|__|</text:p>
          </table:table-cell>
        </table:table-row>
        <table:table-row table:style-name="Tableau7.6">
          <table:table-cell table:style-name="Tableau7.A2" office:value-type="string">
            <text:p text:style-name="P51">5</text:p>
          </table:table-cell>
          <table:table-cell table:style-name="Tableau7.A2" office:value-type="string">
            <text:p text:style-name="P51"/>
          </table:table-cell>
          <table:table-cell table:style-name="Tableau7.A2" office:value-type="string">
            <text:p text:style-name="P51">|__|__|</text:p>
          </table:table-cell>
          <table:table-cell table:style-name="Tableau7.A2" office:value-type="string">
            <text:p text:style-name="P51">10 <text:s text:c="2"/>11 <text:s text:c="2"/>12 <text:s text:c="2"/>1 <text:s text:c="2"/>2 <text:s/>3 <text:s/>4 <text:s text:c="2"/>5 <text:s text:c="2"/>6 <text:s text:c="2"/>7 <text:s text:c="2"/>8 <text:s text:c="2"/>9</text:p>
          </table:table-cell>
          <table:table-cell table:style-name="Tableau7.A2" office:value-type="string">
            <text:p text:style-name="P51">|____|</text:p>
          </table:table-cell>
          <table:table-cell table:style-name="Tableau7.A1" office:value-type="string">
            <text:p text:style-name="P51">|____|</text:p>
          </table:table-cell>
          <table:table-cell table:style-name="Tableau7.A1" office:value-type="string">
            <text:p text:style-name="P51">1 <text:s text:c="2"/>2 <text:s text:c="3"/>3 <text:s text:c="2"/>4 <text:s/>9</text:p>
          </table:table-cell>
          <table:table-cell table:style-name="Tableau7.A1" office:value-type="string">
            <text:p text:style-name="P51">|____|</text:p>
          </table:table-cell>
          <table:table-cell table:style-name="Tableau7.A1" office:value-type="string">
            <text:p text:style-name="P51">|____|</text:p>
          </table:table-cell>
          <table:table-cell table:style-name="Tableau7.A1" office:value-type="string">
            <text:p text:style-name="P51">|____|</text:p>
          </table:table-cell>
          <table:table-cell table:style-name="Tableau7.A2" office:value-type="string">
            <text:p text:style-name="P51">|__|__|__|__|__|__|__|</text:p>
          </table:table-cell>
          <table:table-cell table:style-name="Tableau7.A1" office:value-type="string">
            <text:p text:style-name="P51">|__|__|__|</text:p>
          </table:table-cell>
          <table:table-cell table:style-name="Tableau7.A2" office:value-type="string">
            <text:p text:style-name="P51">|__|__|__|__|__|__|__|</text:p>
          </table:table-cell>
        </table:table-row>
      </table:table>
      <text:p text:style-name="P5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column table:style-name="Tableau8.K"/>
        <table:table-column table:style-name="Tableau8.L"/>
        <table:table-column table:style-name="Tableau8.M"/>
        <table:table-row table:style-name="Tableau8.1">
          <table:table-cell table:style-name="Tableau8.A1" office:value-type="string">
            <text:p text:style-name="P51">6</text:p>
          </table:table-cell>
          <table:table-cell table:style-name="Tableau8.A1" office:value-type="string">
            <text:p text:style-name="P51"/>
          </table:table-cell>
          <table:table-cell table:style-name="Tableau8.A1" office:value-type="string">
            <text:p text:style-name="P51">|__|__|</text:p>
          </table:table-cell>
          <table:table-cell table:style-name="Tableau8.A1" office:value-type="string">
            <text:p text:style-name="P51">10 <text:s text:c="2"/>11 <text:s text:c="2"/>12 <text:s text:c="2"/>1 <text:s text:c="2"/>2 <text:s/>3 <text:s/>4 <text:s text:c="2"/>5 <text:s text:c="2"/>6 <text:s text:c="2"/>7 <text:s text:c="2"/>8 <text:s text:c="2"/>9</text:p>
          </table:table-cell>
          <table:table-cell table:style-name="Tableau8.A1" office:value-type="string">
            <text:p text:style-name="P51">|____|</text:p>
          </table:table-cell>
          <table:table-cell table:style-name="Tableau8.F1" office:value-type="string">
            <text:p text:style-name="P51">|____|</text:p>
          </table:table-cell>
          <table:table-cell table:style-name="Tableau8.G1" office:value-type="string">
            <text:p text:style-name="P51">1 <text:s text:c="2"/>2 <text:s text:c="3"/>3 <text:s text:c="2"/>4 <text:s/>9</text:p>
          </table:table-cell>
          <table:table-cell table:style-name="Tableau8.H1" office:value-type="string">
            <text:p text:style-name="P51">|____|</text:p>
          </table:table-cell>
          <table:table-cell table:style-name="Tableau8.I1" office:value-type="string">
            <text:p text:style-name="P51">|____|</text:p>
          </table:table-cell>
          <table:table-cell table:style-name="Tableau8.J1" office:value-type="string">
            <text:p text:style-name="P51">|____|</text:p>
          </table:table-cell>
          <table:table-cell table:style-name="Tableau8.A1" office:value-type="string">
            <text:p text:style-name="P51">|__|__|__|__|__|__|__|</text:p>
          </table:table-cell>
          <table:table-cell table:style-name="Tableau8.L1" office:value-type="string">
            <text:p text:style-name="P51">|__|__|__|</text:p>
          </table:table-cell>
          <table:table-cell table:style-name="Tableau8.A1" office:value-type="string">
            <text:p text:style-name="P51">|__|__|__|__|__|__|__|</text:p>
          </table:table-cell>
        </table:table-row>
      </table:table>
      <text:p text:style-name="P53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column table:style-name="Tableau9.H"/>
        <table:table-column table:style-name="Tableau9.I"/>
        <table:table-column table:style-name="Tableau9.J"/>
        <table:table-column table:style-name="Tableau9.K"/>
        <table:table-column table:style-name="Tableau9.L"/>
        <table:table-column table:style-name="Tableau9.M"/>
        <table:table-row table:style-name="Tableau9.1">
          <table:table-cell table:style-name="Tableau9.A1" office:value-type="string">
            <text:p text:style-name="P51">7</text:p>
          </table:table-cell>
          <table:table-cell table:style-name="Tableau9.A1" office:value-type="string">
            <text:p text:style-name="P51"/>
          </table:table-cell>
          <table:table-cell table:style-name="Tableau9.A1" office:value-type="string">
            <text:p text:style-name="P51">|__|__|</text:p>
          </table:table-cell>
          <table:table-cell table:style-name="Tableau9.A1" office:value-type="string">
            <text:p text:style-name="P51">10 <text:s text:c="2"/>11 <text:s text:c="2"/>12 <text:s text:c="2"/>1 <text:s text:c="2"/>2 <text:s/>3 <text:s/>4 <text:s text:c="2"/>5 <text:s text:c="2"/>6 <text:s text:c="2"/>7 <text:s text:c="2"/>8 <text:s text:c="2"/>9</text:p>
          </table:table-cell>
          <table:table-cell table:style-name="Tableau9.A1" office:value-type="string">
            <text:p text:style-name="P51">|____|</text:p>
          </table:table-cell>
          <table:table-cell table:style-name="Tableau9.F1" office:value-type="string">
            <text:p text:style-name="P51">|____|</text:p>
          </table:table-cell>
          <table:table-cell table:style-name="Tableau9.G1" office:value-type="string">
            <text:p text:style-name="P51">1 <text:s text:c="2"/>2 <text:s text:c="3"/>3 <text:s text:c="2"/>4 <text:s/>9</text:p>
          </table:table-cell>
          <table:table-cell table:style-name="Tableau9.H1" office:value-type="string">
            <text:p text:style-name="P51">|____|</text:p>
          </table:table-cell>
          <table:table-cell table:style-name="Tableau9.I1" office:value-type="string">
            <text:p text:style-name="P51">|____|</text:p>
          </table:table-cell>
          <table:table-cell table:style-name="Tableau9.J1" office:value-type="string">
            <text:p text:style-name="P51">|____|</text:p>
          </table:table-cell>
          <table:table-cell table:style-name="Tableau9.A1" office:value-type="string">
            <text:p text:style-name="P51">|__|__|__|__|__|__|__|</text:p>
          </table:table-cell>
          <table:table-cell table:style-name="Tableau9.L1" office:value-type="string">
            <text:p text:style-name="P51">|__|__|__|</text:p>
          </table:table-cell>
          <table:table-cell table:style-name="Tableau9.A1" office:value-type="string">
            <text:p text:style-name="P51">|__|__|__|__|__|__|__|</text:p>
          </table:table-cell>
        </table:table-row>
      </table:table>
      <text:p text:style-name="P54"/>
      <text:p text:style-name="Standard"><text:span text:style-name="Police_20_par_20_défaut"><text:span text:style-name="T154">Marika « olona nanao <text:s/>ny asa» :</text:span></text:span><text:span text:style-name="Police_20_par_20_défaut"><text:span text:style-name="T47"> Marika</text:span></text:span><text:span text:style-name="Police_20_par_20_défaut"><text:span text:style-name="T48"> olona (M1) 91. Lohantokantrano sy ny vadiny 92. Olona rehetra ao an-tokantrano 93 Zanaka rehetra ao an-tokantrano</text:span></text:span></text:p>
      <text:p text:style-name="Standard"><text:span text:style-name="Police_20_par_20_défaut"><text:span text:style-name="T155">Marika « Toerana anaovana ny asa »</text:span></text:span><text:span text:style-name="Police_20_par_20_défaut"><text:span text:style-name="T156"> : 1. T</text:span></text:span><text:span text:style-name="Police_20_par_20_défaut"><text:span text:style-name="T157">ao @ Fokontany </text:span></text:span><text:span text:style-name="Police_20_par_20_défaut"><text:span text:style-name="T156">2. </text:span></text:span><text:span text:style-name="Police_20_par_20_défaut"><text:span text:style-name="T157">Fokontany hafa fa commune iray </text:span></text:span><text:span text:style-name="Police_20_par_20_défaut"><text:span text:style-name="T156">3. </text:span></text:span><text:span text:style-name="Police_20_par_20_défaut"><text:span text:style-name="T157">Commune hafa fa Faritra iray </text:span></text:span><text:span text:style-name="Police_20_par_20_défaut"><text:span text:style-name="T156">4. </text:span></text:span><text:span text:style-name="Police_20_par_20_défaut"><text:span text:style-name="T157">Faritra hafa</text:span></text:span></text:p>
      <text:p text:style-name="Standard"><text:span text:style-name="Police_20_par_20_défaut"><text:span text:style-name="T155">Marika «Fiantohana sakafo t@ toerana niasana</text:span></text:span><text:span text:style-name="Police_20_par_20_défaut"><text:span text:style-name="T156"> » : 0. </text:span></text:span><text:span text:style-name="Police_20_par_20_défaut"><text:span text:style-name="T157">Tsia </text:span></text:span><text:span text:style-name="Police_20_par_20_défaut"><text:span text:style-name="T156">1. </text:span></text:span><text:span text:style-name="Police_20_par_20_défaut"><text:span text:style-name="T157">Eny, indraindray </text:span></text:span><text:span text:style-name="Police_20_par_20_défaut"><text:span text:style-name="T156">2. </text:span></text:span><text:span text:style-name="Police_20_par_20_défaut"><text:span text:style-name="T157">Eny, niantohana foana</text:span></text:span></text:p>
      <text:p text:style-name="Standard"><text:change-start text:change-id="ct2001396630240"/><text:span text:style-name="Police_20_par_20_défaut"><text:span text:style-name="T158">Marika « Endrika karama »</text:span></text:span><text:change-end text:change-id="ct2001396630240"/><text:change-start text:change-id="ct2001396621312"/><text:span text:style-name="Police_20_par_20_défaut"><text:span text:style-name="T159"> : 1. </text:span></text:span><text:change-end text:change-id="ct2001396621312"/><text:change-start text:change-id="ct2001396631392"/><text:span text:style-name="Police_20_par_20_défaut"><text:span text:style-name="T160">Vola </text:span></text:span><text:change-end text:change-id="ct2001396631392"/><text:change-start text:change-id="ct2001396621600"/><text:span text:style-name="Police_20_par_20_défaut"><text:span text:style-name="T159">2. </text:span></text:span><text:change-end text:change-id="ct2001396621600"/><text:change-start text:change-id="ct2001396618720"/><text:span text:style-name="Police_20_par_20_défaut"><text:span text:style-name="T160">Vary </text:span></text:span><text:change-end text:change-id="ct2001396618720"/><text:change-start text:change-id="ct2001396614688"/><text:span text:style-name="Police_20_par_20_défaut"><text:span text:style-name="T159">3. </text:span></text:span><text:change-end text:change-id="ct2001396614688"/><text:change-start text:change-id="ct2001396614976"/><text:span text:style-name="Police_20_par_20_défaut"><text:span text:style-name="T160">Zavatra/vokatra hafa ankoatra ny vary 4 Vola sy vary <text:s/>5. Vola sy zavatra <text:s/>6. Vary sy zavatra <text:s/></text:span></text:span><text:change-end text:change-id="ct2001396614976"/><text:change-start text:change-id="ct2001396613536"/><text:span text:style-name="Police_20_par_20_défaut"><text:span text:style-name="T159">9. </text:span></text:span><text:change-end text:change-id="ct2001396613536"/><text:change-start text:change-id="ct2001396615264"/><text:span text:style-name="Police_20_par_20_défaut"><text:span text:style-name="T160">Hafa</text:span></text:span><text:change-end text:change-id="ct2001396615264"/></text:p>
      <text:p text:style-name="Standard"><text:span text:style-name="Police_20_par_20_défaut"><text:span text:style-name="T155">Marika «Fandaniana manokana »</text:span></text:span><text:span text:style-name="Police_20_par_20_défaut"><text:span text:style-name="T156"> : 1. </text:span></text:span><text:span text:style-name="Police_20_par_20_défaut"><text:span text:style-name="T157">Nampiasainy ho azy irery </text:span></text:span><text:span text:style-name="Police_20_par_20_défaut"><text:span text:style-name="T156">2. </text:span></text:span><text:span text:style-name="Police_20_par_20_défaut"><text:span text:style-name="T157">Ampahan</text:span></text:span><text:span text:style-name="Police_20_par_20_défaut"><text:span text:style-name="T156">y 3. </text:span></text:span><text:span text:style-name="Police_20_par_20_défaut"><text:span text:style-name="T157">Nampiasaina tao an-tokantrano manontolo</text:span></text:span></text:p>
      <text:p text:style-name="Standard"><text:span text:style-name="Police_20_par_20_défaut"><text:span text:style-name="T161">Marika “Fotoana fandraisam-bola</text:span></text:span><text:span text:style-name="Police_20_par_20_défaut"><text:span text:style-name="T162">” : 1. </text:span></text:span><text:span text:style-name="Police_20_par_20_défaut"><text:span text:style-name="T163">Isanandro </text:span></text:span><text:span text:style-name="Police_20_par_20_défaut"><text:span text:style-name="T162">2. </text:span></text:span><text:span text:style-name="Police_20_par_20_défaut"><text:span text:style-name="T157">Isan-kerinandro </text:span></text:span><text:span text:style-name="Police_20_par_20_défaut"><text:span text:style-name="T156">3. </text:span></text:span><text:span text:style-name="Police_20_par_20_défaut"><text:span text:style-name="T157">Isam-bolana </text:span></text:span><text:span text:style-name="Police_20_par_20_défaut"><text:span text:style-name="T156">4. </text:span></text:span><text:span text:style-name="Police_20_par_20_défaut"><text:span text:style-name="T157">Isaky ny zavatra vita </text:span></text:span><text:span text:style-name="Police_20_par_20_défaut"><text:span text:style-name="T156">5. </text:span></text:span><text:span text:style-name="Police_20_par_20_défaut"><text:span text:style-name="T163">Amparitra (karama tapaka) </text:span></text:span><text:span text:style-name="Police_20_par_20_défaut"><text:span text:style-name="T162">9. </text:span></text:span><text:span text:style-name="Police_20_par_20_défaut"><text:span text:style-name="T163">Hafa (Soraty</text:span></text:span><text:span text:style-name="Police_20_par_20_défaut"><text:span text:style-name="T164">)</text:span></text:span></text:p>
      <text:p text:style-name="P55"/>
      <text:p text:style-name="P48"><text:span text:style-name="Police_20_par_20_défaut"><text:span text:style-name="T138">SAC4 : KARAMA IVELAN’FAMBOLENA SY FIOMPIANA</text:span></text:span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Standard"><text:span text:style-name="Police_20_par_20_défaut"><text:span text:style-name="T3">SAC41a. </text:span></text:span><text:span text:style-name="Police_20_par_20_défaut"><text:span text:style-name="T120">Misy olona ao @ tokantrano ve mikarama @ asa ivelan’ny fambolena, fiompiana, jono (oh: mpiasam-panjakana, mpiasa antrano, sns)? 1. </text:span></text:span><text:span text:style-name="Police_20_par_20_défaut"><text:span text:style-name="T118">Eny =&gt; fenoy ligne iray isaky ny olona sy asa iray</text:span></text:span><text:span text:style-name="Police_20_par_20_défaut"><text:span text:style-name="T78"><text:tab/></text:span></text:span><text:span text:style-name="Police_20_par_20_défaut"><text:span text:style-name="T77">2. </text:span></text:span><text:span text:style-name="Police_20_par_20_défaut"><text:span text:style-name="T3">Tsia</text:span></text:span><text:span text:style-name="Police_20_par_20_défaut"><text:span text:style-name="T63"> =&gt; SAC5 </text:span></text:span><text:span text:style-name="Police_20_par_20_défaut"><text:span text:style-name="T120">ASa mahaleo tena ivelan’ny fambolena, fiompiana, jono</text:span></text:span></text:p>
          </table:table-cell>
          <table:table-cell table:style-name="Tableau10.B1" office:value-type="string">
            <text:p text:style-name="P56"><text:span text:style-name="Police_20_par_20_défaut"><text:span text:style-name="T10">|___|</text:span></text:span></text:p>
          </table:table-cell>
        </table:table-row>
      </table:table>
      <text:p text:style-name="Standard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column table:style-name="Tableau11.M"/>
        <table:table-column table:style-name="Tableau11.N"/>
        <table:table-column table:style-name="Tableau11.O"/>
        <table:table-row table:style-name="Tableau11.1">
          <table:table-cell table:style-name="Tableau11.A1" office:value-type="string">
            <text:p text:style-name="P51"/>
          </table:table-cell>
          <table:table-cell table:style-name="Tableau11.B1" office:value-type="string">
            <text:p text:style-name="Standard"><text:span text:style-name="Police_20_par_20_défaut"><text:span text:style-name="T144">SAC41b.</text:span></text:span></text:p>
            <text:p text:style-name="P51">Karazan’ny asa</text:p>
          </table:table-cell>
          <table:table-cell table:style-name="Tableau11.B1" office:value-type="string">
            <text:p text:style-name="Standard"><text:span text:style-name="Police_20_par_20_défaut"><text:span text:style-name="T144">SAC41c.</text:span></text:span><text:span text:style-name="Police_20_par_20_défaut"><text:span text:style-name="T95"> Marika Asa</text:span></text:span></text:p>
            <text:p text:style-name="P51">(Annexe 6)</text:p>
          </table:table-cell>
          <table:table-cell table:style-name="Tableau11.A1" office:value-type="string">
            <text:p text:style-name="Standard"><text:span text:style-name="Police_20_par_20_défaut"><text:span text:style-name="T144">SAC41d.</text:span></text:span></text:p>
            <text:p text:style-name="P51">Anaran’ny olona</text:p>
          </table:table-cell>
          <table:table-cell table:style-name="Tableau11.A1" office:value-type="string">
            <text:p text:style-name="Standard"><text:span text:style-name="Police_20_par_20_défaut"><text:span text:style-name="T144">SAC41e.</text:span></text:span><text:span text:style-name="Police_20_par_20_défaut"><text:span text:style-name="T95"> <text:s/>laharan’nye Olona</text:span></text:span></text:p>
          </table:table-cell>
          <table:table-cell table:style-name="Tableau11.B1" office:value-type="string">
            <text:p text:style-name="Standard"><text:span text:style-name="Police_20_par_20_défaut"><text:span text:style-name="T98">SAC41f.</text:span></text:span><text:span text:style-name="Police_20_par_20_défaut"><text:span text:style-name="T97"> <text:s/>Volana nanaovan’ny « Anarana » ilay asa</text:span></text:span></text:p>
          </table:table-cell>
          <table:table-cell table:style-name="Tableau11.B1" office:value-type="string">
            <text:p text:style-name="P51"><text:span text:style-name="T165">SAC41g. </text:span><text:s/>Toerana nanaovana ny asa</text:p>
            <text:p text:style-name="P51"/>
          </table:table-cell>
          <table:table-cell table:style-name="Tableau11.B1" office:value-type="string">
            <text:p text:style-name="Standard"><text:span text:style-name="Police_20_par_20_défaut"><text:span text:style-name="T98">SAC41h</text:span></text:span><text:span text:style-name="Police_20_par_20_défaut"><text:span text:style-name="T97">. <text:s/>Nahazo sakafo ve <text:s/>i Anarana <text:s/>tamin’ny asa ?</text:span></text:span></text:p>
            <text:p text:style-name="P32"/>
          </table:table-cell>
          <table:table-cell table:style-name="Tableau11.B1" office:value-type="string">
            <text:p text:style-name="P51"><text:span text:style-name="T165">SAC41i.</text:span> <text:s/>Endrika karama</text:p>
          </table:table-cell>
          <table:table-cell table:style-name="Tableau11.B1" office:value-type="string">
            <text:p text:style-name="Standard"><text:span text:style-name="Police_20_par_20_défaut"><text:span text:style-name="T98">SAC41j</text:span></text:span><text:span text:style-name="Police_20_par_20_défaut"><text:span text:style-name="T97">. <text:s/>Raha vola, tazomin’i «Anarana» ho an’ny fandaniany manokana ve ?* </text:span></text:span><text:span text:style-name="Police_20_par_20_défaut"><text:span text:style-name="T95">*</text:span></text:span></text:p>
          </table:table-cell>
          <table:table-cell table:style-name="Tableau11.B1" office:value-type="string">
            <text:p text:style-name="P51"><text:span text:style-name="T165">SAC41k.</text:span> <text:s/>Raha zavatra hafa ankoatra ny vola, tazomin’i «Anarana» ho an’ny fandaniany mnokana ve ?*</text:p>
          </table:table-cell>
          <table:table-cell table:style-name="Tableau11.B1" office:value-type="string">
            <text:p text:style-name="P51"><text:span text:style-name="T165">SAC41l</text:span> Fotoana fandraisam-bola</text:p>
          </table:table-cell>
          <table:table-cell table:style-name="Tableau11.A1" office:value-type="string">
            <text:p text:style-name="Standard"><text:span text:style-name="Police_20_par_20_défaut"><text:span text:style-name="T98">SAC41m.</text:span></text:span><text:span text:style-name="Police_20_par_20_défaut"><text:span text:style-name="T97"> <text:s/>Vola aazo isaky ny fotoana fandraisam-bola</text:span></text:span></text:p>
          </table:table-cell>
          <table:table-cell table:style-name="Tableau11.A1" office:value-type="string">
            <text:p text:style-name="P51"><text:span text:style-name="T165">SAC41n</text:span>. <text:s/>Isan’ny asa vita nandritra ny PR 2025</text:p>
          </table:table-cell>
          <table:table-cell table:style-name="Tableau11.A1" office:value-type="string">
            <text:p text:style-name="P51"><text:span text:style-name="T165">SAC41o. <text:s/>SAC3l-</text:span>Vola azo nandritra ny PR 2025</text:p>
          </table:table-cell>
        </table:table-row>
        <table:table-row table:style-name="Tableau11.2">
          <table:table-cell table:style-name="Tableau11.A2" office:value-type="string">
            <text:p text:style-name="Standard"><text:span text:style-name="Police_20_par_20_défaut"><text:span text:style-name="T141">1</text:span></text:span></text:p>
          </table:table-cell>
          <table:table-cell table:style-name="Tableau11.A2" office:value-type="string">
            <text:p text:style-name="P57"/>
          </table:table-cell>
          <table:table-cell table:style-name="Tableau11.A2" office:value-type="string">
            <text:p text:style-name="P58">|__|__|__|</text:p>
          </table:table-cell>
          <table:table-cell table:style-name="Tableau11.D2" office:value-type="string">
            <text:p text:style-name="P59"/>
          </table:table-cell>
          <table:table-cell table:style-name="Tableau11.A2" office:value-type="string">
            <text:p text:style-name="P58">|__|__|</text:p>
          </table:table-cell>
          <table:table-cell table:style-name="Tableau11.A2" office:value-type="string">
            <text:p text:style-name="Standard"><text:span text:style-name="Police_20_par_20_défaut"><text:span text:style-name="T151">10 <text:s text:c="2"/>11 <text:s text:c="2"/>12 <text:s text:c="2"/>1 <text:s text:c="2"/>2 <text:s/>3 <text:s/>4 <text:s text:c="2"/>5 <text:s text:c="2"/>6 <text:s text:c="2"/>7 <text:s text:c="2"/>8 <text:s text:c="2"/>9</text:span></text:span>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1 <text:s text:c="3"/>2 <text:s text:c="4"/>3 <text:s text:c="4"/>9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__|__|__|__|__|__|</text:p>
          </table:table-cell>
          <table:table-cell table:style-name="Tableau11.A2" office:value-type="string">
            <text:p text:style-name="P61">|__|__|__|</text:p>
          </table:table-cell>
          <table:table-cell table:style-name="Tableau11.A2" office:value-type="string">
            <text:p text:style-name="P60">|__|__|__|__|__|__|__|</text:p>
          </table:table-cell>
        </table:table-row>
        <table:table-row table:style-name="Tableau11.3">
          <table:table-cell table:style-name="Tableau11.A2" office:value-type="string">
            <text:p text:style-name="Standard"><text:span text:style-name="Police_20_par_20_défaut"><text:span text:style-name="T141">2</text:span></text:span></text:p>
          </table:table-cell>
          <table:table-cell table:style-name="Tableau11.A2" office:value-type="string">
            <text:p text:style-name="P57"/>
          </table:table-cell>
          <table:table-cell table:style-name="Tableau11.A2" office:value-type="string">
            <text:p text:style-name="P58">|__|__|__|</text:p>
          </table:table-cell>
          <table:table-cell table:style-name="Tableau11.D2" office:value-type="string">
            <text:p text:style-name="P59"/>
          </table:table-cell>
          <table:table-cell table:style-name="Tableau11.A2" office:value-type="string">
            <text:p text:style-name="P58">|__|__|</text:p>
          </table:table-cell>
          <table:table-cell table:style-name="Tableau11.A2" office:value-type="string">
            <text:p text:style-name="Standard"><text:span text:style-name="Police_20_par_20_défaut"><text:span text:style-name="T151">10 <text:s text:c="2"/>11 <text:s text:c="2"/>12 <text:s text:c="2"/>1 <text:s text:c="2"/>2 <text:s/>3 <text:s/>4 <text:s text:c="2"/>5 <text:s text:c="2"/>6 <text:s text:c="2"/>7 <text:s text:c="2"/>8 <text:s text:c="2"/>9</text:span></text:span>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1 <text:s text:c="3"/>2 <text:s text:c="4"/>3 <text:s text:c="4"/>9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__|__|__|__|__|__|</text:p>
          </table:table-cell>
          <table:table-cell table:style-name="Tableau11.A2" office:value-type="string">
            <text:p text:style-name="P61">|__|__|__|</text:p>
          </table:table-cell>
          <table:table-cell table:style-name="Tableau11.A2" office:value-type="string">
            <text:p text:style-name="P60">|__|__|__|__|__|__|__|</text:p>
          </table:table-cell>
        </table:table-row>
        <table:table-row table:style-name="Tableau11.4">
          <table:table-cell table:style-name="Tableau11.A2" office:value-type="string">
            <text:p text:style-name="Standard"><text:span text:style-name="Police_20_par_20_défaut"><text:span text:style-name="T141">3</text:span></text:span></text:p>
          </table:table-cell>
          <table:table-cell table:style-name="Tableau11.A2" office:value-type="string">
            <text:p text:style-name="P57"/>
          </table:table-cell>
          <table:table-cell table:style-name="Tableau11.A2" office:value-type="string">
            <text:p text:style-name="P58">|__|__|__|</text:p>
          </table:table-cell>
          <table:table-cell table:style-name="Tableau11.D2" office:value-type="string">
            <text:p text:style-name="P59"/>
          </table:table-cell>
          <table:table-cell table:style-name="Tableau11.A2" office:value-type="string">
            <text:p text:style-name="P58">|__|__|</text:p>
          </table:table-cell>
          <table:table-cell table:style-name="Tableau11.A2" office:value-type="string">
            <text:p text:style-name="Standard"><text:span text:style-name="Police_20_par_20_défaut"><text:span text:style-name="T151">10 <text:s text:c="2"/>11 <text:s text:c="2"/>12 <text:s text:c="2"/>1 <text:s text:c="2"/>2 <text:s/>3 <text:s/>4 <text:s text:c="2"/>5 <text:s text:c="2"/>6 <text:s text:c="2"/>7 <text:s text:c="2"/>8 <text:s text:c="2"/>9</text:span></text:span>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1 <text:s text:c="3"/>2 <text:s text:c="4"/>3 <text:s text:c="4"/>9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</text:p>
          </table:table-cell>
          <table:table-cell table:style-name="Tableau11.A2" office:value-type="string">
            <text:p text:style-name="P60">|__|__|__|__|__|__|__|</text:p>
          </table:table-cell>
          <table:table-cell table:style-name="Tableau11.A2" office:value-type="string">
            <text:p text:style-name="P61">|__|__|__|</text:p>
          </table:table-cell>
          <table:table-cell table:style-name="Tableau11.A2" office:value-type="string">
            <text:p text:style-name="P60">|__|__|__|__|__|__|__|</text:p>
          </table:table-cell>
        </table:table-row>
      </table:table>
      <text:p text:style-name="P62"><text:change-start text:change-id="ct2001396625632"/></text:p>
      <text:p text:style-name="P63"><text:change-end text:change-id="ct2001396625632"/></text:p>
      <text:p text:style-name="P64"><text:span text:style-name="Police_20_par_20_défaut"><text:span text:style-name="T88">SAC5. ASA MAHALEO TENA, IVELAN’NY FAMBOLENA, FIOMPIANA, JONO</text:span></text:span></text:p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Standard"><text:span text:style-name="Police_20_par_20_défaut"><text:span text:style-name="T20">SAC5a. </text:span></text:span><text:span text:style-name="Police_20_par_20_défaut"><text:span text:style-name="T109">Misy olona nanao asa mahaleo tena ivelan’ny fambolena, fiompiana, jono ve tao an-tokantrano (varotra, fanangonam-bokatra, sns)</text:span></text:span><text:span text:style-name="Police_20_par_20_défaut"><text:span text:style-name="T20"> </text:span></text:span><text:span text:style-name="Police_20_par_20_défaut"><text:span text:style-name="T109">?</text:span></text:span><text:span text:style-name="Police_20_par_20_défaut"><text:span text:style-name="T20"> </text:span></text:span><text:span text:style-name="Police_20_par_20_défaut"><text:span text:style-name="T50">1. </text:span></text:span><text:span text:style-name="Police_20_par_20_défaut"><text:span text:style-name="T49">Eny</text:span></text:span><text:span text:style-name="Police_20_par_20_défaut"><text:span text:style-name="T50"> 2.</text:span></text:span><text:span text:style-name="Police_20_par_20_défaut"><text:span text:style-name="T49">Tsia</text:span></text:span><text:span text:style-name="Police_20_par_20_défaut"><text:span text:style-name="T14"><text:tab/><text:tab/> Raha tsia mankanesa @ <text:s/>E</text:span></text:span></text:p>
            <text:p text:style-name="Standard"><text:span text:style-name="Police_20_par_20_défaut"><text:span text:style-name="T20">(fenoy andalana iray isaky ny asa iray)</text:span></text:span></text:p>
          </table:table-cell>
          <table:table-cell table:style-name="Tableau12.B1" office:value-type="string">
            <text:p text:style-name="P56"><text:span text:style-name="Police_20_par_20_défaut"><text:span text:style-name="T11">|___|</text:span></text:span></text:p>
          </table:table-cell>
        </table:table-row>
      </table:table>
      <text:p text:style-name="P51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column table:style-name="Tableau13.G"/>
        <table:table-column table:style-name="Tableau13.E"/>
        <table:table-column table:style-name="Tableau13.I"/>
        <table:table-column table:style-name="Tableau13.J"/>
        <table:table-column table:style-name="Tableau13.K"/>
        <table:table-column table:style-name="Tableau13.L"/>
        <table:table-column table:style-name="Tableau13.M"/>
        <table:table-row table:style-name="Tableau13.1">
          <table:table-cell table:style-name="Tableau13.A1" office:value-type="string">
            <text:p text:style-name="P65"/>
          </table:table-cell>
          <table:table-cell table:style-name="Tableau13.B1" office:value-type="string">
            <text:p text:style-name="P2"><text:span text:style-name="Police_20_par_20_défaut"><text:span text:style-name="T149">SAC5b Anaran’ny asa</text:span></text:span></text:p>
          </table:table-cell>
          <table:table-cell table:style-name="Tableau13.C1" office:value-type="string">
            <text:p text:style-name="P65"/>
            <text:p text:style-name="P2"><text:span text:style-name="Police_20_par_20_défaut"><text:span text:style-name="T149">SAC5c Marika « asa »</text:span></text:span></text:p>
            <text:p text:style-name="P2"><text:span text:style-name="Police_20_par_20_défaut"><text:span text:style-name="T149">(annexe 06</text:span></text:span></text:p>
          </table:table-cell>
          <table:table-cell table:style-name="Tableau13.D1" office:value-type="string">
            <text:p text:style-name="P50"><text:span text:style-name="Police_20_par_20_défaut"><text:span text:style-name="T98">SAC5d </text:span></text:span><text:span text:style-name="Police_20_par_20_défaut"><text:span text:style-name="T97">Iza tao @ tokantrano no tomponandraikitra (mandray fanapahan-kevitra) t@io asa io ?</text:span></text:span></text:p>
          </table:table-cell>
          <table:table-cell table:style-name="Tableau13.E1" office:value-type="string">
            <text:p text:style-name="P66"><text:span text:style-name="Police_20_par_20_défaut"><text:span text:style-name="T166">SAC5e </text:span></text:span><text:span text:style-name="Police_20_par_20_défaut"><text:span text:style-name="T167">Misy olona hafa tao an-tokantrano nanampy azy ve t@io asa io ?</text:span></text:span></text:p>
            <text:p text:style-name="P67">Marika « olona »M1</text:p>
          </table:table-cell>
          <table:table-cell table:style-name="Tableau13.F1" office:value-type="string">
            <text:p text:style-name="P66"><text:span text:style-name="Police_20_par_20_défaut"><text:span text:style-name="T166">SAC5f </text:span></text:span><text:span text:style-name="Police_20_par_20_défaut"><text:span text:style-name="T167">Nisy olona hafa tao an-tokantrano nanampy azy ve t@io asa io ?</text:span></text:span></text:p>
            <text:p text:style-name="P67">Marika « olona »M1</text:p>
          </table:table-cell>
          <table:table-cell table:style-name="Tableau13.G1" office:value-type="string">
            <text:p text:style-name="P50"><text:span text:style-name="Police_20_par_20_défaut"><text:span text:style-name="T98">SAC5g </text:span></text:span><text:span text:style-name="Police_20_par_20_défaut"><text:span text:style-name="T97">Taiza no toerana nanaovana ny asa</text:span></text:span></text:p>
          </table:table-cell>
          <table:table-cell table:style-name="Tableau13.E1" office:value-type="string">
            <text:p text:style-name="P50"><text:span text:style-name="Police_20_par_20_défaut"><text:span text:style-name="T98">SAC5h </text:span></text:span><text:span text:style-name="Police_20_par_20_défaut"><text:span text:style-name="T97">Ny tomponandraikitra ve nampiasa ny vola azo t@ fandaniany manokana ?</text:span></text:span></text:p>
          </table:table-cell>
          <table:table-cell table:style-name="Tableau13.I1" office:value-type="string">
            <text:p text:style-name="P50"><text:span text:style-name="Police_20_par_20_défaut"><text:span text:style-name="T98">SAC5i </text:span></text:span><text:span text:style-name="Police_20_par_20_défaut"><text:span text:style-name="T97">Volana inona tao anatin’ny taona no nanaovana io asa io ?</text:span></text:span></text:p>
          </table:table-cell>
          <table:table-cell table:style-name="Tableau13.J1" office:value-type="string">
            <text:p text:style-name="P50"><text:span text:style-name="Police_20_par_20_défaut"><text:span text:style-name="T91">SAC5j </text:span></text:span><text:span text:style-name="Police_20_par_20_défaut"><text:span text:style-name="T168">Fotoana fandraisam-bola</text:span></text:span></text:p>
          </table:table-cell>
          <table:table-cell table:style-name="Tableau13.K1" office:value-type="string">
            <text:p text:style-name="Standard"><text:span text:style-name="Police_20_par_20_défaut"><text:span text:style-name="T98">SAC5k </text:span></text:span><text:span text:style-name="Police_20_par_20_défaut"><text:span text:style-name="T169">Vola azo isaky ny fotoana fandraisam-bola (Ar)</text:span></text:span></text:p>
          </table:table-cell>
          <table:table-cell table:style-name="Tableau13.L1" office:value-type="string">
            <text:p text:style-name="P50"><text:span text:style-name="Police_20_par_20_défaut"><text:span text:style-name="T91">SAC5l </text:span></text:span><text:span text:style-name="Police_20_par_20_défaut"><text:span text:style-name="T168">Isan’ny fotoana nandraisam-bola nandritra ny PR 2025</text:span></text:span></text:p>
          </table:table-cell>
          <table:table-cell table:style-name="Tableau13.M1" office:value-type="string">
            <text:p text:style-name="Default"><text:span text:style-name="Police_20_par_20_défaut"><text:span text:style-name="T170">SAC5m </text:span></text:span><text:span text:style-name="Police_20_par_20_défaut"><text:span text:style-name="T171">Fitambaran’ny vola azo nandritra ny PR </text:span></text:span><text:span text:style-name="Police_20_par_20_défaut"><text:span text:style-name="T172">2025 (</text:span></text:span><text:span text:style-name="Police_20_par_20_défaut"><text:span text:style-name="T171">Ar)</text:span></text:span></text:p>
          </table:table-cell>
        </table:table-row>
        <table:table-row table:style-name="Tableau13.2">
          <table:table-cell table:style-name="Tableau13.A2" office:value-type="string">
            <text:p text:style-name="P2"><text:span text:style-name="Police_20_par_20_défaut"><text:span text:style-name="T151">1</text:span></text:span></text:p>
          </table:table-cell>
          <table:table-cell table:style-name="Tableau13.A2" office:value-type="string">
            <text:p text:style-name="P68"/>
          </table:table-cell>
          <table:table-cell table:style-name="Tableau13.A2" office:value-type="string">
            <text:p text:style-name="P51">|__|__|__|</text:p>
          </table:table-cell>
          <table:table-cell table:style-name="Tableau13.A2" office:value-type="string">
            <text:p text:style-name="P51">|__|__|</text:p>
          </table:table-cell>
          <table:table-cell table:style-name="Tableau13.A2" office:value-type="string">
            <text:p text:style-name="P51">|__|__|</text:p>
          </table:table-cell>
          <table:table-cell table:style-name="Tableau13.A2" office:value-type="string">
            <text:p text:style-name="P51">|__|__|</text:p>
          </table:table-cell>
          <table:table-cell table:style-name="Tableau13.A2" office:value-type="string">
            <text:p text:style-name="P51">|__|</text:p>
          </table:table-cell>
          <table:table-cell table:style-name="Tableau13.A2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3.A2" office:value-type="string">
            <text:p text:style-name="P2"><text:span text:style-name="Police_20_par_20_défaut"><text:span text:style-name="T151">10 <text:s text:c="2"/>11 <text:s text:c="2"/>12 <text:s text:c="2"/>1 <text:s text:c="2"/>2 <text:s/>3 <text:s/>4 <text:s text:c="2"/>5 <text:s text:c="2"/>6 <text:s text:c="2"/>7 <text:s text:c="2"/>8 <text:s text:c="2"/>9</text:span></text:span></text:p>
          </table:table-cell>
          <table:table-cell table:style-name="Tableau13.A2" office:value-type="string">
            <text:p text:style-name="P60">|__|</text:p>
          </table:table-cell>
          <table:table-cell table:style-name="Tableau13.A2" office:value-type="string">
            <text:p text:style-name="P69">|__|__|__|__|__|__|__|</text:p>
          </table:table-cell>
          <table:table-cell table:style-name="Tableau13.A2" office:value-type="string">
            <text:p text:style-name="P60">|__|__|__|</text:p>
          </table:table-cell>
          <table:table-cell table:style-name="Tableau13.A2" office:value-type="string">
            <text:p text:style-name="P60">|__|__|__|__|__|__|__|</text:p>
          </table:table-cell>
        </table:table-row>
        <table:table-row table:style-name="Tableau13.3">
          <table:table-cell table:style-name="Tableau13.A2" office:value-type="string">
            <text:p text:style-name="P2"><text:span text:style-name="Police_20_par_20_défaut"><text:span text:style-name="T151">2</text:span></text:span></text:p>
          </table:table-cell>
          <table:table-cell table:style-name="Tableau13.A2" office:value-type="string">
            <text:p text:style-name="P68"/>
          </table:table-cell>
          <table:table-cell table:style-name="Tableau13.A2" office:value-type="string">
            <text:p text:style-name="P51">|__|__|__|</text:p>
          </table:table-cell>
          <table:table-cell table:style-name="Tableau13.A2" office:value-type="string">
            <text:p text:style-name="P51">|__|__|</text:p>
          </table:table-cell>
          <table:table-cell table:style-name="Tableau13.A2" office:value-type="string">
            <text:p text:style-name="P51">|__|__|</text:p>
          </table:table-cell>
          <table:table-cell table:style-name="Tableau13.A2" office:value-type="string">
            <text:p text:style-name="P51">|__|__|</text:p>
          </table:table-cell>
          <table:table-cell table:style-name="Tableau13.A2" office:value-type="string">
            <text:p text:style-name="P51">|__|</text:p>
          </table:table-cell>
          <table:table-cell table:style-name="Tableau13.A2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3.A2" office:value-type="string">
            <text:p text:style-name="P2"><text:span text:style-name="Police_20_par_20_défaut"><text:span text:style-name="T151">10 <text:s text:c="2"/>11 <text:s text:c="2"/>12 <text:s text:c="2"/>1 <text:s text:c="2"/>2 <text:s/>3 <text:s/>4 <text:s text:c="2"/>5 <text:s text:c="2"/>6 <text:s text:c="2"/>7 <text:s text:c="2"/>8 <text:s text:c="2"/>9</text:span></text:span></text:p>
          </table:table-cell>
          <table:table-cell table:style-name="Tableau13.A2" office:value-type="string">
            <text:p text:style-name="P60">|__|</text:p>
          </table:table-cell>
          <table:table-cell table:style-name="Tableau13.A2" office:value-type="string">
            <text:p text:style-name="P69">|__|__|__|__|__|__|__|</text:p>
          </table:table-cell>
          <table:table-cell table:style-name="Tableau13.A2" office:value-type="string">
            <text:p text:style-name="P60">|__|__|__|</text:p>
          </table:table-cell>
          <table:table-cell table:style-name="Tableau13.A2" office:value-type="string">
            <text:p text:style-name="P60">|__|__|__|__|__|__|__|</text:p>
          </table:table-cell>
        </table:table-row>
      </table:table>
      <text:p text:style-name="P70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column table:style-name="Tableau14.G"/>
        <table:table-column table:style-name="Tableau14.E"/>
        <table:table-column table:style-name="Tableau14.I"/>
        <table:table-column table:style-name="Tableau14.J"/>
        <table:table-column table:style-name="Tableau14.K"/>
        <table:table-column table:style-name="Tableau14.L"/>
        <table:table-column table:style-name="Tableau14.M"/>
        <table:table-row table:style-name="Tableau14.1">
          <table:table-cell table:style-name="Tableau14.A1" office:value-type="string">
            <text:p text:style-name="P2"><text:span text:style-name="Police_20_par_20_défaut"><text:span text:style-name="T151">3</text:span></text:span></text:p>
          </table:table-cell>
          <table:table-cell table:style-name="Tableau14.A1" office:value-type="string">
            <text:p text:style-name="P68"/>
          </table:table-cell>
          <table:table-cell table:style-name="Tableau14.A1" office:value-type="string">
            <text:p text:style-name="P51">|__|__|__|</text:p>
          </table:table-cell>
          <table:table-cell table:style-name="Tableau14.A1" office:value-type="string">
            <text:p text:style-name="P51">|__|__|</text:p>
          </table:table-cell>
          <table:table-cell table:style-name="Tableau14.A1" office:value-type="string">
            <text:p text:style-name="P51">|__|__|</text:p>
          </table:table-cell>
          <table:table-cell table:style-name="Tableau14.A1" office:value-type="string">
            <text:p text:style-name="P51">|__|__|</text:p>
          </table:table-cell>
          <table:table-cell table:style-name="Tableau14.A1" office:value-type="string">
            <text:p text:style-name="P51">|__|</text:p>
          </table:table-cell>
          <table:table-cell table:style-name="Tableau14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4.A1" office:value-type="string">
            <text:p text:style-name="P2"><text:span text:style-name="Police_20_par_20_défaut"><text:span text:style-name="T151">10 <text:s text:c="2"/>11 <text:s text:c="2"/>12 <text:s text:c="2"/>1 <text:s text:c="2"/>2 <text:s/>3 <text:s/>4 <text:s text:c="2"/>5 <text:s text:c="2"/>6 <text:s text:c="2"/>7 <text:s text:c="2"/>8 <text:s text:c="2"/>9</text:span></text:span></text:p>
          </table:table-cell>
          <table:table-cell table:style-name="Tableau14.A1" office:value-type="string">
            <text:p text:style-name="P60">|__|</text:p>
          </table:table-cell>
          <table:table-cell table:style-name="Tableau14.A1" office:value-type="string">
            <text:p text:style-name="P69">|__|__|__|__|__|__|__|</text:p>
          </table:table-cell>
          <table:table-cell table:style-name="Tableau14.A1" office:value-type="string">
            <text:p text:style-name="P60">|__|__|__|</text:p>
          </table:table-cell>
          <table:table-cell table:style-name="Tableau14.A1" office:value-type="string">
            <text:p text:style-name="P60">|__|__|__|__|__|__|__|</text:p>
          </table:table-cell>
        </table:table-row>
      </table:table>
      <text:p text:style-name="P71"/>
      <text:p text:style-name="Standard"><text:span text:style-name="Police_20_par_20_défaut"><text:span text:style-name="T173">Marika <text:s/></text:span></text:span><text:span text:style-name="Police_20_par_20_défaut"><text:span text:style-name="T174">asa</text:span></text:span><text:span text:style-name="Police_20_par_20_défaut"><text:span text:style-name="T175">: jereo Annexe 6</text:span></text:span></text:p>
      <text:p text:style-name="Standard"><text:bookmark-start text:name="_Hlk175559197"/><text:span text:style-name="Police_20_par_20_défaut"><text:span text:style-name="T173">Marika «Tomponandraikitry ny asa» :</text:span></text:span><text:span text:style-name="Police_20_par_20_défaut"><text:span text:style-name="T176"> Marika</text:span></text:span><text:span text:style-name="Police_20_par_20_défaut"><text:span text:style-name="T175"> olona (M1) 91. Lohantokantrano sy ny vadiny 92. </text:span></text:span><text:span text:style-name="Police_20_par_20_défaut"><text:span text:style-name="T48">Olona rehetra ao an-tokantrano 93 Zanaka rehetra ao an-tokantrano</text:span></text:span><text:bookmark-end text:name="_Hlk175559197"/></text:p>
      <text:p text:style-name="Standard"><text:span text:style-name="Police_20_par_20_défaut"><text:span text:style-name="T154">Marika «Toerana nanaovana ny asa»</text:span></text:span><text:span text:style-name="Police_20_par_20_défaut"><text:span text:style-name="T48"> : 1. Tao @ Fokontany 2. Fokontany hafa fa tao anatin’ny Commune 3. Commune hafa fa ao anatin’ny Faritra 4.Faritra hafa</text:span></text:span></text:p>
      <text:p text:style-name="Standard"><text:span text:style-name="Police_20_par_20_défaut"><text:span text:style-name="T154">Marika «Fampiasana ny vola azo t@ fandaniana manokana »</text:span></text:span><text:span text:style-name="Police_20_par_20_défaut"><text:span text:style-name="T48"> : 1.Nampiasainy ho azy irery 2. Ampahany 3.Nampiasaina tao an-tokantrano manontolo</text:span></text:span></text:p>
      <text:p text:style-name="Standard"><text:span text:style-name="Police_20_par_20_défaut"><text:span text:style-name="T154">Marika «Fotoana fandraisam-bola</text:span></text:span><text:span text:style-name="Police_20_par_20_défaut"><text:span text:style-name="T177">»</text:span></text:span><text:span text:style-name="Police_20_par_20_défaut"><text:span text:style-name="T48"> : 1. Isanandro 2. Isan-kerinandro 3.Isam-bolana 4.Isaky ny zavatra vita 5.Amparitra (karama tapaka) 9.Hafa (Soraty)</text:span></text:span></text:p>
      <text:p text:style-name="P72"/>
      <text:p text:style-name="P7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column table:style-name="Tableau15.G"/>
        <table:table-column table:style-name="Tableau15.H"/>
        <table:table-row table:style-name="Tableau15.1">
          <table:table-cell table:style-name="Tableau15.A1" table:number-columns-spanned="8" office:value-type="string">
            <text:p text:style-name="P74"><office:annotation office:name="0" loext:resolved="true"><dc:creator>Thierry RAZANAKOTO</dc:creator><dc:date>2025-07-24T07:09:00</dc:date><meta:creator-initials>TR</meta:creator-initials><text:p text:style-name="Comment"><text:span text:style-name="T79">Mety ilaina ampiana ny fananana canal+ / Startimes vsns ve?</text:span></text:p><text:p text:style-name="Comment"><text:span text:style-name="T79">Araky ny hevitro, dia tsara ampiana satria eny amin’ny tontolo ambanivohitra efa samy manana an’ireo daholo ny olona. @ izay azontsika ny information momba ny hoe mahazo vaovao ihany ve izy ireo. Ao anatin’ izany koa ny tambazotra tserasera (oh FB) satria misy fanontaniana momba ny finday etsy aloha</text:span></text:p></office:annotation><text:span text:style-name="Police_20_par_20_défaut"><text:span text:style-name="T178">FITAOVANA AO AN-TRANO (V</text:span></text:span><office:annotation-end office:name="0"/><text:span text:style-name="Police_20_par_20_défaut"><text:span text:style-name="T178">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2" office:value-type="string">
            <text:p text:style-name="P75"><text:span text:style-name="Police_20_par_20_défaut"><text:span text:style-name="T38">Fitaovana</text:span></text:span></text:p>
          </table:table-cell>
          <table:table-cell table:style-name="Tableau15.B2" office:value-type="string">
            <text:p text:style-name="P75"><text:span text:style-name="Police_20_par_20_défaut"><text:span text:style-name="T38">Isany</text:span></text:span></text:p>
          </table:table-cell>
          <table:table-cell table:style-name="Tableau15.C2" office:value-type="string">
            <text:p text:style-name="P75"><text:span text:style-name="Police_20_par_20_défaut"><text:span text:style-name="T38">Fitaovana</text:span></text:span></text:p>
          </table:table-cell>
          <table:table-cell table:style-name="Tableau15.D2" office:value-type="string">
            <text:p text:style-name="P75"><text:span text:style-name="Police_20_par_20_défaut"><text:span text:style-name="T38">Isany</text:span></text:span></text:p>
          </table:table-cell>
          <table:table-cell table:style-name="Tableau15.E2" office:value-type="string">
            <text:p text:style-name="P75"><text:span text:style-name="Police_20_par_20_défaut"><text:span text:style-name="T38">Fitaovana</text:span></text:span></text:p>
          </table:table-cell>
          <table:table-cell table:style-name="Tableau15.F2" office:value-type="string">
            <text:p text:style-name="P75"><text:span text:style-name="Police_20_par_20_défaut"><text:span text:style-name="T38">Isany</text:span></text:span></text:p>
          </table:table-cell>
          <table:table-cell table:style-name="Tableau15.G2" office:value-type="string">
            <text:p text:style-name="P75"><text:span text:style-name="Police_20_par_20_défaut"><text:span text:style-name="T38">Fitaovana</text:span></text:span></text:p>
          </table:table-cell>
          <table:table-cell table:style-name="Tableau15.H2" office:value-type="string">
            <text:p text:style-name="P75"><text:span text:style-name="Police_20_par_20_défaut"><text:span text:style-name="T38">Isany</text:span></text:span></text:p>
          </table:table-cell>
        </table:table-row>
        <table:table-row table:style-name="Tableau15.3">
          <table:table-cell table:style-name="Tableau15.A1" office:value-type="string">
            <text:p text:style-name="P76"><text:span text:style-name="Police_20_par_20_défaut"><text:span text:style-name="T8">V5- Radio / Radio-cartes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_|</text:span></text:span></text:p>
          </table:table-cell>
          <table:table-cell table:style-name="Tableau15.A1" office:value-type="string">
            <text:p text:style-name="P76"><text:span text:style-name="Police_20_par_20_défaut"><text:span text:style-name="T8">V8-Fahitalavitra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_|</text:span></text:span></text:p>
          </table:table-cell>
          <table:table-cell table:style-name="Tableau15.A1" office:value-type="string">
            <text:p text:style-name="P76"><text:span text:style-name="Police_20_par_20_défaut"><text:span text:style-name="T8">V10-Moto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_|</text:span></text:span></text:p>
          </table:table-cell>
          <table:table-cell table:style-name="Tableau15.A1" office:value-type="string">
            <text:p text:style-name="P76"><text:span text:style-name="Police_20_par_20_défaut"><text:span text:style-name="T8">V12-Fiara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_|</text:span></text:span></text:p>
          </table:table-cell>
        </table:table-row>
        <table:table-row table:style-name="Tableau15.4">
          <table:table-cell table:style-name="Tableau15.A1" office:value-type="string">
            <text:p text:style-name="P76"><text:span text:style-name="Police_20_par_20_défaut"><text:span text:style-name="T8">V7-Bisikileta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_|</text:span></text:span></text:p>
          </table:table-cell>
          <table:table-cell table:style-name="Tableau15.A1" office:value-type="string">
            <text:p text:style-name="P76"><text:span text:style-name="Police_20_par_20_défaut"><text:span text:style-name="T8">V9-Finday na fixe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_|</text:span></text:span></text:p>
          </table:table-cell>
          <table:table-cell table:style-name="Tableau15.A1" office:value-type="string">
            <text:p text:style-name="P76"><text:span text:style-name="Police_20_par_20_défaut"><text:span text:style-name="T8">V11-Lecteur VCD/DVD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_|</text:span></text:span></text:p>
          </table:table-cell>
          <table:table-cell table:style-name="Tableau15.A1" office:value-type="string">
            <text:p text:style-name="P77"><text:span text:style-name="Police_20_par_20_défaut"><text:span text:style-name="T8">V18-Seza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|__|</text:span></text:span></text:p>
          </table:table-cell>
        </table:table-row>
        <table:table-row>
          <table:table-cell table:style-name="Tableau15.A1" office:value-type="string">
            <text:p text:style-name="P76"><text:span text:style-name="Police_20_par_20_défaut"><text:span text:style-name="T8">V14-Vilany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|__|</text:span></text:span></text:p>
          </table:table-cell>
          <table:table-cell table:style-name="Tableau15.A1" office:value-type="string">
            <text:p text:style-name="P76"><text:span text:style-name="Police_20_par_20_défaut"><text:span text:style-name="T180">V15-Latabatra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_|</text:span></text:span></text:p>
          </table:table-cell>
          <table:table-cell table:style-name="Tableau15.A1" office:value-type="string">
            <text:p text:style-name="P76"><text:span text:style-name="Police_20_par_20_défaut"><text:span text:style-name="T8">V16-Fandriana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|__|</text:span></text:span></text:p>
          </table:table-cell>
          <table:table-cell table:style-name="Tableau15.A1" office:value-type="string">
            <text:p text:style-name="P77"><text:span text:style-name="Police_20_par_20_défaut"><text:span text:style-name="T8">V17-Tsihy fatoriana</text:span></text:span></text:p>
          </table:table-cell>
          <table:table-cell table:style-name="Tableau15.A1" office:value-type="string">
            <text:p text:style-name="P75"><text:span text:style-name="Police_20_par_20_défaut"><text:span text:style-name="T179">|__|__|</text:span></text:span></text:p>
          </table:table-cell>
        </table:table-row>
        <table:table-row table:style-name="Tableau15.6">
          <table:table-cell table:style-name="Tableau15.A6" office:value-type="string">
            <text:p text:style-name="P76"><text:change-start text:change-id="ct1999363275296"/><text:span text:style-name="Police_20_par_20_défaut"><text:span text:style-name="T6">‍V20-Antenne parabolique </text:span></text:span><text:change-end text:change-id="ct1999363275296"/><text:change-start text:change-id="ct1999363275584"/><text:span text:style-name="Police_20_par_20_défaut"><text:span text:style-name="T6"><text:s/></text:span></text:span><text:span text:style-name="Police_20_par_20_défaut"><text:span text:style-name="T181">( canal+, Startimes, Parabole,…..</text:span></text:span><text:change-end text:change-id="ct1999363275584"/></text:p>
          </table:table-cell>
          <table:table-cell table:style-name="Tableau15.A6" office:value-type="string">
            <text:p text:style-name="P78"><text:change-start text:change-id="ct1999363280768"/><text:span text:style-name="Police_20_par_20_défaut"><text:span text:style-name="T63">|___|</text:span></text:span><text:change-end text:change-id="ct1999363280768"/></text:p>
          </table:table-cell>
          <table:table-cell table:style-name="Tableau15.A6" office:value-type="string">
            <text:p text:style-name="P79"><text:change-start text:change-id="ct2001396673440"/>‍V2<text:span text:style-name="T182">1- Olona mamapiasatambajotran-tserasera ( FB, Insta...</text:span><text:change-end text:change-id="ct2001396673440"/><text:change-start text:change-id="ct2001396670848"/><text:span text:style-name="T182">)</text:span><text:change-end text:change-id="ct2001396670848"/></text:p>
          </table:table-cell>
          <table:table-cell table:style-name="Tableau15.A6" office:value-type="string">
            <text:p text:style-name="P80"/>
          </table:table-cell>
          <table:table-cell table:style-name="Tableau15.A6" office:value-type="string">
            <text:p text:style-name="P79"/>
          </table:table-cell>
          <table:table-cell table:style-name="Tableau15.A6" office:value-type="string">
            <text:p text:style-name="P80"/>
          </table:table-cell>
          <table:table-cell table:style-name="Tableau15.A6" office:value-type="string">
            <text:p text:style-name="P81"/>
          </table:table-cell>
          <table:table-cell table:style-name="Tableau15.A6" office:value-type="string">
            <text:p text:style-name="P80"/>
          </table:table-cell>
        </table:table-row>
      </table:table>
      <text:p text:style-name="P82"/>
      <text:p text:style-name="P83">FANANANA FITAOVANA ENTINA MAMOKATRA (E)</text:p>
      <text:p text:style-name="P72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Standard"><text:span text:style-name="Police_20_par_20_défaut"><text:span text:style-name="T92">E0. </text:span></text:span><text:span text:style-name="Police_20_par_20_défaut"><text:span text:style-name="T93">Manana fitaovana entina mamokatra ve ny tokantrano? <text:tab/><text:tab/><text:tab/></text:span></text:span><text:span text:style-name="Police_20_par_20_défaut"><text:span text:style-name="T48">1. Eny <text:tab/>2. Tsia <text:s/><text:tab/><text:tab/><text:tab/></text:span></text:span><text:span text:style-name="Police_20_par_20_défaut"><text:span text:style-name="T27">Raha tsia mankanesa @ FR</text:span></text:span></text:p>
          </table:table-cell>
          <table:table-cell table:style-name="Tableau16.B1" office:value-type="string">
            <text:p text:style-name="P2"><text:span text:style-name="Police_20_par_20_défaut"><text:span text:style-name="T183">|___|</text:span></text:span></text:p>
          </table:table-cell>
        </table:table-row>
      </table:table>
      <text:p text:style-name="P84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column table:style-name="Tableau17.F"/>
        <table:table-column table:style-name="Tableau17.G"/>
        <table:table-column table:style-name="Tableau17.D"/>
        <table:table-column table:style-name="Tableau17.E"/>
        <table:table-column table:style-name="Tableau17.J"/>
        <table:table-column table:style-name="Tableau17.K"/>
        <table:table-column table:style-name="Tableau17.L"/>
        <table:table-row>
          <table:table-cell table:style-name="Tableau17.A1" office:value-type="string">
            <text:p text:style-name="P2"><text:span text:style-name="Police_20_par_20_défaut"><text:span text:style-name="T14">N°</text:span></text:span></text:p>
          </table:table-cell>
          <table:table-cell table:style-name="Tableau17.B1" office:value-type="string">
            <text:p text:style-name="P2"><text:span text:style-name="Police_20_par_20_défaut"><text:span text:style-name="T92">E11</text:span></text:span><text:span text:style-name="Police_20_par_20_défaut"><text:span text:style-name="T109">-Anaran’ny fitaovana</text:span></text:span></text:p>
          </table:table-cell>
          <table:table-cell table:style-name="Tableau17.C1" office:value-type="string">
            <text:p text:style-name="Default"><text:span text:style-name="Police_20_par_20_défaut"><text:span text:style-name="T92">E12</text:span></text:span><text:span text:style-name="Police_20_par_20_défaut"><text:span text:style-name="T109">-Marika</text:span></text:span></text:p>
            <text:p text:style-name="P2"><text:span text:style-name="Police_20_par_20_défaut"><text:span text:style-name="T109">Annexe 09</text:span></text:span></text:p>
          </table:table-cell>
          <table:table-cell table:style-name="Tableau17.D1" office:value-type="string">
            <text:p text:style-name="Standard"><text:span text:style-name="Police_20_par_20_défaut"><text:span text:style-name="T92">E2</text:span></text:span><text:span text:style-name="Police_20_par_20_défaut"><text:span text:style-name="T109">-Isany</text:span></text:span></text:p>
          </table:table-cell>
          <table:table-cell table:style-name="Tableau17.E1" office:value-type="string">
            <text:p text:style-name="P2"><text:span text:style-name="Police_20_par_20_défaut"><text:span text:style-name="T109">Laharana</text:span></text:span></text:p>
          </table:table-cell>
          <table:table-cell table:style-name="Tableau17.F1" office:value-type="string">
            <text:p text:style-name="P2"><text:span text:style-name="Police_20_par_20_défaut"><text:span text:style-name="T92">E11</text:span></text:span><text:span text:style-name="Police_20_par_20_défaut"><text:span text:style-name="T109">-Anaran’ny fitaovana</text:span></text:span></text:p>
          </table:table-cell>
          <table:table-cell table:style-name="Tableau17.G1" office:value-type="string">
            <text:p text:style-name="Default"><text:span text:style-name="Police_20_par_20_défaut"><text:span text:style-name="T92">E12</text:span></text:span><text:span text:style-name="Police_20_par_20_défaut"><text:span text:style-name="T109">-Marika</text:span></text:span></text:p>
            <text:p text:style-name="P2"><text:span text:style-name="Police_20_par_20_défaut"><text:span text:style-name="T109">Annexe 09</text:span></text:span></text:p>
          </table:table-cell>
          <table:table-cell table:style-name="Tableau17.H1" office:value-type="string">
            <text:p text:style-name="Standard"><text:span text:style-name="Police_20_par_20_défaut"><text:span text:style-name="T92">E</text:span></text:span><text:span text:style-name="Police_20_par_20_défaut"><text:span text:style-name="T90">2</text:span></text:span><text:span text:style-name="Police_20_par_20_défaut"><text:span text:style-name="T123">-Isany</text:span></text:span></text:p>
          </table:table-cell>
          <table:table-cell table:style-name="Tableau17.I1" office:value-type="string">
            <text:p text:style-name="P2"><text:span text:style-name="Police_20_par_20_défaut"><text:span text:style-name="T123">Laharana</text:span></text:span></text:p>
          </table:table-cell>
          <table:table-cell table:style-name="Tableau17.J1" office:value-type="string">
            <text:p text:style-name="P2"><text:span text:style-name="Police_20_par_20_défaut"><text:span text:style-name="T90">E11-</text:span></text:span><text:span text:style-name="Police_20_par_20_défaut"><text:span text:style-name="T123">Anaran’ny fitaovana</text:span></text:span></text:p>
          </table:table-cell>
          <table:table-cell table:style-name="Tableau17.K1" office:value-type="string">
            <text:p text:style-name="Default"><text:span text:style-name="Police_20_par_20_défaut"><text:span text:style-name="T184">E12</text:span></text:span><text:span text:style-name="Police_20_par_20_défaut"><text:span text:style-name="T185">-Marika</text:span></text:span></text:p>
            <text:p text:style-name="P2"><text:span text:style-name="Police_20_par_20_défaut"><text:span text:style-name="T123">Annexe 09</text:span></text:span></text:p>
          </table:table-cell>
          <table:table-cell table:style-name="Tableau17.L1" office:value-type="string">
            <text:p text:style-name="Standard"><text:span text:style-name="Police_20_par_20_défaut"><text:span text:style-name="T90">E2-</text:span></text:span><text:span text:style-name="Police_20_par_20_défaut"><text:span text:style-name="T123">Isany</text:span></text:span></text:p>
          </table:table-cell>
        </table:table-row>
        <table:table-row>
          <table:table-cell table:style-name="Tableau17.A2" office:value-type="string">
            <text:p text:style-name="Standard"><text:span text:style-name="Police_20_par_20_défaut"><text:span text:style-name="T6">1</text:span></text:span></text:p>
          </table:table-cell>
          <table:table-cell table:style-name="Tableau17.B2" office:value-type="string">
            <text:p text:style-name="P85"/>
          </table:table-cell>
          <table:table-cell table:style-name="Tableau17.C2" office:value-type="string">
            <text:p text:style-name="P51">|__|__|</text:p>
          </table:table-cell>
          <table:table-cell table:style-name="Tableau17.D2" office:value-type="string">
            <text:p text:style-name="P51">|__|__|</text:p>
          </table:table-cell>
          <table:table-cell table:style-name="Tableau17.E2" office:value-type="string">
            <text:p text:style-name="Standard"><text:span text:style-name="Police_20_par_20_défaut"><text:span text:style-name="T6">4</text:span></text:span></text:p>
          </table:table-cell>
          <table:table-cell table:style-name="Tableau17.F2" office:value-type="string">
            <text:p text:style-name="P51"/>
          </table:table-cell>
          <table:table-cell table:style-name="Tableau17.G2" office:value-type="string">
            <text:p text:style-name="P51">|__|__|</text:p>
          </table:table-cell>
          <table:table-cell table:style-name="Tableau17.H2" office:value-type="string">
            <text:p text:style-name="P51">|__|__|</text:p>
          </table:table-cell>
          <table:table-cell table:style-name="Tableau17.I2" office:value-type="string">
            <text:p text:style-name="P51">7</text:p>
          </table:table-cell>
          <table:table-cell table:style-name="Tableau17.J2" office:value-type="string">
            <text:p text:style-name="P51"/>
          </table:table-cell>
          <table:table-cell table:style-name="Tableau17.K2" office:value-type="string">
            <text:p text:style-name="P51">|__|__|</text:p>
          </table:table-cell>
          <table:table-cell table:style-name="Tableau17.L2" office:value-type="string">
            <text:p text:style-name="P51">|__|__|</text:p>
          </table:table-cell>
        </table:table-row>
        <table:table-row>
          <table:table-cell table:style-name="Tableau17.A3" office:value-type="string">
            <text:p text:style-name="Standard"><text:span text:style-name="Police_20_par_20_défaut"><text:span text:style-name="T6">2</text:span></text:span></text:p>
          </table:table-cell>
          <table:table-cell table:style-name="Tableau17.B3" office:value-type="string">
            <text:p text:style-name="P85"/>
          </table:table-cell>
          <table:table-cell table:style-name="Tableau17.C3" office:value-type="string">
            <text:p text:style-name="P51">|__|__|</text:p>
          </table:table-cell>
          <table:table-cell table:style-name="Tableau17.D3" office:value-type="string">
            <text:p text:style-name="P51">|__|__|</text:p>
          </table:table-cell>
          <table:table-cell table:style-name="Tableau17.E3" office:value-type="string">
            <text:p text:style-name="Standard"><text:span text:style-name="Police_20_par_20_défaut"><text:span text:style-name="T6">5</text:span></text:span></text:p>
          </table:table-cell>
          <table:table-cell table:style-name="Tableau17.F3" office:value-type="string">
            <text:p text:style-name="P51"/>
          </table:table-cell>
          <table:table-cell table:style-name="Tableau17.G3" office:value-type="string">
            <text:p text:style-name="P51">|__|__|</text:p>
          </table:table-cell>
          <table:table-cell table:style-name="Tableau17.H3" office:value-type="string">
            <text:p text:style-name="P51">|__|__|</text:p>
          </table:table-cell>
          <table:table-cell table:style-name="Tableau17.I3" office:value-type="string">
            <text:p text:style-name="P51">8</text:p>
          </table:table-cell>
          <table:table-cell table:style-name="Tableau17.J3" office:value-type="string">
            <text:p text:style-name="P51"/>
          </table:table-cell>
          <table:table-cell table:style-name="Tableau17.K3" office:value-type="string">
            <text:p text:style-name="P51">|__|__|</text:p>
          </table:table-cell>
          <table:table-cell table:style-name="Tableau17.L3" office:value-type="string">
            <text:p text:style-name="P51">|__|__|</text:p>
          </table:table-cell>
        </table:table-row>
        <table:table-row>
          <table:table-cell table:style-name="Tableau17.A4" office:value-type="string">
            <text:p text:style-name="Standard"><text:span text:style-name="Police_20_par_20_défaut"><text:span text:style-name="T6">3</text:span></text:span></text:p>
          </table:table-cell>
          <table:table-cell table:style-name="Tableau17.B4" office:value-type="string">
            <text:p text:style-name="P85"/>
          </table:table-cell>
          <table:table-cell table:style-name="Tableau17.C4" office:value-type="string">
            <text:p text:style-name="P51">|__|__|</text:p>
          </table:table-cell>
          <table:table-cell table:style-name="Tableau17.D4" office:value-type="string">
            <text:p text:style-name="P51">|__|__|</text:p>
          </table:table-cell>
          <table:table-cell table:style-name="Tableau17.E4" office:value-type="string">
            <text:p text:style-name="Standard"><text:span text:style-name="Police_20_par_20_défaut"><text:span text:style-name="T6">6</text:span></text:span></text:p>
          </table:table-cell>
          <table:table-cell table:style-name="Tableau17.F4" office:value-type="string">
            <text:p text:style-name="P51"/>
          </table:table-cell>
          <table:table-cell table:style-name="Tableau17.G4" office:value-type="string">
            <text:p text:style-name="P51">|__|__|</text:p>
          </table:table-cell>
          <table:table-cell table:style-name="Tableau17.H4" office:value-type="string">
            <text:p text:style-name="P51">|__|__|</text:p>
          </table:table-cell>
          <table:table-cell table:style-name="Tableau17.I4" office:value-type="string">
            <text:p text:style-name="P51">9</text:p>
          </table:table-cell>
          <table:table-cell table:style-name="Tableau17.J4" office:value-type="string">
            <text:p text:style-name="P51"/>
          </table:table-cell>
          <table:table-cell table:style-name="Tableau17.K4" office:value-type="string">
            <text:p text:style-name="P51">|__|__|</text:p>
          </table:table-cell>
          <table:table-cell table:style-name="Tableau17.L4" office:value-type="string">
            <text:p text:style-name="P51">|__|__|</text:p>
          </table:table-cell>
        </table:table-row>
      </table:table>
      <text:p text:style-name="P83"/>
      <text:p text:style-name="P86">LISITRY NY TANY ANANAN’NY TOKANTRANO (FR)</text:p>
      <text:p text:style-name="P87"><text:span text:style-name="Police_20_par_20_défaut"><text:span text:style-name="T186">FR30a</text:span></text:span><text:span text:style-name="Police_20_par_20_défaut"><text:span text:style-name="T187">- Firy ny fitambaran’ny isan’ny tany anananao na ananan’ny olona ao an-tokantranonao?<text:tab/><text:tab/><text:tab/></text:span></text:span><text:span text:style-name="Police_20_par_20_défaut"><text:span text:style-name="T188">|___|___|</text:span></text:span><text:span text:style-name="Police_20_par_20_défaut"><text:span text:style-name="T189"> </text:span></text:span><text:span text:style-name="Police_20_par_20_défaut"><text:span text:style-name="T7"><text:tab/></text:span></text:span><text:span text:style-name="Police_20_par_20_défaut"><text:span text:style-name="T6">Raha <text:s/>0 Mankanesa @ </text:span></text:span><text:span text:style-name="Police_20_par_20_défaut"><text:span text:style-name="T10">FR33</text:span></text:span></text:p>
      <text:p text:style-name="P88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column table:style-name="Tableau18.G"/>
        <table:table-column table:style-name="Tableau18.H"/>
        <table:table-column table:style-name="Tableau18.I"/>
        <table:table-column table:style-name="Tableau18.J"/>
        <table:table-column table:style-name="Tableau18.K"/>
        <table:table-column table:style-name="Tableau18.L"/>
        <table:table-column table:style-name="Tableau18.M"/>
        <table:table-column table:style-name="Tableau18.N"/>
        <table:table-column table:style-name="Tableau18.O"/>
        <table:table-column table:style-name="Tableau18.P"/>
        <table:table-column table:style-name="Tableau18.Q"/>
        <table:table-row table:style-name="Tableau18.1">
          <table:table-cell table:style-name="Tableau18.A1" table:number-rows-spanned="2" office:value-type="string">
            <text:p text:style-name="P50"><text:span text:style-name="Police_20_par_20_défaut"><text:span text:style-name="T123">No Parcelle</text:span></text:span></text:p>
            <text:p text:style-name="P50"><text:span text:style-name="Police_20_par_20_défaut"><text:span text:style-name="T123">(identifiant)</text:span></text:span></text:p>
          </table:table-cell>
          <table:table-cell table:style-name="Tableau18.B1" table:number-rows-spanned="2" office:value-type="string">
            <text:p text:style-name="P50"><text:span text:style-name="Police_20_par_20_défaut"><text:span text:style-name="T92">FR30b</text:span></text:span><text:span text:style-name="Police_20_par_20_défaut"><text:span text:style-name="T109"> -Anaran’ny toerana misy ny tany (anarana faritra)</text:span></text:span></text:p>
          </table:table-cell>
          <table:table-cell table:style-name="Tableau18.C1" table:number-rows-spanned="2" office:value-type="string">
            <text:p text:style-name="P50"><text:span text:style-name="Police_20_par_20_défaut"><text:span text:style-name="T90">FR30c </text:span></text:span><text:span text:style-name="Police_20_par_20_défaut"><text:span text:style-name="T123">Karazany</text:span></text:span></text:p>
          </table:table-cell>
          <table:table-cell table:style-name="Tableau18.D1" table:number-columns-spanned="2" office:value-type="string">
            <text:p text:style-name="Default"><text:span text:style-name="Police_20_par_20_défaut"><text:span text:style-name="T190">Venty <text:s/>tantsaha</text:span></text:span></text:p>
          </table:table-cell>
          <table:covered-table-cell/>
          <table:table-cell table:style-name="Tableau18.F1" table:number-rows-spanned="2" office:value-type="string">
            <text:p text:style-name="P66"><text:span text:style-name="Police_20_par_20_défaut"><text:span text:style-name="T191">FR30d</text:span></text:span><text:span text:style-name="Police_20_par_20_défaut"><text:span text:style-name="T190"> Refiny</text:span></text:span></text:p>
            <text:p text:style-name="P50"><text:span text:style-name="Police_20_par_20_défaut"><text:span text:style-name="T123">(ares)</text:span></text:span></text:p>
          </table:table-cell>
          <table:table-cell table:style-name="Tableau18.G1" table:number-rows-spanned="2" office:value-type="string">
            <text:p text:style-name="P50"><text:span text:style-name="Police_20_par_20_défaut"><text:span text:style-name="T183">FR30</text:span></text:span><text:span text:style-name="Police_20_par_20_défaut"><text:span text:style-name="T109">e Toerana misy ny tany</text:span></text:span></text:p>
          </table:table-cell>
          <table:table-cell table:style-name="Tableau18.H1" table:number-rows-spanned="2" office:value-type="string">
            <text:p text:style-name="P50"><text:span text:style-name="Police_20_par_20_défaut"><text:span text:style-name="T192">FR30ea. Faritra misy azy</text:span></text:span></text:p>
          </table:table-cell>
          <table:table-cell table:style-name="Tableau18.I1" table:number-rows-spanned="2" office:value-type="string">
            <text:p text:style-name="P50"><text:span text:style-name="Police_20_par_20_défaut"><text:span text:style-name="T90">FR30f</text:span></text:span><text:span text:style-name="Police_20_par_20_défaut"><text:span text:style-name="T123"> Famatsian-drano</text:span></text:span></text:p>
          </table:table-cell>
          <table:table-cell table:style-name="Tableau18.J1" table:number-rows-spanned="2" office:value-type="string">
            <text:p text:style-name="P50"><text:span text:style-name="Police_20_par_20_défaut"><text:span text:style-name="T92">FR30g</text:span></text:span><text:span text:style-name="Police_20_par_20_défaut"><text:span text:style-name="T109">-Taona nahazoana ny toeram-pambolena</text:span></text:span></text:p>
          </table:table-cell>
          <table:table-cell table:style-name="Tableau18.K1" table:number-rows-spanned="2" office:value-type="string">
            <text:p text:style-name="P50"><text:span text:style-name="Police_20_par_20_défaut"><text:span text:style-name="T92">FR30h</text:span></text:span><text:span text:style-name="Police_20_par_20_défaut"><text:span text:style-name="T109"> Fomba nahazoana ny tany</text:span></text:span></text:p>
          </table:table-cell>
          <table:table-cell table:style-name="Tableau18.L1" table:number-rows-spanned="2" office:value-type="string">
            <text:p text:style-name="P50"><text:span text:style-name="Police_20_par_20_défaut"><text:span text:style-name="T92">FR30i</text:span></text:span><text:span text:style-name="Police_20_par_20_défaut"><text:span text:style-name="T109">- Iza ao an-tokantrano no «Tompony»</text:span></text:span></text:p>
          </table:table-cell>
          <table:table-cell table:style-name="Tableau18.M1" table:number-rows-spanned="2" office:value-type="string">
            <text:p text:style-name="P66"><text:span text:style-name="Police_20_par_20_défaut"><text:span text:style-name="T193">FR30j-</text:span></text:span><text:span text:style-name="Police_20_par_20_défaut"><text:span text:style-name="T190">Manana titra, kadasitra, na vita borne ve ?</text:span></text:span></text:p>
            <text:p text:style-name="P66"><text:span text:style-name="Police_20_par_20_défaut"><text:span text:style-name="T190">1. Eny</text:span></text:span></text:p>
            <text:p text:style-name="P50"><text:span text:style-name="Police_20_par_20_défaut"><text:span text:style-name="T123">2. Tsia</text:span></text:span></text:p>
          </table:table-cell>
          <table:table-cell table:style-name="Tableau18.N1" table:number-rows-spanned="2" office:value-type="string">
            <text:p text:style-name="P50"><text:span text:style-name="Police_20_par_20_défaut"><text:span text:style-name="T90">FR30k-</text:span></text:span><text:span text:style-name="Police_20_par_20_défaut"><text:span text:style-name="T123"> Raha eny, @ anaran’iza ?</text:span></text:span></text:p>
          </table:table-cell>
          <table:table-cell table:style-name="Tableau18.O1" table:number-rows-spanned="2" office:value-type="string">
            <text:p text:style-name="Default"><text:span text:style-name="Police_20_par_20_défaut"><text:span text:style-name="T112">FR30l</text:span></text:span><text:span text:style-name="Police_20_par_20_défaut"><text:span text:style-name="T113"> Manana karatany ve ?</text:span></text:span></text:p>
            <text:p text:style-name="Default"><text:span text:style-name="Police_20_par_20_défaut"><text:span text:style-name="T112">1. Eny</text:span></text:span></text:p>
            <text:p text:style-name="Standard"><text:span text:style-name="Police_20_par_20_défaut"><text:span text:style-name="T92">2. Tsia</text:span></text:span></text:p>
          </table:table-cell>
          <table:table-cell table:style-name="Tableau18.P1" table:number-rows-spanned="2" office:value-type="string">
            <text:p text:style-name="Standard"><text:span text:style-name="Police_20_par_20_défaut"><text:span text:style-name="T90">FR30m</text:span></text:span><text:span text:style-name="Police_20_par_20_défaut"><text:span text:style-name="T123"> Raha eny, @ anaran’iza ?</text:span></text:span></text:p>
          </table:table-cell>
          <table:table-cell table:style-name="Tableau18.Q1" table:number-rows-spanned="2" office:value-type="string">
            <text:p text:style-name="Standard"><text:span text:style-name="Police_20_par_20_défaut"><text:span text:style-name="T92">FR30n</text:span></text:span><text:span text:style-name="Police_20_par_20_défaut"><text:span text:style-name="T109"> Manana taratasy hafa ve ?</text:span></text:span></text:p>
          </table:table-cell>
        </table:table-row>
        <table:table-row table:style-name="Tableau18.1">
          <table:covered-table-cell table:style-name="Tableau18.A1"/>
          <table:covered-table-cell table:style-name="Tableau18.B1"/>
          <table:covered-table-cell table:style-name="Tableau18.C1"/>
          <table:table-cell table:style-name="Tableau18.D2" office:value-type="string">
            <text:p text:style-name="Default"><text:span text:style-name="Police_20_par_20_défaut"><text:span text:style-name="T190">Venty</text:span></text:span></text:p>
          </table:table-cell>
          <table:table-cell table:style-name="Tableau18.E2" office:value-type="string">
            <text:p text:style-name="Default"><text:span text:style-name="Police_20_par_20_défaut"><text:span text:style-name="T190">Habetsany</text:span></text:span></text:p>
          </table:table-cell>
          <table:covered-table-cell table:style-name="Tableau18.F1"/>
          <table:covered-table-cell table:style-name="Tableau18.G1"/>
          <table:covered-table-cell table:style-name="Tableau18.H1"/>
          <table:covered-table-cell table:style-name="Tableau18.I1"/>
          <table:covered-table-cell table:style-name="Tableau18.J1"/>
          <table:covered-table-cell table:style-name="Tableau18.K1"/>
          <table:covered-table-cell table:style-name="Tableau18.L1"/>
          <table:covered-table-cell table:style-name="Tableau18.M1"/>
          <table:covered-table-cell table:style-name="Tableau18.N1"/>
          <table:covered-table-cell table:style-name="Tableau18.O1"/>
          <table:covered-table-cell table:style-name="Tableau18.P1"/>
          <table:covered-table-cell table:style-name="Tableau18.Q1"/>
        </table:table-row>
        <table:table-row table:style-name="Tableau18.3">
          <table:table-cell table:style-name="Tableau18.A3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90"/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J3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K3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</table:table-row>
        <table:table-row table:style-name="Tableau18.4">
          <table:table-cell table:style-name="Tableau18.A3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90"/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J4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K4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</table:table-row>
        <table:table-row table:style-name="Tableau18.5">
          <table:table-cell table:style-name="Tableau18.A3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90"/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J5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K5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</table:table-row>
        <table:table-row table:style-name="Tableau18.6">
          <table:table-cell table:style-name="Tableau18.A3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90"/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J6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K6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</table:table-row>
        <table:table-row table:style-name="Tableau18.7">
          <table:table-cell table:style-name="Tableau18.A3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90"/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J7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K7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</table:table-row>
        <table:table-row table:style-name="Tableau18.8">
          <table:table-cell table:style-name="Tableau18.A3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90"/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J8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K8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</table:table-row>
        <table:table-row table:style-name="Tableau18.9">
          <table:table-cell table:style-name="Tableau18.A3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90"/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J9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K9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</table:table-row>
        <table:table-row table:style-name="Tableau18.10">
          <table:table-cell table:style-name="Tableau18.A3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90"/>
          </table:table-cell>
          <table:table-cell table:style-name="Tableau18.A3" office:value-type="string">
            <text:p text:style-name="P89"/>
          </table:table-cell>
          <table:table-cell table:style-name="Tableau18.A3" office:value-type="string">
            <text:p text:style-name="P2"><text:span text:style-name="Police_20_par_20_défaut"><text:span text:style-name="T120">|__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J10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K10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8.A3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8.A3" office:value-type="string">
            <text:p text:style-name="P2"><text:span text:style-name="Police_20_par_20_défaut"><text:span text:style-name="T120">|____|</text:span></text:span></text:p>
          </table:table-cell>
        </table:table-row>
      </table:table>
      <text:p text:style-name="P70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column table:style-name="Tableau19.F"/>
        <table:table-column table:style-name="Tableau19.G"/>
        <table:table-column table:style-name="Tableau19.H"/>
        <table:table-column table:style-name="Tableau19.I"/>
        <table:table-column table:style-name="Tableau19.J"/>
        <table:table-column table:style-name="Tableau19.K"/>
        <table:table-column table:style-name="Tableau19.L"/>
        <table:table-column table:style-name="Tableau19.M"/>
        <table:table-column table:style-name="Tableau19.N"/>
        <table:table-column table:style-name="Tableau19.O"/>
        <table:table-column table:style-name="Tableau19.P"/>
        <table:table-column table:style-name="Tableau19.Q"/>
        <table:table-row table:style-name="Tableau19.1">
          <table:table-cell table:style-name="Tableau19.A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19.A1" office:value-type="string">
            <text:p text:style-name="P89"/>
          </table:table-cell>
          <table:table-cell table:style-name="Tableau19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9.A1" office:value-type="string">
            <text:p text:style-name="P90"/>
          </table:table-cell>
          <table:table-cell table:style-name="Tableau19.A1" office:value-type="string">
            <text:p text:style-name="P89"/>
          </table:table-cell>
          <table:table-cell table:style-name="Tableau19.A1" office:value-type="string">
            <text:p text:style-name="P2"><text:span text:style-name="Police_20_par_20_défaut"><text:span text:style-name="T120">|__|__|__|</text:span></text:span></text:p>
          </table:table-cell>
          <table:table-cell table:style-name="Tableau19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9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9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9.J1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9.K1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9.A1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19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9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9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19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19.A1" office:value-type="string">
            <text:p text:style-name="P2"><text:span text:style-name="Police_20_par_20_défaut"><text:span text:style-name="T120">|____|</text:span></text:span></text:p>
          </table:table-cell>
        </table:table-row>
      </table:table>
      <text:p text:style-name="P70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column table:style-name="Tableau20.F"/>
        <table:table-column table:style-name="Tableau20.G"/>
        <table:table-column table:style-name="Tableau20.H"/>
        <table:table-column table:style-name="Tableau20.I"/>
        <table:table-column table:style-name="Tableau20.J"/>
        <table:table-column table:style-name="Tableau20.K"/>
        <table:table-column table:style-name="Tableau20.L"/>
        <table:table-column table:style-name="Tableau20.M"/>
        <table:table-column table:style-name="Tableau20.N"/>
        <table:table-column table:style-name="Tableau20.O"/>
        <table:table-column table:style-name="Tableau20.P"/>
        <table:table-column table:style-name="Tableau20.Q"/>
        <table:table-row table:style-name="Tableau20.1">
          <table:table-cell table:style-name="Tableau20.A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0.A1" office:value-type="string">
            <text:p text:style-name="P89"/>
          </table:table-cell>
          <table:table-cell table:style-name="Tableau20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0.A1" office:value-type="string">
            <text:p text:style-name="P90"/>
          </table:table-cell>
          <table:table-cell table:style-name="Tableau20.A1" office:value-type="string">
            <text:p text:style-name="P89"/>
          </table:table-cell>
          <table:table-cell table:style-name="Tableau20.A1" office:value-type="string">
            <text:p text:style-name="P2"><text:span text:style-name="Police_20_par_20_défaut"><text:span text:style-name="T120">|__|__|__|</text:span></text:span></text:p>
          </table:table-cell>
          <table:table-cell table:style-name="Tableau20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0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0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0.J1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20.K1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20.A1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20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0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20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0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20.A1" office:value-type="string">
            <text:p text:style-name="P2"><text:span text:style-name="Police_20_par_20_défaut"><text:span text:style-name="T120">|____|</text:span></text:span></text:p>
          </table:table-cell>
        </table:table-row>
      </table:table>
      <text:p text:style-name="P70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column table:style-name="Tableau21.G"/>
        <table:table-column table:style-name="Tableau21.H"/>
        <table:table-column table:style-name="Tableau21.I"/>
        <table:table-column table:style-name="Tableau21.J"/>
        <table:table-column table:style-name="Tableau21.K"/>
        <table:table-column table:style-name="Tableau21.L"/>
        <table:table-column table:style-name="Tableau21.M"/>
        <table:table-column table:style-name="Tableau21.N"/>
        <table:table-column table:style-name="Tableau21.O"/>
        <table:table-column table:style-name="Tableau21.P"/>
        <table:table-column table:style-name="Tableau21.Q"/>
        <table:table-row table:style-name="Tableau21.1">
          <table:table-cell table:style-name="Tableau21.A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1.A1" office:value-type="string">
            <text:p text:style-name="P89"/>
          </table:table-cell>
          <table:table-cell table:style-name="Tableau21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1.A1" office:value-type="string">
            <text:p text:style-name="P90"/>
          </table:table-cell>
          <table:table-cell table:style-name="Tableau21.A1" office:value-type="string">
            <text:p text:style-name="P89"/>
          </table:table-cell>
          <table:table-cell table:style-name="Tableau21.A1" office:value-type="string">
            <text:p text:style-name="P2"><text:span text:style-name="Police_20_par_20_défaut"><text:span text:style-name="T120">|__|__|__|</text:span></text:span></text:p>
          </table:table-cell>
          <table:table-cell table:style-name="Tableau21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1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1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1.J1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21.K1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21.A1" office:value-type="string">
            <text:p text:style-name="P2"><text:span text:style-name="Police_20_par_20_défaut"><text:span text:style-name="T120">|__|__|</text:span></text:span></text:p>
          </table:table-cell>
          <table:table-cell table:style-name="Tableau21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1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21.A1" office:value-type="string">
            <text:p text:style-name="P2"><text:span text:style-name="Police_20_par_20_défaut"><text:span text:style-name="T120">|____|</text:span></text:span></text:p>
          </table:table-cell>
          <table:table-cell table:style-name="Tableau21.A1" office:value-type="string">
            <text:p text:style-name="P2"><text:span text:style-name="Police_20_par_20_défaut"><text:span text:style-name="T95">|__|__|</text:span></text:span></text:p>
          </table:table-cell>
          <table:table-cell table:style-name="Tableau21.A1" office:value-type="string">
            <text:p text:style-name="P2"><text:span text:style-name="Police_20_par_20_défaut"><text:span text:style-name="T120">|____|</text:span></text:span></text:p>
          </table:table-cell>
        </table:table-row>
      </table:table>
      <text:p text:style-name="P91"/>
      <text:p text:style-name="Default"><text:span text:style-name="Police_20_par_20_défaut"><text:span text:style-name="T195">Karazana toeram-pambolena: </text:span></text:span><text:span text:style-name="Police_20_par_20_défaut"><text:span text:style-name="T196">1. </text:span></text:span><text:span text:style-name="Police_20_par_20_défaut"><text:span text:style-name="T197">Tanimbary </text:span></text:span><text:span text:style-name="Police_20_par_20_défaut"><text:span text:style-name="T196">2. </text:span></text:span><text:span text:style-name="Police_20_par_20_défaut"><text:span text:style-name="T197">Tanimboly </text:span></text:span><text:span text:style-name="Police_20_par_20_défaut"><text:span text:style-name="T196">3. </text:span></text:span><text:span text:style-name="Police_20_par_20_défaut"><text:span text:style-name="T197">Tany misy hazo na ala novolena </text:span></text:span><text:span text:style-name="Police_20_par_20_défaut"><text:span text:style-name="T196">4. </text:span></text:span><text:span text:style-name="Police_20_par_20_défaut"><text:span text:style-name="T197">Tany misy voly maharitra (jirofo, kafe, sns) </text:span></text:span><text:span text:style-name="Police_20_par_20_défaut"><text:span text:style-name="T196">9. </text:span></text:span><text:span text:style-name="Police_20_par_20_défaut"><text:span text:style-name="T197">Hafa ___________________</text:span></text:span></text:p>
      <text:p text:style-name="P44"><text:span text:style-name="Police_20_par_20_défaut"><text:span text:style-name="T198">Toerana misy ny tany:</text:span></text:span><text:span text:style-name="Police_20_par_20_défaut"><text:span text:style-name="T89"> 1. </text:span></text:span><text:span text:style-name="Police_20_par_20_défaut"><text:span text:style-name="T74">Lemaka </text:span></text:span><text:span text:style-name="Police_20_par_20_défaut"><text:span text:style-name="T89">2. </text:span></text:span><text:span text:style-name="Police_20_par_20_défaut"><text:span text:style-name="T74">Tanety </text:span></text:span><text:span text:style-name="Police_20_par_20_défaut"><text:span text:style-name="T89">3. </text:span></text:span><text:span text:style-name="Police_20_par_20_défaut"><text:span text:style-name="T74">Lohasaha </text:span></text:span><text:span text:style-name="Police_20_par_20_défaut"><text:span text:style-name="T89">4. </text:span></text:span><text:span text:style-name="Police_20_par_20_défaut"><text:span text:style-name="T74">Baiboho </text:span></text:span><text:span text:style-name="Police_20_par_20_défaut"><text:span text:style-name="T89">9. </text:span></text:span><text:span text:style-name="Police_20_par_20_défaut"><text:span text:style-name="T74">Hafa _________________</text:span></text:span></text:p>
      <text:p text:style-name="Default"><text:span text:style-name="Police_20_par_20_défaut"><text:span text:style-name="T199">Code « Faritra »</text:span></text:span><text:span text:style-name="Police_20_par_20_défaut"><text:span text:style-name="T200"> : </text:span></text:span><text:span text:style-name="Police_20_par_20_défaut"><text:span text:style-name="T201">1. Faritra arovana <text:s/>2.. Ivelan’ny Faritra arovana</text:span></text:span></text:p>
      <text:p text:style-name="Default"><text:span text:style-name="Police_20_par_20_défaut"><text:span text:style-name="T195">Famatsian-drano</text:span></text:span><text:span text:style-name="Police_20_par_20_défaut"><text:span text:style-name="T197">: </text:span></text:span><text:span text:style-name="Police_20_par_20_défaut"><text:span text:style-name="T196">1. </text:span></text:span><text:span text:style-name="Police_20_par_20_défaut"><text:span text:style-name="T202">Tambazotra nohatsaraina (anisany ny station de pompage ampiasaina @ tambazotra) </text:span></text:span><text:span text:style-name="Police_20_par_20_défaut"><text:span text:style-name="T203">2. </text:span></text:span><text:span text:style-name="Police_20_par_20_défaut"><text:span text:style-name="T202">Tambazotra nentim-paharazana (renirano, loharano…) </text:span></text:span><text:span text:style-name="Police_20_par_20_défaut"><text:span text:style-name="T203">3. </text:span></text:span><text:span text:style-name="Police_20_par_20_défaut"><text:span text:style-name="T202">Tsy voatondraka fa tany marindrano misy tahalaka </text:span></text:span><text:span text:style-name="Police_20_par_20_défaut"><text:span text:style-name="T203">4. </text:span></text:span><text:span text:style-name="Police_20_par_20_défaut"><text:span text:style-name="T202">Tsy voatondraka </text:span></text:span><text:span text:style-name="Police_20_par_20_défaut"><text:span text:style-name="T203">5. </text:span></text:span><text:span text:style-name="Police_20_par_20_défaut"><text:span text:style-name="T202">Motopompe (tsy hitambarana)</text:span></text:span></text:p>
      <text:p text:style-name="P92"><text:span text:style-name="Police_20_par_20_défaut"><text:span text:style-name="T204">Taona nahazoana</text:span></text:span><text:span text:style-name="Police_20_par_20_défaut"><text:span text:style-name="T205">:</text:span></text:span><text:span text:style-name="Police_20_par_20_défaut"><text:span text:style-name="T202"> </text:span></text:span><text:span text:style-name="Police_20_par_20_défaut"><text:span text:style-name="T203">1</text:span></text:span><text:span text:style-name="Police_20_par_20_défaut"><text:span text:style-name="T202">. Talohan’ny 1970 </text:span></text:span><text:span text:style-name="Police_20_par_20_défaut"><text:span text:style-name="T203">2</text:span></text:span><text:span text:style-name="Police_20_par_20_défaut"><text:span text:style-name="T202">. Tamin’ny vanim-potoana 1970 </text:span></text:span><text:span text:style-name="Police_20_par_20_défaut"><text:span text:style-name="T203">3</text:span></text:span><text:span text:style-name="Police_20_par_20_défaut"><text:span text:style-name="T202">. </text:span></text:span><text:span text:style-name="Police_20_par_20_défaut"><text:span text:style-name="T197">Tamin’ny vanim-potoana 1980 </text:span></text:span><text:span text:style-name="Police_20_par_20_défaut"><text:span text:style-name="T196">4</text:span></text:span><text:span text:style-name="Police_20_par_20_défaut"><text:span text:style-name="T197">. Tamin’ny vanim-potoana 1990 </text:span></text:span><text:span text:style-name="Police_20_par_20_défaut"><text:span text:style-name="T196">5</text:span></text:span><text:span text:style-name="Police_20_par_20_défaut"><text:span text:style-name="T197">. Tamin’ny vanim-potoana 2000 6. Tamin’ny </text:span></text:span><text:change text:change-id="ct2001396618432"/><text:change-start text:change-id="ct2001396628512"/><text:span text:style-name="Police_20_par_20_défaut"><text:span text:style-name="T197">vanim-potoana </text:span></text:span><text:change-end text:change-id="ct2001396628512"/><text:span text:style-name="Police_20_par_20_défaut"><text:span text:style-name="T197">2010</text:span></text:span><text:change text:change-id="ct2001396624480"/><text:change text:change-id="ct2001396619296"/><text:span text:style-name="Police_20_par_20_défaut"><text:span text:style-name="T197"> </text:span></text:span><text:change-start text:change-id="ct2001396671424"/><text:span text:style-name="Police_20_par_20_défaut"><text:span text:style-name="T197"><text:s/></text:span></text:span><text:span text:style-name="Police_20_par_20_défaut"><text:span text:style-name="T206">7.Tamin</text:span></text:span><text:span text:style-name="T207">’ny taona 2020 no mankaty </text:span></text:p>
      <text:p text:style-name="P92"><text:change-end text:change-id="ct2001396671424"/><text:span text:style-name="Police_20_par_20_défaut"><text:span text:style-name="T197">8. Tsy tadidy</text:span></text:span></text:p>
      <text:p text:style-name="Default"><text:span text:style-name="Police_20_par_20_défaut"><text:span text:style-name="T195">Fomba nahazoana</text:span></text:span><text:span text:style-name="Police_20_par_20_défaut"><text:span text:style-name="T208">:</text:span></text:span><text:span text:style-name="Police_20_par_20_défaut"><text:span text:style-name="T197"> 11. Novidiana 21. Lova (efa vita fizarana) 22. Lova (fizarana mbola tsy raikitra) 23 Lova ifandimbiasana 13. Azo maimaimpoana 15. Azo t@fampiasana ny tany (solampangady)</text:span></text:span></text:p>
      <text:p text:style-name="Default"><text:span text:style-name="Police_20_par_20_défaut"><text:span text:style-name="T195">Iza no tompony</text:span></text:span><text:span text:style-name="Police_20_par_20_défaut"><text:span text:style-name="T208">:</text:span></text:span><text:span text:style-name="Police_20_par_20_défaut"><text:span text:style-name="T197"> </text:span></text:span><text:span text:style-name="Police_20_par_20_défaut"><text:span text:style-name="T196">00</text:span></text:span><text:span text:style-name="Police_20_par_20_défaut"><text:span text:style-name="T197">. Mpikambana rehetra ao an-tokantrano </text:span></text:span><text:span text:style-name="Police_20_par_20_défaut"><text:span text:style-name="T196">01</text:span></text:span><text:span text:style-name="Police_20_par_20_défaut"><text:span text:style-name="T197">. Lohantokantrano </text:span></text:span><text:span text:style-name="Police_20_par_20_défaut"><text:span text:style-name="T196">02</text:span></text:span><text:span text:style-name="Police_20_par_20_défaut"><text:span text:style-name="T197">. Vadiny </text:span></text:span><text:span text:style-name="Police_20_par_20_défaut"><text:span text:style-name="T196">03</text:span></text:span><text:span text:style-name="Police_20_par_20_défaut"><text:span text:style-name="T197">. Lohantokantrano sy ny vadiny </text:span></text:span><text:span text:style-name="Police_20_par_20_défaut"><text:span text:style-name="T196">41</text:span></text:span><text:span text:style-name="Police_20_par_20_défaut"><text:span text:style-name="T197">. Havan’ny lohantokantrano </text:span></text:span><text:span text:style-name="Police_20_par_20_défaut"><text:span text:style-name="T196">42</text:span></text:span><text:span text:style-name="Police_20_par_20_défaut"><text:span text:style-name="T197">. Havan’ny vadin’ny lohantokantrano </text:span></text:span><text:span text:style-name="Police_20_par_20_défaut"><text:span text:style-name="T196">51</text:span></text:span><text:span text:style-name="Police_20_par_20_défaut"><text:span text:style-name="T197">. Zanaka vavy </text:span></text:span><text:span text:style-name="Police_20_par_20_défaut"><text:span text:style-name="T196">52</text:span></text:span><text:span text:style-name="Police_20_par_20_défaut"><text:span text:style-name="T197">. Zanaka lahy </text:span></text:span><text:span text:style-name="Police_20_par_20_défaut"><text:span text:style-name="T196">06</text:span></text:span><text:span text:style-name="Police_20_par_20_défaut"><text:span text:style-name="T197">. Vehivavy hafa ao antokantrano </text:span></text:span><text:span text:style-name="Police_20_par_20_défaut"><text:span text:style-name="T196">07</text:span></text:span><text:span text:style-name="Police_20_par_20_défaut"><text:span text:style-name="T197">. Lehilahy hafa ao an-tokantrano </text:span></text:span><text:span text:style-name="Police_20_par_20_défaut"><text:span text:style-name="T196">81</text:span></text:span><text:span text:style-name="Police_20_par_20_défaut"><text:span text:style-name="T197">. Lova itambarana avy amin’ny lohan-tokantrano (iarahamitantana @ fiankaviana tsy ao an-tokantrano </text:span></text:span><text:span text:style-name="Police_20_par_20_défaut"><text:span text:style-name="T196">82 </text:span></text:span><text:span text:style-name="Police_20_par_20_défaut"><text:span text:style-name="T197">Lova itambarana avy amin’ny vady </text:span></text:span><text:span text:style-name="Police_20_par_20_défaut"><text:span text:style-name="T196">99</text:span></text:span><text:span text:style-name="Police_20_par_20_défaut"><text:span text:style-name="T197">. hafa</text:span></text:span></text:p>
      <text:p text:style-name="Default"><text:span text:style-name="Police_20_par_20_défaut"><text:span text:style-name="T195">Misoratra amin’iza</text:span></text:span><text:span text:style-name="Police_20_par_20_défaut"><text:span text:style-name="T208">:</text:span></text:span><text:span text:style-name="Police_20_par_20_défaut"><text:span text:style-name="T197"> </text:span></text:span><text:span text:style-name="Police_20_par_20_défaut"><text:span text:style-name="T196">00. </text:span></text:span><text:span text:style-name="Police_20_par_20_défaut"><text:span text:style-name="T197">Mpikambana rehetra ao an-tokantrano </text:span></text:span><text:span text:style-name="Police_20_par_20_défaut"><text:span text:style-name="T196">01</text:span></text:span><text:span text:style-name="Police_20_par_20_défaut"><text:span text:style-name="T197">. Lohantokantrano </text:span></text:span><text:span text:style-name="Police_20_par_20_défaut"><text:span text:style-name="T196">02</text:span></text:span><text:span text:style-name="Police_20_par_20_défaut"><text:span text:style-name="T197">. Vadiny </text:span></text:span><text:span text:style-name="Police_20_par_20_défaut"><text:span text:style-name="T196">03</text:span></text:span><text:span text:style-name="Police_20_par_20_défaut"><text:span text:style-name="T197">. Lohantokantrano sy ny vadiny </text:span></text:span><text:span text:style-name="Police_20_par_20_défaut"><text:span text:style-name="T196">41</text:span></text:span><text:span text:style-name="Police_20_par_20_défaut"><text:span text:style-name="T197">. Havan’ny lohantokantrano </text:span></text:span><text:span text:style-name="Police_20_par_20_défaut"><text:span text:style-name="T196">42</text:span></text:span><text:span text:style-name="Police_20_par_20_défaut"><text:span text:style-name="T197">. Havan’ny vadin’ny lohantokantrano </text:span></text:span><text:span text:style-name="Police_20_par_20_défaut"><text:span text:style-name="T196">51</text:span></text:span><text:span text:style-name="Police_20_par_20_défaut"><text:span text:style-name="T197">. Zanaka vavy </text:span></text:span><text:span text:style-name="Police_20_par_20_défaut"><text:span text:style-name="T196">52 </text:span></text:span><text:span text:style-name="Police_20_par_20_défaut"><text:span text:style-name="T197">Zanaka lahy </text:span></text:span><text:span text:style-name="Police_20_par_20_défaut"><text:span text:style-name="T196">06</text:span></text:span><text:span text:style-name="Police_20_par_20_défaut"><text:span text:style-name="T197">. Vehivavy hafa ao antokantrano </text:span></text:span><text:span text:style-name="Police_20_par_20_défaut"><text:span text:style-name="T196">07</text:span></text:span><text:span text:style-name="Police_20_par_20_défaut"><text:span text:style-name="T197">. Lehilahy hafa ao antokantrano </text:span></text:span><text:span text:style-name="Police_20_par_20_défaut"><text:span text:style-name="T196">10</text:span></text:span><text:span text:style-name="Police_20_par_20_défaut"><text:span text:style-name="T197">. Tompony teo aloha (mpivarotra) </text:span></text:span><text:span text:style-name="Police_20_par_20_défaut"><text:span text:style-name="T196">11</text:span></text:span><text:span text:style-name="Police_20_par_20_défaut"><text:span text:style-name="T197">. Tompony taloha (lova na fanomezana)</text:span></text:span></text:p>
      <text:p text:style-name="Default"><text:span text:style-name="Police_20_par_20_défaut"><text:span text:style-name="T196">12</text:span></text:span><text:span text:style-name="Police_20_par_20_défaut"><text:span text:style-name="T197">. Tompony taloha (hafa) </text:span></text:span><text:span text:style-name="Police_20_par_20_défaut"><text:span text:style-name="T196">99. </text:span></text:span><text:span text:style-name="Police_20_par_20_défaut"><text:span text:style-name="T197">Hafa</text:span></text:span></text:p>
      <text:p text:style-name="Standard"><text:span text:style-name="Police_20_par_20_défaut"><text:span text:style-name="T198">Taratasy hafa</text:span></text:span><text:span text:style-name="Police_20_par_20_défaut"><text:span text:style-name="T89">: 1</text:span></text:span><text:span text:style-name="Police_20_par_20_défaut"><text:span text:style-name="T74">. Tsy misy 2. Taratasy tsy voamarin’ny Manampahefana </text:span></text:span><text:span text:style-name="Police_20_par_20_défaut"><text:span text:style-name="T89">3</text:span></text:span><text:span text:style-name="Police_20_par_20_défaut"><text:span text:style-name="T74">. Voasoratra ao @ «Bokim-pianakaviana» </text:span></text:span><text:span text:style-name="Police_20_par_20_défaut"><text:span text:style-name="T89">4</text:span></text:span><text:span text:style-name="Police_20_par_20_défaut"><text:span text:style-name="T74">. Taratasy voamarin’ny Fokontany </text:span></text:span><text:span text:style-name="Police_20_par_20_défaut"><text:span text:style-name="T89">5</text:span></text:span><text:span text:style-name="Police_20_par_20_défaut"><text:span text:style-name="T74">. Taratasy voamarin’ny Commune </text:span></text:span><text:span text:style-name="Police_20_par_20_défaut"><text:span text:style-name="T89">6</text:span></text:span><text:span text:style-name="Police_20_par_20_défaut"><text:span text:style-name="T74">. </text:span></text:span><text:span text:style-name="Police_20_par_20_défaut"><text:span text:style-name="T75">Taratasy voamarin’ny «Boriboritany» </text:span></text:span><text:span text:style-name="Police_20_par_20_défaut"><text:span text:style-name="T209">9</text:span></text:span><text:span text:style-name="Police_20_par_20_défaut"><text:span text:style-name="T75">. Hafa</text:span></text:span></text:p>
      <text:p text:style-name="P93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row table:style-name="Tableau22.1">
          <table:table-cell table:style-name="Tableau22.A1" table:number-columns-spanned="3" office:value-type="string">
            <text:p text:style-name="Standard"><text:span text:style-name="Police_20_par_20_défaut"><text:span text:style-name="T210">FR30o.</text:span></text:span><text:span text:style-name="Police_20_par_20_défaut"><text:span text:style-name="T211">Mba ahafahan’ny ankohonanao mivelona tsara, araka ny fiheveranao, ireo taninao ireo ve ?</text:span></text:span><text:span text:style-name="Police_20_par_20_défaut"><text:span text:style-name="T212"> : </text:span></text:span><text:span text:style-name="Police_20_par_20_défaut"><text:span text:style-name="T211">1. Ampy tsara <text:tab/>2. Antonony <text:tab/>3. Tsy ampy</text:span></text:span></text:p>
          </table:table-cell>
          <table:covered-table-cell/>
          <table:covered-table-cell/>
          <table:table-cell table:style-name="Tableau22.D1" office:value-type="string">
            <text:p text:style-name="P2"><text:span text:style-name="Police_20_par_20_défaut"><text:span text:style-name="T212">|__|__|</text:span></text:span></text:p>
          </table:table-cell>
        </table:table-row>
        <table:table-row table:style-name="Tableau22.2">
          <table:table-cell table:style-name="Tableau22.A1" table:number-columns-spanned="3" office:value-type="string">
            <text:p text:style-name="Standard"><text:span text:style-name="Police_20_par_20_défaut"><text:span text:style-name="T213">FR30p. </text:span></text:span><text:span text:style-name="Police_20_par_20_défaut"><text:span text:style-name="T214">NIsy taninao ve natsahatra tsy nampiasaina tamin’ity PR 2025 ? <text:tab/><text:tab/></text:span></text:span><text:span text:style-name="Police_20_par_20_défaut"><text:span text:style-name="T212">1. Eny <text:s/><text:tab/><text:tab/>2. Tsia</text:span></text:span><text:span text:style-name="Police_20_par_20_défaut"><text:span text:style-name="T210"><text:line-break/></text:span></text:span><text:span text:style-name="Police_20_par_20_défaut"><text:span text:style-name="T215">Raha <text:s/>FR30p=2 Mankanesa à FR</text:span></text:span><text:span text:style-name="Police_20_par_20_défaut"><text:span text:style-name="T216">33a</text:span></text:span></text:p>
          </table:table-cell>
          <table:covered-table-cell/>
          <table:covered-table-cell/>
          <table:table-cell table:style-name="Tableau22.D1" office:value-type="string">
            <text:p text:style-name="P2"><text:span text:style-name="Police_20_par_20_défaut"><text:span text:style-name="T212">|__|__|</text:span></text:span></text:p>
          </table:table-cell>
        </table:table-row>
        <table:table-row table:style-name="Tableau22.3">
          <table:table-cell table:style-name="Tableau22.A1" table:number-columns-spanned="3" office:value-type="string">
            <text:p text:style-name="Standard"><text:span text:style-name="Police_20_par_20_défaut"><text:span text:style-name="T213">FR30q.</text:span></text:span><text:span text:style-name="Police_20_par_20_défaut"><text:span text:style-name="T214"> Inona no antony ? </text:span></text:span><text:span text:style-name="Police_20_par_20_défaut"><text:span text:style-name="T217">1. Eny <text:tab/> 2. Tsia</text:span></text:span></text:p>
          </table:table-cell>
          <table:covered-table-cell/>
          <table:covered-table-cell/>
          <table:table-cell table:style-name="Tableau22.D1" office:value-type="string">
            <text:p text:style-name="P94"/>
          </table:table-cell>
        </table:table-row>
        <table:table-row table:style-name="Tableau22.4">
          <table:table-cell table:style-name="Tableau22.A1" office:value-type="string">
            <text:p text:style-name="Standard"><text:span text:style-name="Police_20_par_20_défaut"><text:span text:style-name="T218">A. Tany manta na tsy mamokatra <text:line-break/>B. Fiarovana ny Faritra arovana (Aire protégée)</text:span></text:span></text:p>
          </table:table-cell>
          <table:table-cell table:style-name="Tableau22.A1" office:value-type="string">
            <text:p text:style-name="Standard"><text:span text:style-name="Police_20_par_20_défaut"><text:span text:style-name="T212">|__|<text:line-break/>|__|</text:span></text:span></text:p>
          </table:table-cell>
          <table:table-cell table:style-name="Tableau22.A1" office:value-type="string">
            <text:p text:style-name="Standard"><text:span text:style-name="Police_20_par_20_défaut"><text:span text:style-name="T218">C. Tsy fandriam-pahalemana <text:line-break/>D. Tsy vita</text:span></text:span></text:p>
            <text:p text:style-name="Standard"><text:span text:style-name="Police_20_par_20_défaut"><text:span text:style-name="T218">E. Hafa : Lazao</text:span></text:span><text:span text:style-name="Police_20_par_20_défaut"><text:span text:style-name="T214">: _____________________</text:span></text:span></text:p>
          </table:table-cell>
          <table:table-cell table:style-name="Tableau22.D1" office:value-type="string">
            <text:p text:style-name="P2"><text:span text:style-name="Police_20_par_20_défaut"><text:span text:style-name="T212">|__|</text:span></text:span></text:p>
            <text:p text:style-name="P2"><text:span text:style-name="Police_20_par_20_défaut"><text:span text:style-name="T212">|__|<text:line-break/>|__|</text:span></text:span></text:p>
          </table:table-cell>
        </table:table-row>
      </table:table>
      <text:p text:style-name="P91"/>
      <text:p text:style-name="P95"/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table:number-columns-spanned="2" office:value-type="string">
            <text:p text:style-name="P2"><text:span text:style-name="Police_20_par_20_défaut"><text:span text:style-name="T219">FIFANARAHANA AMIN’NY FITRANDRAHANA NY TANIM-PAMBOLENA TSY TRANDRAHAN’NY TOMPONY MIVANTANA (FR33) Tanim-pambolena ampindramina, ampanofaina/ampanaovana ampahany nandritra ny PR 2025 (FVIC)</text:span></text:span></text:p>
          </table:table-cell>
          <table:covered-table-cell/>
        </table:table-row>
        <table:table-row table:style-name="Tableau23.2">
          <table:table-cell table:style-name="Tableau23.A1" office:value-type="string">
            <text:p text:style-name="Standard"><text:span text:style-name="Police_20_par_20_défaut"><text:span text:style-name="T220">FR33a-</text:span></text:span><text:span text:style-name="Police_20_par_20_défaut"><text:span text:style-name="T221">Nanana tany (tanimbary na tanimboly nampiasain’olon-kafa ve ny tokantrano t@ PR 2024-2025? <text:s text:c="2"/></text:span></text:span><text:span text:style-name="Police_20_par_20_défaut"><text:span text:style-name="T93">1-Eny <text:tab/><text:tab/>2-Tsia</text:span></text:span></text:p>
          </table:table-cell>
          <table:table-cell table:style-name="Tableau23.B2" office:value-type="string">
            <text:p text:style-name="P2"><text:span text:style-name="Police_20_par_20_défaut"><text:span text:style-name="T222">|__| <text:s text:c="2"/>Raha <text:s/></text:span></text:span><text:span text:style-name="Police_20_par_20_défaut"><text:span text:style-name="T123">Tsia Mankanesa </text:span></text:span><text:span text:style-name="Police_20_par_20_défaut"><text:span text:style-name="T222"><text:s/></text:span></text:span><text:span text:style-name="Police_20_par_20_défaut"><text:span text:style-name="T223">@ </text:span></text:span><text:span text:style-name="Police_20_par_20_défaut"><text:span text:style-name="T224">FR34</text:span></text:span></text:p>
          </table:table-cell>
        </table:table-row>
        <table:table-row table:style-name="Tableau23.3">
          <table:table-cell table:style-name="Tableau23.A1" office:value-type="string">
            <text:p text:style-name="Standard"><text:span text:style-name="Police_20_par_20_défaut"><text:span text:style-name="T220">FR33a1-</text:span></text:span><text:span text:style-name="Police_20_par_20_défaut"><text:span text:style-name="T225"> Raha Eny, isany?</text:span></text:span></text:p>
          </table:table-cell>
          <table:table-cell table:style-name="Tableau23.B2" office:value-type="string">
            <text:p text:style-name="P2"><text:span text:style-name="Police_20_par_20_défaut"><text:span text:style-name="T222">|___|___|</text:span></text:span></text:p>
          </table:table-cell>
        </table:table-row>
      </table:table>
      <text:p text:style-name="Standard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column table:style-name="Tableau24.F"/>
        <table:table-column table:style-name="Tableau24.G"/>
        <table:table-column table:style-name="Tableau24.H"/>
        <table:table-column table:style-name="Tableau24.I"/>
        <table:table-column table:style-name="Tableau24.J"/>
        <table:table-column table:style-name="Tableau24.K"/>
        <table:table-column table:style-name="Tableau24.L"/>
        <table:table-column table:style-name="Tableau24.M"/>
        <table:table-column table:style-name="Tableau24.N"/>
        <table:table-column table:style-name="Tableau24.O"/>
        <table:table-column table:style-name="Tableau24.P"/>
        <table:table-column table:style-name="Tableau24.Q"/>
        <table:table-row table:style-name="Tableau24.1">
          <table:table-cell table:style-name="Tableau24.A1" table:number-rows-spanned="3" office:value-type="string">
            <text:p text:style-name="P2"/>
          </table:table-cell>
          <table:table-cell table:style-name="Tableau24.B1" table:number-rows-spanned="3" office:value-type="string">
            <text:p text:style-name="P2"><text:span text:style-name="Police_20_par_20_défaut"><text:span text:style-name="T183">FR33b</text:span></text:span><text:span text:style-name="Police_20_par_20_défaut"><text:span text:style-name="T109"> -Anaran’ny toerana misy ny tany (anarana faritra)</text:span></text:span></text:p>
          </table:table-cell>
          <table:table-cell table:style-name="Tableau24.C1" table:number-rows-spanned="3" office:value-type="string">
            <text:p text:style-name="P2"><text:change-start text:change-id="ct2001248944464"/><text:span text:style-name="Police_20_par_20_défaut"><text:span text:style-name="T90">FR33c</text:span></text:span><text:change-end text:change-id="ct2001248944464"/><text:span text:style-name="Police_20_par_20_défaut"><text:span text:style-name="T123"> Karazany</text:span></text:span></text:p>
          </table:table-cell>
          <table:table-cell table:style-name="Tableau24.D1" table:number-columns-spanned="2" office:value-type="string">
            <text:p text:style-name="P2"><text:span text:style-name="Police_20_par_20_défaut"><text:span text:style-name="T123">Venty <text:s/>tantsaha</text:span></text:span></text:p>
          </table:table-cell>
          <table:covered-table-cell/>
          <table:table-cell table:style-name="Tableau24.A1" table:number-rows-spanned="3" office:value-type="string">
            <text:p text:style-name="P2"><text:span text:style-name="Police_20_par_20_défaut"><text:span text:style-name="T91">FR33e</text:span></text:span><text:span text:style-name="Police_20_par_20_défaut"><text:span text:style-name="T120">Toerana misy ny tany</text:span></text:span></text:p>
          </table:table-cell>
          <table:table-cell table:style-name="Tableau24.A1" table:number-rows-spanned="3" office:value-type="string">
            <text:p text:style-name="P2"><text:span text:style-name="Police_20_par_20_défaut"><text:span text:style-name="T98">FR33ea.</text:span></text:span><text:span text:style-name="Police_20_par_20_défaut"><text:span text:style-name="T97"> Faritra <text:s/>misy ny tany</text:span></text:span></text:p>
          </table:table-cell>
          <table:table-cell table:style-name="Tableau24.A1" table:number-rows-spanned="3" office:value-type="string">
            <text:p text:style-name="P96"><text:span text:style-name="Police_20_par_20_défaut"><text:span text:style-name="T91">FR33dRefiny</text:span></text:span></text:p>
            <text:p text:style-name="P96"><text:span text:style-name="Police_20_par_20_défaut"><text:span text:style-name="T91">(ares)</text:span></text:span></text:p>
          </table:table-cell>
          <table:table-cell table:style-name="Tableau24.I1" table:number-rows-spanned="3" office:value-type="string">
            <text:p text:style-name="P96"><text:span text:style-name="Police_20_par_20_défaut"><text:span text:style-name="T90">FR33e</text:span></text:span><text:span text:style-name="Police_20_par_20_défaut"><text:span text:style-name="T123">Famatsian-drano</text:span></text:span></text:p>
          </table:table-cell>
          <table:table-cell table:style-name="Tableau24.J1" table:number-rows-spanned="3" office:value-type="string">
            <text:p text:style-name="P96"><text:span text:style-name="Police_20_par_20_défaut"><text:span text:style-name="T90">FR33f</text:span></text:span><text:span text:style-name="Police_20_par_20_défaut"><text:span text:style-name="T123">Fotoam-pambolena</text:span></text:span></text:p>
          </table:table-cell>
          <table:table-cell table:style-name="Tableau24.K1" table:number-rows-spanned="3" office:value-type="string">
            <text:p text:style-name="P96"><text:span text:style-name="Police_20_par_20_défaut"><text:span text:style-name="T90">FR33g</text:span></text:span><text:span text:style-name="Police_20_par_20_défaut"><text:span text:style-name="T123">Fomba fitrandrahana</text:span></text:span></text:p>
          </table:table-cell>
          <table:table-cell table:style-name="Tableau24.L1" table:number-rows-spanned="3" office:value-type="string">
            <text:p text:style-name="P96"><text:span text:style-name="Police_20_par_20_défaut"><text:span text:style-name="T90">FR33h</text:span></text:span><text:span text:style-name="Police_20_par_20_défaut"><text:span text:style-name="T95">Antony nanomezana azy oho trandrahin’olon-kafa</text:span></text:span></text:p>
          </table:table-cell>
          <table:table-cell table:style-name="Tableau24.M1" table:number-rows-spanned="3" office:value-type="string">
            <text:p text:style-name="P96"><text:span text:style-name="Police_20_par_20_défaut"><text:span text:style-name="T92">FR33k I</text:span></text:span><text:span text:style-name="Police_20_par_20_défaut"><text:span text:style-name="T97">za no nampitrandrahana ny tany</text:span></text:span></text:p>
          </table:table-cell>
          <table:table-cell table:style-name="Tableau24.N1" table:number-rows-spanned="3" office:value-type="string">
            <text:p text:style-name="Default"><text:span text:style-name="Police_20_par_20_défaut"><text:span text:style-name="T112">FR33l </text:span></text:span><text:span text:style-name="Police_20_par_20_défaut"><text:span text:style-name="T115">Karazam-boly</text:span></text:span></text:p>
            <text:p text:style-name="Default"><text:span text:style-name="Police_20_par_20_défaut"><text:span text:style-name="T115">Vanim-potoana voalohany (raha misy maromaro)</text:span></text:span></text:p>
            <text:p text:style-name="P2"><text:span text:style-name="Police_20_par_20_défaut"><text:span text:style-name="T97">Hatr@ valinteny 2 raha voly mifangaro</text:span></text:span></text:p>
          </table:table-cell>
          <table:table-cell table:style-name="Tableau24.O1" table:number-rows-spanned="2" table:number-columns-spanned="2" office:value-type="string">
            <text:p text:style-name="P2"><text:span text:style-name="Police_20_par_20_défaut"><text:span text:style-name="T109">Raha nampanofaina : hofany azo nandritra ny <text:s/>PR 2025</text:span></text:span></text:p>
          </table:table-cell>
          <table:covered-table-cell/>
          <table:table-cell table:style-name="Tableau24.Q1" table:number-rows-spanned="3" office:value-type="string">
            <text:p text:style-name="P96"><text:span text:style-name="Police_20_par_20_défaut"><text:span text:style-name="T98">FR33n </text:span></text:span><text:span text:style-name="Police_20_par_20_défaut"><text:span text:style-name="T118">Raha ampanaovana ampahany : Isanjaton’ny vokatra azon’ny tokantrano</text:span></text:span></text:p>
          </table:table-cell>
        </table:table-row>
        <table:table-row table:style-name="Tableau24.2">
          <table:covered-table-cell table:style-name="Tableau24.A1"/>
          <table:covered-table-cell table:style-name="Tableau24.B1"/>
          <table:covered-table-cell table:style-name="Tableau24.C1"/>
          <table:table-cell table:style-name="Tableau24.D2" table:number-rows-spanned="2" office:value-type="string">
            <text:p text:style-name="P2"><text:span text:style-name="Police_20_par_20_défaut"><text:span text:style-name="T123">Venty</text:span></text:span></text:p>
          </table:table-cell>
          <table:table-cell table:style-name="Tableau24.E2" table:number-rows-spanned="2" office:value-type="string">
            <text:p text:style-name="P2"><text:span text:style-name="Police_20_par_20_défaut"><text:span text:style-name="T123">Habetsany</text:span></text:span></text:p>
          </table:table-cell>
          <table:covered-table-cell table:style-name="Tableau24.A1"/>
          <table:covered-table-cell table:style-name="Tableau24.A1"/>
          <table:covered-table-cell table:style-name="Tableau24.A1"/>
          <table:covered-table-cell table:style-name="Tableau24.I1"/>
          <table:covered-table-cell table:style-name="Tableau24.J1"/>
          <table:covered-table-cell table:style-name="Tableau24.K1"/>
          <table:covered-table-cell table:style-name="Tableau24.L1"/>
          <table:covered-table-cell table:style-name="Tableau24.M1"/>
          <table:covered-table-cell table:style-name="Tableau24.N1"/>
          <table:covered-table-cell table:style-name="Tableau24.O1"/>
          <table:covered-table-cell/>
          <table:covered-table-cell table:style-name="Tableau24.A1"/>
        </table:table-row>
        <table:table-row table:style-name="Tableau24.3">
          <table:covered-table-cell table:style-name="Tableau24.A1"/>
          <table:covered-table-cell table:style-name="Tableau24.B1"/>
          <table:covered-table-cell table:style-name="Tableau24.C1"/>
          <table:covered-table-cell table:style-name="Tableau24.D2"/>
          <table:covered-table-cell table:style-name="Tableau24.E2"/>
          <table:covered-table-cell table:style-name="Tableau24.A1"/>
          <table:covered-table-cell table:style-name="Tableau24.A1"/>
          <table:covered-table-cell table:style-name="Tableau24.A1"/>
          <table:covered-table-cell table:style-name="Tableau24.I1"/>
          <table:covered-table-cell table:style-name="Tableau24.J1"/>
          <table:covered-table-cell table:style-name="Tableau24.K1"/>
          <table:covered-table-cell table:style-name="Tableau24.L1"/>
          <table:covered-table-cell table:style-name="Tableau24.M1"/>
          <table:covered-table-cell table:style-name="Tableau24.N1"/>
          <table:table-cell table:style-name="Tableau24.Q1" office:value-type="string">
            <text:p text:style-name="P2"><text:span text:style-name="Police_20_par_20_défaut"><text:span text:style-name="T226">FR33m1 Raha vola (000 Ar)</text:span></text:span></text:p>
          </table:table-cell>
          <table:table-cell table:style-name="Tableau24.Q1" office:value-type="string">
            <text:p text:style-name="P2"><text:span text:style-name="Police_20_par_20_défaut"><text:span text:style-name="T226">FR33m2 Raha vokatra (kg)</text:span></text:span></text:p>
          </table:table-cell>
          <table:covered-table-cell table:style-name="Tableau24.A1"/>
        </table:table-row>
        <table:table-row table:style-name="Tableau24.4"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B4" office:value-type="string">
            <text:p text:style-name="P97"/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97"/>
          </table:table-cell>
          <table:table-cell table:style-name="Tableau24.Q1" office:value-type="string">
            <text:p text:style-name="P97"/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1 2 3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227">|__|__|__|<text:line-break/>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</table:table-row>
        <table:table-row table:style-name="Tableau24.5"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B5" office:value-type="string">
            <text:p text:style-name="P97"/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97"/>
          </table:table-cell>
          <table:table-cell table:style-name="Tableau24.Q1" office:value-type="string">
            <text:p text:style-name="P97"/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1 2 3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227">|__|__|__|<text:line-break/>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</table:table-row>
        <table:table-row table:style-name="Tableau24.6"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B6" office:value-type="string">
            <text:p text:style-name="P97"/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97"/>
          </table:table-cell>
          <table:table-cell table:style-name="Tableau24.Q1" office:value-type="string">
            <text:p text:style-name="P97"/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1 2 3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227">|__|__|__|<text:line-break/>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24.Q1" office:value-type="string">
            <text:p text:style-name="P2"><text:span text:style-name="Police_20_par_20_défaut"><text:span text:style-name="T194">|__|__|</text:span></text:span></text:p>
          </table:table-cell>
        </table:table-row>
      </table:table>
      <text:p text:style-name="P98"/>
      <text:p text:style-name="P2"><text:span text:style-name="Police_20_par_20_défaut"><text:span text:style-name="T220">FIFANARAHANA HO AN’IREO TOKANTRANO MPITRANDRAKA TSY TOMPON’NY TANY</text:span></text:span></text:p>
      <table:table table:name="Tableau25" table:style-name="Tableau25">
        <table:table-column table:style-name="Tableau25.A"/>
        <table:table-column table:style-name="Tableau25.B"/>
        <table:table-row table:style-name="Tableau25.1">
          <table:table-cell table:style-name="Tableau25.A1" office:value-type="string">
            <text:p text:style-name="Standard"><text:span text:style-name="Police_20_par_20_défaut"><text:span text:style-name="T228">FR34a </text:span></text:span><text:span text:style-name="Police_20_par_20_défaut"><text:span text:style-name="T229">Ankoatra ny taninareo dia mitrandraka tanin’olonkafa ve ianareo ? <text:tab/></text:span></text:span><text:span text:style-name="Police_20_par_20_défaut"><text:span text:style-name="T230"><text:tab/>1-Eny <text:tab/><text:tab/>2-Tsia</text:span></text:span></text:p>
          </table:table-cell>
          <table:table-cell table:style-name="Tableau25.B1" office:value-type="string">
            <text:p text:style-name="Standard"><text:span text:style-name="Police_20_par_20_défaut"><text:span text:style-name="T231">|__|</text:span></text:span> <text:s/><text:span text:style-name="Police_20_par_20_défaut"><text:span text:style-name="T232">Raha Tsia Manakanesa R</text:span></text:span></text:p>
          </table:table-cell>
        </table:table-row>
        <table:table-row table:style-name="Tableau25.2">
          <table:table-cell table:style-name="Tableau25.A1" office:value-type="string">
            <text:p text:style-name="Standard"><text:span text:style-name="Police_20_par_20_défaut"><text:span text:style-name="T153">FR34a1</text:span></text:span><text:span text:style-name="Police_20_par_20_défaut"><text:span text:style-name="T233">- Raha Eny, firy ??</text:span></text:span></text:p>
          </table:table-cell>
          <table:table-cell table:style-name="Tableau25.B1" office:value-type="string">
            <text:p text:style-name="P2"><text:span text:style-name="Police_20_par_20_défaut"><text:span text:style-name="T234">|___|___|</text:span></text:span></text:p>
          </table:table-cell>
        </table:table-row>
      </table:table>
      <text:p text:style-name="P99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H"/>
        <table:table-column table:style-name="Tableau26.C"/>
        <table:table-column table:style-name="Tableau26.G"/>
        <table:table-column table:style-name="Tableau26.K"/>
        <table:table-column table:style-name="Tableau26.G"/>
        <table:table-column table:style-name="Tableau26.M"/>
        <table:table-column table:style-name="Tableau26.N"/>
        <table:table-column table:style-name="Tableau26.O"/>
        <table:table-column table:style-name="Tableau26.P"/>
        <table:table-row table:style-name="Tableau26.1">
          <table:table-cell table:style-name="Tableau26.A1" table:number-rows-spanned="3" office:value-type="string">
            <text:p text:style-name="P60"/>
          </table:table-cell>
          <table:table-cell table:style-name="Tableau26.B1" table:number-rows-spanned="3" office:value-type="string">
            <text:p text:style-name="P2"><text:span text:style-name="Police_20_par_20_défaut"><text:span text:style-name="T96">FR34b</text:span></text:span><text:span text:style-name="Police_20_par_20_défaut"><text:span text:style-name="T97"> -Anaran’ny toerana misy ny tany (anarana faritra)</text:span></text:span></text:p>
          </table:table-cell>
          <table:table-cell table:style-name="Tableau26.C1" table:number-rows-spanned="3" office:value-type="string">
            <text:p text:style-name="P2"><text:span text:style-name="Police_20_par_20_défaut"><text:span text:style-name="T96">F</text:span></text:span><text:span text:style-name="Police_20_par_20_défaut"><text:span text:style-name="T144">R34c</text:span></text:span><text:span text:style-name="Police_20_par_20_défaut"><text:span text:style-name="T95"> Karazany</text:span></text:span></text:p>
          </table:table-cell>
          <table:table-cell table:style-name="Tableau26.D1" office:value-type="string">
            <text:p text:style-name="P100">Venty <text:s/>tantsaha</text:p>
          </table:table-cell>
          <table:table-cell table:style-name="Tableau26.E1" office:value-type="string">
            <text:p text:style-name="P100">Habetsany</text:p>
          </table:table-cell>
          <table:table-cell table:style-name="Tableau26.A1" table:number-rows-spanned="3" office:value-type="string">
            <text:p text:style-name="P66"><text:span text:style-name="Police_20_par_20_défaut"><text:span text:style-name="T166">FR34e </text:span></text:span><text:span text:style-name="Police_20_par_20_défaut"><text:span text:style-name="T235">Toerana misy ny tany</text:span></text:span></text:p>
          </table:table-cell>
          <table:table-cell table:style-name="Tableau26.A1" table:number-rows-spanned="3" office:value-type="string">
            <text:p text:style-name="P66"><text:span text:style-name="Police_20_par_20_défaut"><text:span text:style-name="T166">FR34ea. </text:span></text:span><text:span text:style-name="Police_20_par_20_défaut"><text:span text:style-name="T167">Faritra <text:s/>misy ny tany</text:span></text:span></text:p>
          </table:table-cell>
          <table:table-cell table:style-name="Tableau26.H1" table:number-rows-spanned="3" office:value-type="string">
            <text:p text:style-name="P66"><text:span text:style-name="Police_20_par_20_défaut"><text:span text:style-name="T170">FR34d </text:span></text:span><text:span text:style-name="Police_20_par_20_défaut"><text:span text:style-name="T171">Refiny</text:span></text:span></text:p>
            <text:p text:style-name="P101">(ares)</text:p>
          </table:table-cell>
          <table:table-cell table:style-name="Tableau26.I1" table:number-rows-spanned="3" office:value-type="string">
            <text:p text:style-name="P96"><text:span text:style-name="Police_20_par_20_défaut"><text:span text:style-name="T91">FR34e</text:span></text:span><text:span text:style-name="Police_20_par_20_défaut"><text:span text:style-name="T95">Famatsian-drano</text:span></text:span></text:p>
          </table:table-cell>
          <table:table-cell table:style-name="Tableau26.J1" table:number-rows-spanned="3" office:value-type="string">
            <text:p text:style-name="P96"><text:span text:style-name="Police_20_par_20_défaut"><text:span text:style-name="T91">FR34fVanim-ptoana</text:span></text:span></text:p>
          </table:table-cell>
          <table:table-cell table:style-name="Tableau26.K1" table:number-rows-spanned="3" office:value-type="string">
            <text:p text:style-name="P96"><text:span text:style-name="Police_20_par_20_défaut"><text:span text:style-name="T91">FR34g</text:span></text:span><text:span text:style-name="Police_20_par_20_défaut"><text:span text:style-name="T95">Fifanarahana @ fitrandrahana</text:span></text:span></text:p>
          </table:table-cell>
          <table:table-cell table:style-name="Tableau26.L1" table:number-rows-spanned="3" office:value-type="string">
            <text:p text:style-name="P96"><text:span text:style-name="Police_20_par_20_défaut"><text:span text:style-name="T98">FR34k. lza no tompon’ny tany?</text:span></text:span></text:p>
          </table:table-cell>
          <table:table-cell table:style-name="Tableau26.M1" table:number-rows-spanned="3" office:value-type="string">
            <text:p text:style-name="Default"><text:span text:style-name="Police_20_par_20_défaut"><text:span text:style-name="T166">FR34l </text:span></text:span><text:span text:style-name="Police_20_par_20_défaut"><text:span text:style-name="T167">Karazam-boly</text:span></text:span></text:p>
            <text:p text:style-name="Default"><text:span text:style-name="Police_20_par_20_défaut"><text:span text:style-name="T167">Vanim-potoana voalohany (raha misy maromaro)</text:span></text:span></text:p>
            <text:p text:style-name="P96"><text:span text:style-name="Police_20_par_20_défaut"><text:span text:style-name="T97">Hatr@ valinteny 2 raha voly mifangaro</text:span></text:span></text:p>
          </table:table-cell>
          <table:table-cell table:style-name="Tableau26.A1" table:number-rows-spanned="2" table:number-columns-spanned="2" office:value-type="string">
            <text:p text:style-name="P2"><text:span text:style-name="Police_20_par_20_défaut"><text:span text:style-name="T141">Raha nampanofaina: hofany vola na vokatra azo nandritra ny PR 2025</text:span></text:span></text:p>
          </table:table-cell>
          <table:covered-table-cell/>
          <table:table-cell table:style-name="Tableau26.A1" table:number-rows-spanned="3" office:value-type="string">
            <text:p text:style-name="P96"><text:span text:style-name="Police_20_par_20_défaut"><text:span text:style-name="T151">FR34pRaha nampanaovana ampahany : Isanjaton’ny vokatra nomen’ny tokantrano</text:span></text:span></text:p>
          </table:table-cell>
        </table:table-row>
        <table:table-row table:style-name="Tableau26.2">
          <table:covered-table-cell table:style-name="Tableau26.A1"/>
          <table:covered-table-cell table:style-name="Tableau26.B1"/>
          <table:covered-table-cell table:style-name="Tableau26.C1"/>
          <table:table-cell table:style-name="Tableau26.D2" table:number-rows-spanned="2" office:value-type="string">
            <text:p text:style-name="P100"/>
          </table:table-cell>
          <table:table-cell table:style-name="Tableau26.E2" table:number-rows-spanned="2" office:value-type="string">
            <text:p text:style-name="P100"/>
          </table:table-cell>
          <table:covered-table-cell table:style-name="Tableau26.A1"/>
          <table:covered-table-cell table:style-name="Tableau26.A1"/>
          <table:covered-table-cell table:style-name="Tableau26.H1"/>
          <table:covered-table-cell table:style-name="Tableau26.I1"/>
          <table:covered-table-cell table:style-name="Tableau26.J1"/>
          <table:covered-table-cell table:style-name="Tableau26.K1"/>
          <table:covered-table-cell table:style-name="Tableau26.L1"/>
          <table:covered-table-cell table:style-name="Tableau26.M1"/>
          <table:covered-table-cell table:style-name="Tableau26.A1"/>
          <table:covered-table-cell/>
          <table:covered-table-cell table:style-name="Tableau26.A1"/>
        </table:table-row>
        <table:table-row table:style-name="Tableau26.2">
          <table:covered-table-cell table:style-name="Tableau26.A1"/>
          <table:covered-table-cell table:style-name="Tableau26.B1"/>
          <table:covered-table-cell table:style-name="Tableau26.C1"/>
          <table:covered-table-cell table:style-name="Tableau26.D2"/>
          <table:covered-table-cell table:style-name="Tableau26.E2"/>
          <table:covered-table-cell table:style-name="Tableau26.A1"/>
          <table:covered-table-cell table:style-name="Tableau26.A1"/>
          <table:covered-table-cell table:style-name="Tableau26.H1"/>
          <table:covered-table-cell table:style-name="Tableau26.I1"/>
          <table:covered-table-cell table:style-name="Tableau26.J1"/>
          <table:covered-table-cell table:style-name="Tableau26.K1"/>
          <table:covered-table-cell table:style-name="Tableau26.L1"/>
          <table:covered-table-cell table:style-name="Tableau26.M1"/>
          <table:table-cell table:style-name="Tableau26.N3" office:value-type="string">
            <text:p text:style-name="P2"><text:span text:style-name="Police_20_par_20_défaut"><text:span text:style-name="T150">FR34n Raha vola (000 Ar)</text:span></text:span></text:p>
          </table:table-cell>
          <table:table-cell table:style-name="Tableau26.O3" office:value-type="string">
            <text:p text:style-name="P2"><text:span text:style-name="Police_20_par_20_défaut"><text:span text:style-name="T150">FR34n Raha vokatra (kg)</text:span></text:span></text:p>
          </table:table-cell>
          <table:covered-table-cell table:style-name="Tableau26.A1"/>
        </table:table-row>
        <table:table-row table:style-name="Tableau26.4">
          <table:table-cell table:style-name="Tableau26.A4" office:value-type="string">
            <text:p text:style-name="P2"><text:span text:style-name="Police_20_par_20_défaut"><text:span text:style-name="T236">|__|__|</text:span></text:span></text:p>
          </table:table-cell>
          <table:table-cell table:style-name="Tableau26.A4" office:value-type="string">
            <text:p text:style-name="P102"/>
          </table:table-cell>
          <table:table-cell table:style-name="Tableau26.A4" office:value-type="string">
            <text:p text:style-name="P60">|__|</text:p>
          </table:table-cell>
          <table:table-cell table:style-name="Tableau26.A4" office:value-type="string">
            <text:p text:style-name="P102"/>
          </table:table-cell>
          <table:table-cell table:style-name="Tableau26.A4" office:value-type="string">
            <text:p text:style-name="P102"/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1 2 3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<text:line-break/>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</text:span></text:span></text:p>
          </table:table-cell>
        </table:table-row>
        <table:table-row table:style-name="Tableau26.5">
          <table:table-cell table:style-name="Tableau26.A4" office:value-type="string">
            <text:p text:style-name="P2"><text:span text:style-name="Police_20_par_20_défaut"><text:span text:style-name="T236">|__|__|</text:span></text:span></text:p>
          </table:table-cell>
          <table:table-cell table:style-name="Tableau26.A4" office:value-type="string">
            <text:p text:style-name="P102"/>
          </table:table-cell>
          <table:table-cell table:style-name="Tableau26.A4" office:value-type="string">
            <text:p text:style-name="P60">|__|</text:p>
          </table:table-cell>
          <table:table-cell table:style-name="Tableau26.A4" office:value-type="string">
            <text:p text:style-name="P102"/>
          </table:table-cell>
          <table:table-cell table:style-name="Tableau26.A4" office:value-type="string">
            <text:p text:style-name="P102"/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1 2 3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<text:line-break/>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</text:span></text:span></text:p>
          </table:table-cell>
        </table:table-row>
        <table:table-row table:style-name="Tableau26.6">
          <table:table-cell table:style-name="Tableau26.A4" office:value-type="string">
            <text:p text:style-name="P2"><text:span text:style-name="Police_20_par_20_défaut"><text:span text:style-name="T236">|__|__|</text:span></text:span></text:p>
          </table:table-cell>
          <table:table-cell table:style-name="Tableau26.A4" office:value-type="string">
            <text:p text:style-name="P102"/>
          </table:table-cell>
          <table:table-cell table:style-name="Tableau26.A4" office:value-type="string">
            <text:p text:style-name="P60">|__|</text:p>
          </table:table-cell>
          <table:table-cell table:style-name="Tableau26.A4" office:value-type="string">
            <text:p text:style-name="P102"/>
          </table:table-cell>
          <table:table-cell table:style-name="Tableau26.A4" office:value-type="string">
            <text:p text:style-name="P102"/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1 2 3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<text:line-break/>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__|__|</text:span></text:span></text:p>
          </table:table-cell>
          <table:table-cell table:style-name="Tableau26.A4" office:value-type="string">
            <text:p text:style-name="P2"><text:span text:style-name="Police_20_par_20_défaut"><text:span text:style-name="T236">|__|__|</text:span></text:span></text:p>
          </table:table-cell>
        </table:table-row>
      </table:table>
      <text:p text:style-name="Default"/>
      <text:p text:style-name="Default"><text:span text:style-name="Police_20_par_20_défaut"><text:span text:style-name="T195">Karazana toeram-pambolena:</text:span></text:span><text:span text:style-name="Police_20_par_20_défaut"><text:span text:style-name="T196"> 1. </text:span></text:span><text:span text:style-name="Police_20_par_20_défaut"><text:span text:style-name="T197">Tanimbary </text:span></text:span><text:span text:style-name="Police_20_par_20_défaut"><text:span text:style-name="T196">2. </text:span></text:span><text:span text:style-name="Police_20_par_20_défaut"><text:span text:style-name="T197">Tanimboly </text:span></text:span><text:span text:style-name="Police_20_par_20_défaut"><text:span text:style-name="T196">3. </text:span></text:span><text:span text:style-name="Police_20_par_20_défaut"><text:span text:style-name="T197">Tany misy hazo na ala novolena </text:span></text:span><text:span text:style-name="Police_20_par_20_défaut"><text:span text:style-name="T196">4. </text:span></text:span><text:span text:style-name="Police_20_par_20_défaut"><text:span text:style-name="T197">Tany misy voly maharitra (jirofo, kafe, sns) </text:span></text:span><text:span text:style-name="Police_20_par_20_défaut"><text:span text:style-name="T196">9. </text:span></text:span><text:span text:style-name="Police_20_par_20_défaut"><text:span text:style-name="T197">Hafa ___________________</text:span></text:span></text:p>
      <text:p text:style-name="Standard"><text:span text:style-name="Police_20_par_20_défaut"><text:span text:style-name="T198">Toerana misy ny tany:</text:span></text:span><text:span text:style-name="Police_20_par_20_défaut"><text:span text:style-name="T89"> 1. </text:span></text:span><text:span text:style-name="Police_20_par_20_défaut"><text:span text:style-name="T74">Lemaka </text:span></text:span><text:span text:style-name="Police_20_par_20_défaut"><text:span text:style-name="T89">2. </text:span></text:span><text:span text:style-name="Police_20_par_20_défaut"><text:span text:style-name="T74">Tanety </text:span></text:span><text:span text:style-name="Police_20_par_20_défaut"><text:span text:style-name="T89">3. </text:span></text:span><text:span text:style-name="Police_20_par_20_défaut"><text:span text:style-name="T74">Lohasaha </text:span></text:span><text:span text:style-name="Police_20_par_20_défaut"><text:span text:style-name="T89">4. </text:span></text:span><text:span text:style-name="Police_20_par_20_défaut"><text:span text:style-name="T74">Baiboho </text:span></text:span><text:span text:style-name="Police_20_par_20_défaut"><text:span text:style-name="T89">9. </text:span></text:span><text:span text:style-name="Police_20_par_20_défaut"><text:span text:style-name="T74">Hafa _________________</text:span></text:span></text:p>
      <text:p text:style-name="Default"><text:span text:style-name="Police_20_par_20_défaut"><text:span text:style-name="T195">Code « Faritra » : </text:span></text:span><text:span text:style-name="Police_20_par_20_défaut"><text:span text:style-name="T237">1. </text:span></text:span><text:span text:style-name="Police_20_par_20_défaut"><text:span text:style-name="T238">Faritra arovana </text:span></text:span><text:span text:style-name="Police_20_par_20_défaut"><text:span text:style-name="T237">2.. </text:span></text:span><text:span text:style-name="Police_20_par_20_défaut"><text:span text:style-name="T238">Ivelan’ny Faritra arovana</text:span></text:span><text:span text:style-name="Police_20_par_20_défaut"><text:span text:style-name="T237"> </text:span></text:span><text:span text:style-name="Police_20_par_20_défaut"><text:span text:style-name="T197"><text:line-break/></text:span></text:span><text:span text:style-name="Police_20_par_20_défaut"><text:span text:style-name="T195">Famatsian-drano</text:span></text:span><text:span text:style-name="Police_20_par_20_défaut"><text:span text:style-name="T196"> </text:span></text:span><text:span text:style-name="Police_20_par_20_défaut"><text:span text:style-name="T197">: </text:span></text:span><text:span text:style-name="Police_20_par_20_défaut"><text:span text:style-name="T196">1. </text:span></text:span><text:span text:style-name="Police_20_par_20_défaut"><text:span text:style-name="T197">Tambazotra nohatsaraina (anisany ny station de pompage ampiasaina @ tambazotra) </text:span></text:span><text:span text:style-name="Police_20_par_20_défaut"><text:span text:style-name="T196">2. </text:span></text:span><text:span text:style-name="Police_20_par_20_défaut"><text:span text:style-name="T197">Tambazotra nentim-paharazana (renirano, loharano…) </text:span></text:span><text:span text:style-name="Police_20_par_20_défaut"><text:span text:style-name="T196">3. </text:span></text:span><text:span text:style-name="Police_20_par_20_défaut"><text:span text:style-name="T197">Tsy voatondraka fa tany marindrano misy tahalaka </text:span></text:span><text:span text:style-name="Police_20_par_20_défaut"><text:span text:style-name="T196">4. </text:span></text:span><text:span text:style-name="Police_20_par_20_défaut"><text:span text:style-name="T197">Tsy voatondraka </text:span></text:span><text:span text:style-name="Police_20_par_20_défaut"><text:span text:style-name="T196">5. </text:span></text:span><text:span text:style-name="Police_20_par_20_défaut"><text:span text:style-name="T197">Motopompe (tsy hitambarana)</text:span></text:span></text:p>
      <text:p text:style-name="Default"><text:span text:style-name="Police_20_par_20_défaut"><text:span text:style-name="T195">Fotoam-pambolena</text:span></text:span><text:span text:style-name="Police_20_par_20_défaut"><text:span text:style-name="T208">:</text:span></text:span><text:span text:style-name="Police_20_par_20_défaut"><text:span text:style-name="T197"> </text:span></text:span><text:span text:style-name="Police_20_par_20_défaut"><text:span text:style-name="T196">1</text:span></text:span><text:span text:style-name="Police_20_par_20_défaut"><text:span text:style-name="T197">. Voly fototra </text:span></text:span><text:span text:style-name="Police_20_par_20_défaut"><text:span text:style-name="T196">2</text:span></text:span><text:span text:style-name="Police_20_par_20_défaut"><text:span text:style-name="T197">. Voly avotra </text:span></text:span><text:span text:style-name="Police_20_par_20_défaut"><text:span text:style-name="T196">3</text:span></text:span><text:span text:style-name="Police_20_par_20_défaut"><text:span text:style-name="T197">. Voly maharitra</text:span></text:span></text:p>
      <text:p text:style-name="Default"><text:span text:style-name="Police_20_par_20_défaut"><text:span text:style-name="T204">Fifanarahana t@ fitrandrahana</text:span></text:span><text:span text:style-name="Police_20_par_20_défaut"><text:span text:style-name="T202">: </text:span></text:span><text:span text:style-name="Police_20_par_20_défaut"><text:span text:style-name="T203">1</text:span></text:span><text:span text:style-name="Police_20_par_20_défaut"><text:span text:style-name="T202">.Ampindramina maimaimpoana </text:span></text:span><text:span text:style-name="Police_20_par_20_défaut"><text:span text:style-name="T203">2</text:span></text:span><text:span text:style-name="Police_20_par_20_défaut"><text:span text:style-name="T202">. </text:span></text:span><text:span text:style-name="Police_20_par_20_défaut"><text:span text:style-name="T197">Ampanofaina </text:span></text:span><text:span text:style-name="Police_20_par_20_défaut"><text:span text:style-name="T196">3. </text:span></text:span><text:span text:style-name="Police_20_par_20_défaut"><text:span text:style-name="T197">Ampanaovana ampahany </text:span></text:span><text:span text:style-name="Police_20_par_20_défaut"><text:span text:style-name="T196">4</text:span></text:span><text:span text:style-name="Police_20_par_20_défaut"><text:span text:style-name="T197">. Natao antoka (Varo-belona) </text:span></text:span><text:span text:style-name="Police_20_par_20_défaut"><text:span text:style-name="T196">9</text:span></text:span><text:span text:style-name="Police_20_par_20_défaut"><text:span text:style-name="T197">. Hafa</text:span></text:span></text:p>
      <text:p text:style-name="Default"><text:span text:style-name="Police_20_par_20_défaut"><text:span text:style-name="T195">Antony tsy nitrandrahana</text:span></text:span><text:span text:style-name="Police_20_par_20_défaut"><text:span text:style-name="T196">: 11</text:span></text:span><text:span text:style-name="Police_20_par_20_défaut"><text:span text:style-name="T197">. Niatrehana fandaniana tampoka tao @ fianakaviana (aretina, fahafatesana, sns) </text:span></text:span><text:span text:style-name="Police_20_par_20_défaut"><text:span text:style-name="T196">12</text:span></text:span><text:span text:style-name="Police_20_par_20_défaut"><text:span text:style-name="T197">.Niatrehana fandaniana efa fantatra mialoha tao @ fianakaviana (fanamboarana fasana, saram-pianarana, famadihana, sns) </text:span></text:span><text:span text:style-name="Police_20_par_20_défaut"><text:span text:style-name="T196">21</text:span></text:span><text:span text:style-name="Police_20_par_20_défaut"><text:span text:style-name="T197">. Niatrehana fahavoazana na fandaniana tsy nampoizina teo @ famokarana (oh : fitaovana simba) </text:span></text:span><text:span text:style-name="Police_20_par_20_défaut"><text:span text:style-name="T196">22</text:span></text:span><text:span text:style-name="Police_20_par_20_défaut"><text:span text:style-name="T197">. Tsy fahampian’ny vola nentina nitrandraka ny tany (fanakaramana mpiasa, fividianana zezika, sns) </text:span></text:span><text:span text:style-name="Police_20_par_20_défaut"><text:span text:style-name="T196">03</text:span></text:span><text:span text:style-name="Police_20_par_20_défaut"><text:span text:style-name="T197">. Nandoavana trosa </text:span></text:span><text:span text:style-name="Police_20_par_20_défaut"><text:span text:style-name="T196">41</text:span></text:span><text:span text:style-name="Police_20_par_20_défaut"><text:span text:style-name="T197">. Nampiasa vola t@ asam-pamokarana hafa </text:span></text:span><text:span text:style-name="Police_20_par_20_défaut"><text:span text:style-name="T196">42</text:span></text:span><text:span text:style-name="Police_20_par_20_défaut"><text:span text:style-name="T197">. Nampiasa vola t@sehatra asa hafa </text:span></text:span><text:span text:style-name="Police_20_par_20_défaut"><text:span text:style-name="T196">05</text:span></text:span><text:span text:style-name="Police_20_par_20_défaut"><text:span text:style-name="T197">. Nividy tanim-pambolena hafa </text:span></text:span><text:span text:style-name="Police_20_par_20_défaut"><text:span text:style-name="T196">06</text:span></text:span><text:span text:style-name="Police_20_par_20_défaut"><text:span text:style-name="T197">. Olana teo @ tanim-pambolena (rano, tany tsy mamokatra, lavitra loatra, sns) </text:span></text:span><text:span text:style-name="Police_20_par_20_défaut"><text:span text:style-name="T196">07</text:span></text:span><text:span text:style-name="Police_20_par_20_défaut"><text:span text:style-name="T197">. Ady tany </text:span></text:span><text:span text:style-name="Police_20_par_20_défaut"><text:span text:style-name="T196">08 </text:span></text:span><text:span text:style-name="Police_20_par_20_défaut"><text:span text:style-name="T197">Nanampy fianakaviana/havana mba hanana tany </text:span></text:span><text:span text:style-name="Police_20_par_20_défaut"><text:span text:style-name="T196">09</text:span></text:span><text:span text:style-name="Police_20_par_20_défaut"><text:span text:style-name="T197">. Niala t@ fambolena (fifindramonina, fahanterana, vehivavy irery, sns) </text:span></text:span><text:span text:style-name="Police_20_par_20_défaut"><text:span text:style-name="T196">88</text:span></text:span><text:span text:style-name="Police_20_par_20_défaut"><text:span text:style-name="T197">. Tsy fantatra </text:span></text:span><text:span text:style-name="Police_20_par_20_défaut"><text:span text:style-name="T196">99</text:span></text:span><text:span text:style-name="Police_20_par_20_défaut"><text:span text:style-name="T197">. Hafa</text:span></text:span></text:p>
      <text:p text:style-name="Default"><text:span text:style-name="Police_20_par_20_défaut"><text:span text:style-name="T195">Iza no nampitrandrahana/ nindramana ny tany</text:span></text:span><text:span text:style-name="Police_20_par_20_défaut"><text:span text:style-name="T196"> 11</text:span></text:span><text:span text:style-name="Police_20_par_20_défaut"><text:span text:style-name="T197">. Havan’ny lohantokantrano </text:span></text:span><text:span text:style-name="Police_20_par_20_défaut"><text:span text:style-name="T196">12</text:span></text:span><text:span text:style-name="Police_20_par_20_défaut"><text:span text:style-name="T197">. Havan’ny vadin’ny lohantokantrano ; 22. Iray tampo @ lohantokantrano </text:span></text:span><text:span text:style-name="Police_20_par_20_défaut"><text:span text:style-name="T196">22</text:span></text:span><text:span text:style-name="Police_20_par_20_défaut"><text:span text:style-name="T197">. Iray tampo @ vadin’ny lohantokantrano </text:span></text:span><text:span text:style-name="Police_20_par_20_défaut"><text:span text:style-name="T196">23</text:span></text:span><text:span text:style-name="Police_20_par_20_défaut"><text:span text:style-name="T197">. Zanaky ny lohantokantrano na zanaky ny vadiny </text:span></text:span><text:span text:style-name="Police_20_par_20_défaut"><text:span text:style-name="T196">41</text:span></text:span><text:span text:style-name="Police_20_par_20_défaut"><text:span text:style-name="T197">. Fianakaviana hafan’ny lohantokantrano </text:span></text:span><text:span text:style-name="Police_20_par_20_défaut"><text:span text:style-name="T196">42</text:span></text:span><text:span text:style-name="Police_20_par_20_défaut"><text:span text:style-name="T197">. Fianakaviana hafan’ny vadin’ny lohantokantrano </text:span></text:span><text:span text:style-name="Police_20_par_20_défaut"><text:span text:style-name="T196">05</text:span></text:span><text:span text:style-name="Police_20_par_20_défaut"><text:span text:style-name="T197">. Mpiray fokontany tsy misy rohim-pihavanana </text:span></text:span><text:span text:style-name="Police_20_par_20_défaut"><text:span text:style-name="T196">06</text:span></text:span><text:span text:style-name="Police_20_par_20_défaut"><text:span text:style-name="T197">. Tsy misy rohim-pihavanana fa miara mipetraka ao @ kaominina na kaominina akaiky </text:span></text:span><text:span text:style-name="Police_20_par_20_défaut"><text:span text:style-name="T196">07</text:span></text:span><text:span text:style-name="Police_20_par_20_défaut"><text:span text:style-name="T197">.Tsy misy rohim-pihavanana avy any @ Faritra hafa </text:span></text:span><text:span text:style-name="Police_20_par_20_défaut"><text:span text:style-name="T196">08</text:span></text:span><text:span text:style-name="Police_20_par_20_défaut"><text:span text:style-name="T197">. Mpampiasa vola avy eto an-toerana </text:span></text:span><text:span text:style-name="Police_20_par_20_défaut"><text:span text:style-name="T196">09 </text:span></text:span><text:span text:style-name="Police_20_par_20_défaut"><text:span text:style-name="T197">Mpampiasa vola avy any ivelany </text:span></text:span><text:span text:style-name="Police_20_par_20_défaut"><text:span text:style-name="T196">99</text:span></text:span><text:span text:style-name="Police_20_par_20_défaut"><text:span text:style-name="T197">. Hafa</text:span></text:span></text:p>
      <text:p text:style-name="Standard"><text:span text:style-name="Police_20_par_20_défaut"><text:span text:style-name="T198">Marika voly</text:span></text:span><text:span text:style-name="Police_20_par_20_défaut"><text:span text:style-name="T89"> : </text:span></text:span><text:span text:style-name="Police_20_par_20_défaut"><text:span text:style-name="T74">annexe 07</text:span></text:span></text:p>
      <text:p text:style-name="P103"><text:soft-page-break/></text:p>
      <text:p text:style-name="P104">MOMBA NY VOLY VARY (R)</text:p>
      <text:p text:style-name="P103"/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office:value-type="string">
            <text:p text:style-name="P2"><text:span text:style-name="Police_20_par_20_défaut"><text:span text:style-name="T239">R1a.</text:span></text:span><text:span text:style-name="Police_20_par_20_défaut"><text:span text:style-name="T240">, </text:span></text:span><text:span text:style-name="Police_20_par_20_défaut"><text:span text:style-name="T241">Tamin’ny taom-pambolena 2024-25, namboly vary ve ny tokantranonao na nampiasain’ny tokantrano hafa ny tanimbarinareo</text:span></text:span><text:span text:style-name="Police_20_par_20_défaut"><text:span text:style-name="T242">? <text:s/><text:tab/> </text:span></text:span><text:span text:style-name="Police_20_par_20_défaut"><text:span text:style-name="T243">1. </text:span></text:span><text:span text:style-name="Police_20_par_20_défaut"><text:span text:style-name="T244">Eny</text:span></text:span><text:span text:style-name="Police_20_par_20_défaut"><text:span text:style-name="T243"> 2. </text:span></text:span><text:span text:style-name="Police_20_par_20_défaut"><text:span text:style-name="T244">Tsia<text:tab/> </text:span></text:span><text:span text:style-name="Police_20_par_20_défaut"><text:span text:style-name="T245">Raha Tsia, mankanesa C</text:span></text:span></text:p>
          </table:table-cell>
          <table:table-cell table:style-name="Tableau27.A1" office:value-type="string">
            <text:p text:style-name="P2"><text:span text:style-name="Police_20_par_20_défaut"><text:span text:style-name="T240">|__|</text:span></text:span></text:p>
          </table:table-cell>
        </table:table-row>
      </table:table>
      <text:p text:style-name="P105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/>
        <table:table-column table:style-name="Tableau28.E"/>
        <table:table-column table:style-name="Tableau28.F"/>
        <table:table-column table:style-name="Tableau28.G"/>
        <table:table-column table:style-name="Tableau28.H"/>
        <table:table-column table:style-name="Tableau28.I"/>
        <table:table-column table:style-name="Tableau28.J"/>
        <table:table-column table:style-name="Tableau28.K"/>
        <table:table-column table:style-name="Tableau28.L"/>
        <table:table-column table:style-name="Tableau28.M"/>
        <table:table-column table:style-name="Tableau28.N"/>
        <table:table-column table:style-name="Tableau28.O"/>
        <table:table-column table:style-name="Tableau28.P"/>
        <table:table-column table:style-name="Tableau28.Q"/>
        <table:table-column table:style-name="Tableau28.R"/>
        <table:table-row table:style-name="Tableau28.1">
          <table:table-cell table:style-name="Tableau28.A1" office:value-type="string">
            <text:p text:style-name="P2"/>
          </table:table-cell>
          <table:table-cell table:style-name="Tableau28.A1" office:value-type="string">
            <text:p text:style-name="P2"><text:span text:style-name="Police_20_par_20_défaut"><text:span text:style-name="T239">R42</text:span></text:span></text:p>
          </table:table-cell>
          <table:table-cell table:style-name="Tableau28.A1" table:number-columns-spanned="3" office:value-type="string">
            <text:p text:style-name="P2"><text:span text:style-name="Police_20_par_20_défaut"><text:span text:style-name="T239">R1</text:span></text:span></text:p>
          </table:table-cell>
          <table:covered-table-cell/>
          <table:covered-table-cell/>
          <table:table-cell table:style-name="Tableau28.A1" office:value-type="string">
            <text:p text:style-name="P2"><text:span text:style-name="Police_20_par_20_défaut"><text:span text:style-name="T239">R4</text:span></text:span></text:p>
          </table:table-cell>
          <table:table-cell table:style-name="Tableau28.A1" office:value-type="string">
            <text:p text:style-name="P2"><text:span text:style-name="Police_20_par_20_défaut"><text:span text:style-name="T239">R6</text:span></text:span></text:p>
          </table:table-cell>
          <table:table-cell table:style-name="Tableau28.A1" office:value-type="string">
            <text:p text:style-name="P2"><text:span text:style-name="Police_20_par_20_défaut"><text:span text:style-name="T239">R7</text:span></text:span></text:p>
          </table:table-cell>
          <table:table-cell table:style-name="Tableau28.A1" office:value-type="string">
            <text:p text:style-name="Standard"><text:span text:style-name="Police_20_par_20_défaut"><text:span text:style-name="T246">R10</text:span></text:span></text:p>
          </table:table-cell>
          <table:table-cell table:style-name="Tableau28.A1" office:value-type="string">
            <text:p text:style-name="Standard"><text:span text:style-name="Police_20_par_20_défaut"><text:span text:style-name="T246">R10b</text:span></text:span></text:p>
          </table:table-cell>
          <table:table-cell table:style-name="Tableau28.A1" office:value-type="string">
            <text:p text:style-name="Standard"><text:span text:style-name="Police_20_par_20_défaut"><text:span text:style-name="T239">R41</text:span></text:span></text:p>
          </table:table-cell>
          <table:table-cell table:style-name="Tableau28.A1" office:value-type="string">
            <text:p text:style-name="Standard"><text:span text:style-name="Police_20_par_20_défaut"><text:span text:style-name="T239">R11b</text:span></text:span></text:p>
          </table:table-cell>
          <table:table-cell table:style-name="Tableau28.A1" office:value-type="string">
            <text:p text:style-name="Standard"><text:span text:style-name="Police_20_par_20_défaut"><text:span text:style-name="T239">R14</text:span></text:span></text:p>
          </table:table-cell>
          <table:table-cell table:style-name="Tableau28.A1" office:value-type="string">
            <text:p text:style-name="Standard"><text:span text:style-name="Police_20_par_20_défaut"><text:span text:style-name="T239">R13</text:span></text:span></text:p>
          </table:table-cell>
          <table:table-cell table:style-name="Tableau28.A1" office:value-type="string">
            <text:p text:style-name="Standard"><text:span text:style-name="Police_20_par_20_défaut"><text:span text:style-name="T239">R25</text:span></text:span></text:p>
          </table:table-cell>
          <table:table-cell table:style-name="Tableau28.A1" office:value-type="string">
            <text:p text:style-name="Standard"><text:span text:style-name="Police_20_par_20_défaut"><text:span text:style-name="T239">R30</text:span></text:span></text:p>
          </table:table-cell>
          <table:table-cell table:style-name="Tableau28.A1" office:value-type="string">
            <text:p text:style-name="Standard"><text:span text:style-name="Police_20_par_20_défaut"><text:span text:style-name="T239">R40</text:span></text:span></text:p>
          </table:table-cell>
          <table:table-cell table:style-name="Tableau28.A1" office:value-type="string">
            <text:p text:style-name="P2"><text:span text:style-name="Police_20_par_20_défaut"><text:span text:style-name="T239">R24(kg)</text:span></text:span></text:p>
          </table:table-cell>
        </table:table-row>
        <table:table-row table:style-name="Tableau28.2">
          <table:table-cell table:style-name="Tableau28.A1" table:number-rows-spanned="2" office:value-type="string">
            <text:p text:style-name="P2"><text:span text:style-name="Police_20_par_20_défaut"><text:span text:style-name="T109">N°</text:span></text:span></text:p>
          </table:table-cell>
          <table:table-cell table:style-name="Tableau28.B2" table:number-rows-spanned="3" office:value-type="string">
            <text:p text:style-name="P2"><text:span text:style-name="Police_20_par_20_défaut"><text:span text:style-name="T109">Vanim-potoana fambolena</text:span></text:span></text:p>
          </table:table-cell>
          <table:table-cell table:style-name="Tableau28.A1" table:number-columns-spanned="3" office:value-type="string">
            <text:p text:style-name="P2"><text:span text:style-name="Police_20_par_20_défaut"><text:span text:style-name="T109">Velaran’ny tanimbary voavoly</text:span></text:span></text:p>
          </table:table-cell>
          <table:covered-table-cell/>
          <table:covered-table-cell/>
          <table:table-cell table:style-name="Tableau28.B2" table:number-rows-spanned="3" office:value-type="string">
            <text:p text:style-name="tableau_20_centré_20_gras"><text:span text:style-name="Police_20_par_20_défaut"><text:span text:style-name="T79">Fomba fifanarahana</text:span></text:span></text:p>
            <text:p text:style-name="P2"><text:span text:style-name="Police_20_par_20_défaut"><text:span text:style-name="T109">sy fampiasana ny tany</text:span></text:span></text:p>
          </table:table-cell>
          <table:table-cell table:style-name="Tableau28.A1" table:number-rows-spanned="2" table:number-columns-spanned="2" office:value-type="string">
            <text:p text:style-name="P2"><text:span text:style-name="Police_20_par_20_défaut"><text:span text:style-name="T108">Tambiny azonareo na nomenareo noho ny fifanarahana sy fampiasana ny tany</text:span></text:span></text:p>
            <text:p text:style-name="P2"><text:span text:style-name="Police_20_par_20_défaut"><text:span text:style-name="T247">(Raha R4=2,3,5,6 , 9</text:span></text:span></text:p>
          </table:table-cell>
          <table:covered-table-cell/>
          <table:table-cell table:style-name="Tableau28.B2" table:number-rows-spanned="3" office:value-type="string">
            <text:p text:style-name="Standard"><text:span text:style-name="Police_20_par_20_défaut"><text:span text:style-name="T248">Toerana misy ny tany:</text:span></text:span></text:p>
          </table:table-cell>
          <table:table-cell table:style-name="Tableau28.B2" table:number-rows-spanned="3" office:value-type="string">
            <text:p text:style-name="Standard"><text:span text:style-name="Police_20_par_20_défaut"><text:span text:style-name="T248">« Faritra »</text:span></text:span></text:p>
          </table:table-cell>
          <table:table-cell table:style-name="Tableau28.B2" table:number-rows-spanned="3" office:value-type="string">
            <text:p text:style-name="Standard"><text:span text:style-name="Police_20_par_20_défaut"><text:span text:style-name="T109">Olana ami’ny fitantanana </text:span></text:span><text:change-start text:change-id="ct2001248936112"/><text:span text:style-name="Police_20_par_20_défaut"><text:span text:style-name="T249">n</text:span></text:span><text:change-end text:change-id="ct2001248936112"/><text:span text:style-name="Police_20_par_20_défaut"><text:span text:style-name="T109">y rano ara-piaraha-monina <text:tab/>1. Eny <text:tab/>2. Tsia <text:tab/>3. </text:span></text:span><text:span text:style-name="Police_20_par_20_défaut"><text:span text:style-name="T123">Tsy voakasika</text:span></text:span></text:p>
          </table:table-cell>
          <table:table-cell table:style-name="Tableau28.A1" table:number-rows-spanned="3" office:value-type="string">
            <text:p text:style-name="P96"><text:span text:style-name="Police_20_par_20_défaut"><text:span text:style-name="T123">Olana amin’ ny rano</text:span></text:span></text:p>
          </table:table-cell>
          <table:table-cell table:style-name="Tableau28.B2" table:number-rows-spanned="3" office:value-type="string">
            <text:p text:style-name="P96"><text:span text:style-name="Police_20_par_20_défaut"><text:span text:style-name="T123">Fomba fiasana ny tanimbary</text:span></text:span></text:p>
          </table:table-cell>
          <table:table-cell table:style-name="Tableau28.B2" table:number-rows-spanned="3" office:value-type="string">
            <text:p text:style-name="P96"><text:span text:style-name="Police_20_par_20_défaut"><text:span text:style-name="T123">Fomba fambolena</text:span></text:span></text:p>
          </table:table-cell>
          <table:table-cell table:style-name="Tableau28.B2" table:number-rows-spanned="3" office:value-type="string">
            <text:p text:style-name="P96"><text:span text:style-name="Police_20_par_20_défaut"><text:span text:style-name="T123">Masomboly nampiasaina</text:span></text:span></text:p>
          </table:table-cell>
          <table:table-cell table:style-name="Tableau28.B2" table:number-rows-spanned="3" office:value-type="string">
            <text:p text:style-name="P96"><text:span text:style-name="Police_20_par_20_défaut"><text:span text:style-name="T123">Fiavian’ny masomboly</text:span></text:span></text:p>
          </table:table-cell>
          <table:table-cell table:style-name="Tableau28.B2" table:number-rows-spanned="3" office:value-type="string">
            <text:p text:style-name="P96"><text:span text:style-name="Police_20_par_20_défaut"><text:span text:style-name="T123">Fampiasan-jezika eo @ tanimbary</text:span></text:span></text:p>
          </table:table-cell>
          <table:table-cell table:style-name="Tableau28.A1" table:number-rows-spanned="3" office:value-type="string">
            <text:p text:style-name="P60">Lanjan’ny vary akotry voakororoka ; vokatra talohan’ny fitsinjarana ho an’ny tompon-tany, mpiasa (mijinja, mively, mitaona sns)</text:p>
          </table:table-cell>
        </table:table-row>
        <table:table-row table:style-name="Tableau28.3">
          <table:covered-table-cell table:style-name="Tableau28.A1"/>
          <table:covered-table-cell table:style-name="Tableau28.A1"/>
          <table:table-cell table:style-name="Tableau28.A1" office:value-type="string">
            <text:p text:style-name="P2"><text:span text:style-name="Police_20_par_20_défaut"><text:span text:style-name="T144">R1b</text:span></text:span></text:p>
          </table:table-cell>
          <table:table-cell table:style-name="Tableau28.A1" office:value-type="string">
            <text:p text:style-name="P2"><text:span text:style-name="Police_20_par_20_défaut"><text:span text:style-name="T144">R1c</text:span></text:span></text:p>
          </table:table-cell>
          <table:table-cell table:style-name="Tableau28.A1" office:value-type="string">
            <text:p text:style-name="P2"><text:span text:style-name="Police_20_par_20_défaut"><text:span text:style-name="T144">R1</text:span></text:span></text:p>
          </table:table-cell>
          <table:covered-table-cell table:style-name="Tableau28.A1"/>
          <table:covered-table-cell table:style-name="Tableau28.A1"/>
          <table:covered-table-cell/>
          <table:covered-table-cell table:style-name="Tableau28.A1"/>
          <table:covered-table-cell table:style-name="Tableau28.A1"/>
          <table:covered-table-cell table:style-name="Tableau28.A1"/>
          <table:covered-table-cell table:style-name="Tableau28.A1"/>
          <table:covered-table-cell table:style-name="Tableau28.B2"/>
          <table:covered-table-cell table:style-name="Tableau28.B2"/>
          <table:covered-table-cell table:style-name="Tableau28.B2"/>
          <table:covered-table-cell table:style-name="Tableau28.B2"/>
          <table:covered-table-cell table:style-name="Tableau28.B2"/>
          <table:covered-table-cell table:style-name="Tableau28.A1"/>
        </table:table-row>
        <table:table-row table:style-name="Tableau28.4">
          <table:table-cell table:style-name="Tableau28.A1" office:value-type="string">
            <text:p text:style-name="P2"><text:change-start text:change-id="ct2001248947056"/><text:span text:style-name="Police_20_par_20_défaut"><text:span text:style-name="T250">Tanibary </text:span></text:span><text:change-end text:change-id="ct2001248947056"/><text:change text:change-id="ct2001248938416"/><text:change text:change-id="ct2001248952240"/><text:span text:style-name="T250"/></text:p>
          </table:table-cell>
          <table:covered-table-cell table:style-name="Tableau28.A1"/>
          <table:table-cell table:style-name="Tableau28.A1" office:value-type="string">
            <text:p text:style-name="Standard"><text:span text:style-name="Police_20_par_20_défaut"><text:span text:style-name="T6">Isany</text:span></text:span></text:p>
          </table:table-cell>
          <table:table-cell table:style-name="Tableau28.A1" office:value-type="string">
            <text:p text:style-name="Standard"><text:span text:style-name="Police_20_par_20_défaut"><text:span text:style-name="T6">Venty tantsaha</text:span></text:span></text:p>
          </table:table-cell>
          <table:table-cell table:style-name="Tableau28.A1" office:value-type="string">
            <text:p text:style-name="Standard"><text:span text:style-name="Police_20_par_20_défaut"><text:span text:style-name="T6">Tombany </text:span></text:span><text:span text:style-name="Police_20_par_20_défaut"><text:span text:style-name="T251">(Ares)</text:span></text:span></text:p>
          </table:table-cell>
          <table:covered-table-cell table:style-name="Tableau28.A1"/>
          <table:table-cell table:style-name="Tableau28.A1" office:value-type="string">
            <text:p text:style-name="P2"><text:span text:style-name="Police_20_par_20_défaut"><text:span text:style-name="T97">Lanjan’akotry</text:span></text:span><text:span text:style-name="Police_20_par_20_défaut"><text:span text:style-name="T194"> (kg) <text:line-break/>2024-2025</text:span></text:span></text:p>
          </table:table-cell>
          <table:table-cell table:style-name="Tableau28.A1" office:value-type="string">
            <text:p text:style-name="P2"><text:span text:style-name="Police_20_par_20_défaut"><text:span text:style-name="T104">Fitambaran’ny vola tao anatin’ny </text:span></text:span><text:span text:style-name="Police_20_par_20_défaut"><text:span text:style-name="T252">(Ar)<text:line-break/>2024-2025</text:span></text:span></text:p>
          </table:table-cell>
          <table:covered-table-cell table:style-name="Tableau28.A1"/>
          <table:covered-table-cell table:style-name="Tableau28.A1"/>
          <table:covered-table-cell table:style-name="Tableau28.A1"/>
          <table:covered-table-cell table:style-name="Tableau28.A1"/>
          <table:covered-table-cell table:style-name="Tableau28.B2"/>
          <table:covered-table-cell table:style-name="Tableau28.B2"/>
          <table:covered-table-cell table:style-name="Tableau28.B2"/>
          <table:covered-table-cell table:style-name="Tableau28.B2"/>
          <table:covered-table-cell table:style-name="Tableau28.B2"/>
          <table:covered-table-cell table:style-name="Tableau28.A1"/>
        </table:table-row>
        <table:table-row table:style-name="Tableau28.1">
          <table:table-cell table:style-name="Tableau28.A1" office:value-type="string">
            <text:p text:style-name="P2"><text:span text:style-name="Police_20_par_20_défaut"><text:span text:style-name="T253">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106"/>
          </table:table-cell>
          <table:table-cell table:style-name="Tableau28.A1" office:value-type="string">
            <text:p text:style-name="P2"><text:span text:style-name="Police_20_par_20_défaut"><text:span text:style-name="T254">______</text:span></text:span></text:p>
          </table:table-cell>
          <table:table-cell table:style-name="Tableau28.A1" office:value-type="string">
            <text:p text:style-name="P2"><text:span text:style-name="Police_20_par_20_défaut"><text:span text:style-name="T232">|__|__|__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__|__|__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227">|__|__|__|__|__|</text:span></text:span></text:p>
          </table:table-cell>
        </table:table-row>
        <table:table-row table:style-name="Tableau28.6">
          <table:table-cell table:style-name="Tableau28.A1" office:value-type="string">
            <text:p text:style-name="P2"><text:span text:style-name="Police_20_par_20_défaut"><text:span text:style-name="T253">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97"/>
          </table:table-cell>
          <table:table-cell table:style-name="Tableau28.A1" office:value-type="string">
            <text:p text:style-name="P2"><text:span text:style-name="Police_20_par_20_défaut"><text:span text:style-name="T254">______</text:span></text:span></text:p>
          </table:table-cell>
          <table:table-cell table:style-name="Tableau28.A1" office:value-type="string">
            <text:p text:style-name="P2"><text:span text:style-name="Police_20_par_20_défaut"><text:span text:style-name="T232">|__|__|__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__|__|__|__|__|</text:span></text:span></text:p>
          </table:table-cell>
          <table:table-cell table:style-name="Tableau28.H6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227">|__|__|__|__|__|</text:span></text:span></text:p>
          </table:table-cell>
        </table:table-row>
        <table:table-row table:style-name="Tableau28.7">
          <table:table-cell table:style-name="Tableau28.A1" office:value-type="string">
            <text:p text:style-name="P2"><text:span text:style-name="Police_20_par_20_défaut"><text:span text:style-name="T253">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97"/>
          </table:table-cell>
          <table:table-cell table:style-name="Tableau28.A1" office:value-type="string">
            <text:p text:style-name="P2"><text:span text:style-name="Police_20_par_20_défaut"><text:span text:style-name="T254">______</text:span></text:span></text:p>
          </table:table-cell>
          <table:table-cell table:style-name="Tableau28.A1" office:value-type="string">
            <text:p text:style-name="P2"><text:span text:style-name="Police_20_par_20_défaut"><text:span text:style-name="T232">|__|__|__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__|__|__|__|__|</text:span></text:span></text:p>
          </table:table-cell>
          <table:table-cell table:style-name="Tableau28.H7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227">|__|__|__|__|__|</text:span></text:span></text:p>
          </table:table-cell>
        </table:table-row>
        <table:table-row table:style-name="Tableau28.8">
          <table:table-cell table:style-name="Tableau28.A1" office:value-type="string">
            <text:p text:style-name="P2"><text:span text:style-name="Police_20_par_20_défaut"><text:span text:style-name="T253">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97"/>
          </table:table-cell>
          <table:table-cell table:style-name="Tableau28.A1" office:value-type="string">
            <text:p text:style-name="P2"><text:span text:style-name="Police_20_par_20_défaut"><text:span text:style-name="T254">______</text:span></text:span></text:p>
          </table:table-cell>
          <table:table-cell table:style-name="Tableau28.A1" office:value-type="string">
            <text:p text:style-name="P2"><text:span text:style-name="Police_20_par_20_défaut"><text:span text:style-name="T232">|__|__|__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__|__|__|__|__|</text:span></text:span></text:p>
          </table:table-cell>
          <table:table-cell table:style-name="Tableau28.H8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227">|__|__|__|__|__|</text:span></text:span></text:p>
          </table:table-cell>
        </table:table-row>
        <table:table-row table:style-name="Tableau28.9">
          <table:table-cell table:style-name="Tableau28.A1" office:value-type="string">
            <text:p text:style-name="P2"><text:span text:style-name="Police_20_par_20_défaut"><text:span text:style-name="T253">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97"/>
          </table:table-cell>
          <table:table-cell table:style-name="Tableau28.A1" office:value-type="string">
            <text:p text:style-name="P2"><text:span text:style-name="Police_20_par_20_défaut"><text:span text:style-name="T254">______</text:span></text:span></text:p>
          </table:table-cell>
          <table:table-cell table:style-name="Tableau28.A1" office:value-type="string">
            <text:p text:style-name="P2"><text:span text:style-name="Police_20_par_20_défaut"><text:span text:style-name="T232">|__|__|__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__|__|__|__|__|</text:span></text:span></text:p>
          </table:table-cell>
          <table:table-cell table:style-name="Tableau28.H9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227">|__|__|__|__|__|</text:span></text:span></text:p>
          </table:table-cell>
        </table:table-row>
        <table:table-row table:style-name="Tableau28.10">
          <table:table-cell table:style-name="Tableau28.A1" office:value-type="string">
            <text:p text:style-name="P2"><text:span text:style-name="Police_20_par_20_défaut"><text:span text:style-name="T253">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97"/>
          </table:table-cell>
          <table:table-cell table:style-name="Tableau28.A1" office:value-type="string">
            <text:p text:style-name="P2"><text:span text:style-name="Police_20_par_20_défaut"><text:span text:style-name="T254">______</text:span></text:span></text:p>
          </table:table-cell>
          <table:table-cell table:style-name="Tableau28.A1" office:value-type="string">
            <text:p text:style-name="P2"><text:span text:style-name="Police_20_par_20_défaut"><text:span text:style-name="T232">|__|__|__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__|__|__|__|__|</text:span></text:span></text:p>
          </table:table-cell>
          <table:table-cell table:style-name="Tableau28.H10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227">|__|__|__|__|__|</text:span></text:span></text:p>
          </table:table-cell>
        </table:table-row>
        <table:table-row table:style-name="Tableau28.11">
          <table:table-cell table:style-name="Tableau28.A1" office:value-type="string">
            <text:p text:style-name="P2"><text:span text:style-name="Police_20_par_20_défaut"><text:span text:style-name="T253">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97"/>
          </table:table-cell>
          <table:table-cell table:style-name="Tableau28.A1" office:value-type="string">
            <text:p text:style-name="P2"><text:span text:style-name="Police_20_par_20_défaut"><text:span text:style-name="T254">______</text:span></text:span></text:p>
          </table:table-cell>
          <table:table-cell table:style-name="Tableau28.A1" office:value-type="string">
            <text:p text:style-name="P2"><text:span text:style-name="Police_20_par_20_défaut"><text:span text:style-name="T232">|__|__|__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__|__|__|__|__|</text:span></text:span></text:p>
          </table:table-cell>
          <table:table-cell table:style-name="Tableau28.H11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227">|__|__|__|__|__|</text:span></text:span></text:p>
          </table:table-cell>
        </table:table-row>
        <table:table-row table:style-name="Tableau28.12">
          <table:table-cell table:style-name="Tableau28.A1" office:value-type="string">
            <text:p text:style-name="P2"><text:span text:style-name="Police_20_par_20_défaut"><text:span text:style-name="T253">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97"/>
          </table:table-cell>
          <table:table-cell table:style-name="Tableau28.A1" office:value-type="string">
            <text:p text:style-name="P2"><text:span text:style-name="Police_20_par_20_défaut"><text:span text:style-name="T254">______</text:span></text:span></text:p>
          </table:table-cell>
          <table:table-cell table:style-name="Tableau28.A1" office:value-type="string">
            <text:p text:style-name="P2"><text:span text:style-name="Police_20_par_20_défaut"><text:span text:style-name="T232">|__|__|__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__|__|__|__|__|</text:span></text:span></text:p>
          </table:table-cell>
          <table:table-cell table:style-name="Tableau28.H12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227">|__|__|__|__|__|</text:span></text:span></text:p>
          </table:table-cell>
        </table:table-row>
        <table:table-row table:style-name="Tableau28.13">
          <table:table-cell table:style-name="Tableau28.A1" office:value-type="string">
            <text:p text:style-name="P2"><text:span text:style-name="Police_20_par_20_défaut"><text:span text:style-name="T253">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97"/>
          </table:table-cell>
          <table:table-cell table:style-name="Tableau28.A1" office:value-type="string">
            <text:p text:style-name="P2"><text:span text:style-name="Police_20_par_20_défaut"><text:span text:style-name="T254">______</text:span></text:span></text:p>
          </table:table-cell>
          <table:table-cell table:style-name="Tableau28.A1" office:value-type="string">
            <text:p text:style-name="P2"><text:span text:style-name="Police_20_par_20_défaut"><text:span text:style-name="T232">|__|__|__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__|__|__|__|__|</text:span></text:span></text:p>
          </table:table-cell>
          <table:table-cell table:style-name="Tableau28.H13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227">|__|__|__|__|__|</text:span></text:span></text:p>
          </table:table-cell>
        </table:table-row>
        <table:table-row table:style-name="Tableau28.13">
          <table:table-cell table:style-name="Tableau28.A1" office:value-type="string">
            <text:p text:style-name="P2"><text:span text:style-name="Police_20_par_20_défaut"><text:span text:style-name="T253">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97"/>
          </table:table-cell>
          <table:table-cell table:style-name="Tableau28.A1" office:value-type="string">
            <text:p text:style-name="P2"><text:span text:style-name="Police_20_par_20_défaut"><text:span text:style-name="T254">______</text:span></text:span></text:p>
          </table:table-cell>
          <table:table-cell table:style-name="Tableau28.A1" office:value-type="string">
            <text:p text:style-name="P2"><text:span text:style-name="Police_20_par_20_défaut"><text:span text:style-name="T232">|__|__|__|__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__|__|__|__|__|</text:span></text:span></text:p>
          </table:table-cell>
          <table:table-cell table:style-name="Tableau28.H14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I5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28.A1" office:value-type="string">
            <text:p text:style-name="P2"><text:span text:style-name="Police_20_par_20_défaut"><text:span text:style-name="T227">|__|__|__|__|__|</text:span></text:span></text:p>
          </table:table-cell>
        </table:table-row>
      </table:table>
      <text:p text:style-name="P107"/>
      <table:table table:name="Tableau29" table:style-name="Tableau29">
        <table:table-column table:style-name="Tableau29.A"/>
        <table:table-column table:style-name="Tableau29.B"/>
        <table:table-column table:style-name="Tableau29.C"/>
        <table:table-row table:style-name="Tableau29.1">
          <table:table-cell table:style-name="Tableau29.A1" office:value-type="string">
            <text:p text:style-name="P2"><text:change-start text:change-id="ct2001248946480"/><text:span text:style-name="Police_20_par_20_défaut"><text:span text:style-name="T3">DC23c6</text:span></text:span><text:change-end text:change-id="ct2001248946480"/></text:p>
          </table:table-cell>
          <table:table-cell table:style-name="Tableau29.B1" office:value-type="string">
            <text:p text:style-name="Standard"><text:span text:style-name="Police_20_par_20_défaut"><text:span text:style-name="T63">Raha ny fahitanao azy, nanao ahoana ny habetsaky ny voka-bary <text:s/>tamin’ity PR ity</text:span></text:span><text:span text:style-name="Police_20_par_20_défaut"><text:span text:style-name="T3"> :<text:tab/></text:span></text:span><text:span text:style-name="Police_20_par_20_défaut"><text:span text:style-name="T6"> 1. Tena tsara <text:tab/>2. TSara <text:tab/><text:tab/>3. Ratsy <text:tab/><text:tab/>4. Tena ratsy</text:span></text:span></text:p>
          </table:table-cell>
          <table:table-cell table:style-name="Tableau29.B1" office:value-type="string">
            <text:p text:style-name="Standard"><text:span text:style-name="Police_20_par_20_défaut"><text:span text:style-name="T224">|____|</text:span></text:span></text:p>
          </table:table-cell>
        </table:table-row>
      </table:table>
      <text:p text:style-name="P107"/>
      <text:p text:style-name="Standard"><text:span text:style-name="Police_20_par_20_défaut"><text:span text:style-name="T255">R42. Ny vanim-potoana fambolena</text:span></text:span><text:span text:style-name="Police_20_par_20_défaut"><text:span text:style-name="T256">:1</text:span></text:span><text:span text:style-name="Police_20_par_20_défaut"><text:span text:style-name="T257">. Vanim-potoana voalohany (saison principale) <text:s text:c="2"/></text:span></text:span><text:span text:style-name="Police_20_par_20_défaut"><text:span text:style-name="T256">2</text:span></text:span><text:span text:style-name="Police_20_par_20_défaut"><text:span text:style-name="T257">. Vanim-potoana faharoa <text:s text:c="3"/></text:span></text:span><text:span text:style-name="Police_20_par_20_défaut"><text:span text:style-name="T256">3</text:span></text:span><text:span text:style-name="Police_20_par_20_défaut"><text:span text:style-name="T257">. Vanim-potoana antenantenany</text:span></text:span></text:p>
      <text:p text:style-name="Standard"><text:span text:style-name="Police_20_par_20_défaut"><text:span text:style-name="T255">R4. Marika fifanarahana na fampiasana ny tany</text:span></text:span><text:span text:style-name="Police_20_par_20_défaut"><text:span text:style-name="T257">:</text:span></text:span></text:p>
      <text:p text:style-name="Standard"><text:span text:style-name="Police_20_par_20_défaut"><text:span text:style-name="T257"><text:tab/></text:span></text:span><text:span text:style-name="Police_20_par_20_défaut"><text:span text:style-name="T255">Tany trandrahan’ny tompony</text:span></text:span><text:span text:style-name="Police_20_par_20_défaut"><text:span text:style-name="T257">: <text:s text:c="2"/></text:span></text:span><text:span text:style-name="Police_20_par_20_défaut"><text:span text:style-name="T256">1</text:span></text:span><text:span text:style-name="Police_20_par_20_défaut"><text:span text:style-name="T257">. Ny tompony no mampiasa azy <text:s text:c="3"/></text:span></text:span><text:span text:style-name="Police_20_par_20_défaut"><text:span text:style-name="T256">9</text:span></text:span><text:span text:style-name="Police_20_par_20_défaut"><text:span text:style-name="T257">. Natao antoka nefa mbola ny tompony no mitrandraka azy</text:span></text:span></text:p>
      <text:p text:style-name="Standard"><text:span text:style-name="Police_20_par_20_défaut"><text:span text:style-name="T257"><text:tab/></text:span></text:span><text:span text:style-name="Police_20_par_20_défaut"><text:span text:style-name="T255">Tsy tompon’ny tany ny mpitrandraka</text:span></text:span><text:span text:style-name="Police_20_par_20_défaut"><text:span text:style-name="T257">: <text:s text:c="2"/></text:span></text:span><text:span text:style-name="Police_20_par_20_défaut"><text:span text:style-name="T256">2</text:span></text:span><text:span text:style-name="Police_20_par_20_défaut"><text:span text:style-name="T257">. Manome vola na vokatra hofan’ny tany <text:s text:c="3"/></text:span></text:span><text:span text:style-name="Police_20_par_20_défaut"><text:span text:style-name="T256">3</text:span></text:span><text:span text:style-name="Police_20_par_20_défaut"><text:span text:style-name="T257">. Mandoa vola na ampaham-bokatra arakaraka ny vokatra miakatra <text:s text:c="5"/></text:span></text:span><text:span text:style-name="Police_20_par_20_défaut"><text:span text:style-name="T256">4</text:span></text:span><text:span text:style-name="Police_20_par_20_défaut"><text:span text:style-name="T257">. Mindrana maimaimpoana</text:span></text:span></text:p>
      <text:p text:style-name="Standard"><text:span text:style-name="Police_20_par_20_défaut"><text:span text:style-name="T257"><text:tab/></text:span></text:span><text:span text:style-name="Police_20_par_20_défaut"><text:span text:style-name="T258">Tsy mampiasa ny tany ny tompony</text:span></text:span><text:span text:style-name="Police_20_par_20_défaut"><text:span text:style-name="T259">:</text:span></text:span><text:span text:style-name="Police_20_par_20_défaut"><text:span text:style-name="T260"> <text:s text:c="2"/></text:span></text:span><text:span text:style-name="Police_20_par_20_défaut"><text:span text:style-name="T259">5</text:span></text:span><text:span text:style-name="Police_20_par_20_défaut"><text:span text:style-name="T260">. </text:span></text:span><text:span text:style-name="Police_20_par_20_défaut"><text:span text:style-name="T257">Ampanofaina ny tany (vola na vokatra no azo noho ny hofan-tany) <text:s text:c="3"/></text:span></text:span><text:span text:style-name="Police_20_par_20_défaut"><text:span text:style-name="T256">6</text:span></text:span><text:span text:style-name="Police_20_par_20_défaut"><text:span text:style-name="T257">. Mandray ampaham-bokatra na vola arakaraka ny vokatra niakatra</text:span></text:span></text:p>
      <text:p text:style-name="Standard"><text:span text:style-name="Police_20_par_20_défaut"><text:span text:style-name="T257"><text:tab/><text:tab/><text:tab/><text:tab/> <text:s text:c="5"/></text:span></text:span><text:span text:style-name="Police_20_par_20_défaut"><text:span text:style-name="T256">7</text:span></text:span><text:span text:style-name="Police_20_par_20_défaut"><text:span text:style-name="T257">. Ampindramina maimaimpoana <text:s text:c="2"/></text:span></text:span><text:span text:style-name="Police_20_par_20_défaut"><text:span text:style-name="T256">8</text:span></text:span><text:span text:style-name="Police_20_par_20_défaut"><text:span text:style-name="T257">. Natao antoka <text:s text:c="4"/></text:span></text:span><text:span text:style-name="Police_20_par_20_défaut"><text:span text:style-name="T256">0</text:span></text:span><text:span text:style-name="Police_20_par_20_défaut"><text:span text:style-name="T257">. Hafa ________________________</text:span></text:span></text:p>
      <text:p text:style-name="Standard"><text:span text:style-name="Police_20_par_20_défaut"><text:span text:style-name="T255">R10. Toerana misy ny tany</text:span></text:span><text:span text:style-name="Police_20_par_20_défaut"><text:span text:style-name="T261">:: </text:span></text:span><text:span text:style-name="Police_20_par_20_défaut"><text:span text:style-name="T262">2. Bas-fond <text:s text:c="3"/>3. Tanety <text:s text:c="4"/>4. Tavy 5. Lemaka andalovan’ny tondradrano hatrany <text:s text:c="3"/>6. Lemaka fa tsy andalvan’ny tondradrano loatra <text:s/>7. Tany misy fanagonan-drano ( farihy na tahalaka) 8. Tanimbary manao an-tanan-tohatra</text:span></text:span></text:p>
      <text:p text:style-name="Standard"><text:span text:style-name="Police_20_par_20_défaut"><text:span text:style-name="T255">R10b. « Faritra »</text:span></text:span><text:span text:style-name="Police_20_par_20_défaut"><text:span text:style-name="T261"> : </text:span></text:span><text:span text:style-name="Police_20_par_20_défaut"><text:span text:style-name="T262">1. Faritra arovana 2.. Ivelan’ny Faritra arovana</text:span></text:span></text:p>
      <text:p text:style-name="Standard"><text:span text:style-name="Police_20_par_20_défaut"><text:span text:style-name="T255">R14. Fomba fiasana ny tanimbary</text:span></text:span><text:span text:style-name="Police_20_par_20_défaut"><text:span text:style-name="T257">: <text:s text:c="2"/></text:span></text:span><text:span text:style-name="Police_20_par_20_défaut"><text:span text:style-name="T256">1</text:span></text:span><text:span text:style-name="Police_20_par_20_défaut"><text:span text:style-name="T257">. Vadi-bainga @ angady <text:s text:c="3"/></text:span></text:span><text:span text:style-name="Police_20_par_20_défaut"><text:span text:style-name="T256">2</text:span></text:span><text:span text:style-name="Police_20_par_20_défaut"><text:span text:style-name="T257">. Asaina @ angadin’omby <text:s text:c="3"/></text:span></text:span><text:span text:style-name="Police_20_par_20_défaut"><text:span text:style-name="T256">3</text:span></text:span><text:span text:style-name="Police_20_par_20_défaut"><text:span text:style-name="T257">. Diovina tsotra (oh: mikaoka, misoroka) <text:s text:c="2"/></text:span></text:span><text:span text:style-name="Police_20_par_20_défaut"><text:span text:style-name="T256">4</text:span></text:span><text:span text:style-name="Police_20_par_20_défaut"><text:span text:style-name="T257">. Asaina @ tracteur na motoculteur <text:s text:c="2"/></text:span></text:span><text:span text:style-name="Police_20_par_20_défaut"><text:span text:style-name="T256">5</text:span></text:span><text:span text:style-name="Police_20_par_20_défaut"><text:span text:style-name="T257">. Tsy asaina (oh: voly rakotra) <text:s text:c="3"/></text:span></text:span><text:span text:style-name="Police_20_par_20_défaut"><text:span text:style-name="T256">6</text:span></text:span><text:span text:style-name="Police_20_par_20_défaut"><text:span text:style-name="T257">. Hosena <text:s/></text:span></text:span></text:p>
      <text:p text:style-name="Standard"><text:span text:style-name="Police_20_par_20_défaut"><text:span text:style-name="T257"><text:tab/><text:tab/><text:tab/> <text:s text:c="5"/></text:span></text:span><text:span text:style-name="Police_20_par_20_défaut"><text:span text:style-name="T256">9</text:span></text:span><text:span text:style-name="Police_20_par_20_défaut"><text:span text:style-name="T257">. Hafa <text:s/>___________________________</text:span></text:span></text:p>
      <text:p text:style-name="Standard"><text:span text:style-name="Police_20_par_20_défaut"><text:span text:style-name="T255">R13. Fomba fambolena/fanetsana</text:span></text:span><text:span text:style-name="Police_20_par_20_défaut"><text:span text:style-name="T257">: <text:s/></text:span></text:span><text:span text:style-name="Police_20_par_20_défaut"><text:span text:style-name="T256">1</text:span></text:span><text:span text:style-name="Police_20_par_20_défaut"><text:span text:style-name="T257">. Ketsa saritaka <text:s text:c="3"/></text:span></text:span><text:span text:style-name="Police_20_par_20_défaut"><text:span text:style-name="T256">3</text:span></text:span><text:span text:style-name="Police_20_par_20_défaut"><text:span text:style-name="T257">. SRI <text:s text:c="3"/></text:span></text:span><text:span text:style-name="Police_20_par_20_défaut"><text:span text:style-name="T256">4</text:span></text:span><text:span text:style-name="Police_20_par_20_défaut"><text:span text:style-name="T257">. Vary tomboka <text:s text:c="4"/></text:span></text:span><text:span text:style-name="Police_20_par_20_défaut"><text:span text:style-name="T256">5</text:span></text:span><text:span text:style-name="Police_20_par_20_défaut"><text:span text:style-name="T257">. Tora-tady tsotra <text:s text:c="4"/></text:span></text:span><text:span text:style-name="Police_20_par_20_défaut"><text:span text:style-name="T256">6</text:span></text:span><text:span text:style-name="Police_20_par_20_défaut"><text:span text:style-name="T257">. Fafy rivotra <text:s text:c="2"/></text:span></text:span><text:span text:style-name="Police_20_par_20_défaut"><text:span text:style-name="T256">7</text:span></text:span><text:span text:style-name="Police_20_par_20_défaut"><text:span text:style-name="T257">. Fafy mivantana nohatsaraina ankoatra ny voly rakotra <text:s text:c="2"/></text:span></text:span><text:span text:style-name="Police_20_par_20_défaut"><text:span text:style-name="T256">8</text:span></text:span><text:span text:style-name="Police_20_par_20_défaut"><text:span text:style-name="T257">. Voly rakotra</text:span></text:span></text:p>
      <text:p text:style-name="Standard"><text:span text:style-name="Police_20_par_20_défaut"><text:span text:style-name="T255">R24. Masomboly ampiasaina</text:span></text:span><text:span text:style-name="Police_20_par_20_défaut"><text:span text:style-name="T257">: <text:s text:c="2"/></text:span></text:span><text:span text:style-name="Police_20_par_20_défaut"><text:span text:style-name="T256">1</text:span></text:span><text:span text:style-name="Police_20_par_20_défaut"><text:span text:style-name="T257">. Nohatsaraina <text:s text:c="2"/></text:span></text:span><text:span text:style-name="Police_20_par_20_défaut"><text:span text:style-name="T256">2</text:span></text:span><text:span text:style-name="Police_20_par_20_défaut"><text:span text:style-name="T257">. Tsotra</text:span></text:span></text:p>
      <text:p text:style-name="Standard"><text:span text:style-name="Police_20_par_20_défaut"><text:span text:style-name="T255">R30. Fiavian’ny masomboly</text:span></text:span><text:span text:style-name="Police_20_par_20_défaut"><text:span text:style-name="T257">: <text:s text:c="2"/></text:span></text:span><text:span text:style-name="Police_20_par_20_défaut"><text:span text:style-name="T256">1</text:span></text:span><text:span text:style-name="Police_20_par_20_défaut"><text:span text:style-name="T257">. T@ vokatra teo aloha <text:s text:c="3"/></text:span></text:span><text:span text:style-name="Police_20_par_20_défaut"><text:span text:style-name="T256">2</text:span></text:span><text:span text:style-name="Police_20_par_20_défaut"><text:span text:style-name="T257">. Nomen’ny tompon-tany <text:s text:c="2"/></text:span></text:span><text:span text:style-name="Police_20_par_20_défaut"><text:span text:style-name="T256">3</text:span></text:span><text:span text:style-name="Police_20_par_20_défaut"><text:span text:style-name="T257">. Avy @ koperativa na fikambanana na tetikasa <text:s text:c="3"/></text:span></text:span><text:span text:style-name="Police_20_par_20_défaut"><text:span text:style-name="T256">4</text:span></text:span><text:span text:style-name="Police_20_par_20_défaut"><text:span text:style-name="T257">. Mpivarotra <text:s text:c="3"/></text:span></text:span><text:span text:style-name="Police_20_par_20_défaut"><text:span text:style-name="T256">5</text:span></text:span><text:span text:style-name="Police_20_par_20_défaut"><text:span text:style-name="T257">. Mpamboly hafa</text:span></text:span></text:p>
      <text:p text:style-name="Standard"><text:span text:style-name="Police_20_par_20_défaut"><text:span text:style-name="T257"><text:tab/><text:tab/><text:tab/></text:span></text:span><text:span text:style-name="Police_20_par_20_défaut"><text:span text:style-name="T256">7</text:span></text:span><text:span text:style-name="Police_20_par_20_défaut"><text:span text:style-name="T257">. Ministera na Manam-pahefana mivantana <text:s text:c="3"/></text:span></text:span><text:span text:style-name="Police_20_par_20_défaut"><text:span text:style-name="T256">9</text:span></text:span><text:span text:style-name="Police_20_par_20_défaut"><text:span text:style-name="T257">. Hafa ___________________________</text:span></text:span></text:p>
      <text:p text:style-name="Standard"><text:span text:style-name="Police_20_par_20_défaut"><text:span text:style-name="T255">R40. Fampiasan-jezika eo @ tany ambolem-bary</text:span></text:span><text:span text:style-name="Police_20_par_20_défaut"><text:span text:style-name="T257"> : </text:span></text:span><text:span text:style-name="Police_20_par_20_défaut"><text:span text:style-name="T256">1</text:span></text:span><text:span text:style-name="Police_20_par_20_défaut"><text:span text:style-name="T257">. Tsy mampiasa mihitsy <text:s text:c="4"/></text:span></text:span><text:span text:style-name="Police_20_par_20_défaut"><text:span text:style-name="T256">2</text:span></text:span><text:span text:style-name="Police_20_par_20_défaut"><text:span text:style-name="T257">. Zezi-pahitra na compost ihany <text:s text:c="4"/></text:span></text:span><text:span text:style-name="Police_20_par_20_défaut"><text:span text:style-name="T256">3</text:span></text:span><text:span text:style-name="Police_20_par_20_défaut"><text:span text:style-name="T257">. Zezi-bazaha ihany <text:s text:c="2"/></text:span></text:span><text:span text:style-name="Police_20_par_20_défaut"><text:span text:style-name="T256">4</text:span></text:span><text:span text:style-name="Police_20_par_20_défaut"><text:span text:style-name="T257">. Zezi-pahitra sy zezi-bazaha <text:s text:c="5"/></text:span></text:span><text:span text:style-name="Police_20_par_20_défaut"><text:span text:style-name="T256">5</text:span></text:span><text:span text:style-name="Police_20_par_20_défaut"><text:span text:style-name="T257">. Natao firaofan’ny biby fiompy <text:s text:c="2"/></text:span></text:span></text:p>
      <text:p text:style-name="Standard"><text:span text:style-name="Police_20_par_20_défaut"><text:span text:style-name="T257"><text:tab/><text:tab/><text:tab/><text:tab/><text:tab/></text:span></text:span><text:span text:style-name="Police_20_par_20_défaut"><text:span text:style-name="T256">6</text:span></text:span><text:span text:style-name="Police_20_par_20_défaut"><text:span text:style-name="T257">. Efa nisy zezika ny voly teo aloha <text:s/></text:span></text:span><text:span text:style-name="Police_20_par_20_défaut"><text:span text:style-name="T256">7</text:span></text:span><text:span text:style-name="Police_20_par_20_défaut"><text:span text:style-name="T257">. Ny taninketsa ihany no nasiana zezi-bazaha (sy/na zezi-pahitra) na nalona kely t@ zezi-bazaha ny ketsa <text:s text:c="3"/></text:span></text:span><text:span text:style-name="Police_20_par_20_défaut"><text:span text:style-name="T256">5</text:span></text:span><text:span text:style-name="Police_20_par_20_défaut"><text:span text:style-name="T257">. Zezi-pahitra/compost nohatsaraina (guanomad, ...)</text:span></text:span></text:p>
      <text:p text:style-name="Standard"><text:span text:style-name="Police_20_par_20_défaut"><text:span text:style-name="T255">R11b Olana amin’ny ny rano </text:span></text:span><text:span text:style-name="Police_20_par_20_défaut"><text:span text:style-name="T257">: <text:s text:c="3"/></text:span></text:span><text:span text:style-name="Police_20_par_20_défaut"><text:span text:style-name="T256">1. </text:span></text:span><text:span text:style-name="Police_20_par_20_défaut"><text:span text:style-name="T257">Tsy misy olana <text:s text:c="5"/></text:span></text:span><text:span text:style-name="Police_20_par_20_défaut"><text:span text:style-name="T256">2. </text:span></text:span><text:span text:style-name="Police_20_par_20_défaut"><text:span text:style-name="T257">Tondra-drano <text:s text:c="3"/></text:span></text:span><text:span text:style-name="Police_20_par_20_défaut"><text:span text:style-name="T256">3. </text:span></text:span><text:span text:style-name="Police_20_par_20_défaut"><text:span text:style-name="T260">Tsy ampy na tsy misy rano/rotsakorana</text:span></text:span><text:span text:style-name="Police_20_par_20_défaut"><text:span text:style-name="T263"> <text:s text:c="4"/></text:span></text:span><text:span text:style-name="Police_20_par_20_défaut"><text:span text:style-name="T259">4. </text:span></text:span><text:span text:style-name="Police_20_par_20_défaut"><text:span text:style-name="T260">Rano be loatra tsy tafavoaka <text:s text:c="4"/></text:span></text:span><text:span text:style-name="Police_20_par_20_défaut"><text:span text:style-name="T259">9. </text:span></text:span><text:span text:style-name="Police_20_par_20_défaut"><text:span text:style-name="T260">Hafa <text:s/>_________________</text:span></text:span></text:p>
      <text:p text:style-name="P108"/>
      <text:p text:style-name="P2"><text:span text:style-name="Police_20_par_20_défaut"><text:span text:style-name="T87">FITSINJARANA NY VOKATRA (DC)</text:span></text:span></text:p>
      <text:p text:style-name="P109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column table:style-name="Tableau30.E"/>
        <table:table-column table:style-name="Tableau30.F"/>
        <table:table-row table:style-name="Tableau30.1">
          <table:table-cell table:style-name="Tableau30.A1" table:number-rows-spanned="2" table:number-columns-spanned="2" office:value-type="string">
            <text:p text:style-name="Standard"><text:span text:style-name="Police_20_par_20_défaut"><text:span text:style-name="T141">Vokatra sy fampiasana</text:span></text:span></text:p>
          </table:table-cell>
          <table:covered-table-cell/>
          <table:table-cell table:style-name="Tableau30.C1" table:number-columns-spanned="3" office:value-type="string">
            <text:p text:style-name="P2"><text:span text:style-name="Police_20_par_20_défaut"><text:span text:style-name="T147">Vanimpotoana</text:span></text:span></text:p>
          </table:table-cell>
          <table:covered-table-cell/>
          <table:covered-table-cell/>
          <table:table-cell table:style-name="Tableau30.C1" table:number-rows-spanned="2" office:value-type="string">
            <text:p text:style-name="P2"><text:span text:style-name="Police_20_par_20_défaut"><text:span text:style-name="T147">Fitambarany ( kg)</text:span></text:span></text:p>
          </table:table-cell>
        </table:table-row>
        <table:table-row table:style-name="Tableau30.2">
          <table:covered-table-cell table:style-name="Tableau30.A1"/>
          <table:covered-table-cell/>
          <table:table-cell table:style-name="Tableau30.C2" office:value-type="string">
            <text:p text:style-name="P2"><text:span text:style-name="Police_20_par_20_défaut"><text:span text:style-name="T264">Vary aloha</text:span></text:span></text:p>
          </table:table-cell>
          <table:table-cell table:style-name="Tableau30.C2" office:value-type="string">
            <text:p text:style-name="P2"><text:span text:style-name="Police_20_par_20_défaut"><text:span text:style-name="T264">Vary an-tenantenany</text:span></text:span></text:p>
          </table:table-cell>
          <table:table-cell table:style-name="Tableau30.C2" office:value-type="string">
            <text:p text:style-name="P2"><text:span text:style-name="Police_20_par_20_défaut"><text:span text:style-name="T264">Vary afara</text:span></text:span></text:p>
          </table:table-cell>
          <table:covered-table-cell table:style-name="Tableau30.C1"/>
        </table:table-row>
        <table:table-row table:style-name="Tableau30.3">
          <table:table-cell table:style-name="Tableau30.A3" table:number-columns-spanned="6" office:value-type="string">
            <text:p text:style-name="P2"><text:span text:style-name="Police_20_par_20_défaut"><text:span text:style-name="T236">Vary azon’ny tokantrano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0.2">
          <table:table-cell table:style-name="Tableau30.A3" office:value-type="string">
            <text:p text:style-name="Standard"><text:span text:style-name="Police_20_par_20_défaut"><text:span text:style-name="T149">DC01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1">Ambin’ny tahiry <text:s/>t@ Oct 2024</text:span></text:span></text:p>
          </table:table-cell>
          <table:table-cell table:style-name="Tableau30.C2" office:value-type="string">
            <text:p text:style-name="P102"/>
          </table:table-cell>
          <table:table-cell table:style-name="Tableau30.C2" office:value-type="string">
            <text:p text:style-name="P102"/>
          </table:table-cell>
          <table:table-cell table:style-name="Tableau30.C2" office:value-type="string">
            <text:p text:style-name="P102"/>
          </table:table-cell>
          <table:table-cell table:style-name="Tableau30.C2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5">
          <table:table-cell table:style-name="Tableau30.A3" office:value-type="string">
            <text:p text:style-name="Standard"><text:span text:style-name="Police_20_par_20_défaut"><text:span text:style-name="T149">DC02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1">Voka-bary</text:span></text:span></text:p>
          </table:table-cell>
          <table:table-cell table:style-name="Tableau30.C2" office:value-type="string">
            <text:p text:style-name="P2"><text:span text:style-name="Police_20_par_20_défaut"><text:span text:style-name="T194">|__|__| |__|__|</text:span></text:span></text:p>
          </table:table-cell>
          <table:table-cell table:style-name="Tableau30.C2" office:value-type="string">
            <text:p text:style-name="P2"><text:span text:style-name="Police_20_par_20_défaut"><text:span text:style-name="T194">|__|__| |__|__|</text:span></text:span></text:p>
          </table:table-cell>
          <table:table-cell table:style-name="Tableau30.C2" office:value-type="string">
            <text:p text:style-name="P2"><text:span text:style-name="Police_20_par_20_défaut"><text:span text:style-name="T194">|__|__| |__|__|</text:span></text:span></text:p>
          </table:table-cell>
          <table:table-cell table:style-name="Tableau30.F5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6">
          <table:table-cell table:style-name="Tableau30.A3" office:value-type="string">
            <text:p text:style-name="Standard"><text:span text:style-name="Police_20_par_20_défaut"><text:span text:style-name="T149">DC03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0">Azo t@ fampiasan'ny hafa ny tany</text:span></text:span></text:p>
          </table:table-cell>
          <table:table-cell table:style-name="Tableau30.C2" office:value-type="string">
            <text:p text:style-name="P2"><text:span text:style-name="Police_20_par_20_défaut"><text:span text:style-name="T194">|__|__| |__|__|</text:span></text:span></text:p>
          </table:table-cell>
          <table:table-cell table:style-name="Tableau30.C2" office:value-type="string">
            <text:p text:style-name="P2"><text:span text:style-name="Police_20_par_20_défaut"><text:span text:style-name="T194">|__|__| |__|__|</text:span></text:span></text:p>
          </table:table-cell>
          <table:table-cell table:style-name="Tableau30.C2" office:value-type="string">
            <text:p text:style-name="P2"><text:span text:style-name="Police_20_par_20_défaut"><text:span text:style-name="T194">|__|__| |__|__|</text:span></text:span></text:p>
          </table:table-cell>
          <table:table-cell table:style-name="Tableau30.F6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7">
          <table:table-cell table:style-name="Tableau30.A3" office:value-type="string">
            <text:p text:style-name="Standard"><text:span text:style-name="Police_20_par_20_défaut"><text:span text:style-name="T149">DC14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0">Vary nindramina na notrosain</text:span></text:span><text:span text:style-name="Police_20_par_20_défaut"><text:span text:style-name="T265">a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7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8">
          <table:table-cell table:style-name="Tableau30.A3" office:value-type="string">
            <text:p text:style-name="Standard"><text:span text:style-name="Police_20_par_20_défaut"><text:span text:style-name="T149">DC14a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0">Sandan</text:span></text:span><text:span text:style-name="Police_20_par_20_défaut"><text:span text:style-name="T265">’</text:span></text:span><text:span text:style-name="Police_20_par_20_défaut"><text:span text:style-name="T140">ny zavatra namidy na natakalo</text:span></text:span></text:p>
          </table:table-cell>
          <table:table-cell table:style-name="Tableau30.C2" office:value-type="string">
            <text:p text:style-name="P110"/>
          </table:table-cell>
          <table:table-cell table:style-name="Tableau30.C2" office:value-type="string">
            <text:p text:style-name="P110"/>
          </table:table-cell>
          <table:table-cell table:style-name="Tableau30.C2" office:value-type="string">
            <text:p text:style-name="P110"/>
          </table:table-cell>
          <table:table-cell table:style-name="Tableau30.F8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8">
          <table:table-cell table:style-name="Tableau30.A3" office:value-type="string">
            <text:p text:style-name="Standard"><text:span text:style-name="Police_20_par_20_défaut"><text:span text:style-name="T149">DCxx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0">Azo tamin’ny karama na tambin’ny asa natao</text:span></text:span></text:p>
          </table:table-cell>
          <table:table-cell table:style-name="Tableau30.C2" office:value-type="string">
            <text:p text:style-name="P110"/>
          </table:table-cell>
          <table:table-cell table:style-name="Tableau30.C2" office:value-type="string">
            <text:p text:style-name="P110"/>
          </table:table-cell>
          <table:table-cell table:style-name="Tableau30.C2" office:value-type="string">
            <text:p text:style-name="P110"/>
          </table:table-cell>
          <table:table-cell table:style-name="Tableau30.F9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8">
          <table:table-cell table:style-name="Tableau30.A3" office:value-type="string">
            <text:p text:style-name="Standard"><text:span text:style-name="Police_20_par_20_défaut"><text:span text:style-name="T149">DC14b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1">Nomen’olona ( adidy samihafa)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10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8">
          <table:table-cell table:style-name="Tableau30.A3" table:number-columns-spanned="6" office:value-type="string">
            <text:p text:style-name="P2"><text:span text:style-name="Police_20_par_20_défaut"><text:span text:style-name="T194">Nampi</text:span></text:span><text:span text:style-name="Police_20_par_20_défaut"><text:span text:style-name="T266">a</text:span></text:span><text:span text:style-name="Police_20_par_20_défaut"><text:span text:style-name="T194">sana ny vary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0.8">
          <table:table-cell table:style-name="Tableau30.A3" office:value-type="string">
            <text:p text:style-name="Standard"><text:span text:style-name="Police_20_par_20_défaut"><text:span text:style-name="T149">DC04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1">Nomena olona na fikambanana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12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13">
          <table:table-cell table:style-name="Tableau30.A3" office:value-type="string">
            <text:p text:style-name="Standard"><text:span text:style-name="Police_20_par_20_défaut"><text:span text:style-name="T149">DC05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1">Natao ambioka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13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14">
          <table:table-cell table:style-name="Tableau30.A3" office:value-type="string">
            <text:p text:style-name="Standard"><text:span text:style-name="Police_20_par_20_défaut"><text:span text:style-name="T149">DC06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1">Vokatra namidy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14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15">
          <table:table-cell table:style-name="Tableau30.A3" office:value-type="string">
            <text:p text:style-name="Standard"><text:span text:style-name="Police_20_par_20_défaut"><text:span text:style-name="T149">DC07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0">Vokatra nomena ny tompon-tany</text:span></text:span></text:p>
          </table:table-cell>
          <table:table-cell table:style-name="Tableau30.C2" office:value-type="string">
            <text:p text:style-name="P2"><text:span text:style-name="Police_20_par_20_défaut"><text:span text:style-name="T194">|__|__| |__|__|</text:span></text:span></text:p>
          </table:table-cell>
          <table:table-cell table:style-name="Tableau30.C2" office:value-type="string">
            <text:p text:style-name="P2"><text:span text:style-name="Police_20_par_20_défaut"><text:span text:style-name="T194">|__|__| |__|__|</text:span></text:span></text:p>
          </table:table-cell>
          <table:table-cell table:style-name="Tableau30.C2" office:value-type="string">
            <text:p text:style-name="P2"><text:span text:style-name="Police_20_par_20_défaut"><text:span text:style-name="T194">|__|__| |__|__|</text:span></text:span></text:p>
          </table:table-cell>
          <table:table-cell table:style-name="Tableau30.F15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16">
          <table:table-cell table:style-name="Tableau30.A3" office:value-type="string">
            <text:p text:style-name="Standard"><text:span text:style-name="Police_20_par_20_défaut"><text:span text:style-name="T149">DC08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0">Nampiasaina <text:s/>teo </text:span></text:span><text:span text:style-name="Police_20_par_20_défaut"><text:span text:style-name="T265">@ </text:span></text:span><text:span text:style-name="Police_20_par_20_défaut"><text:span text:style-name="T140">asa famokarana ( karaka, sakafo..)</text:span></text:span></text:p>
          </table:table-cell>
          <table:table-cell table:style-name="Tableau30.C2" office:value-type="string">
            <text:p text:style-name="P110"/>
          </table:table-cell>
          <table:table-cell table:style-name="Tableau30.C2" office:value-type="string">
            <text:p text:style-name="P110"/>
          </table:table-cell>
          <table:table-cell table:style-name="Tableau30.C2" office:value-type="string">
            <text:p text:style-name="P110"/>
          </table:table-cell>
          <table:table-cell table:style-name="Tableau30.F16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17">
          <table:table-cell table:style-name="Tableau30.A3" office:value-type="string">
            <text:p text:style-name="Standard"><text:span text:style-name="Police_20_par_20_défaut"><text:span text:style-name="T149">DC09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1">Natao sakafon’ny tokantrano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17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18">
          <table:table-cell table:style-name="Tableau30.A3" office:value-type="string">
            <text:p text:style-name="Standard"><text:span text:style-name="Police_20_par_20_défaut"><text:span text:style-name="T149">DC10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1">Namerenana trosa na antoka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18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19">
          <table:table-cell table:style-name="Tableau30.A3" office:value-type="string">
            <text:p text:style-name="Standard"><text:span text:style-name="Police_20_par_20_défaut"><text:span text:style-name="T149">DC11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3">Fandraisana anjara amin’ny resaka finoana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19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20">
          <table:table-cell table:style-name="Tableau30.A3" office:value-type="string">
            <text:p text:style-name="Standard"><text:span text:style-name="Police_20_par_20_défaut"><text:span text:style-name="T149">DC12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51">Fanabeazana ( sekoly, mpampianatra)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20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14">
          <table:table-cell table:style-name="Tableau30.A3" office:value-type="string">
            <text:p text:style-name="Standard"><text:span text:style-name="Police_20_par_20_défaut"><text:span text:style-name="T149">DC13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51">Adidy isan-karazany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21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22">
          <table:table-cell table:style-name="Tableau30.A3" office:value-type="string">
            <text:p text:style-name="Standard"><text:span text:style-name="Police_20_par_20_défaut"><text:span text:style-name="T149">DC15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1">Very na simba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22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17">
          <table:table-cell table:style-name="Tableau30.A3" office:value-type="string">
            <text:p text:style-name="Standard"><text:span text:style-name="Police_20_par_20_défaut"><text:span text:style-name="T149">D16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1">Fampiasana hafa</text:span></text:span></text:p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C2" office:value-type="string">
            <text:p text:style-name="P97"/>
          </table:table-cell>
          <table:table-cell table:style-name="Tableau30.F23" office:value-type="string">
            <text:p text:style-name="P2"><text:span text:style-name="Police_20_par_20_défaut"><text:span text:style-name="T194">|__|__|__|__|__|</text:span></text:span></text:p>
          </table:table-cell>
        </table:table-row>
        <table:table-row table:style-name="Tableau30.2">
          <table:table-cell table:style-name="Tableau30.A3" office:value-type="string">
            <text:p text:style-name="Standard"><text:span text:style-name="Police_20_par_20_défaut"><text:span text:style-name="T149">DC17</text:span></text:span></text:p>
          </table:table-cell>
          <table:table-cell table:style-name="Tableau30.C1" office:value-type="string">
            <text:p text:style-name="Standard"><text:span text:style-name="Police_20_par_20_défaut"><text:span text:style-name="T140">Ambin’ny tahiry faran’ny Sept 2025</text:span></text:span></text:p>
          </table:table-cell>
          <table:table-cell table:style-name="Tableau30.C2" office:value-type="string">
            <text:p text:style-name="P110"/>
          </table:table-cell>
          <table:table-cell table:style-name="Tableau30.C2" office:value-type="string">
            <text:p text:style-name="P110"/>
          </table:table-cell>
          <table:table-cell table:style-name="Tableau30.C2" office:value-type="string">
            <text:p text:style-name="P110"/>
          </table:table-cell>
          <table:table-cell table:style-name="Tableau30.F24" office:value-type="string">
            <text:p text:style-name="P2"><text:span text:style-name="Police_20_par_20_défaut"><text:span text:style-name="T194">|__|__|__|__|__|</text:span></text:span></text:p>
          </table:table-cell>
        </table:table-row>
      </table:table>
      <text:p text:style-name="P85"/>
      <text:p text:style-name="P85"/>
      <text:p text:style-name="P48"><text:span text:style-name="Police_20_par_20_défaut"><text:span text:style-name="T267">NY FIVAROTANA VARY TAMIN’NY PR 2024-2025 <text:s/>(DCV)</text:span></text:span><text:span text:style-name="Police_20_par_20_défaut"><text:span text:style-name="T98"> </text:span></text:span></text:p>
      <table:table table:name="Tableau31" table:style-name="Tableau31">
        <table:table-column table:style-name="Tableau31.A"/>
        <table:table-column table:style-name="Tableau31.B"/>
        <table:table-row table:style-name="Tableau31.1">
          <table:table-cell table:style-name="Tableau31.A1" office:value-type="string">
            <text:p text:style-name="Default"><text:span text:style-name="Police_20_par_20_défaut"><text:span text:style-name="T267">DCVa-</text:span></text:span><text:span text:style-name="Police_20_par_20_défaut"><text:span text:style-name="T268">Nivarotra vary ve ny tokantrano</text:span></text:span><text:span text:style-name="Police_20_par_20_défaut"><text:span text:style-name="T269">?</text:span></text:span><text:span text:style-name="Police_20_par_20_défaut"><text:span text:style-name="T270"> <text:tab/><text:tab/></text:span></text:span><text:span text:style-name="Police_20_par_20_défaut"><text:span text:style-name="T271">1. </text:span></text:span><text:span text:style-name="Police_20_par_20_défaut"><text:span text:style-name="T272">Eny </text:span></text:span><text:span text:style-name="Police_20_par_20_défaut"><text:span text:style-name="T271">2. </text:span></text:span><text:span text:style-name="Police_20_par_20_défaut"><text:span text:style-name="T272">Tsia </text:span></text:span><text:span text:style-name="Police_20_par_20_défaut"><text:span text:style-name="T273"><text:tab/><text:tab/></text:span></text:span><text:span text:style-name="Police_20_par_20_défaut"><text:span text:style-name="T274">Raha tsia, mandehana C</text:span></text:span></text:p>
          </table:table-cell>
          <table:table-cell table:style-name="Tableau31.B1" office:value-type="string">
            <text:p text:style-name="P2"><text:span text:style-name="Police_20_par_20_défaut"><text:span text:style-name="T275">|__|</text:span></text:span></text:p>
          </table:table-cell>
        </table:table-row>
      </table:table>
      <text:p text:style-name="P99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D"/>
        <table:table-column table:style-name="Tableau32.H"/>
        <table:table-column table:style-name="Tableau32.I"/>
        <table:table-column table:style-name="Tableau32.J"/>
        <table:table-column table:style-name="Tableau32.K"/>
        <table:table-column table:style-name="Tableau32.L"/>
        <table:table-row table:style-name="Tableau32.1">
          <table:table-cell table:style-name="Tableau32.A1" table:number-rows-spanned="2" office:value-type="string">
            <text:p text:style-name="P51"/>
          </table:table-cell>
          <table:table-cell table:style-name="Tableau32.A1" table:number-rows-spanned="2" office:value-type="string">
            <text:p text:style-name="P2"><text:span text:style-name="Police_20_par_20_défaut"><text:span text:style-name="T98">DC21 </text:span></text:span><text:span text:style-name="Police_20_par_20_défaut"><text:span text:style-name="T97">Volana</text:span></text:span></text:p>
          </table:table-cell>
          <table:table-cell table:style-name="Tableau32.A1" table:number-rows-spanned="2" office:value-type="string">
            <text:p text:style-name="P2"><text:span text:style-name="Police_20_par_20_défaut"><text:span text:style-name="T98">DC23 </text:span></text:span><text:span text:style-name="Police_20_par_20_défaut"><text:span text:style-name="T97">Endrika</text:span></text:span></text:p>
          </table:table-cell>
          <table:table-cell table:style-name="Tableau32.A1" table:number-columns-spanned="2" office:value-type="string">
            <text:p text:style-name="P2"><text:span text:style-name="Police_20_par_20_défaut"><text:span text:style-name="T194">@ Venty fampiasan’ny tantsaha</text:span></text:span></text:p>
          </table:table-cell>
          <table:covered-table-cell/>
          <table:table-cell table:style-name="Tableau32.A1" office:value-type="string">
            <text:p text:style-name="P2"><text:span text:style-name="Police_20_par_20_défaut"><text:span text:style-name="T98">DC22. </text:span></text:span><text:span text:style-name="Police_20_par_20_défaut"><text:span text:style-name="T97">Habetsahany</text:span></text:span></text:p>
          </table:table-cell>
          <table:table-cell table:style-name="Tableau32.A1" table:number-rows-spanned="2" office:value-type="string">
            <text:p text:style-name="P2"><text:span text:style-name="Police_20_par_20_défaut"><text:span text:style-name="T98">DC24. </text:span></text:span><text:span text:style-name="Police_20_par_20_défaut"><text:span text:style-name="T97">Vidy isam-benty </text:span></text:span><text:span text:style-name="Police_20_par_20_défaut"><text:span text:style-name="T169">(Ar/kg)</text:span></text:span></text:p>
          </table:table-cell>
          <table:table-cell table:style-name="Tableau32.A1" table:number-rows-spanned="2" office:value-type="string">
            <text:p text:style-name="P2"><text:span text:style-name="Police_20_par_20_défaut"><text:span text:style-name="T98">DC25. </text:span></text:span><text:span text:style-name="Police_20_par_20_défaut"><text:span text:style-name="T97">Totalim-bidy </text:span></text:span><text:span text:style-name="Police_20_par_20_défaut"><text:span text:style-name="T169">(Ar)</text:span></text:span></text:p>
          </table:table-cell>
          <table:table-cell table:style-name="Tableau32.A1" table:number-rows-spanned="2" office:value-type="string">
            <text:p text:style-name="P2"><text:span text:style-name="Police_20_par_20_défaut"><text:span text:style-name="T98">D</text:span></text:span><text:span text:style-name="Police_20_par_20_défaut"><text:span text:style-name="T91">C6g. </text:span></text:span><text:span text:style-name="Police_20_par_20_défaut"><text:span text:style-name="T95">Fihaviany ?</text:span></text:span></text:p>
          </table:table-cell>
          <table:table-cell table:style-name="Tableau32.A1" table:number-rows-spanned="2" office:value-type="string">
            <text:p text:style-name="P2"><text:span text:style-name="Police_20_par_20_défaut"><text:span text:style-name="T91">DC6h. <text:line-break/></text:span></text:span><text:span text:style-name="Police_20_par_20_défaut"><text:span text:style-name="T120">Tamin’iza ?</text:span></text:span></text:p>
          </table:table-cell>
          <table:table-cell table:style-name="Tableau32.A1" table:number-rows-spanned="2" office:value-type="string">
            <text:p text:style-name="P2"><text:span text:style-name="Police_20_par_20_défaut"><text:span text:style-name="T91">DC6i. </text:span></text:span><text:span text:style-name="Police_20_par_20_défaut"><text:span text:style-name="T95">FIfampivarotana</text:span></text:span></text:p>
          </table:table-cell>
          <table:table-cell table:style-name="Tableau32.A1" table:number-rows-spanned="2" office:value-type="string">
            <text:p text:style-name="P2"><text:span text:style-name="Police_20_par_20_défaut"><text:span text:style-name="T91">DC6j. </text:span></text:span><text:span text:style-name="Police_20_par_20_défaut"><text:span text:style-name="T120">Iza no manapak’evitra</text:span></text:span><text:span text:style-name="Police_20_par_20_défaut"><text:span text:style-name="T95"> ?</text:span></text:span></text:p>
          </table:table-cell>
        </table:table-row>
        <table:table-row table:style-name="Tableau32.2">
          <table:covered-table-cell table:style-name="Tableau32.A1"/>
          <table:covered-table-cell table:style-name="Tableau32.A1"/>
          <table:covered-table-cell table:style-name="Tableau32.A1"/>
          <table:table-cell table:style-name="Tableau32.D2" office:value-type="string">
            <text:p text:style-name="P2"><text:span text:style-name="Police_20_par_20_défaut"><text:span text:style-name="T140">Habetsahany</text:span></text:span></text:p>
          </table:table-cell>
          <table:table-cell table:style-name="Tableau32.D2" office:value-type="string">
            <text:p text:style-name="P2"><text:span text:style-name="Police_20_par_20_défaut"><text:span text:style-name="T140">Venty</text:span></text:span></text:p>
          </table:table-cell>
          <table:table-cell table:style-name="Tableau32.D2" office:value-type="string">
            <text:p text:style-name="P2"><text:span text:style-name="Police_20_par_20_défaut"><text:span text:style-name="T276">(kg)</text:span></text:span></text:p>
          </table:table-cell>
          <table:covered-table-cell table:style-name="Tableau32.A1"/>
          <table:covered-table-cell table:style-name="Tableau32.A1"/>
          <table:covered-table-cell table:style-name="Tableau32.A1"/>
          <table:covered-table-cell table:style-name="Tableau32.A1"/>
          <table:covered-table-cell table:style-name="Tableau32.A1"/>
          <table:covered-table-cell table:style-name="Tableau32.A1"/>
        </table:table-row>
        <table:table-row table:style-name="Tableau32.3">
          <table:table-cell table:style-name="Tableau32.D2" office:value-type="string">
            <text:p text:style-name="P111"><text:span text:style-name="Police_20_par_20_défaut"><text:span text:style-name="T194">1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60"/>
          </table:table-cell>
          <table:table-cell table:style-name="Tableau32.D2" office:value-type="string">
            <text:p text:style-name="P97"/>
          </table:table-cell>
          <table:table-cell table:style-name="Tableau32.D2" office:value-type="string">
            <text:p text:style-name="P2"><text:span text:style-name="Police_20_par_20_défaut"><text:span text:style-name="T194">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</table:table-row>
        <table:table-row table:style-name="Tableau32.3">
          <table:table-cell table:style-name="Tableau32.D2" office:value-type="string">
            <text:p text:style-name="P111"><text:span text:style-name="Police_20_par_20_défaut"><text:span text:style-name="T194">2</text:span></text:span></text:p>
          </table:table-cell>
          <table:table-cell table:style-name="Tableau32.B4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97"/>
          </table:table-cell>
          <table:table-cell table:style-name="Tableau32.D2" office:value-type="string">
            <text:p text:style-name="P97"/>
          </table:table-cell>
          <table:table-cell table:style-name="Tableau32.D2" office:value-type="string">
            <text:p text:style-name="P2"><text:span text:style-name="Police_20_par_20_défaut"><text:span text:style-name="T194">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</table:table-row>
        <table:table-row table:style-name="Tableau32.3">
          <table:table-cell table:style-name="Tableau32.D2" office:value-type="string">
            <text:p text:style-name="P111"><text:span text:style-name="Police_20_par_20_défaut"><text:span text:style-name="T194">3</text:span></text:span></text:p>
          </table:table-cell>
          <table:table-cell table:style-name="Tableau32.B5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97"/>
          </table:table-cell>
          <table:table-cell table:style-name="Tableau32.D2" office:value-type="string">
            <text:p text:style-name="P97"/>
          </table:table-cell>
          <table:table-cell table:style-name="Tableau32.D2" office:value-type="string">
            <text:p text:style-name="P2"><text:span text:style-name="Police_20_par_20_défaut"><text:span text:style-name="T194">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</table:table-row>
        <table:table-row table:style-name="Tableau32.3">
          <table:table-cell table:style-name="Tableau32.D2" office:value-type="string">
            <text:p text:style-name="P111"><text:span text:style-name="Police_20_par_20_défaut"><text:span text:style-name="T194">4</text:span></text:span></text:p>
          </table:table-cell>
          <table:table-cell table:style-name="Tableau32.B6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97"/>
          </table:table-cell>
          <table:table-cell table:style-name="Tableau32.D2" office:value-type="string">
            <text:p text:style-name="P97"/>
          </table:table-cell>
          <table:table-cell table:style-name="Tableau32.D2" office:value-type="string">
            <text:p text:style-name="P2"><text:span text:style-name="Police_20_par_20_défaut"><text:span text:style-name="T194">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</table:table-row>
        <table:table-row table:style-name="Tableau32.3">
          <table:table-cell table:style-name="Tableau32.D2" office:value-type="string">
            <text:p text:style-name="P111"><text:span text:style-name="Police_20_par_20_défaut"><text:span text:style-name="T194">5</text:span></text:span></text:p>
          </table:table-cell>
          <table:table-cell table:style-name="Tableau32.B7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97"/>
          </table:table-cell>
          <table:table-cell table:style-name="Tableau32.D2" office:value-type="string">
            <text:p text:style-name="P97"/>
          </table:table-cell>
          <table:table-cell table:style-name="Tableau32.D2" office:value-type="string">
            <text:p text:style-name="P2"><text:span text:style-name="Police_20_par_20_défaut"><text:span text:style-name="T194">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</table:table-row>
        <table:table-row table:style-name="Tableau32.3">
          <table:table-cell table:style-name="Tableau32.D2" office:value-type="string">
            <text:p text:style-name="P111"><text:span text:style-name="Police_20_par_20_défaut"><text:span text:style-name="T194">6</text:span></text:span></text:p>
          </table:table-cell>
          <table:table-cell table:style-name="Tableau32.B8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97"/>
          </table:table-cell>
          <table:table-cell table:style-name="Tableau32.D2" office:value-type="string">
            <text:p text:style-name="P97"/>
          </table:table-cell>
          <table:table-cell table:style-name="Tableau32.D2" office:value-type="string">
            <text:p text:style-name="P2"><text:span text:style-name="Police_20_par_20_défaut"><text:span text:style-name="T194">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__|__|__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__|</text:span></text:span></text:p>
          </table:table-cell>
          <table:table-cell table:style-name="Tableau32.D2" office:value-type="string">
            <text:p text:style-name="P2"><text:span text:style-name="Police_20_par_20_défaut"><text:span text:style-name="T194">|__|__|</text:span></text:span></text:p>
          </table:table-cell>
        </table:table-row>
      </table:table>
      <text:p text:style-name="P112"><text:span text:style-name="Police_20_par_20_défaut"><text:span text:style-name="T195">Marika Venty Tantsaha :</text:span></text:span><text:span text:style-name="Police_20_par_20_défaut"><text:span text:style-name="T196"> 1. </text:span></text:span><text:span text:style-name="Police_20_par_20_défaut"><text:span text:style-name="T197">Kapoaka </text:span></text:span><text:span text:style-name="Police_20_par_20_défaut"><text:span text:style-name="T196">2. </text:span></text:span><text:span text:style-name="Police_20_par_20_défaut"><text:span text:style-name="T197">Kg </text:span></text:span><text:span text:style-name="Police_20_par_20_défaut"><text:span text:style-name="T277">3</text:span></text:span><text:span text:style-name="Police_20_par_20_défaut"><text:span text:style-name="T197"> Daba </text:span></text:span><text:span text:style-name="Police_20_par_20_défaut"><text:span text:style-name="T277">4</text:span></text:span><text:span text:style-name="Police_20_par_20_défaut"><text:span text:style-name="T197">. Seau na vata <text:s/></text:span></text:span><text:span text:style-name="Police_20_par_20_défaut"><text:span text:style-name="T196">9. </text:span></text:span><text:span text:style-name="Police_20_par_20_défaut"><text:span text:style-name="T197">Hafa </text:span></text:span><text:span text:style-name="Police_20_par_20_défaut"><text:span text:style-name="T196">_______</text:span></text:span></text:p>
      <text:p text:style-name="P112"><text:span text:style-name="Police_20_par_20_défaut"><text:span text:style-name="T195">DC23. Endrika:</text:span></text:span><text:span text:style-name="Police_20_par_20_défaut"><text:span text:style-name="T196"> 1. </text:span></text:span><text:span text:style-name="Police_20_par_20_défaut"><text:span text:style-name="T197">Akotry </text:span></text:span><text:span text:style-name="Police_20_par_20_défaut"><text:span text:style-name="T196">2. </text:span></text:span><text:span text:style-name="Police_20_par_20_défaut"><text:span text:style-name="T197">Fotsimbary</text:span></text:span></text:p>
      <text:p text:style-name="P112"><text:span text:style-name="Police_20_par_20_défaut"><text:span text:style-name="T195">Avy aiza:</text:span></text:span><text:span text:style-name="Police_20_par_20_défaut"><text:span text:style-name="T196"> 1</text:span></text:span><text:span text:style-name="Police_20_par_20_défaut"><text:span text:style-name="T197">.Novokarin’ny tokantrano </text:span></text:span><text:span text:style-name="Police_20_par_20_défaut"><text:span text:style-name="T196">2</text:span></text:span><text:span text:style-name="Police_20_par_20_défaut"><text:span text:style-name="T197">. Nangonina </text:span></text:span><text:span text:style-name="Police_20_par_20_défaut"><text:span text:style-name="T196">3</text:span></text:span><text:span text:style-name="Police_20_par_20_défaut"><text:span text:style-name="T197">. Novokarina sy novidiana </text:span></text:span><text:span text:style-name="Police_20_par_20_défaut"><text:span text:style-name="T196">8</text:span></text:span><text:span text:style-name="Police_20_par_20_défaut"><text:span text:style-name="T197">. Tsy fantatra </text:span></text:span><text:span text:style-name="Police_20_par_20_défaut"><text:span text:style-name="T196">9</text:span></text:span><text:span text:style-name="Police_20_par_20_défaut"><text:span text:style-name="T197">. Hafa _____________</text:span></text:span></text:p>
      <text:p text:style-name="P113"><text:span text:style-name="Police_20_par_20_défaut"><text:span text:style-name="T195">DC6h. Namidy taiza </text:span></text:span><text:span text:style-name="Police_20_par_20_défaut"><text:span text:style-name="T278">:</text:span></text:span><text:span text:style-name="Police_20_par_20_défaut"><text:span text:style-name="T279"> 1. Tokantrano ao @ Fokontany 2.Tsena antsinjarany eny @ manodidina 3.Mpivarotra eny @ manodidina 4. Mpanangombokatra 5.Tsena an-tanandehibe 6. Kaoperativa 7 Mpandraharaha @ fizahantany na mpizaha tany 8. Varotra mivantana t@ orinasa mpanodina 9. Hafa ______________________</text:span></text:span></text:p>
      <text:p text:style-name="P114"><text:span text:style-name="Police_20_par_20_défaut"><text:span text:style-name="T195">DC6i. Karazana varotra:</text:span></text:span><text:span text:style-name="Police_20_par_20_défaut"><text:span text:style-name="T196"> 1</text:span></text:span><text:span text:style-name="Police_20_par_20_défaut"><text:span text:style-name="T197">. Voalamina mialoha sy safidy </text:span></text:span><text:span text:style-name="Police_20_par_20_défaut"><text:span text:style-name="T196">2</text:span></text:span><text:span text:style-name="Police_20_par_20_défaut"><text:span text:style-name="T197">. Voalamina mialoha saingy tsy safidy (naniry hanana tahiry) </text:span></text:span><text:span text:style-name="Police_20_par_20_défaut"><text:span text:style-name="T196">3</text:span></text:span><text:span text:style-name="Police_20_par_20_défaut"><text:span text:style-name="T197">. Tsy voalamina mialoha / niatrehana hamehana </text:span></text:span><text:span text:style-name="Police_20_par_20_défaut"><text:span text:style-name="T196">4</text:span></text:span><text:span text:style-name="Police_20_par_20_défaut"><text:span text:style-name="T197">. Tsy voalamina mialoha / nisy fanararaotra (vidiny ambony, nividy zavatra hafa) </text:span></text:span><text:span text:style-name="Police_20_par_20_défaut"><text:span text:style-name="T196">9</text:span></text:span><text:span text:style-name="Police_20_par_20_défaut"><text:span text:style-name="T197">. Hafa ____________</text:span></text:span></text:p>
      <text:p text:style-name="P4"><text:span text:style-name="Police_20_par_20_défaut"><text:span text:style-name="T198">DC6j. Tompon’ny fanapahankevitra</text:span></text:span><text:span text:style-name="Police_20_par_20_défaut"><text:span text:style-name="T89"> : </text:span></text:span><text:span text:style-name="Police_20_par_20_défaut"><text:span text:style-name="T86">Marika olona (M1) 91. Lohantokantrano sy ny vadiny 92. Ny olona rehetra ao an-tokantrano / tsy misy olona manokana</text:span></text:span></text:p>
      <text:p text:style-name="P115"/>
      <table:table table:name="Tableau33" table:style-name="Tableau33">
        <table:table-column table:style-name="Tableau33.A"/>
        <table:table-column table:style-name="Tableau33.B"/>
        <table:table-row table:style-name="Tableau33.1">
          <table:table-cell table:style-name="Tableau33.A1" table:number-columns-spanned="2" office:value-type="string">
            <text:p text:style-name="P48"><text:span text:style-name="Police_20_par_20_défaut"><text:span text:style-name="T267">VAROTRA VARY TSY SAFIDY / VOATERY (VS)</text:span></text:span></text:p>
          </table:table-cell>
          <table:covered-table-cell/>
        </table:table-row>
        <table:table-row table:style-name="Tableau33.2">
          <table:table-cell table:style-name="Tableau33.A1" office:value-type="string">
            <text:p text:style-name="Default"><text:span text:style-name="Police_20_par_20_défaut"><text:span text:style-name="T114">VS1.</text:span></text:span><text:span text:style-name="Police_20_par_20_défaut"><text:span text:style-name="T115">Voatery nivarotra vary saika notehirizina hatao masomboly ve ny tokantrano?<text:tab/><text:tab/></text:span></text:span><text:span text:style-name="Police_20_par_20_défaut"><text:span text:style-name="T170">1</text:span></text:span><text:span text:style-name="Police_20_par_20_défaut"><text:span text:style-name="T171">. Eny </text:span></text:span><text:span text:style-name="Police_20_par_20_défaut"><text:span text:style-name="T170">2</text:span></text:span><text:span text:style-name="Police_20_par_20_défaut"><text:span text:style-name="T171">. Tsia</text:span></text:span></text:p>
          </table:table-cell>
          <table:table-cell table:style-name="Tableau33.A1" office:value-type="string">
            <text:p text:style-name="P116"><text:span text:style-name="Police_20_par_20_défaut"><text:span text:style-name="T280">|___|</text:span></text:span></text:p>
          </table:table-cell>
        </table:table-row>
        <table:table-row table:style-name="Tableau33.2">
          <table:table-cell table:style-name="Tableau33.A1" office:value-type="string">
            <text:p text:style-name="Default"><text:span text:style-name="Police_20_par_20_défaut"><text:span text:style-name="T114">VS2.</text:span></text:span><text:span text:style-name="Police_20_par_20_défaut"><text:span text:style-name="T115">Voatery nivarotra vary saika hatao sakafo ve ny tokantrano? <text:tab/><text:tab/><text:tab/><text:tab/></text:span></text:span><text:span text:style-name="Police_20_par_20_défaut"><text:span text:style-name="T170">1</text:span></text:span><text:span text:style-name="Police_20_par_20_défaut"><text:span text:style-name="T171">. Eny </text:span></text:span><text:span text:style-name="Police_20_par_20_défaut"><text:span text:style-name="T170">2</text:span></text:span><text:span text:style-name="Police_20_par_20_défaut"><text:span text:style-name="T171">. Tsia</text:span></text:span></text:p>
          </table:table-cell>
          <table:table-cell table:style-name="Tableau33.A1" office:value-type="string">
            <text:p text:style-name="P116"><text:span text:style-name="Police_20_par_20_défaut"><text:span text:style-name="T280">|___|</text:span></text:span></text:p>
          </table:table-cell>
        </table:table-row>
        <table:table-row table:style-name="Tableau33.4">
          <table:table-cell table:style-name="Tableau33.A1" office:value-type="string">
            <text:p text:style-name="Default"><text:span text:style-name="Police_20_par_20_défaut"><text:span text:style-name="T114">VS3.</text:span></text:span><text:span text:style-name="Police_20_par_20_défaut"><text:span text:style-name="T115">Voatery nivarotra vary saika hatao sakafon’ny mpikarama ve ny tokantrano?<text:tab/><text:tab/></text:span></text:span><text:span text:style-name="Police_20_par_20_défaut"><text:span text:style-name="T170">1</text:span></text:span><text:span text:style-name="Police_20_par_20_défaut"><text:span text:style-name="T171">. Eny </text:span></text:span><text:span text:style-name="Police_20_par_20_défaut"><text:span text:style-name="T170">2</text:span></text:span><text:span text:style-name="Police_20_par_20_défaut"><text:span text:style-name="T171">. Tsia</text:span></text:span></text:p>
          </table:table-cell>
          <table:table-cell table:style-name="Tableau33.A1" office:value-type="string">
            <text:p text:style-name="P116"><text:span text:style-name="Police_20_par_20_défaut"><text:span text:style-name="T280">|___|</text:span></text:span></text:p>
          </table:table-cell>
        </table:table-row>
      </table:table>
      <text:p text:style-name="P117"/>
      <text:p text:style-name="P118"/>
      <text:p text:style-name="P2"><text:span text:style-name="Police_20_par_20_défaut"><text:span text:style-name="T281">FAMOKARANA SY FIVAROTANA VOLY HAFA ANKOATRA NY VARY T@ <text:s/>PR 2024-2025 (C)</text:span></text:span></text:p>
      <table:table table:name="Tableau34" table:style-name="Tableau34">
        <table:table-column table:style-name="Tableau34.A"/>
        <table:table-column table:style-name="Tableau34.B"/>
        <table:table-row table:style-name="Tableau34.1">
          <table:table-cell table:style-name="Tableau34.A1" office:value-type="string">
            <text:p text:style-name="Standard"><text:span text:style-name="Police_20_par_20_défaut"><text:span text:style-name="T282">C1a. </text:span></text:span><text:span text:style-name="Police_20_par_20_défaut"><text:span text:style-name="T283">T@ </text:span></text:span><text:span text:style-name="Police_20_par_20_défaut"><text:span text:style-name="T233"><text:s/>PR 2024-2025, </text:span></text:span><text:span text:style-name="Police_20_par_20_défaut"><text:span text:style-name="T283">Namboly voly hafa ankoatra ny vary ve ny tokantrano na/sy nahazo vokatra noho ny fitrandrahan’ny tokantrano hafa ny tany (nahofa, natao ampahany)</text:span></text:span></text:p>
            <text:p text:style-name="Standard"><text:span text:style-name="Police_20_par_20_défaut"><text:span text:style-name="T283">(anisan’izany ny voly maharitra) ( Tsy ao anatiny ny voankazo sy legioma) <text:tab/><text:tab/><text:tab/></text:span></text:span><text:span text:style-name="Police_20_par_20_défaut"><text:span text:style-name="T284">1. </text:span></text:span><text:span text:style-name="Police_20_par_20_défaut"><text:span text:style-name="T285">Eny</text:span></text:span><text:span text:style-name="Police_20_par_20_défaut"><text:span text:style-name="T286"> </text:span></text:span><text:span text:style-name="Police_20_par_20_défaut"><text:span text:style-name="T284">2</text:span></text:span><text:span text:style-name="Police_20_par_20_défaut"><text:span text:style-name="T286">. Tsia </text:span></text:span><text:span text:style-name="Police_20_par_20_défaut"><text:span text:style-name="T287"><text:s/></text:span></text:span><text:span text:style-name="Police_20_par_20_défaut"><text:span text:style-name="T286">Raha tsia <text:s/>dia <text:s/>mankanesa @ JP</text:span></text:span><text:span text:style-name="Police_20_par_20_défaut"><text:span text:style-name="T287">.</text:span></text:span></text:p>
          </table:table-cell>
          <table:table-cell table:style-name="Tableau34.B1" office:value-type="string">
            <text:p text:style-name="P2"><text:span text:style-name="Police_20_par_20_défaut"><text:span text:style-name="T288">|__|</text:span></text:span></text:p>
          </table:table-cell>
        </table:table-row>
      </table:table>
      <text:p text:style-name="P119"><text:span text:style-name="Police_20_par_20_défaut"><text:span text:style-name="T289">Fenoy voly isaky ny andalana<text:tab/></text:span></text:span></text:p>
      <table:table table:name="Tableau35" table:style-name="Tableau35">
        <table:table-column table:style-name="Tableau35.A"/>
        <table:table-column table:style-name="Tableau35.B"/>
        <table:table-column table:style-name="Tableau35.C"/>
        <table:table-column table:style-name="Tableau35.D"/>
        <table:table-column table:style-name="Tableau35.E"/>
        <table:table-column table:style-name="Tableau35.F"/>
        <table:table-column table:style-name="Tableau35.G"/>
        <table:table-column table:style-name="Tableau35.H"/>
        <table:table-column table:style-name="Tableau35.I"/>
        <table:table-column table:style-name="Tableau35.J"/>
        <table:table-column table:style-name="Tableau35.K"/>
        <table:table-column table:style-name="Tableau35.L"/>
        <table:table-column table:style-name="Tableau35.M"/>
        <table:table-row table:style-name="Tableau35.1">
          <table:table-cell table:style-name="Tableau35.A1" office:value-type="string">
            <text:p text:style-name="Standard"/>
          </table:table-cell>
          <table:table-cell table:style-name="Tableau35.B1" office:value-type="string">
            <text:p text:style-name="P48"><text:span text:style-name="Police_20_par_20_défaut"><text:span text:style-name="T190">Anaran’ny voly</text:span></text:span></text:p>
          </table:table-cell>
          <table:table-cell table:style-name="Tableau35.C1" office:value-type="string">
            <text:p text:style-name="P2"><text:span text:style-name="Police_20_par_20_défaut"><text:span text:style-name="T90">C1. </text:span></text:span><text:span text:style-name="Police_20_par_20_défaut"><text:span text:style-name="T123">Marika voly</text:span></text:span></text:p>
          </table:table-cell>
          <table:table-cell table:style-name="Tableau35.C1" office:value-type="string">
            <text:p text:style-name="P2"><text:span text:style-name="Police_20_par_20_défaut"><text:span text:style-name="T90">C36. </text:span></text:span><text:span text:style-name="Police_20_par_20_défaut"><text:span text:style-name="T123">Fampiasana zezika</text:span></text:span></text:p>
          </table:table-cell>
          <table:table-cell table:style-name="Tableau35.C1" office:value-type="string">
            <text:p text:style-name="P96"><text:span text:style-name="Police_20_par_20_défaut"><text:span text:style-name="T90">C2. </text:span></text:span><text:span text:style-name="Police_20_par_20_défaut"><text:span text:style-name="T123">Vokatra t@ PR <text:s/>2024-2025 (nambolena) (kg)</text:span></text:span></text:p>
          </table:table-cell>
          <table:table-cell table:style-name="Tableau35.F1" office:value-type="string">
            <text:p text:style-name="P96"><text:span text:style-name="Police_20_par_20_défaut"><text:span text:style-name="T90">C2t</text:span></text:span><text:span text:style-name="Police_20_par_20_défaut"><text:span text:style-name="T94"> . Vokatra takalon’ny zavatra namitdy, na nomen’ny olon, na notrosaina nindramina</text:span></text:span></text:p>
          </table:table-cell>
          <table:table-cell table:style-name="Tableau35.G1" office:value-type="string">
            <text:p text:style-name="P96"><text:span text:style-name="Police_20_par_20_défaut"><text:span text:style-name="T90">C2r</text:span></text:span><text:span text:style-name="Police_20_par_20_défaut"><text:span text:style-name="T94"> . Vokatra azo tamin’ny fampiasan’ny olona ny tany ( hofany na ampahany)</text:span></text:span></text:p>
          </table:table-cell>
          <table:table-cell table:style-name="Tableau35.H1" office:value-type="string">
            <text:p text:style-name="P2"><text:span text:style-name="Police_20_par_20_défaut"><text:span text:style-name="T90">C37</text:span></text:span></text:p>
            <text:p text:style-name="P2"><text:span text:style-name="Police_20_par_20_défaut"><text:span text:style-name="T123">Endriky ny vokatra</text:span></text:span></text:p>
          </table:table-cell>
          <table:table-cell table:style-name="Tableau35.C1" office:value-type="string">
            <text:p text:style-name="P2"><text:span text:style-name="Police_20_par_20_défaut"><text:span text:style-name="T90">CX. </text:span></text:span><text:span text:style-name="Police_20_par_20_défaut"><text:span text:style-name="T123">Verykg)</text:span></text:span></text:p>
          </table:table-cell>
          <table:table-cell table:style-name="Tableau35.C1" office:value-type="string">
            <text:p text:style-name="P2"><text:span text:style-name="Police_20_par_20_défaut"><text:span text:style-name="T90">C4a. </text:span></text:span><text:span text:style-name="Police_20_par_20_défaut"><text:span text:style-name="T123">isanjaton’ny vokatra namidy</text:span></text:span></text:p>
          </table:table-cell>
          <table:table-cell table:style-name="Tableau35.C1" office:value-type="string">
            <text:p text:style-name="P2"><text:span text:style-name="Police_20_par_20_défaut"><text:span text:style-name="T92">C4b. </text:span></text:span><text:span text:style-name="Police_20_par_20_défaut"><text:span text:style-name="T109">Iza no manapa-kevitra ami’ny fampiasana </text:span></text:span><text:span text:style-name="Police_20_par_20_défaut"><text:span text:style-name="T290">n</text:span></text:span><text:span text:style-name="Police_20_par_20_défaut"><text:span text:style-name="T109">y vokatr</text:span></text:span><text:span text:style-name="Police_20_par_20_défaut"><text:span text:style-name="T290">a</text:span></text:span><text:span text:style-name="Police_20_par_20_défaut"><text:span text:style-name="T109"> ?</text:span></text:span></text:p>
          </table:table-cell>
          <table:table-cell table:style-name="Tableau35.B1" office:value-type="string">
            <text:p text:style-name="P2"><text:span text:style-name="Police_20_par_20_défaut"><text:span text:style-name="T92">C6b.</text:span></text:span><text:span text:style-name="Police_20_par_20_défaut"><text:span text:style-name="T109"> Totalim-bidin’ny vokatra namidy (Ar)</text:span></text:span></text:p>
          </table:table-cell>
          <table:table-cell table:style-name="Tableau35.B1" office:value-type="string">
            <text:p text:style-name="P2"><text:span text:style-name="Police_20_par_20_défaut"><text:span text:style-name="T90">C6d. </text:span></text:span><text:span text:style-name="Police_20_par_20_défaut"><text:span text:style-name="T94">Namidy tamin’iza</text:span></text:span></text:p>
          </table:table-cell>
        </table:table-row>
        <table:table-row table:style-name="Tableau35.2">
          <table:table-cell table:style-name="Tableau35.A2" office:value-type="string">
            <text:p text:style-name="P2"><text:span text:style-name="Police_20_par_20_défaut"><text:span text:style-name="T291">1</text:span></text:span></text:p>
          </table:table-cell>
          <table:table-cell table:style-name="Tableau35.B2" office:value-type="string">
            <text:p text:style-name="P120"/>
          </table:table-cell>
          <table:table-cell table:style-name="Tableau35.C2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35.D2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E2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F2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G2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H2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I2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J2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K2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L2" office:value-type="string">
            <text:p text:style-name="P2"><text:span text:style-name="Police_20_par_20_défaut"><text:span text:style-name="T291">|__|__|__|__|__|__|</text:span></text:span></text:p>
          </table:table-cell>
          <table:table-cell table:style-name="Tableau35.M2" office:value-type="string">
            <text:p text:style-name="P2"><text:span text:style-name="Police_20_par_20_défaut"><text:span text:style-name="T291">|__|__|</text:span></text:span></text:p>
          </table:table-cell>
        </table:table-row>
        <table:table-row table:style-name="Tableau35.3">
          <table:table-cell table:style-name="Tableau35.A3" office:value-type="string">
            <text:p text:style-name="P2"><text:span text:style-name="Police_20_par_20_défaut"><text:span text:style-name="T291">2</text:span></text:span></text:p>
          </table:table-cell>
          <table:table-cell table:style-name="Tableau35.B3" office:value-type="string">
            <text:p text:style-name="P120"/>
          </table:table-cell>
          <table:table-cell table:style-name="Tableau35.C3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35.D3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E3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F3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G3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H3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I3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J3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K3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L3" office:value-type="string">
            <text:p text:style-name="P2"><text:span text:style-name="Police_20_par_20_défaut"><text:span text:style-name="T291">|__|__|__|__|__|__|</text:span></text:span></text:p>
          </table:table-cell>
          <table:table-cell table:style-name="Tableau35.M3" office:value-type="string">
            <text:p text:style-name="P2"><text:span text:style-name="Police_20_par_20_défaut"><text:span text:style-name="T291">|__|__|</text:span></text:span></text:p>
          </table:table-cell>
        </table:table-row>
        <table:table-row table:style-name="Tableau35.4">
          <table:table-cell table:style-name="Tableau35.A4" office:value-type="string">
            <text:p text:style-name="P2"><text:span text:style-name="Police_20_par_20_défaut"><text:span text:style-name="T291">3</text:span></text:span></text:p>
          </table:table-cell>
          <table:table-cell table:style-name="Tableau35.B4" office:value-type="string">
            <text:p text:style-name="P120"/>
          </table:table-cell>
          <table:table-cell table:style-name="Tableau35.C4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35.D4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E4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F4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G4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H4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I4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J4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K4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L4" office:value-type="string">
            <text:p text:style-name="P2"><text:span text:style-name="Police_20_par_20_défaut"><text:span text:style-name="T291">|__|__|__|__|__|__|</text:span></text:span></text:p>
          </table:table-cell>
          <table:table-cell table:style-name="Tableau35.M4" office:value-type="string">
            <text:p text:style-name="P2"><text:span text:style-name="Police_20_par_20_défaut"><text:span text:style-name="T291">|__|__|</text:span></text:span></text:p>
          </table:table-cell>
        </table:table-row>
        <table:table-row table:style-name="Tableau35.5">
          <table:table-cell table:style-name="Tableau35.A5" office:value-type="string">
            <text:p text:style-name="P2"><text:span text:style-name="Police_20_par_20_défaut"><text:span text:style-name="T291">4</text:span></text:span></text:p>
          </table:table-cell>
          <table:table-cell table:style-name="Tableau35.B5" office:value-type="string">
            <text:p text:style-name="P120"/>
          </table:table-cell>
          <table:table-cell table:style-name="Tableau35.C5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35.D5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E5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F5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G5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H5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I5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J5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K5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L5" office:value-type="string">
            <text:p text:style-name="P2"><text:span text:style-name="Police_20_par_20_défaut"><text:span text:style-name="T291">|__|__|__|__|__|__|</text:span></text:span></text:p>
          </table:table-cell>
          <table:table-cell table:style-name="Tableau35.M5" office:value-type="string">
            <text:p text:style-name="P2"><text:span text:style-name="Police_20_par_20_défaut"><text:span text:style-name="T291">|__|__|</text:span></text:span></text:p>
          </table:table-cell>
        </table:table-row>
        <table:table-row table:style-name="Tableau35.6">
          <table:table-cell table:style-name="Tableau35.A6" office:value-type="string">
            <text:p text:style-name="P2"><text:span text:style-name="Police_20_par_20_défaut"><text:span text:style-name="T291">5</text:span></text:span></text:p>
          </table:table-cell>
          <table:table-cell table:style-name="Tableau35.B6" office:value-type="string">
            <text:p text:style-name="P120"/>
          </table:table-cell>
          <table:table-cell table:style-name="Tableau35.C6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35.D6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E6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F6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G6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H6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I6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J6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K6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L6" office:value-type="string">
            <text:p text:style-name="P2"><text:span text:style-name="Police_20_par_20_défaut"><text:span text:style-name="T291">|__|__|__|__|__|__|</text:span></text:span></text:p>
          </table:table-cell>
          <table:table-cell table:style-name="Tableau35.M6" office:value-type="string">
            <text:p text:style-name="P2"><text:span text:style-name="Police_20_par_20_défaut"><text:span text:style-name="T291">|__|__|</text:span></text:span></text:p>
          </table:table-cell>
        </table:table-row>
        <table:table-row table:style-name="Tableau35.7">
          <table:table-cell table:style-name="Tableau35.A7" office:value-type="string">
            <text:p text:style-name="P2"><text:span text:style-name="Police_20_par_20_défaut"><text:span text:style-name="T291">6</text:span></text:span></text:p>
          </table:table-cell>
          <table:table-cell table:style-name="Tableau35.B7" office:value-type="string">
            <text:p text:style-name="P120"/>
          </table:table-cell>
          <table:table-cell table:style-name="Tableau35.C7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35.D7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E7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F7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G7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H7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I7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J7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K7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L7" office:value-type="string">
            <text:p text:style-name="P2"><text:span text:style-name="Police_20_par_20_défaut"><text:span text:style-name="T291">|__|__|__|__|__|__|</text:span></text:span></text:p>
          </table:table-cell>
          <table:table-cell table:style-name="Tableau35.M7" office:value-type="string">
            <text:p text:style-name="P2"><text:span text:style-name="Police_20_par_20_défaut"><text:span text:style-name="T291">|__|__|</text:span></text:span></text:p>
          </table:table-cell>
        </table:table-row>
        <table:table-row table:style-name="Tableau35.8">
          <table:table-cell table:style-name="Tableau35.A8" office:value-type="string">
            <text:p text:style-name="P2"><text:span text:style-name="Police_20_par_20_défaut"><text:span text:style-name="T291">7</text:span></text:span></text:p>
          </table:table-cell>
          <table:table-cell table:style-name="Tableau35.B8" office:value-type="string">
            <text:p text:style-name="P120"/>
          </table:table-cell>
          <table:table-cell table:style-name="Tableau35.C8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35.D8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E8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F8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G8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H8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I8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J8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K8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L8" office:value-type="string">
            <text:p text:style-name="P2"><text:span text:style-name="Police_20_par_20_défaut"><text:span text:style-name="T291">|__|__|__|__|__|__|</text:span></text:span></text:p>
          </table:table-cell>
          <table:table-cell table:style-name="Tableau35.M8" office:value-type="string">
            <text:p text:style-name="P2"><text:span text:style-name="Police_20_par_20_défaut"><text:span text:style-name="T291">|__|__|</text:span></text:span></text:p>
          </table:table-cell>
        </table:table-row>
        <table:table-row table:style-name="Tableau35.9">
          <table:table-cell table:style-name="Tableau35.A9" office:value-type="string">
            <text:p text:style-name="P2"><text:span text:style-name="Police_20_par_20_défaut"><text:span text:style-name="T291">8</text:span></text:span></text:p>
          </table:table-cell>
          <table:table-cell table:style-name="Tableau35.B9" office:value-type="string">
            <text:p text:style-name="P120"/>
          </table:table-cell>
          <table:table-cell table:style-name="Tableau35.C9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35.D9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E9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F9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G9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H9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I9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J9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K9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L9" office:value-type="string">
            <text:p text:style-name="P2"><text:span text:style-name="Police_20_par_20_défaut"><text:span text:style-name="T291">|__|__|__|__|__|__|</text:span></text:span></text:p>
          </table:table-cell>
          <table:table-cell table:style-name="Tableau35.M9" office:value-type="string">
            <text:p text:style-name="P2"><text:span text:style-name="Police_20_par_20_défaut"><text:span text:style-name="T291">|__|__|</text:span></text:span></text:p>
          </table:table-cell>
        </table:table-row>
        <table:table-row table:style-name="Tableau35.10">
          <table:table-cell table:style-name="Tableau35.A10" office:value-type="string">
            <text:p text:style-name="P2"><text:span text:style-name="Police_20_par_20_défaut"><text:span text:style-name="T291">9</text:span></text:span></text:p>
          </table:table-cell>
          <table:table-cell table:style-name="Tableau35.B10" office:value-type="string">
            <text:p text:style-name="P120"/>
          </table:table-cell>
          <table:table-cell table:style-name="Tableau35.C10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35.D10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E10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F10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G10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H10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I10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J10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K10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L10" office:value-type="string">
            <text:p text:style-name="P2"><text:span text:style-name="Police_20_par_20_défaut"><text:span text:style-name="T291">|__|__|__|__|__|__|</text:span></text:span></text:p>
          </table:table-cell>
          <table:table-cell table:style-name="Tableau35.M10" office:value-type="string">
            <text:p text:style-name="P2"><text:span text:style-name="Police_20_par_20_défaut"><text:span text:style-name="T291">|__|__|</text:span></text:span></text:p>
          </table:table-cell>
        </table:table-row>
        <table:table-row table:style-name="Tableau35.11">
          <table:table-cell table:style-name="Tableau35.A11" office:value-type="string">
            <text:p text:style-name="P2"><text:span text:style-name="Police_20_par_20_défaut"><text:span text:style-name="T291">10</text:span></text:span></text:p>
          </table:table-cell>
          <table:table-cell table:style-name="Tableau35.B11" office:value-type="string">
            <text:p text:style-name="P120"/>
          </table:table-cell>
          <table:table-cell table:style-name="Tableau35.C11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35.D11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E11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F11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G11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H11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I11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J11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K11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L11" office:value-type="string">
            <text:p text:style-name="P2"><text:span text:style-name="Police_20_par_20_défaut"><text:span text:style-name="T291">|__|__|__|__|__|__|</text:span></text:span></text:p>
          </table:table-cell>
          <table:table-cell table:style-name="Tableau35.M11" office:value-type="string">
            <text:p text:style-name="P2"><text:span text:style-name="Police_20_par_20_défaut"><text:span text:style-name="T291">|__|__|</text:span></text:span></text:p>
          </table:table-cell>
        </table:table-row>
        <table:table-row table:style-name="Tableau35.12">
          <table:table-cell table:style-name="Tableau35.A12" office:value-type="string">
            <text:p text:style-name="P2"><text:span text:style-name="Police_20_par_20_défaut"><text:span text:style-name="T291">11</text:span></text:span></text:p>
          </table:table-cell>
          <table:table-cell table:style-name="Tableau35.B12" office:value-type="string">
            <text:p text:style-name="P120"/>
          </table:table-cell>
          <table:table-cell table:style-name="Tableau35.C12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35.D12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E12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F12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G12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H12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35.I12" office:value-type="string">
            <text:p text:style-name="P2"><text:span text:style-name="Police_20_par_20_défaut"><text:span text:style-name="T291">|__|__|__|__|__|</text:span></text:span></text:p>
          </table:table-cell>
          <table:table-cell table:style-name="Tableau35.J12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K12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35.L12" office:value-type="string">
            <text:p text:style-name="P2"><text:span text:style-name="Police_20_par_20_défaut"><text:span text:style-name="T291">|__|__|__|__|__|__|</text:span></text:span></text:p>
          </table:table-cell>
          <table:table-cell table:style-name="Tableau35.M12" office:value-type="string">
            <text:p text:style-name="P2"><text:span text:style-name="Police_20_par_20_défaut"><text:span text:style-name="T291">|__|__|</text:span></text:span></text:p>
          </table:table-cell>
        </table:table-row>
      </table:table>
      <text:p text:style-name="Standard"/>
      <table:table table:name="Tableau36" table:style-name="Tableau36">
        <table:table-column table:style-name="Tableau36.A"/>
        <table:table-column table:style-name="Tableau36.B"/>
        <table:table-row table:style-name="Tableau36.1">
          <table:table-cell table:style-name="Tableau36.A1" office:value-type="string">
            <text:p text:style-name="Standard"><text:span text:style-name="Police_20_par_20_défaut"><text:span text:style-name="T292">C20. </text:span></text:span><text:span text:style-name="Police_20_par_20_défaut"><text:span text:style-name="T293">Araka <text:s/>ny fahitanao azy amin’ny an-kapobeny, nanao ahoana ny habetsaky ny vokatra voly hafa t@ PR 2025</text:span></text:span><text:span text:style-name="Police_20_par_20_défaut"><text:span text:style-name="T294"> </text:span></text:span><text:span text:style-name="Police_20_par_20_défaut"><text:span text:style-name="T292">: <text:tab/><text:tab/><text:tab/> </text:span></text:span><text:span text:style-name="Police_20_par_20_défaut"><text:span text:style-name="T295">1 Tsara be 2. Tsara 3. Ratsy 4. Tena ratsy</text:span></text:span><text:span text:style-name="Police_20_par_20_défaut"><text:span text:style-name="T292">.</text:span></text:span></text:p>
          </table:table-cell>
          <table:table-cell table:style-name="Tableau36.A1" office:value-type="string">
            <text:p text:style-name="Standard"><text:span text:style-name="Police_20_par_20_défaut"><text:span text:style-name="T296">|__|</text:span></text:span></text:p>
          </table:table-cell>
        </table:table-row>
        <table:table-row table:style-name="Tableau36.1">
          <table:table-cell table:style-name="Tableau36.A1" office:value-type="string">
            <text:p text:style-name="Marginalia"><text:span text:style-name="Police_20_par_20_défaut"><text:span text:style-name="T297">C21.</text:span></text:span><text:bookmark-start text:name="_Hlk172553044"/><text:span text:style-name="Police_20_par_20_défaut"><text:span text:style-name="T297"> </text:span></text:span><text:span text:style-name="Police_20_par_20_défaut"><text:span text:style-name="T298">Raha mihoatra tamin’ny <text:s/>2024,nanao ahona ny habetsahan’ny vokatra azonareo tami’ny ankapobeny :</text:span></text:span><text:span text:style-name="Police_20_par_20_défaut"><text:span text:style-name="T297"> <text:tab/><text:tab/><text:tab/></text:span></text:span><text:span text:style-name="Police_20_par_20_défaut"><text:span text:style-name="T295">1 nitombo 2 Nihena <text:s/>3 niharatsy</text:span></text:span><text:bookmark-end text:name="_Hlk172553044"/></text:p>
          </table:table-cell>
          <table:table-cell table:style-name="Tableau36.A1" office:value-type="string">
            <text:p text:style-name="Standard"><text:span text:style-name="Police_20_par_20_défaut"><text:span text:style-name="T296">|__|</text:span></text:span></text:p>
          </table:table-cell>
        </table:table-row>
      </table:table>
      <text:p text:style-name="P19"><text:span text:style-name="Police_20_par_20_défaut"><text:span text:style-name="T258">C1. Marika voly</text:span></text:span><text:span text:style-name="Police_20_par_20_défaut"><text:span text:style-name="T259">:</text:span></text:span><text:span text:style-name="Police_20_par_20_défaut"><text:span text:style-name="T299">Jereo Annexe 07</text:span></text:span></text:p>
      <text:p text:style-name="P19"><text:span text:style-name="Police_20_par_20_défaut"><text:span text:style-name="T258">C36.Marika fampiasan-jezika</text:span></text:span><text:span text:style-name="Police_20_par_20_défaut"><text:span text:style-name="T259"> :</text:span></text:span><text:span text:style-name="Police_20_par_20_défaut"><text:span text:style-name="T260"> <text:s text:c="3"/></text:span></text:span><text:span text:style-name="Police_20_par_20_défaut"><text:span text:style-name="T259">1.</text:span></text:span><text:span text:style-name="Police_20_par_20_défaut"><text:span text:style-name="T260"> Tsy mampiasa mihitsy <text:s text:c="2"/></text:span></text:span><text:span text:style-name="Police_20_par_20_défaut"><text:span text:style-name="T259">2.</text:span></text:span><text:span text:style-name="Police_20_par_20_défaut"><text:span text:style-name="T257">Zezi-pahitra na compost ihany <text:s text:c="2"/></text:span></text:span><text:span text:style-name="Police_20_par_20_défaut"><text:span text:style-name="T256">3.</text:span></text:span><text:span text:style-name="Police_20_par_20_défaut"><text:span text:style-name="T257"> Zezi-bazaha ihany <text:s text:c="2"/></text:span></text:span><text:span text:style-name="Police_20_par_20_défaut"><text:span text:style-name="T256">4.</text:span></text:span><text:span text:style-name="Police_20_par_20_défaut"><text:span text:style-name="T257"> Zezi-pahitra sy zezi-bazaha <text:s text:c="3"/></text:span></text:span><text:span text:style-name="Police_20_par_20_défaut"><text:span text:style-name="T256">5.</text:span></text:span><text:span text:style-name="Police_20_par_20_défaut"><text:span text:style-name="T257"> Natao firaofan’ny biby fiompy <text:s text:c="3"/></text:span></text:span><text:span text:style-name="Police_20_par_20_défaut"><text:span text:style-name="T256">6.</text:span></text:span><text:span text:style-name="Police_20_par_20_défaut"><text:span text:style-name="T257"> Efa nisy zezika ny voly teo aloha <text:s text:c="3"/><text:tab/><text:tab/><text:tab/></text:span></text:span></text:p>
      <text:p text:style-name="P19"><text:span text:style-name="Police_20_par_20_défaut"><text:span text:style-name="T257"><text:tab/><text:tab/><text:tab/></text:span></text:span><text:span text:style-name="Police_20_par_20_défaut"><text:span text:style-name="T256">7</text:span></text:span><text:span text:style-name="Police_20_par_20_défaut"><text:span text:style-name="T257">. Ny taninketsa ihany no nasiana zezi-bazaha (sy/na zezi-pahitra) na nalona kely t@ zezi-bazaha ny ketsa</text:span></text:span></text:p>
      <text:p text:style-name="P19"><text:span text:style-name="Police_20_par_20_défaut"><text:span text:style-name="T258">C37 Endriky ny vokatra</text:span></text:span><text:span text:style-name="Police_20_par_20_défaut"><text:span text:style-name="T257"> <text:s/>Jereo Annexe 08</text:span></text:span></text:p>
      <text:p text:style-name="P4"><text:span text:style-name="Police_20_par_20_défaut"><text:span text:style-name="T198">C4a. isan-jaton’ny namidy</text:span></text:span><text:span text:style-name="Police_20_par_20_défaut"><text:span text:style-name="T74"> : </text:span></text:span><text:span text:style-name="Police_20_par_20_défaut"><text:span text:style-name="T86">(tarehimarika / Tombatombany)</text:span></text:span></text:p>
      <text:p text:style-name="P4"><text:span text:style-name="Police_20_par_20_défaut"><text:span text:style-name="T198">C4b. Tompon’ny fanapahankevitra</text:span></text:span><text:span text:style-name="Police_20_par_20_défaut"><text:span text:style-name="T89"> : </text:span></text:span><text:span text:style-name="Police_20_par_20_défaut"><text:span text:style-name="T86">Marika olona (M1) 91. Lohantokantrano sy ny vadiny 92. Ny olona rehetra ao an-tokantrano / tsy misy olona manokana</text:span></text:span></text:p>
      <text:p text:style-name="Standard"><text:span text:style-name="Police_20_par_20_défaut"><text:span text:style-name="T198">C6d. Namidy tamin’iza</text:span></text:span><text:span text:style-name="Police_20_par_20_défaut"><text:span text:style-name="T279"> 1. Tokantrano ao @ Fokontany 2.Tsena antsinjarany eny @ manodidina 3.Mpivarotra eny @ manodidina 4. Mpanangombokatra 5.Tsena an-tanandehibe 6. Kaoperativa 7 Mpandraharaha @ fizahantany na mpizaha tany 8. Varotra mivantana t@ orinasa mpanodina 9. Hafa ______________________</text:span></text:span></text:p>
      <text:p text:style-name="P121"/>
      <text:p text:style-name="P109"/>
      <text:p text:style-name="P48"><text:span text:style-name="Police_20_par_20_défaut"><text:span text:style-name="T300">MOMBA NY ZARIDAINA HO AN’NY VOLY FIHINANA, HAZO FIHINAMBOA ARY FIOTAZANA (JP)</text:span></text:span></text:p>
      <text:p text:style-name="P99"/>
      <table:table table:name="Tableau37" table:style-name="Tableau37">
        <table:table-column table:style-name="Tableau37.A"/>
        <table:table-column table:style-name="Tableau37.B"/>
        <table:table-row table:style-name="Tableau37.1">
          <table:table-cell table:style-name="Tableau37.A1" office:value-type="string">
            <text:p text:style-name="Default"><text:span text:style-name="Police_20_par_20_défaut"><text:span text:style-name="T267">JPa</text:span></text:span><text:span text:style-name="Police_20_par_20_défaut"><text:span text:style-name="T283">- </text:span></text:span><text:span text:style-name="Police_20_par_20_défaut"><text:span text:style-name="T301">Tamin’ny PR 2024 - 2025</text:span></text:span><text:span text:style-name="Police_20_par_20_défaut"><text:span text:style-name="T302">, </text:span></text:span><text:span text:style-name="Police_20_par_20_défaut"><text:span text:style-name="T301">Nanana zaridaina ho an’ny voly fihinana ve ny tokantranonao, na nikarakara hazo fihinamboa, na nioty, voankazo, legioma tsy nambolena</text:span></text:span></text:p>
            <text:p text:style-name="Standard"><text:span text:style-name="Police_20_par_20_défaut"><text:span text:style-name="T267">1</text:span></text:span><text:span text:style-name="Police_20_par_20_défaut"><text:span text:style-name="T283">. Eny </text:span></text:span><text:span text:style-name="Police_20_par_20_défaut"><text:span text:style-name="T267">2</text:span></text:span><text:span text:style-name="Police_20_par_20_défaut"><text:span text:style-name="T283">. Tsia </text:span></text:span><text:span text:style-name="Police_20_par_20_défaut"><text:span text:style-name="T303">Raha tsia mankanesa @ CH-PH</text:span></text:span></text:p>
          </table:table-cell>
          <table:table-cell table:style-name="Tableau37.A1" office:value-type="string">
            <text:p text:style-name="tableau_20_centré_20_gras">|___|</text:p>
          </table:table-cell>
        </table:table-row>
      </table:table>
      <text:p text:style-name="Standard"/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D"/>
        <table:table-column table:style-name="Tableau38.E"/>
        <table:table-column table:style-name="Tableau38.F"/>
        <table:table-column table:style-name="Tableau38.G"/>
        <table:table-column table:style-name="Tableau38.H"/>
        <table:table-column table:style-name="Tableau38.I"/>
        <table:table-row table:style-name="Tableau38.1">
          <table:table-cell table:style-name="Tableau38.A1" office:value-type="string">
            <text:p text:style-name="P2"><text:span text:style-name="Police_20_par_20_défaut"><text:span text:style-name="T123">Tany</text:span></text:span></text:p>
          </table:table-cell>
          <table:table-cell table:style-name="Tableau38.B1" office:value-type="string">
            <text:p text:style-name="P48"><text:span text:style-name="Police_20_par_20_défaut"><text:span text:style-name="T113">Anaran’ny vokatra an-jaridaina na vokatra notazana</text:span></text:span></text:p>
          </table:table-cell>
          <table:table-cell table:style-name="Tableau38.A1" office:value-type="string">
            <text:p text:style-name="Default"><text:span text:style-name="Police_20_par_20_défaut"><text:span text:style-name="T193">JP1-</text:span></text:span><text:span text:style-name="Police_20_par_20_défaut"><text:span text:style-name="T304">Marika vokatra</text:span></text:span></text:p>
          </table:table-cell>
          <table:table-cell table:style-name="Tableau38.A1" office:value-type="string">
            <text:p text:style-name="P50"><text:span text:style-name="Police_20_par_20_défaut"><text:span text:style-name="T90">JP2-</text:span></text:span><text:span text:style-name="Police_20_par_20_défaut"><text:span text:style-name="T94">Favian’ny vokatra</text:span></text:span></text:p>
          </table:table-cell>
          <table:table-cell table:style-name="Tableau38.A1" office:value-type="string">
            <text:p text:style-name="P50"><text:span text:style-name="Police_20_par_20_défaut"><text:span text:style-name="T92">JP3-</text:span></text:span><text:span text:style-name="Police_20_par_20_défaut"><text:span text:style-name="T93">Iza no manao io fambolena na fiotazana io?</text:span></text:span></text:p>
          </table:table-cell>
          <table:table-cell table:style-name="Tableau38.A1" office:value-type="string">
            <text:p text:style-name="P50"><text:span text:style-name="Police_20_par_20_défaut"><text:span text:style-name="T90">JP4</text:span></text:span><text:span text:style-name="Police_20_par_20_défaut"><text:span text:style-name="T305">-</text:span></text:span><text:span text:style-name="Police_20_par_20_défaut"><text:span text:style-name="T123">isanjaton’ny vokatra namidy</text:span></text:span></text:p>
          </table:table-cell>
          <table:table-cell table:style-name="Tableau38.B1" office:value-type="string">
            <text:p text:style-name="Default"><text:span text:style-name="Police_20_par_20_défaut"><text:span text:style-name="T112">JP5</text:span></text:span><text:span text:style-name="Police_20_par_20_défaut"><text:span text:style-name="T306">-</text:span></text:span><text:span text:style-name="Police_20_par_20_défaut"><text:span text:style-name="T113">Vola azo tamin’ny varotra (Ar)</text:span></text:span></text:p>
          </table:table-cell>
          <table:table-cell table:style-name="Tableau38.A1" office:value-type="string">
            <text:p text:style-name="Standard"><text:span text:style-name="Police_20_par_20_défaut"><text:span text:style-name="T92">JP5d. </text:span></text:span><text:span text:style-name="Police_20_par_20_défaut"><text:span text:style-name="T198">Namidy tamin’iza</text:span></text:span></text:p>
          </table:table-cell>
          <table:table-cell table:style-name="Tableau38.B1" office:value-type="string">
            <text:p text:style-name="Standard"><text:span text:style-name="Police_20_par_20_défaut"><text:span text:style-name="T92">JP6-</text:span></text:span><text:span text:style-name="Police_20_par_20_défaut"><text:span text:style-name="T93">Volana niotazana/nijinjana</text:span></text:span></text:p>
          </table:table-cell>
        </table:table-row>
        <table:table-row table:style-name="Tableau38.2">
          <table:table-cell table:style-name="Tableau38.A2" office:value-type="string">
            <text:p text:style-name="tableau"><text:span text:style-name="Police_20_par_20_défaut"><text:span text:style-name="T307">|__|__|</text:span></text:span></text:p>
          </table:table-cell>
          <table:table-cell table:style-name="Tableau38.B2" office:value-type="string">
            <text:p text:style-name="P122"/>
          </table:table-cell>
          <table:table-cell table:style-name="Tableau38.B2" office:value-type="string">
            <text:p text:style-name="P2"><text:span text:style-name="Police_20_par_20_défaut"><text:span text:style-name="T307">|__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307">|___|</text:span></text:span></text:p>
          </table:table-cell>
          <table:table-cell table:style-name="Tableau38.B2" office:value-type="string">
            <text:p text:style-name="P2"><text:span text:style-name="Police_20_par_20_défaut"><text:span text:style-name="T307">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307">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307">|__|__|__|__|__|__|__|</text:span></text:span></text:p>
          </table:table-cell>
          <table:table-cell table:style-name="Tableau38.B2" office:value-type="string">
            <text:p text:style-name="tableau"><text:span text:style-name="Police_20_par_20_défaut"><text:span text:style-name="T307">|__|__|</text:span></text:span></text:p>
          </table:table-cell>
          <table:table-cell table:style-name="Tableau38.B2" office:value-type="string">
            <text:p text:style-name="tableau"><text:span text:style-name="Police_20_par_20_défaut"><text:span text:style-name="T79">10 <text:s/>11 <text:s/>12 <text:s/>1 <text:s/>2 <text:s/>3 <text:s/>4 <text:s/>5 <text:s/></text:span></text:span>6 <text:s/>7 <text:s/>8 <text:s/>9</text:p>
          </table:table-cell>
        </table:table-row>
        <table:table-row table:style-name="Tableau38.3">
          <table:table-cell table:style-name="Tableau38.A2" office:value-type="string">
            <text:p text:style-name="tableau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tableau"/>
          </table:table-cell>
          <table:table-cell table:style-name="Tableau38.C3" office:value-type="string">
            <text:p text:style-name="P2"><text:span text:style-name="Police_20_par_20_défaut"><text:span text:style-name="T232">|__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__|__|__|__|__|</text:span></text:span></text:p>
          </table:table-cell>
          <table:table-cell table:style-name="Tableau38.B2" office:value-type="string">
            <text:p text:style-name="tableau"><text:span text:style-name="Police_20_par_20_défaut"><text:span text:style-name="T307">|__|__|</text:span></text:span></text:p>
          </table:table-cell>
          <table:table-cell table:style-name="Tableau38.B2" office:value-type="string">
            <text:p text:style-name="tableau">10 <text:s/>11 <text:s/>12 <text:s/>1 <text:s/>2 <text:s/>3 <text:s/>4 <text:s/>5 <text:s/>6 <text:s/>7 <text:s/>8 <text:s/>9</text:p>
          </table:table-cell>
        </table:table-row>
        <table:table-row table:style-name="Tableau38.4">
          <table:table-cell table:style-name="Tableau38.A2" office:value-type="string">
            <text:p text:style-name="tableau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tableau"/>
          </table:table-cell>
          <table:table-cell table:style-name="Tableau38.C3" office:value-type="string">
            <text:p text:style-name="P2"><text:span text:style-name="Police_20_par_20_défaut"><text:span text:style-name="T232">|__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__|__|__|__|__|</text:span></text:span></text:p>
          </table:table-cell>
          <table:table-cell table:style-name="Tableau38.B2" office:value-type="string">
            <text:p text:style-name="tableau"><text:span text:style-name="Police_20_par_20_défaut"><text:span text:style-name="T307">|__|__|</text:span></text:span></text:p>
          </table:table-cell>
          <table:table-cell table:style-name="Tableau38.B2" office:value-type="string">
            <text:p text:style-name="tableau">10 <text:s/>11 <text:s/>12 <text:s/>1 <text:s/>2 <text:s/>3 <text:s/>4 <text:s/>5 <text:s/>6 <text:s/>7 <text:s/>8 <text:s/>9</text:p>
          </table:table-cell>
        </table:table-row>
        <table:table-row table:style-name="Tableau38.5">
          <table:table-cell table:style-name="Tableau38.A2" office:value-type="string">
            <text:p text:style-name="tableau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tableau"/>
          </table:table-cell>
          <table:table-cell table:style-name="Tableau38.C3" office:value-type="string">
            <text:p text:style-name="P2"><text:span text:style-name="Police_20_par_20_défaut"><text:span text:style-name="T232">|__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__|__|__|__|__|</text:span></text:span></text:p>
          </table:table-cell>
          <table:table-cell table:style-name="Tableau38.B2" office:value-type="string">
            <text:p text:style-name="tableau"><text:span text:style-name="Police_20_par_20_défaut"><text:span text:style-name="T307">|__|__|</text:span></text:span></text:p>
          </table:table-cell>
          <table:table-cell table:style-name="Tableau38.B2" office:value-type="string">
            <text:p text:style-name="tableau">10 <text:s/>11 <text:s/>12 <text:s/>1 <text:s/>2 <text:s/>3 <text:s/>4 <text:s/>5 <text:s/>6 <text:s/>7 <text:s/>8 <text:s/>9</text:p>
          </table:table-cell>
        </table:table-row>
        <table:table-row table:style-name="Tableau38.6">
          <table:table-cell table:style-name="Tableau38.A2" office:value-type="string">
            <text:p text:style-name="tableau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tableau"/>
          </table:table-cell>
          <table:table-cell table:style-name="Tableau38.C3" office:value-type="string">
            <text:p text:style-name="P2"><text:span text:style-name="Police_20_par_20_défaut"><text:span text:style-name="T232">|__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</text:span></text:span></text:p>
          </table:table-cell>
          <table:table-cell table:style-name="Tableau38.B2" office:value-type="string">
            <text:p text:style-name="P2"><text:span text:style-name="Police_20_par_20_défaut"><text:span text:style-name="T232">|__|__|__|__|__|__|__|</text:span></text:span></text:p>
          </table:table-cell>
          <table:table-cell table:style-name="Tableau38.B2" office:value-type="string">
            <text:p text:style-name="tableau"><text:span text:style-name="Police_20_par_20_défaut"><text:span text:style-name="T307">|__|__|</text:span></text:span></text:p>
          </table:table-cell>
          <table:table-cell table:style-name="Tableau38.B2" office:value-type="string">
            <text:p text:style-name="tableau">10 <text:s/>11 <text:s/>12 <text:s/>1 <text:s/>2 <text:s/>3 <text:s/>4 <text:s/>5 <text:s/>6 <text:s/>7 <text:s/>8 <text:s/>9</text:p>
          </table:table-cell>
        </table:table-row>
      </table:table>
      <text:p text:style-name="P93"/>
      <text:p text:style-name="P123"><text:span text:style-name="Police_20_par_20_défaut"><text:span text:style-name="T308">JP1Marika vokatra</text:span></text:span><text:span text:style-name="Police_20_par_20_défaut"><text:span text:style-name="T309"> : Annexe 7</text:span></text:span></text:p>
      <text:p text:style-name="P123"><text:span text:style-name="Police_20_par_20_défaut"><text:span text:style-name="T310">JP2. Fiavian’ny vokatra:</text:span></text:span><text:span text:style-name="Police_20_par_20_défaut"><text:span text:style-name="T311"> </text:span></text:span><text:span text:style-name="Police_20_par_20_défaut"><text:span text:style-name="T312">1. Zaridaina ho an’ny voly fihinana 2. Hazo teo @tanin’ny tokantrano 3. Notazana tany an-tsaha (tsy misy tompony) any anatin’ny faritra <text:s/>arovana </text:span></text:span><text:span text:style-name="Police_20_par_20_défaut"><text:span text:style-name="T311"><text:s/></text:span></text:span><text:span text:style-name="Police_20_par_20_défaut"><text:span text:style-name="T312">4. Notazana tany an-tsaha (tsy misy tompony) ivelan’ny faritra </text:span></text:span><text:span text:style-name="Police_20_par_20_défaut"><text:span text:style-name="T313"><text:s/></text:span></text:span><text:span text:style-name="Police_20_par_20_défaut"><text:span text:style-name="T312">arovana </text:span></text:span><text:span text:style-name="Police_20_par_20_défaut"><text:span text:style-name="T311"><text:s/></text:span></text:span></text:p>
      <text:p text:style-name="P123"><text:span text:style-name="Police_20_par_20_défaut"><text:span text:style-name="T310">JP3. Ny manao io fambolena io/Ny tomponkevitra @famarotana</text:span></text:span><text:span text:style-name="Police_20_par_20_défaut"><text:span text:style-name="T311"> :</text:span></text:span><text:span text:style-name="Police_20_par_20_défaut"><text:span text:style-name="T312"> Marika Olona M1 – 91 : Ny loahan-tokantrano sy ny vadiny - 92 : Ny mpikambana rehetra ao an-tokantrano na olona hafa manokana</text:span></text:span></text:p>
      <text:p text:style-name="P124"><text:span text:style-name="Police_20_par_20_défaut"><text:span text:style-name="T195">JP4. Isan-jaton’ny namidy</text:span></text:span><text:span text:style-name="Police_20_par_20_défaut"><text:span text:style-name="T196"> (%) </text:span></text:span><text:span text:style-name="Police_20_par_20_défaut"><text:span text:style-name="T314">:</text:span></text:span><text:span text:style-name="Police_20_par_20_défaut"><text:span text:style-name="T315"> <text:s/></text:span></text:span><text:span text:style-name="Police_20_par_20_défaut"><text:span text:style-name="T316">ampahafolony = 10, ampahadiminy = 20, ampahaefany = 25, ampahatelony = 33, antsasany = 50, roa ampahatelony ( androan-tokony) = 66, telo ampahaefany = 75</text:span></text:span></text:p>
      <text:p text:style-name="P124"><text:span text:style-name="Police_20_par_20_défaut"><text:span text:style-name="T314">JP5d. Nivarotana": </text:span></text:span><text:span text:style-name="Police_20_par_20_défaut"><text:span text:style-name="T315"><text:s text:c="2"/>1. Namidy tami’ny mpajifa teo ami</text:span></text:span><text:span text:style-name="Police_20_par_20_défaut"><text:span text:style-name="T317">n</text:span></text:span><text:span text:style-name="Police_20_par_20_défaut"><text:span text:style-name="T315">’y fokontany <text:s text:c="5"/>2Teny ami</text:span></text:span><text:span text:style-name="Police_20_par_20_défaut"><text:span text:style-name="T317">n</text:span></text:span><text:span text:style-name="Police_20_par_20_défaut"><text:span text:style-name="T315">’ny tsena mpninjara manodidina <text:s text:c="5"/>3. Mpivarotra manodidina <text:s text:c="7"/>4. Collecteur <text:s/>5. Tsen</text:span></text:span><text:span text:style-name="Police_20_par_20_défaut"><text:span text:style-name="T317">a</text:span></text:span><text:span text:style-name="Police_20_par_20_défaut"><text:span text:style-name="T315"> teny an-tanan-dehibe <text:s text:c="5"/>6 Kaoperativ</text:span></text:span><text:span text:style-name="Police_20_par_20_défaut"><text:span text:style-name="T317">a</text:span></text:span><text:span text:style-name="Police_20_par_20_défaut"><text:span text:style-name="T318"> <text:s/></text:span></text:span><text:span text:style-name="Police_20_par_20_défaut"><text:span text:style-name="T196"><text:s/>7. </text:span></text:span><text:span text:style-name="Police_20_par_20_défaut"><text:span text:style-name="T197">Namidy mivantana tamin’ireo mpizahatany</text:span></text:span></text:p>
      <text:p text:style-name="P2"><text:span text:style-name="Police_20_par_20_défaut"><text:span text:style-name="T319">MOMBA NY FIHAZANA SY FANJONOANA (CHPH)</text:span></text:span></text:p>
      <table:table table:name="Tableau39" table:style-name="Tableau39">
        <table:table-column table:style-name="Tableau39.A"/>
        <table:table-column table:style-name="Tableau39.B"/>
        <table:table-row table:style-name="Tableau39.1">
          <table:table-cell table:style-name="Tableau39.A1" office:value-type="string">
            <text:p text:style-name="Standard"><text:span text:style-name="Police_20_par_20_défaut"><text:span text:style-name="T319">CHa.</text:span></text:span><text:span text:style-name="Police_20_par_20_défaut"><text:span text:style-name="T220"> </text:span></text:span><text:span text:style-name="Police_20_par_20_défaut"><text:span text:style-name="T109">Tamin’ny PR 2025, Nihaza na niremby na nanjono ve ny tokantrano? <text:tab/><text:tab/></text:span></text:span><text:span text:style-name="Police_20_par_20_défaut"><text:span text:style-name="T92">1</text:span></text:span><text:span text:style-name="Police_20_par_20_défaut"><text:span text:style-name="T109">. Eny </text:span></text:span><text:span text:style-name="Police_20_par_20_défaut"><text:span text:style-name="T92">2</text:span></text:span><text:span text:style-name="Police_20_par_20_défaut"><text:span text:style-name="T109">. <text:tab/></text:span></text:span><text:span text:style-name="Police_20_par_20_défaut"><text:span text:style-name="T123">Tsia <text:tab/></text:span></text:span><text:span text:style-name="Police_20_par_20_défaut"><text:span text:style-name="T320">Raha tsia, mankanesa <text:s/>EF</text:span></text:span></text:p>
          </table:table-cell>
          <table:table-cell table:style-name="Tableau39.B1" office:value-type="string">
            <text:p text:style-name="P2"><text:span text:style-name="Police_20_par_20_défaut"><text:span text:style-name="T212">|___|</text:span></text:span></text:p>
          </table:table-cell>
        </table:table-row>
      </table:table>
      <text:p text:style-name="P124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column table:style-name="Tableau40.D"/>
        <table:table-column table:style-name="Tableau40.E"/>
        <table:table-column table:style-name="Tableau40.F"/>
        <table:table-column table:style-name="Tableau40.G"/>
        <table:table-column table:style-name="Tableau40.H"/>
        <table:table-row table:style-name="Tableau40.1">
          <table:table-cell table:style-name="Tableau40.A1" office:value-type="string">
            <text:p text:style-name="P2"/>
          </table:table-cell>
          <table:table-cell table:style-name="Tableau40.B1" office:value-type="string">
            <text:p text:style-name="P2"><text:span text:style-name="Police_20_par_20_défaut"><text:span text:style-name="T94">Karazam-biby nohazaina / Nojonina</text:span></text:span></text:p>
          </table:table-cell>
          <table:table-cell table:style-name="Tableau40.B1" office:value-type="string">
            <text:p text:style-name="P48"><text:span text:style-name="Police_20_par_20_défaut"><text:span text:style-name="T114">CHPb-</text:span></text:span><text:span text:style-name="Police_20_par_20_défaut"><text:span text:style-name="T321">Iza no manao io fitrandrahana </text:span></text:span><text:span text:style-name="Police_20_par_20_défaut"><text:span text:style-name="T114">io ?</text:span></text:span></text:p>
          </table:table-cell>
          <table:table-cell table:style-name="Tableau40.B1" office:value-type="string">
            <text:p text:style-name="P2"><text:span text:style-name="Police_20_par_20_défaut"><text:span text:style-name="T90">CH2. </text:span></text:span><text:span text:style-name="Police_20_par_20_défaut"><text:span text:style-name="T94">Fihavian’ny haza</text:span></text:span></text:p>
          </table:table-cell>
          <table:table-cell table:style-name="Tableau40.B1" office:value-type="string">
            <text:p text:style-name="P2"><text:span text:style-name="Police_20_par_20_défaut"><text:span text:style-name="T90">CH3. </text:span></text:span><text:span text:style-name="Police_20_par_20_défaut"><text:span text:style-name="T94">Fatetehan’ny fihaazna?</text:span></text:span></text:p>
          </table:table-cell>
          <table:table-cell table:style-name="Tableau40.B1" office:value-type="string">
            <text:p text:style-name="P2"><text:span text:style-name="Police_20_par_20_défaut"><text:span text:style-name="T90">CH4</text:span></text:span><text:span text:style-name="Police_20_par_20_défaut"><text:span text:style-name="T94">. Isan’ny biby nohazaina</text:span></text:span></text:p>
          </table:table-cell>
          <table:table-cell table:style-name="Tableau40.B1" office:value-type="string">
            <text:p text:style-name="P2"><text:span text:style-name="Police_20_par_20_défaut"><text:span text:style-name="T90">CH5. </text:span></text:span><text:span text:style-name="Police_20_par_20_défaut"><text:span text:style-name="T94">Antony nihazana</text:span></text:span></text:p>
          </table:table-cell>
          <table:table-cell table:style-name="Tableau40.B1" office:value-type="string">
            <text:p text:style-name="P2"><text:span text:style-name="Police_20_par_20_défaut"><text:span text:style-name="T90">CH6.</text:span></text:span><text:span text:style-name="Police_20_par_20_défaut"><text:span text:style-name="T123"> Volana nihazana</text:span></text:span></text:p>
          </table:table-cell>
        </table:table-row>
        <table:table-row table:style-name="Tableau40.2">
          <table:table-cell table:style-name="Tableau40.A2" office:value-type="string">
            <text:p text:style-name="P111"><text:span text:style-name="Police_20_par_20_défaut"><text:span text:style-name="T123">1</text:span></text:span></text:p>
          </table:table-cell>
          <table:table-cell table:style-name="Tableau40.B2" office:value-type="string">
            <text:p text:style-name="P125"/>
          </table:table-cell>
          <table:table-cell table:style-name="Tableau40.B2" office:value-type="string">
            <text:p text:style-name="P2"><text:span text:style-name="Police_20_par_20_défaut"><text:span text:style-name="T123">|__|__| <text:s/>|__|__|</text:span></text:span></text:p>
          </table:table-cell>
          <table:table-cell table:style-name="Tableau40.D2" office:value-type="string">
            <text:p text:style-name="P2"><text:span text:style-name="Police_20_par_20_défaut"><text:span text:style-name="T123">|___|</text:span></text:span></text:p>
          </table:table-cell>
          <table:table-cell table:style-name="Tableau40.E2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0.F2" office:value-type="string">
            <text:p text:style-name="P2"><text:span text:style-name="Police_20_par_20_défaut"><text:span text:style-name="T123">|___|___|___|</text:span></text:span></text:p>
          </table:table-cell>
          <table:table-cell table:style-name="Tableau40.G2" office:value-type="string">
            <text:p text:style-name="P2"><text:span text:style-name="Police_20_par_20_défaut"><text:span text:style-name="T123">|___|</text:span></text:span></text:p>
          </table:table-cell>
          <table:table-cell table:style-name="Tableau40.H2" office:value-type="string">
            <text:p text:style-name="P2"><text:span text:style-name="Police_20_par_20_défaut"><text:span text:style-name="T123">10 <text:s/>11 <text:s/>12 <text:s/>1 <text:s/>2 <text:s/>3 <text:s/>4 <text:s/>5 <text:s/>6 <text:s/>7 <text:s/>8 <text:s/>9</text:span></text:span></text:p>
          </table:table-cell>
        </table:table-row>
        <table:table-row table:style-name="Tableau40.3">
          <table:table-cell table:style-name="Tableau40.A2" office:value-type="string">
            <text:p text:style-name="P111"><text:span text:style-name="Police_20_par_20_défaut"><text:span text:style-name="T123">2</text:span></text:span></text:p>
          </table:table-cell>
          <table:table-cell table:style-name="Tableau40.B2" office:value-type="string">
            <text:p text:style-name="P125"/>
          </table:table-cell>
          <table:table-cell table:style-name="Tableau40.C3" office:value-type="string">
            <text:p text:style-name="P2"><text:span text:style-name="Police_20_par_20_défaut"><text:span text:style-name="T123">|__|__| <text:s/>|__|__|</text:span></text:span></text:p>
          </table:table-cell>
          <table:table-cell table:style-name="Tableau40.D3" office:value-type="string">
            <text:p text:style-name="P2"><text:span text:style-name="Police_20_par_20_défaut"><text:span text:style-name="T123">|___|</text:span></text:span></text:p>
          </table:table-cell>
          <table:table-cell table:style-name="Tableau40.E3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0.F3" office:value-type="string">
            <text:p text:style-name="P2"><text:span text:style-name="Police_20_par_20_défaut"><text:span text:style-name="T123">|___|___|___|</text:span></text:span></text:p>
          </table:table-cell>
          <table:table-cell table:style-name="Tableau40.G3" office:value-type="string">
            <text:p text:style-name="P2"><text:span text:style-name="Police_20_par_20_défaut"><text:span text:style-name="T123">|___|</text:span></text:span></text:p>
          </table:table-cell>
          <table:table-cell table:style-name="Tableau40.H3" office:value-type="string">
            <text:p text:style-name="P2"><text:span text:style-name="Police_20_par_20_défaut"><text:span text:style-name="T123">10 <text:s/>11 <text:s/>12 <text:s/>1 <text:s/>2 <text:s/>3 <text:s/>4 <text:s/>5 <text:s/>6 <text:s/>7 <text:s/>8 <text:s/>9</text:span></text:span></text:p>
          </table:table-cell>
        </table:table-row>
        <table:table-row table:style-name="Tableau40.4">
          <table:table-cell table:style-name="Tableau40.A2" office:value-type="string">
            <text:p text:style-name="P111"><text:span text:style-name="Police_20_par_20_défaut"><text:span text:style-name="T123">3</text:span></text:span></text:p>
          </table:table-cell>
          <table:table-cell table:style-name="Tableau40.B2" office:value-type="string">
            <text:p text:style-name="P125"/>
          </table:table-cell>
          <table:table-cell table:style-name="Tableau40.C4" office:value-type="string">
            <text:p text:style-name="P2"><text:span text:style-name="Police_20_par_20_défaut"><text:span text:style-name="T123">|__|__| <text:s/>|__|__|</text:span></text:span></text:p>
          </table:table-cell>
          <table:table-cell table:style-name="Tableau40.D4" office:value-type="string">
            <text:p text:style-name="P2"><text:span text:style-name="Police_20_par_20_défaut"><text:span text:style-name="T123">|___|</text:span></text:span></text:p>
          </table:table-cell>
          <table:table-cell table:style-name="Tableau40.E4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0.F4" office:value-type="string">
            <text:p text:style-name="P2"><text:span text:style-name="Police_20_par_20_défaut"><text:span text:style-name="T123">|___|___|___|</text:span></text:span></text:p>
          </table:table-cell>
          <table:table-cell table:style-name="Tableau40.G4" office:value-type="string">
            <text:p text:style-name="P2"><text:span text:style-name="Police_20_par_20_défaut"><text:span text:style-name="T123">|___|</text:span></text:span></text:p>
          </table:table-cell>
          <table:table-cell table:style-name="Tableau40.H4" office:value-type="string">
            <text:p text:style-name="P2"><text:span text:style-name="Police_20_par_20_défaut"><text:span text:style-name="T123">10 <text:s/>11 <text:s/>12 <text:s/>1 <text:s/>2 <text:s/>3 <text:s/>4 <text:s/>5 <text:s/>6 <text:s/>7 <text:s/>8 <text:s/>9</text:span></text:span></text:p>
          </table:table-cell>
        </table:table-row>
        <table:table-row table:style-name="Tableau40.5">
          <table:table-cell table:style-name="Tableau40.A2" office:value-type="string">
            <text:p text:style-name="P111"><text:span text:style-name="Police_20_par_20_défaut"><text:span text:style-name="T123">4</text:span></text:span></text:p>
          </table:table-cell>
          <table:table-cell table:style-name="Tableau40.B2" office:value-type="string">
            <text:p text:style-name="P125"/>
          </table:table-cell>
          <table:table-cell table:style-name="Tableau40.C5" office:value-type="string">
            <text:p text:style-name="P2"><text:span text:style-name="Police_20_par_20_défaut"><text:span text:style-name="T123">|__|__| <text:s/>|__|__|</text:span></text:span></text:p>
          </table:table-cell>
          <table:table-cell table:style-name="Tableau40.D5" office:value-type="string">
            <text:p text:style-name="P2"><text:span text:style-name="Police_20_par_20_défaut"><text:span text:style-name="T123">|___|</text:span></text:span></text:p>
          </table:table-cell>
          <table:table-cell table:style-name="Tableau40.E5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0.F5" office:value-type="string">
            <text:p text:style-name="P2"><text:span text:style-name="Police_20_par_20_défaut"><text:span text:style-name="T123">|___|___|___|</text:span></text:span></text:p>
          </table:table-cell>
          <table:table-cell table:style-name="Tableau40.G5" office:value-type="string">
            <text:p text:style-name="P2"><text:span text:style-name="Police_20_par_20_défaut"><text:span text:style-name="T123">|___|</text:span></text:span></text:p>
          </table:table-cell>
          <table:table-cell table:style-name="Tableau40.H5" office:value-type="string">
            <text:p text:style-name="P2"><text:span text:style-name="Police_20_par_20_défaut"><text:span text:style-name="T123">10 <text:s/>11 <text:s/>12 <text:s/>1 <text:s/>2 <text:s/>3 <text:s/>4 <text:s/>5 <text:s/>6 <text:s/>7 <text:s/>8 <text:s/>9</text:span></text:span></text:p>
          </table:table-cell>
        </table:table-row>
        <table:table-row table:style-name="Tableau40.6">
          <table:table-cell table:style-name="Tableau40.A2" office:value-type="string">
            <text:p text:style-name="P111"><text:span text:style-name="Police_20_par_20_défaut"><text:span text:style-name="T123">5</text:span></text:span></text:p>
          </table:table-cell>
          <table:table-cell table:style-name="Tableau40.B2" office:value-type="string">
            <text:p text:style-name="P125"/>
          </table:table-cell>
          <table:table-cell table:style-name="Tableau40.C6" office:value-type="string">
            <text:p text:style-name="P2"><text:span text:style-name="Police_20_par_20_défaut"><text:span text:style-name="T123">|__|__| <text:s/>|__|__|</text:span></text:span></text:p>
          </table:table-cell>
          <table:table-cell table:style-name="Tableau40.D6" office:value-type="string">
            <text:p text:style-name="P2"><text:span text:style-name="Police_20_par_20_défaut"><text:span text:style-name="T123">|___|</text:span></text:span></text:p>
          </table:table-cell>
          <table:table-cell table:style-name="Tableau40.E6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0.F6" office:value-type="string">
            <text:p text:style-name="P2"><text:span text:style-name="Police_20_par_20_défaut"><text:span text:style-name="T123">|___|___|___|</text:span></text:span></text:p>
          </table:table-cell>
          <table:table-cell table:style-name="Tableau40.G6" office:value-type="string">
            <text:p text:style-name="P2"><text:span text:style-name="Police_20_par_20_défaut"><text:span text:style-name="T123">|___|</text:span></text:span></text:p>
          </table:table-cell>
          <table:table-cell table:style-name="Tableau40.H6" office:value-type="string">
            <text:p text:style-name="P2"><text:span text:style-name="Police_20_par_20_défaut"><text:span text:style-name="T123">10 <text:s/>11 <text:s/>12 <text:s/>1 <text:s/>2 <text:s/>3 <text:s/>4 <text:s/>5 <text:s/>6 <text:s/>7 <text:s/>8 <text:s/>9</text:span></text:span></text:p>
          </table:table-cell>
        </table:table-row>
      </table:table>
      <text:p text:style-name="P126"><text:span text:style-name="Police_20_par_20_défaut"><text:span text:style-name="T204">Karazany </text:span></text:span><text:span text:style-name="Police_20_par_20_défaut"><text:span text:style-name="T202"><text:s/>(Izay lazain’ny mpamaly)</text:span></text:span></text:p>
      <text:p text:style-name="P127"><text:span text:style-name="Police_20_par_20_défaut"><text:span text:style-name="T322">CHPb.</text:span></text:span><text:span text:style-name="Police_20_par_20_défaut"><text:span text:style-name="T323"> Ny manao io Jono io/Ny tomponkevitra @famarotana</text:span></text:span><text:span text:style-name="Police_20_par_20_défaut"><text:span text:style-name="T309"> :</text:span></text:span><text:span text:style-name="Police_20_par_20_défaut"><text:span text:style-name="T324"> Marika Olona M1 – 91 : Ny loahan-tokantrano sy ny vadiny - 92 : Ny mpikambana rehetra ao an-tokantrano na olona hafa manokana</text:span></text:span></text:p>
      <text:p text:style-name="P124"><text:span text:style-name="Police_20_par_20_défaut"><text:span text:style-name="T195">CH2. Fihaviany:</text:span></text:span><text:span text:style-name="Police_20_par_20_défaut"><text:span text:style-name="T197"> <text:s/></text:span></text:span><text:span text:style-name="Police_20_par_20_défaut"><text:span text:style-name="T196"><text:s/></text:span></text:span><text:span text:style-name="Police_20_par_20_défaut"><text:span text:style-name="T279">1-Tao antin’ny faritra <text:s/>arovana <text:tab/>2. Ivelan’ny faritra <text:s/>arovana <text:tab/>3. Anatiny sy ivelan’ny FARITRA AROVANA</text:span></text:span><text:span text:style-name="Police_20_par_20_défaut"><text:span text:style-name="T197"><text:line-break/></text:span></text:span><text:span text:style-name="Police_20_par_20_défaut"><text:span text:style-name="T195">CH3. Fatetehana:</text:span></text:span><text:span text:style-name="Police_20_par_20_défaut"><text:span text:style-name="T197"> </text:span></text:span><text:span text:style-name="Police_20_par_20_défaut"><text:span text:style-name="T279">1. andro <text:tab/>2. Herinandro<text:tab/>3 . Tapabolana <text:tab/>4. Volana <text:s/><text:tab/>5. Roa volana<text:tab/> 6. Enimbolana 7. Taona</text:span></text:span><text:span text:style-name="Police_20_par_20_défaut"><text:span text:style-name="T197"><text:line-break/></text:span></text:span><text:span text:style-name="Police_20_par_20_défaut"><text:span text:style-name="T195">CH5. Antony :</text:span></text:span><text:span text:style-name="Police_20_par_20_défaut"><text:span text:style-name="T197"> </text:span></text:span><text:span text:style-name="Police_20_par_20_défaut"><text:span text:style-name="T279">1. Sakafo <text:s/>2. Ady amin’ny biby mpanimba voly 3. Varotra 4. Fomban-drazana 5. Hafa : ___________</text:span></text:span><text:span text:style-name="Police_20_par_20_défaut"><text:span text:style-name="T197"><text:line-break/></text:span></text:span><text:span text:style-name="Police_20_par_20_défaut"><text:span text:style-name="T195">Isan-jaton’ny namidy</text:span></text:span><text:span text:style-name="Police_20_par_20_défaut"><text:span text:style-name="T196"> (%) </text:span></text:span><text:span text:style-name="Police_20_par_20_défaut"><text:span text:style-name="T314">:</text:span></text:span><text:span text:style-name="Police_20_par_20_défaut"><text:span text:style-name="T315"> <text:s/></text:span></text:span><text:span text:style-name="Police_20_par_20_défaut"><text:span text:style-name="T316">ampahafolony = 10, ampahadiminy = 20, ampahaefany = 25, ampahatelony = 33, antsasany = 50, roa ampahatelony ( androan-tokony) = 66, telo ampahaefany = 75</text:span></text:span></text:p>
      <table:table table:name="Tableau41" table:style-name="Tableau41">
        <table:table-column table:style-name="Tableau41.A"/>
        <table:table-column table:style-name="Tableau41.B"/>
        <table:table-row table:style-name="Tableau41.1">
          <table:table-cell table:style-name="Tableau41.A1" office:value-type="string">
            <text:p text:style-name="Standard"><text:span text:style-name="Police_20_par_20_défaut"><text:span text:style-name="T92">CHb. </text:span></text:span><text:span text:style-name="Police_20_par_20_défaut"><text:span text:style-name="T109">Fitambaran’ny vola azo tamin’ny fivarotana haza sy jono <text:s/>nandritry ny <text:s/>PR 2024-2025</text:span></text:span><text:span text:style-name="Police_20_par_20_défaut"><text:span text:style-name="T93"> ?</text:span></text:span></text:p>
          </table:table-cell>
          <table:table-cell table:style-name="Tableau41.A1" office:value-type="string">
            <text:p text:style-name="P2"><text:span text:style-name="Police_20_par_20_défaut"><text:span text:style-name="T291">|___</text:span></text:span><text:span text:style-name="Police_20_par_20_défaut"><text:span text:style-name="T123">|___|___|___|___|___|</text:span></text:span></text:p>
          </table:table-cell>
        </table:table-row>
      </table:table>
      <text:p text:style-name="P48"><text:span text:style-name="Police_20_par_20_défaut"><text:span text:style-name="T138">MOMBA NY FITRANDRAHANA ALA – SARIBAO (EF)</text:span></text:span></text:p>
      <table:table table:name="Tableau42" table:style-name="Tableau42">
        <table:table-column table:style-name="Tableau42.A"/>
        <table:table-column table:style-name="Tableau42.B"/>
        <table:table-row table:style-name="Tableau42.1">
          <table:table-cell table:style-name="Tableau42.A1" office:value-type="string">
            <text:p text:style-name="Standard"><text:span text:style-name="Police_20_par_20_défaut"><text:span text:style-name="T13">EFa.</text:span></text:span><text:span text:style-name="Police_20_par_20_défaut"><text:span text:style-name="T14"> </text:span></text:span><text:span text:style-name="Police_20_par_20_défaut"><text:span text:style-name="T109">naka kitay (fandrehitry ) na nanao saribao ve ny tokantranonareo <text:s/>tamin’ny PR 2024- 2025? </text:span></text:span><text:span text:style-name="Police_20_par_20_défaut"><text:span text:style-name="T92">1</text:span></text:span><text:span text:style-name="Police_20_par_20_défaut"><text:span text:style-name="T109">. Eny </text:span></text:span><text:span text:style-name="Police_20_par_20_défaut"><text:span text:style-name="T92">2</text:span></text:span><text:span text:style-name="Police_20_par_20_défaut"><text:span text:style-name="T109">. Tsia<text:tab/><text:tab/><text:tab/> </text:span></text:span><text:span text:style-name="Police_20_par_20_défaut"><text:span text:style-name="T130">Raha Tsia, mankanesa <text:s/>EL2</text:span></text:span></text:p>
          </table:table-cell>
          <table:table-cell table:style-name="Tableau42.B1" office:value-type="string">
            <text:p text:style-name="P2"><text:span text:style-name="Police_20_par_20_défaut"><text:span text:style-name="T12">|___|</text:span></text:span></text:p>
          </table:table-cell>
        </table:table-row>
      </table:table>
      <text:p text:style-name="Standard"/>
      <table:table table:name="Tableau43" table:style-name="Tableau43">
        <table:table-column table:style-name="Tableau43.A"/>
        <table:table-column table:style-name="Tableau43.B"/>
        <table:table-column table:style-name="Tableau43.C"/>
        <table:table-column table:style-name="Tableau43.D"/>
        <table:table-column table:style-name="Tableau43.C"/>
        <table:table-column table:style-name="Tableau43.F"/>
        <table:table-column table:style-name="Tableau43.G"/>
        <table:table-row table:style-name="Tableau43.1">
          <table:table-cell table:style-name="Tableau43.A1" office:value-type="string">
            <text:p text:style-name="P128"/>
          </table:table-cell>
          <table:table-cell table:style-name="Tableau43.A1" office:value-type="string">
            <text:p text:style-name="P2"><text:span text:style-name="Police_20_par_20_défaut"><text:span text:style-name="T123">Anaran’ny zavatra notrandrahana</text:span></text:span></text:p>
          </table:table-cell>
          <table:table-cell table:style-name="Tableau43.A1" office:value-type="string">
            <text:p text:style-name="P2"><text:span text:style-name="Police_20_par_20_défaut"><text:span text:style-name="T98">EFb1-</text:span></text:span><text:span text:style-name="Police_20_par_20_défaut"><text:span text:style-name="T118">Iza no manao io fitrandrahana io ?</text:span></text:span></text:p>
          </table:table-cell>
          <table:table-cell table:style-name="Tableau43.A1" office:value-type="string">
            <text:p text:style-name="P2"><text:span text:style-name="Police_20_par_20_défaut"><text:span text:style-name="T3">EFb2. </text:span></text:span><text:span text:style-name="Police_20_par_20_défaut"><text:span text:style-name="T38">Fihaviany</text:span></text:span></text:p>
          </table:table-cell>
          <table:table-cell table:style-name="Tableau43.A1" office:value-type="string">
            <text:p text:style-name="P2"><text:span text:style-name="Police_20_par_20_défaut"><text:span text:style-name="T90">EFc</text:span></text:span><text:span text:style-name="Police_20_par_20_défaut"><text:span text:style-name="T123">-isanjaton’ny namidy</text:span></text:span></text:p>
          </table:table-cell>
          <table:table-cell table:style-name="Tableau43.A1" office:value-type="string">
            <text:p text:style-name="P2"><text:span text:style-name="Police_20_par_20_défaut"><text:span text:style-name="T92">EFd</text:span></text:span><text:span text:style-name="Police_20_par_20_défaut"><text:span text:style-name="T109">-Vola azo tamin’ny varotra (Ar)</text:span></text:span></text:p>
          </table:table-cell>
          <table:table-cell table:style-name="Tableau43.A1" office:value-type="string">
            <text:p text:style-name="P2"><text:span text:style-name="Police_20_par_20_défaut"><text:span text:style-name="T90">EFe-</text:span></text:span><text:span text:style-name="Police_20_par_20_défaut"><text:span text:style-name="T94">Volana niasana/nitrandrahana</text:span></text:span></text:p>
          </table:table-cell>
        </table:table-row>
        <table:table-row table:style-name="Tableau43.2">
          <table:table-cell table:style-name="Tableau43.A1" office:value-type="string">
            <text:p text:style-name="P2"><text:span text:style-name="Police_20_par_20_défaut"><text:span text:style-name="T95">1</text:span></text:span></text:p>
          </table:table-cell>
          <table:table-cell table:style-name="Tableau43.A1" office:value-type="string">
            <text:p text:style-name="Default"><text:span text:style-name="Police_20_par_20_défaut"><text:span text:style-name="T116">Saribao</text:span></text:span></text:p>
          </table:table-cell>
          <table:table-cell table:style-name="Tableau43.A1" office:value-type="string">
            <text:p text:style-name="P2"><text:span text:style-name="Police_20_par_20_défaut"><text:span text:style-name="T123">|__|__| |__|__|</text:span></text:span></text:p>
          </table:table-cell>
          <table:table-cell table:style-name="Tableau43.A1" office:value-type="string">
            <text:p text:style-name="P2"><text:span text:style-name="Police_20_par_20_défaut"><text:span text:style-name="T91">|___|</text:span></text:span></text:p>
          </table:table-cell>
          <table:table-cell table:style-name="Tableau43.A1" office:value-type="string">
            <text:p text:style-name="P2"><text:span text:style-name="Police_20_par_20_défaut"><text:span text:style-name="T91">|___|___|</text:span></text:span></text:p>
          </table:table-cell>
          <table:table-cell table:style-name="Tableau43.A1" office:value-type="string">
            <text:p text:style-name="P2"><text:span text:style-name="Police_20_par_20_défaut"><text:span text:style-name="T325">|__|__|__|__|__|__|__|</text:span></text:span></text:p>
          </table:table-cell>
          <table:table-cell table:style-name="Tableau43.A1" office:value-type="string">
            <text:p text:style-name="P2"><text:span text:style-name="Police_20_par_20_défaut"><text:span text:style-name="T95">10 <text:s text:c="2"/>11 <text:s text:c="2"/>12 <text:s text:c="2"/>1 <text:s text:c="2"/>2 <text:s/>3 <text:s/>4 <text:s text:c="2"/>5 <text:s text:c="2"/>6 <text:s text:c="2"/>7 <text:s text:c="2"/>8 <text:s text:c="2"/>9</text:span></text:span></text:p>
          </table:table-cell>
        </table:table-row>
        <table:table-row table:style-name="Tableau43.3">
          <table:table-cell table:style-name="Tableau43.A1" office:value-type="string">
            <text:p text:style-name="P2"><text:span text:style-name="Police_20_par_20_défaut"><text:span text:style-name="T95">2</text:span></text:span></text:p>
          </table:table-cell>
          <table:table-cell table:style-name="Tableau43.A1" office:value-type="string">
            <text:p text:style-name="Default"><text:span text:style-name="Police_20_par_20_défaut"><text:span text:style-name="T116">Kitay</text:span></text:span></text:p>
          </table:table-cell>
          <table:table-cell table:style-name="Tableau43.A1" office:value-type="string">
            <text:p text:style-name="P2"><text:span text:style-name="Police_20_par_20_défaut"><text:span text:style-name="T123">|__|__| |__|__|</text:span></text:span></text:p>
          </table:table-cell>
          <table:table-cell table:style-name="Tableau43.A1" office:value-type="string">
            <text:p text:style-name="P2"><text:span text:style-name="Police_20_par_20_défaut"><text:span text:style-name="T91">|___|</text:span></text:span></text:p>
          </table:table-cell>
          <table:table-cell table:style-name="Tableau43.A1" office:value-type="string">
            <text:p text:style-name="P2"><text:span text:style-name="Police_20_par_20_défaut"><text:span text:style-name="T91">|___|___|</text:span></text:span></text:p>
          </table:table-cell>
          <table:table-cell table:style-name="Tableau43.A1" office:value-type="string">
            <text:p text:style-name="P2"><text:span text:style-name="Police_20_par_20_défaut"><text:span text:style-name="T325">|__|__|__|__|__|__|__|</text:span></text:span></text:p>
          </table:table-cell>
          <table:table-cell table:style-name="Tableau43.A1" office:value-type="string">
            <text:p text:style-name="P2"><text:span text:style-name="Police_20_par_20_défaut"><text:span text:style-name="T95">10 <text:s text:c="2"/>11 <text:s text:c="2"/>12 <text:s text:c="2"/>1 <text:s text:c="2"/>2 <text:s/>3 <text:s/>4 <text:s text:c="2"/>5 <text:s text:c="2"/>6 <text:s text:c="2"/>7 <text:s text:c="2"/>8 <text:s text:c="2"/>9</text:span></text:span></text:p>
          </table:table-cell>
        </table:table-row>
        <table:table-row table:style-name="Tableau43.4">
          <table:table-cell table:style-name="Tableau43.A1" office:value-type="string">
            <text:p text:style-name="P2"><text:span text:style-name="Police_20_par_20_défaut"><text:span text:style-name="T326">3</text:span></text:span></text:p>
          </table:table-cell>
          <table:table-cell table:style-name="Tableau43.A1" office:value-type="string">
            <text:p text:style-name="Default"><text:span text:style-name="Police_20_par_20_défaut"><text:span text:style-name="T327">Hazo ampiasaina</text:span></text:span></text:p>
          </table:table-cell>
          <table:table-cell table:style-name="Tableau43.A1" office:value-type="string">
            <text:p text:style-name="P2"><text:span text:style-name="Police_20_par_20_défaut"><text:span text:style-name="T328">|__|__| |__|__|</text:span></text:span></text:p>
          </table:table-cell>
          <table:table-cell table:style-name="Tableau43.A1" office:value-type="string">
            <text:p text:style-name="P2"><text:span text:style-name="Police_20_par_20_défaut"><text:span text:style-name="T329">|___|</text:span></text:span></text:p>
          </table:table-cell>
          <table:table-cell table:style-name="Tableau43.A1" office:value-type="string">
            <text:p text:style-name="P2"><text:span text:style-name="Police_20_par_20_défaut"><text:span text:style-name="T329">|___|___|</text:span></text:span></text:p>
          </table:table-cell>
          <table:table-cell table:style-name="Tableau43.A1" office:value-type="string">
            <text:p text:style-name="P2"><text:span text:style-name="Police_20_par_20_défaut"><text:span text:style-name="T330">|__|__|__|__|__|__|__|</text:span></text:span></text:p>
          </table:table-cell>
          <table:table-cell table:style-name="Tableau43.A1" office:value-type="string">
            <text:p text:style-name="P2"><text:span text:style-name="Police_20_par_20_défaut"><text:span text:style-name="T326">10 <text:s text:c="2"/>11 <text:s text:c="2"/>12 <text:s text:c="2"/>1 <text:s text:c="2"/>2 <text:s/>3 <text:s/>4 <text:s text:c="2"/>5 <text:s text:c="2"/>6 <text:s text:c="2"/>7 <text:s text:c="2"/>8 <text:s text:c="2"/>9</text:span></text:span></text:p>
          </table:table-cell>
        </table:table-row>
      </table:table>
      <text:p text:style-name="P126"><text:span text:style-name="Police_20_par_20_défaut"><text:span text:style-name="T204">EFb1.Ny manao io fitrandrahana io/Ny tompon-kevitra @famarotana</text:span></text:span><text:span text:style-name="Police_20_par_20_défaut"><text:span text:style-name="T203"> : </text:span></text:span><text:span text:style-name="Police_20_par_20_défaut"><text:span text:style-name="T331">Marika M1 – 91 : Ny lohantokantrano sy ny vadiny - 92 : Ny mpikambana rehetra ao an-tokantrano na olona hafa manokana</text:span></text:span></text:p>
      <text:p text:style-name="P126"><text:span text:style-name="Police_20_par_20_défaut"><text:span text:style-name="T195">EFb2.Fihaviany:</text:span></text:span><text:span text:style-name="Police_20_par_20_défaut"><text:span text:style-name="T197"> <text:s/></text:span></text:span><text:span text:style-name="Police_20_par_20_défaut"><text:span text:style-name="T196"><text:s/></text:span></text:span><text:span text:style-name="Police_20_par_20_défaut"><text:span text:style-name="T279">1-Tao antin’ny faritra <text:s/>arovana <text:tab/>2. Ivelan’ny faritra </text:span></text:span><text:span text:style-name="Police_20_par_20_défaut"><text:span text:style-name="T332"><text:s/></text:span></text:span><text:span text:style-name="Police_20_par_20_défaut"><text:span text:style-name="T279">arovana <text:tab/>3. Anatiny sy ivelan’ny FARITRA AROVANA</text:span></text:span></text:p>
      <text:p text:style-name="P124"><text:span text:style-name="Police_20_par_20_défaut"><text:span text:style-name="T195">EFc.Isan-jaton’ny namidy</text:span></text:span><text:span text:style-name="Police_20_par_20_défaut"><text:span text:style-name="T196"> (%) </text:span></text:span><text:span text:style-name="Police_20_par_20_défaut"><text:span text:style-name="T314">:</text:span></text:span><text:span text:style-name="Police_20_par_20_défaut"><text:span text:style-name="T315"> <text:s/></text:span></text:span><text:span text:style-name="Police_20_par_20_défaut"><text:span text:style-name="T316">ampahafolony = 10, ampahadiminy = 20, ampahaefany = 25, ampahatelony = 33, antsasany = 50, roa ampahatelony ( androan-tokony) = 66, telo ampahaefany = 75</text:span></text:span></text:p>
      <text:p text:style-name="P129"><text:span text:style-name="Police_20_par_20_défaut"><text:span text:style-name="T210">MOMBA NY FIOMPIANA <text:s/>T@ <text:s/>PR 2024-2025</text:span></text:span></text:p>
      <text:p text:style-name="P130"/>
      <table:table table:name="Tableau44" table:style-name="Tableau44">
        <table:table-column table:style-name="Tableau44.A"/>
        <table:table-column table:style-name="Tableau44.B"/>
        <table:table-row table:style-name="Tableau44.1">
          <table:table-cell table:style-name="Tableau44.A1" office:value-type="string">
            <text:p text:style-name="Standard"><text:span text:style-name="Police_20_par_20_défaut"><text:span text:style-name="T213">EL2. </text:span></text:span><text:span text:style-name="Police_20_par_20_défaut"><text:span text:style-name="T218">Nandritry ny <text:s/>PR 2024-2025, Manao ireto fiompiana ireto ve ianareo?</text:span></text:span><text:span text:style-name="Police_20_par_20_défaut"><text:span text:style-name="T92"> <text:tab/><text:tab/></text:span></text:span><text:span text:style-name="Police_20_par_20_défaut"><text:span text:style-name="T217">1. Eny <text:s text:c="5"/>2. <text:s/>Tsia</text:span></text:span><text:span text:style-name="Police_20_par_20_défaut"><text:span text:style-name="T333"> <text:s text:c="6"/></text:span></text:span><text:span text:style-name="Police_20_par_20_défaut"><text:span text:style-name="T218">Raha Tsia mankanesa <text:s text:c="2"/>@ MO</text:span></text:span></text:p>
          </table:table-cell>
          <table:table-cell table:style-name="Tableau44.B1" office:value-type="string">
            <text:p text:style-name="P2"><text:span text:style-name="Police_20_par_20_défaut"><text:span text:style-name="T212">|__|</text:span></text:span></text:p>
          </table:table-cell>
        </table:table-row>
      </table:table>
      <text:p text:style-name="Standard"/>
      <table:table table:name="Tableau45" table:style-name="Tableau45">
        <table:table-column table:style-name="Tableau45.A"/>
        <table:table-column table:style-name="Tableau45.B"/>
        <table:table-column table:style-name="Tableau45.C"/>
        <table:table-column table:style-name="Tableau45.D"/>
        <table:table-column table:style-name="Tableau45.E"/>
        <table:table-column table:style-name="Tableau45.F"/>
        <table:table-column table:style-name="Tableau45.G"/>
        <table:table-column table:style-name="Tableau45.H" table:number-columns-repeated="2"/>
        <table:table-column table:style-name="Tableau45.J" table:number-columns-repeated="3"/>
        <table:table-column table:style-name="Tableau45.M"/>
        <table:table-column table:style-name="Tableau45.N"/>
        <table:table-column table:style-name="Tableau45.O"/>
        <table:table-column table:style-name="Tableau45.P"/>
        <table:table-column table:style-name="Tableau45.Q" table:number-columns-repeated="2"/>
        <table:table-column table:style-name="Tableau45.S"/>
        <table:table-row table:style-name="Tableau45.1">
          <table:table-cell table:style-name="Tableau45.A1" table:number-rows-spanned="2" table:number-columns-spanned="2" office:value-type="string">
            <text:p text:style-name="P2"><text:span text:style-name="Police_20_par_20_défaut"><text:span text:style-name="T87">ELE_LIG</text:span></text:span></text:p>
            <text:p text:style-name="P2"><text:span text:style-name="Police_20_par_20_défaut"><text:span text:style-name="T14">Karazana biby fiompy</text:span></text:span></text:p>
          </table:table-cell>
          <table:covered-table-cell/>
          <table:table-cell table:style-name="Tableau45.A1" table:number-rows-spanned="2" office:value-type="string">
            <text:p text:style-name="P2"><text:span text:style-name="Police_20_par_20_défaut"><text:span text:style-name="T12">ELE_a</text:span></text:span><text:span text:style-name="Police_20_par_20_défaut"><text:span text:style-name="T7"> 1. Eny</text:span></text:span></text:p>
            <text:p text:style-name="P2"><text:span text:style-name="Police_20_par_20_défaut"><text:span text:style-name="T7">2. Tsia</text:span></text:span></text:p>
          </table:table-cell>
          <table:table-cell table:style-name="Tableau45.A1" table:number-columns-spanned="4" office:value-type="string">
            <text:p text:style-name="Standard"><text:span text:style-name="Police_20_par_20_défaut"><text:span text:style-name="T7">Isany t@ faran’ny PR 2025 <text:line-break/>(fin sept 2025)</text:span></text:span></text:p>
          </table:table-cell>
          <table:covered-table-cell/>
          <table:covered-table-cell/>
          <table:covered-table-cell/>
          <table:table-cell table:style-name="Tableau45.H1" table:number-rows-spanned="2" office:value-type="string">
            <text:p text:style-name="P2"><text:span text:style-name="Police_20_par_20_défaut"><text:span text:style-name="T12">EL3.</text:span></text:span><text:span text:style-name="Police_20_par_20_défaut"><text:span text:style-name="T7"> Iza no tompony</text:span></text:span></text:p>
          </table:table-cell>
          <table:table-cell table:style-name="Tableau45.H1" table:number-rows-spanned="2" office:value-type="string">
            <text:p text:style-name="P2"><text:span text:style-name="Police_20_par_20_défaut"><text:span text:style-name="T12">EL4. </text:span></text:span><text:span text:style-name="Police_20_par_20_défaut"><text:span text:style-name="T7">Iza no mikarakara?</text:span></text:span></text:p>
          </table:table-cell>
          <table:table-cell table:style-name="Tableau45.A1" table:number-columns-spanned="3" office:value-type="string">
            <text:p text:style-name="P2"><text:span text:style-name="Police_20_par_20_défaut"><text:span text:style-name="T7">Antony niompiana 1. Eny <text:s/>2. Tsia</text:span></text:span></text:p>
          </table:table-cell>
          <table:covered-table-cell/>
          <table:covered-table-cell/>
          <table:table-cell table:style-name="Tableau45.H1" table:number-rows-spanned="2" office:value-type="string">
            <text:p text:style-name="P2"><text:span text:style-name="Police_20_par_20_défaut"><text:span text:style-name="T13">EL6.</text:span></text:span><text:span text:style-name="Police_20_par_20_défaut"><text:span text:style-name="T14"> Iza no manapa-kevitra <text:s/>@ fampiasana</text:span></text:span></text:p>
          </table:table-cell>
          <table:table-cell table:style-name="Tableau45.A1" table:number-columns-spanned="3" office:value-type="string">
            <text:p text:style-name="P2"><text:span text:style-name="Police_20_par_20_défaut"><text:span text:style-name="T7">Varotra t@ PR 2024-2025</text:span></text:span></text:p>
          </table:table-cell>
          <table:covered-table-cell/>
          <table:covered-table-cell/>
          <table:table-cell table:style-name="Tableau45.A1" table:number-columns-spanned="3" office:value-type="string">
            <text:p text:style-name="P2"><text:span text:style-name="Police_20_par_20_défaut"><text:span text:style-name="T12">Very /Tsy hita/ maty</text:span></text:span></text:p>
          </table:table-cell>
          <table:covered-table-cell/>
          <table:covered-table-cell/>
        </table:table-row>
        <table:table-row table:style-name="Tableau45.2">
          <table:covered-table-cell table:style-name="Tableau45.A1"/>
          <table:covered-table-cell/>
          <table:covered-table-cell table:style-name="Tableau45.A1"/>
          <table:table-cell table:style-name="Tableau45.H1" office:value-type="string">
            <text:p text:style-name="P2"><text:span text:style-name="Police_20_par_20_défaut"><text:span text:style-name="T12">ELE_Ba</text:span></text:span><text:span text:style-name="Police_20_par_20_défaut"><text:span text:style-name="T7">. Lahy</text:span></text:span></text:p>
          </table:table-cell>
          <table:table-cell table:style-name="Tableau45.H1" office:value-type="string">
            <text:p text:style-name="P2"><text:span text:style-name="Police_20_par_20_défaut"><text:span text:style-name="T12">ELE_Bb</text:span></text:span><text:span text:style-name="Police_20_par_20_défaut"><text:span text:style-name="T7">. Vavy</text:span></text:span></text:p>
          </table:table-cell>
          <table:table-cell table:style-name="Tableau45.H1" office:value-type="string">
            <text:p text:style-name="P2"><text:span text:style-name="Police_20_par_20_défaut"><text:span text:style-name="T12">ELE_Bc. </text:span></text:span><text:span text:style-name="Police_20_par_20_défaut"><text:span text:style-name="T334">Zanany</text:span></text:span></text:p>
          </table:table-cell>
          <table:table-cell table:style-name="Tableau45.H1" office:value-type="string">
            <text:p text:style-name="P96"><text:span text:style-name="Police_20_par_20_défaut"><text:span text:style-name="T13">ELEBd.</text:span></text:span><text:span text:style-name="Police_20_par_20_défaut"><text:span text:style-name="T27">Raha tombanana <text:s/>firy eo ho eo <text:s/>ny anareo</text:span></text:span></text:p>
          </table:table-cell>
          <table:covered-table-cell table:style-name="Tableau45.H1"/>
          <table:covered-table-cell table:style-name="Tableau45.H1"/>
          <table:table-cell table:style-name="Tableau45.H1" office:value-type="string">
            <text:p text:style-name="P2"><text:span text:style-name="Police_20_par_20_défaut"><text:span text:style-name="T12">EL5a.</text:span></text:span><text:span text:style-name="Police_20_par_20_défaut"><text:span text:style-name="T7"> Tahiry, / Fiantohan</text:span></text:span><text:span text:style-name="Police_20_par_20_défaut"><text:span text:style-name="T335">a</text:span></text:span></text:p>
          </table:table-cell>
          <table:table-cell table:style-name="Tableau45.H1" office:value-type="string">
            <text:p text:style-name="P2"><text:span text:style-name="Police_20_par_20_défaut"><text:span text:style-name="T12">EL5b</text:span></text:span><text:span text:style-name="Police_20_par_20_défaut"><text:span text:style-name="T7">. Sakafo</text:span></text:span></text:p>
          </table:table-cell>
          <table:table-cell table:style-name="Tableau45.H1" office:value-type="string">
            <text:p text:style-name="P2"><text:span text:style-name="Police_20_par_20_défaut"><text:span text:style-name="T12">EL5c.</text:span></text:span><text:span text:style-name="Police_20_par_20_défaut"><text:span text:style-name="T7"> Varotra</text:span></text:span></text:p>
          </table:table-cell>
          <table:covered-table-cell table:style-name="Tableau45.A1"/>
          <table:table-cell table:style-name="Tableau45.H1" office:value-type="string">
            <text:p text:style-name="P2"><text:span text:style-name="Police_20_par_20_défaut"><text:span text:style-name="T12">ELE_l1</text:span></text:span><text:span text:style-name="Police_20_par_20_défaut"><text:span text:style-name="T7">. Isany</text:span></text:span></text:p>
          </table:table-cell>
          <table:table-cell table:style-name="Tableau45.H1" office:value-type="string">
            <text:p text:style-name="P2"><text:span text:style-name="Police_20_par_20_défaut"><text:span text:style-name="T13">ELE_l1a </text:span></text:span><text:span text:style-name="Police_20_par_20_défaut"><text:span text:style-name="T15">Namidy noho ny fahasahiranana</text:span></text:span></text:p>
          </table:table-cell>
          <table:table-cell table:style-name="Tableau45.H1" office:value-type="string">
            <text:p text:style-name="P2"><text:span text:style-name="Police_20_par_20_défaut"><text:span text:style-name="T13">ELE_l2.</text:span></text:span><text:span text:style-name="Police_20_par_20_défaut"><text:span text:style-name="T14"> Fitambaram-</text:span></text:span></text:p>
            <text:p text:style-name="P2"><text:span text:style-name="Police_20_par_20_défaut"><text:span text:style-name="T14">bidy ( 000’Ar)</text:span></text:span></text:p>
          </table:table-cell>
          <table:table-cell table:style-name="Tableau45.H1" office:value-type="string">
            <text:p text:style-name="P2"><text:span text:style-name="Police_20_par_20_défaut"><text:span text:style-name="T13">ELE_</text:span></text:span><text:change-start text:change-id="ct2001248936688"/><text:span text:style-name="Police_20_par_20_défaut"><text:span text:style-name="T13">P1</text:span></text:span><text:change-end text:change-id="ct2001248936688"/><text:span text:style-name="Police_20_par_20_défaut"><text:span text:style-name="T15">Nisy very ve? 1. Eny 2. </text:span></text:span><text:span text:style-name="Police_20_par_20_défaut"><text:span text:style-name="T38">Tsia</text:span></text:span></text:p>
          </table:table-cell>
          <table:table-cell table:style-name="Tableau45.H1" office:value-type="string">
            <text:p text:style-name="P2"><text:span text:style-name="Police_20_par_20_défaut"><text:span text:style-name="T12">ELE_P2. Antony ?</text:span></text:span></text:p>
          </table:table-cell>
          <table:table-cell table:style-name="Tableau45.H1" office:value-type="string">
            <text:p text:style-name="P2"><text:span text:style-name="Police_20_par_20_défaut"><text:span text:style-name="T12">ELE_P3. Isany ?</text:span></text:span></text:p>
          </table:table-cell>
        </table:table-row>
        <table:table-row table:style-name="Tableau45.3">
          <table:table-cell table:style-name="Tableau45.A3" office:value-type="string">
            <text:p text:style-name="P111"><text:span text:style-name="Police_20_par_20_défaut"><text:span text:style-name="T123">1</text:span></text:span></text:p>
          </table:table-cell>
          <table:table-cell table:style-name="Tableau45.A3" office:value-type="string">
            <text:p text:style-name="Default"><text:span text:style-name="Police_20_par_20_défaut"><text:span text:style-name="T336">Omby miasa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__|</text:span></text:span></text:p>
          </table:table-cell>
          <table:table-cell table:style-name="Tableau45.A1" office:value-type="string">
            <text:p text:style-name="P125"/>
          </table:table-cell>
          <table:table-cell table:style-name="Tableau45.A1" office:value-type="string">
            <text:p text:style-name="P125"/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__|</text:span></text:span></text:p>
          </table:table-cell>
        </table:table-row>
        <table:table-row table:style-name="Tableau45.4">
          <table:table-cell table:style-name="Tableau45.A3" office:value-type="string">
            <text:p text:style-name="P111"><text:span text:style-name="Police_20_par_20_défaut"><text:span text:style-name="T123">2</text:span></text:span></text:p>
          </table:table-cell>
          <table:table-cell table:style-name="Tableau45.A3" office:value-type="string">
            <text:p text:style-name="Default"><text:span text:style-name="Police_20_par_20_défaut"><text:span text:style-name="T336">Omby vavy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125"/>
          </table:table-cell>
          <table:table-cell table:style-name="Tableau45.A1" office:value-type="string">
            <text:p text:style-name="P2"><text:span text:style-name="Police_20_par_20_défaut"><text:span text:style-name="T123">|__|__|__|</text:span></text:span></text:p>
          </table:table-cell>
          <table:table-cell table:style-name="Tableau45.A1" office:value-type="string">
            <text:p text:style-name="P125"/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P4" office:value-type="string">
            <text:p text:style-name="P2"><text:span text:style-name="Police_20_par_20_défaut"><text:span text:style-name="T123">|__|__|__|__|</text:span></text:span></text:p>
          </table:table-cell>
          <table:table-cell table:style-name="Tableau45.Q4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S4" office:value-type="string">
            <text:p text:style-name="P2"><text:span text:style-name="Police_20_par_20_défaut"><text:span text:style-name="T123">|__|__|__|</text:span></text:span></text:p>
          </table:table-cell>
        </table:table-row>
        <table:table-row table:style-name="Tableau45.5">
          <table:table-cell table:style-name="Tableau45.A3" office:value-type="string">
            <text:p text:style-name="P111"><text:span text:style-name="Police_20_par_20_défaut"><text:span text:style-name="T123">3</text:span></text:span></text:p>
          </table:table-cell>
          <table:table-cell table:style-name="Tableau45.A3" office:value-type="string">
            <text:p text:style-name="Default"><text:span text:style-name="Police_20_par_20_défaut"><text:span text:style-name="T336">Omby hafa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125"/>
          </table:table-cell>
          <table:table-cell table:style-name="Tableau45.A1" office:value-type="string">
            <text:p text:style-name="P125"/>
          </table:table-cell>
          <table:table-cell table:style-name="Tableau45.A1" office:value-type="string">
            <text:p text:style-name="P2"><text:span text:style-name="Police_20_par_20_défaut"><text:span text:style-name="T123">|__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P5" office:value-type="string">
            <text:p text:style-name="P2"><text:span text:style-name="Police_20_par_20_défaut"><text:span text:style-name="T123">|__|__|__|__|</text:span></text:span></text:p>
          </table:table-cell>
          <table:table-cell table:style-name="Tableau45.Q5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S5" office:value-type="string">
            <text:p text:style-name="P2"><text:span text:style-name="Police_20_par_20_défaut"><text:span text:style-name="T123">|__|__|__|</text:span></text:span></text:p>
          </table:table-cell>
        </table:table-row>
        <table:table-row table:style-name="Tableau45.6">
          <table:table-cell table:style-name="Tableau45.A3" office:value-type="string">
            <text:p text:style-name="P111"><text:span text:style-name="Police_20_par_20_défaut"><text:span text:style-name="T123">4</text:span></text:span></text:p>
          </table:table-cell>
          <table:table-cell table:style-name="Tableau45.A3" office:value-type="string">
            <text:p text:style-name="Default"><text:span text:style-name="Police_20_par_20_défaut"><text:span text:style-name="T336">Kisoa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125"/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P6" office:value-type="string">
            <text:p text:style-name="P2"><text:span text:style-name="Police_20_par_20_défaut"><text:span text:style-name="T123">|__|__|__|__|</text:span></text:span></text:p>
          </table:table-cell>
          <table:table-cell table:style-name="Tableau45.Q6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S6" office:value-type="string">
            <text:p text:style-name="P2"><text:span text:style-name="Police_20_par_20_défaut"><text:span text:style-name="T123">|__|__|__|</text:span></text:span></text:p>
          </table:table-cell>
        </table:table-row>
        <table:table-row table:style-name="Tableau45.7">
          <table:table-cell table:style-name="Tableau45.A3" office:value-type="string">
            <text:p text:style-name="P111"><text:span text:style-name="Police_20_par_20_défaut"><text:span text:style-name="T123">6</text:span></text:span></text:p>
          </table:table-cell>
          <table:table-cell table:style-name="Tableau45.A3" office:value-type="string">
            <text:p text:style-name="Default"><text:span text:style-name="Police_20_par_20_défaut"><text:span text:style-name="T336">Akoho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125"/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P7" office:value-type="string">
            <text:p text:style-name="P2"><text:span text:style-name="Police_20_par_20_défaut"><text:span text:style-name="T123">|__|__|__|__|</text:span></text:span></text:p>
          </table:table-cell>
          <table:table-cell table:style-name="Tableau45.Q7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S7" office:value-type="string">
            <text:p text:style-name="P2"><text:span text:style-name="Police_20_par_20_défaut"><text:span text:style-name="T123">|__|__|__|</text:span></text:span></text:p>
          </table:table-cell>
        </table:table-row>
        <table:table-row table:style-name="Tableau45.8">
          <table:table-cell table:style-name="Tableau45.A3" office:value-type="string">
            <text:p text:style-name="P111"><text:span text:style-name="Police_20_par_20_défaut"><text:span text:style-name="T123">7</text:span></text:span></text:p>
          </table:table-cell>
          <table:table-cell table:style-name="Tableau45.A3" office:value-type="string">
            <text:p text:style-name="Default"><text:span text:style-name="Police_20_par_20_défaut"><text:span text:style-name="T336">Gana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125"/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P8" office:value-type="string">
            <text:p text:style-name="P2"><text:span text:style-name="Police_20_par_20_défaut"><text:span text:style-name="T123">|__|__|__|__|</text:span></text:span></text:p>
          </table:table-cell>
          <table:table-cell table:style-name="Tableau45.Q8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S8" office:value-type="string">
            <text:p text:style-name="P2"><text:span text:style-name="Police_20_par_20_défaut"><text:span text:style-name="T123">|__|__|__|</text:span></text:span></text:p>
          </table:table-cell>
        </table:table-row>
        <table:table-row table:style-name="Tableau45.9">
          <table:table-cell table:style-name="Tableau45.A3" office:value-type="string">
            <text:p text:style-name="P111"><text:span text:style-name="Police_20_par_20_défaut"><text:span text:style-name="T123">9</text:span></text:span></text:p>
          </table:table-cell>
          <table:table-cell table:style-name="Tableau45.A3" office:value-type="string">
            <text:p text:style-name="Default"><text:span text:style-name="Police_20_par_20_défaut"><text:span text:style-name="T336">Voron-tsiloza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125"/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P9" office:value-type="string">
            <text:p text:style-name="P2"><text:span text:style-name="Police_20_par_20_défaut"><text:span text:style-name="T123">|__|__|__|__|</text:span></text:span></text:p>
          </table:table-cell>
          <table:table-cell table:style-name="Tableau45.Q9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S9" office:value-type="string">
            <text:p text:style-name="P2"><text:span text:style-name="Police_20_par_20_défaut"><text:span text:style-name="T123">|__|__|__|</text:span></text:span></text:p>
          </table:table-cell>
        </table:table-row>
        <table:table-row table:style-name="Tableau45.10">
          <table:table-cell table:style-name="Tableau45.A3" office:value-type="string">
            <text:p text:style-name="P111"><text:span text:style-name="Police_20_par_20_défaut"><text:span text:style-name="T123">10</text:span></text:span></text:p>
          </table:table-cell>
          <table:table-cell table:style-name="Tableau45.A3" office:value-type="string">
            <text:p text:style-name="Default"><text:span text:style-name="Police_20_par_20_défaut"><text:span text:style-name="T336">Ondry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125"/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P10" office:value-type="string">
            <text:p text:style-name="P2"><text:span text:style-name="Police_20_par_20_défaut"><text:span text:style-name="T123">|__|__|__|__|</text:span></text:span></text:p>
          </table:table-cell>
          <table:table-cell table:style-name="Tableau45.Q10" office:value-type="string">
            <text:p text:style-name="P2"><text:span text:style-name="Police_20_par_20_défaut"><text:span text:style-name="T123">|__|</text:span></text:span></text:p>
          </table:table-cell>
          <table:table-cell table:style-name="Tableau45.A1" office:value-type="string">
            <text:p text:style-name="P2"><text:span text:style-name="Police_20_par_20_défaut"><text:span text:style-name="T123">|__|__|</text:span></text:span></text:p>
          </table:table-cell>
          <table:table-cell table:style-name="Tableau45.S10" office:value-type="string">
            <text:p text:style-name="P2"><text:span text:style-name="Police_20_par_20_défaut"><text:span text:style-name="T123">|__|__|__|</text:span></text:span></text:p>
          </table:table-cell>
        </table:table-row>
      </table:table>
      <text:p text:style-name="Standard"/>
      <table:table table:name="Tableau46" table:style-name="Tableau46">
        <table:table-column table:style-name="Tableau46.A"/>
        <table:table-column table:style-name="Tableau46.B"/>
        <table:table-row table:style-name="Tableau46.1">
          <table:table-cell table:style-name="Tableau46.A1" office:value-type="string">
            <text:p text:style-name="Standard"><text:span text:style-name="Police_20_par_20_défaut"><text:span text:style-name="T92">EL3 </text:span></text:span><text:span text:style-name="Police_20_par_20_défaut"><text:span text:style-name="T109">Aiza ny toeran’ny kijana <text:s/>misy ny ombinareo ?</text:span></text:span></text:p>
          </table:table-cell>
          <table:table-cell table:style-name="Tableau46.B1" office:value-type="string">
            <text:p text:style-name="P2"><text:span text:style-name="Police_20_par_20_défaut"><text:span text:style-name="T123">|__|</text:span></text:span></text:p>
          </table:table-cell>
        </table:table-row>
        <table:table-row table:style-name="Tableau46.2">
          <table:table-cell table:style-name="Tableau46.A1" office:value-type="string">
            <text:p text:style-name="Standard"><text:span text:style-name="Police_20_par_20_défaut"><text:span text:style-name="T92">EL4 </text:span></text:span><text:span text:style-name="Police_20_par_20_défaut"><text:span text:style-name="T109">Ampy anareo ve ny isan’ny ombinareo <text:s/>?</text:span></text:span></text:p>
          </table:table-cell>
          <table:table-cell table:style-name="Tableau46.B1" office:value-type="string">
            <text:p text:style-name="P2"><text:span text:style-name="Police_20_par_20_défaut"><text:span text:style-name="T123">|__|</text:span></text:span></text:p>
          </table:table-cell>
        </table:table-row>
      </table:table>
      <text:p text:style-name="Standard"><text:span text:style-name="Police_20_par_20_défaut"><text:span text:style-name="T7"><text:s/></text:span></text:span><text:span text:style-name="Police_20_par_20_défaut"><text:span text:style-name="T12">ELEBd.</text:span></text:span><text:span text:style-name="Police_20_par_20_défaut"><text:span text:style-name="T161">Tombatomban’ny isan’omby</text:span></text:span><text:span text:style-name="Police_20_par_20_défaut"><text:span text:style-name="T162"> : </text:span></text:span><text:span text:style-name="Police_20_par_20_défaut"><text:span text:style-name="T163"><text:s/></text:span></text:span><text:span text:style-name="Police_20_par_20_défaut"><text:span text:style-name="T337">1</text:span></text:span><text:span text:style-name="Police_20_par_20_défaut"><text:span text:style-name="T163">.0-10 <text:s/></text:span></text:span><text:span text:style-name="Police_20_par_20_défaut"><text:span text:style-name="T337">2</text:span></text:span><text:span text:style-name="Police_20_par_20_défaut"><text:span text:style-name="T163">.10-20 <text:s/></text:span></text:span><text:span text:style-name="Police_20_par_20_défaut"><text:span text:style-name="T337">3</text:span></text:span><text:span text:style-name="Police_20_par_20_défaut"><text:span text:style-name="T163">. 20-30 </text:span></text:span><text:span text:style-name="Police_20_par_20_défaut"><text:span text:style-name="T337"><text:s/>4</text:span></text:span><text:span text:style-name="Police_20_par_20_défaut"><text:span text:style-name="T163">. 30-40 <text:s/></text:span></text:span><text:span text:style-name="Police_20_par_20_défaut"><text:span text:style-name="T337">5</text:span></text:span><text:span text:style-name="Police_20_par_20_défaut"><text:span text:style-name="T163">. 40-50 <text:s/></text:span></text:span><text:span text:style-name="Police_20_par_20_défaut"><text:span text:style-name="T337">6.</text:span></text:span><text:span text:style-name="Police_20_par_20_défaut"><text:span text:style-name="T163"> 50-60 <text:s/></text:span></text:span><text:span text:style-name="Police_20_par_20_défaut"><text:span text:style-name="T337">7.</text:span></text:span><text:span text:style-name="Police_20_par_20_défaut"><text:span text:style-name="T163"> 60-70 <text:s/></text:span></text:span><text:span text:style-name="Police_20_par_20_défaut"><text:span text:style-name="T337">8</text:span></text:span><text:span text:style-name="Police_20_par_20_défaut"><text:span text:style-name="T163">. 70-80 -</text:span></text:span><text:span text:style-name="Police_20_par_20_défaut"><text:span text:style-name="T337">9</text:span></text:span><text:span text:style-name="Police_20_par_20_défaut"><text:span text:style-name="T163">.80-90 </text:span></text:span><text:span text:style-name="Police_20_par_20_défaut"><text:span text:style-name="T337">10</text:span></text:span><text:span text:style-name="Police_20_par_20_défaut"><text:span text:style-name="T163"> . 90-100 </text:span></text:span><text:span text:style-name="Police_20_par_20_défaut"><text:span text:style-name="T337">11</text:span></text:span><text:span text:style-name="Police_20_par_20_défaut"><text:span text:style-name="T163">--100 <text:s/>-200 </text:span></text:span><text:span text:style-name="Police_20_par_20_défaut"><text:span text:style-name="T337">12</text:span></text:span><text:span text:style-name="Police_20_par_20_défaut"><text:span text:style-name="T163">. 200-300 </text:span></text:span><text:span text:style-name="Police_20_par_20_défaut"><text:span text:style-name="T337">13</text:span></text:span><text:span text:style-name="Police_20_par_20_défaut"><text:span text:style-name="T163"> 300 – 400, </text:span></text:span><text:span text:style-name="Police_20_par_20_défaut"><text:span text:style-name="T337">14</text:span></text:span><text:span text:style-name="Police_20_par_20_défaut"><text:span text:style-name="T163"> 400- 500, </text:span></text:span><text:span text:style-name="Police_20_par_20_défaut"><text:span text:style-name="T337">15</text:span></text:span><text:span text:style-name="Police_20_par_20_défaut"><text:span text:style-name="T163"> <text:s/>plus de 500</text:span></text:span></text:p>
      <text:p text:style-name="Standard"><text:change-start text:change-id="ct2001248953392"/><text:span text:style-name="Police_20_par_20_défaut"><text:span text:style-name="T338">EL3;</text:span></text:span><text:change-end text:change-id="ct2001248953392"/><text:span text:style-name="Police_20_par_20_défaut"><text:span text:style-name="T155">Momba ny kijana </text:span></text:span><text:span text:style-name="Police_20_par_20_défaut"><text:span text:style-name="T157">: </text:span></text:span><text:span text:style-name="Police_20_par_20_défaut"><text:span text:style-name="T86">1. Kijana an’ny ankohonana ( ao anatin’ny Faritra Arovana) 2. . Kijana an’ny ankohonana (ivelan’ny <text:s/>Faritra Arovana) 3. Kijana ikambanambe <text:s/>( ao anatin’ny Faritra Arovana) <text:s/>4. Kijana ikambanambe <text:s/>(ivelan’ny <text:s/>Faritra Arovana) <text:s/>5. Faritra tsy misy tompony <text:s/>( ao anatin’ny Faritra Arovana) 6. . Faritra tsy misy tompony <text:s/>(ivelan’ny <text:s/>Faritra Arovana) <text:s/>) 7. Hafa__________</text:span></text:span><text:span text:style-name="Police_20_par_20_défaut"><text:span text:style-name="T74"><text:line-break/></text:span></text:span><text:change-start text:change-id="ct2001248951664"/><text:span text:style-name="Police_20_par_20_défaut"><text:span text:style-name="T339">ELE_P2</text:span></text:span><text:change-end text:change-id="ct2001248951664"/><text:span text:style-name="Police_20_par_20_défaut"><text:span text:style-name="T198">.Anton’ny fahaverezana</text:span></text:span><text:span text:style-name="Police_20_par_20_défaut"><text:span text:style-name="T340"> </text:span></text:span><text:span text:style-name="Police_20_par_20_défaut"><text:span text:style-name="T86">1. Halatra <text:s/><text:tab/>2 Fahafatesan’ny biby <text:tab/><text:tab/>9. Tsy hay</text:span></text:span></text:p>
      <text:p text:style-name="Standard"><text:span text:style-name="Police_20_par_20_défaut"><text:span text:style-name="T92">EL4</text:span></text:span><text:span text:style-name="Police_20_par_20_défaut"><text:span text:style-name="T198">Ampy sa tsy ampy</text:span></text:span><text:span text:style-name="Police_20_par_20_défaut"><text:span text:style-name="T340"> <text:s/>:</text:span></text:span><text:span text:style-name="Police_20_par_20_défaut"><text:span text:style-name="T74"> </text:span></text:span><text:span text:style-name="Police_20_par_20_défaut"><text:span text:style-name="T86">1. Tsy ampy be <text:s/>2. Tsy <text:s/>ampy <text:s/>3. Ampyt 4. Tena nahafa-po <text:tab/> 9 NSP (Tsy hay)</text:span></text:span><text:span text:style-name="Police_20_par_20_défaut"><text:span text:style-name="T27"><text:line-break/></text:span></text:span></text:p>
      <text:p text:style-name="P2"><text:span text:style-name="Police_20_par_20_défaut"><text:span text:style-name="T213">VOKATRY NY FIOMPIANA T@ PR 2024-2025 (PE)</text:span></text:span></text:p>
      <table:table table:name="Tableau47" table:style-name="Tableau47">
        <table:table-column table:style-name="Tableau47.A"/>
        <table:table-column table:style-name="Tableau47.B"/>
        <table:table-row table:style-name="Tableau47.1">
          <table:table-cell table:style-name="Tableau47.A1" office:value-type="string">
            <text:p text:style-name="Standard"><text:span text:style-name="Police_20_par_20_défaut"><text:span text:style-name="T213">PEa. </text:span></text:span><text:span text:style-name="Police_20_par_20_défaut"><text:span text:style-name="T214">Nandritra ny PR 2024-2025, Nahazo vokatra <text:s/>(natao sakafo, namidy, fampiasana hafa) avy amin’ny fiompiana ve ny tokantrano?</text:span></text:span><text:span text:style-name="Police_20_par_20_défaut"><text:span text:style-name="T97"> <text:tab/>1-Eny <text:tab/>2-Tsia</text:span></text:span><text:span text:style-name="Police_20_par_20_défaut"><text:span text:style-name="T341"></text:span></text:span><text:span text:style-name="Police_20_par_20_défaut"><text:span text:style-name="T80">Raha tsia </text:span></text:span><text:span text:style-name="Police_20_par_20_défaut"><text:span text:style-name="T342">Mankanesa MO</text:span></text:span></text:p>
          </table:table-cell>
          <table:table-cell table:style-name="Tableau47.B1" office:value-type="string">
            <text:p text:style-name="P111"><text:span text:style-name="Police_20_par_20_défaut"><text:span text:style-name="T212">|__|</text:span></text:span></text:p>
          </table:table-cell>
        </table:table-row>
      </table:table>
      <text:p text:style-name="Standard"/>
      <table:table table:name="Tableau48" table:style-name="Tableau48">
        <table:table-column table:style-name="Tableau48.A"/>
        <table:table-column table:style-name="Tableau48.B"/>
        <table:table-column table:style-name="Tableau48.C"/>
        <table:table-column table:style-name="Tableau48.D"/>
        <table:table-column table:style-name="Tableau48.C"/>
        <table:table-column table:style-name="Tableau48.F"/>
        <table:table-column table:style-name="Tableau48.G"/>
        <table:table-column table:style-name="Tableau48.H"/>
        <table:table-column table:style-name="Tableau48.I"/>
        <table:table-column table:style-name="Tableau48.D"/>
        <table:table-column table:style-name="Tableau48.K"/>
        <table:table-column table:style-name="Tableau48.L"/>
        <table:table-row table:style-name="Tableau48.1">
          <table:table-cell table:style-name="Tableau48.A1" table:number-rows-spanned="2" table:number-columns-spanned="2" office:value-type="string">
            <text:p text:style-name="P2"><text:span text:style-name="Police_20_par_20_défaut"><text:span text:style-name="T343">Karazany</text:span></text:span></text:p>
          </table:table-cell>
          <table:covered-table-cell/>
          <table:table-cell table:style-name="Tableau48.C1" table:number-rows-spanned="2" office:value-type="string">
            <text:p text:style-name="P2"><text:span text:style-name="Police_20_par_20_défaut"><text:span text:style-name="T344">PE1a.</text:span></text:span></text:p>
            <text:p text:style-name="P48"><text:span text:style-name="Police_20_par_20_défaut"><text:span text:style-name="T113">Nisy vokatra ve tamin’ny PR 2025?</text:span></text:span></text:p>
            <text:p text:style-name="P48"><text:span text:style-name="Police_20_par_20_défaut"><text:span text:style-name="T113">1. Eny</text:span></text:span></text:p>
            <text:p text:style-name="P48"><text:span text:style-name="Police_20_par_20_défaut"><text:span text:style-name="T193">2. </text:span></text:span><text:span text:style-name="Police_20_par_20_défaut"><text:span text:style-name="T190">w</text:span></text:span></text:p>
            <text:p text:style-name="P131"/>
          </table:table-cell>
          <table:table-cell table:style-name="Tableau48.D1" table:number-rows-spanned="2" office:value-type="string">
            <text:p text:style-name="P96"><text:span text:style-name="Police_20_par_20_défaut"><text:span text:style-name="T90">PE1b</text:span></text:span><text:span text:style-name="Police_20_par_20_défaut"><text:span text:style-name="T123">- isanjaton’ny vokatra namidy</text:span></text:span></text:p>
          </table:table-cell>
          <table:table-cell table:style-name="Tableau48.E1" table:number-rows-spanned="2" office:value-type="string">
            <text:p text:style-name="P96"><text:span text:style-name="Police_20_par_20_défaut"><text:span text:style-name="T92">PE1c- </text:span></text:span><text:span text:style-name="Police_20_par_20_défaut"><text:span text:style-name="T109">Iza no tomponandraikitry ny famokarana ?</text:span></text:span></text:p>
          </table:table-cell>
          <table:table-cell table:style-name="Tableau48.F1" table:number-rows-spanned="2" office:value-type="string">
            <text:p text:style-name="P96"><text:span text:style-name="Police_20_par_20_défaut"><text:span text:style-name="T92">PE1d- </text:span></text:span><text:span text:style-name="Police_20_par_20_défaut"><text:span text:style-name="T109">Ny tompon-</text:span></text:span><text:span text:style-name="Police_20_par_20_défaut"><text:span text:style-name="T290">k</text:span></text:span><text:span text:style-name="Police_20_par_20_défaut"><text:span text:style-name="T109">evitra @ famarotana</text:span></text:span></text:p>
          </table:table-cell>
          <table:table-cell table:style-name="Tableau48.G1" table:number-rows-spanned="2" office:value-type="string">
            <text:p text:style-name="P2"><text:span text:style-name="Police_20_par_20_défaut"><text:span text:style-name="T291">PE1e. Natao sakafo nandritry ny PR 2024-2025</text:span></text:span></text:p>
          </table:table-cell>
          <table:table-cell table:style-name="Tableau48.H1" table:number-rows-spanned="2" office:value-type="string">
            <text:p text:style-name="Standard"><text:span text:style-name="Police_20_par_20_défaut"><text:span text:style-name="T12">PE1f- </text:span></text:span><text:span text:style-name="Police_20_par_20_défaut"><text:span text:style-name="T3">Volana namarotana vokatra</text:span></text:span></text:p>
          </table:table-cell>
          <table:table-cell table:style-name="Tableau48.I1" table:number-columns-spanned="4" office:value-type="string">
            <text:p text:style-name="P48"><text:span text:style-name="Police_20_par_20_défaut"><text:span text:style-name="T193">Varotra nandritry ny </text:span></text:span><text:span text:style-name="Police_20_par_20_défaut"><text:span text:style-name="T191">PR 2024-2025</text:span></text:span></text:p>
          </table:table-cell>
          <table:covered-table-cell/>
          <table:covered-table-cell/>
          <table:covered-table-cell/>
        </table:table-row>
        <table:table-row table:style-name="Tableau48.2">
          <table:covered-table-cell table:style-name="Tableau48.A1"/>
          <table:covered-table-cell/>
          <table:covered-table-cell table:style-name="Tableau48.C1"/>
          <table:covered-table-cell table:style-name="Tableau48.D1"/>
          <table:covered-table-cell table:style-name="Tableau48.E1"/>
          <table:covered-table-cell table:style-name="Tableau48.F1"/>
          <table:covered-table-cell table:style-name="Tableau48.G1"/>
          <table:covered-table-cell table:style-name="Tableau48.H1"/>
          <table:table-cell table:style-name="Tableau48.A1" office:value-type="string">
            <text:p text:style-name="P48"><text:span text:style-name="Police_20_par_20_défaut"><text:span text:style-name="T95">Venty</text:span></text:span></text:p>
          </table:table-cell>
          <table:table-cell table:style-name="Tableau48.G1" office:value-type="string">
            <text:p text:style-name="P2"><text:span text:style-name="Police_20_par_20_défaut"><text:span text:style-name="T212">PE1g.</text:span></text:span></text:p>
            <text:p text:style-name="P48"><text:span text:style-name="Police_20_par_20_défaut"><text:span text:style-name="T95">Fatrany isam-bolana</text:span></text:span></text:p>
            <text:p text:style-name="P94"/>
          </table:table-cell>
          <table:table-cell table:style-name="Tableau48.G1" office:value-type="string">
            <text:p text:style-name="P2"><text:span text:style-name="Police_20_par_20_défaut"><text:span text:style-name="T212">PE1h.</text:span></text:span></text:p>
            <text:p text:style-name="P48"><text:span text:style-name="Police_20_par_20_défaut"><text:span text:style-name="T95">Isan’ny volana nahazoana vokatra nandritra ny PR2025</text:span></text:span></text:p>
          </table:table-cell>
          <table:table-cell table:style-name="Tableau48.A1" office:value-type="string">
            <text:p text:style-name="P2"><text:span text:style-name="Police_20_par_20_défaut"><text:span text:style-name="T212">PE1i.</text:span></text:span></text:p>
            <text:p text:style-name="P48"><text:span text:style-name="Police_20_par_20_défaut"><text:span text:style-name="T95">Totalim-bidiny (Ar)</text:span></text:span></text:p>
            <text:p text:style-name="P94"/>
          </table:table-cell>
        </table:table-row>
        <table:table-row table:style-name="Tableau48.1">
          <table:table-cell table:style-name="Tableau48.I1" office:value-type="string">
            <text:p text:style-name="P111"><text:span text:style-name="Police_20_par_20_défaut"><text:span text:style-name="T291">1</text:span></text:span></text:p>
          </table:table-cell>
          <table:table-cell table:style-name="Tableau48.I1" office:value-type="string">
            <text:p text:style-name="Standard"><text:span text:style-name="Police_20_par_20_défaut"><text:span text:style-name="T291">Ronono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291">10 <text:s/>11 <text:s/>12 <text:s/>1 <text:s/>2 <text:s/>3 <text:s/>4 <text:s/>5 <text:s/>6 <text:s/>7 <text:s/>8 <text:s/>9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__|__|__|__|</text:span></text:span></text:p>
          </table:table-cell>
        </table:table-row>
        <table:table-row table:style-name="Tableau48.1">
          <table:table-cell table:style-name="Tableau48.I1" office:value-type="string">
            <text:p text:style-name="P111"><text:span text:style-name="Police_20_par_20_défaut"><text:span text:style-name="T291">3</text:span></text:span></text:p>
          </table:table-cell>
          <table:table-cell table:style-name="Tableau48.I1" office:value-type="string">
            <text:p text:style-name="Standard"><text:span text:style-name="Police_20_par_20_défaut"><text:span text:style-name="T95">Atody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H4" office:value-type="string">
            <text:p text:style-name="P2"><text:span text:style-name="Police_20_par_20_défaut"><text:span text:style-name="T291">10 <text:s/>11 <text:s/>12 <text:s/>1 <text:s/>2 <text:s/>3 <text:s/>4 <text:s/>5 <text:s/>6 <text:s/>7 <text:s/>8 <text:s/>9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__|__|__|__|</text:span></text:span></text:p>
          </table:table-cell>
        </table:table-row>
        <table:table-row table:style-name="Tableau48.1">
          <table:table-cell table:style-name="Tableau48.I1" office:value-type="string">
            <text:p text:style-name="P111"><text:span text:style-name="Police_20_par_20_défaut"><text:span text:style-name="T291">4</text:span></text:span></text:p>
          </table:table-cell>
          <table:table-cell table:style-name="Tableau48.I1" office:value-type="string">
            <text:p text:style-name="Standard"><text:span text:style-name="Police_20_par_20_défaut"><text:span text:style-name="T291">Heana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H5" office:value-type="string">
            <text:p text:style-name="P2"><text:span text:style-name="Police_20_par_20_défaut"><text:span text:style-name="T291">10 <text:s/>11 <text:s/>12 <text:s/>1 <text:s/>2 <text:s/>3 <text:s/>4 <text:s/>5 <text:s/>6 <text:s/>7 <text:s/>8 <text:s/>9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</text:span></text:span></text:p>
          </table:table-cell>
          <table:table-cell table:style-name="Tableau48.A1" office:value-type="string">
            <text:p text:style-name="P2"><text:span text:style-name="Police_20_par_20_défaut"><text:span text:style-name="T345">|__|__|__|__|__|__|</text:span></text:span></text:p>
          </table:table-cell>
        </table:table-row>
      </table:table>
      <text:p text:style-name="Standard"/>
      <table:table table:name="Tableau49" table:style-name="Tableau49">
        <table:table-column table:style-name="Tableau49.A"/>
        <table:table-column table:style-name="Tableau49.B"/>
        <table:table-row>
          <table:table-cell table:style-name="Tableau49.A1" office:value-type="string">
            <text:p text:style-name="Standard"><text:span text:style-name="Police_20_par_20_défaut"><text:span text:style-name="T161">Venty : <text:s/>1</text:span></text:span><text:span text:style-name="Police_20_par_20_défaut"><text:span text:style-name="T163">Litatra (ronono) <text:s text:c="2"/>2 Isa <text:s/>(atody) <text:s text:c="4"/>3 Kg (Hena)<text:line-break/></text:span></text:span><text:span text:style-name="Police_20_par_20_défaut"><text:span text:style-name="T346">PE1b.Isan-jaton’ny namidy</text:span></text:span><text:span text:style-name="Police_20_par_20_défaut"><text:span text:style-name="T209"> : </text:span></text:span><text:span text:style-name="Police_20_par_20_défaut"><text:span text:style-name="T347">(tarehimarika / Tombatombany</text:span></text:span></text:p>
          </table:table-cell>
          <table:table-cell table:style-name="Tableau49.A1" office:value-type="string">
            <text:p text:style-name="Standard"><text:span text:style-name="Police_20_par_20_défaut"><text:span text:style-name="T161">PE1d.Ny tompon-kevitra @ famarotana: </text:span></text:span><text:span text:style-name="Police_20_par_20_défaut"><text:span text:style-name="T163">Ny laharan’ny olona – 91 : Loham-pianakaviana sy ny vadiny <text:s/>- 92 : Ny rehetra <text:s/>tsy misy olona manokana</text:span></text:span></text:p>
          </table:table-cell>
        </table:table-row>
      </table:table>
      <text:p text:style-name="P2"><text:soft-page-break/><text:span text:style-name="Police_20_par_20_défaut"><text:span text:style-name="T348">MPIASA MPANAMPY (MO)</text:span></text:span></text:p>
      <text:p text:style-name="P2"><text:span text:style-name="Police_20_par_20_défaut"><text:span text:style-name="T348">MPIASA MPANAMPY TSY MAHARITRA AMIN’NY VOLY VARY</text:span></text:span></text:p>
      <table:table table:name="Tableau50" table:style-name="Tableau50">
        <table:table-column table:style-name="Tableau50.A"/>
        <table:table-column table:style-name="Tableau50.B"/>
        <table:table-row table:style-name="Tableau50.1">
          <table:table-cell table:style-name="Tableau50.A1" office:value-type="string">
            <text:p text:style-name="Standard"><text:span text:style-name="Police_20_par_20_défaut"><text:span text:style-name="T210">MORa.</text:span></text:span><text:span text:style-name="Police_20_par_20_défaut"><text:span text:style-name="T212"> T@ PR 2024-2025, nampiasa mpikarama tsy maharitra ve ny tokantranonao (amparitra, anandrony)? 1. Eny 2. Tsia=&gt; Mankanesa MP</text:span></text:span></text:p>
          </table:table-cell>
          <table:table-cell table:style-name="Tableau50.B1" office:value-type="string">
            <text:p text:style-name="P2"><text:span text:style-name="Police_20_par_20_défaut"><text:span text:style-name="T212">|__|</text:span></text:span></text:p>
          </table:table-cell>
        </table:table-row>
      </table:table>
      <text:p text:style-name="Standard"><text:span text:style-name="Police_20_par_20_défaut"><text:span text:style-name="T213">MOR.</text:span></text:span><text:span text:style-name="Police_20_par_20_défaut"><text:span text:style-name="T214"> </text:span></text:span><text:span text:style-name="Police_20_par_20_défaut"><text:span text:style-name="T118">MPIASA MPIKARAMA TSY MAHARITRA AMIN’NY VARY</text:span></text:span></text:p>
      <table:table table:name="Tableau51" table:style-name="Tableau51">
        <table:table-column table:style-name="Tableau51.A" table:number-columns-repeated="2"/>
        <table:table-column table:style-name="Tableau51.C"/>
        <table:table-column table:style-name="Tableau51.A"/>
        <table:table-column table:style-name="Tableau51.E"/>
        <table:table-row table:style-name="Tableau51.1">
          <table:table-cell table:style-name="Tableau51.A1" office:value-type="string">
            <text:p text:style-name="P2"><text:span text:style-name="Police_20_par_20_défaut"><text:span text:style-name="T7">Asa @ vary</text:span></text:span></text:p>
            <text:p text:style-name="P132"/>
          </table:table-cell>
          <table:table-cell table:style-name="Tableau51.A1" office:value-type="string">
            <text:p text:style-name="P48"><text:span text:style-name="Police_20_par_20_défaut"><text:span text:style-name="T90">MOR1.</text:span></text:span><text:span text:style-name="Police_20_par_20_défaut"><text:span text:style-name="T123"> </text:span></text:span><text:span text:style-name="Police_20_par_20_défaut"><text:span text:style-name="T231">Mpikarama </text:span></text:span><text:span text:style-name="Police_20_par_20_défaut"><text:span text:style-name="T349">1. Eny <text:s/>2. Tsia</text:span></text:span></text:p>
          </table:table-cell>
          <table:table-cell table:style-name="Tableau51.A1" office:value-type="string">
            <text:p text:style-name="P2"><text:span text:style-name="Police_20_par_20_défaut"><text:span text:style-name="T12">MOR2.</text:span></text:span><text:span text:style-name="Police_20_par_20_défaut"><text:span text:style-name="T7"> </text:span></text:span><text:span text:style-name="Police_20_par_20_défaut"><text:span text:style-name="T123">Valintanana <text:s/></text:span></text:span><text:span text:style-name="Police_20_par_20_défaut"><text:span text:style-name="T331">1</text:span></text:span><text:span text:style-name="Police_20_par_20_défaut"><text:span text:style-name="T349">.Eny 2. Tsia</text:span></text:span></text:p>
          </table:table-cell>
          <table:table-cell table:style-name="Tableau51.A1" office:value-type="string">
            <text:p text:style-name="P2"><text:span text:style-name="Police_20_par_20_défaut"><text:span text:style-name="T12">MOR12. </text:span></text:span><text:span text:style-name="Police_20_par_20_défaut"><text:span text:style-name="T38">karama (à nandritry ny taona)</text:span></text:span></text:p>
          </table:table-cell>
          <table:table-cell table:style-name="Tableau51.A1" office:value-type="string">
            <text:p text:style-name="P2"><text:span text:style-name="Police_20_par_20_défaut"><text:span text:style-name="T350">MOR3. </text:span></text:span><text:span text:style-name="Police_20_par_20_défaut"><text:span text:style-name="T109">Hiantohana sakafo ve( </text:span></text:span><text:span text:style-name="Police_20_par_20_défaut"><text:span text:style-name="T351">ilay mpikarama na ireo nanao valintanana?) </text:span></text:span><text:span text:style-name="Police_20_par_20_défaut"><text:span text:style-name="T331">1.Eny <text:s/>2. Tsia</text:span></text:span></text:p>
          </table:table-cell>
        </table:table-row>
        <table:table-row table:style-name="Tableau51.2">
          <table:table-cell table:style-name="Tableau51.A2" office:value-type="string">
            <text:p text:style-name="Standard"><text:span text:style-name="Police_20_par_20_défaut"><text:span text:style-name="T212">1. ASA TANY (Mikaoka)</text:span></text:span></text:p>
          </table:table-cell>
          <table:table-cell table:style-name="Tableau51.B2" office:value-type="string">
            <text:p text:style-name="P2"><text:span text:style-name="Police_20_par_20_défaut"><text:span text:style-name="T352">|__|</text:span></text:span></text:p>
          </table:table-cell>
          <table:table-cell table:style-name="Tableau51.C2" office:value-type="string">
            <text:p text:style-name="P2"><text:span text:style-name="Police_20_par_20_défaut"><text:span text:style-name="T352">|__|</text:span></text:span></text:p>
          </table:table-cell>
          <table:table-cell table:style-name="Tableau51.A1" office:value-type="string">
            <text:p text:style-name="P2"><text:span text:style-name="Police_20_par_20_défaut"><text:span text:style-name="T345">|__|__|__|__|__|__|__|</text:span></text:span></text:p>
          </table:table-cell>
          <table:table-cell table:style-name="Tableau51.A1" office:value-type="string">
            <text:p text:style-name="P2">|___|</text:p>
          </table:table-cell>
        </table:table-row>
        <table:table-row table:style-name="Tableau51.3">
          <table:table-cell table:style-name="Tableau51.A3" office:value-type="string">
            <text:p text:style-name="Standard"><text:span text:style-name="Police_20_par_20_défaut"><text:span text:style-name="T212">3. MANETSA (Miavo-ketsa, Mitaona ketsa)</text:span></text:span></text:p>
          </table:table-cell>
          <table:table-cell table:style-name="Tableau51.B3" office:value-type="string">
            <text:p text:style-name="P2"><text:span text:style-name="Police_20_par_20_défaut"><text:span text:style-name="T352">|__|</text:span></text:span></text:p>
          </table:table-cell>
          <table:table-cell table:style-name="Tableau51.C3" office:value-type="string">
            <text:p text:style-name="P2"><text:span text:style-name="Police_20_par_20_défaut"><text:span text:style-name="T352">|__|</text:span></text:span></text:p>
          </table:table-cell>
          <table:table-cell table:style-name="Tableau51.A1" office:value-type="string">
            <text:p text:style-name="P2"><text:span text:style-name="Police_20_par_20_défaut"><text:span text:style-name="T345">|__|__|__|__|__|__|__|</text:span></text:span></text:p>
          </table:table-cell>
          <table:table-cell table:style-name="Tableau51.A1" office:value-type="string">
            <text:p text:style-name="P133"/>
          </table:table-cell>
        </table:table-row>
        <table:table-row table:style-name="Tableau51.4">
          <table:table-cell table:style-name="Tableau51.A4" office:value-type="string">
            <text:p text:style-name="Standard"><text:span text:style-name="Police_20_par_20_défaut"><text:span text:style-name="T212">5. MIJINJA</text:span></text:span></text:p>
          </table:table-cell>
          <table:table-cell table:style-name="Tableau51.B4" office:value-type="string">
            <text:p text:style-name="P2"><text:span text:style-name="Police_20_par_20_défaut"><text:span text:style-name="T352">|__|</text:span></text:span></text:p>
          </table:table-cell>
          <table:table-cell table:style-name="Tableau51.C4" office:value-type="string">
            <text:p text:style-name="P2"><text:span text:style-name="Police_20_par_20_défaut"><text:span text:style-name="T352">|__|</text:span></text:span></text:p>
          </table:table-cell>
          <table:table-cell table:style-name="Tableau51.A1" office:value-type="string">
            <text:p text:style-name="P2"><text:span text:style-name="Police_20_par_20_défaut"><text:span text:style-name="T345">|__|__|__|__|__|__|__|</text:span></text:span></text:p>
          </table:table-cell>
          <table:table-cell table:style-name="Tableau51.A1" office:value-type="string">
            <text:p text:style-name="P133"/>
          </table:table-cell>
        </table:table-row>
      </table:table>
      <text:p text:style-name="P109"/>
      <text:p text:style-name="Default"><text:span text:style-name="Police_20_par_20_défaut"><text:span text:style-name="T267">MPIASA MPANAMPY MAHARITRA @ ASA FIHARIANA FAMOKARANA (fambolena sy fiompiana ary jono) ARY ASA FIHARIANA HAFA (oh Mpanampy an-trano) (MP)</text:span></text:span></text:p>
      <table:table table:name="Tableau52" table:style-name="Tableau52">
        <table:table-column table:style-name="Tableau52.A"/>
        <table:table-column table:style-name="Tableau52.B"/>
        <table:table-row table:style-name="Tableau52.1">
          <table:table-cell table:style-name="Tableau52.A1" office:value-type="string">
            <text:p text:style-name="P4"><text:span text:style-name="Police_20_par_20_défaut"><text:span text:style-name="T18">MP0.</text:span></text:span><text:span text:style-name="Police_20_par_20_défaut"><text:span text:style-name="T353"> </text:span></text:span><text:span text:style-name="Police_20_par_20_défaut"><text:span text:style-name="T107">Misy olon-kafa ve miasa maharitra ato aminareo (kilasimandry na kilasimody) ka manampy @ asa fihariana fanaonareo t@ PR 2025?</text:span></text:span><text:span text:style-name="Police_20_par_20_défaut"><text:span text:style-name="T18"> <text:tab/></text:span></text:span><text:span text:style-name="Police_20_par_20_défaut"><text:span text:style-name="T354">1.</text:span></text:span><text:span text:style-name="Police_20_par_20_défaut"><text:span text:style-name="T355"> Enyi <text:tab/></text:span></text:span><text:span text:style-name="Police_20_par_20_défaut"><text:span text:style-name="T354">2.</text:span></text:span><text:span text:style-name="Police_20_par_20_défaut"><text:span text:style-name="T355"> Tsia <text:s/></text:span></text:span><text:span text:style-name="Police_20_par_20_défaut"><text:span text:style-name="T356">Raha Tsia , Mankanesa @</text:span></text:span><text:span text:style-name="Police_20_par_20_défaut"><text:span text:style-name="T357"> </text:span></text:span><text:span text:style-name="Police_20_par_20_défaut"><text:span text:style-name="T358">CC</text:span></text:span></text:p>
          </table:table-cell>
          <table:table-cell table:style-name="Tableau52.B1" office:value-type="string">
            <text:p text:style-name="P2"><text:span text:style-name="Police_20_par_20_défaut"><text:span text:style-name="T359">|___|</text:span></text:span></text:p>
          </table:table-cell>
        </table:table-row>
      </table:table>
      <text:p text:style-name="P134"/>
      <table:table table:name="Tableau53" table:style-name="Tableau53">
        <table:table-column table:style-name="Tableau53.A"/>
        <table:table-column table:style-name="Tableau53.B"/>
        <table:table-column table:style-name="Tableau53.C"/>
        <table:table-column table:style-name="Tableau53.D"/>
        <table:table-column table:style-name="Tableau53.E"/>
        <table:table-column table:style-name="Tableau53.F"/>
        <table:table-column table:style-name="Tableau53.G"/>
        <table:table-column table:style-name="Tableau53.H"/>
        <table:table-column table:style-name="Tableau53.I"/>
        <table:table-row table:style-name="Tableau53.1">
          <table:table-cell table:style-name="Tableau53.A1" table:number-rows-spanned="2" office:value-type="string">
            <text:p text:style-name="P135"/>
          </table:table-cell>
          <table:table-cell table:style-name="Tableau53.A1" table:number-rows-spanned="2" office:value-type="string">
            <text:p text:style-name="Standard"><text:span text:style-name="Police_20_par_20_défaut"><text:span text:style-name="T92">MP7. </text:span></text:span><text:span text:style-name="Police_20_par_20_défaut"><text:span text:style-name="T93">1. Lahy <text:s text:c="2"/>2. Vavy</text:span></text:span></text:p>
          </table:table-cell>
          <table:table-cell table:style-name="Tableau53.C1" table:number-columns-spanned="5" office:value-type="string">
            <text:p text:style-name="P2"><text:span text:style-name="Police_20_par_20_défaut"><text:span text:style-name="T101">MP3. </text:span></text:span><text:span text:style-name="Police_20_par_20_défaut"><text:span text:style-name="T107">@ Sehatr’asa inona?</text:span></text:span></text:p>
            <text:p text:style-name="P2"><text:span text:style-name="Police_20_par_20_défaut"><text:span text:style-name="T107">1. Eny <text:tab/><text:tab/>2. Tsia</text:span></text:span></text:p>
          </table:table-cell>
          <table:covered-table-cell/>
          <table:covered-table-cell/>
          <table:covered-table-cell/>
          <table:covered-table-cell/>
          <table:table-cell table:style-name="Tableau53.A1" table:number-columns-spanned="2" office:value-type="string">
            <text:p text:style-name="P2"><text:span text:style-name="Police_20_par_20_défaut"><text:span text:style-name="T101">MP4. </text:span></text:span><text:span text:style-name="Police_20_par_20_défaut"><text:span text:style-name="T107">Vola na zavatra naloan’ny tokantrano t@ PR 2025</text:span></text:span></text:p>
          </table:table-cell>
          <table:covered-table-cell/>
        </table:table-row>
        <table:table-row table:style-name="Tableau53.1">
          <table:covered-table-cell table:style-name="Tableau53.A1"/>
          <table:covered-table-cell table:style-name="Tableau53.A1"/>
          <table:table-cell table:style-name="Tableau53.A1" office:value-type="string">
            <text:p text:style-name="P2"><text:span text:style-name="Police_20_par_20_défaut"><text:span text:style-name="T101">MP3a.</text:span></text:span></text:p>
            <text:p text:style-name="P2"><text:span text:style-name="Police_20_par_20_défaut"><text:span text:style-name="T107">Vary</text:span></text:span></text:p>
          </table:table-cell>
          <table:table-cell table:style-name="Tableau53.A1" office:value-type="string">
            <text:p text:style-name="P2"><text:span text:style-name="Police_20_par_20_défaut"><text:span text:style-name="T101">MP3b.</text:span></text:span></text:p>
            <text:p text:style-name="P2"><text:span text:style-name="Police_20_par_20_défaut"><text:span text:style-name="T107">Voly hafa</text:span></text:span></text:p>
          </table:table-cell>
          <table:table-cell table:style-name="Tableau53.A1" office:value-type="string">
            <text:p text:style-name="P2"><text:span text:style-name="Police_20_par_20_défaut"><text:span text:style-name="T101">MP3c.</text:span></text:span></text:p>
            <text:p text:style-name="P2"><text:span text:style-name="Police_20_par_20_défaut"><text:span text:style-name="T107">Fiompi--ana</text:span></text:span></text:p>
          </table:table-cell>
          <table:table-cell table:style-name="Tableau53.F2" office:value-type="string">
            <text:p text:style-name="P2"><text:span text:style-name="Police_20_par_20_défaut"><text:span text:style-name="T101">MP3d.Asa </text:span></text:span><text:span text:style-name="Police_20_par_20_défaut"><text:span text:style-name="T107">fihariana hafa</text:span></text:span></text:p>
          </table:table-cell>
          <table:table-cell table:style-name="Tableau53.A1" office:value-type="string">
            <text:p text:style-name="P2"><text:span text:style-name="Police_20_par_20_défaut"><text:span text:style-name="T92">MP3f.</text:span></text:span></text:p>
            <text:p text:style-name="P2"><text:span text:style-name="Police_20_par_20_défaut"><text:span text:style-name="T93">Mpanampy ao an-trano</text:span></text:span></text:p>
          </table:table-cell>
          <table:table-cell table:style-name="Tableau53.A1" office:value-type="string">
            <text:p text:style-name="P2"><text:span text:style-name="Police_20_par_20_défaut"><text:span text:style-name="T92">MP41.</text:span></text:span></text:p>
            <text:p text:style-name="P2"><text:span text:style-name="Police_20_par_20_défaut"><text:span text:style-name="T93">Vola naloan’ny tokantrano</text:span></text:span><text:span text:style-name="Police_20_par_20_défaut"><text:span text:style-name="T92"> </text:span></text:span><text:span text:style-name="Police_20_par_20_défaut"><text:span text:style-name="T109">(Ar)</text:span></text:span></text:p>
          </table:table-cell>
          <table:table-cell table:style-name="Tableau53.A1" office:value-type="string">
            <text:p text:style-name="P2"><text:span text:style-name="Police_20_par_20_défaut"><text:span text:style-name="T90">MP42.</text:span></text:span></text:p>
            <text:p text:style-name="P2"><text:span text:style-name="Police_20_par_20_défaut"><text:span text:style-name="T94">Tomban'ny zavatra nomen’ny tokatrano </text:span></text:span><text:span text:style-name="Police_20_par_20_défaut"><text:span text:style-name="T123">(Ar)</text:span></text:span></text:p>
          </table:table-cell>
        </table:table-row>
        <table:table-row table:style-name="Tableau53.3">
          <table:table-cell table:style-name="Tableau53.A1" office:value-type="string">
            <text:p text:style-name="Standard"><text:span text:style-name="Police_20_par_20_défaut"><text:span text:style-name="T231">1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P2"><text:span text:style-name="Police_20_par_20_défaut"><text:span text:style-name="T231">|__|__|__|__|__|__|__|</text:span></text:span></text:p>
          </table:table-cell>
          <table:table-cell table:style-name="Tableau53.A1" office:value-type="string">
            <text:p text:style-name="P2"><text:span text:style-name="Police_20_par_20_défaut"><text:span text:style-name="T231">|__|__|__|__|__|__|__|</text:span></text:span></text:p>
          </table:table-cell>
        </table:table-row>
        <table:table-row table:style-name="Tableau53.4">
          <table:table-cell table:style-name="Tableau53.A1" office:value-type="string">
            <text:p text:style-name="Standard"><text:span text:style-name="Police_20_par_20_défaut"><text:span text:style-name="T231">2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P2"><text:span text:style-name="Police_20_par_20_défaut"><text:span text:style-name="T231">|__|__|__|__|__|__|__|</text:span></text:span></text:p>
          </table:table-cell>
          <table:table-cell table:style-name="Tableau53.A1" office:value-type="string">
            <text:p text:style-name="P2"><text:span text:style-name="Police_20_par_20_défaut"><text:span text:style-name="T231">|__|__|__|__|__|__|__|</text:span></text:span></text:p>
          </table:table-cell>
        </table:table-row>
        <table:table-row table:style-name="Tableau53.5">
          <table:table-cell table:style-name="Tableau53.A1" office:value-type="string">
            <text:p text:style-name="Standard"><text:span text:style-name="Police_20_par_20_défaut"><text:span text:style-name="T231">3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Standard"><text:span text:style-name="Police_20_par_20_défaut"><text:span text:style-name="T231">|__|</text:span></text:span></text:p>
          </table:table-cell>
          <table:table-cell table:style-name="Tableau53.A1" office:value-type="string">
            <text:p text:style-name="P2"><text:span text:style-name="Police_20_par_20_défaut"><text:span text:style-name="T231">|__|__|__|__|__|__|__|</text:span></text:span></text:p>
          </table:table-cell>
          <table:table-cell table:style-name="Tableau53.A1" office:value-type="string">
            <text:p text:style-name="P2"><text:span text:style-name="Police_20_par_20_défaut"><text:span text:style-name="T231">|__|__|__|__|__|__|__|</text:span></text:span></text:p>
          </table:table-cell>
        </table:table-row>
      </table:table>
      <text:p text:style-name="P85"/>
      <text:p text:style-name="P2"><text:span text:style-name="Police_20_par_20_défaut"><text:span text:style-name="T360">LOZA VOAJANAHARY SY VOINA(CC)</text:span></text:span><text:span text:style-name="Police_20_par_20_défaut"><text:span text:style-name="T219"> PR 2025 (CC)</text:span></text:span><text:span text:style-name="Police_20_par_20_défaut"><text:span text:style-name="T194"> </text:span></text:span></text:p>
      <table:table table:name="Tableau54" table:style-name="Tableau54">
        <table:table-column table:style-name="Tableau54.A"/>
        <table:table-column table:style-name="Tableau54.B"/>
        <table:table-column table:style-name="Tableau54.C"/>
        <table:table-column table:style-name="Tableau54.D"/>
        <table:table-column table:style-name="Tableau54.E"/>
        <table:table-column table:style-name="Tableau54.F"/>
        <table:table-column table:style-name="Tableau54.G"/>
        <table:table-column table:style-name="Tableau54.H"/>
        <table:table-column table:style-name="Tableau54.G"/>
        <table:table-column table:style-name="Tableau54.J"/>
        <table:table-column table:style-name="Tableau54.K"/>
        <table:table-column table:style-name="Tableau54.L"/>
        <table:table-column table:style-name="Tableau54.M"/>
        <table:table-column table:style-name="Tableau54.J" table:number-columns-repeated="2"/>
        <table:table-column table:style-name="Tableau54.H"/>
        <table:table-column table:style-name="Tableau54.G"/>
        <table:table-column table:style-name="Tableau54.H" table:number-columns-repeated="2"/>
        <table:table-column table:style-name="Tableau54.T"/>
        <table:table-row table:style-name="Tableau54.1">
          <table:table-cell table:style-name="Tableau54.A1" table:number-rows-spanned="3" office:value-type="string">
            <text:p text:style-name="P2"><text:change-start text:change-id="ct2001248941296"/><text:span text:style-name="Police_20_par_20_défaut"><text:span text:style-name="T361">CC1</text:span></text:span><text:change-end text:change-id="ct2001248941296"/><text:span text:style-name="Police_20_par_20_défaut"><text:span text:style-name="T291"> Anton'ny fahasimbana</text:span></text:span></text:p>
          </table:table-cell>
          <table:table-cell table:style-name="Tableau54.A1" table:number-rows-spanned="3" office:value-type="string">
            <text:p text:style-name="P2"><text:span text:style-name="Police_20_par_20_défaut"><text:span text:style-name="T92">1.</text:span></text:span><text:span text:style-name="Police_20_par_20_défaut"><text:span text:style-name="T109">Eny</text:span></text:span></text:p>
            <text:p text:style-name="P136"/>
            <text:p text:style-name="P2"><text:span text:style-name="Police_20_par_20_défaut"><text:span text:style-name="T92">2.</text:span></text:span><text:span text:style-name="Police_20_par_20_défaut"><text:span text:style-name="T109">Tsia</text:span></text:span></text:p>
          </table:table-cell>
          <table:table-cell table:style-name="Tableau54.A1" table:number-rows-spanned="3" office:value-type="string">
            <text:p text:style-name="P2"><text:span text:style-name="Police_20_par_20_défaut"><text:span text:style-name="T361">CC1a1 </text:span></text:span><text:span text:style-name="Police_20_par_20_défaut"><text:span text:style-name="T291">l</text:span></text:span> <text:span text:style-name="Police_20_par_20_défaut"><text:span text:style-name="T291">Trano</text:span></text:span></text:p>
          </table:table-cell>
          <table:table-cell table:style-name="Tableau54.A1" table:number-rows-spanned="3" office:value-type="string">
            <text:p text:style-name="P2"><text:span text:style-name="Police_20_par_20_défaut"><text:span text:style-name="T361">CC1a2</text:span></text:span><text:span text:style-name="Police_20_par_20_défaut"><text:span text:style-name="T291"> Fiom-piana</text:span></text:span></text:p>
          </table:table-cell>
          <table:table-cell table:style-name="Tableau54.A1" table:number-rows-spanned="3" office:value-type="string">
            <text:p text:style-name="P2"><text:span text:style-name="Police_20_par_20_défaut"><text:span text:style-name="T361">CC1a3</text:span></text:span><text:span text:style-name="Police_20_par_20_défaut"><text:span text:style-name="T291"> Tokan-trano</text:span></text:span></text:p>
          </table:table-cell>
          <table:table-cell table:style-name="Tableau54.F1" table:number-rows-spanned="3" office:value-type="string">
            <text:p text:style-name="P2"><text:span text:style-name="Police_20_par_20_défaut"><text:span text:style-name="T362">CC1a5</text:span></text:span><text:span text:style-name="Police_20_par_20_défaut"><text:span text:style-name="T363">. </text:span></text:span><text:span text:style-name="Police_20_par_20_défaut"><text:span text:style-name="T218">Vanim-potoana : (mariho izay vanimpotoana)</text:span></text:span></text:p>
          </table:table-cell>
          <table:table-cell table:style-name="Tableau54.G1" table:number-columns-spanned="14" office:value-type="string">
            <text:p text:style-name="P2"><text:change-start text:change-id="ct2001248952816"/><text:span text:style-name="Police_20_par_20_défaut"><text:span text:style-name="T220">CC1a5.</text:span></text:span><text:change-end text:change-id="ct2001248952816"/><text:span text:style-name="Police_20_par_20_défaut"><text:span text:style-name="T225"> Fahasimbana teny an-tsaha / <text:s/></text:span></text:span><text:change-start text:change-id="ct2001248953680"/><text:span text:style-name="Police_20_par_20_défaut"><text:span text:style-name="T220">CC1a6</text:span></text:span><text:change-end text:change-id="ct2001248953680"/><text:span text:style-name="Police_20_par_20_défaut"><text:span text:style-name="T225">. Fahasimbana t@ fitahirizana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4.2">
          <table:covered-table-cell table:style-name="Tableau54.A1"/>
          <table:covered-table-cell table:style-name="Tableau54.A1"/>
          <table:covered-table-cell table:style-name="Tableau54.A1"/>
          <table:covered-table-cell table:style-name="Tableau54.A1"/>
          <table:covered-table-cell table:style-name="Tableau54.A1"/>
          <table:covered-table-cell table:style-name="Tableau54.F1"/>
          <table:table-cell table:style-name="Tableau54.G2" table:number-columns-spanned="2" office:value-type="string">
            <text:p text:style-name="P2"><text:span text:style-name="Police_20_par_20_défaut"><text:span text:style-name="T364">Marika Voly</text:span></text:span></text:p>
            <text:p text:style-name="P2"><text:span text:style-name="Police_20_par_20_défaut"><text:span text:style-name="T364">(Annexe 07)<text:line-break/>|__|__|__|</text:span></text:span></text:p>
          </table:table-cell>
          <table:covered-table-cell/>
          <table:table-cell table:style-name="Tableau54.A1" table:number-columns-spanned="2" office:value-type="string">
            <text:p text:style-name="P2"><text:span text:style-name="Police_20_par_20_défaut"><text:span text:style-name="T364">Marika Voly</text:span></text:span></text:p>
            <text:p text:style-name="P2"><text:span text:style-name="Police_20_par_20_défaut"><text:span text:style-name="T364">(Annexe 07)<text:line-break/>|__|__|__|</text:span></text:span></text:p>
          </table:table-cell>
          <table:covered-table-cell/>
          <table:table-cell table:style-name="Tableau54.A1" table:number-columns-spanned="2" office:value-type="string">
            <text:p text:style-name="P2"><text:span text:style-name="Police_20_par_20_défaut"><text:span text:style-name="T364">Marika Voly</text:span></text:span></text:p>
            <text:p text:style-name="P2"><text:span text:style-name="Police_20_par_20_défaut"><text:span text:style-name="T364">(Annexe 07)<text:line-break/>|__|__|__|</text:span></text:span></text:p>
          </table:table-cell>
          <table:covered-table-cell/>
          <table:table-cell table:style-name="Tableau54.A1" table:number-columns-spanned="2" office:value-type="string">
            <text:p text:style-name="P2"><text:span text:style-name="Police_20_par_20_défaut"><text:span text:style-name="T364">Marika Voly</text:span></text:span></text:p>
            <text:p text:style-name="P2"><text:span text:style-name="Police_20_par_20_défaut"><text:span text:style-name="T364">(Annexe 07)<text:line-break/>|__|__|__|</text:span></text:span></text:p>
          </table:table-cell>
          <table:covered-table-cell/>
          <table:table-cell table:style-name="Tableau54.A1" table:number-columns-spanned="2" office:value-type="string">
            <text:p text:style-name="P2"><text:span text:style-name="Police_20_par_20_défaut"><text:span text:style-name="T364">Marika Voly</text:span></text:span></text:p>
            <text:p text:style-name="P2"><text:span text:style-name="Police_20_par_20_défaut"><text:span text:style-name="T364">(Annexe 07)<text:line-break/>|__|__|__|</text:span></text:span></text:p>
          </table:table-cell>
          <table:covered-table-cell/>
          <table:table-cell table:style-name="Tableau54.A1" table:number-columns-spanned="2" office:value-type="string">
            <text:p text:style-name="P2"><text:span text:style-name="Police_20_par_20_défaut"><text:span text:style-name="T364">Marika Voly</text:span></text:span></text:p>
            <text:p text:style-name="P2"><text:span text:style-name="Police_20_par_20_défaut"><text:span text:style-name="T364">(Annexe 07)<text:line-break/>|__|__|__|</text:span></text:span></text:p>
          </table:table-cell>
          <table:covered-table-cell/>
          <table:table-cell table:style-name="Tableau54.A1" table:number-columns-spanned="2" office:value-type="string">
            <text:p text:style-name="P2"><text:span text:style-name="Police_20_par_20_défaut"><text:span text:style-name="T364">Marika Voly</text:span></text:span></text:p>
            <text:p text:style-name="P2"><text:span text:style-name="Police_20_par_20_défaut"><text:span text:style-name="T364">(Annexe 07)<text:line-break/>|__|__|__|</text:span></text:span></text:p>
          </table:table-cell>
          <table:covered-table-cell/>
        </table:table-row>
        <table:table-row table:style-name="Tableau54.3">
          <table:covered-table-cell table:style-name="Tableau54.A1"/>
          <table:covered-table-cell table:style-name="Tableau54.A1"/>
          <table:covered-table-cell table:style-name="Tableau54.A1"/>
          <table:covered-table-cell table:style-name="Tableau54.A1"/>
          <table:covered-table-cell table:style-name="Tableau54.A1"/>
          <table:covered-table-cell table:style-name="Tableau54.F1"/>
          <table:table-cell table:style-name="Tableau54.G3" office:value-type="string">
            <text:p text:style-name="P2"><text:span text:style-name="Police_20_par_20_défaut"><text:span text:style-name="T365">CC1a51</text:span></text:span><text:span text:style-name="Police_20_par_20_défaut"><text:span text:style-name="T364"><text:line-break/>Saha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61 </text:span></text:span><text:span text:style-name="Police_20_par_20_défaut"><text:span text:style-name="T364"><text:line-break/>Tahiry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52</text:span></text:span><text:span text:style-name="Police_20_par_20_défaut"><text:span text:style-name="T364"><text:line-break/>Saha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62</text:span></text:span><text:span text:style-name="Police_20_par_20_défaut"><text:span text:style-name="T364"><text:line-break/>Tahiry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53</text:span></text:span><text:span text:style-name="Police_20_par_20_défaut"><text:span text:style-name="T364"><text:line-break/>Saha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63</text:span></text:span><text:span text:style-name="Police_20_par_20_défaut"><text:span text:style-name="T364"><text:line-break/>Tahiry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54</text:span></text:span><text:span text:style-name="Police_20_par_20_défaut"><text:span text:style-name="T364"><text:line-break/>Saha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64</text:span></text:span><text:span text:style-name="Police_20_par_20_défaut"><text:span text:style-name="T364"><text:line-break/>Tahiry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55</text:span></text:span><text:span text:style-name="Police_20_par_20_défaut"><text:span text:style-name="T364"><text:line-break/>Saha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65</text:span></text:span><text:span text:style-name="Police_20_par_20_défaut"><text:span text:style-name="T364"><text:line-break/>Tahiry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56</text:span></text:span><text:span text:style-name="Police_20_par_20_défaut"><text:span text:style-name="T364"><text:line-break/>Saha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66</text:span></text:span><text:span text:style-name="Police_20_par_20_défaut"><text:span text:style-name="T364"><text:line-break/>Tahiry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56</text:span></text:span><text:span text:style-name="Police_20_par_20_défaut"><text:span text:style-name="T364"><text:line-break/>Saha s</text:span></text:span></text:p>
          </table:table-cell>
          <table:table-cell table:style-name="Tableau54.A1" office:value-type="string">
            <text:p text:style-name="P2"><text:span text:style-name="Police_20_par_20_défaut"><text:span text:style-name="T365">CC1a66</text:span></text:span><text:span text:style-name="Police_20_par_20_défaut"><text:span text:style-name="T364"><text:line-break/>Tahiry</text:span></text:span></text:p>
          </table:table-cell>
        </table:table-row>
        <table:table-row table:style-name="Tableau54.1">
          <table:table-cell table:style-name="Tableau54.A1" office:value-type="string">
            <text:p text:style-name="Standard"><text:span text:style-name="Police_20_par_20_défaut"><text:span text:style-name="T366">01. Rivo-doza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  <table:table-row table:style-name="Tableau54.1">
          <table:table-cell table:style-name="Tableau54.A1" office:value-type="string">
            <text:p text:style-name="Standard"><text:span text:style-name="Police_20_par_20_défaut"><text:span text:style-name="T366">02. Tondra-drano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  <table:table-row table:style-name="Tableau54.1">
          <table:table-cell table:style-name="Tableau54.A1" office:value-type="string">
            <text:p text:style-name="Standard"><text:span text:style-name="Police_20_par_20_défaut"><text:span text:style-name="T366">03. Haintany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137"/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  <table:table-row table:style-name="Tableau54.1">
          <table:table-cell table:style-name="Tableau54.A1" office:value-type="string">
            <text:p text:style-name="Standard"><text:span text:style-name="Police_20_par_20_défaut"><text:span text:style-name="T366">04. Havandra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  <table:table-row table:style-name="Tableau54.8">
          <table:table-cell table:style-name="Tableau54.A1" office:value-type="string">
            <text:p text:style-name="Standard"><text:span text:style-name="Police_20_par_20_défaut"><text:span text:style-name="T366">05. Valan’ aretina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137"/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  <table:table-row table:style-name="Tableau54.1">
          <table:table-cell table:style-name="Tableau54.A1" office:value-type="string">
            <text:p text:style-name="Standard"><text:span text:style-name="Police_20_par_20_défaut"><text:span text:style-name="T366">06.</text:span></text:span><text:span text:style-name="Police_20_par_20_défaut"><text:span text:style-name="T368"> </text:span></text:span><text:span text:style-name="Police_20_par_20_défaut"><text:span text:style-name="T366">Valala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137"/>
          </table:table-cell>
          <table:table-cell table:style-name="Tableau54.A1" office:value-type="string">
            <text:p text:style-name="P137"/>
          </table:table-cell>
          <table:table-cell table:style-name="Tableau54.A1" office:value-type="string">
            <text:p text:style-name="P137"/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  <table:table-row table:style-name="Tableau54.1">
          <table:table-cell table:style-name="Tableau54.A1" office:value-type="string">
            <text:p text:style-name="Standard"><text:span text:style-name="Police_20_par_20_défaut"><text:span text:style-name="T366">07. Afo / Varatra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  <table:table-row table:style-name="Tableau54.11">
          <table:table-cell table:style-name="Tableau54.A1" office:value-type="string">
            <text:p text:style-name="Standard"><text:span text:style-name="Police_20_par_20_défaut"><text:span text:style-name="T366">08. Olona (</text:span></text:span><text:span text:style-name="Police_20_par_20_défaut"><text:span text:style-name="T369">halatra Fanimbana /)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  <table:table-row table:style-name="Tableau54.1">
          <table:table-cell table:style-name="Tableau54.A1" office:value-type="string">
            <text:p text:style-name="Standard"><text:span text:style-name="Police_20_par_20_défaut"><text:span text:style-name="T366">09. Voalavo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137"/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  <table:table-row table:style-name="Tableau54.1">
          <table:table-cell table:style-name="Tableau54.A1" office:value-type="string">
            <text:p text:style-name="Standard"><text:span text:style-name="Police_20_par_20_défaut"><text:span text:style-name="T366">10. Andiam-biby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  <table:table-row table:style-name="Tableau54.1">
          <table:table-cell table:style-name="Tableau54.A1" office:value-type="string">
            <text:p text:style-name="Standard"><text:span text:style-name="Police_20_par_20_défaut"><text:span text:style-name="T366">12. Vorona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137"/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  <table:table-row table:style-name="Tableau54.1">
          <table:table-cell table:style-name="Tableau54.A1" office:value-type="string">
            <text:p text:style-name="Standard"><text:span text:style-name="Police_20_par_20_défaut"><text:span text:style-name="T366">13. Hafa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1<text:tab/>2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  <table:table-cell table:style-name="Tableau54.A1" office:value-type="string">
            <text:p text:style-name="P2"><text:span text:style-name="Police_20_par_20_défaut"><text:span text:style-name="T367">|__|</text:span></text:span></text:p>
          </table:table-cell>
        </table:table-row>
      </table:table>
      <text:p text:style-name="Standard"><text:span text:style-name="Police_20_par_20_défaut"><text:span text:style-name="T198">CC1a2.T@ trano fonenana, ny voly, ny biby fiompy</text:span></text:span><text:span text:style-name="Police_20_par_20_défaut"><text:span text:style-name="T89">:</text:span></text:span><text:span text:style-name="Police_20_par_20_défaut"><text:span text:style-name="T86"> <text:s text:c="2"/></text:span></text:span><text:span text:style-name="Police_20_par_20_défaut"><text:span text:style-name="T89">1.</text:span></text:span><text:span text:style-name="Police_20_par_20_défaut"><text:span text:style-name="T74">Tsy nisy <text:s text:c="2"/></text:span></text:span><text:span text:style-name="Police_20_par_20_défaut"><text:span text:style-name="T89">2.</text:span></text:span><text:span text:style-name="Police_20_par_20_défaut"><text:span text:style-name="T370">Nisy kely <text:s text:c="3"/></text:span></text:span><text:span text:style-name="Police_20_par_20_défaut"><text:span text:style-name="T371">3.</text:span></text:span><text:span text:style-name="Police_20_par_20_défaut"><text:span text:style-name="T370"> Betsaka <text:s text:c="3"/></text:span></text:span><text:span text:style-name="Police_20_par_20_défaut"><text:span text:style-name="T371">4.</text:span></text:span><text:span text:style-name="Police_20_par_20_défaut"><text:span text:style-name="T370"> Rava tanteraka</text:span></text:span></text:p>
      <text:p text:style-name="Standard"><text:span text:style-name="Police_20_par_20_défaut"><text:span text:style-name="T372">CC1a3.Teo @ tokantrano:</text:span></text:span><text:span text:style-name="Police_20_par_20_défaut"><text:span text:style-name="T373"> <text:s text:c="2"/></text:span></text:span><text:span text:style-name="Police_20_par_20_défaut"><text:span text:style-name="T371">1.</text:span></text:span><text:span text:style-name="Police_20_par_20_défaut"><text:span text:style-name="T370"> Tsy nisy <text:s text:c="2"/></text:span></text:span><text:span text:style-name="Police_20_par_20_défaut"><text:span text:style-name="T371">2.</text:span></text:span><text:span text:style-name="Police_20_par_20_défaut"><text:span text:style-name="T370">Nisy naratra / Narary <text:s text:c="3"/></text:span></text:span><text:span text:style-name="Police_20_par_20_défaut"><text:span text:style-name="T371">3.</text:span></text:span><text:span text:style-name="Police_20_par_20_défaut"><text:span text:style-name="T370">Nisy maty /Tsy hita <text:s text:c="4"/></text:span></text:span><text:span text:style-name="Police_20_par_20_défaut"><text:span text:style-name="T371">4.</text:span></text:span><text:span text:style-name="Police_20_par_20_défaut"><text:span text:style-name="T370">Tsy nihinana / nihafy</text:span></text:span></text:p>
      <text:p text:style-name="Standard"><text:span text:style-name="Police_20_par_20_défaut"><text:span text:style-name="T374">CC1a5.Code Vanim-potoana:</text:span></text:span><text:span text:style-name="Police_20_par_20_défaut"><text:span text:style-name="T375"> </text:span></text:span><text:span text:style-name="Police_20_par_20_défaut"><text:span text:style-name="T376">1. </text:span></text:span><text:span text:style-name="Police_20_par_20_défaut"><text:span text:style-name="T373">Ivelan’ny maitso ahitra 2. Fotoan’ny maitso ahitra</text:span></text:span></text:p>
      <table:table table:name="Tableau55" table:style-name="Tableau55">
        <table:table-column table:style-name="Tableau55.A"/>
        <table:table-column table:style-name="Tableau55.B"/>
        <table:table-row table:style-name="Tableau55.1">
          <table:table-cell table:style-name="Tableau55.A1" table:number-columns-spanned="2" office:value-type="string">
            <text:p text:style-name="P30"><text:span text:style-name="Police_20_par_20_défaut"><text:span text:style-name="T90">NY ARA-TSAKAFO (SA)</text:span></text:span></text:p>
          </table:table-cell>
          <table:covered-table-cell/>
        </table:table-row>
        <table:table-row table:style-name="Tableau55.2">
          <table:table-cell table:style-name="Tableau55.A1" office:value-type="string">
            <text:p text:style-name="Standard"><text:span text:style-name="Police_20_par_20_défaut"><text:span text:style-name="T92">SAL2d</text:span></text:span><text:span text:style-name="Police_20_par_20_défaut"><text:span text:style-name="T109">. Firy volana ianareo ao antin’ny ny maitso ahitra? </text:span></text:span><text:span text:style-name="Police_20_par_20_défaut"><text:span text:style-name="T123">( fotoanan’ny mosary)<text:tab/><text:tab/><text:tab/></text:span></text:span><text:span text:style-name="Police_20_par_20_défaut"><text:span text:style-name="T90"><text:line-break/></text:span></text:span><text:span text:style-name="Police_20_par_20_défaut"><text:span text:style-name="T180">Entourer les mois correspondants</text:span></text:span><text:span text:style-name="Police_20_par_20_défaut"><text:span text:style-name="T358"> : <text:tab/><text:tab/>10 <text:s text:c="3"/>11 <text:s text:c="4"/>12 <text:s text:c="3"/>1 <text:s text:c="3"/>2 <text:s text:c="4"/>3 <text:s text:c="4"/>4 <text:s text:c="4"/>5 <text:s text:c="4"/>6 <text:s text:c="4"/>7 <text:s text:c="4"/>8 <text:s text:c="3"/>9</text:span></text:span></text:p>
          </table:table-cell>
          <table:table-cell table:style-name="Tableau55.B2" office:value-type="string">
            <text:p text:style-name="P2"><text:span text:style-name="Police_20_par_20_défaut"><text:span text:style-name="T109">|__|__|</text:span></text:span></text:p>
          </table:table-cell>
        </table:table-row>
        <table:table-row table:style-name="Tableau55.3">
          <table:table-cell table:style-name="Tableau55.A1" office:value-type="string">
            <text:p text:style-name="Standard"><text:span text:style-name="Police_20_par_20_défaut"><text:span text:style-name="T92">SAL1</text:span></text:span><text:span text:style-name="Police_20_par_20_défaut"><text:span text:style-name="T109">. Inona no foto-tsakafo mahazatra anareo t@ fotoana ivelan’ny maitso ahitra? (Annexe 10)</text:span></text:span><text:span text:style-name="Police_20_par_20_défaut"><text:span text:style-name="T92"><text:line-break/></text:span></text:span><text:span text:style-name="Police_20_par_20_défaut"><text:span text:style-name="T109">|__|__|__|<text:tab/><text:tab/> |__|__|__| <text:tab/><text:tab/> </text:span></text:span><text:span text:style-name="Police_20_par_20_défaut"><text:span text:style-name="T123">|__|__|__| <text:line-break/>Maraina<text:tab/><text:tab/>Antoandro<text:tab/><text:tab/>Hariva</text:span></text:span></text:p>
          </table:table-cell>
          <table:table-cell table:style-name="Tableau55.B2" office:value-type="string">
            <text:p text:style-name="P2"><text:span text:style-name="Police_20_par_20_défaut"><text:span text:style-name="T123">|__|__|__| <text:s/>|__|__|__| <text:s text:c="2"/>|__|__|__|<text:line-break/></text:span></text:span><text:span text:style-name="Police_20_par_20_défaut"><text:span text:style-name="T305">SAL1a <text:s text:c="7"/>SAL1b <text:s text:c="7"/>SAL1c</text:span></text:span></text:p>
          </table:table-cell>
        </table:table-row>
        <table:table-row table:style-name="Tableau55.4">
          <table:table-cell table:style-name="Tableau55.A1" office:value-type="string">
            <text:p text:style-name="Standard"><text:span text:style-name="Police_20_par_20_défaut"><text:span text:style-name="T90">SAL2</text:span></text:span><text:span text:style-name="Police_20_par_20_défaut"><text:span text:style-name="T123">. Inona no foto-tsakafo mahazatra anareo t@ fotoanan’ny maitso ahitra?(Annexe 10)</text:span></text:span><text:span text:style-name="Police_20_par_20_défaut"><text:span text:style-name="T90"><text:line-break/></text:span></text:span><text:span text:style-name="Police_20_par_20_défaut"><text:span text:style-name="T123">|__|__|__|<text:tab/><text:tab/> |__|__|__| <text:tab/><text:tab/> |__|__|__|</text:span></text:span></text:p>
            <text:p text:style-name="Standard"><text:span text:style-name="Police_20_par_20_défaut"><text:span text:style-name="T123">Maraina<text:tab/><text:tab/>Antoandro<text:tab/><text:tab/>Hariva</text:span></text:span></text:p>
          </table:table-cell>
          <table:table-cell table:style-name="Tableau55.B2" office:value-type="string">
            <text:p text:style-name="P2"><text:span text:style-name="Police_20_par_20_défaut"><text:span text:style-name="T123">|__|__|__| <text:s/>|__|__|__| <text:s text:c="2"/>|__|__|__|<text:line-break/></text:span></text:span><text:span text:style-name="Police_20_par_20_défaut"><text:span text:style-name="T305">SAL2a <text:s text:c="7"/>SAL2b <text:s text:c="7"/>SAL2c</text:span></text:span></text:p>
          </table:table-cell>
        </table:table-row>
      </table:table>
      <text:p text:style-name="Standard"/>
      <table:table table:name="Tableau56" table:style-name="Tableau56">
        <table:table-column table:style-name="Tableau56.A"/>
        <table:table-column table:style-name="Tableau56.B"/>
        <table:table-row table:style-name="Tableau56.1">
          <table:table-cell table:style-name="Tableau56.A1" table:number-columns-spanned="2" office:value-type="string">
            <text:p text:style-name="Standard"><text:span text:style-name="Police_20_par_20_défaut"><text:span text:style-name="T377">SA14a</text:span></text:span><text:span text:style-name="Police_20_par_20_défaut"><text:span text:style-name="T378">. Nandritry <text:s/>ny volana inona avy t@ <text:s/>PR 2024-2025 ianareo no tojo fahasahiranana amin’ny fahitana <text:s/>sakafo <text:s/>fototra sy tahiry tsy <text:s/>ampy ; fahasarotan’ny fividiananan foto-tsakafo, <text:line-break/></text:span></text:span><text:span text:style-name="Police_20_par_20_défaut"><text:span text:style-name="T379">Asio boribory ny volana voakasika :: <text:tab/><text:tab/></text:span></text:span><text:span text:style-name="Police_20_par_20_défaut"><text:span text:style-name="T380">10 <text:s text:c="3"/>11 <text:s text:c="4"/>12 <text:s text:c="3"/>1 <text:s text:c="3"/>2 <text:s text:c="4"/>3 <text:s text:c="4"/>4 <text:s text:c="4"/>5 <text:s text:c="4"/>6 <text:s text:c="4"/>7 <text:s text:c="4"/>8 <text:s text:c="3"/>9</text:span></text:span></text:p>
          </table:table-cell>
          <table:covered-table-cell/>
        </table:table-row>
        <table:table-row table:style-name="Tableau56.2">
          <table:table-cell table:style-name="Tableau56.A1" office:value-type="string">
            <text:p text:style-name="P4"><text:span text:style-name="Police_20_par_20_défaut"><text:span text:style-name="T92">SAL15a</text:span></text:span><text:span text:style-name="Police_20_par_20_défaut"><text:span text:style-name="T93">. <text:s text:c="2"/>Firy volana izany raha atotaly ?</text:span></text:span></text:p>
          </table:table-cell>
          <table:table-cell table:style-name="Tableau56.B2" office:value-type="string">
            <text:p text:style-name="P2"><text:span text:style-name="Police_20_par_20_défaut"><text:span text:style-name="T94">|___|___|</text:span></text:span></text:p>
          </table:table-cell>
        </table:table-row>
      </table:table>
      <text:p text:style-name="P85"/>
      <text:p text:style-name="P48"><text:span text:style-name="Police_20_par_20_défaut"><text:span text:style-name="T381">TETIKADY NIHATREHANA NY FAHASAHIRANANA ARA-TSAKAFO </text:span></text:span><text:span text:style-name="Police_20_par_20_défaut"><text:span text:style-name="T382"><text:s/></text:span></text:span><text:span text:style-name="Police_20_par_20_défaut"><text:span text:style-name="T381">PR 2024-2025(SSA)</text:span></text:span><text:span text:style-name="Police_20_par_20_défaut"><text:span text:style-name="T116"> </text:span></text:span></text:p>
      <text:p text:style-name="Standard"/>
      <text:p text:style-name="Default"><text:span text:style-name="Police_20_par_20_défaut"><text:span text:style-name="T383">Nanao ireto manaraka ireto ve ianareo mba hiantohana ny fahampian-tsakafo tao an-tokantrano t@ PR 2024-2025?</text:span></text:span></text:p>
      <text:p text:style-name="Default"><text:span text:style-name="Police_20_par_20_défaut"><text:span text:style-name="T383"><text:s/></text:span></text:span><text:span text:style-name="Police_20_par_20_défaut"><text:span text:style-name="T279">Fahatetehany</text:span></text:span><text:span text:style-name="Police_20_par_20_défaut"><text:span text:style-name="T196"> 0 </text:span></text:span><text:span text:style-name="Police_20_par_20_défaut"><text:span text:style-name="T197">= Tsy mbola nisy mihitsy </text:span></text:span><text:span text:style-name="Police_20_par_20_défaut"><text:span text:style-name="T196">1 </text:span></text:span><text:span text:style-name="Police_20_par_20_défaut"><text:span text:style-name="T197">= indraindray (in-1 hatramin’ny in-3 isakerinandro) </text:span></text:span><text:span text:style-name="Police_20_par_20_défaut"><text:span text:style-name="T196">2 </text:span></text:span><text:span text:style-name="Police_20_par_20_défaut"><text:span text:style-name="T197">= mahalana (latsaky ny in-1 isakerinandro) </text:span></text:span><text:span text:style-name="Police_20_par_20_défaut"><text:span text:style-name="T196">3 </text:span></text:span><text:span text:style-name="Police_20_par_20_défaut"><text:span text:style-name="T197">= matetika</text:span></text:span></text:p>
      <text:p text:style-name="P99"/>
      <table:table table:name="Tableau57" table:style-name="Tableau57">
        <table:table-column table:style-name="Tableau57.A"/>
        <table:table-column table:style-name="Tableau57.B"/>
        <table:table-column table:style-name="Tableau57.C"/>
        <table:table-column table:style-name="Tableau57.D"/>
        <table:table-column table:style-name="Tableau57.E"/>
        <table:table-row table:style-name="Tableau57.1">
          <table:table-cell table:style-name="Tableau57.A1" table:number-columns-spanned="2" office:value-type="string">
            <text:p text:style-name="Standard"><text:span text:style-name="Police_20_par_20_défaut"><text:span text:style-name="T92">SSA</text:span></text:span><text:span text:style-name="Police_20_par_20_défaut"><text:span text:style-name="T362"> 01.</text:span></text:span><text:span text:style-name="Police_20_par_20_défaut"><text:span text:style-name="T218"> </text:span></text:span><text:span text:style-name="Police_20_par_20_défaut"><text:span text:style-name="T109">Nitrosa vola mba hividianana sakafo(fahatetehana) :</text:span></text:span></text:p>
          </table:table-cell>
          <table:covered-table-cell/>
          <table:table-cell table:style-name="Tableau57.A1" office:value-type="string">
            <text:p text:style-name="P138"><text:span text:style-name="Police_20_par_20_défaut"><text:span text:style-name="T291">|___|</text:span></text:span></text:p>
            <text:p text:style-name="P120"/>
          </table:table-cell>
          <table:table-cell table:style-name="Tableau57.A1" table:number-rows-spanned="2" office:value-type="string">
            <text:p text:style-name="Standard"><text:span text:style-name="Police_20_par_20_défaut"><text:span text:style-name="T90">SSA</text:span></text:span><text:span text:style-name="Police_20_par_20_défaut"><text:span text:style-name="T361"> 09. </text:span></text:span><text:span text:style-name="Police_20_par_20_défaut"><text:span text:style-name="T123">Nisy nalefa nisakafo sy/na nonina tany amin’ny tokantrano hafa ny olona tao aminareo</text:span></text:span></text:p>
          </table:table-cell>
          <table:table-cell table:style-name="Tableau57.A1" table:number-rows-spanned="2" office:value-type="string">
            <text:p text:style-name="P2"><text:span text:style-name="Police_20_par_20_défaut"><text:span text:style-name="T291">|___|</text:span></text:span></text:p>
          </table:table-cell>
        </table:table-row>
        <table:table-row table:style-name="Tableau57.2">
          <table:table-cell table:style-name="Tableau57.A1" table:number-columns-spanned="3" office:value-type="string">
            <text:p text:style-name="P2"><text:span text:style-name="Police_20_par_20_défaut"><text:span text:style-name="T109">Raha # 0, tany amin’iza? 1. Eny 2. Tsia</text:span></text:span></text:p>
          </table:table-cell>
          <table:covered-table-cell/>
          <table:covered-table-cell/>
          <table:covered-table-cell table:style-name="Tableau57.A1"/>
          <table:covered-table-cell table:style-name="Tableau57.A1"/>
        </table:table-row>
        <table:table-row table:style-name="Tableau57.3">
          <table:table-cell table:style-name="Tableau57.A1" office:value-type="string">
            <text:p text:style-name="P111"/>
          </table:table-cell>
          <table:table-cell table:style-name="Tableau57.B3" office:value-type="string">
            <text:p text:style-name="Standard"><text:span text:style-name="Police_20_par_20_défaut"><text:span text:style-name="T123">-Tamin’ny fianakaviana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table-cell table:style-name="Tableau57.D3" table:number-rows-spanned="5" office:value-type="string">
            <text:p text:style-name="P139"/>
          </table:table-cell>
          <table:table-cell table:style-name="Tableau57.E3" table:number-rows-spanned="5" office:value-type="string">
            <text:p text:style-name="P120"/>
          </table:table-cell>
        </table:table-row>
        <table:table-row table:style-name="Tableau57.4">
          <table:table-cell table:style-name="Tableau57.A1" office:value-type="string">
            <text:p text:style-name="P111"/>
          </table:table-cell>
          <table:table-cell table:style-name="Tableau57.B4" office:value-type="string">
            <text:p text:style-name="Standard"><text:span text:style-name="Police_20_par_20_défaut"><text:span text:style-name="T123">- Tamin’ny namana/mpifanolo-bodirindrina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covered-table-cell table:style-name="Tableau57.D3"/>
          <table:covered-table-cell table:style-name="Tableau57.E3"/>
        </table:table-row>
        <table:table-row table:style-name="Tableau57.4">
          <table:table-cell table:style-name="Tableau57.A1" office:value-type="string">
            <text:p text:style-name="P111"/>
          </table:table-cell>
          <table:table-cell table:style-name="Tableau57.B5" office:value-type="string">
            <text:p text:style-name="Standard"><text:span text:style-name="Police_20_par_20_défaut"><text:span text:style-name="T123">- Tamin’ny mpampajana-bola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covered-table-cell table:style-name="Tableau57.D3"/>
          <table:covered-table-cell table:style-name="Tableau57.E3"/>
        </table:table-row>
        <table:table-row table:style-name="Tableau57.4">
          <table:table-cell table:style-name="Tableau57.A1" office:value-type="string">
            <text:p text:style-name="P111"/>
          </table:table-cell>
          <table:table-cell table:style-name="Tableau57.B6" office:value-type="string">
            <text:p text:style-name="Standard"><text:span text:style-name="Police_20_par_20_défaut"><text:span text:style-name="T123">-Tamin’ny mpivarotra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covered-table-cell table:style-name="Tableau57.D3"/>
          <table:covered-table-cell table:style-name="Tableau57.E3"/>
        </table:table-row>
        <table:table-row table:style-name="Tableau57.4">
          <table:table-cell table:style-name="Tableau57.A1" office:value-type="string">
            <text:p text:style-name="P111"/>
          </table:table-cell>
          <table:table-cell table:style-name="Tableau57.B7" office:value-type="string">
            <text:p text:style-name="Standard"><text:span text:style-name="Police_20_par_20_défaut"><text:span text:style-name="T123">- Hafa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covered-table-cell table:style-name="Tableau57.D3"/>
          <table:covered-table-cell table:style-name="Tableau57.E3"/>
        </table:table-row>
        <table:table-row table:style-name="Tableau57.8">
          <table:table-cell table:style-name="Tableau57.A1" table:number-columns-spanned="2" office:value-type="string">
            <text:p text:style-name="Standard"><text:span text:style-name="Police_20_par_20_défaut"><text:span text:style-name="T90">SSA</text:span></text:span><text:span text:style-name="Police_20_par_20_défaut"><text:span text:style-name="T361"> 02.</text:span></text:span><text:span text:style-name="Police_20_par_20_défaut"><text:span text:style-name="T291"> </text:span></text:span><text:span text:style-name="Police_20_par_20_défaut"><text:span text:style-name="T123">Nitrosa/nindrana ny foto-tsakafo? (fahatetehana)</text:span></text:span></text:p>
            <text:p text:style-name="Standard"><text:span text:style-name="Police_20_par_20_défaut"><text:span text:style-name="T123">Raha ≠0 , tany amin’iza? 1. Eny 2. </text:span></text:span><text:span text:style-name="Police_20_par_20_défaut"><text:span text:style-name="T109">Tsia</text:span></text:span></text:p>
          </table:table-cell>
          <table:covered-table-cell/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table-cell table:style-name="Tableau57.A1" table:number-rows-spanned="6" office:value-type="string">
            <text:p text:style-name="Standard"><text:span text:style-name="Police_20_par_20_défaut"><text:span text:style-name="T92">SSA</text:span></text:span><text:span text:style-name="Police_20_par_20_défaut"><text:span text:style-name="T362"> 10.</text:span></text:span><text:span text:style-name="Police_20_par_20_défaut"><text:span text:style-name="T218"> </text:span></text:span><text:span text:style-name="Police_20_par_20_défaut"><text:span text:style-name="T109">Namidy ny fitaovam-pamokarana</text:span></text:span></text:p>
          </table:table-cell>
          <table:table-cell table:style-name="Tableau57.A1" table:number-rows-spanned="6" office:value-type="string">
            <text:p text:style-name="P2"><text:span text:style-name="Police_20_par_20_défaut"><text:span text:style-name="T291">|___|</text:span></text:span></text:p>
          </table:table-cell>
        </table:table-row>
        <table:table-row table:style-name="Tableau57.4">
          <table:table-cell table:style-name="Tableau57.A1" office:value-type="string">
            <text:p text:style-name="P4"/>
          </table:table-cell>
          <table:table-cell table:style-name="Tableau57.B9" office:value-type="string">
            <text:p text:style-name="Standard"><text:span text:style-name="Police_20_par_20_défaut"><text:span text:style-name="T123">-Tamin’ny fianakaviana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 |___|</text:span></text:span></text:p>
          </table:table-cell>
          <table:covered-table-cell table:style-name="Tableau57.A1"/>
          <table:covered-table-cell table:style-name="Tableau57.A1"/>
        </table:table-row>
        <table:table-row table:style-name="Tableau57.4">
          <table:table-cell table:style-name="Tableau57.A1" office:value-type="string">
            <text:p text:style-name="P111"/>
          </table:table-cell>
          <table:table-cell table:style-name="Tableau57.B10" office:value-type="string">
            <text:p text:style-name="Standard"><text:span text:style-name="Police_20_par_20_défaut"><text:span text:style-name="T123">- Tamin’ny namana/mpifanolo-bodirindrina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covered-table-cell table:style-name="Tableau57.A1"/>
          <table:covered-table-cell table:style-name="Tableau57.A1"/>
        </table:table-row>
        <table:table-row table:style-name="Tableau57.4">
          <table:table-cell table:style-name="Tableau57.A1" office:value-type="string">
            <text:p text:style-name="P111"/>
          </table:table-cell>
          <table:table-cell table:style-name="Tableau57.B11" office:value-type="string">
            <text:p text:style-name="Standard"><text:span text:style-name="Police_20_par_20_défaut"><text:span text:style-name="T123">- Tamin’ny mpampajana-bola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covered-table-cell table:style-name="Tableau57.A1"/>
          <table:covered-table-cell table:style-name="Tableau57.A1"/>
        </table:table-row>
        <table:table-row table:style-name="Tableau57.4">
          <table:table-cell table:style-name="Tableau57.A1" office:value-type="string">
            <text:p text:style-name="P111"/>
          </table:table-cell>
          <table:table-cell table:style-name="Tableau57.B12" office:value-type="string">
            <text:p text:style-name="Standard"><text:span text:style-name="Police_20_par_20_défaut"><text:span text:style-name="T123">-Tamin’ny mpivarotra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covered-table-cell table:style-name="Tableau57.A1"/>
          <table:covered-table-cell table:style-name="Tableau57.A1"/>
        </table:table-row>
        <table:table-row table:style-name="Tableau57.4">
          <table:table-cell table:style-name="Tableau57.A1" office:value-type="string">
            <text:p text:style-name="P111"/>
          </table:table-cell>
          <table:table-cell table:style-name="Tableau57.B13" office:value-type="string">
            <text:p text:style-name="Standard"><text:span text:style-name="Police_20_par_20_défaut"><text:span text:style-name="T123">- Hafa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covered-table-cell table:style-name="Tableau57.A1"/>
          <table:covered-table-cell table:style-name="Tableau57.A1"/>
        </table:table-row>
        <table:table-row table:style-name="Tableau57.8">
          <table:table-cell table:style-name="Tableau57.A1" table:number-columns-spanned="2" office:value-type="string">
            <text:p text:style-name="Standard"><text:span text:style-name="Police_20_par_20_défaut"><text:span text:style-name="T90">SSA</text:span></text:span><text:span text:style-name="Police_20_par_20_défaut"><text:span text:style-name="T361"> 03.</text:span></text:span><text:span text:style-name="Police_20_par_20_défaut"><text:span text:style-name="T291"> </text:span></text:span><text:span text:style-name="Police_20_par_20_défaut"><text:span text:style-name="T123">Nosoloina sakafo hafa ny foto-tsakafo mahazatra</text:span></text:span></text:p>
          </table:table-cell>
          <table:covered-table-cell/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table-cell table:style-name="Tableau57.A1" office:value-type="string">
            <text:p text:style-name="Standard"><text:span text:style-name="Police_20_par_20_défaut"><text:span text:style-name="T92">SSA</text:span></text:span><text:span text:style-name="Police_20_par_20_défaut"><text:span text:style-name="T362"> 11.</text:span></text:span><text:span text:style-name="Police_20_par_20_défaut"><text:span text:style-name="T218"> </text:span></text:span><text:span text:style-name="Police_20_par_20_défaut"><text:span text:style-name="T109">Namidy ny fananana ankoatra ny fitaovam-pamokarana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</table:table-row>
        <table:table-row table:style-name="Tableau57.15">
          <table:table-cell table:style-name="Tableau57.A1" table:number-columns-spanned="2" office:value-type="string">
            <text:p text:style-name="Standard"><text:span text:style-name="Police_20_par_20_défaut"><text:span text:style-name="T92">SSA</text:span></text:span><text:span text:style-name="Police_20_par_20_défaut"><text:span text:style-name="T362"> 04.</text:span></text:span><text:span text:style-name="Police_20_par_20_défaut"><text:span text:style-name="T218"> </text:span></text:span><text:span text:style-name="Police_20_par_20_défaut"><text:span text:style-name="T109">Nahena ny fatran’ny sakafo isaky ny mihinana</text:span></text:span></text:p>
          </table:table-cell>
          <table:covered-table-cell/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table-cell table:style-name="Tableau57.A1" office:value-type="string">
            <text:p text:style-name="Standard"><text:span text:style-name="Police_20_par_20_défaut"><text:span text:style-name="T92">SSA</text:span></text:span><text:span text:style-name="Police_20_par_20_défaut"><text:span text:style-name="T362"> 12.</text:span></text:span><text:span text:style-name="Police_20_par_20_défaut"><text:span text:style-name="T218"> </text:span></text:span><text:span text:style-name="Police_20_par_20_défaut"><text:span text:style-name="T109">Nisy nalefa niasa tany @toeran-kafa ny olona tao an-tokantrano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</table:table-row>
        <table:table-row table:style-name="Tableau57.16">
          <table:table-cell table:style-name="Tableau57.A1" table:number-columns-spanned="2" office:value-type="string">
            <text:p text:style-name="Standard"><text:span text:style-name="Police_20_par_20_défaut"><text:span text:style-name="T90">SSA</text:span></text:span><text:span text:style-name="Police_20_par_20_défaut"><text:span text:style-name="T361"> 05.</text:span></text:span><text:span text:style-name="Police_20_par_20_défaut"><text:span text:style-name="T291"> </text:span></text:span><text:span text:style-name="Police_20_par_20_défaut"><text:span text:style-name="T123">Nahena/nofoanana ny sakafo sasany na zavatra fampiasa @ sakafo (menaka, voatabia, ...)</text:span></text:span></text:p>
          </table:table-cell>
          <table:covered-table-cell/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table-cell table:style-name="Tableau57.A1" office:value-type="string">
            <text:p text:style-name="Standard"><text:span text:style-name="Police_20_par_20_défaut"><text:span text:style-name="T90">SSA</text:span></text:span><text:span text:style-name="Police_20_par_20_défaut"><text:span text:style-name="T361"> 14.</text:span></text:span><text:span text:style-name="Police_20_par_20_défaut"><text:span text:style-name="T291"> </text:span></text:span><text:span text:style-name="Police_20_par_20_défaut"><text:span text:style-name="T123">Nanao asa vaovao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</table:table-row>
        <table:table-row table:style-name="Tableau57.17">
          <table:table-cell table:style-name="Tableau57.A1" table:number-columns-spanned="2" office:value-type="string">
            <text:p text:style-name="Standard"><text:span text:style-name="Police_20_par_20_défaut"><text:span text:style-name="T92">SSA</text:span></text:span><text:span text:style-name="Police_20_par_20_défaut"><text:span text:style-name="T362"> 07.</text:span></text:span><text:span text:style-name="Police_20_par_20_défaut"><text:span text:style-name="T218"> </text:span></text:span><text:span text:style-name="Police_20_par_20_défaut"><text:span text:style-name="T109">Tsy maintsy nioty zavatra tsy nambolena hanampiana nisakafo</text:span></text:span></text:p>
          </table:table-cell>
          <table:covered-table-cell/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  <table:table-cell table:style-name="Tableau57.A1" office:value-type="string">
            <text:p text:style-name="Standard"><text:span text:style-name="Police_20_par_20_défaut"><text:span text:style-name="T90">SSA</text:span></text:span><text:span text:style-name="Police_20_par_20_défaut"><text:span text:style-name="T361"> 16 </text:span></text:span><text:span text:style-name="Police_20_par_20_défaut"><text:span text:style-name="T123">Nahena ny isan’ny sakafo isan’andro</text:span></text:span></text:p>
          </table:table-cell>
          <table:table-cell table:style-name="Tableau57.A1" office:value-type="string">
            <text:p text:style-name="P2"><text:span text:style-name="Police_20_par_20_défaut"><text:span text:style-name="T291">|___|</text:span></text:span></text:p>
          </table:table-cell>
        </table:table-row>
        <table:table-row table:style-name="Tableau57.18">
          <table:table-cell table:style-name="Tableau57.A1" table:number-columns-spanned="2" office:value-type="string">
            <text:p text:style-name="P2"><text:span text:style-name="Police_20_par_20_défaut"><text:span text:style-name="T92">SSA</text:span></text:span><text:span text:style-name="Police_20_par_20_défaut"><text:span text:style-name="T362"> 08. </text:span></text:span><text:span text:style-name="Police_20_par_20_défaut"><text:span text:style-name="T109">Nahena/nofoanana ny fandaniana manan-danja sasany (fianaran’ny ankizy, fitsaboana)</text:span></text:span></text:p>
          </table:table-cell>
          <table:covered-table-cell/>
          <table:table-cell table:style-name="Tableau57.A1" office:value-type="string">
            <text:p text:style-name="P138"><text:span text:style-name="Police_20_par_20_défaut"><text:span text:style-name="T291">|___|</text:span></text:span></text:p>
          </table:table-cell>
          <table:table-cell table:style-name="Tableau57.A1" office:value-type="string">
            <text:p text:style-name="P2"><text:span text:style-name="Police_20_par_20_défaut"><text:span text:style-name="T90">SSA</text:span></text:span><text:span text:style-name="Police_20_par_20_défaut"><text:span text:style-name="T361"> 17</text:span></text:span><text:span text:style-name="Police_20_par_20_défaut"><text:span text:style-name="T291">.Hafa. ________________________</text:span></text:span></text:p>
          </table:table-cell>
          <table:table-cell table:style-name="Tableau57.A1" office:value-type="string">
            <text:p text:style-name="P138"><text:span text:style-name="Police_20_par_20_défaut"><text:span text:style-name="T291">|___|</text:span></text:span></text:p>
          </table:table-cell>
        </table:table-row>
      </table:table>
      <text:p text:style-name="P140"/>
      <text:p text:style-name="P141"/>
      <text:p text:style-name="P2"><text:span text:style-name="Police_20_par_20_défaut"><text:span text:style-name="T384">TAHIRY SY TROSA (P)</text:span></text:span></text:p>
      <table:table table:name="Tableau58" table:style-name="Tableau58">
        <table:table-column table:style-name="Tableau58.A"/>
        <table:table-column table:style-name="Tableau58.B"/>
        <table:table-row table:style-name="Tableau58.1">
          <table:table-cell table:style-name="Tableau58.A1" office:value-type="string">
            <text:p text:style-name="Standard"><text:span text:style-name="Police_20_par_20_défaut"><text:span text:style-name="T210">PP27. - Efa nitrosa vary, na sakafo na vola (tamin’ny fianakaviana, namana, mpivarotra, mpanjana-bola) ve ny tokantrano t@ PR 2025 ? <text:s/>1. Eny 2. Tsia <text:s/>Raha Tsia , Mankanesa @ </text:span></text:span><text:span text:style-name="Police_20_par_20_défaut"><text:span text:style-name="T12">T1</text:span></text:span></text:p>
          </table:table-cell>
          <table:table-cell table:style-name="Tableau58.B1" office:value-type="string">
            <text:p text:style-name="P2"><text:span text:style-name="Police_20_par_20_défaut"><text:span text:style-name="T212">|__|</text:span></text:span></text:p>
          </table:table-cell>
        </table:table-row>
      </table:table>
      <text:p text:style-name="Standard"><text:span text:style-name="Police_20_par_20_défaut"><text:span text:style-name="T213">Raha eny, ataovy ligne iray isaky ny trosa:</text:span></text:span></text:p>
      <text:p text:style-name="Standard"/>
      <table:table table:name="Tableau59" table:style-name="Tableau59">
        <table:table-column table:style-name="Tableau59.A"/>
        <table:table-column table:style-name="Tableau59.B"/>
        <table:table-column table:style-name="Tableau59.C"/>
        <table:table-column table:style-name="Tableau59.D"/>
        <table:table-column table:style-name="Tableau59.E"/>
        <table:table-column table:style-name="Tableau59.D"/>
        <table:table-column table:style-name="Tableau59.G"/>
        <table:table-column table:style-name="Tableau59.H"/>
        <table:table-column table:style-name="Tableau59.I"/>
        <table:table-column table:style-name="Tableau59.J" table:number-columns-repeated="2"/>
        <table:table-column table:style-name="Tableau59.L"/>
        <table:table-column table:style-name="Tableau59.M"/>
        <table:table-column table:style-name="Tableau59.J"/>
        <table:table-column table:style-name="Tableau59.M"/>
        <table:table-column table:style-name="Tableau59.P"/>
        <table:table-row table:style-name="Tableau59.1">
          <table:table-cell table:style-name="Tableau59.A1" office:value-type="string">
            <text:p text:style-name="Standard"/>
          </table:table-cell>
          <table:table-cell table:style-name="Tableau59.A1" office:value-type="string">
            <text:p text:style-name="P50"><text:change-start text:change-id="ct2001248945616"/><text:span text:style-name="Police_20_par_20_défaut"><text:span text:style-name="T215">PP27a</text:span></text:span><text:change-end text:change-id="ct2001248945616"/><text:span text:style-name="Police_20_par_20_défaut"><text:span text:style-name="T385">-Tamin’iza</text:span></text:span></text:p>
          </table:table-cell>
          <table:table-cell table:style-name="Tableau59.A1" office:value-type="string">
            <text:p text:style-name="P50"><text:change-start text:change-id="ct2001248947632"/><text:span text:style-name="Police_20_par_20_défaut"><text:span text:style-name="T215">PP27b-</text:span></text:span><text:change-end text:change-id="ct2001248947632"/><text:span text:style-name="Police_20_par_20_défaut"><text:span text:style-name="T385">Karazany</text:span></text:span></text:p>
          </table:table-cell>
          <table:table-cell table:style-name="Tableau59.A1" office:value-type="string">
            <text:p text:style-name="P50"><text:change-start text:change-id="ct2001248948208"/><text:span text:style-name="Police_20_par_20_défaut"><text:span text:style-name="T216">PP27c-</text:span></text:span><text:change-end text:change-id="ct2001248948208"/><text:span text:style-name="Police_20_par_20_défaut"><text:span text:style-name="T386"> Raha vola, ohatrinona(Ar)</text:span></text:span></text:p>
          </table:table-cell>
          <table:table-cell table:style-name="Tableau59.A1" office:value-type="string">
            <text:p text:style-name="P111"><text:change-start text:change-id="ct2001248946192"/><text:span text:style-name="Police_20_par_20_défaut"><text:span text:style-name="T215">PP27d</text:span></text:span><text:change-end text:change-id="ct2001248946192"/><text:span text:style-name="Police_20_par_20_défaut"><text:span text:style-name="T385">-Raha zavatra, inona ?</text:span></text:span><text:span text:style-name="Police_20_par_20_défaut"><text:span text:style-name="T387">?</text:span></text:span></text:p>
          </table:table-cell>
          <table:table-cell table:style-name="Tableau59.A1" office:value-type="string">
            <text:p text:style-name="P50"><text:change-start text:change-id="ct2001248944752"/><text:span text:style-name="Police_20_par_20_défaut"><text:span text:style-name="T215">P27e</text:span></text:span><text:change-end text:change-id="ct2001248944752"/><text:span text:style-name="Police_20_par_20_défaut"><text:span text:style-name="T385">-Raha zavatra, tombam-bidiny (000Ar)</text:span></text:span></text:p>
          </table:table-cell>
          <table:table-cell table:style-name="Tableau59.A1" office:value-type="string">
            <text:p text:style-name="Standard"><text:change-start text:change-id="ct2001248943312"/><text:span text:style-name="Police_20_par_20_défaut"><text:span text:style-name="T216">PP27f</text:span></text:span><text:change-end text:change-id="ct2001248943312"/><text:span text:style-name="Police_20_par_20_défaut"><text:span text:style-name="T386">-Raha vary, lanjany (Kg)</text:span></text:span></text:p>
          </table:table-cell>
          <table:table-cell table:style-name="Tableau59.H1" office:value-type="string">
            <text:p text:style-name="P2"><text:change-start text:change-id="ct2001248947344"/><text:span text:style-name="Police_20_par_20_défaut"><text:span text:style-name="T216">PP27g</text:span></text:span><text:change-end text:change-id="ct2001248947344"/><text:span text:style-name="Police_20_par_20_défaut"><text:span text:style-name="T386">Oviana <text:s/>ianareo no nanao io findramana io.</text:span></text:span></text:p>
          </table:table-cell>
          <table:table-cell table:style-name="Tableau59.A1" office:value-type="string">
            <text:p text:style-name="P2"><text:change-start text:change-id="ct2001248948496"/><text:span text:style-name="Police_20_par_20_défaut"><text:span text:style-name="T215">PP27h</text:span></text:span><text:change-end text:change-id="ct2001248948496"/><text:span text:style-name="Police_20_par_20_défaut"><text:span text:style-name="T385">-Faharetany herinandro</text:span></text:span></text:p>
          </table:table-cell>
          <table:table-cell table:style-name="Tableau59.A1" office:value-type="string">
            <text:p text:style-name="P111"><text:change-start text:change-id="ct2001248950512"/><text:span text:style-name="Police_20_par_20_défaut"><text:span text:style-name="T216">PP27i</text:span></text:span><text:change-end text:change-id="ct2001248950512"/><text:span text:style-name="Police_20_par_20_défaut"><text:span text:style-name="T386">-Raha vola, nisy nividianana sakafo ve?</text:span></text:span></text:p>
          </table:table-cell>
          <table:table-cell table:style-name="Tableau59.A1" office:value-type="string">
            <text:p text:style-name="Standard"><text:change-start text:change-id="ct2001248939280"/><text:span text:style-name="Police_20_par_20_défaut"><text:span text:style-name="T216">PP27j</text:span></text:span><text:change-end text:change-id="ct2001248939280"/><text:span text:style-name="Police_20_par_20_défaut"><text:span text:style-name="T386">-Trosa nisy zanany?</text:span></text:span></text:p>
            <text:p text:style-name="Standard"><text:span text:style-name="Police_20_par_20_défaut"><text:span text:style-name="T386">1. Eny</text:span></text:span></text:p>
            <text:p text:style-name="Standard"><text:span text:style-name="Police_20_par_20_défaut"><text:span text:style-name="T386">2. Tsia</text:span></text:span></text:p>
          </table:table-cell>
          <table:table-cell table:style-name="Tableau59.A1" office:value-type="string">
            <text:p text:style-name="P111"><text:change-start text:change-id="ct2001248945904"/><text:span text:style-name="Police_20_par_20_défaut"><text:span text:style-name="T215">PP27k</text:span></text:span><text:change-end text:change-id="ct2001248945904"/><text:span text:style-name="Police_20_par_20_défaut"><text:span text:style-name="T385">-Karazany t@ famerenana</text:span></text:span></text:p>
          </table:table-cell>
          <table:table-cell table:style-name="Tableau59.A1" office:value-type="string">
            <text:p text:style-name="Standard"><text:change-start text:change-id="ct2001248948784"/><text:span text:style-name="Police_20_par_20_défaut"><text:span text:style-name="T216">PP27</text:span></text:span><text:change-end text:change-id="ct2001248948784"/><text:span text:style-name="Police_20_par_20_défaut"><text:span text:style-name="T386">l-Raha vola,ohatrinona (000.Ar)</text:span></text:span></text:p>
          </table:table-cell>
          <table:table-cell table:style-name="Tableau59.A1" office:value-type="string">
            <text:p text:style-name="P50"><text:change-start text:change-id="ct2001248940144"/><text:span text:style-name="Police_20_par_20_défaut"><text:span text:style-name="T215">PP27m</text:span></text:span><text:change-end text:change-id="ct2001248940144"/><text:span text:style-name="Police_20_par_20_défaut"><text:span text:style-name="T385">-Raha zavatra, inona</text:span></text:span></text:p>
          </table:table-cell>
          <table:table-cell table:style-name="Tableau59.A1" office:value-type="string">
            <text:p text:style-name="Standard"><text:change-start text:change-id="ct2001248936976"/><text:span text:style-name="Police_20_par_20_défaut"><text:span text:style-name="T215">PP27n</text:span></text:span><text:change-end text:change-id="ct2001248936976"/><text:span text:style-name="Police_20_par_20_défaut"><text:span text:style-name="T385">-Raha zavatra, tombany (Ar)</text:span></text:span></text:p>
          </table:table-cell>
          <table:table-cell table:style-name="Tableau59.A1" office:value-type="string">
            <text:p text:style-name="P2"><text:change-start text:change-id="ct2001248949072"/><text:span text:style-name="Police_20_par_20_défaut"><text:span text:style-name="T216">PP27o</text:span></text:span><text:change-end text:change-id="ct2001248949072"/><text:span text:style-name="Police_20_par_20_défaut"><text:span text:style-name="T386">-Raha vary, lanjany (kg)</text:span></text:span></text:p>
          </table:table-cell>
        </table:table-row>
        <table:table-row table:style-name="Tableau59.2">
          <table:table-cell table:style-name="Tableau59.A2" office:value-type="string">
            <text:p text:style-name="P2"><text:span text:style-name="Police_20_par_20_défaut"><text:span text:style-name="T291">1</text:span></text:span></text:p>
          </table:table-cell>
          <table:table-cell table:style-name="Tableau59.B2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59.C2" office:value-type="string">
            <text:p text:style-name="P2"><text:span text:style-name="Police_20_par_20_défaut"><text:span text:style-name="T291">|___|</text:span></text:span></text:p>
          </table:table-cell>
          <table:table-cell table:style-name="Tableau59.D2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59.E2" office:value-type="string">
            <text:p text:style-name="P2"><text:span text:style-name="Police_20_par_20_défaut"><text:span text:style-name="T291">|___|</text:span></text:span></text:p>
          </table:table-cell>
          <table:table-cell table:style-name="Tableau59.F2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59.G2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59.H2" office:value-type="string">
            <text:p text:style-name="P2"><text:span text:style-name="Police_20_par_20_défaut"><text:span text:style-name="T388">|__|__| <text:s text:c="2"/>|__|__|</text:span></text:span></text:p>
          </table:table-cell>
          <table:table-cell table:style-name="Tableau59.I2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59.J2" office:value-type="string">
            <text:p text:style-name="P2"><text:span text:style-name="Police_20_par_20_défaut"><text:span text:style-name="T388">|__|</text:span></text:span></text:p>
          </table:table-cell>
          <table:table-cell table:style-name="Tableau59.K2" office:value-type="string">
            <text:p text:style-name="P2"><text:span text:style-name="Police_20_par_20_défaut"><text:span text:style-name="T388">|__|</text:span></text:span></text:p>
          </table:table-cell>
          <table:table-cell table:style-name="Tableau59.L2" office:value-type="string">
            <text:p text:style-name="P2"><text:span text:style-name="Police_20_par_20_défaut"><text:span text:style-name="T388">|__|</text:span></text:span></text:p>
          </table:table-cell>
          <table:table-cell table:style-name="Tableau59.M2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59.N2" office:value-type="string">
            <text:p text:style-name="P2"><text:span text:style-name="Police_20_par_20_défaut"><text:span text:style-name="T388">|___|</text:span></text:span></text:p>
          </table:table-cell>
          <table:table-cell table:style-name="Tableau59.O2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59.P2" office:value-type="string">
            <text:p text:style-name="P2"><text:span text:style-name="Police_20_par_20_défaut"><text:span text:style-name="T291">|__|__|__|</text:span></text:span></text:p>
          </table:table-cell>
        </table:table-row>
        <table:table-row table:style-name="Tableau59.3">
          <table:table-cell table:style-name="Tableau59.A3" office:value-type="string">
            <text:p text:style-name="P2"><text:span text:style-name="Police_20_par_20_défaut"><text:span text:style-name="T291">2</text:span></text:span></text:p>
          </table:table-cell>
          <table:table-cell table:style-name="Tableau59.B3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59.C3" office:value-type="string">
            <text:p text:style-name="P2"><text:span text:style-name="Police_20_par_20_défaut"><text:span text:style-name="T291">|___|</text:span></text:span></text:p>
          </table:table-cell>
          <table:table-cell table:style-name="Tableau59.D3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59.E3" office:value-type="string">
            <text:p text:style-name="P2"><text:span text:style-name="Police_20_par_20_défaut"><text:span text:style-name="T291">|___|</text:span></text:span></text:p>
          </table:table-cell>
          <table:table-cell table:style-name="Tableau59.F3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59.G3" office:value-type="string">
            <text:p text:style-name="P2"><text:span text:style-name="Police_20_par_20_défaut"><text:span text:style-name="T291">|__|__|__|</text:span></text:span></text:p>
          </table:table-cell>
          <table:table-cell table:style-name="Tableau59.H3" office:value-type="string">
            <text:p text:style-name="P2"><text:span text:style-name="Police_20_par_20_défaut"><text:span text:style-name="T388">|__|__| <text:s text:c="2"/>|__|__|</text:span></text:span></text:p>
          </table:table-cell>
          <table:table-cell table:style-name="Tableau59.I3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59.J3" office:value-type="string">
            <text:p text:style-name="P2"><text:span text:style-name="Police_20_par_20_défaut"><text:span text:style-name="T388">|__|</text:span></text:span></text:p>
          </table:table-cell>
          <table:table-cell table:style-name="Tableau59.K3" office:value-type="string">
            <text:p text:style-name="P2"><text:span text:style-name="Police_20_par_20_défaut"><text:span text:style-name="T388">|__|</text:span></text:span></text:p>
          </table:table-cell>
          <table:table-cell table:style-name="Tableau59.L3" office:value-type="string">
            <text:p text:style-name="P2"><text:span text:style-name="Police_20_par_20_défaut"><text:span text:style-name="T388">|__|</text:span></text:span></text:p>
          </table:table-cell>
          <table:table-cell table:style-name="Tableau59.M3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59.N3" office:value-type="string">
            <text:p text:style-name="P2"><text:span text:style-name="Police_20_par_20_défaut"><text:span text:style-name="T388">|___|</text:span></text:span></text:p>
          </table:table-cell>
          <table:table-cell table:style-name="Tableau59.O3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59.P3" office:value-type="string">
            <text:p text:style-name="P2"><text:span text:style-name="Police_20_par_20_défaut"><text:span text:style-name="T291">|__|__|__|</text:span></text:span></text:p>
          </table:table-cell>
        </table:table-row>
      </table:table>
      <text:p text:style-name="Standard"/>
      <text:p text:style-name="Default"><text:span text:style-name="Police_20_par_20_défaut"><text:span text:style-name="T204">Fiaviany :</text:span></text:span><text:span text:style-name="Police_20_par_20_défaut"><text:span text:style-name="T203"> 1</text:span></text:span><text:span text:style-name="Police_20_par_20_défaut"><text:span text:style-name="T202">-Fianakaviana ivelan’ny tokantrano </text:span></text:span><text:span text:style-name="Police_20_par_20_défaut"><text:span text:style-name="T203">2</text:span></text:span><text:span text:style-name="Police_20_par_20_défaut"><text:span text:style-name="T202">- Mpiray vodirindrina </text:span></text:span><text:span text:style-name="Police_20_par_20_défaut"><text:span text:style-name="T203">3- </text:span></text:span><text:span text:style-name="Police_20_par_20_défaut"><text:span text:style-name="T202">Mpanjanabola </text:span></text:span><text:span text:style-name="Police_20_par_20_défaut"><text:span text:style-name="T203">4</text:span></text:span><text:span text:style-name="Police_20_par_20_défaut"><text:span text:style-name="T202">-Mpanangombokatra </text:span></text:span><text:span text:style-name="Police_20_par_20_défaut"><text:span text:style-name="T203">9 </text:span></text:span><text:span text:style-name="Police_20_par_20_défaut"><text:span text:style-name="T202">Hafa-</text:span></text:span></text:p>
      <text:p text:style-name="Default"><text:span text:style-name="Police_20_par_20_défaut"><text:span text:style-name="T195">Karazany, fomba famerenanna</text:span></text:span><text:span text:style-name="Police_20_par_20_défaut"><text:span text:style-name="T196"> 0</text:span></text:span><text:span text:style-name="Police_20_par_20_défaut"><text:span text:style-name="T197">. Lelavola </text:span></text:span><text:span text:style-name="Police_20_par_20_défaut"><text:span text:style-name="T196">1</text:span></text:span><text:span text:style-name="Police_20_par_20_défaut"><text:span text:style-name="T197">. Lelavola sy zavatra </text:span></text:span><text:span text:style-name="Police_20_par_20_défaut"><text:span text:style-name="T196">2</text:span></text:span><text:span text:style-name="Police_20_par_20_défaut"><text:span text:style-name="T197">. Zavatra</text:span></text:span></text:p>
      <text:p text:style-name="Default"><text:span text:style-name="Police_20_par_20_défaut"><text:span text:style-name="T195">Fampiasana ny vola</text:span></text:span><text:span text:style-name="Police_20_par_20_défaut"><text:span text:style-name="T196"> </text:span></text:span><text:span text:style-name="Police_20_par_20_défaut"><text:span text:style-name="T197">:</text:span></text:span><text:span text:style-name="Police_20_par_20_défaut"><text:span text:style-name="T196">0</text:span></text:span><text:span text:style-name="Police_20_par_20_défaut"><text:span text:style-name="T197">-Tsy nisy nividianana sakafo </text:span></text:span><text:span text:style-name="Police_20_par_20_défaut"><text:span text:style-name="T196">1</text:span></text:span><text:span text:style-name="Police_20_par_20_défaut"><text:span text:style-name="T197">-Nisy ampahany nividianana sakafo </text:span></text:span><text:span text:style-name="Police_20_par_20_défaut"><text:span text:style-name="T196">2</text:span></text:span><text:span text:style-name="Police_20_par_20_défaut"><text:span text:style-name="T197">- Nividianana sakafo daholo</text:span></text:span></text:p>
      <text:p text:style-name="Standard"><text:span text:style-name="Police_20_par_20_défaut"><text:span text:style-name="T198">Trosa zavatra</text:span></text:span><text:span text:style-name="Police_20_par_20_défaut"><text:span text:style-name="T89"> : 1</text:span></text:span><text:span text:style-name="Police_20_par_20_défaut"><text:span text:style-name="T74">- Akotry </text:span></text:span><text:span text:style-name="Police_20_par_20_défaut"><text:span text:style-name="T89">2</text:span></text:span><text:span text:style-name="Police_20_par_20_défaut"><text:span text:style-name="T74">- Fotsimbary </text:span></text:span><text:span text:style-name="Police_20_par_20_défaut"><text:span text:style-name="T89">3</text:span></text:span><text:span text:style-name="Police_20_par_20_défaut"><text:span text:style-name="T74">- Sakafo hafa </text:span></text:span><text:span text:style-name="Police_20_par_20_défaut"><text:span text:style-name="T89">9</text:span></text:span><text:span text:style-name="Police_20_par_20_défaut"><text:span text:style-name="T74">. </text:span></text:span><text:span text:style-name="Police_20_par_20_défaut"><text:span text:style-name="T75">Hafa</text:span></text:span></text:p>
      <text:p text:style-name="P142"/>
      <text:p text:style-name="P141"/>
      <text:p text:style-name="P2"><text:span text:style-name="Police_20_par_20_défaut"><text:span text:style-name="T389">FIFANAMPIANA (T)</text:span></text:span></text:p>
      <table:table table:name="Tableau60" table:style-name="Tableau60">
        <table:table-column table:style-name="Tableau60.A"/>
        <table:table-column table:style-name="Tableau60.B"/>
        <table:table-row table:style-name="Tableau60.1">
          <table:table-cell table:style-name="Tableau60.A1" office:value-type="string">
            <text:p text:style-name="Standard"><text:span text:style-name="Police_20_par_20_défaut"><text:span text:style-name="T390">T1- </text:span></text:span><text:span text:style-name="Police_20_par_20_défaut"><text:span text:style-name="T391">Nandray fanomezana ve ianareo t@ </text:span></text:span><text:span text:style-name="Police_20_par_20_défaut"><text:span text:style-name="T291">PR 2025 ?</text:span></text:span><text:span text:style-name="Police_20_par_20_défaut"><text:span text:style-name="T210"> </text:span></text:span><text:span text:style-name="Police_20_par_20_défaut"><text:span text:style-name="T164"><text:tab/></text:span></text:span><text:span text:style-name="Police_20_par_20_défaut"><text:span text:style-name="T163">1- Eny<text:tab/>2- Tsia <text:s text:c="16"/></text:span></text:span><text:span text:style-name="Police_20_par_20_défaut"><text:span text:style-name="T392">Raha tsia mankanesa @ </text:span></text:span><text:span text:style-name="Police_20_par_20_défaut"><text:span text:style-name="T393">T2</text:span></text:span></text:p>
          </table:table-cell>
          <table:table-cell table:style-name="Tableau60.B1" office:value-type="string">
            <text:p text:style-name="P2"><text:span text:style-name="Police_20_par_20_défaut"><text:span text:style-name="T210">|___|</text:span></text:span></text:p>
          </table:table-cell>
        </table:table-row>
      </table:table>
      <text:p text:style-name="Standard"><text:span text:style-name="Police_20_par_20_défaut"><text:span text:style-name="T394">T11. <text:s/>Raha Eny, lazalazao <text:s/>ny momba io fanomezana io</text:span></text:span></text:p>
      <table:table table:name="Tableau61" table:style-name="Tableau61">
        <table:table-column table:style-name="Tableau61.A"/>
        <table:table-column table:style-name="Tableau61.B"/>
        <table:table-column table:style-name="Tableau61.C"/>
        <table:table-column table:style-name="Tableau61.D"/>
        <table:table-column table:style-name="Tableau61.E"/>
        <table:table-column table:style-name="Tableau61.F"/>
        <table:table-column table:style-name="Tableau61.G"/>
        <table:table-row table:style-name="Tableau61.1">
          <table:table-cell table:style-name="Tableau61.A1" office:value-type="string">
            <text:p text:style-name="Standard"><text:span text:style-name="Police_20_par_20_défaut"><text:span text:style-name="T212">N°</text:span></text:span></text:p>
          </table:table-cell>
          <table:table-cell table:style-name="Tableau61.A1" office:value-type="string">
            <text:p text:style-name="Standard"><text:change-start text:change-id="ct2001248951376"/><text:span text:style-name="Police_20_par_20_défaut"><text:span text:style-name="T395">T11 A</text:span></text:span><text:change-end text:change-id="ct2001248951376"/></text:p>
            <text:p text:style-name="Standard"><text:span text:style-name="Police_20_par_20_défaut"><text:span text:style-name="T6">Kara-zany</text:span></text:span></text:p>
          </table:table-cell>
          <table:table-cell table:style-name="Tableau61.A1" office:value-type="string">
            <text:p text:style-name="Standard"><text:change-start text:change-id="ct2001248947920"/><text:span text:style-name="Police_20_par_20_défaut"><text:span text:style-name="T395">T11B</text:span></text:span><text:change-end text:change-id="ct2001248947920"/></text:p>
            <text:p text:style-name="Standard"><text:span text:style-name="Police_20_par_20_défaut"><text:span text:style-name="T6">Fiaviany</text:span></text:span></text:p>
          </table:table-cell>
          <table:table-cell table:style-name="Tableau61.A1" office:value-type="string">
            <text:p text:style-name="Standard"><text:span text:style-name="Police_20_par_20_défaut"><text:span text:style-name="T210">T31.</text:span></text:span><text:span text:style-name="Police_20_par_20_défaut"><text:span text:style-name="T212"> RAha vary, Lanjany (Kg)</text:span></text:span></text:p>
          </table:table-cell>
          <table:table-cell table:style-name="Tableau61.A1" office:value-type="string">
            <text:p text:style-name="Standard"><text:span text:style-name="Police_20_par_20_défaut"><text:span text:style-name="T210">T11D. </text:span></text:span><text:span text:style-name="Police_20_par_20_défaut"><text:span text:style-name="T212">Sandany (Ar)</text:span></text:span></text:p>
          </table:table-cell>
          <table:table-cell table:style-name="Tableau61.A1" office:value-type="string">
            <text:p text:style-name="Standard"><text:change-start text:change-id="ct2001248949360"/><text:span text:style-name="Police_20_par_20_défaut"><text:span text:style-name="T213">T32E</text:span></text:span><text:change-end text:change-id="ct2001248949360"/><text:span text:style-name="Police_20_par_20_défaut"><text:span text:style-name="T214"> .Iza no nandray ilay fanampianaa</text:span></text:span></text:p>
          </table:table-cell>
          <table:table-cell table:style-name="Tableau61.A1" office:value-type="string">
            <text:p text:style-name="Standard"><text:change-start text:change-id="ct2001248951952"/><text:span text:style-name="Police_20_par_20_défaut"><text:span text:style-name="T213">T33</text:span></text:span><text:change-end text:change-id="ct2001248951952"/><text:span text:style-name="Police_20_par_20_défaut"><text:span text:style-name="T214">. NOtazomin’i « Anarana » ho azy samy irery ve ilay fanampiana ? </text:span></text:span><text:span text:style-name="Police_20_par_20_défaut"><text:span text:style-name="T212">“?</text:span></text:span></text:p>
          </table:table-cell>
        </table:table-row>
        <table:table-row table:style-name="Tableau61.2">
          <table:table-cell table:style-name="Tableau61.A1" office:value-type="string">
            <text:p text:style-name="P2"><text:span text:style-name="Police_20_par_20_défaut"><text:span text:style-name="T291">1</text:span></text:span></text:p>
          </table:table-cell>
          <table:table-cell table:style-name="Tableau61.B2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61.C2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61.D2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61.E2" office:value-type="string">
            <text:p text:style-name="P2"><text:span text:style-name="Police_20_par_20_défaut"><text:span text:style-name="T291">|__|__|__|__|__|__|__|</text:span></text:span></text:p>
          </table:table-cell>
          <table:table-cell table:style-name="Tableau61.F2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61.G2" office:value-type="string">
            <text:p text:style-name="P2"><text:span text:style-name="Police_20_par_20_défaut"><text:span text:style-name="T291">|__|</text:span></text:span></text:p>
          </table:table-cell>
        </table:table-row>
        <table:table-row table:style-name="Tableau61.2">
          <table:table-cell table:style-name="Tableau61.A1" office:value-type="string">
            <text:p text:style-name="P2"><text:span text:style-name="Police_20_par_20_défaut"><text:span text:style-name="T291">2</text:span></text:span></text:p>
          </table:table-cell>
          <table:table-cell table:style-name="Tableau61.B3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61.C3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61.D3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61.E3" office:value-type="string">
            <text:p text:style-name="P2"><text:span text:style-name="Police_20_par_20_défaut"><text:span text:style-name="T291">|__|__|__|__|__|__|__|</text:span></text:span></text:p>
          </table:table-cell>
          <table:table-cell table:style-name="Tableau61.F3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61.G3" office:value-type="string">
            <text:p text:style-name="P2"><text:span text:style-name="Police_20_par_20_défaut"><text:span text:style-name="T291">|__|</text:span></text:span></text:p>
          </table:table-cell>
        </table:table-row>
        <table:table-row table:style-name="Tableau61.2">
          <table:table-cell table:style-name="Tableau61.A1" office:value-type="string">
            <text:p text:style-name="P2"><text:span text:style-name="Police_20_par_20_défaut"><text:span text:style-name="T291">3</text:span></text:span></text:p>
          </table:table-cell>
          <table:table-cell table:style-name="Tableau61.B4" office:value-type="string">
            <text:p text:style-name="P2"><text:span text:style-name="Police_20_par_20_défaut"><text:span text:style-name="T120">|__|</text:span></text:span></text:p>
          </table:table-cell>
          <table:table-cell table:style-name="Tableau61.C4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61.D4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61.E4" office:value-type="string">
            <text:p text:style-name="P2"><text:span text:style-name="Police_20_par_20_défaut"><text:span text:style-name="T291">|__|__|__|__|__|__|__|</text:span></text:span></text:p>
          </table:table-cell>
          <table:table-cell table:style-name="Tableau61.F4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61.G4" office:value-type="string">
            <text:p text:style-name="P2"><text:span text:style-name="Police_20_par_20_défaut"><text:span text:style-name="T291">|__|</text:span></text:span></text:p>
          </table:table-cell>
        </table:table-row>
      </table:table>
      <text:p text:style-name="Standard"/>
      <table:table table:name="Tableau62" table:style-name="Tableau62">
        <table:table-column table:style-name="Tableau62.A"/>
        <table:table-column table:style-name="Tableau62.B"/>
        <table:table-row table:style-name="Tableau62.1">
          <table:table-cell table:style-name="Tableau62.A1" office:value-type="string">
            <text:p text:style-name="Standard"><text:span text:style-name="Police_20_par_20_défaut"><text:span text:style-name="T210">T2 -</text:span></text:span><text:span text:style-name="Police_20_par_20_défaut"><text:span text:style-name="T390"> Nanolotra fanomezana ve ianareo t@ </text:span></text:span><text:span text:style-name="Police_20_par_20_défaut"><text:span text:style-name="T212">PR 2025 ?</text:span></text:span><text:span text:style-name="Police_20_par_20_défaut"><text:span text:style-name="T210"> </text:span></text:span><text:span text:style-name="Police_20_par_20_défaut"><text:span text:style-name="T396">1- Eny<text:tab/><text:tab/>2- Tsia</text:span></text:span><text:span text:style-name="Police_20_par_20_défaut"><text:span text:style-name="T240"> <text:s text:c="11"/>raha tsia mankanesa @ </text:span></text:span><text:span text:style-name="Police_20_par_20_défaut"><text:span text:style-name="T397">VB</text:span></text:span></text:p>
          </table:table-cell>
          <table:table-cell table:style-name="Tableau62.A1" office:value-type="string">
            <text:p text:style-name="P2"><text:span text:style-name="Police_20_par_20_défaut"><text:span text:style-name="T210">|___|</text:span></text:span></text:p>
          </table:table-cell>
        </table:table-row>
      </table:table>
      <text:p text:style-name="Standard"><text:span text:style-name="Police_20_par_20_défaut"><text:span text:style-name="T394">T21. Raha Eny, lazalazao <text:s/>ny momba io fanomezana io</text:span></text:span></text:p>
      <table:table table:name="Tableau63" table:style-name="Tableau63">
        <table:table-column table:style-name="Tableau63.A"/>
        <table:table-column table:style-name="Tableau63.B"/>
        <table:table-column table:style-name="Tableau63.C"/>
        <table:table-column table:style-name="Tableau63.D"/>
        <table:table-column table:style-name="Tableau63.E"/>
        <table:table-column table:style-name="Tableau63.F"/>
        <table:table-column table:style-name="Tableau63.G"/>
        <table:table-row table:style-name="Tableau63.1">
          <table:table-cell table:style-name="Tableau63.A1" office:value-type="string">
            <text:p text:style-name="Standard"><text:span text:style-name="Police_20_par_20_défaut"><text:span text:style-name="T212">N°</text:span></text:span></text:p>
          </table:table-cell>
          <table:table-cell table:style-name="Tableau63.B1" office:value-type="string">
            <text:p text:style-name="Standard"><text:change-start text:change-id="ct2001248954256"/><text:span text:style-name="Police_20_par_20_défaut"><text:span text:style-name="T398">T21 A</text:span></text:span><text:change-end text:change-id="ct2001248954256"/></text:p>
            <text:p text:style-name="Standard"><text:span text:style-name="Police_20_par_20_défaut"><text:span text:style-name="T399">Kara-zany</text:span></text:span></text:p>
          </table:table-cell>
          <table:table-cell table:style-name="Tableau63.B1" office:value-type="string">
            <text:p text:style-name="Standard"><text:change-start text:change-id="ct2001248950800"/><text:span text:style-name="Police_20_par_20_défaut"><text:span text:style-name="T398">T21B</text:span></text:span><text:change-end text:change-id="ct2001248950800"/></text:p>
            <text:p text:style-name="Standard"><text:span text:style-name="Police_20_par_20_défaut"><text:span text:style-name="T399">Nande-fasana</text:span></text:span></text:p>
          </table:table-cell>
          <table:table-cell table:style-name="Tableau63.B1" office:value-type="string">
            <text:p text:style-name="Standard"><text:span text:style-name="Police_20_par_20_défaut"><text:span text:style-name="T210">T41 Toeram-ponenan’ny na</text:span></text:span><text:change-start text:change-id="ct2001248949648"/><text:span text:style-name="Police_20_par_20_défaut"><text:span text:style-name="T400">n</text:span></text:span><text:change-end text:change-id="ct2001248949648"/><text:span text:style-name="Police_20_par_20_défaut"><text:span text:style-name="T210">dray</text:span></text:span></text:p>
          </table:table-cell>
          <table:table-cell table:style-name="Tableau63.B1" office:value-type="string">
            <text:p text:style-name="Standard"><text:span text:style-name="Police_20_par_20_défaut"><text:span text:style-name="T210">T42. Raha vary , Lanjany (Kg)</text:span></text:span></text:p>
          </table:table-cell>
          <table:table-cell table:style-name="Tableau63.B1" office:value-type="string">
            <text:p text:style-name="Standard"><text:span text:style-name="Police_20_par_20_défaut"><text:span text:style-name="T210">T21D. </text:span></text:span><text:span text:style-name="Police_20_par_20_défaut"><text:span text:style-name="T212">Sandany (Ar)</text:span></text:span></text:p>
          </table:table-cell>
          <table:table-cell table:style-name="Tableau63.B1" office:value-type="string">
            <text:p text:style-name="Standard"><text:span text:style-name="Police_20_par_20_défaut"><text:span text:style-name="T210">T43. </text:span></text:span><text:span text:style-name="Police_20_par_20_défaut"><text:span text:style-name="T387">Iza no nanapa-kevitra ami’ny fanomezana ?</text:span></text:span></text:p>
          </table:table-cell>
        </table:table-row>
        <table:table-row table:style-name="Tableau63.2">
          <table:table-cell table:style-name="Tableau63.A1" office:value-type="string">
            <text:p text:style-name="P2"><text:span text:style-name="Police_20_par_20_défaut"><text:span text:style-name="T291">1</text:span></text:span></text:p>
          </table:table-cell>
          <table:table-cell table:style-name="Tableau63.B2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63.C2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63.D2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63.E2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63.F2" office:value-type="string">
            <text:p text:style-name="P2"><text:span text:style-name="Police_20_par_20_défaut"><text:span text:style-name="T291">|__|__|__|__|__|__|__|</text:span></text:span></text:p>
          </table:table-cell>
          <table:table-cell table:style-name="Tableau63.G2" office:value-type="string">
            <text:p text:style-name="P2"><text:span text:style-name="Police_20_par_20_défaut"><text:span text:style-name="T291">|__|__|</text:span></text:span></text:p>
          </table:table-cell>
        </table:table-row>
        <table:table-row table:style-name="Tableau63.2">
          <table:table-cell table:style-name="Tableau63.A1" office:value-type="string">
            <text:p text:style-name="P2"><text:span text:style-name="Police_20_par_20_défaut"><text:span text:style-name="T291">2</text:span></text:span></text:p>
          </table:table-cell>
          <table:table-cell table:style-name="Tableau63.B3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63.C3" office:value-type="string">
            <text:p text:style-name="P2"><text:span text:style-name="Police_20_par_20_défaut"><text:span text:style-name="T291">|__|__|</text:span></text:span></text:p>
          </table:table-cell>
          <table:table-cell table:style-name="Tableau63.D3" office:value-type="string">
            <text:p text:style-name="P2"><text:span text:style-name="Police_20_par_20_défaut"><text:span text:style-name="T291">|__|</text:span></text:span></text:p>
          </table:table-cell>
          <table:table-cell table:style-name="Tableau63.E3" office:value-type="string">
            <text:p text:style-name="P2"><text:span text:style-name="Police_20_par_20_défaut"><text:span text:style-name="T291">|__|__|__|__|</text:span></text:span></text:p>
          </table:table-cell>
          <table:table-cell table:style-name="Tableau63.F3" office:value-type="string">
            <text:p text:style-name="P2"><text:span text:style-name="Police_20_par_20_défaut"><text:span text:style-name="T291">|__|__|__|__|__|__|__|</text:span></text:span></text:p>
          </table:table-cell>
          <table:table-cell table:style-name="Tableau63.G3" office:value-type="string">
            <text:p text:style-name="P2"><text:span text:style-name="Police_20_par_20_défaut"><text:span text:style-name="T291">|__|__|</text:span></text:span></text:p>
          </table:table-cell>
        </table:table-row>
      </table:table>
      <text:p text:style-name="Standard"/>
      <text:p text:style-name="Default"><text:span text:style-name="Police_20_par_20_défaut"><text:span text:style-name="T195">Marika “karazany</text:span></text:span><text:span text:style-name="Police_20_par_20_défaut"><text:span text:style-name="T197">” : </text:span></text:span><text:span text:style-name="Police_20_par_20_défaut"><text:span text:style-name="T196">0</text:span></text:span><text:span text:style-name="Police_20_par_20_défaut"><text:span text:style-name="T197">.- Vola </text:span></text:span><text:span text:style-name="Police_20_par_20_défaut"><text:span text:style-name="T196">1. </text:span></text:span><text:span text:style-name="Police_20_par_20_défaut"><text:span text:style-name="T197">Vary </text:span></text:span><text:span text:style-name="Police_20_par_20_défaut"><text:span text:style-name="T196">2. </text:span></text:span><text:span text:style-name="Police_20_par_20_défaut"><text:span text:style-name="T197">Sakafo hafa ankoatra ny vary </text:span></text:span><text:span text:style-name="Police_20_par_20_défaut"><text:span text:style-name="T196">3. </text:span></text:span><text:span text:style-name="Police_20_par_20_défaut"><text:span text:style-name="T197">Fitaovam-pianarana </text:span></text:span><text:span text:style-name="Police_20_par_20_défaut"><text:span text:style-name="T196">4. </text:span></text:span><text:span text:style-name="Police_20_par_20_défaut"><text:span text:style-name="T197">Fanafody </text:span></text:span><text:span text:style-name="Police_20_par_20_défaut"><text:span text:style-name="T196">5.</text:span></text:span><text:span text:style-name="Police_20_par_20_défaut"><text:span text:style-name="T197">Fitafiana</text:span></text:span></text:p>
      <text:p text:style-name="Default"><text:span text:style-name="Police_20_par_20_défaut"><text:span text:style-name="T196">6. </text:span></text:span><text:span text:style-name="Police_20_par_20_défaut"><text:span text:style-name="T197">Biby fiompy </text:span></text:span><text:span text:style-name="Police_20_par_20_défaut"><text:span text:style-name="T196">7.</text:span></text:span><text:span text:style-name="Police_20_par_20_défaut"><text:span text:style-name="T197">Fahana amin’ny finday </text:span></text:span><text:span text:style-name="Police_20_par_20_défaut"><text:span text:style-name="T196">8. </text:span></text:span><text:span text:style-name="Police_20_par_20_défaut"><text:span text:style-name="T197">Masomboly/zezika </text:span></text:span><text:span text:style-name="Police_20_par_20_défaut"><text:span text:style-name="T196">9. </text:span></text:span><text:span text:style-name="Police_20_par_20_défaut"><text:span text:style-name="T197">Hafa</text:span></text:span></text:p>
      <text:p text:style-name="Default"><text:span text:style-name="Police_20_par_20_défaut"><text:span text:style-name="T195">Marika Fiaviana/Andefasana</text:span></text:span><text:span text:style-name="Police_20_par_20_défaut"><text:span text:style-name="T196">: 11. </text:span></text:span><text:span text:style-name="Police_20_par_20_défaut"><text:span text:style-name="T197">Havan’ny lohantokantra no </text:span></text:span><text:span text:style-name="Police_20_par_20_défaut"><text:span text:style-name="T196">12. </text:span></text:span><text:span text:style-name="Police_20_par_20_défaut"><text:span text:style-name="T197">Havan’ny vadin’ny lohantokantrano </text:span></text:span><text:span text:style-name="Police_20_par_20_défaut"><text:span text:style-name="T196">21-</text:span></text:span><text:span text:style-name="Police_20_par_20_défaut"><text:span text:style-name="T197">Iray tampo amin’ny lohantokantrano </text:span></text:span><text:span text:style-name="Police_20_par_20_défaut"><text:span text:style-name="T196">22</text:span></text:span><text:span text:style-name="Police_20_par_20_défaut"><text:span text:style-name="T197">-Iray tampo amin’ny vadin’ny lohantokantrano </text:span></text:span><text:span text:style-name="Police_20_par_20_défaut"><text:span text:style-name="T196">03</text:span></text:span><text:span text:style-name="Police_20_par_20_défaut"><text:span text:style-name="T197">-Zanaky ny lohantokantrano na ny vadiny</text:span></text:span></text:p>
      <text:p text:style-name="Default"><text:span text:style-name="Police_20_par_20_défaut"><text:span text:style-name="T196">41. </text:span></text:span><text:span text:style-name="Police_20_par_20_défaut"><text:span text:style-name="T197">Fianakavian’ny lohantokantrano </text:span></text:span><text:span text:style-name="Police_20_par_20_défaut"><text:span text:style-name="T196">42. </text:span></text:span><text:span text:style-name="Police_20_par_20_défaut"><text:span text:style-name="T197">Fianakavian’ny vadin’ny lohantokantrano </text:span></text:span><text:span text:style-name="Police_20_par_20_défaut"><text:span text:style-name="T196">05- </text:span></text:span><text:span text:style-name="Police_20_par_20_défaut"><text:span text:style-name="T197">Olona tsy misy rohimpihavanana </text:span></text:span><text:span text:style-name="Police_20_par_20_défaut"><text:span text:style-name="T196">06. </text:span></text:span><text:span text:style-name="Police_20_par_20_défaut"><text:span text:style-name="T197">Tetikasa, Fanjakana, Fiangonana </text:span></text:span><text:span text:style-name="Police_20_par_20_défaut"><text:span text:style-name="T196">99. </text:span></text:span><text:span text:style-name="Police_20_par_20_défaut"><text:span text:style-name="T197">Hafa</text:span></text:span></text:p>
      <text:p text:style-name="Default"><text:span text:style-name="Police_20_par_20_défaut"><text:span text:style-name="T195">Marika “Toeram-ponenan’ny nandray na ny nanome</text:span></text:span><text:span text:style-name="Police_20_par_20_défaut"><text:span text:style-name="T196">”: 0. </text:span></text:span><text:span text:style-name="Police_20_par_20_défaut"><text:span text:style-name="T197">Ato amin’ny fokontany </text:span></text:span><text:span text:style-name="Police_20_par_20_défaut"><text:span text:style-name="T196">1. </text:span></text:span><text:span text:style-name="Police_20_par_20_défaut"><text:span text:style-name="T197">Fokontany hafa fa eto @ commune </text:span></text:span><text:span text:style-name="Police_20_par_20_défaut"><text:span text:style-name="T196">2. </text:span></text:span><text:span text:style-name="Police_20_par_20_défaut"><text:span text:style-name="T197">Commune hafa fa eto @ Faritra </text:span></text:span><text:span text:style-name="Police_20_par_20_défaut"><text:span text:style-name="T196">3. </text:span></text:span><text:span text:style-name="Police_20_par_20_défaut"><text:span text:style-name="T197">Avy any amin’ny faritra hafa</text:span></text:span></text:p>
      <text:p text:style-name="Default"><text:span text:style-name="Police_20_par_20_défaut"><text:span text:style-name="T195">Marika “Ny nandray ny fanomezana/tompokevitra @fanomezana</text:span></text:span><text:span text:style-name="Police_20_par_20_défaut"><text:span text:style-name="T196">”: </text:span></text:span><text:span text:style-name="Police_20_par_20_défaut"><text:span text:style-name="T279">Marika M1</text:span></text:span><text:span text:style-name="Police_20_par_20_défaut"><text:span text:style-name="T196"> 91 : </text:span></text:span><text:span text:style-name="Police_20_par_20_défaut"><text:span text:style-name="T197">Ny lohantokantrano sy ny vadiny </text:span></text:span><text:span text:style-name="Police_20_par_20_défaut"><text:span text:style-name="T196">92. </text:span></text:span><text:span text:style-name="Police_20_par_20_défaut"><text:span text:style-name="T197">Ny mpikambana rehetra ao an-tokantrano <text:s/>93 Ny zanany rehetre</text:span></text:span></text:p>
      <text:p text:style-name="Standard"><text:span text:style-name="Police_20_par_20_défaut"><text:span text:style-name="T198">Marika fampiasana ny fanomezana manokana :</text:span></text:span><text:span text:style-name="Police_20_par_20_défaut"><text:span text:style-name="T89"> 1.</text:span></text:span><text:span text:style-name="Police_20_par_20_défaut"><text:span text:style-name="T74">Manontolo </text:span></text:span><text:span text:style-name="Police_20_par_20_défaut"><text:span text:style-name="T89">2. </text:span></text:span><text:span text:style-name="Police_20_par_20_défaut"><text:span text:style-name="T74">Ampahany </text:span></text:span><text:span text:style-name="Police_20_par_20_défaut"><text:span text:style-name="T89">3. </text:span></text:span><text:span text:style-name="Police_20_par_20_défaut"><text:span text:style-name="T74">Tsy nisy notazoniny ho azy mihitsy</text:span></text:span></text:p>
      <text:p text:style-name="P103"/>
      <text:p text:style-name="P103"/>
      <text:p text:style-name="P91"/>
      <text:p text:style-name="P143"/>
      <text:p text:style-name="P95"/>
      <text:p text:style-name="P2"><text:span text:style-name="Police_20_par_20_défaut"><text:span text:style-name="T401">FIDIRANA HO MPIKAMBANA T@ FIKAMBANANA SAMIHAFA NANDRITRA NY PR 2025 (RESPG)</text:span></text:span></text:p>
      <table:table table:name="Tableau64" table:style-name="Tableau64">
        <table:table-column table:style-name="Tableau64.A"/>
        <table:table-column table:style-name="Tableau64.B"/>
        <table:table-row table:style-name="Tableau64.1">
          <table:table-cell table:style-name="Tableau64.A1" office:value-type="string">
            <text:p text:style-name="Default"><text:span text:style-name="Police_20_par_20_défaut"><text:span text:style-name="T109">RESPGa. </text:span></text:span><text:span text:style-name="Police_20_par_20_défaut"><text:span text:style-name="T273">Nisy olona tao an-tokantrano ve @ireny karazana fikambanana ireny?</text:span></text:span><text:span text:style-name="Police_20_par_20_défaut"><text:span text:style-name="T109"> </text:span></text:span><text:span text:style-name="Police_20_par_20_défaut"><text:span text:style-name="T273">(Oh: OP, fikambanan’ny ray amandrenin’ny mpianatra, fikambanana ara-panatanjahantena, mpampindram-bola sns</text:span></text:span><text:span text:style-name="Police_20_par_20_défaut"><text:span text:style-name="T109">.) <text:tab/><text:tab/></text:span></text:span><text:span text:style-name="Police_20_par_20_défaut"><text:span text:style-name="T197">1. Eny <text:tab/><text:tab/>2. Tsia <text:s/><text:tab/><text:tab/>raha tsia Mankanesa @ <text:s/>PRO</text:span></text:span></text:p>
            <text:p text:style-name="Default"><text:span text:style-name="Police_20_par_20_défaut"><text:span text:style-name="T197">(Raha eny, fenoy ligne iray ho an’ny olona iray sy fikambanana iray. Atombohy amin’izay manana andraikitra manokana ao anatin(ny fikambanana, avy eo ireo mpikambana mavitrika ary farany ireo mpikambana tsotra)</text:span></text:span></text:p>
          </table:table-cell>
          <table:table-cell table:style-name="Tableau64.B1" office:value-type="string">
            <text:p text:style-name="P144"><text:span text:style-name="Police_20_par_20_défaut"><text:span text:style-name="T402">|___|</text:span></text:span></text:p>
          </table:table-cell>
        </table:table-row>
      </table:table>
      <text:p text:style-name="Standard"/>
      <table:table table:name="Tableau65" table:style-name="Tableau65">
        <table:table-column table:style-name="Tableau65.A"/>
        <table:table-column table:style-name="Tableau65.B"/>
        <table:table-column table:style-name="Tableau65.C"/>
        <table:table-column table:style-name="Tableau65.D"/>
        <table:table-row table:style-name="Tableau65.1">
          <table:table-cell table:style-name="Tableau65.A1" office:value-type="string">
            <text:p text:style-name="P145"/>
          </table:table-cell>
          <table:table-cell table:style-name="Tableau65.A1" office:value-type="string">
            <text:p text:style-name="P2"><text:span text:style-name="Police_20_par_20_défaut"><text:span text:style-name="T305">RESPGb</text:span></text:span><text:span text:style-name="Police_20_par_20_défaut"><text:span text:style-name="T123"> Marika Olona (M1)</text:span></text:span></text:p>
          </table:table-cell>
          <table:table-cell table:style-name="Tableau65.A1" office:value-type="string">
            <text:p text:style-name="P2"><text:span text:style-name="Police_20_par_20_défaut"><text:span text:style-name="T305">RESPGc</text:span></text:span><text:span text:style-name="Police_20_par_20_défaut"><text:span text:style-name="T123"> Karazana fikambanana</text:span></text:span></text:p>
          </table:table-cell>
          <table:table-cell table:style-name="Tableau65.A1" office:value-type="string">
            <text:p text:style-name="Default"><text:span text:style-name="Police_20_par_20_défaut"><text:span text:style-name="T305">RESPGd</text:span></text:span><text:span text:style-name="Police_20_par_20_défaut"><text:span text:style-name="T123"> Fandraisana anjara</text:span></text:span></text:p>
          </table:table-cell>
        </table:table-row>
        <table:table-row table:style-name="Tableau65.2">
          <table:table-cell table:style-name="Tableau65.A1" office:value-type="string">
            <text:p text:style-name="Standard"><text:span text:style-name="Police_20_par_20_défaut"><text:span text:style-name="T232">1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|__|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|__| <text:s/>_____________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__|</text:span></text:span></text:p>
          </table:table-cell>
        </table:table-row>
        <table:table-row table:style-name="Tableau65.3">
          <table:table-cell table:style-name="Tableau65.A1" office:value-type="string">
            <text:p text:style-name="Standard"><text:span text:style-name="Police_20_par_20_défaut"><text:span text:style-name="T232">2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|__|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|__| <text:s/>_____________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__|</text:span></text:span></text:p>
          </table:table-cell>
        </table:table-row>
        <table:table-row table:style-name="Tableau65.4">
          <table:table-cell table:style-name="Tableau65.A1" office:value-type="string">
            <text:p text:style-name="Standard"><text:span text:style-name="Police_20_par_20_défaut"><text:span text:style-name="T232">3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|__|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|__| <text:s/>_____________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__|</text:span></text:span></text:p>
          </table:table-cell>
        </table:table-row>
        <table:table-row table:style-name="Tableau65.5">
          <table:table-cell table:style-name="Tableau65.A1" office:value-type="string">
            <text:p text:style-name="Standard"><text:span text:style-name="Police_20_par_20_défaut"><text:span text:style-name="T232">4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|__|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|__| <text:s/>_____________</text:span></text:span></text:p>
          </table:table-cell>
          <table:table-cell table:style-name="Tableau65.A1" office:value-type="string">
            <text:p text:style-name="Standard"><text:span text:style-name="Police_20_par_20_défaut"><text:span text:style-name="T232">|____|</text:span></text:span></text:p>
          </table:table-cell>
        </table:table-row>
      </table:table>
      <text:p text:style-name="P146"/>
      <text:p text:style-name="P146"/>
      <text:p text:style-name="Standard"><text:span text:style-name="Police_20_par_20_défaut"><text:span text:style-name="T403">Karazana fikambanana : <text:s/></text:span></text:span><text:span text:style-name="Police_20_par_20_défaut"><text:span text:style-name="T404">1. Fikambanan’ny tantsaha mpamokatra <text:s/>2. Fikambanana @ seha-pihariana hafa <text:s text:c="2"/>3. Fikambanana ray amandrenin’ny mpianatra <text:s/>4. Fikambanana ara-pinoana 5. Vondrona na antoko politika <text:s/>6. Fikambanana ara-panatanjahantena/ala-voly <text:s/>7. Mpampindram-bola madinika (Cecam, Otiv…) <text:s/></text:span></text:span><text:span text:style-name="Police_20_par_20_défaut"><text:span text:style-name="T260">8. Sompitra iombonana tsotra (ivelan’ny IMF) </text:span></text:span><text:span text:style-name="Police_20_par_20_défaut"><text:span text:style-name="T405">10. ONG <text:s/>11. Mpitondra ara-panjakàna eo an-toerana (Fonkontany, commune, district) 12. Mpitondra ara-drazana <text:s/>13. Fiarovana ny tontolo iainana <text:s/>14 Fikambanana mpisera dia na mpitarika fizahan-tany 15. fikambanana miaro ny tontolo iainana , 16 VOI </text:span></text:span><text:span text:style-name="Police_20_par_20_défaut"><text:span text:style-name="T260"><text:s/></text:span></text:span><text:span text:style-name="Police_20_par_20_défaut"><text:span text:style-name="T405"><text:s/></text:span></text:span><text:span text:style-name="Police_20_par_20_défaut"><text:span text:style-name="T260"><text:s text:c="2"/>9. Hafa (Soraty)</text:span></text:span></text:p>
      <text:p text:style-name="Standard"><text:span text:style-name="Police_20_par_20_défaut"><text:span text:style-name="T406">Fandraisana anjara :</text:span></text:span><text:span text:style-name="Police_20_par_20_défaut"><text:span text:style-name="T407"> <text:s/>1- Tomponandraikitra <text:s/>2- Mpikambana mavitrika <text:s/>3- Mpikambana tsotra</text:span></text:span></text:p>
      <text:p text:style-name="P103"/>
      <text:p text:style-name="P103"/>
      <text:p text:style-name="P103"/>
      <text:p text:style-name="P2"><text:span text:style-name="Police_20_par_20_défaut"><text:span text:style-name="T178">MOMBA <text:s/>IREO TETIKASA NA FANDAHARANASA (PRO)</text:span></text:span></text:p>
      <text:p text:style-name="P83"/>
      <table:table table:name="Tableau66" table:style-name="Tableau66">
        <table:table-column table:style-name="Tableau66.A"/>
        <table:table-column table:style-name="Tableau66.B"/>
        <table:table-row table:style-name="Tableau66.1">
          <table:table-cell table:style-name="Tableau66.A1" office:value-type="string">
            <text:p text:style-name="Standard"><text:span text:style-name="Police_20_par_20_défaut"><text:span text:style-name="T13">PRO1. </text:span></text:span><text:span text:style-name="Police_20_par_20_défaut"><text:span text:style-name="T15">Nisy mpikambana tato an-tokantrano ve afaka nisitraka tamin’ny tetikasa na fampiofanan</text:span></text:span><text:span text:style-name="Police_20_par_20_défaut"><text:span text:style-name="T287">?</text:span></text:span></text:p>
            <text:p text:style-name="Standard"><text:span text:style-name="Police_20_par_20_défaut"><text:span text:style-name="T178"><text:tab/><text:tab/><text:tab/><text:tab/></text:span></text:span><text:span text:style-name="Police_20_par_20_défaut"><text:span text:style-name="T26">1.</text:span></text:span><text:span text:style-name="Police_20_par_20_défaut"><text:span text:style-name="T28"> Eny <text:s text:c="8"/></text:span></text:span><text:span text:style-name="Police_20_par_20_défaut"><text:span text:style-name="T26">2.</text:span></text:span><text:span text:style-name="Police_20_par_20_défaut"><text:span text:style-name="T28"> Tsia </text:span></text:span><text:span text:style-name="Police_20_par_20_défaut"><text:span text:style-name="T26">3.</text:span></text:span><text:span text:style-name="Police_20_par_20_défaut"><text:span text:style-name="T28"> Tsy nisy tetikasa teo an-Toerana <text:s/></text:span></text:span><text:span text:style-name="Police_20_par_20_défaut"><text:span text:style-name="T26"><text:line-break/></text:span></text:span><text:span text:style-name="Police_20_par_20_défaut"><text:span text:style-name="T28">Raha 2 na 3 dia asion NA ao ami’nity tableau ity</text:span></text:span></text:p>
          </table:table-cell>
          <table:table-cell table:style-name="Tableau66.B1" office:value-type="string">
            <text:p text:style-name="P2"><text:span text:style-name="Police_20_par_20_défaut"><text:span text:style-name="T296">|__|</text:span></text:span></text:p>
          </table:table-cell>
        </table:table-row>
      </table:table>
      <text:p text:style-name="Standard"><text:span text:style-name="Police_20_par_20_défaut"><text:span text:style-name="T286">Raha Eny, amin’ny sehatra inona ary iza no nanome izany fampiofanana izany?</text:span></text:span></text:p>
      <text:p text:style-name="P147"/>
      <table:table table:name="Tableau67" table:style-name="Tableau67">
        <table:table-column table:style-name="Tableau67.A"/>
        <table:table-column table:style-name="Tableau67.B"/>
        <table:table-column table:style-name="Tableau67.C"/>
        <table:table-column table:style-name="Tableau67.D"/>
        <table:table-column table:style-name="Tableau67.E"/>
        <table:table-column table:style-name="Tableau67.F"/>
        <table:table-column table:style-name="Tableau67.G"/>
        <table:table-column table:style-name="Tableau67.H"/>
        <table:table-row table:style-name="Tableau67.1">
          <table:table-cell table:style-name="Tableau67.A1" office:value-type="string">
            <text:p text:style-name="Standard"/>
          </table:table-cell>
          <table:table-cell table:style-name="Tableau67.B1" office:value-type="string">
            <text:p text:style-name="Standard"><text:span text:style-name="Police_20_par_20_défaut"><text:span text:style-name="T91">Karazan’ny tetikasa</text:span></text:span></text:p>
          </table:table-cell>
          <table:table-cell table:style-name="Tableau67.C1" office:value-type="string">
            <text:p text:style-name="Default"><text:span text:style-name="Police_20_par_20_défaut"><text:span text:style-name="T114">1 </text:span></text:span><text:span text:style-name="Police_20_par_20_défaut"><text:span text:style-name="T321">Eny</text:span></text:span></text:p>
            <text:p text:style-name="Default"><text:span text:style-name="Police_20_par_20_défaut"><text:span text:style-name="T114">2. </text:span></text:span><text:span text:style-name="Police_20_par_20_défaut"><text:span text:style-name="T115">Tsia 3- Tsy misy</text:span></text:span></text:p>
            <text:p text:style-name="Standard"><text:span text:style-name="Police_20_par_20_défaut"><text:span text:style-name="T97">=&gt; raha 2 na 3 midina andalana</text:span></text:span></text:p>
          </table:table-cell>
          <table:table-cell table:style-name="Tableau67.D1" office:value-type="string">
            <text:p text:style-name="Standard"><text:span text:style-name="Police_20_par_20_défaut"><text:span text:style-name="T91">PRO3</text:span></text:span><text:span text:style-name="Police_20_par_20_défaut"><text:span text:style-name="T95">-Fanjakana</text:span></text:span></text:p>
            <text:p text:style-name="Default"><text:span text:style-name="Police_20_par_20_défaut"><text:span text:style-name="T114">1 </text:span></text:span><text:span text:style-name="Police_20_par_20_défaut"><text:span text:style-name="T321">Eny</text:span></text:span></text:p>
            <text:p text:style-name="Standard"><text:span text:style-name="Police_20_par_20_défaut"><text:span text:style-name="T98">2. </text:span></text:span><text:span text:style-name="Police_20_par_20_défaut"><text:span text:style-name="T97">Tsia</text:span></text:span></text:p>
          </table:table-cell>
          <table:table-cell table:style-name="Tableau67.E1" office:value-type="string">
            <text:p text:style-name="Standard"><text:span text:style-name="Police_20_par_20_défaut"><text:span text:style-name="T91">PRO4-</text:span></text:span><text:span text:style-name="Police_20_par_20_défaut"><text:span text:style-name="T95">ONG/Tetikasa</text:span></text:span></text:p>
          </table:table-cell>
          <table:table-cell table:style-name="Tableau67.F1" office:value-type="string">
            <text:p text:style-name="Standard"><text:span text:style-name="Police_20_par_20_défaut"><text:span text:style-name="T91">PRO5</text:span></text:span><text:span text:style-name="Police_20_par_20_défaut"><text:span text:style-name="T95">-Fiangonana</text:span></text:span></text:p>
            <text:p text:style-name="Default"><text:span text:style-name="Police_20_par_20_défaut"><text:span text:style-name="T114">1 </text:span></text:span><text:span text:style-name="Police_20_par_20_défaut"><text:span text:style-name="T321">Eny</text:span></text:span></text:p>
            <text:p text:style-name="Standard"><text:span text:style-name="Police_20_par_20_défaut"><text:span text:style-name="T98">2. </text:span></text:span><text:span text:style-name="Police_20_par_20_défaut"><text:span text:style-name="T97">Tsia</text:span></text:span></text:p>
          </table:table-cell>
          <table:table-cell table:style-name="Tableau67.G1" office:value-type="string">
            <text:p text:style-name="Default"><text:span text:style-name="Police_20_par_20_défaut"><text:span text:style-name="T91">PRO9</text:span></text:span><text:span text:style-name="Police_20_par_20_défaut"><text:span text:style-name="T95">-Hafa </text:span></text:span><text:span text:style-name="Police_20_par_20_défaut"><text:span text:style-name="T114">1 </text:span></text:span><text:span text:style-name="Police_20_par_20_défaut"><text:span text:style-name="T321">Eny</text:span></text:span></text:p>
            <text:p text:style-name="Standard"><text:span text:style-name="Police_20_par_20_défaut"><text:span text:style-name="T98">2. </text:span></text:span><text:span text:style-name="Police_20_par_20_défaut"><text:span text:style-name="T97">Tsia</text:span></text:span></text:p>
          </table:table-cell>
          <table:table-cell table:style-name="Tableau67.H1" office:value-type="string">
            <text:p text:style-name="Default"><text:span text:style-name="Police_20_par_20_défaut"><text:span text:style-name="T98">PRO6</text:span></text:span><text:span text:style-name="Police_20_par_20_défaut"><text:span text:style-name="T97">-Tsy fantatra</text:span></text:span></text:p>
            <text:p text:style-name="Default"><text:span text:style-name="Police_20_par_20_défaut"><text:span text:style-name="T114">1 </text:span></text:span><text:span text:style-name="Police_20_par_20_défaut"><text:span text:style-name="T321">Eny</text:span></text:span></text:p>
            <text:p text:style-name="Standard"><text:span text:style-name="Police_20_par_20_défaut"><text:span text:style-name="T98">2. </text:span></text:span><text:span text:style-name="Police_20_par_20_défaut"><text:span text:style-name="T97">Tsia</text:span></text:span></text:p>
          </table:table-cell>
        </table:table-row>
        <table:table-row table:style-name="Tableau67.2">
          <table:table-cell table:style-name="Tableau67.A2" office:value-type="string">
            <text:p text:style-name="P111"><text:span text:style-name="Police_20_par_20_défaut"><text:span text:style-name="T95">1</text:span></text:span></text:p>
          </table:table-cell>
          <table:table-cell table:style-name="Tableau67.B2" office:value-type="string">
            <text:p text:style-name="Standard"><text:span text:style-name="Police_20_par_20_défaut"><text:span text:style-name="T97">Fanjariantsakafo (herinandron’ny vitamine A, odi-kankana, fanjariantsakafo ho an’ny zaza)</text:span></text:span></text:p>
          </table:table-cell>
          <table:table-cell table:style-name="Tableau67.B2" office:value-type="string">
            <text:p text:style-name="P138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138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138"><text:span text:style-name="Police_20_par_20_défaut"><text:span text:style-name="T325">|___|___|</text:span></text:span></text:p>
          </table:table-cell>
          <table:table-cell table:style-name="Tableau67.B2" office:value-type="string">
            <text:p text:style-name="P138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138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138"><text:span text:style-name="Police_20_par_20_défaut"><text:span text:style-name="T325">|___|</text:span></text:span></text:p>
          </table:table-cell>
        </table:table-row>
        <table:table-row table:style-name="Tableau67.3">
          <table:table-cell table:style-name="Tableau67.A2" office:value-type="string">
            <text:p text:style-name="P111"><text:span text:style-name="Police_20_par_20_défaut"><text:span text:style-name="T95">2</text:span></text:span></text:p>
          </table:table-cell>
          <table:table-cell table:style-name="Tableau67.B2" office:value-type="string">
            <text:p text:style-name="Standard"><text:span text:style-name="Police_20_par_20_défaut"><text:span text:style-name="T95">Fampianarana &amp; <text:s/>Fahasalamana ankoatry ny fanjarian-tsakafo (oh : fahasaman’ny reny sy ny zaza, Maso, lay sy tazomoka …sns.)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</table:table-row>
        <table:table-row table:style-name="Tableau67.4">
          <table:table-cell table:style-name="Tableau67.A2" office:value-type="string">
            <text:p text:style-name="P111"><text:span text:style-name="Police_20_par_20_défaut"><text:span text:style-name="T95">3</text:span></text:span></text:p>
          </table:table-cell>
          <table:table-cell table:style-name="Tableau67.B2" office:value-type="string">
            <text:p text:style-name="Standard"><text:span text:style-name="Police_20_par_20_défaut"><text:span text:style-name="T95">Fambolena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</table:table-row>
        <table:table-row table:style-name="Tableau67.4">
          <table:table-cell table:style-name="Tableau67.A2" office:value-type="string">
            <text:p text:style-name="P111"><text:span text:style-name="Police_20_par_20_défaut"><text:span text:style-name="T95">4</text:span></text:span></text:p>
          </table:table-cell>
          <table:table-cell table:style-name="Tableau67.B2" office:value-type="string">
            <text:p text:style-name="Standard"><text:span text:style-name="Police_20_par_20_défaut"><text:span text:style-name="T95">Fiompiana/jono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</table:table-row>
        <table:table-row table:style-name="Tableau67.4">
          <table:table-cell table:style-name="Tableau67.A2" office:value-type="string">
            <text:p text:style-name="P111"><text:span text:style-name="Police_20_par_20_défaut"><text:span text:style-name="T95">5</text:span></text:span></text:p>
          </table:table-cell>
          <table:table-cell table:style-name="Tableau67.B2" office:value-type="string">
            <text:p text:style-name="Standard"><text:span text:style-name="Police_20_par_20_défaut"><text:span text:style-name="T95">Asam-pamokarana hafa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</table:table-row>
        <table:table-row table:style-name="Tableau67.4">
          <table:table-cell table:style-name="Tableau67.A2" office:value-type="string">
            <text:p text:style-name="P111"><text:span text:style-name="Police_20_par_20_défaut"><text:span text:style-name="T95">7</text:span></text:span></text:p>
          </table:table-cell>
          <table:table-cell table:style-name="Tableau67.B2" office:value-type="string">
            <text:p text:style-name="Default"><text:span text:style-name="Police_20_par_20_défaut"><text:span text:style-name="T116">Tontolo iainana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</table:table-row>
        <table:table-row table:style-name="Tableau67.4">
          <table:table-cell table:style-name="Tableau67.A8" office:value-type="string">
            <text:p text:style-name="P111"><text:span text:style-name="Police_20_par_20_défaut"><text:span text:style-name="T95">8</text:span></text:span></text:p>
          </table:table-cell>
          <table:table-cell table:style-name="Tableau67.B8" office:value-type="string">
            <text:p text:style-name="Standard"><text:span text:style-name="Police_20_par_20_défaut"><text:span text:style-name="T95">Fizahan-tany</text:span></text:span></text:p>
          </table:table-cell>
          <table:table-cell table:style-name="Tableau67.C8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67.D8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67.E8" office:value-type="string">
            <text:p text:style-name="P2"><text:span text:style-name="Police_20_par_20_défaut"><text:span text:style-name="T95">|___|___|</text:span></text:span></text:p>
          </table:table-cell>
          <table:table-cell table:style-name="Tableau67.F8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67.G8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67.H8" office:value-type="string">
            <text:p text:style-name="P2"><text:span text:style-name="Police_20_par_20_défaut"><text:span text:style-name="T95">|___|</text:span></text:span></text:p>
          </table:table-cell>
        </table:table-row>
        <table:table-row table:style-name="Tableau67.9">
          <table:table-cell table:style-name="Tableau67.A2" office:value-type="string">
            <text:p text:style-name="P111"><text:span text:style-name="Police_20_par_20_défaut"><text:span text:style-name="T95">9</text:span></text:span></text:p>
          </table:table-cell>
          <table:table-cell table:style-name="Tableau67.B2" office:value-type="string">
            <text:p text:style-name="Standard"><text:span text:style-name="Police_20_par_20_défaut"><text:span text:style-name="T95">Hafa : Ohatra HIMO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  <table:table-cell table:style-name="Tableau67.B2" office:value-type="string">
            <text:p text:style-name="P2"><text:span text:style-name="Police_20_par_20_défaut"><text:span text:style-name="T325">|___|</text:span></text:span></text:p>
          </table:table-cell>
        </table:table-row>
      </table:table>
      <text:p text:style-name="Standard"><office:annotation office:name="1" loext:resolved="false"><dc:creator>Thierry RAZANAKOTO</dc:creator><dc:date>2025-07-24T07:23:00</dc:date><meta:creator-initials>TR</meta:creator-initials><text:p text:style-name="Comment"><text:span text:style-name="T79">Avela malalaka fotsiny ve dia fenoina aorian'ny enquête communautaire sa atao fotsiny hoe teti-kasa fa tsy tononina ny anarana?</text:span></text:p></office:annotation><text:span text:style-name="Police_20_par_20_défaut"><text:span text:style-name="T408">ONG</text:span></text:span><text:span text:style-name="Police_20_par_20_défaut"><text:span text:style-name="T409"> <text:s/>et Projet :</text:span></text:span><text:span text:style-name="Police_20_par_20_défaut"><text:span text:style-name="T410"> </text:span></text:span><text:span text:style-name="Police_20_par_20_défaut"><text:span text:style-name="T411">1. NatureEvolution <text:s text:c="4"/>00 Tsia;;;;;;;;;:;:;;;;</text:span></text:span><office:annotation-end office:name="1"/><text:span text:style-name="Marque_20_de_20_commentaire"><office:annotation loext:parent-name="1" loext:resolved="false"><dc:creator>Auteur inconnu</dc:creator><dc:date>2025-08-07T10:19:03.067147100</dc:date><text:p text:style-name="Comment"><text:span text:style-name="T412">Répondre à Thierry RAZANAKOTO (24/07/2025, 07:29): "Avela malalaka fotsiny ve dia fenoina aorian'ny enquête communautaire sa atao fotsiny hoe teti-kasa fa tsy tononina ny anarana?"</text:span></text:p><text:p text:style-name="Comment"><text:span text:style-name="T412">Avela malalaka fotsiny ve dia fenoina aorian'ny enquête communautaire sa atao fotsiny hoe teti-kasa fa tsy tononina ny anarana? <text:s/>Tsy dia azoko tsara ilay fanontaniana. Etsy ambony efa misy fanontaniana hoe « Iza no nanome izany fampiofanana izany? » : efa manonona ny anaran’ ilay tetik’asa. Avy eo ny enquête communautaire mandeha alohan’ ny enquête quanti.</text:span></text:p></office:annotation></text:span></text:p>
      <text:p text:style-name="P109"/>
      <text:p text:style-name="P148"/>
      <table:table table:name="Tableau68" table:style-name="Tableau68">
        <table:table-column table:style-name="Tableau68.A"/>
        <table:table-row>
          <table:table-cell table:style-name="Tableau68.A1" office:value-type="string">
            <text:p text:style-name="Standard"><text:span text:style-name="Police_20_par_20_défaut"><text:span text:style-name="T224">Momba ny afo</text:span></text:span></text:p>
          </table:table-cell>
        </table:table-row>
      </table:table>
      <text:p text:style-name="P148"/>
      <table:table table:name="Tableau69" table:style-name="Tableau69">
        <table:table-column table:style-name="Tableau69.A"/>
        <table:table-column table:style-name="Tableau69.B"/>
        <table:table-column table:style-name="Tableau69.C"/>
        <table:table-column table:style-name="Tableau69.D"/>
        <table:table-column table:style-name="Tableau69.E"/>
        <table:table-column table:style-name="Tableau69.F"/>
        <table:table-column table:style-name="Tableau69.G"/>
        <table:table-row table:style-name="Tableau69.1">
          <table:table-cell table:style-name="Tableau69.A1" table:number-columns-spanned="7" office:value-type="string">
            <text:p text:style-name="P2"><text:change-start text:change-id="ct2001248937840"/><text:span text:style-name="Police_20_par_20_défaut"><text:span text:style-name="T413">NY DOROALA NA DOROTANETY NA FANDORANA KIJANA DIA FAHITA KOA ATY AMIN’NY FARITRA MISY ANAREO</text:span></text:span><text:change-end text:change-id="ct200124893784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9.2">
          <table:table-cell table:style-name="Tableau69.A1" table:number-columns-spanned="7" office:value-type="string">
            <text:p text:style-name="Standard"><text:span text:style-name="Police_20_par_20_défaut"><text:span text:style-name="T18"><text:s/>S16. </text:span></text:span><text:span text:style-name="Police_20_par_20_défaut"><text:span text:style-name="T107">Raha ho anao, t@ t</text:span></text:span><office:annotation office:name="__Annotation__27860_431322087" loext:resolved="false"><dc:creator>Auteur inconnu</dc:creator><dc:date>2025-08-08T10:53:13.184711500</dc:date><text:p text:style-name="Comment">Fa nahoana no 03 taona ? Misy antony manokana ve ? Fa nahoana no tsy 05 taona ohatra na 01 taona ?</text:p><text:p text:style-name="Comment">Tsy tsara ampidirina koa ve ny heviny raha ohatra ka hoe nisy afo nanamarika azy ? Mety hoe talohan’ io 03 taona io ?</text:p></office:annotation><text:span text:style-name="Police_20_par_20_défaut"><text:span text:style-name="T107">elo t</text:span></text:span><text:change-start text:change-id="ct2001248950224"/><text:span text:style-name="Police_20_par_20_défaut"><text:span text:style-name="T414">ao</text:span></text:span><text:change-end text:change-id="ct2001248950224"/><text:change text:change-id="ct2001248938128"/><text:span text:style-name="Police_20_par_20_défaut"><text:span text:style-name="T107">na voa lasa</text:span></text:span><text:change-start text:change-id="ct2001248939856"/><office:annotation-end office:name="__Annotation__27860_431322087"/><text:change-end text:change-id="ct2001248939856"/><text:span text:style-name="Police_20_par_20_défaut"><text:span text:style-name="T107">, aty @ faritra aty; ny afo na fandorana <text:s/>ve dia azo lazaina fa <text:s/>noho <text:s/>ireto antony lehibe <text:s/>manaraka ireto ?</text:span></text:span><text:span text:style-name="Police_20_par_20_défaut"><text:span text:style-name="T18"> <text:s text:c="13"/></text:span></text:span><text:span text:style-name="Police_20_par_20_défaut"><text:span text:style-name="T355">[valio Isaky ny andalana <text:s/>1- Eny <text:s/>na <text:s/>2- Tsia ]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9.3">
          <table:table-cell table:style-name="Tableau69.A3" office:value-type="string">
            <text:p text:style-name="P149"><text:span text:style-name="Police_20_par_20_défaut"><text:span text:style-name="T415">01</text:span></text:span></text:p>
          </table:table-cell>
          <table:table-cell table:style-name="Tableau69.B3" office:value-type="string">
            <text:p text:style-name="Standard"><text:span text:style-name="Police_20_par_20_défaut"><text:span text:style-name="T273">Tsy maintsy manitatra ny tany volena</text:span></text:span></text:p>
          </table:table-cell>
          <table:table-cell table:style-name="Tableau69.C3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69.B3" office:value-type="string">
            <text:p text:style-name="Standard"><text:span text:style-name="Police_20_par_20_défaut"><text:span text:style-name="T415">07</text:span></text:span></text:p>
          </table:table-cell>
          <table:table-cell table:style-name="Tableau69.A1" office:value-type="string">
            <text:p text:style-name="Standard"><text:span text:style-name="Police_20_par_20_défaut"><text:span text:style-name="T416">Isan’ny <text:s/>fomban-drazana na fombafomba ara-pinoana</text:span></text:span></text:p>
          </table:table-cell>
          <table:table-cell table:style-name="Tableau69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69.G3" office:value-type="string">
            <text:p text:style-name="P150"/>
          </table:table-cell>
        </table:table-row>
        <table:table-row table:style-name="Tableau69.3">
          <table:table-cell table:style-name="Tableau69.A3" office:value-type="string">
            <text:p text:style-name="Standard"><text:span text:style-name="Police_20_par_20_défaut"><text:span text:style-name="T415">02</text:span></text:span></text:p>
          </table:table-cell>
          <table:table-cell table:style-name="Tableau69.B3" office:value-type="string">
            <text:p text:style-name="Standard"><text:span text:style-name="Police_20_par_20_défaut"><text:span text:style-name="T273">Tsy maintsy manitatra ny faritra <text:s/>Fampiraofana/ Kijana</text:span></text:span></text:p>
          </table:table-cell>
          <table:table-cell table:style-name="Tableau69.C3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69.B3" office:value-type="string">
            <text:p text:style-name="Standard"><text:span text:style-name="Police_20_par_20_défaut"><text:span text:style-name="T415">08</text:span></text:span></text:p>
          </table:table-cell>
          <table:table-cell table:style-name="Tableau69.A1" office:value-type="string">
            <text:p text:style-name="Standard"><text:span text:style-name="Police_20_par_20_défaut"><text:span text:style-name="T416">afo na fandorana entina maneho ny tsy fahafaliana amin’ny <text:s/>manampahefana eo an-toerana</text:span></text:span></text:p>
          </table:table-cell>
          <table:table-cell table:style-name="Tableau69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69.G4" office:value-type="string">
            <text:p text:style-name="P150"/>
          </table:table-cell>
        </table:table-row>
        <table:table-row table:style-name="Tableau69.5">
          <table:table-cell table:style-name="Tableau69.A3" office:value-type="string">
            <text:p text:style-name="Standard"><text:span text:style-name="Police_20_par_20_défaut"><text:span text:style-name="T415">03</text:span></text:span></text:p>
          </table:table-cell>
          <table:table-cell table:style-name="Tableau69.B3" office:value-type="string">
            <text:p text:style-name="Standard"><text:span text:style-name="Police_20_par_20_défaut"><text:span text:style-name="T416">afo na fandorana <text:s/>ho fiarovana ( fanafiahana biby toy ny lambo)</text:span></text:span></text:p>
          </table:table-cell>
          <table:table-cell table:style-name="Tableau69.C3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69.B3" office:value-type="string">
            <text:p text:style-name="Standard"><text:span text:style-name="Police_20_par_20_défaut"><text:span text:style-name="T415">09</text:span></text:span></text:p>
          </table:table-cell>
          <table:table-cell table:style-name="Tableau69.A1" office:value-type="string">
            <text:p text:style-name="Standard"><text:span text:style-name="Police_20_par_20_défaut"><text:span text:style-name="T416">afo na fandorana entina maneho ny tsy fahafaliana amin’ny manampahefana any amin’ny foibe</text:span></text:span></text:p>
          </table:table-cell>
          <table:table-cell table:style-name="Tableau69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69.G5" office:value-type="string">
            <text:p text:style-name="P150"/>
          </table:table-cell>
        </table:table-row>
        <table:table-row table:style-name="Tableau69.5">
          <table:table-cell table:style-name="Tableau69.A3" office:value-type="string">
            <text:p text:style-name="Standard"><text:span text:style-name="Police_20_par_20_défaut"><text:span text:style-name="T415">04</text:span></text:span></text:p>
          </table:table-cell>
          <table:table-cell table:style-name="Tableau69.B3" office:value-type="string">
            <text:p text:style-name="Standard"><text:span text:style-name="Police_20_par_20_défaut"><text:span text:style-name="T416">afo na fandorana mba hanadiovana tany hovolena</text:span></text:span></text:p>
          </table:table-cell>
          <table:table-cell table:style-name="Tableau69.C3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69.B3" office:value-type="string">
            <text:p text:style-name="Standard"><text:span text:style-name="Police_20_par_20_défaut"><text:span text:style-name="T415">10</text:span></text:span></text:p>
          </table:table-cell>
          <table:table-cell table:style-name="Tableau69.A1" office:value-type="string">
            <text:p text:style-name="Standard"><text:span text:style-name="Police_20_par_20_défaut"><text:span text:style-name="T416">afo na fandorana hanaovana valifaty (ady amin’ny olon-kafa na fianakaviana hafa)</text:span></text:span></text:p>
          </table:table-cell>
          <table:table-cell table:style-name="Tableau69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69.G6" office:value-type="string">
            <text:p text:style-name="P150"/>
          </table:table-cell>
        </table:table-row>
        <table:table-row table:style-name="Tableau69.7">
          <table:table-cell table:style-name="Tableau69.A3" office:value-type="string">
            <text:p text:style-name="Standard"><text:span text:style-name="Police_20_par_20_défaut"><text:span text:style-name="T415">05</text:span></text:span></text:p>
          </table:table-cell>
          <table:table-cell table:style-name="Tableau69.B3" office:value-type="string">
            <text:p text:style-name="Standard"><text:span text:style-name="Police_20_par_20_défaut"><text:span text:style-name="T416">Afo na fandorana entina mihaza</text:span></text:span></text:p>
          </table:table-cell>
          <table:table-cell table:style-name="Tableau69.C3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69.B3" office:value-type="string">
            <text:p text:style-name="Standard"><text:span text:style-name="Police_20_par_20_défaut"><text:span text:style-name="T415">11</text:span></text:span></text:p>
          </table:table-cell>
          <table:table-cell table:style-name="Tableau69.A1" office:value-type="string">
            <text:p text:style-name="Standard"><text:span text:style-name="Police_20_par_20_défaut"><text:span text:style-name="T415">Hafa : Lazao</text:span></text:span></text:p>
          </table:table-cell>
          <table:table-cell table:style-name="Tableau69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69.G7" office:value-type="string">
            <text:p text:style-name="P150"/>
          </table:table-cell>
        </table:table-row>
        <table:table-row table:style-name="Tableau69.7">
          <table:table-cell table:style-name="Tableau69.A3" office:value-type="string">
            <text:p text:style-name="Standard"><text:span text:style-name="Police_20_par_20_défaut"><text:span text:style-name="T415">06</text:span></text:span></text:p>
          </table:table-cell>
          <table:table-cell table:style-name="Tableau69.B3" office:value-type="string">
            <text:p text:style-name="Standard"><text:span text:style-name="Police_20_par_20_défaut"><text:span text:style-name="T416">Afo na fandorana famaritana ny tany hivelomana</text:span></text:span></text:p>
          </table:table-cell>
          <table:table-cell table:style-name="Tableau69.C3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69.D8" office:value-type="string">
            <text:p text:style-name="P151"/>
          </table:table-cell>
          <table:table-cell table:style-name="Tableau69.D8" office:value-type="string">
            <text:p text:style-name="P151"/>
          </table:table-cell>
          <table:table-cell table:style-name="Tableau69.D8" office:value-type="string">
            <text:p text:style-name="P150"/>
          </table:table-cell>
          <table:table-cell table:style-name="Tableau69.G8" office:value-type="string">
            <text:p text:style-name="P150"/>
          </table:table-cell>
        </table:table-row>
      </table:table>
      <text:p text:style-name="P152"/>
      <table:table table:name="Tableau70" table:style-name="Tableau70">
        <table:table-column table:style-name="Tableau70.A"/>
        <table:table-column table:style-name="Tableau70.B"/>
        <table:table-row table:style-name="Tableau70.1">
          <table:table-cell table:style-name="Tableau70.A1" office:value-type="string">
            <text:p text:style-name="Standard"><text:span text:style-name="Police_20_par_20_défaut"><text:span text:style-name="T12">S17. </text:span></text:span><text:span text:style-name="Police_20_par_20_défaut"><text:span text:style-name="T94">Amin’ny fiarahamonina misy anareo, efa mahazatra sy fahita andavan’andro ve ny fampiasana afo amin’ny asa fivelomana?</text:span></text:span><text:span text:style-name="Police_20_par_20_défaut"><text:span text:style-name="T12"> </text:span></text:span><text:span text:style-name="Police_20_par_20_défaut"><text:span text:style-name="T7"><text:s/><text:tab/><text:tab/><text:tab/><text:tab/><text:tab/><text:tab/></text:span></text:span><text:span text:style-name="Police_20_par_20_défaut"><text:span text:style-name="T76">1. Eny <text:s text:c="19"/>2. Tsia</text:span></text:span></text:p>
          </table:table-cell>
          <table:table-cell table:style-name="Tableau70.B1" office:value-type="string">
            <text:p text:style-name="P2"><text:span text:style-name="Police_20_par_20_défaut"><text:span text:style-name="T7">|__|</text:span></text:span></text:p>
          </table:table-cell>
        </table:table-row>
        <table:table-row table:style-name="Tableau70.1">
          <table:table-cell table:style-name="Tableau70.A1" office:value-type="string">
            <text:p text:style-name="Standard"><text:span text:style-name="Police_20_par_20_défaut"><text:span text:style-name="T18">S17a</text:span></text:span><text:span text:style-name="Police_20_par_20_défaut"><text:span text:style-name="T34">. </text:span></text:span><text:span text:style-name="Police_20_par_20_défaut"><text:span text:style-name="T107">Hoan’ny olona toa anareo, Tena tsy maintsy ilaina ve ny fampiasan afo na fandoroana (fivelomana / tsy azo ialana)</text:span></text:span><text:span text:style-name="Police_20_par_20_défaut"><text:span text:style-name="T34"> </text:span></text:span><text:span text:style-name="Police_20_par_20_défaut"><text:span text:style-name="T107">?</text:span></text:span><text:span text:style-name="Police_20_par_20_défaut"><text:span text:style-name="T37"><text:tab/><text:tab/><text:tab/><text:tab/><text:tab/></text:span></text:span><text:span text:style-name="Police_20_par_20_défaut"><text:span text:style-name="T76">1. Eny <text:s text:c="19"/>2. Tsia</text:span></text:span></text:p>
          </table:table-cell>
          <table:table-cell table:style-name="Tableau70.B2" office:value-type="string">
            <text:p text:style-name="P2"><text:span text:style-name="Police_20_par_20_défaut"><text:span text:style-name="T7">|__|</text:span></text:span></text:p>
          </table:table-cell>
        </table:table-row>
      </table:table>
      <text:p text:style-name="P152"/>
      <text:p text:style-name="P153"/>
      <text:p text:style-name="P154"/>
      <table:table table:name="Tableau71" table:style-name="Tableau71">
        <table:table-column table:style-name="Tableau71.A"/>
        <table:table-column table:style-name="Tableau71.B"/>
        <table:table-row table:style-name="Tableau71.1">
          <table:table-cell table:style-name="Tableau71.A1" office:value-type="string">
            <text:p text:style-name="Standard"><text:span text:style-name="Police_20_par_20_défaut"><text:span text:style-name="T18">S18. </text:span></text:span><text:span text:style-name="Police_20_par_20_défaut"><text:span text:style-name="T107">Ianao <text:s/>(na ny olona ao an-tranonareo) ve efa nandoro na nandrehitra afo ?</text:span></text:span></text:p>
            <text:p text:style-name="Standard"><text:span text:style-name="Police_20_par_20_défaut"><text:span text:style-name="T37"><text:tab/><text:tab/><text:tab/><text:tab/></text:span></text:span><text:span text:style-name="Police_20_par_20_défaut"><text:span text:style-name="T76">1. Eny <text:s text:c="16"/>2. Tsia</text:span></text:span></text:p>
          </table:table-cell>
          <table:table-cell table:style-name="Tableau71.B1" office:value-type="string">
            <text:p text:style-name="P2"><text:span text:style-name="Police_20_par_20_défaut"><text:span text:style-name="T7">|__|</text:span></text:span></text:p>
          </table:table-cell>
        </table:table-row>
        <table:table-row table:style-name="Tableau71.2">
          <table:table-cell table:style-name="Tableau71.A2" office:value-type="string">
            <text:p text:style-name="Standard"><text:span text:style-name="Police_20_par_20_défaut"><text:span text:style-name="T18">S18a. </text:span></text:span><text:span text:style-name="Police_20_par_20_défaut"><text:span text:style-name="T107">Raha Eny @ Vanimpotoana inona ? mariho Ireo Volana</text:span></text:span></text:p>
          </table:table-cell>
          <table:table-cell table:style-name="Tableau71.B2" office:value-type="string">
            <text:p text:style-name="P155"/>
          </table:table-cell>
        </table:table-row>
        <table:table-row table:style-name="Tableau71.3">
          <table:table-cell table:style-name="Tableau71.A3" office:value-type="string">
            <text:p text:style-name="Standard"><text:span text:style-name="Police_20_par_20_défaut"><text:span text:style-name="T37"><text:s text:c="41"/></text:span></text:span><text:span text:style-name="Police_20_par_20_défaut"><text:span text:style-name="T7">10 <text:s/>11 <text:s/>12 <text:s/>1 <text:s/>2 <text:s/>3 <text:s text:c="2"/>4 <text:s/>5 <text:s text:c="2"/>6 <text:s/>7 8 <text:s/>9</text:span></text:span></text:p>
          </table:table-cell>
          <table:table-cell table:style-name="Tableau71.A3" office:value-type="string">
            <text:p text:style-name="P133"/>
          </table:table-cell>
        </table:table-row>
        <table:table-row table:style-name="Tableau71.4">
          <table:table-cell table:style-name="Tableau71.A4" office:value-type="string">
            <text:p text:style-name="Standard"><text:change-start text:change-id="ct2001248940432"/><text:span text:style-name="Police_20_par_20_défaut"><text:span text:style-name="T21">S18b</text:span></text:span><text:change-end text:change-id="ct2001248940432"/><text:span text:style-name="Police_20_par_20_défaut"><text:span text:style-name="T22">. </text:span></text:span><text:span text:style-name="Police_20_par_20_défaut"><text:span text:style-name="T417">Nandoro na nampirehitra afo ve </text:span></text:span><text:span text:style-name="Police_20_par_20_défaut"><text:span text:style-name="T107">Ianao <text:s/>(</text:span></text:span><text:span text:style-name="Police_20_par_20_défaut"><text:span text:style-name="T417">na ny olona ao an-tranonareo)</text:span></text:span><text:span text:style-name="Police_20_par_20_défaut"><text:span text:style-name="T107"> </text:span></text:span><text:span text:style-name="Police_20_par_20_défaut"><text:span text:style-name="T417"><text:s/>tato anatin’ny <text:s/>12 Volana lasa</text:span></text:span><text:span text:style-name="Police_20_par_20_défaut"><text:span text:style-name="T22">?</text:span></text:span></text:p>
            <text:p text:style-name="Standard"><text:span text:style-name="Police_20_par_20_défaut"><text:span text:style-name="T355"><text:tab/><text:tab/><text:tab/><text:tab/></text:span></text:span><text:span text:style-name="Police_20_par_20_défaut"><text:span text:style-name="T76">1. Eny <text:s text:c="13"/>2. Tsia</text:span></text:span></text:p>
          </table:table-cell>
          <table:table-cell table:style-name="Tableau71.B4" office:value-type="string">
            <text:p text:style-name="P2"><text:span text:style-name="Police_20_par_20_défaut"><text:span text:style-name="T7">|__|</text:span></text:span></text:p>
          </table:table-cell>
        </table:table-row>
        <table:table-row table:style-name="Tableau71.1">
          <table:table-cell table:style-name="Tableau71.A1" office:value-type="string">
            <text:p text:style-name="Standard"><text:span text:style-name="Police_20_par_20_défaut"><text:span text:style-name="T18">S18c. </text:span></text:span><text:span text:style-name="Police_20_par_20_défaut"><text:span text:style-name="T107">Raha Eny, faritra aiza?</text:span></text:span></text:p>
            <text:p text:style-name="Standard"><text:span text:style-name="Police_20_par_20_défaut"><text:span text:style-name="T37"><text:s text:c="2"/></text:span></text:span><text:span text:style-name="Police_20_par_20_défaut"><text:span text:style-name="T355">1. <text:s/>eo akaikin’ny tanana <text:s/>2. Lavitra (fa ivelan’ny vohitra Faritra arovana) <text:s/>3. </text:span></text:span><text:span text:style-name="Police_20_par_20_défaut"><text:span text:style-name="T49">Ao anatin’ny vohitra (Faritra arovana)</text:span></text:span></text:p>
          </table:table-cell>
          <table:table-cell table:style-name="Tableau71.B5" office:value-type="string">
            <text:p text:style-name="P2"><text:span text:style-name="Police_20_par_20_défaut"><text:span text:style-name="T7">|__|</text:span></text:span></text:p>
          </table:table-cell>
        </table:table-row>
        <table:table-row table:style-name="Tableau71.6">
          <table:table-cell table:style-name="Tableau71.A4" office:value-type="string">
            <text:p text:style-name="Standard"><text:span text:style-name="Police_20_par_20_défaut"><text:span text:style-name="T18">S18d</text:span></text:span><text:span text:style-name="Police_20_par_20_défaut"><text:span text:style-name="T101">. </text:span></text:span><text:span text:style-name="Police_20_par_20_défaut"><text:span text:style-name="T417">Inona ireo antony lehibe nanaovana izany</text:span></text:span><text:span text:style-name="Police_20_par_20_défaut"><text:span text:style-name="T22"> </text:span></text:span><text:span text:style-name="Police_20_par_20_défaut"><text:span text:style-name="T417">?</text:span></text:span></text:p>
            <text:p text:style-name="Standard"><text:span text:style-name="Police_20_par_20_défaut"><text:span text:style-name="T18"><text:s text:c="34"/></text:span></text:span><text:span text:style-name="Police_20_par_20_défaut"><text:span text:style-name="T355">(jereo <text:s/>Ireo marika <text:s/>01, 02, 03 … ao amin’ny fanotaniana <text:s/>S16 eo aloha)</text:span></text:span></text:p>
          </table:table-cell>
          <table:table-cell table:style-name="Tableau71.B5" office:value-type="string">
            <text:p text:style-name="P2"><text:span text:style-name="Police_20_par_20_défaut"><text:span text:style-name="T7">|__|__|/ |__|__|/ |__|__|</text:span></text:span></text:p>
          </table:table-cell>
        </table:table-row>
      </table:table>
      <text:p text:style-name="P148"/>
      <table:table table:name="Tableau72" table:style-name="Tableau72">
        <table:table-column table:style-name="Tableau72.A"/>
        <table:table-column table:style-name="Tableau72.B"/>
        <table:table-row table:style-name="Tableau72.1">
          <table:table-cell table:style-name="Tableau72.A1" office:value-type="string">
            <text:p text:style-name="Standard"><text:span text:style-name="Police_20_par_20_défaut"><text:span text:style-name="T12">S19. <text:s/></text:span></text:span><text:span text:style-name="Police_20_par_20_défaut"><text:span text:style-name="T94">Manao fiarovana tsy hiritahan’ny afo –(tsy hidadahan’ny afo) ve ianao</text:span></text:span><text:span text:style-name="Police_20_par_20_défaut"><text:span text:style-name="T12"> </text:span></text:span><text:span text:style-name="Police_20_par_20_défaut"><text:span text:style-name="T94">rehefa mandoro?</text:span></text:span><text:span text:style-name="Police_20_par_20_défaut"><text:span text:style-name="T12"> <text:s/></text:span></text:span><text:span text:style-name="Police_20_par_20_défaut"><text:span text:style-name="T38"><text:s/></text:span></text:span><text:span text:style-name="Police_20_par_20_défaut"><text:span text:style-name="T12"><text:s/><text:tab/><text:tab/></text:span></text:span><text:span text:style-name="Police_20_par_20_défaut"><text:span text:style-name="T48">1. Eny <text:s text:c="5"/>2. Tsia</text:span></text:span></text:p>
          </table:table-cell>
          <table:table-cell table:style-name="Tableau72.A1" office:value-type="string">
            <text:p text:style-name="P2"><text:span text:style-name="Police_20_par_20_défaut"><text:span text:style-name="T7">|__|</text:span></text:span></text:p>
          </table:table-cell>
        </table:table-row>
        <table:table-row table:style-name="Tableau72.2">
          <table:table-cell table:style-name="Tableau72.A1" office:value-type="string">
            <text:p text:style-name="Standard"><text:span text:style-name="Police_20_par_20_défaut"><text:span text:style-name="T13">S19a. </text:span></text:span><text:span text:style-name="Police_20_par_20_défaut"><text:span text:style-name="T93">Raha Eny, ahoana? </text:span></text:span><text:span text:style-name="Police_20_par_20_défaut"><text:span text:style-name="T15">____________________________________________</text:span></text:span></text:p>
            <text:p text:style-name="Standard"><text:span text:style-name="Police_20_par_20_défaut"><text:span text:style-name="T13"><text:s text:c="3"/></text:span></text:span><text:span text:style-name="Police_20_par_20_défaut"><text:span text:style-name="T354">[</text:span></text:span><text:span text:style-name="Police_20_par_20_défaut"><text:span text:style-name="T418">aza vakiana</text:span></text:span><text:span text:style-name="Police_20_par_20_défaut"><text:span text:style-name="T354"> </text:span></text:span><text:span text:style-name="Police_20_par_20_défaut"><text:span text:style-name="T418"><text:s/>1. Hatsak’afo <text:s text:c="2"/>2. Fanadiovana mialoha <text:s/>./ aroafo <text:s/>3. <text:s/></text:span></text:span><text:span text:style-name="Police_20_par_20_défaut"><text:span text:style-name="T48">Fanaraha-maso <text:tab/>4. Valin’afo<text:tab/> 7. hafa</text:span></text:span><text:span text:style-name="Police_20_par_20_défaut"><text:span text:style-name="T47"> ]</text:span></text:span></text:p>
          </table:table-cell>
          <table:table-cell table:style-name="Tableau72.A1" office:value-type="string">
            <text:p text:style-name="P2"><text:span text:style-name="Police_20_par_20_défaut"><text:span text:style-name="T14">|__|</text:span></text:span></text:p>
          </table:table-cell>
        </table:table-row>
      </table:table>
      <text:p text:style-name="P156"/>
      <table:table table:name="Tableau73" table:style-name="Tableau73">
        <table:table-column table:style-name="Tableau73.A"/>
        <table:table-column table:style-name="Tableau73.B"/>
        <table:table-row table:style-name="Tableau73.1">
          <table:table-cell table:style-name="Tableau73.A1" office:value-type="string">
            <text:p text:style-name="Standard"><text:span text:style-name="Police_20_par_20_défaut"><text:span text:style-name="T18">S20. </text:span></text:span><text:span text:style-name="Police_20_par_20_défaut"><text:span text:style-name="T107">Efa nisy fotona </text:span></text:span><text:span text:style-name="Police_20_par_20_défaut"><text:span text:style-name="T418">nandadaky afo ve ianao</text:span></text:span><text:span text:style-name="Police_20_par_20_défaut"><text:span text:style-name="T107">?</text:span></text:span><text:span text:style-name="Police_20_par_20_défaut"><text:span text:style-name="T18"> <text:s text:c="3"/></text:span></text:span><text:span text:style-name="Police_20_par_20_défaut"><text:span text:style-name="T34"><text:s/></text:span></text:span><text:span text:style-name="Police_20_par_20_défaut"><text:span text:style-name="T48">1. Eny <text:s text:c="6"/>2. Tsia</text:span></text:span></text:p>
          </table:table-cell>
          <table:table-cell table:style-name="Tableau73.A1" office:value-type="string">
            <text:p text:style-name="P2"><text:span text:style-name="Police_20_par_20_défaut"><text:span text:style-name="T14">|__|</text:span></text:span></text:p>
          </table:table-cell>
        </table:table-row>
      </table:table>
      <text:p text:style-name="P156"/>
      <table:table table:name="Tableau74" table:style-name="Tableau74">
        <table:table-column table:style-name="Tableau74.A"/>
        <table:table-column table:style-name="Tableau74.B"/>
        <table:table-row table:style-name="Tableau74.1">
          <table:table-cell table:style-name="Tableau74.A1" office:value-type="string">
            <text:p text:style-name="Standard"><text:span text:style-name="Police_20_par_20_défaut"><text:span text:style-name="T13">S21. </text:span></text:span><text:span text:style-name="Police_20_par_20_défaut"><text:span text:style-name="T93">Raha ny fahatsapanao azy nanao ahoana ny fivoaran’ny doroala/tanety/kijana <text:s/>tao anatin’ny dimy taona farany?</text:span></text:span></text:p>
            <text:p text:style-name="Standard"><text:span text:style-name="Police_20_par_20_défaut"><text:span text:style-name="T13"><text:s text:c="18"/></text:span></text:span><text:span text:style-name="Police_20_par_20_défaut"><text:span text:style-name="T76">1. mitombo <text:s text:c="14"/>2. Tsy niova <text:s text:c="6"/>3. Nihena</text:span></text:span></text:p>
          </table:table-cell>
          <table:table-cell table:style-name="Tableau74.B1" office:value-type="string">
            <text:p text:style-name="P2"><text:span text:style-name="Police_20_par_20_défaut"><text:span text:style-name="T7">|__|</text:span></text:span></text:p>
          </table:table-cell>
        </table:table-row>
      </table:table>
      <text:p text:style-name="P152"/>
      <table:table table:name="Tableau75" table:style-name="Tableau75">
        <table:table-column table:style-name="Tableau75.A"/>
        <table:table-column table:style-name="Tableau75.B"/>
        <table:table-row table:style-name="Tableau75.1">
          <table:table-cell table:style-name="Tableau75.A1" office:value-type="string">
            <text:p text:style-name="Standard"><text:span text:style-name="Police_20_par_20_défaut"><text:span text:style-name="T18">S22. </text:span></text:span><text:span text:style-name="Police_20_par_20_défaut"><text:span text:style-name="T107">Raha ny hevitrao, olana  hoan’ny faritra misy anao ve ny fisianan’ny doro ala na tanety/ Kijana?</text:span></text:span></text:p>
            <text:p text:style-name="Standard"><text:span text:style-name="Police_20_par_20_défaut"><text:span text:style-name="T18"><text:s text:c="8"/></text:span></text:span><text:span text:style-name="Police_20_par_20_défaut"><text:span text:style-name="T49">1. Eny, tena olana be <text:tab/>2. Olana be ihany <text:s/><text:tab/>3. </text:span></text:span><text:span text:style-name="Police_20_par_20_défaut"><text:span text:style-name="T355">Tsy olana loatra <text:s text:c="10"/>4. Tsy olana mihitsy na olana tena kely</text:span></text:span></text:p>
          </table:table-cell>
          <table:table-cell table:style-name="Tableau75.B1" office:value-type="string">
            <text:p text:style-name="P2"><text:span text:style-name="Police_20_par_20_défaut"><text:span text:style-name="T14">|__|</text:span></text:span></text:p>
          </table:table-cell>
        </table:table-row>
      </table:table>
      <text:p text:style-name="P157"/>
      <table:table table:name="Tableau76" table:style-name="Tableau76">
        <table:table-column table:style-name="Tableau76.A"/>
        <table:table-column table:style-name="Tableau76.B"/>
        <table:table-row table:style-name="Tableau76.1">
          <table:table-cell table:style-name="Tableau76.A1" office:value-type="string">
            <text:p text:style-name="Standard"><text:span text:style-name="Police_20_par_20_défaut"><text:span text:style-name="T18">S23.</text:span></text:span><text:span text:style-name="Police_20_par_20_défaut"><text:span text:style-name="T37"> </text:span></text:span><text:span text:style-name="Police_20_par_20_défaut"><text:span text:style-name="T107">Raha ho anao, ao anatin’ny faritra , doro tanety na doro <text:s/>ala dia tokony <text:s/>:</text:span></text:span><text:span text:style-name="Police_20_par_20_défaut"><text:span text:style-name="T18"> <text:s text:c="3"/></text:span></text:span><text:span text:style-name="Police_20_par_20_défaut"><text:span text:style-name="T37"><text:line-break/> <text:s text:c="21"/></text:span></text:span><text:span text:style-name="Police_20_par_20_défaut"><text:span text:style-name="T355">1 rarana <text:s text:c="11"/>2. ferana <text:s text:c="17"/>3. </text:span></text:span><text:span text:style-name="Police_20_par_20_défaut"><text:span text:style-name="T49">Avela malalaka ( atao lasa ara</text:span></text:span><text:span text:style-name="Police_20_par_20_défaut"><text:span text:style-name="T76">-dalana)</text:span></text:span></text:p>
          </table:table-cell>
          <table:table-cell table:style-name="Tableau76.A1" office:value-type="string">
            <text:p text:style-name="P2"><text:span text:style-name="Police_20_par_20_défaut"><text:span text:style-name="T7">|__|</text:span></text:span></text:p>
          </table:table-cell>
        </table:table-row>
      </table:table>
      <text:p text:style-name="P152"/>
      <text:p text:style-name="P2"><text:span text:style-name="Police_20_par_20_défaut"><text:span text:style-name="T419"><text:s/></text:span></text:span></text:p>
      <text:p text:style-name="P158"/>
      <text:p text:style-name="P2"><text:span text:style-name="Police_20_par_20_défaut"><text:span text:style-name="T420">HEVITRA MOMBA NY TONTOLO IAINANA (NY FARITRA AROVANA)</text:span></text:span></text:p>
      <text:p text:style-name="P2"><text:span text:style-name="Police_20_par_20_défaut"><text:span text:style-name="T421">Ndeha ary hiresaka manokana ityTangorombohitra ity <text:s/>(</text:span></text:span><text:span text:style-name="Police_20_par_20_défaut"><text:span text:style-name="T422">Asehoy ny sarin-tany</text:span></text:span><text:span text:style-name="Police_20_par_20_défaut"><text:span text:style-name="T421">) sy izay rehetra mikasikasika azy ary isika. </text:span></text:span><text:span text:style-name="Police_20_par_20_défaut"><text:span text:style-name="T423">Antsointsika hoe " Faritra arovana" ireo faritra rehetra ireo</text:span></text:span></text:p>
      <text:p text:style-name="P152"/>
      <table:table table:name="Tableau77" table:style-name="Tableau77">
        <table:table-column table:style-name="Tableau77.A"/>
        <table:table-column table:style-name="Tableau77.B"/>
        <table:table-column table:style-name="Tableau77.C"/>
        <table:table-column table:style-name="Tableau77.D"/>
        <table:table-column table:style-name="Tableau77.E"/>
        <table:table-column table:style-name="Tableau77.F"/>
        <table:table-column table:style-name="Tableau77.G"/>
        <table:table-row table:style-name="Tableau77.1">
          <table:table-cell table:style-name="Tableau77.A1" table:number-columns-spanned="7" office:value-type="string">
            <text:p text:style-name="Standard"><text:span text:style-name="Police_20_par_20_défaut"><text:span text:style-name="T12">RM2. </text:span></text:span><text:span text:style-name="Police_20_par_20_défaut"><text:span text:style-name="T94">AHOANA NY FAMARITANAO IO VOHITRA IO/ NY FARITRA AROVANA ?</text:span></text:span></text:p>
            <text:p text:style-name="Standard"><text:span text:style-name="Police_20_par_20_défaut"><text:span text:style-name="T12"><text:s text:c="17"/></text:span></text:span><text:span text:style-name="Police_20_par_20_défaut"><text:span text:style-name="T424">(harena / zava-boahary ; fivoaran’ny zava-misy 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7.2">
          <table:table-cell table:style-name="Tableau77.A1" table:number-columns-spanned="2" office:value-type="string">
            <text:p text:style-name="P2"/>
          </table:table-cell>
          <table:covered-table-cell/>
          <table:table-cell table:style-name="Tableau77.C2" office:value-type="string">
            <text:p text:style-name="P2"><text:span text:style-name="Police_20_par_20_défaut"><text:span text:style-name="T425">A. Fisian’ny <text:s/>harena</text:span></text:span></text:p>
          </table:table-cell>
          <table:table-cell table:style-name="Tableau77.C2" office:value-type="string">
            <text:p text:style-name="P2"><text:span text:style-name="Police_20_par_20_défaut"><text:span text:style-name="T270">B. Fivoarany (tao anatin’ny <text:s/>3 toana lasa)</text:span></text:span></text:p>
          </table:table-cell>
          <table:table-cell table:style-name="Tableau77.C2" office:value-type="string">
            <text:p text:style-name="P2"><text:span text:style-name="Police_20_par_20_défaut"><text:span text:style-name="T270">C. Fivoarany (hatramin’ny taloha be)</text:span></text:span></text:p>
          </table:table-cell>
          <table:table-cell table:style-name="Tableau77.C2" office:value-type="string">
            <text:p text:style-name="P2"><text:span text:style-name="Police_20_par_20_défaut"><text:span text:style-name="T426">D. Karazan-javamananaina 2 betsaka ao Faritra arovana</text:span></text:span></text:p>
          </table:table-cell>
          <table:table-cell table:style-name="Tableau77.C2" office:value-type="string">
            <text:p text:style-name="P2"><text:span text:style-name="Police_20_par_20_défaut"><text:span text:style-name="T426">E. Karazan-javamananaina 2 efa miha tsy hita ao Faritra arovana</text:span></text:span></text:p>
          </table:table-cell>
        </table:table-row>
        <table:table-row table:style-name="Tableau77.3">
          <table:table-cell table:style-name="Tableau77.A3" office:value-type="string">
            <text:p text:style-name="P2"><text:span text:style-name="Police_20_par_20_défaut"><text:span text:style-name="T95">1</text:span></text:span></text:p>
          </table:table-cell>
          <table:table-cell table:style-name="Tableau77.C2" office:value-type="string">
            <text:p text:style-name="Standard"><text:span text:style-name="Police_20_par_20_défaut"><text:span text:style-name="T95">Biby <text:s/>(dia)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F3" office:value-type="string">
            <text:p text:style-name="Standard"><text:span text:style-name="Police_20_par_20_défaut"><text:span text:style-name="T168">Biby</text:span></text:span></text:p>
          </table:table-cell>
          <table:table-cell table:style-name="Tableau77.F3" office:value-type="string">
            <text:p text:style-name="Standard"><text:span text:style-name="Police_20_par_20_défaut"><text:span text:style-name="T168">Biby</text:span></text:span></text:p>
          </table:table-cell>
        </table:table-row>
        <table:table-row table:style-name="Tableau77.3">
          <table:table-cell table:style-name="Tableau77.A3" office:value-type="string">
            <text:p text:style-name="P2"><text:span text:style-name="Police_20_par_20_défaut"><text:span text:style-name="T95">2</text:span></text:span></text:p>
          </table:table-cell>
          <table:table-cell table:style-name="Tableau77.C2" office:value-type="string">
            <text:p text:style-name="Standard"><text:span text:style-name="Police_20_par_20_défaut"><text:span text:style-name="T95">Zava-maniry (fihinana)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F4" office:value-type="string">
            <text:p text:style-name="P159"/>
          </table:table-cell>
          <table:table-cell table:style-name="Tableau77.F4" office:value-type="string">
            <text:p text:style-name="P159"/>
          </table:table-cell>
        </table:table-row>
        <table:table-row table:style-name="Tableau77.3">
          <table:table-cell table:style-name="Tableau77.A3" office:value-type="string">
            <text:p text:style-name="P2"><text:span text:style-name="Police_20_par_20_défaut"><text:span text:style-name="T95">3</text:span></text:span></text:p>
          </table:table-cell>
          <table:table-cell table:style-name="Tableau77.C2" office:value-type="string">
            <text:p text:style-name="Standard"><text:span text:style-name="Police_20_par_20_défaut"><text:span text:style-name="T95">Zava-maniry (fanao fanafody)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F5" office:value-type="string">
            <text:p text:style-name="P159"/>
          </table:table-cell>
          <table:table-cell table:style-name="Tableau77.F5" office:value-type="string">
            <text:p text:style-name="P159"/>
          </table:table-cell>
        </table:table-row>
        <table:table-row table:style-name="Tableau77.3">
          <table:table-cell table:style-name="Tableau77.A3" office:value-type="string">
            <text:p text:style-name="P2"><text:span text:style-name="Police_20_par_20_défaut"><text:span text:style-name="T95">4</text:span></text:span></text:p>
          </table:table-cell>
          <table:table-cell table:style-name="Tableau77.A3" office:value-type="string">
            <text:p text:style-name="Standard"><text:span text:style-name="Police_20_par_20_défaut"><text:span text:style-name="T95">Velaran’ny ala</text:span></text:span></text:p>
          </table:table-cell>
          <table:table-cell table:style-name="Tableau77.A3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A3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A3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F3" office:value-type="string">
            <text:p text:style-name="Standard"><text:span text:style-name="Police_20_par_20_défaut"><text:span text:style-name="T168">Zava-maniry fihinana</text:span></text:span></text:p>
          </table:table-cell>
          <table:table-cell table:style-name="Tableau77.F3" office:value-type="string">
            <text:p text:style-name="Standard"><text:span text:style-name="Police_20_par_20_défaut"><text:span text:style-name="T168">Zava-maniry s fihinana</text:span></text:span></text:p>
          </table:table-cell>
        </table:table-row>
        <table:table-row table:style-name="Tableau77.7">
          <table:table-cell table:style-name="Tableau77.A1" office:value-type="string">
            <text:p text:style-name="P2"><text:span text:style-name="Police_20_par_20_défaut"><text:span text:style-name="T95">5</text:span></text:span></text:p>
          </table:table-cell>
          <table:table-cell table:style-name="Tableau77.A1" office:value-type="string">
            <text:p text:style-name="Standard"><text:span text:style-name="Police_20_par_20_défaut"><text:span text:style-name="T95">Hazo</text:span></text:span></text:p>
          </table:table-cell>
          <table:table-cell table:style-name="Tableau77.A1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A1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A1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F4" office:value-type="string">
            <text:p text:style-name="P159"/>
          </table:table-cell>
          <table:table-cell table:style-name="Tableau77.F4" office:value-type="string">
            <text:p text:style-name="P159"/>
          </table:table-cell>
        </table:table-row>
        <table:table-row table:style-name="Tableau77.7">
          <table:table-cell table:style-name="Tableau77.A3" office:value-type="string">
            <text:p text:style-name="P2"><text:span text:style-name="Police_20_par_20_défaut"><text:span text:style-name="T95">6</text:span></text:span></text:p>
          </table:table-cell>
          <table:table-cell table:style-name="Tableau77.C2" office:value-type="string">
            <text:p text:style-name="Standard"><text:span text:style-name="Police_20_par_20_défaut"><text:span text:style-name="T95">Rano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F5" office:value-type="string">
            <text:p text:style-name="P159"/>
          </table:table-cell>
          <table:table-cell table:style-name="Tableau77.F5" office:value-type="string">
            <text:p text:style-name="P159"/>
          </table:table-cell>
        </table:table-row>
        <table:table-row table:style-name="Tableau77.3">
          <table:table-cell table:style-name="Tableau77.A3" office:value-type="string">
            <text:p text:style-name="P2"><text:span text:style-name="Police_20_par_20_défaut"><text:span text:style-name="T95">7</text:span></text:span></text:p>
          </table:table-cell>
          <table:table-cell table:style-name="Tableau77.C2" office:value-type="string">
            <text:p text:style-name="Standard"><text:span text:style-name="Police_20_par_20_défaut"><text:span text:style-name="T95">Tany hambolena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F3" office:value-type="string">
            <text:p text:style-name="Standard"><text:span text:style-name="Police_20_par_20_défaut"><text:span text:style-name="T168">Zava-maniry fanao fanafody :</text:span></text:span></text:p>
          </table:table-cell>
          <table:table-cell table:style-name="Tableau77.F3" office:value-type="string">
            <text:p text:style-name="Standard"><text:span text:style-name="Police_20_par_20_défaut"><text:span text:style-name="T168">Zava-maniry fanao fanafody :</text:span></text:span></text:p>
          </table:table-cell>
        </table:table-row>
        <table:table-row table:style-name="Tableau77.3">
          <table:table-cell table:style-name="Tableau77.A3" office:value-type="string">
            <text:p text:style-name="P2"><text:span text:style-name="Police_20_par_20_défaut"><text:span text:style-name="T95">8</text:span></text:span></text:p>
          </table:table-cell>
          <table:table-cell table:style-name="Tableau77.C2" office:value-type="string">
            <text:p text:style-name="Standard"><text:span text:style-name="Police_20_par_20_défaut"><text:span text:style-name="T95">Tany Fampiraofana/ Kijana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F4" office:value-type="string">
            <text:p text:style-name="P159"/>
          </table:table-cell>
          <table:table-cell table:style-name="Tableau77.F4" office:value-type="string">
            <text:p text:style-name="P159"/>
          </table:table-cell>
        </table:table-row>
        <table:table-row table:style-name="Tableau77.3">
          <table:table-cell table:style-name="Tableau77.A3" office:value-type="string">
            <text:p text:style-name="P2"><text:span text:style-name="Police_20_par_20_défaut"><text:span text:style-name="T95">9</text:span></text:span></text:p>
          </table:table-cell>
          <table:table-cell table:style-name="Tableau77.C2" office:value-type="string">
            <text:p text:style-name="Standard"><text:span text:style-name="Police_20_par_20_défaut"><text:span text:style-name="T95">Hafa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F4" office:value-type="string">
            <text:p text:style-name="P159"/>
          </table:table-cell>
          <table:table-cell table:style-name="Tableau77.F4" office:value-type="string">
            <text:p text:style-name="P159"/>
          </table:table-cell>
        </table:table-row>
        <table:table-row table:style-name="Tableau77.3">
          <table:table-cell table:style-name="Tableau77.A3" office:value-type="string">
            <text:p text:style-name="P2"><text:span text:style-name="Police_20_par_20_défaut"><text:span text:style-name="T95">10</text:span></text:span></text:p>
          </table:table-cell>
          <table:table-cell table:style-name="Tableau77.C2" office:value-type="string">
            <text:p text:style-name="Standard"><text:span text:style-name="Police_20_par_20_défaut"><text:span text:style-name="T95">Amin’ny ankapobeny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77.F5" office:value-type="string">
            <text:p text:style-name="P159"/>
          </table:table-cell>
          <table:table-cell table:style-name="Tableau77.F5" office:value-type="string">
            <text:p text:style-name="P159"/>
          </table:table-cell>
        </table:table-row>
        <table:table-row table:style-name="Tableau77.13">
          <table:table-cell table:style-name="Tableau77.A13" table:number-columns-spanned="7" office:value-type="string">
            <text:p text:style-name="Standard"><text:span text:style-name="Police_20_par_20_défaut"><text:span text:style-name="T270">. Fisian’ny <text:s/>harena</text:span></text:span><text:span text:style-name="Police_20_par_20_défaut"><text:span text:style-name="T198">:</text:span></text:span><text:span text:style-name="Police_20_par_20_défaut"><text:span text:style-name="T74"> </text:span></text:span><text:span text:style-name="Police_20_par_20_défaut"><text:span text:style-name="T89">1.</text:span></text:span><text:span text:style-name="Police_20_par_20_défaut"><text:span text:style-name="T74"> be/maro </text:span></text:span><text:span text:style-name="Police_20_par_20_défaut"><text:span text:style-name="T89">2.</text:span></text:span><text:span text:style-name="Police_20_par_20_défaut"><text:span text:style-name="T74"> Antonony () <text:s/></text:span></text:span><text:span text:style-name="Police_20_par_20_défaut"><text:span text:style-name="T89">3.</text:span></text:span><text:span text:style-name="Police_20_par_20_défaut"><text:span text:style-name="T74"> Kely na tsy misy<text:line-break/></text:span></text:span><text:span text:style-name="Police_20_par_20_défaut"><text:span text:style-name="T270">Fivoarany </text:span></text:span><text:span text:style-name="Police_20_par_20_défaut"><text:span text:style-name="T198">: </text:span></text:span><text:span text:style-name="Police_20_par_20_défaut"><text:span text:style-name="T74"><text:s text:c="3"/>1. </text:span></text:span><text:span text:style-name="Police_20_par_20_défaut"><text:span text:style-name="T75">Mitombo <text:s text:c="8"/>2. Tsy mihetsika <text:s text:c="12"/>3. Mihenana / Tsisy intsony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7.14">
          <table:table-cell table:style-name="Tableau77.A1" table:number-columns-spanned="6" office:value-type="string">
            <text:p text:style-name="Standard"><text:span text:style-name="Police_20_par_20_défaut"><text:span text:style-name="T12">RM3. </text:span></text:span><text:span text:style-name="Police_20_par_20_défaut"><text:span text:style-name="T94">Raha hoanao, An’iza io Vohitra <text:s/>/Ny Faritra arovana io?</text:span></text:span><text:span text:style-name="Police_20_par_20_défaut"><text:span text:style-name="T12"> <text:line-break/></text:span></text:span><text:span text:style-name="Police_20_par_20_défaut"><text:span text:style-name="T355">1. <text:s/>Fanjakana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7.A1" office:value-type="string">
            <text:p text:style-name="P2"><text:span text:style-name="Police_20_par_20_défaut"><text:span text:style-name="T123">|__|</text:span></text:span></text:p>
          </table:table-cell>
        </table:table-row>
        <table:table-row table:style-name="Tableau77.15">
          <table:table-cell table:style-name="Tableau77.A1" table:number-columns-spanned="6" office:value-type="string">
            <text:p text:style-name="Standard"><text:span text:style-name="Police_20_par_20_défaut"><text:span text:style-name="T355">2 An’ny mponina <text:s/>manamorona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7.G15" office:value-type="string">
            <text:p text:style-name="P2"><text:span text:style-name="Police_20_par_20_défaut"><text:span text:style-name="T123">|__|</text:span></text:span></text:p>
          </table:table-cell>
        </table:table-row>
        <table:table-row table:style-name="Tableau77.15">
          <table:table-cell table:style-name="Tableau77.A1" table:number-columns-spanned="6" office:value-type="string">
            <text:p text:style-name="Standard"><text:span text:style-name="Police_20_par_20_défaut"><text:span text:style-name="T355">3. An’ny mponina <text:s/>manamorona tsy Mpifindra monina (tompontany)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7.G16" office:value-type="string">
            <text:p text:style-name="P2"><text:span text:style-name="Police_20_par_20_défaut"><text:span text:style-name="T123">|__|</text:span></text:span></text:p>
          </table:table-cell>
        </table:table-row>
        <table:table-row table:style-name="Tableau77.15">
          <table:table-cell table:style-name="Tableau77.A1" table:number-columns-spanned="6" office:value-type="string">
            <text:p text:style-name="Standard"><text:span text:style-name="Police_20_par_20_défaut"><text:span text:style-name="T355">4. An’ny vahiny (ONG na sampanasa hafa)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7.G17" office:value-type="string">
            <text:p text:style-name="P2"><text:span text:style-name="Police_20_par_20_défaut"><text:span text:style-name="T123">|__|</text:span></text:span></text:p>
          </table:table-cell>
        </table:table-row>
        <table:table-row table:style-name="Tableau77.15">
          <table:table-cell table:style-name="Tableau77.A1" table:number-columns-spanned="6" office:value-type="string">
            <text:p text:style-name="Standard"><text:span text:style-name="Police_20_par_20_défaut"><text:span text:style-name="T355">5. An’ny mpitantana ny Faritra Arovana Faritra arovana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7.G18" office:value-type="string">
            <text:p text:style-name="P2"><text:span text:style-name="Police_20_par_20_défaut"><text:span text:style-name="T123">|__|</text:span></text:span></text:p>
          </table:table-cell>
        </table:table-row>
        <table:table-row table:style-name="Tableau77.15">
          <table:table-cell table:style-name="Tableau77.A1" table:number-columns-spanned="6" office:value-type="string">
            <text:p text:style-name="Standard"><text:span text:style-name="Police_20_par_20_défaut"><text:span text:style-name="T355">6. </text:span></text:span><text:span text:style-name="Police_20_par_20_défaut"><text:span text:style-name="T49">Fanahy/razambe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7.G19" office:value-type="string">
            <text:p text:style-name="P2"><text:span text:style-name="Police_20_par_20_défaut"><text:span text:style-name="T123">|__|</text:span></text:span></text:p>
          </table:table-cell>
        </table:table-row>
        <table:table-row table:style-name="Tableau77.15">
          <table:table-cell table:style-name="Tableau77.A1" table:number-columns-spanned="6" office:value-type="string">
            <text:p text:style-name="Standard"><text:span text:style-name="Police_20_par_20_défaut"><text:span text:style-name="T49">7. </text:span></text:span><text:span text:style-name="Police_20_par_20_défaut"><text:span text:style-name="T76">Hafa :(lazao) ____________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7.G20" office:value-type="string">
            <text:p text:style-name="P2"><text:span text:style-name="Police_20_par_20_défaut"><text:span text:style-name="T123">|__|</text:span></text:span></text:p>
          </table:table-cell>
        </table:table-row>
        <table:table-row table:style-name="Tableau77.15">
          <table:table-cell table:style-name="Tableau77.A1" table:number-columns-spanned="6" office:value-type="string">
            <text:p text:style-name="Standard"><text:span text:style-name="Police_20_par_20_défaut"><text:span text:style-name="T12">RM4. </text:span></text:span><text:span text:style-name="Police_20_par_20_défaut"><text:span text:style-name="T94">Raha hoanao, Mety hosimba na tsy hisy intsony ve ny zava-boahary/ny tontolo iainana an’ny Faritra arovana ?</text:span></text:span></text:p>
            <text:p text:style-name="Standard"><text:span text:style-name="Police_20_par_20_défaut"><text:span text:style-name="T76"><text:s text:c="32"/>1. Eny <text:s text:c="4"/>2. Tsia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7.G21" office:value-type="string">
            <text:p text:style-name="P2"><text:span text:style-name="Police_20_par_20_défaut"><text:span text:style-name="T123">|__|</text:span></text:span></text:p>
          </table:table-cell>
        </table:table-row>
      </table:table>
      <text:p text:style-name="Standard"/>
      <text:p text:style-name="P160"/>
      <text:p text:style-name="P161"/>
      <table:table table:name="Tableau78" table:style-name="Tableau78">
        <table:table-column table:style-name="Tableau78.A"/>
        <table:table-column table:style-name="Tableau78.B"/>
        <table:table-column table:style-name="Tableau78.C"/>
        <table:table-column table:style-name="Tableau78.D"/>
        <table:table-column table:style-name="Tableau78.E"/>
        <table:table-column table:style-name="Tableau78.F"/>
        <table:table-column table:style-name="Tableau78.G"/>
        <table:table-row table:style-name="Tableau78.1">
          <table:table-cell table:style-name="Tableau78.A1" table:number-columns-spanned="7" office:value-type="string">
            <text:p text:style-name="Standard"><text:span text:style-name="Police_20_par_20_défaut"><text:span text:style-name="T18">RM4a. </text:span></text:span><text:span text:style-name="Police_20_par_20_défaut"><text:span text:style-name="T107">Raha Eny, Inona daholo ireo mety ahatonga izany ?</text:span></text:span><text:span text:style-name="Police_20_par_20_défaut"><text:span text:style-name="T18"> <text:s/></text:span></text:span><text:span text:style-name="Police_20_par_20_défaut"><text:span text:style-name="T76">1. Eny <text:s text:c="4"/>2. Tsia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8.2">
          <table:table-cell table:style-name="Tableau78.A1" table:number-columns-spanned="2" office:value-type="string">
            <text:p text:style-name="Standard"><text:span text:style-name="Police_20_par_20_défaut"><text:span text:style-name="T415">A</text:span></text:span></text:p>
          </table:table-cell>
          <table:covered-table-cell/>
          <table:table-cell table:style-name="Tableau78.A1" office:value-type="string">
            <text:p text:style-name="Standard"><text:span text:style-name="Police_20_par_20_défaut"><text:span text:style-name="T415">Fitevena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F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Fizahantany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78.2">
          <table:table-cell table:style-name="Tableau78.A1" table:number-columns-spanned="2" office:value-type="string">
            <text:p text:style-name="Standard"><text:span text:style-name="Police_20_par_20_défaut"><text:span text:style-name="T415">B</text:span></text:span></text:p>
          </table:table-cell>
          <table:covered-table-cell/>
          <table:table-cell table:style-name="Tableau78.A1" office:value-type="string">
            <text:p text:style-name="Standard"><text:span text:style-name="Police_20_par_20_défaut"><text:span text:style-name="T415">Omby/Fampiraofana/ Kijana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G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6">Fitobiana (fandalovan’ireo <text:s/>olona tsy monina ao ami’ny faritra )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78.2">
          <table:table-cell table:style-name="Tableau78.A1" table:number-columns-spanned="2" office:value-type="string">
            <text:p text:style-name="Standard"><text:span text:style-name="Police_20_par_20_défaut"><text:span text:style-name="T415">C</text:span></text:span></text:p>
          </table:table-cell>
          <table:covered-table-cell/>
          <table:table-cell table:style-name="Tableau78.A1" office:value-type="string">
            <text:p text:style-name="Standard"><text:span text:style-name="Police_20_par_20_défaut"><text:span text:style-name="T415">Fitrandahana (biby)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H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Fitrandrahana harena ankibon’ny tany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78.2">
          <table:table-cell table:style-name="Tableau78.A1" table:number-columns-spanned="2" office:value-type="string">
            <text:p text:style-name="Standard"><text:span text:style-name="Police_20_par_20_défaut"><text:span text:style-name="T415">D</text:span></text:span></text:p>
          </table:table-cell>
          <table:covered-table-cell/>
          <table:table-cell table:style-name="Tableau78.A1" office:value-type="string">
            <text:p text:style-name="Standard"><text:span text:style-name="Police_20_par_20_défaut"><text:span text:style-name="T415">Fitrandrahana(zava-maniry)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I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Hafa : Lazao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78.1">
          <table:table-cell table:style-name="Tableau78.A1" table:number-columns-spanned="2" office:value-type="string">
            <text:p text:style-name="Standard"><text:span text:style-name="Police_20_par_20_défaut"><text:span text:style-name="T415">E</text:span></text:span></text:p>
          </table:table-cell>
          <table:covered-table-cell/>
          <table:table-cell table:style-name="Tableau78.A1" office:value-type="string">
            <text:p text:style-name="Standard"><text:span text:style-name="Police_20_par_20_défaut"><text:span text:style-name="T415">Afo na fandorana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78.A1" office:value-type="string">
            <text:p text:style-name="P151"/>
          </table:table-cell>
          <table:table-cell table:style-name="Tableau78.A1" office:value-type="string">
            <text:p text:style-name="P151"/>
          </table:table-cell>
          <table:table-cell table:style-name="Tableau78.A1" office:value-type="string">
            <text:p text:style-name="P150"/>
          </table:table-cell>
        </table:table-row>
        <table:table-row table:style-name="Tableau78.1">
          <table:table-cell table:style-name="Tableau78.A1" table:number-columns-spanned="7" office:value-type="string">
            <text:p text:style-name="Standard"><text:span text:style-name="Police_20_par_20_défaut"><text:span text:style-name="T12">RM4b. </text:span></text:span><text:span text:style-name="Police_20_par_20_défaut"><text:span text:style-name="T94">Raha <text:s/>misy eny, iza ireo <text:s/>tomponandraikitra <text:s/>voalohany amin’izany ?</text:span></text:span><text:span text:style-name="Police_20_par_20_défaut"><text:span text:style-name="T12"> <text:s text:c="4"/></text:span></text:span><text:span text:style-name="Police_20_par_20_défaut"><text:span text:style-name="T427">[Isaky ny andalana</text:span></text:span><text:span text:style-name="Police_20_par_20_défaut"><text:span text:style-name="T209"> <text:s text:c="2"/></text:span></text:span><text:span text:style-name="Police_20_par_20_défaut"><text:span text:style-name="T75">1. Eny <text:s text:c="2"/>2. Tsia]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8.1">
          <table:table-cell table:style-name="Tableau78.A1" office:value-type="string">
            <text:p text:style-name="Standard"><text:span text:style-name="Police_20_par_20_défaut"><text:span text:style-name="T415">A</text:span></text:span></text:p>
          </table:table-cell>
          <table:table-cell table:style-name="Tableau78.A1" table:number-columns-spanned="2" office:value-type="string">
            <text:p text:style-name="Standard"><text:span text:style-name="Police_20_par_20_défaut"><text:span text:style-name="T416">Ny mponina manodidina rehetra manamorona</text:span></text:span></text:p>
          </table:table-cell>
          <table:covered-table-cell/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F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Ireo Mpizahatany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78.1">
          <table:table-cell table:style-name="Tableau78.A1" office:value-type="string">
            <text:p text:style-name="Standard"><text:span text:style-name="Police_20_par_20_défaut"><text:span text:style-name="T415">B</text:span></text:span></text:p>
          </table:table-cell>
          <table:table-cell table:style-name="Tableau78.A1" table:number-columns-spanned="2" office:value-type="string">
            <text:p text:style-name="Standard"><text:span text:style-name="Police_20_par_20_défaut"><text:span text:style-name="T416">Ireo mponina manodidina sy mpifindra monina</text:span></text:span></text:p>
          </table:table-cell>
          <table:covered-table-cell/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G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Ireo Mpikaroka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78.1">
          <table:table-cell table:style-name="Tableau78.A1" office:value-type="string">
            <text:p text:style-name="Standard"><text:span text:style-name="Police_20_par_20_défaut"><text:span text:style-name="T415">C</text:span></text:span></text:p>
          </table:table-cell>
          <table:table-cell table:style-name="Tableau78.A1" table:number-columns-spanned="2" office:value-type="string">
            <text:p text:style-name="Standard"><text:span text:style-name="Police_20_par_20_défaut"><text:span text:style-name="T415"><text:s/>Fanjakana</text:span></text:span></text:p>
          </table:table-cell>
          <table:covered-table-cell/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H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Ireo mpihaza antsokosoko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78.1">
          <table:table-cell table:style-name="Tableau78.A1" office:value-type="string">
            <text:p text:style-name="Standard"><text:span text:style-name="Police_20_par_20_défaut"><text:span text:style-name="T415">D</text:span></text:span></text:p>
          </table:table-cell>
          <table:table-cell table:style-name="Tableau78.A1" table:number-columns-spanned="2" office:value-type="string">
            <text:p text:style-name="Standard"><text:span text:style-name="Police_20_par_20_défaut"><text:span text:style-name="T415">Ireo ONG na orinasa</text:span></text:span></text:p>
          </table:table-cell>
          <table:covered-table-cell/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I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6">Ireo mpitoby mpifindrafindra monina (olona mandalo nefa misy mitoby ao)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78.1">
          <table:table-cell table:style-name="Tableau78.A1" office:value-type="string">
            <text:p text:style-name="Standard"><text:span text:style-name="Police_20_par_20_défaut"><text:span text:style-name="T415">E</text:span></text:span></text:p>
          </table:table-cell>
          <table:table-cell table:style-name="Tableau78.A1" table:number-columns-spanned="2" office:value-type="string">
            <text:p text:style-name="Standard"><text:span text:style-name="Police_20_par_20_défaut"><text:span text:style-name="T415">Ny Mpitantana</text:span></text:span></text:p>
          </table:table-cell>
          <table:covered-table-cell/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J</text:span></text:span></text:p>
          </table:table-cell>
          <table:table-cell table:style-name="Tableau78.A1" office:value-type="string">
            <text:p text:style-name="Standard"><text:span text:style-name="Police_20_par_20_défaut"><text:span text:style-name="T415">Hafa: Lazao</text:span></text:span></text:p>
          </table:table-cell>
          <table:table-cell table:style-name="Tableau78.A1" office:value-type="string">
            <text:p text:style-name="P2"><text:span text:style-name="Police_20_par_20_défaut"><text:span text:style-name="T415">|__|</text:span></text:span></text:p>
          </table:table-cell>
        </table:table-row>
      </table:table>
      <text:p text:style-name="Standard"/>
      <table:table table:name="Tableau79" table:style-name="Tableau79">
        <table:table-column table:style-name="Tableau79.A"/>
        <table:table-column table:style-name="Tableau79.B"/>
        <table:table-column table:style-name="Tableau79.C"/>
        <table:table-row table:style-name="Tableau79.1">
          <table:table-cell table:style-name="Tableau79.A1" table:number-columns-spanned="3" office:value-type="string">
            <text:p text:style-name="Standard"><text:span text:style-name="Police_20_par_20_défaut"><text:span text:style-name="T18">RM5. <text:s text:c="2"/></text:span></text:span><text:span text:style-name="Police_20_par_20_défaut"><text:span text:style-name="T107">Ho anao, Inona i <text:s/>Faritra arovana? <text:s text:c="6"/></text:span></text:span><text:span text:style-name="Police_20_par_20_défaut"><text:span text:style-name="T47">[Isaky ny andalana </text:span></text:span><text:span text:style-name="Police_20_par_20_défaut"><text:span text:style-name="T49">1. Eny <text:s/>2. Tsia]</text:span></text:span></text:p>
          </table:table-cell>
          <table:covered-table-cell/>
          <table:covered-table-cell/>
        </table:table-row>
        <table:table-row table:style-name="Tableau79.2">
          <table:table-cell table:style-name="Tableau79.A2" office:value-type="string">
            <text:p text:style-name="Standard"><text:span text:style-name="Police_20_par_20_défaut"><text:span text:style-name="T95">A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95">Fangalana sakafo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2">
          <table:table-cell table:style-name="Tableau79.A2" office:value-type="string">
            <text:p text:style-name="Standard"><text:span text:style-name="Police_20_par_20_défaut"><text:span text:style-name="T95">B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95">Toerana mbola azo hambolena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2">
          <table:table-cell table:style-name="Tableau79.A2" office:value-type="string">
            <text:p text:style-name="Standard"><text:span text:style-name="Police_20_par_20_défaut"><text:span text:style-name="T95">C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95">Toerana mbola azo hiompiana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2">
          <table:table-cell table:style-name="Tableau79.A2" office:value-type="string">
            <text:p text:style-name="Standard"><text:span text:style-name="Police_20_par_20_défaut"><text:span text:style-name="T95">D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95">Fangalana hazo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2">
          <table:table-cell table:style-name="Tableau79.A2" office:value-type="string">
            <text:p text:style-name="Standard"><text:span text:style-name="Police_20_par_20_défaut"><text:span text:style-name="T95">E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104">Toerana fiavian’ireo rano ( misy loharano)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7">
          <table:table-cell table:style-name="Tableau79.A2" office:value-type="string">
            <text:p text:style-name="Standard"><text:span text:style-name="Police_20_par_20_défaut"><text:span text:style-name="T95">F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104">Toerana fangalana hazo fanao fanafody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2">
          <table:table-cell table:style-name="Tableau79.A2" office:value-type="string">
            <text:p text:style-name="Standard"><text:span text:style-name="Police_20_par_20_défaut"><text:span text:style-name="T95">G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95">Toerana ahazoam-bola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2">
          <table:table-cell table:style-name="Tableau79.A2" office:value-type="string">
            <text:p text:style-name="Standard"><text:span text:style-name="Police_20_par_20_défaut"><text:span text:style-name="T95">H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95">Toerana fizahan-tany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2">
          <table:table-cell table:style-name="Tableau79.A2" office:value-type="string">
            <text:p text:style-name="Standard"><text:span text:style-name="Police_20_par_20_défaut"><text:span text:style-name="T95">I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97">Ala mikitroka be biby dia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7">
          <table:table-cell table:style-name="Tableau79.A2" office:value-type="string">
            <text:p text:style-name="Standard"><text:span text:style-name="Police_20_par_20_défaut"><text:span text:style-name="T95">J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95">Toerana manan-kasina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2">
          <table:table-cell table:style-name="Tableau79.A2" office:value-type="string">
            <text:p text:style-name="Standard"><text:span text:style-name="Police_20_par_20_défaut"><text:span text:style-name="T95">K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95">Tany fady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7">
          <table:table-cell table:style-name="Tableau79.A2" office:value-type="string">
            <text:p text:style-name="Standard"><text:span text:style-name="Police_20_par_20_défaut"><text:span text:style-name="T95">L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104">Toerana fialan-tsasatra na fialam-boly mahasondriana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79.7">
          <table:table-cell table:style-name="Tableau79.A2" office:value-type="string">
            <text:p text:style-name="Standard"><text:span text:style-name="Police_20_par_20_défaut"><text:span text:style-name="T95">M</text:span></text:span></text:p>
          </table:table-cell>
          <table:table-cell table:style-name="Tableau79.B2" office:value-type="string">
            <text:p text:style-name="Standard"><text:span text:style-name="Police_20_par_20_défaut"><text:span text:style-name="T95">Hafa <text:s/>: Lazao</text:span></text:span></text:p>
          </table:table-cell>
          <table:table-cell table:style-name="Tableau79.C2" office:value-type="string">
            <text:p text:style-name="P2"><text:span text:style-name="Police_20_par_20_défaut"><text:span text:style-name="T95">|__|</text:span></text:span></text:p>
          </table:table-cell>
        </table:table-row>
      </table:table>
      <text:p text:style-name="P2"><text:span text:style-name="Police_20_par_20_défaut"><text:span text:style-name="T224">Fampiasana ny Faritra arovana</text:span></text:span></text:p>
      <text:p text:style-name="Standard"/>
      <table:table table:name="Tableau80" table:style-name="Tableau80">
        <table:table-column table:style-name="Tableau80.A"/>
        <table:table-column table:style-name="Tableau80.B"/>
        <table:table-column table:style-name="Tableau80.C"/>
        <table:table-row table:style-name="Tableau80.1">
          <table:table-cell table:style-name="Tableau80.A1" table:number-columns-spanned="2" office:value-type="string">
            <text:p text:style-name="Standard"><text:span text:style-name="Police_20_par_20_défaut"><text:span text:style-name="T18">UM1. </text:span></text:span><text:span text:style-name="Police_20_par_20_défaut"><text:span text:style-name="T107">Efa nandeha tao anatin’ny Faritra arovana ve ianao ?</text:span></text:span><text:span text:style-name="Police_20_par_20_défaut"><text:span text:style-name="T18"> </text:span></text:span><text:span text:style-name="Police_20_par_20_défaut"><text:span text:style-name="T37"><text:s text:c="10"/></text:span></text:span><text:span text:style-name="Police_20_par_20_défaut"><text:span text:style-name="T76">1. Eny <text:s text:c="4"/>2. Tsia</text:span></text:span></text:p>
          </table:table-cell>
          <table:covered-table-cell/>
          <table:table-cell table:style-name="Tableau80.C1" office:value-type="string">
            <text:p text:style-name="P2"><text:span text:style-name="Police_20_par_20_défaut"><text:span text:style-name="T7">|__|</text:span></text:span></text:p>
          </table:table-cell>
        </table:table-row>
        <table:table-row table:style-name="Tableau80.2">
          <table:table-cell table:style-name="Tableau80.A1" table:number-columns-spanned="2" office:value-type="string">
            <text:p text:style-name="Standard"><text:span text:style-name="Police_20_par_20_défaut"><text:span text:style-name="T18">UM1a. </text:span></text:span><text:span text:style-name="Police_20_par_20_défaut"><text:span text:style-name="T107">Raha eny, fantatrao <text:s/>tsara ve io <text:s/>toerana Faritra arovana io ?</text:span></text:span><text:span text:style-name="Police_20_par_20_défaut"><text:span text:style-name="T18"> <text:line-break/></text:span></text:span><text:span text:style-name="Police_20_par_20_défaut"><text:span text:style-name="T37"> <text:s text:c="9"/></text:span></text:span><text:span text:style-name="Police_20_par_20_défaut"><text:span text:style-name="T355">1.Tena kely no fantatro <text:s/><text:tab/>2. Eo ho eo ihany<text:tab/> 3. Tena haiko tsara (afaka mandeha <text:s/>irery ao anatin’ny <text:s/>Faritra arovana)</text:span></text:span></text:p>
          </table:table-cell>
          <table:covered-table-cell/>
          <table:table-cell table:style-name="Tableau80.C2" office:value-type="string">
            <text:p text:style-name="P2"><text:span text:style-name="Police_20_par_20_défaut"><text:span text:style-name="T14">|__|</text:span></text:span></text:p>
          </table:table-cell>
        </table:table-row>
        <table:table-row table:style-name="Tableau80.3">
          <table:table-cell table:style-name="Tableau80.A1" table:number-columns-spanned="2" office:value-type="string">
            <text:p text:style-name="Standard"><text:span text:style-name="Police_20_par_20_défaut"><text:span text:style-name="T18">UM1b. </text:span></text:span><text:span text:style-name="Police_20_par_20_défaut"><text:span text:style-name="T107">Raha eny, taona firy ianao no teny voalohany ?</text:span></text:span></text:p>
          </table:table-cell>
          <table:covered-table-cell/>
          <table:table-cell table:style-name="Tableau80.C2" office:value-type="string">
            <text:p text:style-name="P2"><text:span text:style-name="Police_20_par_20_défaut"><text:span text:style-name="T14">|__|__|__|__|</text:span></text:span></text:p>
          </table:table-cell>
        </table:table-row>
        <table:table-row table:style-name="Tableau80.3">
          <table:table-cell table:style-name="Tableau80.A1" table:number-columns-spanned="2" office:value-type="string">
            <text:p text:style-name="Standard"><text:span text:style-name="Police_20_par_20_défaut"><text:span text:style-name="T13">UM1c. </text:span></text:span><text:span text:style-name="Police_20_par_20_défaut"><text:span text:style-name="T93">Raha Eny, Tena tsy maintsy ilainao eo ami’ny fivelomanao ve ny mandeha any Faritra arovana ?</text:span></text:span></text:p>
            <text:p text:style-name="Standard"><text:span text:style-name="Police_20_par_20_défaut"><text:span text:style-name="T13"><text:s text:c="74"/></text:span></text:span><text:span text:style-name="Police_20_par_20_défaut"><text:span text:style-name="T76">1. Eny <text:s text:c="4"/>2. Tsia</text:span></text:span></text:p>
          </table:table-cell>
          <table:covered-table-cell/>
          <table:table-cell table:style-name="Tableau80.C2" office:value-type="string">
            <text:p text:style-name="P2"><text:span text:style-name="Police_20_par_20_défaut"><text:span text:style-name="T7">|__|</text:span></text:span></text:p>
          </table:table-cell>
        </table:table-row>
        <table:table-row table:style-name="Tableau80.1">
          <table:table-cell table:style-name="Tableau80.A1" table:number-columns-spanned="3" office:value-type="string">
            <text:p text:style-name="Standard"><text:span text:style-name="Police_20_par_20_défaut"><text:span text:style-name="T428">UM1d. </text:span></text:span><text:span text:style-name="Police_20_par_20_défaut"><text:span text:style-name="T429"><text:s/>Raha Tsia, Inona no antony ? <text:s text:c="3"/></text:span></text:span><text:span text:style-name="Police_20_par_20_défaut"><text:span text:style-name="T18"><text:s text:c="2"/></text:span></text:span><text:span text:style-name="Police_20_par_20_défaut"><text:span text:style-name="T76">1. Eny <text:s text:c="4"/>2. Tsia</text:span></text:span></text:p>
          </table:table-cell>
          <table:covered-table-cell/>
          <table:covered-table-cell/>
        </table:table-row>
        <table:table-row table:style-name="Tableau80.6">
          <table:table-cell table:style-name="Tableau80.A6" office:value-type="string">
            <text:p text:style-name="Standard"><text:span text:style-name="Police_20_par_20_défaut"><text:span text:style-name="T415">A</text:span></text:span></text:p>
          </table:table-cell>
          <table:table-cell table:style-name="Tableau80.C1" office:value-type="string">
            <text:p text:style-name="Standard"><text:span text:style-name="Police_20_par_20_défaut"><text:span text:style-name="T415">Voararan’ny <text:s/>lalàna</text:span></text:span></text:p>
          </table:table-cell>
          <table:table-cell table:style-name="Tableau80.C2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80.6">
          <table:table-cell table:style-name="Tableau80.A6" office:value-type="string">
            <text:p text:style-name="Standard"><text:span text:style-name="Police_20_par_20_défaut"><text:span text:style-name="T415">B</text:span></text:span></text:p>
          </table:table-cell>
          <table:table-cell table:style-name="Tableau80.C1" office:value-type="string">
            <text:p text:style-name="Standard"><text:span text:style-name="Police_20_par_20_défaut"><text:span text:style-name="T415">Fady</text:span></text:span></text:p>
          </table:table-cell>
          <table:table-cell table:style-name="Tableau80.C2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80.8">
          <table:table-cell table:style-name="Tableau80.A6" office:value-type="string">
            <text:p text:style-name="Standard"><text:span text:style-name="Police_20_par_20_défaut"><text:span text:style-name="T415">C</text:span></text:span></text:p>
          </table:table-cell>
          <table:table-cell table:style-name="Tableau80.C1" office:value-type="string">
            <text:p text:style-name="Standard"><text:span text:style-name="Police_20_par_20_défaut"><text:span text:style-name="T415">Tsy misy zavatra ilaina</text:span></text:span></text:p>
          </table:table-cell>
          <table:table-cell table:style-name="Tableau80.C2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80.9">
          <table:table-cell table:style-name="Tableau80.A6" office:value-type="string">
            <text:p text:style-name="Standard"><text:span text:style-name="Police_20_par_20_défaut"><text:span text:style-name="T415">D</text:span></text:span></text:p>
          </table:table-cell>
          <table:table-cell table:style-name="Tableau80.C1" office:value-type="string">
            <text:p text:style-name="Standard"><text:span text:style-name="Police_20_par_20_défaut"><text:span text:style-name="T415">Mety hampidi-doza</text:span></text:span></text:p>
          </table:table-cell>
          <table:table-cell table:style-name="Tableau80.C2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80.8">
          <table:table-cell table:style-name="Tableau80.A6" office:value-type="string">
            <text:p text:style-name="Standard"><text:span text:style-name="Police_20_par_20_défaut"><text:span text:style-name="T415">E</text:span></text:span></text:p>
          </table:table-cell>
          <table:table-cell table:style-name="Tableau80.C1" office:value-type="string">
            <text:p text:style-name="Standard"><text:span text:style-name="Police_20_par_20_défaut"><text:span text:style-name="T415">Hafa : Lazao</text:span></text:span></text:p>
          </table:table-cell>
          <table:table-cell table:style-name="Tableau80.C2" office:value-type="string">
            <text:p text:style-name="P2"><text:span text:style-name="Police_20_par_20_défaut"><text:span text:style-name="T415">|__|</text:span></text:span></text:p>
          </table:table-cell>
        </table:table-row>
      </table:table>
      <text:p text:style-name="Standard"/>
      <table:table table:name="Tableau81" table:style-name="Tableau81">
        <table:table-column table:style-name="Tableau81.A"/>
        <table:table-column table:style-name="Tableau81.B"/>
        <table:table-column table:style-name="Tableau81.C"/>
        <table:table-column table:style-name="Tableau81.D"/>
        <table:table-column table:style-name="Tableau81.E"/>
        <table:table-column table:style-name="Tableau81.F"/>
        <table:table-row table:style-name="Tableau81.1">
          <table:table-cell table:style-name="Tableau81.A1" table:number-columns-spanned="6" office:value-type="string">
            <text:p text:style-name="Standard"><text:span text:style-name="Police_20_par_20_défaut"><text:span text:style-name="T18">UM2. </text:span></text:span><text:span text:style-name="Police_20_par_20_défaut"><text:span text:style-name="T22">Raha mandeha ao anatin’ny <text:s/>Faritra arovana ianao, inona ireo antony ? oviana sy ahoana ?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1.2">
          <table:table-cell table:style-name="Tableau81.A1" table:number-columns-spanned="2" office:value-type="string">
            <text:p text:style-name="P2"/>
          </table:table-cell>
          <table:covered-table-cell/>
          <table:table-cell table:style-name="Tableau81.C2" office:value-type="string">
            <text:p text:style-name="Standard"><text:span text:style-name="Police_20_par_20_défaut"><text:span text:style-name="T91">A <text:s/>1. </text:span></text:span><text:span text:style-name="Police_20_par_20_défaut"><text:span text:style-name="T95">Eny</text:span></text:span></text:p>
            <text:p text:style-name="P2"><text:span text:style-name="Police_20_par_20_défaut"><text:span text:style-name="T91"><text:s text:c="2"/>2. </text:span></text:span><text:span text:style-name="Police_20_par_20_défaut"><text:span text:style-name="T95">Tsia</text:span></text:span></text:p>
          </table:table-cell>
          <table:table-cell table:style-name="Tableau81.C2" office:value-type="string">
            <text:p text:style-name="P2"><text:span text:style-name="Police_20_par_20_défaut"><text:span text:style-name="T91">B. Fahatetehana</text:span></text:span></text:p>
          </table:table-cell>
          <table:table-cell table:style-name="Tableau81.C2" office:value-type="string">
            <text:p text:style-name="P2"><text:span text:style-name="Police_20_par_20_défaut"><text:span text:style-name="T91">C. <text:s text:c="3"/>1. </text:span></text:span><text:span text:style-name="Police_20_par_20_défaut"><text:span text:style-name="T95">irery</text:span></text:span></text:p>
            <text:p text:style-name="P2"><text:span text:style-name="Police_20_par_20_défaut"><text:span text:style-name="T91">2. </text:span></text:span><text:span text:style-name="Police_20_par_20_défaut"><text:span text:style-name="T95">miaraka maromaro</text:span></text:span></text:p>
          </table:table-cell>
          <table:table-cell table:style-name="Tableau81.F2" office:value-type="string">
            <text:p text:style-name="P2"><text:span text:style-name="Police_20_par_20_défaut"><text:span text:style-name="T91">D. Vanimpotoana (Volana)</text:span></text:span></text:p>
          </table:table-cell>
        </table:table-row>
        <table:table-row table:style-name="Tableau81.3">
          <table:table-cell table:style-name="Tableau81.A3" office:value-type="string">
            <text:p text:style-name="P2"><text:span text:style-name="Police_20_par_20_défaut"><text:span text:style-name="T95">1</text:span></text:span></text:p>
          </table:table-cell>
          <table:table-cell table:style-name="Tableau81.C2" office:value-type="string">
            <text:p text:style-name="Standard"><text:span text:style-name="Police_20_par_20_défaut"><text:span text:style-name="T95">Mioty zavamaniry (fihinana)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3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4">
          <table:table-cell table:style-name="Tableau81.A3" office:value-type="string">
            <text:p text:style-name="P2"><text:span text:style-name="Police_20_par_20_défaut"><text:span text:style-name="T95">2</text:span></text:span></text:p>
          </table:table-cell>
          <table:table-cell table:style-name="Tableau81.C2" office:value-type="string">
            <text:p text:style-name="Standard"><text:span text:style-name="Police_20_par_20_défaut"><text:span text:style-name="T95">Mioty zavamaniry (fanao fanafody)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3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5">
          <table:table-cell table:style-name="Tableau81.A3" office:value-type="string">
            <text:p text:style-name="P2"><text:span text:style-name="Police_20_par_20_défaut"><text:span text:style-name="T95">3</text:span></text:span></text:p>
          </table:table-cell>
          <table:table-cell table:style-name="Tableau81.C2" office:value-type="string">
            <text:p text:style-name="Standard"><text:span text:style-name="Police_20_par_20_défaut"><text:span text:style-name="T95">Mamboly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3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6">
          <table:table-cell table:style-name="Tableau81.A3" office:value-type="string">
            <text:p text:style-name="P2"><text:span text:style-name="Police_20_par_20_défaut"><text:span text:style-name="T95">4</text:span></text:span></text:p>
          </table:table-cell>
          <table:table-cell table:style-name="Tableau81.C2" office:value-type="string">
            <text:p text:style-name="Standard"><text:span text:style-name="Police_20_par_20_défaut"><text:span text:style-name="T95">Mihaza <text:s/>/ manjono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3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7">
          <table:table-cell table:style-name="Tableau81.A3" office:value-type="string">
            <text:p text:style-name="P2"><text:span text:style-name="Police_20_par_20_défaut"><text:span text:style-name="T95">5</text:span></text:span></text:p>
          </table:table-cell>
          <table:table-cell table:style-name="Tableau81.C2" office:value-type="string">
            <text:p text:style-name="Standard"><text:span text:style-name="Police_20_par_20_défaut"><text:span text:style-name="T95">Mampiraoka ahitra ireo omby (miarakandro)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3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8">
          <table:table-cell table:style-name="Tableau81.A3" office:value-type="string">
            <text:p text:style-name="P2"><text:span text:style-name="Police_20_par_20_défaut"><text:span text:style-name="T95">6</text:span></text:span></text:p>
          </table:table-cell>
          <table:table-cell table:style-name="Tableau81.C2" office:value-type="string">
            <text:p text:style-name="Standard"><text:span text:style-name="Police_20_par_20_défaut"><text:span text:style-name="T95">Mampandalo omby ?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3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9">
          <table:table-cell table:style-name="Tableau81.A1" office:value-type="string">
            <text:p text:style-name="P2"><text:span text:style-name="Police_20_par_20_défaut"><text:span text:style-name="T95">7</text:span></text:span></text:p>
          </table:table-cell>
          <table:table-cell table:style-name="Tableau81.A1" office:value-type="string">
            <text:p text:style-name="Standard"><text:span text:style-name="Police_20_par_20_défaut"><text:span text:style-name="T95">Maka hazo</text:span></text:span></text:p>
          </table:table-cell>
          <table:table-cell table:style-name="Tableau81.A1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A1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A1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9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10">
          <table:table-cell table:style-name="Tableau81.A1" office:value-type="string">
            <text:p text:style-name="P2"><text:span text:style-name="Police_20_par_20_défaut"><text:span text:style-name="T95">8</text:span></text:span></text:p>
          </table:table-cell>
          <table:table-cell table:style-name="Tableau81.F2" office:value-type="string">
            <text:p text:style-name="Standard"><text:span text:style-name="Police_20_par_20_défaut"><text:span text:style-name="T104">Maka akora amin’ny asa tanana</text:span></text:span></text:p>
          </table:table-cell>
          <table:table-cell table:style-name="Tableau81.F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3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11">
          <table:table-cell table:style-name="Tableau81.A3" office:value-type="string">
            <text:p text:style-name="P2"><text:span text:style-name="Police_20_par_20_défaut"><text:span text:style-name="T95">9</text:span></text:span></text:p>
          </table:table-cell>
          <table:table-cell table:style-name="Tableau81.C2" office:value-type="string">
            <text:p text:style-name="Standard"><text:span text:style-name="Police_20_par_20_défaut"><text:span text:style-name="T95">Fombafomba, fandevenana…..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3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12">
          <table:table-cell table:style-name="Tableau81.A3" office:value-type="string">
            <text:p text:style-name="P2"><text:span text:style-name="Police_20_par_20_défaut"><text:span text:style-name="T95">10</text:span></text:span></text:p>
          </table:table-cell>
          <table:table-cell table:style-name="Tableau81.C2" office:value-type="string">
            <text:p text:style-name="Standard"><text:span text:style-name="Police_20_par_20_défaut"><text:span text:style-name="T104">miaraka amin’ny Mpizahatany (mtondra entana, mpitaridia, ..)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3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6">
          <table:table-cell table:style-name="Tableau81.A3" office:value-type="string">
            <text:p text:style-name="P2"><text:span text:style-name="Police_20_par_20_défaut"><text:span text:style-name="T95">11</text:span></text:span></text:p>
          </table:table-cell>
          <table:table-cell table:style-name="Tableau81.C2" office:value-type="string">
            <text:p text:style-name="Standard"><text:span text:style-name="Police_20_par_20_défaut"><text:span text:style-name="T95">Mitsangatsangana, mialavoly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3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14">
          <table:table-cell table:style-name="Tableau81.A3" office:value-type="string">
            <text:p text:style-name="P2"><text:span text:style-name="Police_20_par_20_défaut"><text:span text:style-name="T95">12</text:span></text:span></text:p>
          </table:table-cell>
          <table:table-cell table:style-name="Tableau81.C2" office:value-type="string">
            <text:p text:style-name="Standard"><text:span text:style-name="Police_20_par_20_défaut"><text:span text:style-name="T95">Hafa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1.F3" office:value-type="string">
            <text:p text:style-name="P2"><text:span text:style-name="Police_20_par_20_défaut"><text:span text:style-name="T95">1 <text:s/>2 <text:s/>3 <text:s/>4 <text:s/>5 <text:s/>6 <text:s/>7 <text:s/>8 <text:s/>9 <text:s/>10 <text:s/>11 <text:s/>12</text:span></text:span></text:p>
          </table:table-cell>
        </table:table-row>
        <table:table-row table:style-name="Tableau81.15">
          <table:table-cell table:style-name="Tableau81.A1" table:number-columns-spanned="6" office:value-type="string">
            <text:p text:style-name="Standard"><text:span text:style-name="Police_20_par_20_défaut"><text:span text:style-name="T173">Fatetehana (environ)</text:span></text:span><text:span text:style-name="Police_20_par_20_défaut"><text:span text:style-name="T76"> <text:tab/>1. Indraindray isan-taona <text:s text:c="2"/><text:tab/>2. </text:span></text:span><text:span text:style-name="Police_20_par_20_défaut"><text:span text:style-name="T355">Indraindray isam-bolana. <text:s/><text:tab/>3. Indray isak’erinandro <text:s text:c="6"/><text:tab/> 4. </text:span></text:span><text:span text:style-name="Police_20_par_20_défaut"><text:span text:style-name="T76">Matetitetika isak’erinandro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62"><text:soft-page-break/><text:span text:style-name="Police_20_par_20_défaut"><text:span text:style-name="T224">Fiarovana – Faritra Arovana (AP)</text:span></text:span></text:p>
      <text:p text:style-name="Standard"/>
      <table:table table:name="Tableau82" table:style-name="Tableau82">
        <table:table-column table:style-name="Tableau82.A"/>
        <table:table-column table:style-name="Tableau82.B"/>
        <table:table-row table:style-name="Tableau82.1">
          <table:table-cell table:style-name="Tableau82.A1" office:value-type="string">
            <text:p text:style-name="P163"><text:span text:style-name="Police_20_par_20_défaut"><text:span text:style-name="T90">AP1. </text:span></text:span><text:span text:style-name="Police_20_par_20_défaut"><text:span text:style-name="T94">Efa nandre resaka mikasika ny ho Farita arovana <text:s text:c="2"/>« Faritra arovana » ve ianao?</text:span></text:span><text:span text:style-name="Police_20_par_20_défaut"><text:span text:style-name="T12"> </text:span></text:span><text:span text:style-name="Police_20_par_20_défaut"><text:span text:style-name="T7"><text:s text:c="2"/><text:line-break/> <text:s text:c="24"/></text:span></text:span><text:span text:style-name="Police_20_par_20_défaut"><text:span text:style-name="T76">1. Eny <text:s text:c="4"/>2. Tsia <text:s text:c="15"/>Raha Tsia, mankanesa amin’ny AP2</text:span></text:span></text:p>
          </table:table-cell>
          <table:table-cell table:style-name="Tableau82.B1" office:value-type="string">
            <text:p text:style-name="P162"><text:span text:style-name="Police_20_par_20_défaut"><text:span text:style-name="T7">|__|</text:span></text:span></text:p>
          </table:table-cell>
        </table:table-row>
        <table:table-row table:style-name="Tableau82.2">
          <table:table-cell table:style-name="Tableau82.A1" office:value-type="string">
            <text:p text:style-name="Standard"><text:span text:style-name="Police_20_par_20_défaut"><text:span text:style-name="T18">AP1a. </text:span></text:span><text:span text:style-name="Police_20_par_20_défaut"><text:span text:style-name="T107">Raha Eny, Oviana no namoronana azy ho faritra arovana ?</text:span></text:span></text:p>
          </table:table-cell>
          <table:table-cell table:style-name="Tableau82.B2" office:value-type="string">
            <text:p text:style-name="P2"><text:span text:style-name="Police_20_par_20_défaut"><text:span text:style-name="T7">|__|__|__|__|</text:span></text:span></text:p>
          </table:table-cell>
        </table:table-row>
        <table:table-row table:style-name="Tableau82.3">
          <table:table-cell table:style-name="Tableau82.A1" office:value-type="string">
            <text:p text:style-name="Standard"><text:span text:style-name="Police_20_par_20_défaut"><text:span text:style-name="T18">AP1b. <text:s/></text:span></text:span><text:span text:style-name="Police_20_par_20_défaut"><text:span text:style-name="T107">Raha Eny, iza no namorona azy ho faritra arovana ?</text:span></text:span></text:p>
          </table:table-cell>
          <table:table-cell table:style-name="Tableau82.B2" office:value-type="string">
            <text:p text:style-name="P2"><text:span text:style-name="Police_20_par_20_défaut"><text:span text:style-name="T7">___________________</text:span></text:span></text:p>
          </table:table-cell>
        </table:table-row>
        <table:table-row table:style-name="Tableau82.4">
          <table:table-cell table:style-name="Tableau82.A1" office:value-type="string">
            <text:p text:style-name="Standard"><text:span text:style-name="Police_20_par_20_défaut"><text:span text:style-name="T18">AP1c. </text:span></text:span><text:span text:style-name="Police_20_par_20_défaut"><text:span text:style-name="T107">Raha Eny, iza no Mpitantana ny faritra harovana(AP) Faritra arovana? </text:span></text:span><text:span text:style-name="Police_20_par_20_défaut"><text:span text:style-name="T18"><text:s/></text:span></text:span><text:span text:style-name="Police_20_par_20_défaut"><text:span text:style-name="T37"><text:s text:c="2"/><text:line-break/></text:span></text:span><text:span text:style-name="Police_20_par_20_défaut"><text:span text:style-name="T355">1. <text:s/>Fanjakana <text:s text:c="3"/>2. ONG / institution Malagasy <text:s/>3. Ireo manamorona/mponina eo antoerana <text:s/>4. Vahiny (ONG na hafa institutions étrangères) <text:s text:c="3"/>5. Tsy haiko <text:s text:c="4"/>7. Hafa : Lazao ________________________________r</text:span></text:span></text:p>
          </table:table-cell>
          <table:table-cell table:style-name="Tableau82.B2" office:value-type="string">
            <text:p text:style-name="P2"><text:span text:style-name="Police_20_par_20_défaut"><text:span text:style-name="T7">|__|</text:span></text:span></text:p>
          </table:table-cell>
        </table:table-row>
      </table:table>
      <text:p text:style-name="Standard"/>
      <table:table table:name="Tableau83" table:style-name="Tableau83">
        <table:table-column table:style-name="Tableau83.A"/>
        <table:table-column table:style-name="Tableau83.B"/>
        <table:table-column table:style-name="Tableau83.C"/>
        <table:table-column table:style-name="Tableau83.D"/>
        <table:table-column table:style-name="Tableau83.E"/>
        <table:table-column table:style-name="Tableau83.F"/>
        <table:table-column table:style-name="Tableau83.G"/>
        <table:table-row table:style-name="Tableau83.1">
          <table:table-cell table:style-name="Tableau83.A1" table:number-columns-spanned="7" office:value-type="string">
            <text:p text:style-name="Standard"><text:span text:style-name="Police_20_par_20_défaut"><text:span text:style-name="T90">AP2. <text:s/></text:span></text:span><text:span text:style-name="Police_20_par_20_défaut"><text:span text:style-name="T94">Indro tanisaina eto ireo karazana asa mety hatao ao anatin’ny tetikasa fiarovana ny Faritra arovana sy ny manodidina azy io</text:span></text:span></text:p>
            <text:p text:style-name="Standard"><text:span text:style-name="Police_20_par_20_défaut"><text:span text:style-name="T430">Isaky ny tetikasa, efa nandre mikasika azy ve ianao ? sa efa nandray anjara amir’ny fanatanterahana ? sa nahazo tombotsoa ? <text:s/>ahoana ny hevitrao momba ny filana ilay tetikasa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3.2">
          <table:table-cell table:style-name="Tableau83.A1" table:number-columns-spanned="2" office:value-type="string">
            <text:p text:style-name="P2"/>
          </table:table-cell>
          <table:covered-table-cell/>
          <table:table-cell table:style-name="Tableau83.C2" office:value-type="string">
            <text:p text:style-name="P2"><text:span text:style-name="Police_20_par_20_défaut"><text:span text:style-name="T26">A. Efa nahare ?</text:span></text:span><text:span text:style-name="Police_20_par_20_défaut"><text:span text:style-name="T27"> <text:line-break/></text:span></text:span><text:span text:style-name="Police_20_par_20_défaut"><text:span text:style-name="T48">1. </text:span></text:span><text:span text:style-name="Police_20_par_20_défaut"><text:span text:style-name="T49">Eny</text:span></text:span></text:p>
            <text:p text:style-name="P2"><text:span text:style-name="Police_20_par_20_défaut"><text:span text:style-name="T48">2. </text:span></text:span><text:span text:style-name="Police_20_par_20_défaut"><text:span text:style-name="T49">Tsia</text:span></text:span></text:p>
          </table:table-cell>
          <table:table-cell table:style-name="Tableau83.C2" office:value-type="string">
            <text:p text:style-name="P2"><text:span text:style-name="Police_20_par_20_défaut"><text:span text:style-name="T21">B. Nandray anjara ( fanatanterahana, fanapahan-kevitra) tao @ telo toana lasa</text:span></text:span><text:span text:style-name="Police_20_par_20_défaut"><text:span text:style-name="T22"><text:line-break/></text:span></text:span><text:span text:style-name="Police_20_par_20_défaut"><text:span text:style-name="T418">1. </text:span></text:span><text:span text:style-name="Police_20_par_20_défaut"><text:span text:style-name="T355">Eny</text:span></text:span><text:span text:style-name="Police_20_par_20_défaut"><text:span text:style-name="T418"> <text:s text:c="2"/>2. </text:span></text:span><text:span text:style-name="Police_20_par_20_défaut"><text:span text:style-name="T355">Tsia</text:span></text:span></text:p>
          </table:table-cell>
          <table:table-cell table:style-name="Tableau83.C2" office:value-type="string">
            <text:p text:style-name="P2"><text:span text:style-name="Police_20_par_20_défaut"><text:span text:style-name="T21">C. Nahazo tombotsoa manokana</text:span></text:span><text:span text:style-name="Police_20_par_20_défaut"><text:span text:style-name="T22"> </text:span></text:span><text:span text:style-name="Police_20_par_20_défaut"><text:span text:style-name="T21">tao @ telo toana lasa</text:span></text:span><text:span text:style-name="Police_20_par_20_défaut"><text:span text:style-name="T22"><text:line-break/></text:span></text:span><text:span text:style-name="Police_20_par_20_défaut"><text:span text:style-name="T418">1. </text:span></text:span><text:span text:style-name="Police_20_par_20_défaut"><text:span text:style-name="T355">Eny</text:span></text:span><text:span text:style-name="Police_20_par_20_défaut"><text:span text:style-name="T418"> <text:s text:c="2"/>2. </text:span></text:span><text:span text:style-name="Police_20_par_20_défaut"><text:span text:style-name="T76">Tsia</text:span></text:span></text:p>
          </table:table-cell>
          <table:table-cell table:style-name="Tableau83.C2" office:value-type="string">
            <text:p text:style-name="P2"><text:span text:style-name="Police_20_par_20_défaut"><text:span text:style-name="T21">D. Afapo ve</text:span></text:span><text:span text:style-name="Police_20_par_20_défaut"><text:span text:style-name="T22"><text:line-break/></text:span></text:span><text:span text:style-name="Police_20_par_20_défaut"><text:span text:style-name="T418">1. </text:span></text:span><text:span text:style-name="Police_20_par_20_défaut"><text:span text:style-name="T355">Tena afapo</text:span></text:span></text:p>
            <text:p text:style-name="P2"><text:span text:style-name="Police_20_par_20_défaut"><text:span text:style-name="T418"><text:s/>2. </text:span></text:span><text:change-start text:change-id="ct2001248942160"/><text:span text:style-name="Police_20_par_20_défaut"><text:span text:style-name="T431">A</text:span></text:span><text:change-end text:change-id="ct2001248942160"/><text:change text:change-id="ct2001248943024"/><text:span text:style-name="Police_20_par_20_défaut"><text:span text:style-name="T355">fapo ihany</text:span></text:span></text:p>
            <text:p text:style-name="P2"><text:span text:style-name="Police_20_par_20_défaut"><text:span text:style-name="T175">3. </text:span></text:span><text:span text:style-name="Police_20_par_20_défaut"><text:span text:style-name="T76">Zara na tsy afapo</text:span></text:span></text:p>
          </table:table-cell>
          <table:table-cell table:style-name="Tableau83.C2" office:value-type="string">
            <text:p text:style-name="P2"><text:span text:style-name="Police_20_par_20_défaut"><text:span text:style-name="T21">E. Raha hoanao, ilaina ary tokony ho laharam-pahamehana ve ?<text:line-break/></text:span></text:span><text:span text:style-name="Police_20_par_20_défaut"><text:span text:style-name="T355">Raha Eny, alaharo 1er, 2e na 3e. raha tsia <text:s/>avelao amin’izao</text:span></text:span></text:p>
          </table:table-cell>
        </table:table-row>
        <table:table-row table:style-name="Tableau83.3">
          <table:table-cell table:style-name="Tableau83.A3" office:value-type="string">
            <text:p text:style-name="P111"><text:span text:style-name="Police_20_par_20_défaut"><text:span text:style-name="T8">1</text:span></text:span></text:p>
          </table:table-cell>
          <table:table-cell table:style-name="Tableau83.C2" office:value-type="string">
            <text:p text:style-name="Standard"><text:span text:style-name="Police_20_par_20_défaut"><text:span text:style-name="T8">Asa fanentanana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164"><text:span text:style-name="Police_20_par_20_défaut"><text:span text:style-name="T104">1. Eny <text:s text:c="2"/></text:span></text:span><text:span text:style-name="Police_20_par_20_défaut"><text:span text:style-name="T341"></text:span></text:span><text:span text:style-name="Police_20_par_20_défaut"><text:span text:style-name="T104"> [ 1</text:span></text:span><text:span text:style-name="Police_20_par_20_défaut"><text:span text:style-name="T432">er</text:span></text:span><text:span text:style-name="Police_20_par_20_défaut"><text:span text:style-name="T104"> <text:s text:c="4"/>2</text:span></text:span><text:span text:style-name="Police_20_par_20_défaut"><text:span text:style-name="T432">e</text:span></text:span><text:span text:style-name="Police_20_par_20_défaut"><text:span text:style-name="T104"> <text:s text:c="4"/>3</text:span></text:span><text:span text:style-name="Police_20_par_20_défaut"><text:span text:style-name="T432">e</text:span></text:span><text:span text:style-name="Police_20_par_20_défaut"><text:span text:style-name="T104"> ]</text:span></text:span></text:p>
            <text:p text:style-name="P164"><text:span text:style-name="Police_20_par_20_défaut"><text:span text:style-name="T104">2. Tsia</text:span></text:span></text:p>
          </table:table-cell>
        </table:table-row>
        <table:table-row table:style-name="Tableau83.4">
          <table:table-cell table:style-name="Tableau83.A3" office:value-type="string">
            <text:p text:style-name="P111"><text:span text:style-name="Police_20_par_20_défaut"><text:span text:style-name="T8">2</text:span></text:span></text:p>
          </table:table-cell>
          <table:table-cell table:style-name="Tableau83.C2" office:value-type="string">
            <text:p text:style-name="Standard"><text:span text:style-name="Police_20_par_20_défaut"><text:span text:style-name="T31">Fananganana foto-drafitrasa (sekoly, Tobim-pitsaboana CSB1 CSB2, …)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164"><text:span text:style-name="Police_20_par_20_défaut"><text:span text:style-name="T104">1. Eny <text:s text:c="2"/></text:span></text:span><text:span text:style-name="Police_20_par_20_défaut"><text:span text:style-name="T341"></text:span></text:span><text:span text:style-name="Police_20_par_20_défaut"><text:span text:style-name="T104"> [ 1</text:span></text:span><text:span text:style-name="Police_20_par_20_défaut"><text:span text:style-name="T432">er</text:span></text:span><text:span text:style-name="Police_20_par_20_défaut"><text:span text:style-name="T104"> <text:s text:c="4"/>2</text:span></text:span><text:span text:style-name="Police_20_par_20_défaut"><text:span text:style-name="T432">e</text:span></text:span><text:span text:style-name="Police_20_par_20_défaut"><text:span text:style-name="T104"> <text:s text:c="4"/>3</text:span></text:span><text:span text:style-name="Police_20_par_20_défaut"><text:span text:style-name="T432">e</text:span></text:span><text:span text:style-name="Police_20_par_20_défaut"><text:span text:style-name="T104"> ]</text:span></text:span></text:p>
            <text:p text:style-name="Standard"><text:span text:style-name="Police_20_par_20_défaut"><text:span text:style-name="T104">2. Tsia</text:span></text:span></text:p>
          </table:table-cell>
        </table:table-row>
        <table:table-row table:style-name="Tableau83.3">
          <table:table-cell table:style-name="Tableau83.A3" office:value-type="string">
            <text:p text:style-name="P111"><text:span text:style-name="Police_20_par_20_défaut"><text:span text:style-name="T8">3</text:span></text:span></text:p>
          </table:table-cell>
          <table:table-cell table:style-name="Tableau83.C2" office:value-type="string">
            <text:p text:style-name="Standard"><text:span text:style-name="Police_20_par_20_défaut"><text:span text:style-name="T8">Fanomezana sy fanampiana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164"><text:span text:style-name="Police_20_par_20_défaut"><text:span text:style-name="T104">1. Eny <text:s text:c="2"/></text:span></text:span><text:span text:style-name="Police_20_par_20_défaut"><text:span text:style-name="T341"></text:span></text:span><text:span text:style-name="Police_20_par_20_défaut"><text:span text:style-name="T104"> [ 1</text:span></text:span><text:span text:style-name="Police_20_par_20_défaut"><text:span text:style-name="T432">er</text:span></text:span><text:span text:style-name="Police_20_par_20_défaut"><text:span text:style-name="T104"> <text:s text:c="4"/>2</text:span></text:span><text:span text:style-name="Police_20_par_20_défaut"><text:span text:style-name="T432">e</text:span></text:span><text:span text:style-name="Police_20_par_20_défaut"><text:span text:style-name="T104"> <text:s text:c="4"/>3</text:span></text:span><text:span text:style-name="Police_20_par_20_défaut"><text:span text:style-name="T432">e</text:span></text:span><text:span text:style-name="Police_20_par_20_défaut"><text:span text:style-name="T104"> ]</text:span></text:span></text:p>
            <text:p text:style-name="Standard"><text:span text:style-name="Police_20_par_20_défaut"><text:span text:style-name="T104">2. Tsia</text:span></text:span></text:p>
          </table:table-cell>
        </table:table-row>
        <table:table-row table:style-name="Tableau83.6">
          <table:table-cell table:style-name="Tableau83.A3" office:value-type="string">
            <text:p text:style-name="P111"><text:span text:style-name="Police_20_par_20_défaut"><text:span text:style-name="T8">4</text:span></text:span></text:p>
          </table:table-cell>
          <table:table-cell table:style-name="Tableau83.C2" office:value-type="string">
            <text:p text:style-name="Standard"><text:span text:style-name="Police_20_par_20_défaut"><text:span text:style-name="T31">Fividianana ny vokatra (fambolena, fiompian, asatanana, sns.)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164"><text:span text:style-name="Police_20_par_20_défaut"><text:span text:style-name="T104">1. Eny <text:s text:c="2"/></text:span></text:span><text:span text:style-name="Police_20_par_20_défaut"><text:span text:style-name="T341"></text:span></text:span><text:span text:style-name="Police_20_par_20_défaut"><text:span text:style-name="T104"> [ 1</text:span></text:span><text:span text:style-name="Police_20_par_20_défaut"><text:span text:style-name="T432">er</text:span></text:span><text:span text:style-name="Police_20_par_20_défaut"><text:span text:style-name="T104"> <text:s text:c="4"/>2</text:span></text:span><text:span text:style-name="Police_20_par_20_défaut"><text:span text:style-name="T432">e</text:span></text:span><text:span text:style-name="Police_20_par_20_défaut"><text:span text:style-name="T104"> <text:s text:c="4"/>3</text:span></text:span><text:span text:style-name="Police_20_par_20_défaut"><text:span text:style-name="T432">e</text:span></text:span><text:span text:style-name="Police_20_par_20_défaut"><text:span text:style-name="T104"> ]</text:span></text:span></text:p>
            <text:p text:style-name="Standard"><text:span text:style-name="Police_20_par_20_défaut"><text:span text:style-name="T104">2. Tsia</text:span></text:span></text:p>
          </table:table-cell>
        </table:table-row>
        <table:table-row table:style-name="Tableau83.6">
          <table:table-cell table:style-name="Tableau83.A3" office:value-type="string">
            <text:p text:style-name="P111"><text:span text:style-name="Police_20_par_20_défaut"><text:span text:style-name="T8">5</text:span></text:span></text:p>
          </table:table-cell>
          <table:table-cell table:style-name="Tableau83.C2" office:value-type="string">
            <text:p text:style-name="Standard"><text:span text:style-name="Police_20_par_20_défaut"><text:span text:style-name="T8">Fizahantany (isan’izany fikarohana) (mpitondra entana, mpahandro, mpiambina, mpandika teny…)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164"><text:span text:style-name="Police_20_par_20_défaut"><text:span text:style-name="T104">1. Eny <text:s text:c="2"/></text:span></text:span><text:span text:style-name="Police_20_par_20_défaut"><text:span text:style-name="T341"></text:span></text:span><text:span text:style-name="Police_20_par_20_défaut"><text:span text:style-name="T104"> [ 1</text:span></text:span><text:span text:style-name="Police_20_par_20_défaut"><text:span text:style-name="T432">er</text:span></text:span><text:span text:style-name="Police_20_par_20_défaut"><text:span text:style-name="T104"> <text:s text:c="4"/>2</text:span></text:span><text:span text:style-name="Police_20_par_20_défaut"><text:span text:style-name="T432">e</text:span></text:span><text:span text:style-name="Police_20_par_20_défaut"><text:span text:style-name="T104"> <text:s text:c="4"/>3</text:span></text:span><text:span text:style-name="Police_20_par_20_défaut"><text:span text:style-name="T432">e</text:span></text:span><text:span text:style-name="Police_20_par_20_défaut"><text:span text:style-name="T104"> ]</text:span></text:span></text:p>
            <text:p text:style-name="Standard"><text:span text:style-name="Police_20_par_20_défaut"><text:span text:style-name="T104">2. Tsia</text:span></text:span></text:p>
          </table:table-cell>
        </table:table-row>
        <table:table-row table:style-name="Tableau83.3">
          <table:table-cell table:style-name="Tableau83.A3" office:value-type="string">
            <text:p text:style-name="P111"><text:span text:style-name="Police_20_par_20_défaut"><text:span text:style-name="T8">6</text:span></text:span></text:p>
          </table:table-cell>
          <table:table-cell table:style-name="Tableau83.C2" office:value-type="string">
            <text:p text:style-name="Standard"><text:span text:style-name="Police_20_par_20_défaut"><text:span text:style-name="T31">Asa fidiram-bola (fiompiana tantely,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164"><text:span text:style-name="Police_20_par_20_défaut"><text:span text:style-name="T104">1. Eny <text:s text:c="2"/></text:span></text:span><text:span text:style-name="Police_20_par_20_défaut"><text:span text:style-name="T341"></text:span></text:span><text:span text:style-name="Police_20_par_20_défaut"><text:span text:style-name="T104"> [ 1</text:span></text:span><text:span text:style-name="Police_20_par_20_défaut"><text:span text:style-name="T432">er</text:span></text:span><text:span text:style-name="Police_20_par_20_défaut"><text:span text:style-name="T104"> <text:s text:c="4"/>2</text:span></text:span><text:span text:style-name="Police_20_par_20_défaut"><text:span text:style-name="T432">e</text:span></text:span><text:span text:style-name="Police_20_par_20_défaut"><text:span text:style-name="T104"> <text:s text:c="4"/>3</text:span></text:span><text:span text:style-name="Police_20_par_20_défaut"><text:span text:style-name="T432">e</text:span></text:span><text:span text:style-name="Police_20_par_20_défaut"><text:span text:style-name="T104"> ]</text:span></text:span></text:p>
            <text:p text:style-name="Standard"><text:span text:style-name="Police_20_par_20_défaut"><text:span text:style-name="T104">2. Tsia</text:span></text:span></text:p>
          </table:table-cell>
        </table:table-row>
        <table:table-row table:style-name="Tableau83.9">
          <table:table-cell table:style-name="Tableau83.A3" office:value-type="string">
            <text:p text:style-name="P111"><text:span text:style-name="Police_20_par_20_défaut"><text:span text:style-name="T8">7</text:span></text:span></text:p>
          </table:table-cell>
          <table:table-cell table:style-name="Tableau83.C2" office:value-type="string">
            <text:p text:style-name="Standard"><text:span text:style-name="Police_20_par_20_défaut"><text:span text:style-name="T8">Fambolen-kazo / </text:span></text:span><text:span text:style-name="Police_20_par_20_défaut"><text:span text:style-name="T180">Pépinière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164"><text:span text:style-name="Police_20_par_20_défaut"><text:span text:style-name="T104">1. Eny <text:s text:c="2"/></text:span></text:span><text:span text:style-name="Police_20_par_20_défaut"><text:span text:style-name="T341"></text:span></text:span><text:span text:style-name="Police_20_par_20_défaut"><text:span text:style-name="T104"> [ 1</text:span></text:span><text:span text:style-name="Police_20_par_20_défaut"><text:span text:style-name="T432">er</text:span></text:span><text:span text:style-name="Police_20_par_20_défaut"><text:span text:style-name="T104"> <text:s text:c="4"/>2</text:span></text:span><text:span text:style-name="Police_20_par_20_défaut"><text:span text:style-name="T432">e</text:span></text:span><text:span text:style-name="Police_20_par_20_défaut"><text:span text:style-name="T104"> <text:s text:c="4"/>3</text:span></text:span><text:span text:style-name="Police_20_par_20_défaut"><text:span text:style-name="T432">e</text:span></text:span><text:span text:style-name="Police_20_par_20_défaut"><text:span text:style-name="T104"> ]</text:span></text:span></text:p>
            <text:p text:style-name="Standard"><text:span text:style-name="Police_20_par_20_défaut"><text:span text:style-name="T104">2. Tsia</text:span></text:span></text:p>
          </table:table-cell>
        </table:table-row>
        <table:table-row table:style-name="Tableau83.3">
          <table:table-cell table:style-name="Tableau83.A3" office:value-type="string">
            <text:p text:style-name="P111"><text:span text:style-name="Police_20_par_20_défaut"><text:span text:style-name="T8">8</text:span></text:span></text:p>
          </table:table-cell>
          <table:table-cell table:style-name="Tableau83.C2" office:value-type="string">
            <text:p text:style-name="Standard"><text:span text:style-name="Police_20_par_20_défaut"><text:span text:style-name="T31">Fanampiana sy tohana ara-pambolena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F3" office:value-type="string">
            <text:p text:style-name="P164"><text:span text:style-name="Police_20_par_20_défaut"><text:span text:style-name="T104">1. Eny <text:s text:c="2"/></text:span></text:span><text:span text:style-name="Police_20_par_20_défaut"><text:span text:style-name="T341"></text:span></text:span><text:span text:style-name="Police_20_par_20_défaut"><text:span text:style-name="T104"> [ 1</text:span></text:span><text:span text:style-name="Police_20_par_20_défaut"><text:span text:style-name="T432">er</text:span></text:span><text:span text:style-name="Police_20_par_20_défaut"><text:span text:style-name="T104"> <text:s text:c="4"/>2</text:span></text:span><text:span text:style-name="Police_20_par_20_défaut"><text:span text:style-name="T432">e</text:span></text:span><text:span text:style-name="Police_20_par_20_défaut"><text:span text:style-name="T104"> <text:s text:c="4"/>3</text:span></text:span><text:span text:style-name="Police_20_par_20_défaut"><text:span text:style-name="T432">e</text:span></text:span><text:span text:style-name="Police_20_par_20_défaut"><text:span text:style-name="T104"> ]</text:span></text:span></text:p>
            <text:p text:style-name="Standard"><text:span text:style-name="Police_20_par_20_défaut"><text:span text:style-name="T104">2. Tsia</text:span></text:span></text:p>
          </table:table-cell>
        </table:table-row>
        <table:table-row table:style-name="Tableau83.3">
          <table:table-cell table:style-name="Tableau83.A3" office:value-type="string">
            <text:p text:style-name="P111"><text:span text:style-name="Police_20_par_20_défaut"><text:span text:style-name="T8">9</text:span></text:span></text:p>
          </table:table-cell>
          <table:table-cell table:style-name="Tableau83.C2" office:value-type="string">
            <text:p text:style-name="Standard"><text:span text:style-name="Police_20_par_20_défaut"><text:span text:style-name="T8">Hafa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2"><text:span text:style-name="Police_20_par_20_défaut"><text:span text:style-name="T95">|___|</text:span></text:span></text:p>
          </table:table-cell>
          <table:table-cell table:style-name="Tableau83.C2" office:value-type="string">
            <text:p text:style-name="P164"><text:span text:style-name="Police_20_par_20_défaut"><text:span text:style-name="T104">1. Eny <text:s text:c="2"/></text:span></text:span><text:span text:style-name="Police_20_par_20_défaut"><text:span text:style-name="T341"></text:span></text:span><text:span text:style-name="Police_20_par_20_défaut"><text:span text:style-name="T104"> [ 1</text:span></text:span><text:span text:style-name="Police_20_par_20_défaut"><text:span text:style-name="T432">er</text:span></text:span><text:span text:style-name="Police_20_par_20_défaut"><text:span text:style-name="T104"> <text:s text:c="4"/>2</text:span></text:span><text:span text:style-name="Police_20_par_20_défaut"><text:span text:style-name="T432">e</text:span></text:span><text:span text:style-name="Police_20_par_20_défaut"><text:span text:style-name="T104"> <text:s text:c="4"/>3</text:span></text:span><text:span text:style-name="Police_20_par_20_défaut"><text:span text:style-name="T432">e</text:span></text:span><text:span text:style-name="Police_20_par_20_défaut"><text:span text:style-name="T104"> ]</text:span></text:span></text:p>
            <text:p text:style-name="Standard"><text:span text:style-name="Police_20_par_20_défaut"><text:span text:style-name="T104">2. Tsia</text:span></text:span></text:p>
          </table:table-cell>
        </table:table-row>
      </table:table>
      <text:p text:style-name="P165"/>
      <table:table table:name="Tableau84" table:style-name="Tableau84">
        <table:table-column table:style-name="Tableau84.A"/>
        <table:table-column table:style-name="Tableau84.B"/>
        <table:table-column table:style-name="Tableau84.C"/>
        <table:table-row table:style-name="Tableau84.1">
          <table:table-cell table:style-name="Tableau84.A1" table:number-columns-spanned="3" office:value-type="string">
            <text:p text:style-name="Standard"><text:span text:style-name="Police_20_par_20_défaut"><text:span text:style-name="T18">AP3. </text:span></text:span><text:span text:style-name="Police_20_par_20_défaut"><text:span text:style-name="T107">Amin’ny ankapobeny, ahoana ny fitsaranao ny <text:s/>tetikasa fiarovana <text:s/>an’ny Faritra arovana?</text:span></text:span></text:p>
            <text:p text:style-name="Standard"><text:span text:style-name="Police_20_par_20_défaut"><text:span text:style-name="T18"><text:s/></text:span></text:span><text:span text:style-name="Police_20_par_20_défaut"><text:span text:style-name="T355">1. Tena misy tombotsoa <text:s text:c="2"/>2. Misy tombotsoa ihany <text:s text:c="3"/>3. </text:span></text:span><text:span text:style-name="Police_20_par_20_défaut"><text:span text:style-name="T49">Fatiantoka ihany <text:s text:c="3"/>4. Tena fatiantoka <text:s/>9 Tsy haiko</text:span></text:span></text:p>
          </table:table-cell>
          <table:covered-table-cell/>
          <table:covered-table-cell/>
        </table:table-row>
        <table:table-row table:style-name="Tableau84.2">
          <table:table-cell table:style-name="Tableau84.A2" office:value-type="string">
            <text:p text:style-name="Standard"><text:span text:style-name="Police_20_par_20_défaut"><text:span text:style-name="T415">A</text:span></text:span></text:p>
          </table:table-cell>
          <table:table-cell table:style-name="Tableau84.B2" office:value-type="string">
            <text:p text:style-name="Standard"><text:span text:style-name="Police_20_par_20_défaut"><text:span text:style-name="T273">Hoan’ny toekaren’ny eny an-toerana</text:span></text:span></text:p>
          </table:table-cell>
          <table:table-cell table:style-name="Tableau84.C2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84.3">
          <table:table-cell table:style-name="Tableau84.A2" office:value-type="string">
            <text:p text:style-name="Standard"><text:span text:style-name="Police_20_par_20_défaut"><text:span text:style-name="T415">B</text:span></text:span></text:p>
          </table:table-cell>
          <table:table-cell table:style-name="Tableau84.B2" office:value-type="string">
            <text:p text:style-name="Standard"><text:span text:style-name="Police_20_par_20_défaut"><text:span text:style-name="T416">Hoan’ny ara-piarahamonina (fifandraisana, fifampitokisana, sns.)</text:span></text:span></text:p>
          </table:table-cell>
          <table:table-cell table:style-name="Tableau84.C2" office:value-type="string">
            <text:p text:style-name="P2"><text:span text:style-name="Police_20_par_20_défaut"><text:span text:style-name="T415">|__|</text:span></text:span></text:p>
          </table:table-cell>
        </table:table-row>
        <table:table-row table:style-name="Tableau84.3">
          <table:table-cell table:style-name="Tableau84.A2" office:value-type="string">
            <text:p text:style-name="Standard"><text:span text:style-name="Police_20_par_20_défaut"><text:span text:style-name="T415">C</text:span></text:span></text:p>
          </table:table-cell>
          <table:table-cell table:style-name="Tableau84.B2" office:value-type="string">
            <text:p text:style-name="Standard"><text:span text:style-name="Police_20_par_20_défaut"><text:span text:style-name="T416">Hoan’ny fiarovana ny tontolo iainana</text:span></text:span></text:p>
          </table:table-cell>
          <table:table-cell table:style-name="Tableau84.C2" office:value-type="string">
            <text:p text:style-name="P2"><text:span text:style-name="Police_20_par_20_défaut"><text:span text:style-name="T415">|__|</text:span></text:span></text:p>
          </table:table-cell>
        </table:table-row>
      </table:table>
      <text:p text:style-name="Standard"/>
      <table:table table:name="Tableau85" table:style-name="Tableau85">
        <table:table-column table:style-name="Tableau85.A"/>
        <table:table-column table:style-name="Tableau85.B"/>
        <table:table-row table:style-name="Tableau85.1">
          <table:table-cell table:style-name="Tableau85.A1" office:value-type="string">
            <text:p text:style-name="Standard"><text:span text:style-name="Police_20_par_20_défaut"><text:span text:style-name="T90">AP4. </text:span></text:span><text:span text:style-name="Police_20_par_20_défaut"><text:span text:style-name="T94">Raha ny hevitrao, ilaina ve ny fametrahana tetikasa hiarovana <text:s/>ny tontolo iainana ?</text:span></text:span></text:p>
            <text:p text:style-name="Standard"><text:span text:style-name="Police_20_par_20_défaut"><text:span text:style-name="T76"><text:s text:c="3"/>1. Eny <text:s text:c="8"/>2. Tsia</text:span></text:span></text:p>
          </table:table-cell>
          <table:table-cell table:style-name="Tableau85.B1" office:value-type="string">
            <text:p text:style-name="P2"><text:span text:style-name="Police_20_par_20_défaut"><text:span text:style-name="T123">|__|</text:span></text:span></text:p>
          </table:table-cell>
        </table:table-row>
      </table:table>
      <text:p text:style-name="Standard"/>
      <table:table table:name="Tableau86" table:style-name="Tableau86">
        <table:table-column table:style-name="Tableau86.A"/>
        <table:table-column table:style-name="Tableau86.B"/>
        <table:table-row table:style-name="Tableau86.1">
          <table:table-cell table:style-name="Tableau86.A1" office:value-type="string">
            <text:p text:style-name="Standard"><text:span text:style-name="Police_20_par_20_défaut"><text:span text:style-name="T90">AP5. </text:span></text:span><text:span text:style-name="Police_20_par_20_défaut"><text:span text:style-name="T94">Raha ny hevitrao, ilaina ve ny fametrahana tetikasa hiarovana Ny Faritra arovana (sy ireo zavamaniry sy biby ao aminy) ?</text:span></text:span></text:p>
            <text:p text:style-name="Standard"><text:span text:style-name="Police_20_par_20_défaut"><text:span text:style-name="T76">1. Eny <text:s text:c="8"/>2. Tsia</text:span></text:span></text:p>
          </table:table-cell>
          <table:table-cell table:style-name="Tableau86.B1" office:value-type="string">
            <text:p text:style-name="P2"><text:span text:style-name="Police_20_par_20_défaut"><text:span text:style-name="T7">|__|</text:span></text:span></text:p>
          </table:table-cell>
        </table:table-row>
        <table:table-row table:style-name="Tableau86.2">
          <table:table-cell table:style-name="Tableau86.A1" office:value-type="string">
            <text:p text:style-name="Standard"><text:span text:style-name="Police_20_par_20_défaut"><text:span text:style-name="T101">AP5a.</text:span></text:span><text:span text:style-name="Police_20_par_20_défaut"><text:span text:style-name="T18"> </text:span></text:span><text:span text:style-name="Police_20_par_20_défaut"><text:span text:style-name="T107">Raha Eny, Iza no tokony hitantana izany</text:span></text:span><text:span text:style-name="Police_20_par_20_défaut"><text:span text:style-name="T18"> ? <text:line-break/></text:span></text:span><text:span text:style-name="Police_20_par_20_défaut"><text:span text:style-name="T355">1. Ireo Mpiraimonina eo an-toerana (mponina <text:s/>manamorona) <text:s text:c="2"/>2. Ireo mponina manamorona sady tompontany (Tsy Mpifindra monina) 3. Ny Fanjakana <text:s text:c="3"/>4. </text:span></text:span><text:span text:style-name="Police_20_par_20_défaut"><text:span text:style-name="T49">ONG Malagasy <text:s text:c="2"/>5. </text:span></text:span><text:span text:style-name="Police_20_par_20_défaut"><text:span text:style-name="T76">ONG vahiny <text:s text:c="2"/>6. <text:s/>Fiarahan’ny rafitra maromaro <text:s text:c="4"/>9. Hafa : Lazao __________</text:span></text:span></text:p>
          </table:table-cell>
          <table:table-cell table:style-name="Tableau86.B2" office:value-type="string">
            <text:p text:style-name="P2"><text:span text:style-name="Police_20_par_20_défaut"><text:span text:style-name="T7">|__|</text:span></text:span></text:p>
          </table:table-cell>
        </table:table-row>
      </table:table>
      <text:p text:style-name="Standard"/>
      <text:p text:style-name="P160"/>
      <text:p text:style-name="P161"/>
      <table:table table:name="Tableau87" table:style-name="Tableau87">
        <table:table-column table:style-name="Tableau87.A"/>
        <table:table-column table:style-name="Tableau87.B"/>
        <table:table-column table:style-name="Tableau87.C"/>
        <table:table-row table:style-name="Tableau87.1">
          <table:table-cell table:style-name="Tableau87.A1" table:number-columns-spanned="3" office:value-type="string">
            <text:p text:style-name="Standard"><text:span text:style-name="Police_20_par_20_défaut"><text:span text:style-name="T12">AP5b. <text:s/></text:span></text:span><text:span text:style-name="Police_20_par_20_défaut"><text:span text:style-name="T94">Raha hiaro an’i « Faritra arovana », inona no tokony atao araka ny hevitrao?</text:span></text:span><text:span text:style-name="Police_20_par_20_défaut"><text:span text:style-name="T12"> <text:s text:c="3"/></text:span></text:span><text:span text:style-name="Police_20_par_20_défaut"><text:span text:style-name="T433">[Valio Isaky ny andalana <text:s/>1- Eny <text:s/>na <text:s/>2- Tsia ]</text:span></text:span></text:p>
          </table:table-cell>
          <table:covered-table-cell/>
          <table:covered-table-cell/>
        </table:table-row>
        <table:table-row table:style-name="Tableau87.2">
          <table:table-cell table:style-name="Tableau87.A2" office:value-type="string">
            <text:p text:style-name="P2"><text:span text:style-name="Police_20_par_20_défaut"><text:span text:style-name="T95">A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104">Mandrara/Manasazy fidiran’ny olona ao anatin’ny ny faritra</text:span></text:span></text:p>
          </table:table-cell>
          <table:table-cell table:style-name="Tableau87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2">
          <table:table-cell table:style-name="Tableau87.A2" office:value-type="string">
            <text:p text:style-name="P2"><text:span text:style-name="Police_20_par_20_défaut"><text:span text:style-name="T95">B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95">Mamepetra fidiran’ny olona sy Manasazy (raha misy ny fandikana izany)</text:span></text:span></text:p>
          </table:table-cell>
          <table:table-cell table:style-name="Tableau87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2">
          <table:table-cell table:style-name="Tableau87.A2" office:value-type="string">
            <text:p text:style-name="P2"><text:span text:style-name="Police_20_par_20_défaut"><text:span text:style-name="T95">C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104">Mandrara/Manasazy fidiran’ny biby (omby, hafa) ao anatin’ny faritra</text:span></text:span></text:p>
          </table:table-cell>
          <table:table-cell table:style-name="Tableau87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2">
          <table:table-cell table:style-name="Tableau87.A2" office:value-type="string">
            <text:p text:style-name="P2"><text:span text:style-name="Police_20_par_20_défaut"><text:span text:style-name="T95">D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95">Mamepetra fidiran’ny biby ; Mampiraoka ahitra na miarakandro (sy Manasazy raha ilaina)</text:span></text:span></text:p>
          </table:table-cell>
          <table:table-cell table:style-name="Tableau87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2">
          <table:table-cell table:style-name="Tableau87.A2" office:value-type="string">
            <text:p text:style-name="P2"><text:span text:style-name="Police_20_par_20_défaut"><text:span text:style-name="T95">E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104">Mandrara tanteraka/Manasazy Ireo fangalana zavatra avy ao (fihazana, fiotazana, fanjonona)</text:span></text:span></text:p>
          </table:table-cell>
          <table:table-cell table:style-name="Tableau87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2">
          <table:table-cell table:style-name="Tableau87.A2" office:value-type="string">
            <text:p text:style-name="P2"><text:span text:style-name="Police_20_par_20_défaut"><text:span text:style-name="T95">F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104">Mametra Ireo fangalana (fihazana, fihotazana, fanjonoana, sns.) <text:s text:c="2"/></text:span></text:span><text:span text:style-name="Police_20_par_20_défaut"><text:span text:style-name="T95">(sy manasazy raha misy fandikana izany)</text:span></text:span></text:p>
          </table:table-cell>
          <table:table-cell table:style-name="Tableau87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8">
          <table:table-cell table:style-name="Tableau87.A1" office:value-type="string">
            <text:p text:style-name="P2"><text:span text:style-name="Police_20_par_20_défaut"><text:span text:style-name="T95">G1</text:span></text:span></text:p>
          </table:table-cell>
          <table:table-cell table:style-name="Tableau87.A1" office:value-type="string">
            <text:p text:style-name="Standard"><text:span text:style-name="Police_20_par_20_défaut"><text:span text:style-name="T104">Mandrara/Manasazy ireo afo na fandorana</text:span></text:span></text:p>
          </table:table-cell>
          <table:table-cell table:style-name="Tableau87.A1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8">
          <table:table-cell table:style-name="Tableau87.A1" office:value-type="string">
            <text:p text:style-name="P2"><text:span text:style-name="Police_20_par_20_défaut"><text:span text:style-name="T95">G2</text:span></text:span></text:p>
          </table:table-cell>
          <table:table-cell table:style-name="Tableau87.A1" office:value-type="string">
            <text:p text:style-name="Standard"><text:span text:style-name="Police_20_par_20_défaut"><text:span text:style-name="T104">Mametra ireo afo na fandorana</text:span></text:span></text:p>
          </table:table-cell>
          <table:table-cell table:style-name="Tableau87.A1" office:value-type="string">
            <text:p text:style-name="P166"/>
          </table:table-cell>
        </table:table-row>
        <table:table-row table:style-name="Tableau87.8">
          <table:table-cell table:style-name="Tableau87.A1" office:value-type="string">
            <text:p text:style-name="P2"><text:span text:style-name="Police_20_par_20_défaut"><text:span text:style-name="T95">H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95">Mamepetra ny fizahantany <text:s text:c="9"/>(sy manasazy raha misy fandikana izany)</text:span></text:span></text:p>
          </table:table-cell>
          <table:table-cell table:style-name="Tableau87.B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8">
          <table:table-cell table:style-name="Tableau87.A2" office:value-type="string">
            <text:p text:style-name="P2"><text:span text:style-name="Police_20_par_20_défaut"><text:span text:style-name="T95">I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95">Mamporisika ny fizahantany</text:span></text:span></text:p>
          </table:table-cell>
          <table:table-cell table:style-name="Tableau87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8">
          <table:table-cell table:style-name="Tableau87.A2" office:value-type="string">
            <text:p text:style-name="P2"><text:span text:style-name="Police_20_par_20_défaut"><text:span text:style-name="T95">J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104">Mamepetra ireo asa fikarohana ara-tsiansa <text:s/>(sy manasazy raha ilaina)</text:span></text:span></text:p>
          </table:table-cell>
          <table:table-cell table:style-name="Tableau87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2">
          <table:table-cell table:style-name="Tableau87.A2" office:value-type="string">
            <text:p text:style-name="P2"><text:span text:style-name="Police_20_par_20_défaut"><text:span text:style-name="T95">K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104">Mampiroborobo <text:s/>Ireo asa mampidi—bola</text:span></text:span></text:p>
          </table:table-cell>
          <table:table-cell table:style-name="Tableau87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2">
          <table:table-cell table:style-name="Tableau87.A2" office:value-type="string">
            <text:p text:style-name="P2"><text:span text:style-name="Police_20_par_20_défaut"><text:span text:style-name="T95">L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95">Mampahafantatra sy mampanaja <text:s/>ireo fahalalana sy fahaiza-manao netim-paharazana <text:s/>momba <text:s/>ny zava-boahary</text:span></text:span></text:p>
          </table:table-cell>
          <table:table-cell table:style-name="Tableau87.C2" office:value-type="string">
            <text:p text:style-name="P2"><text:span text:style-name="Police_20_par_20_défaut"><text:span text:style-name="T95">|__|</text:span></text:span></text:p>
          </table:table-cell>
        </table:table-row>
        <table:table-row table:style-name="Tableau87.2">
          <table:table-cell table:style-name="Tableau87.A2" office:value-type="string">
            <text:p text:style-name="P2"><text:span text:style-name="Police_20_par_20_défaut"><text:span text:style-name="T95">M</text:span></text:span></text:p>
          </table:table-cell>
          <table:table-cell table:style-name="Tableau87.B2" office:value-type="string">
            <text:p text:style-name="Standard"><text:span text:style-name="Police_20_par_20_défaut"><text:span text:style-name="T95">Hafa : Lazao _______________________________</text:span></text:span></text:p>
          </table:table-cell>
          <table:table-cell table:style-name="Tableau87.C2" office:value-type="string">
            <text:p text:style-name="P2"><text:span text:style-name="Police_20_par_20_défaut"><text:span text:style-name="T95">|__|</text:span></text:span></text:p>
          </table:table-cell>
        </table:table-row>
      </table:table>
      <text:p text:style-name="Standard"/>
      <table:table table:name="Tableau88" table:style-name="Tableau88">
        <table:table-column table:style-name="Tableau88.A"/>
        <table:table-column table:style-name="Tableau88.B"/>
        <table:table-row table:style-name="Tableau88.1">
          <table:table-cell table:style-name="Tableau88.A1" office:value-type="string">
            <text:p text:style-name="Standard"><office:annotation office:name="2" loext:resolved="false"><dc:creator>Thierry RAZANAKOTO</dc:creator><dc:date>2025-07-24T07:28:00</dc:date><meta:creator-initials>TR</meta:creator-initials><text:p text:style-name="Comment"><text:span text:style-name="T79">Tsy misy modalité "tsy fantatro" ve itony?</text:span></text:p></office:annotation><text:span text:style-name="Police_20_par_20_défaut"><text:span text:style-name="T12">AP6. </text:span></text:span><text:span text:style-name="Police_20_par_20_défaut"><text:span text:style-name="T94">Raha ny hevitrao, hoan’i Madagasikara iray manontolo, misy fihenana ve ny ala sy ny zava-manananaina ao ?</text:span></text:span></text:p>
            <text:p text:style-name="Standard"><text:span text:style-name="Police_20_par_20_défaut"><text:span text:style-name="T176"><text:tab/><text:tab/></text:span></text:span><text:span text:style-name="Police_20_par_20_défaut"><text:span text:style-name="T76">1. Eny <text:s text:c="8"/>2. Tsia</text:span></text:span></text:p>
          </table:table-cell>
          <table:table-cell table:style-name="Tableau88.B1" office:value-type="string">
            <text:p text:style-name="P2"><text:span text:style-name="Police_20_par_20_défaut"><text:span text:style-name="T7">|__|</text:span></text:span><office:annotation-end office:name="2"/><text:change-start text:change-id="ct1999414347312"/><office:annotation loext:parent-name="2" loext:resolved="false"><dc:creator>Auteur inconnu</dc:creator><dc:date>2025-08-18T11:59:12.466521100</dc:date><text:p text:style-name="Comment"><text:span text:style-name="T85">Répondre à Auteur inconnu (07/08/2025, 10:21): "..."</text:span></text:p><text:p text:style-name="Comment">Tsy mamapazoto ahy loatra ilay ne sais pas, sy ny NA coder fa ataon-dry zaklahy fialana ( hevitra io fa tsy zava-miafina na zava-tsarotra hanon-taniana </text:p></office:annotation><text:change-end text:change-id="ct1999414347312"/><text:span text:style-name="Marque_20_de_20_commentaire"><office:annotation loext:parent-name="2" loext:resolved="false"><dc:creator>Auteur inconnu</dc:creator><dc:date>2025-08-07T10:21:38.363614000</dc:date><text:p text:style-name="Comment"><text:span text:style-name="T85">Répondre à Thierry RAZANAKOTO (24/07/2025, 07:29): "..."</text:span></text:p><text:p text:style-name="Comment">1- Afaka ampiana modalité « tsy fantatro »</text:p><text:p text:style-name="Comment">2- Tsy tsara ampiana fanontaniana momba ny antony ve na « Eny » ny valiny na « Tsia » ?</text:p></office:annotation></text:span></text:p>
          </table:table-cell>
        </table:table-row>
      </table:table>
      <text:p text:style-name="Standard"/>
      <table:table table:name="Tableau89" table:style-name="Tableau89">
        <table:table-column table:style-name="Tableau89.A"/>
        <table:table-column table:style-name="Tableau89.B"/>
        <table:table-row table:style-name="Tableau89.1">
          <table:table-cell table:style-name="Tableau89.A1" office:value-type="string">
            <text:p text:style-name="Standard"><office:annotation office:name="__Annotation__27933_431322087" loext:resolved="false"><dc:creator>Auteur inconnu</dc:creator><dc:date>2025-08-08T11:13:45.414851000</dc:date><text:p text:style-name="Comment">1-Pertinent ve raha ampiana « Tsy fantatro » ? amin’ izay hahalalana hoe ilay tsy fahalalana ve satria tsy manana accès amina resaka sensibilisation momba ny ala izy, sa tena tsy firaharahiana ny momba ny ala tsotra izao ?</text:p><text:p text:style-name="Comment">2- Tsara ampiana fanontaniana momba ny antony na « eny » na « tsia » na « tsy fantatro ny valiny »</text:p></office:annotation><text:span text:style-name="Police_20_par_20_défaut"><text:span text:style-name="T12">AP7. </text:span></text:span><text:change-start text:change-id="ct2001193540096"/><office:annotation-end office:name="__Annotation__27933_431322087"/><text:change-end text:change-id="ct2001193540096"/><text:span text:style-name="Police_20_par_20_défaut"><text:span text:style-name="T94">Raha ny hevitrao, amin’ny ankapobeny <text:s/>misy vokatsoa ho an’ny tontolo iainana eto Madagasikara ve ny fisian’ireo rafitra fiarovana ny zava-boahary amin’ny faritra iray ?</text:span></text:span></text:p>
            <text:p text:style-name="Standard"><text:span text:style-name="Police_20_par_20_défaut"><text:span text:style-name="T7"><text:tab/><text:tab/></text:span></text:span><text:span text:style-name="Police_20_par_20_défaut"><text:span text:style-name="T76">1. Eny <text:s text:c="8"/>2. Tsia</text:span></text:span></text:p>
          </table:table-cell>
          <table:table-cell table:style-name="Tableau89.B1" office:value-type="string">
            <text:p text:style-name="P2"><text:span text:style-name="Police_20_par_20_défaut"><text:span text:style-name="T7">|__|</text:span></text:span></text:p>
          </table:table-cell>
        </table:table-row>
      </table:table>
      <text:p text:style-name="Standard"/>
      <table:table table:name="Tableau90" table:style-name="Tableau90">
        <table:table-column table:style-name="Tableau90.A"/>
        <table:table-column table:style-name="Tableau90.B"/>
        <table:table-row table:style-name="Tableau90.1">
          <table:table-cell table:style-name="Tableau90.A1" office:value-type="string">
            <text:p text:style-name="Standard"><office:annotation office:name="3" loext:resolved="false"><dc:creator>Thierry RAZANAKOTO</dc:creator><dc:date>2025-07-24T07:29:00</dc:date><meta:creator-initials>TR</meta:creator-initials><text:p text:style-name="Comment"><text:span text:style-name="T79">Omena azy ve ny safidy eto sa izay mitovitovy @ valinteny omeny no raisina izany?</text:span></text:p></office:annotation><text:span text:style-name="Police_20_par_20_défaut"><text:span text:style-name="T12">AP8</text:span></text:span><text:span text:style-name="Police_20_par_20_défaut"><text:span text:style-name="T94">. <text:s/>Madagasikara dia miatrika olana roa lehibe (ankoatra ireo olana hafa) dia ny fahantrana sy ny fahasimban’ny tontolo iainana. </text:span></text:span><text:span text:style-name="Police_20_par_20_défaut"><text:span text:style-name="T107">Raha ho anao, tetik’ady / na politika – teti-pitondrana inona no tokony arahina hamahana <text:s/>izany?</text:span></text:span><office:annotation-end office:name="3"/><text:span text:style-name="Marque_20_de_20_commentaire"><office:annotation loext:parent-name="3" loext:resolved="false"><dc:creator>Auteur inconnu</dc:creator><dc:date>2025-08-07T10:21:56.314706000</dc:date><text:p text:style-name="Comment"><text:span text:style-name="T85">Répondre à Thierry RAZANAKOTO (24/07/2025, 07:29): "..."</text:span></text:p><text:p text:style-name="Comment">Afaka manisy modalité « Hafa sy farito »</text:p></office:annotation></text:span></text:p>
          </table:table-cell>
          <table:table-cell table:style-name="Tableau90.B1" table:number-rows-spanned="9" office:value-type="string">
            <text:p text:style-name="P2"><text:span text:style-name="Police_20_par_20_défaut"><text:span text:style-name="T37"> </text:span></text:span><text:span text:style-name="Police_20_par_20_défaut"><text:span text:style-name="T7">|__|</text:span></text:span></text:p>
          </table:table-cell>
        </table:table-row>
        <table:table-row table:style-name="Tableau90.2">
          <table:table-cell table:style-name="Tableau90.A2" office:value-type="string">
            <text:p text:style-name="Standard"><text:span text:style-name="Police_20_par_20_défaut"><text:span text:style-name="T355"><text:tab/></text:span></text:span><text:span text:style-name="Police_20_par_20_défaut"><text:span text:style-name="T49">1. Ny ady amin’ny <text:s/>Fahantrana ihany dia ampy</text:span></text:span></text:p>
          </table:table-cell>
          <table:covered-table-cell table:style-name="Tableau90.B1"/>
        </table:table-row>
        <table:table-row table:style-name="Tableau90.2">
          <table:table-cell table:style-name="Tableau90.A2" office:value-type="string">
            <text:p text:style-name="Standard"><text:span text:style-name="Police_20_par_20_défaut"><text:span text:style-name="T434"><text:tab/></text:span></text:span><text:span text:style-name="Police_20_par_20_défaut"><text:span text:style-name="T355">2. Ny ady amin’ny <text:s/>Fahantrana sy fampandrosoana aloha no laharam-pahamenana vao mijery ny tontolo iainana</text:span></text:span></text:p>
          </table:table-cell>
          <table:covered-table-cell table:style-name="Tableau90.B1"/>
        </table:table-row>
        <table:table-row table:style-name="Tableau90.4">
          <table:table-cell table:style-name="Tableau90.A2" office:value-type="string">
            <text:p text:style-name="Standard"><text:span text:style-name="Police_20_par_20_défaut"><text:span text:style-name="T355"><text:s text:c="18"/>3. Miara-jerena izy roa <text:s text:c="2"/>(ady amin’ny Fahantrana, Fampandrosoana &amp; fiarovana ny tontolo iainana)</text:span></text:span></text:p>
          </table:table-cell>
          <table:covered-table-cell table:style-name="Tableau90.B1"/>
        </table:table-row>
        <table:table-row table:style-name="Tableau90.4">
          <table:table-cell table:style-name="Tableau90.A2" office:value-type="string">
            <text:p text:style-name="Standard"><text:span text:style-name="Police_20_par_20_défaut"><text:span text:style-name="T355"><text:tab/>4. Ny fiarovana ny tontolo iainana <text:s/>aloha no laharam-pahamenana vao mijery ny Fahantrana sy ny <text:s/>Fampandrosoana</text:span></text:span></text:p>
          </table:table-cell>
          <table:covered-table-cell table:style-name="Tableau90.B1"/>
        </table:table-row>
        <table:table-row table:style-name="Tableau90.4">
          <table:table-cell table:style-name="Tableau90.A2" office:value-type="string">
            <text:p text:style-name="Standard"><text:span text:style-name="Police_20_par_20_défaut"><text:span text:style-name="T49"><text:tab/></text:span></text:span><text:span text:style-name="Police_20_par_20_défaut"><text:span text:style-name="T355">5. Ny fiarovana <text:s/>ny tontolo iainana ihany dia ampy</text:span></text:span></text:p>
          </table:table-cell>
          <table:covered-table-cell table:style-name="Tableau90.B1"/>
        </table:table-row>
        <table:table-row table:style-name="Tableau90.4">
          <table:table-cell table:style-name="Tableau90.A7" office:value-type="string">
            <text:p text:style-name="Standard"><text:span text:style-name="Police_20_par_20_défaut"><text:span text:style-name="T355"><text:tab/></text:span></text:span><text:span text:style-name="Police_20_par_20_défaut"><text:span text:style-name="T49">6. Tsy misy ilana ireo tetikady sy tetipitondrana roa ireo</text:span></text:span></text:p>
          </table:table-cell>
          <table:covered-table-cell table:style-name="Tableau90.B1"/>
        </table:table-row>
        <table:table-row table:style-name="Tableau90.4">
          <table:table-cell table:style-name="Tableau90.A7" office:value-type="string">
            <text:p text:style-name="P167"/>
          </table:table-cell>
          <table:covered-table-cell table:style-name="Tableau90.B1"/>
        </table:table-row>
        <table:table-row table:style-name="Tableau90.4">
          <table:table-cell table:style-name="Tableau90.A7" office:value-type="string">
            <text:p text:style-name="P168"/>
          </table:table-cell>
          <table:covered-table-cell table:style-name="Tableau90.B1"/>
        </table:table-row>
      </table:table>
      <text:p text:style-name="P157"/>
      <text:p text:style-name="P1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hyphenation-ladder-count="no-limit" fo:hyphenation-keep="auto" loext:hyphenation-keep-type="column" style:register-true="true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tandard_20__28_WW_29_" style:display-name="Standard (WW)" style:family="paragraph">
      <style:paragraph-properties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_20__28_WW_29_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au" style:family="paragraph" style:parent-style-name="Standard" style:auto-update="true">
      <style:paragraph-properties fo:margin-left="-0.191cm" fo:margin-right="-0.185cm" fo:text-align="center" style:justify-single-word="false" fo:hyphenation-ladder-count="no-limit" fo:hyphenation-keep="auto" loext:hyphenation-keep-type="column">
        <style:tab-stops/>
      </style:paragraph-properties>
      <style:text-properties fo:font-size="8pt" fo:font-weight="bold" style:font-size-asian="8pt" style:font-weight-asian="bold" style:font-size-complex="9.5pt" fo:hyphenate="false" loext:hyphenation-no-caps="false" loext:hyphenation-no-last-word="false" loext:hyphenation-word-char-count="no-limit" loext:hyphenation-zone="no-limit"/>
    </style:style>
    <style:style style:name="légendes_20_odr" style:display-name="légendes odr" style:family="paragraph" style:parent-style-name="Standard" style:auto-update="true">
      <style:paragraph-properties fo:hyphenation-ladder-count="no-limit" fo:hyphenation-keep="auto" loext:hyphenation-keep-type="column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au_20_gauche_20_gras" style:display-name="tableau gauche gras" style:family="paragraph" style:parent-style-name="légendes_20_odr" style:auto-update="true">
      <style:paragraph-properties fo:hyphenation-ladder-count="no-limit" fo:hyphenation-keep="auto" loext:hyphenation-keep-type="column"/>
      <style:text-properties fo:font-size="9pt" style:font-size-asian="9pt" style:font-size-complex="7pt" style:font-weight-complex="bold" fo:hyphenate="false" loext:hyphenation-no-caps="false" loext:hyphenation-no-last-word="false" loext:hyphenation-word-char-count="no-limit" loext:hyphenation-zone="no-limit"/>
    </style:style>
    <style:style style:name="tableau_20_centré_20_gras" style:display-name="tableau centré gras" style:family="paragraph" style:parent-style-name="tableau_20_gauche_20_gras" style:auto-update="true">
      <style:paragraph-properties fo:margin-left="0.062cm" fo:margin-right="0.199cm" fo:hyphenation-ladder-count="no-limit" fo:hyphenation-keep="auto" loext:hyphenation-keep-type="column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au_20_gauche_20_gras_20_ul" style:display-name="tableau gauche gras ul" style:family="paragraph" style:parent-style-name="tableau_20_gauche_20_gras" style:auto-update="true">
      <style:paragraph-properties fo:hyphenation-ladder-count="no-limit" fo:hyphenation-keep="auto" loext:hyphenation-keep-type="column"/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 loext:hyphenation-no-last-word="false" loext:hyphenation-word-char-count="no-limit" loext:hyphenation-zone="no-limit"/>
    </style:style>
    <style:style style:name="tableau_20_titre_20_be" style:display-name="tableau titre be" style:family="paragraph" style:parent-style-name="tableau" style:auto-update="true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ableau_20_police7" style:display-name="tableau police7" style:family="paragraph" style:parent-style-name="tableau" style:auto-update="true">
      <style:paragraph-properties fo:margin-left="-0.199cm" fo:hyphenation-ladder-count="no-limit" fo:hyphenation-keep="auto" loext:hyphenation-keep-type="column" fo:text-indent="0.199cm" style:auto-text-indent="false">
        <style:tab-stops/>
      </style:paragraph-properties>
      <style:text-properties fo:language="de" fo:country="DE"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auto-update="true" style:class="extra">
      <style:paragraph-properties fo:margin-top="0.212cm" fo:margin-bottom="0.212cm" style:contextual-spacing="false" fo:text-align="justify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Standard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Marginalia" style:family="paragraph" style:parent-style-name="Standard" style:class="text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Objet_20_du_20_commentaire" style:display-name="Objet du commentaire" style:family="paragraph" style:parent-style-name="Marginalia" style:next-style-name="Marginalia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Standard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Révision" style:family="paragraph">
      <style:paragraph-properties fo:orphans="2" fo:widows="2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aragraphe_20_de_20_liste1" style:display-name="Paragraphe de liste1" style:family="paragraph" style:parent-style-name="Standard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évision1" style:family="paragraph">
      <style:paragraph-properties fo:orphans="2" fo:widows="2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fo:hyphenation-keep="auto" loext:hyphenation-keep-type="column"/>
      <style:text-properties fo:color="#000000" loext:opacity="100%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_20__28_WW_29_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_20__28_WW_29_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_20__28_WW_29_" style:class="extra">
      <style:paragraph-properties fo:margin-left="0.099cm" fo:margin-right="0.099cm" fo:margin-top="0.099cm" fo:margin-bottom="0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aire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Pied_20_de_20_page_20_Car" style:display-name="Pied de page Car" style:family="text" style:parent-style-name="Police_20_par_20_défaut">
      <style:text-properties fo:font-size="12pt" style:font-size-asian="12pt" style:font-size-complex="12pt"/>
    </style:style>
    <style:style style:name="Numéro_20_de_20_page" style:display-name="Numéro de page" style:family="text" style:parent-style-name="Police_20_par_20_défaut"/>
    <style:style style:name="tableau_20_Car" style:display-name="tableau Car" style:family="text" style:parent-style-name="Police_20_par_20_défaut">
      <style:text-properties fo:font-size="8pt" fo:font-weight="bold" style:font-size-asian="8pt" style:font-weight-asian="bold" style:font-size-complex="9.5pt"/>
    </style:style>
    <style:style style:name="légendes_20_odr_20_Car" style:display-name="légendes odr Car" style:family="text" style:parent-style-name="Police_20_par_20_défaut">
      <style:text-properties style:font-name="Arial" fo:font-family="Arial" style:font-family-generic="swiss" style:font-pitch="variable" fo:font-size="8pt" fo:language="fr" fo:country="FR" style:font-name-asian="Arial" style:font-family-asian="Arial" style:font-family-generic-asian="swiss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8pt"/>
    </style:style>
    <style:style style:name="tableau_20_gauche_20_gras_20_Car" style:display-name="tableau gauche gras Car" style:family="text" style:parent-style-name="légendes_20_odr_20_Car">
      <style:text-properties style:font-name="Arial" fo:font-family="Arial" style:font-family-generic="swiss" style:font-pitch="variable" fo:font-size="9pt" fo:language="fr" fo:country="FR" style:font-name-asian="Arial" style:font-family-asian="Arial" style:font-family-generic-asian="swiss" style:font-pitch-asian="variable" style:font-size-asian="9pt" style:language-asian="fr" style:country-asian="FR" style:font-name-complex="Arial" style:font-family-complex="Arial" style:font-family-generic-complex="swiss" style:font-pitch-complex="variable" style:font-size-complex="7pt" style:font-weight-complex="bold"/>
    </style:style>
    <style:style style:name="tableau_20_centré_20_gras_20_Car" style:display-name="tableau centré gras Car" style:family="text" style:parent-style-name="tableau_20_gauche_20_gras_20_Car">
      <style:text-properties style:font-name="Arial" fo:font-family="Arial" style:font-family-generic="swiss" style:font-pitch="variable" fo:font-size="9pt" fo:language="fr" fo:country="FR" style:font-name-asian="Arial" style:font-family-asian="Arial" style:font-family-generic-asian="swiss" style:font-pitch-asian="variable" style:font-size-asian="9pt" style:language-asian="fr" style:country-asian="FR" style:font-name-complex="Arial" style:font-family-complex="Arial" style:font-family-generic-complex="swiss" style:font-pitch-complex="variable" style:font-size-complex="9pt" style:font-weight-complex="bold"/>
    </style:style>
    <style:style style:name="tableau_20_gauche_20_gras_20_ul_20_Car" style:display-name="tableau gauche gras ul Car" style:family="text" style:parent-style-name="tableau_20_gauche_20_gras_20_Car">
      <style:text-properties style:font-name="Arial" fo:font-family="Arial" style:font-family-generic="swiss" style:font-pitch="variable" fo:font-size="7pt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7pt" style:language-asian="fr" style:country-asian="FR" style:font-weight-asian="normal" style:font-name-complex="Arial" style:font-family-complex="Arial" style:font-family-generic-complex="swiss" style:font-pitch-complex="variable" style:font-size-complex="7pt" style:font-weight-complex="bold"/>
    </style:style>
    <style:style style:name="tableau_20_police7_20_Car" style:display-name="tableau police7 Car" style:family="text" style:parent-style-name="tableau_20_Car">
      <style:text-properties style:font-name="Arial" fo:font-family="Arial" style:font-family-generic="swiss" style:font-pitch="variable" fo:font-size="9.5pt" fo:language="de" fo:country="DE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9.5pt" style:font-weight-asian="bold" style:font-name-complex="Arial" style:font-family-complex="Arial" style:font-family-generic-complex="swiss" style:font-pitch-complex="variable" style:font-size-complex="9.5pt"/>
    </style:style>
    <style:style style:name="En-tête_20_Car" style:display-name="En-tête Car" style:family="text" style:parent-style-name="Police_20_par_20_défaut">
      <style:text-properties fo:font-size="12pt" style:font-size-asian="12pt" style:font-size-complex="12pt"/>
    </style:style>
    <style:style style:name="Note_20_de_20_bas_20_de_20_page_20_Car" style:display-name="Note de bas de page Car" style:family="text" style:parent-style-name="Police_20_par_20_défaut">
      <style:text-properties fo:font-size="10pt" style:font-size-asian="10pt" style:font-size-complex="10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/>
    <style:style style:name="Objet_20_du_20_commentaire_20_Car" style:display-name="Objet du commentaire Car" style:family="text" style:parent-style-name="Commentaire_20_Car">
      <style:text-properties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Texte_20_de_20_l_27_espace_20_réservé1" style:display-name="Texte de l'espace réservé1" style:family="text" style:parent-style-name="Police_20_par_20_défaut">
      <style:text-properties fo:color="#808080" loext:opacity="100%" style:font-name-complex="Times New Roman" style:font-family-complex="'Times New Roman'" style:font-family-generic-complex="roman" style:font-pitch-complex="variable"/>
    </style:style>
    <style:style style:name="Corps_20_de_20_texte_20_Car" style:display-name="Corps de texte Car" style:family="text" style:parent-style-name="Police_20_par_20_défaut">
      <style:text-properties fo:font-weight="bold" style:font-weight-asian="bold"/>
    </style:style>
    <style:style style:name="Paragraphe_20_de_20_liste_20_Car" style:display-name="Paragraphe de liste Car" style:family="text">
      <style:text-properties fo:font-size="12pt" style:font-size-asian="12pt" style:font-size-complex="12pt"/>
    </style:style>
    <style:style style:name="Line_20_numbering_20__28_WW_29_" style:display-name="Line numbering (WW)" style:family="text"/>
    <style:style style:name="Commentaire_20_Car1" style:display-name="Commentaire Car1" style:family="text" style:parent-style-name="Police_20_par_20_défaut"/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d_20_de_20_page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25cm" fo:margin-left="0.501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0.25cm" fo:margin-left="0.501cm" fo:margin-right="0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0.4cm" fo:margin-bottom="0.25cm" fo:margin-left="0.501cm" fo:margin-right="0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0.501cm" fo:margin-left="0.501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6">
      <style:page-layout-properties fo:page-width="29.7cm" fo:page-height="21.001cm" style:num-format="1" style:print-orientation="landscape" fo:margin-top="1.27cm" fo:margin-bottom="0cm" fo:margin-left="0.501cm" fo:margin-right="0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1.27cm" fo:margin-bottom="0.501cm" fo:margin-left="0cm" fo:margin-right="0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8">
      <style:page-layout-properties fo:page-width="29.7cm" fo:page-height="21.001cm" style:num-format="1" style:print-orientation="landscape" fo:margin-top="0.499cm" fo:margin-bottom="0cm" fo:margin-left="0.501cm" fo:margin-right="0.501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9">
      <style:page-layout-properties fo:page-width="21.001cm" fo:page-height="29.7cm" style:num-format="1" style:print-orientation="portrait" fo:margin-top="1.27cm" fo:margin-bottom="0cm" fo:margin-left="0.501cm" fo:margin-right="0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Pied_20_de_20_page"/>
      </style:footer>
    </style:master-page>
    <style:master-page style:name="MP1" style:page-layout-name="Mpm3" draw:style-name="Mdp1">
      <style:footer>
        <text:tracked-changes>
          <text:changed-region xml:id="ct1999414344432" text:id="ct1999414344432">
            <text:insertion>
              <office:change-info>
                <dc:creator>Auteur inconnu</dc:creator>
                <dc:date>2025-08-18T11:40:04</dc:date>
              </office:change-info>
            </text:insertion>
          </text:changed-region>
        </text:tracked-changes>
        <text:p text:style-name="MP1"><text:bookmark-start text:name="PageNumWizard_FOOTER_MP13"/><text:change-start text:change-id="ct1999414344432"/><text:page-number text:select-page="current">2</text:page-number><text:bookmark-end text:name="PageNumWizard_FOOTER_MP13"/><text:change-end text:change-id="ct1999414344432"/></text:p>
      </style:footer>
    </style:master-page>
    <style:master-page style:name="MP2" style:page-layout-name="Mpm4" draw:style-name="Mdp1">
      <style:footer>
        <text:tracked-changes>
          <text:changed-region xml:id="ct1999414343280" text:id="ct1999414343280">
            <text:insertion>
              <office:change-info>
                <dc:creator>Auteur inconnu</dc:creator>
                <dc:date>2025-08-18T11:39:38</dc:date>
              </office:change-info>
            </text:insertion>
          </text:changed-region>
        </text:tracked-changes>
        <text:p text:style-name="MP1"><text:bookmark-start text:name="PageNumWizard_FOOTER_MP28"/><text:change-start text:change-id="ct1999414343280"/><text:page-number text:select-page="current">8</text:page-number><text:bookmark-end text:name="PageNumWizard_FOOTER_MP28"/><text:change-end text:change-id="ct1999414343280"/></text:p>
      </style:footer>
    </style:master-page>
    <style:master-page style:name="MP3" style:page-layout-name="Mpm5" draw:style-name="Mdp1">
      <style:footer>
        <text:tracked-changes>
          <text:changed-region xml:id="ct2001396645216" text:id="ct2001396645216">
            <text:insertion>
              <office:change-info>
                <dc:creator>Auteur inconnu</dc:creator>
                <dc:date>2025-08-18T13:21:11</dc:date>
              </office:change-info>
            </text:insertion>
          </text:changed-region>
        </text:tracked-changes>
        <text:p text:style-name="MP1"><text:bookmark-start text:name="PageNumWizard_FOOTER_MP39"/><text:change-start text:change-id="ct2001396645216"/><text:page-number text:select-page="current">9</text:page-number><text:bookmark-end text:name="PageNumWizard_FOOTER_MP39"/><text:change-end text:change-id="ct2001396645216"/></text:p>
      </style:footer>
    </style:master-page>
    <style:master-page style:name="MP4" style:page-layout-name="Mpm6" draw:style-name="Mdp1">
      <style:footer>
        <text:tracked-changes>
          <text:changed-region xml:id="ct2001396644064" text:id="ct2001396644064">
            <text:insertion>
              <office:change-info>
                <dc:creator>Auteur inconnu</dc:creator>
                <dc:date>2025-08-18T13:21:30</dc:date>
              </office:change-info>
            </text:insertion>
          </text:changed-region>
        </text:tracked-changes>
        <text:p text:style-name="MP1"><text:bookmark-start text:name="PageNumWizard_FOOTER_MP410"/><text:change-start text:change-id="ct2001396644064"/><text:page-number text:select-page="current">10</text:page-number><text:bookmark-end text:name="PageNumWizard_FOOTER_MP410"/><text:change-end text:change-id="ct2001396644064"/></text:p>
      </style:footer>
    </style:master-page>
    <style:master-page style:name="MP5" style:page-layout-name="Mpm7" draw:style-name="Mdp1">
      <style:footer>
        <text:tracked-changes>
          <text:changed-region xml:id="ct2001396665088" text:id="ct2001396665088">
            <text:insertion>
              <office:change-info>
                <dc:creator>Auteur inconnu</dc:creator>
                <dc:date>2025-08-18T13:21:38</dc:date>
              </office:change-info>
            </text:insertion>
          </text:changed-region>
        </text:tracked-changes>
        <text:p text:style-name="MP1"><text:bookmark-start text:name="PageNumWizard_FOOTER_MP511"/><text:change-start text:change-id="ct2001396665088"/><text:page-number text:select-page="current">11</text:page-number><text:bookmark-end text:name="PageNumWizard_FOOTER_MP511"/><text:change-end text:change-id="ct2001396665088"/></text:p>
      </style:footer>
    </style:master-page>
    <style:master-page style:name="MP6" style:page-layout-name="Mpm8" draw:style-name="Mdp1">
      <style:footer>
        <text:tracked-changes>
          <text:changed-region xml:id="ct2001396643200" text:id="ct2001396643200">
            <text:insertion>
              <office:change-info>
                <dc:creator>Auteur inconnu</dc:creator>
                <dc:date>2025-08-18T13:21:47</dc:date>
              </office:change-info>
            </text:insertion>
          </text:changed-region>
        </text:tracked-changes>
        <text:p text:style-name="MP1"><text:bookmark-start text:name="PageNumWizard_FOOTER_MP612"/><text:change-start text:change-id="ct2001396643200"/><text:page-number text:select-page="current">13</text:page-number><text:bookmark-end text:name="PageNumWizard_FOOTER_MP612"/><text:change-end text:change-id="ct2001396643200"/></text:p>
      </style:footer>
    </style:master-page>
    <style:master-page style:name="MP7" style:page-layout-name="Mpm5" draw:style-name="Mdp1">
      <style:footer>
        <text:tracked-changes>
          <text:changed-region xml:id="ct2001396643488" text:id="ct2001396643488">
            <text:insertion>
              <office:change-info>
                <dc:creator>Auteur inconnu</dc:creator>
                <dc:date>2025-08-18T13:22:05</dc:date>
              </office:change-info>
            </text:insertion>
          </text:changed-region>
        </text:tracked-changes>
        <text:p text:style-name="MP1"><text:bookmark-start text:name="PageNumWizard_FOOTER_MP714"/><text:change-start text:change-id="ct2001396643488"/><text:page-number text:select-page="current">14</text:page-number><text:bookmark-end text:name="PageNumWizard_FOOTER_MP714"/><text:change-end text:change-id="ct2001396643488"/></text:p>
      </style:footer>
    </style:master-page>
    <style:master-page style:name="MP8" style:page-layout-name="Mpm9" draw:style-name="Mdp1">
      <style:footer>
        <text:tracked-changes>
          <text:changed-region xml:id="ct2001396667680" text:id="ct2001396667680">
            <text:insertion>
              <office:change-info>
                <dc:creator>Auteur inconnu</dc:creator>
                <dc:date>2025-08-18T13:22:16</dc:date>
              </office:change-info>
            </text:insertion>
          </text:changed-region>
        </text:tracked-changes>
        <text:p text:style-name="MP1"><text:bookmark-start text:name="PageNumWizard_FOOTER_MP815"/><text:change-start text:change-id="ct2001396667680"/><text:page-number text:select-page="current">20</text:page-number><text:bookmark-end text:name="PageNumWizard_FOOTER_MP815"/><text:change-end text:change-id="ct2001396667680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>REPOBLIKAN’I MADAGASIKARA</dc:title>
    <meta:initial-creator>RIVOLALA 2</meta:initial-creator>
    <meta:creation-date>2025-07-24T04:30:00Z</meta:creation-date>
    <dc:date>2025-08-18T13:40:28.806965200</dc:date>
    <meta:print-date>2024-08-22T05:14:00Z</meta:print-date>
    <meta:editing-cycles>15</meta:editing-cycles>
    <meta:editing-duration>PT5H44M44S</meta:editing-duration>
    <meta:document-statistic meta:table-count="90" meta:image-count="0" meta:object-count="0" meta:page-count="20" meta:paragraph-count="3360" meta:word-count="11098" meta:character-count="71801" meta:non-whitespace-character-count="61409"/>
    <meta:user-defined meta:name="AppVersion">14.0000</meta:user-defined>
    <meta:user-defined meta:name="GrammarlyDocumentId">8431299581ace8c761f9287f27e71153f9d8ce24339b43f1b4ed8374f258dcd3</meta:user-defined>
    <meta:template xlink:type="simple" xlink:actuate="onRequest" xlink:title="" xlink:href="../QUESTIONNAIRE_BETSAKA_VM_form_RT.odt/Normal.dotm"/>
  </office:meta>
</office:document-meta>
</file>